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full-path="mimetype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1.756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03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239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74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9290000000000003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3430000000000004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998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2390000000000003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3080000000000003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7220000000000004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998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1.756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03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239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74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9290000000000003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3430000000000004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998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2390000000000003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3080000000000003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7220000000000004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998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0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style-name="cellBest" table:formula="of:=AVERAGE([Instances.B3:Instances.B14])" office:value-type="float"/>
          <table:table-cell table:style-name="cellBest"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style-name="cellWorst" table:formula="of:=AVERAGE([Instances.G3:Instances.G14])" office:value-type="float"/>
          <table:table-cell table:style-name="cellBest"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style-name="cellBest"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style-name="cellBest"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AVERAGE([Instances.U3:Instances.U14])" office:value-type="float"/>
          <table:table-cell table:style-name="cellWorst" table:formula="of:=AVERAGE([Instances.V3:Instances.V14])" office:value-type="float"/>
          <table:table-cell table:style-name="cellWorst"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style-name="cellBest" table:formula="of:=AVERAGE([Instances.AA3:Instances.AA14])" office:value-type="float"/>
          <table:table-cell table:style-name="cellBest" table:formula="of:=AVERAGE([Instances.AB3:Instances.AB14])" office:value-type="float"/>
          <table:table-cell table:style-name="cellBest" table:formula="of:=AVERAGE([Instances.AC3:Instances.AC14])" office:value-type="float"/>
          <table:table-cell table:formula="of:=AVERAGE([Instances.AD3:Instances.AD14])" office:value-type="float"/>
          <table:table-cell table:style-name="cellBest" table:formula="of:=AVERAGE([Instances.AE3:Instances.AE14])" office:value-type="float"/>
          <table:table-cell table:formula="of:=AVERAGE([Instances.AF3:Instances.AF14])" office:value-type="float"/>
          <table:table-cell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formula="of:=AVERAGE([Instances.AL3:Instances.AL14])" office:value-type="float"/>
          <table:table-cell table:formula="of:=AVERAGE([Instances.AM3:Instances.AM14])" office:value-type="float"/>
          <table:table-cell table:formula="of:=AVERAGE([Instances.AN3:Instances.AN14])" office:value-type="float"/>
          <table:table-cell table:style-name="cellWorst" table:formula="of:=AVERAGE([Instances.AO3:Instances.AO14])" office:value-type="float"/>
          <table:table-cell table:formula="of:=AVERAGE([Instances.AP3:Instances.AP14])" office:value-type="float"/>
          <table:table-cell table:formula="of:=SUM([Instances.AQ3:Instances.AQ14])" office:value-type="float"/>
          <table:table-cell table:formula="of:=AVERAGE([Instances.AR3:Instances.AR14])" office:value-type="float"/>
          <table:table-cell table:formula="of:=AVERAGE([Instances.AS3:Instances.AS14])" office:value-type="float"/>
          <table:table-cell table:formula="of:=AVERAGE([Instances.AT3:Instances.AT14])" office:value-type="float"/>
          <table:table-cell table:formula="of:=AVERAGE([Instances.AU3:Instances.AU14])" office:value-type="float"/>
          <table:table-cell table:formula="of:=AVERAGE([Instances.AV3:Instances.AV14])" office:value-type="float"/>
          <table:table-cell table:formula="of:=AVERAGE([Instances.AW3:Instances.AW14])" office:value-type="float"/>
          <table:table-cell table:formula="of:=AVERAGE([Instances.AX3:Instances.AX14])" office:value-type="float"/>
          <table:table-cell table:formula="of:=AVERAGE([Instances.AY3:Instances.AY14])" office:value-type="float"/>
          <table:table-cell table:formula="of:=AVERAGE([Instances.AZ3:Instances.AZ14])" office:value-type="float"/>
          <table:table-cell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formula="of:=AVERAGE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formula="of:=AVERAGE([Instances.BI3:Instances.BI14])" office:value-type="float"/>
          <table:table-cell table:formula="of:=AVERAGE([Instances.BJ3:Instances.BJ14])" office:value-type="float"/>
          <table:table-cell table:formula="of:=SUM([Instances.BK3:Instances.BK14])" office:value-type="float"/>
          <table:table-cell table:formula="of:=AVERAGE([Instances.BL3:Instances.BL14])" office:value-type="float"/>
          <table:table-cell table:formula="of:=AVERAGE([Instances.BM3:Instances.BM14])" office:value-type="float"/>
          <table:table-cell table:formula="of:=AVERAGE([Instances.BN3:Instances.BN14])" office:value-type="float"/>
          <table:table-cell table:formula="of:=AVERAGE([Instances.BO3:Instances.BO14])" office:value-type="float"/>
          <table:table-cell table:formula="of:=AVERAGE([Instances.BP3:Instances.BP14])" office:value-type="float"/>
          <table:table-cell table:formula="of:=AVERAGE([Instances.BQ3:Instances.BQ14])" office:value-type="float"/>
          <table:table-cell table:formula="of:=AVERAGE([Instances.BR3:Instances.BR14])" office:value-type="float"/>
          <table:table-cell table:style-name="cellWorst"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formula="of:=AVERAGE([Instances.BV3:Instances.BV14])" office:value-type="float"/>
          <table:table-cell table:formula="of:=AVERAGE([Instances.BW3:Instances.BW14])" office:value-type="float"/>
          <table:table-cell table:formula="of:=AVERAGE([Instances.BX3:Instances.BX14])" office:value-type="float"/>
          <table:table-cell table:formula="of:=AVERAGE([Instances.BY3:Instances.BY14])" office:value-type="float"/>
          <table:table-cell table:formula="of:=AVERAGE([Instances.BZ3:Instances.BZ14])" office:value-type="float"/>
          <table:table-cell table:formula="of:=AVERAGE([Instances.CA3:Instances.CA14])" office:value-type="float"/>
          <table:table-cell table:formula="of:=AVERAGE([Instances.CB3:Instances.CB14])" office:value-type="float"/>
          <table:table-cell table:style-name="cellWorst"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formula="of:=AVERAGE([Instances.CF3:Instances.CF14])" office:value-type="float"/>
          <table:table-cell table:formula="of:=AVERAGE([Instances.CG3:Instances.CG14])" office:value-type="float"/>
          <table:table-cell table:formula="of:=AVERAGE([Instances.CH3:Instances.CH14])" office:value-type="float"/>
          <table:table-cell table:formula="of:=AVERAGE([Instances.CI3:Instances.CI14])" office:value-type="float"/>
          <table:table-cell table:style-name="cellWorst" table:formula="of:=AVERAGE([Instances.CJ3:Instances.CJ14])" office:value-type="float"/>
          <table:table-cell table:style-name="cellWorst" table:formula="of:=AVERAGE([Instances.CK3:Instances.CK14])" office:value-type="float"/>
          <table:table-cell table:formula="of:=AVERAGE([Instances.CL3:Instances.CL14])" office:value-type="float"/>
          <table:table-cell table:formula="of:=AVERAGE([Instances.CM3:Instances.CM14])" office:value-type="float"/>
          <table:table-cell table:formula="of:=AVERAGE([Instances.CN3:Instances.CN14])" office:value-type="float"/>
          <table:table-cell table:formula="of:=SUM([Instances.CO3:Instances.CO14])" office:value-type="float"/>
          <table:table-cell table:formula="of:=AVERAGE([Instances.CP3:Instances.CP14])" office:value-type="float"/>
          <table:table-cell table:formula="of:=AVERAGE([Instances.CQ3:Instances.CQ14])" office:value-type="float"/>
          <table:table-cell table:formula="of:=AVERAGE([Instances.CR3:Instances.CR14])" office:value-type="float"/>
          <table:table-cell table:formula="of:=AVERAGE([Instances.CS3:Instances.CS14])" office:value-type="float"/>
          <table:table-cell table:formula="of:=AVERAGE([Instances.CT3:Instances.CT14])" office:value-type="float"/>
          <table:table-cell table:formula="of:=AVERAGE([Instances.CU3:Instances.CU14])" office:value-type="float"/>
          <table:table-cell table:formula="of:=AVERAGE([Instances.CV3:Instances.CV14])" office:value-type="float"/>
          <table:table-cell table:style-name="cellWorst" table:formula="of:=AVERAGE([Instances.CW3:Instances.CW14])" office:value-type="float"/>
          <table:table-cell table:formula="of:=AVERAGE([Instances.CX3:Instances.CX14])" office:value-type="float"/>
          <table:table-cell table:formula="of:=SUM([Instances.CY3:Instances.CY14])" office:value-type="float"/>
          <table:table-cell table:formula="of:=AVERAGE([Instances.CZ3:Instances.CZ14])" office:value-type="float"/>
          <table:table-cell table:formula="of:=AVERAGE([Instances.DA3:Instances.DA14])" office:value-type="float"/>
          <table:table-cell table:formula="of:=AVERAGE([Instances.DB3:Instances.DB14])" office:value-type="float"/>
          <table:table-cell table:formula="of:=AVERAGE([Instances.DC3:Instances.DC14])" office:value-type="float"/>
          <table:table-cell table:formula="of:=AVERAGE([Instances.DD3:Instances.DD14])" office:value-type="float"/>
          <table:table-cell table:formula="of:=AVERAGE([Instances.DE3:Instances.DE14])" office:value-type="float"/>
          <table:table-cell table:formula="of:=AVERAGE([Instances.DF3:Instances.DF14])" office:value-type="float"/>
          <table:table-cell table:style-name="cellWorst" table:formula="of:=AVERAGE([Instances.DG3:Instances.DG14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AVERAGE([Instances.I15:Instances.I21])" office:value-type="float"/>
          <table:table-cell table:formula="of:=AVERAGE([Instances.J15:Instances.J21])" office:value-type="float"/>
          <table:table-cell table:style-name="cellBest" table:formula="of:=AVERAGE([Instances.K15:Instances.K21])" office:value-type="float"/>
          <table:table-cell table:formula="of:=AVERAGE([Instances.L15:Instances.L21])" office:value-type="float"/>
          <table:table-cell table:formula="of:=SUM([Instances.M15:Instances.M21])" office:value-type="float"/>
          <table:table-cell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style-name="cellBest" table:formula="of:=AVERAGE([Instances.U15:Instances.U21])" office:value-type="float"/>
          <table:table-cell table:style-name="cellBest"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style-name="cellBest" table:formula="of:=AVERAGE([Instances.AE15:Instances.AE21])" office:value-type="float"/>
          <table:table-cell table:formula="of:=AVERAGE([Instances.AF15:Instances.AF21])" office:value-type="float"/>
          <table:table-cell table:style-name="cellWorst" table:formula="of:=SUM([Instances.AG15:Instances.AG21])" office:value-type="float"/>
          <table:table-cell table:style-name="cellBest"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style-name="cellBest" table:formula="of:=AVERAGE([Instances.AK15:Instances.AK21])" office:value-type="float"/>
          <table:table-cell table:formula="of:=AVERAGE([Instances.AL15:Instances.AL21])" office:value-type="float"/>
          <table:table-cell table:style-name="cellBest" table:formula="of:=AVERAGE([Instances.AM15:Instances.AM21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15:Instances.AP21])" office:value-type="float"/>
          <table:table-cell table:formula="of:=SUM([Instances.AQ15:Instances.AQ21])" office:value-type="float"/>
          <table:table-cell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AVERAGE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formula="of:=SUM([Instances.BA15:Instances.BA21])" office:value-type="float"/>
          <table:table-cell table:style-name="cellBest"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style-name="cellBest" table:formula="of:=AVERAGE([Instances.BE15:Instances.BE21])" office:value-type="float"/>
          <table:table-cell table:formula="of:=AVERAGE([Instances.BF15:Instances.BF21])" office:value-type="float"/>
          <table:table-cell table:formula="of:=AVERAGE([Instances.BG15:Instances.BG21])" office:value-type="float"/>
          <table:table-cell table:formula="of:=AVERAGE([Instances.BH15:Instances.BH21])" office:value-type="float"/>
          <table:table-cell table:formula="of:=AVERAGE([Instances.BI15:Instances.BI21])" office:value-type="float"/>
          <table:table-cell table:style-name="cellWorst" table:formula="of:=AVERAGE([Instances.BJ15:Instances.BJ21])" office:value-type="float"/>
          <table:table-cell table:style-name="cellWorst" table:formula="of:=SUM([Instances.BK15:Instances.BK21])" office:value-type="float"/>
          <table:table-cell table:style-name="cellBest"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style-name="cellBest" table:formula="of:=AVERAGE([Instances.BO15:Instances.BO21])" office:value-type="float"/>
          <table:table-cell table:formula="of:=AVERAGE([Instances.BP15:Instances.BP21])" office:value-type="float"/>
          <table:table-cell table:formula="of:=AVERAGE([Instances.BQ15:Instances.BQ21])" office:value-type="float"/>
          <table:table-cell office:value-type="string">
            <text:p/>
          </table:table-cell>
          <table:table-cell table:style-name="cellWorst"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AVERAGE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formula="of:=AVERAGE([Instances.CI15:Instances.CI21])" office:value-type="float"/>
          <table:table-cell table:formula="of:=AVERAGE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style-name="cellBest" table:formula="of:=AVERAGE([Instances.CM15:Instances.CM21])" office:value-type="float"/>
          <table:table-cell table:formula="of:=AVERAGE([Instances.CN15:Instances.CN21])" office:value-type="float"/>
          <table:table-cell table:formula="of:=SUM([Instances.CO15:Instances.CO21])" office:value-type="float"/>
          <table:table-cell table:formula="of:=AVERAGE([Instances.CP15:Instances.CP21])" office:value-type="float"/>
          <table:table-cell table:formula="of:=AVERAGE([Instances.CQ15:Instances.CQ21])" office:value-type="float"/>
          <table:table-cell table:formula="of:=AVERAGE([Instances.CR15:Instances.CR21])" office:value-type="float"/>
          <table:table-cell table:style-name="cellWorst" table:formula="of:=AVERAGE([Instances.CS15:Instances.CS21])" office:value-type="float"/>
          <table:table-cell table:style-name="cellWorst" table:formula="of:=AVERAGE([Instances.CT15:Instances.CT21])" office:value-type="float"/>
          <table:table-cell table:formula="of:=AVERAGE([Instances.CU15:Instances.CU21])" office:value-type="float"/>
          <table:table-cell table:formula="of:=AVERAGE([Instances.CV15:Instances.CV21])" office:value-type="float"/>
          <table:table-cell table:formula="of:=AVERAGE([Instances.CW15:Instances.CW21])" office:value-type="float"/>
          <table:table-cell table:formula="of:=AVERAGE([Instances.CX15:Instances.CX21])" office:value-type="float"/>
          <table:table-cell table:formula="of:=SUM([Instances.CY15:Instances.CY21])" office:value-type="float"/>
          <table:table-cell table:formula="of:=AVERAGE([Instances.CZ15:Instances.CZ21])" office:value-type="float"/>
          <table:table-cell table:formula="of:=AVERAGE([Instances.DA15:Instances.DA21])" office:value-type="float"/>
          <table:table-cell table:formula="of:=AVERAGE([Instances.DB15:Instances.DB21])" office:value-type="float"/>
          <table:table-cell table:formula="of:=AVERAGE([Instances.DC15:Instances.DC21])" office:value-type="float"/>
          <table:table-cell table:formula="of:=AVERAGE([Instances.DD15:Instances.DD21])" office:value-type="float"/>
          <table:table-cell table:style-name="cellWorst" table:formula="of:=AVERAGE([Instances.DE15:Instances.DE21])" office:value-type="float"/>
          <table:table-cell table:formula="of:=AVERAGE([Instances.DF15:Instances.DF21])" office:value-type="float"/>
          <table:table-cell table:style-name="cellBest" table:formula="of:=AVERAGE([Instances.DG15:Instances.DG21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style-name="cellBest"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style-name="cellBest"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style-name="cellBest"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style-name="cellBest" table:formula="of:=AVERAGE([Instances.V22:Instances.V45])" office:value-type="float"/>
          <table:table-cell table:style-name="cellBest" table:formula="of:=SUM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formula="of:=AVERAGE([Instances.AA22:Instances.AA45])" office:value-type="float"/>
          <table:table-cell table:style-name="cellBest"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style-name="cellWorst"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style-name="cellWorst" table:formula="of:=AVERAGE([Instances.AK22:Instances.AK45])" office:value-type="float"/>
          <table:table-cell table:formula="of:=AVERAGE([Instances.AL22:Instances.AL45])" office:value-type="float"/>
          <table:table-cell table:style-name="cellWorst" table:formula="of:=AVERAGE([Instances.AM22:Instances.AM45])" office:value-type="float"/>
          <table:table-cell table:formula="of:=AVERAGE([Instances.AN22:Instances.AN45])" office:value-type="float"/>
          <table:table-cell table:style-name="cellBest"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AVERAGE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formula="of:=AVERAGE([Instances.AY22:Instances.AY45])" office:value-type="float"/>
          <table:table-cell table:style-name="cellWorst" table:formula="of:=AVERAGE([Instances.AZ22:Instances.AZ45])" office:value-type="float"/>
          <table:table-cell table:style-name="cellWorst"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AVERAGE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formula="of:=AVERAGE([Instances.BL22:Instances.BL45])" office:value-type="float"/>
          <table:table-cell table:formula="of:=AVERAGE([Instances.BM22:Instances.BM45])" office:value-type="float"/>
          <table:table-cell table:formula="of:=AVERAGE([Instances.BN22:Instances.BN45])" office:value-type="float"/>
          <table:table-cell table:formula="of:=AVERAGE([Instances.BO22:Instances.BO45])" office:value-type="float"/>
          <table:table-cell table:style-name="cellWorst" table:formula="of:=AVERAGE([Instances.BP22:Instances.BP45])" office:value-type="float"/>
          <table:table-cell table:formula="of:=AVERAGE([Instances.BQ22:Instances.BQ45])" office:value-type="float"/>
          <table:table-cell table:formula="of:=AVERAGE([Instances.BR22:Instances.BR45])" office:value-type="float"/>
          <table:table-cell table:formula="of:=AVERAGE([Instances.BS22:Instances.BS45])" office:value-type="float"/>
          <table:table-cell table:formula="of:=AVERAGE([Instances.BT22:Instances.BT45])" office:value-type="float"/>
          <table:table-cell table:formula="of:=SUM([Instances.BU22:Instances.BU45])" office:value-type="float"/>
          <table:table-cell table:formula="of:=AVERAGE([Instances.BV22:Instances.BV45])" office:value-type="float"/>
          <table:table-cell table:formula="of:=AVERAGE([Instances.BW22:Instances.BW45])" office:value-type="float"/>
          <table:table-cell table:formula="of:=AVERAGE([Instances.BX22:Instances.BX45])" office:value-type="float"/>
          <table:table-cell table:formula="of:=AVERAGE([Instances.BY22:Instances.BY45])" office:value-type="float"/>
          <table:table-cell table:formula="of:=AVERAGE([Instances.BZ22:Instances.BZ45])" office:value-type="float"/>
          <table:table-cell table:formula="of:=AVERAGE([Instances.CA22:Instances.CA45])" office:value-type="float"/>
          <table:table-cell table:formula="of:=AVERAGE([Instances.CB22:Instances.CB45])" office:value-type="float"/>
          <table:table-cell table:formula="of:=AVERAGE([Instances.CC22:Instances.CC45])" office:value-type="float"/>
          <table:table-cell table:formula="of:=AVERAGE([Instances.CD22:Instances.CD45])" office:value-type="float"/>
          <table:table-cell table:formula="of:=SUM([Instances.CE22:Instances.CE45])" office:value-type="float"/>
          <table:table-cell table:formula="of:=AVERAGE([Instances.CF22:Instances.CF45])" office:value-type="float"/>
          <table:table-cell table:formula="of:=AVERAGE([Instances.CG22:Instances.CG45])" office:value-type="float"/>
          <table:table-cell table:formula="of:=AVERAGE([Instances.CH22:Instances.CH45])" office:value-type="float"/>
          <table:table-cell table:style-name="cellBest" table:formula="of:=AVERAGE([Instances.CI22:Instances.CI45])" office:value-type="float"/>
          <table:table-cell table:formula="of:=AVERAGE([Instances.CJ22:Instances.CJ45])" office:value-type="float"/>
          <table:table-cell table:style-name="cellBest" table:formula="of:=AVERAGE([Instances.CK22:Instances.CK45])" office:value-type="float"/>
          <table:table-cell table:formula="of:=AVERAGE([Instances.CL22:Instances.CL45])" office:value-type="float"/>
          <table:table-cell table:formula="of:=AVERAGE([Instances.CM22:Instances.CM45])" office:value-type="float"/>
          <table:table-cell table:formula="of:=AVERAGE([Instances.CN22:Instances.CN45])" office:value-type="float"/>
          <table:table-cell table:formula="of:=SUM([Instances.CO22:Instances.CO45])" office:value-type="float"/>
          <table:table-cell table:formula="of:=AVERAGE([Instances.CP22:Instances.CP45])" office:value-type="float"/>
          <table:table-cell table:formula="of:=AVERAGE([Instances.CQ22:Instances.CQ45])" office:value-type="float"/>
          <table:table-cell table:formula="of:=AVERAGE([Instances.CR22:Instances.CR45])" office:value-type="float"/>
          <table:table-cell table:formula="of:=AVERAGE([Instances.CS22:Instances.CS45])" office:value-type="float"/>
          <table:table-cell table:formula="of:=AVERAGE([Instances.CT22:Instances.CT45])" office:value-type="float"/>
          <table:table-cell table:formula="of:=AVERAGE([Instances.CU22:Instances.CU45])" office:value-type="float"/>
          <table:table-cell table:formula="of:=AVERAGE([Instances.CV22:Instances.CV45])" office:value-type="float"/>
          <table:table-cell table:formula="of:=AVERAGE([Instances.CW22:Instances.CW45])" office:value-type="float"/>
          <table:table-cell table:formula="of:=AVERAGE([Instances.CX22:Instances.CX45])" office:value-type="float"/>
          <table:table-cell table:formula="of:=SUM([Instances.CY22:Instances.CY45])" office:value-type="float"/>
          <table:table-cell table:formula="of:=AVERAGE([Instances.CZ22:Instances.CZ45])" office:value-type="float"/>
          <table:table-cell table:formula="of:=AVERAGE([Instances.DA22:Instances.DA45])" office:value-type="float"/>
          <table:table-cell table:formula="of:=AVERAGE([Instances.DB22:Instances.DB45])" office:value-type="float"/>
          <table:table-cell table:formula="of:=AVERAGE([Instances.DC22:Instances.DC45])" office:value-type="float"/>
          <table:table-cell table:formula="of:=AVERAGE([Instances.DD22:Instances.DD45])" office:value-type="float"/>
          <table:table-cell table:formula="of:=AVERAGE([Instances.DE22:Instances.DE45])" office:value-type="float"/>
          <table:table-cell table:formula="of:=AVERAGE([Instances.DF22:Instances.DF45])" office:value-type="float"/>
          <table:table-cell table:formula="of:=AVERAGE([Instances.DG22:Instances.DG45])" office:value-type="float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style-name="cellBest" table:formula="of:=AVERAGE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style-name="cellWorst" table:formula="of:=AVERAGE([Instances.L46:Instances.L75])" office:value-type="float"/>
          <table:table-cell table:style-name="cellWorst"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style-name="cellBest" table:formula="of:=AVERAGE([Instances.R46:Instances.R75])" office:value-type="float"/>
          <table:table-cell table:style-name="cellBest"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style-name="cellBest"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formula="of:=AVERAGE([Instances.AA46:Instances.AA75])" office:value-type="float"/>
          <table:table-cell table:style-name="cellBest"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Best" table:formula="of:=AVERAGE([Instances.AE46:Instances.AE75])" office:value-type="float"/>
          <table:table-cell table:formula="of:=AVERAGE([Instances.AF46:Instances.AF75])" office:value-type="float"/>
          <table:table-cell table:formula="of:=SUM([Instances.AG46:Instances.AG75])" office:value-type="float"/>
          <table:table-cell table:formula="of:=AVERAGE([Instances.AH46:Instances.AH75])" office:value-type="float"/>
          <table:table-cell table:formula="of:=AVERAGE([Instances.AI46:Instances.AI75])" office:value-type="float"/>
          <table:table-cell table:formula="of:=AVERAGE([Instances.AJ46:Instances.AJ75])" office:value-type="float"/>
          <table:table-cell table:formula="of:=AVERAGE([Instances.AK46:Instances.AK75])" office:value-type="float"/>
          <table:table-cell table:formula="of:=AVERAGE([Instances.AL46:Instances.AL75])" office:value-type="float"/>
          <table:table-cell table:formula="of:=AVERAGE([Instances.AM46:Instances.AM75])" office:value-type="float"/>
          <table:table-cell table:formula="of:=AVERAGE([Instances.AN46:Instances.AN75])" office:value-type="float"/>
          <table:table-cell table:formula="of:=AVERAGE([Instances.AO46:Instances.AO75])" office:value-type="float"/>
          <table:table-cell table:formula="of:=AVERAGE([Instances.AP46:Instances.AP75])" office:value-type="float"/>
          <table:table-cell table:style-name="cellBest" table:formula="of:=SUM([Instances.AQ46:Instances.AQ75])" office:value-type="float"/>
          <table:table-cell table:formula="of:=AVERAGE([Instances.AR46:Instances.AR75])" office:value-type="float"/>
          <table:table-cell table:formula="of:=AVERAGE([Instances.AS46:Instances.AS75])" office:value-type="float"/>
          <table:table-cell table:formula="of:=AVERAGE([Instances.AT46:Instances.AT75])" office:value-type="float"/>
          <table:table-cell table:formula="of:=AVERAGE([Instances.AU46:Instances.AU75])" office:value-type="float"/>
          <table:table-cell table:formula="of:=AVERAGE([Instances.AV46:Instances.AV75])" office:value-type="float"/>
          <table:table-cell table:formula="of:=AVERAGE([Instances.AW46:Instances.AW75])" office:value-type="float"/>
          <table:table-cell table:formula="of:=AVERAGE([Instances.AX46:Instances.AX75])" office:value-type="float"/>
          <table:table-cell table:formula="of:=AVERAGE([Instances.AY46:Instances.AY75])" office:value-type="float"/>
          <table:table-cell table:style-name="cellBest" table:formula="of:=AVERAGE([Instances.AZ46:Instances.AZ75])" office:value-type="float"/>
          <table:table-cell table:style-name="cellBest" table:formula="of:=SUM([Instances.BA46:Instances.BA75])" office:value-type="float"/>
          <table:table-cell table:formula="of:=AVERAGE([Instances.BB46:Instances.BB75])" office:value-type="float"/>
          <table:table-cell table:formula="of:=AVERAGE([Instances.BC46:Instances.BC75])" office:value-type="float"/>
          <table:table-cell table:formula="of:=AVERAGE([Instances.BD46:Instances.BD75])" office:value-type="float"/>
          <table:table-cell table:style-name="cellBest" table:formula="of:=AVERAGE([Instances.BE46:Instances.BE75])" office:value-type="float"/>
          <table:table-cell table:formula="of:=AVERAGE([Instances.BF46:Instances.BF75])" office:value-type="float"/>
          <table:table-cell table:formula="of:=AVERAGE([Instances.BG46:Instances.BG75])" office:value-type="float"/>
          <table:table-cell table:formula="of:=AVERAGE([Instances.BH46:Instances.BH75])" office:value-type="float"/>
          <table:table-cell table:formula="of:=AVERAGE([Instances.BI46:Instances.BI75])" office:value-type="float"/>
          <table:table-cell table:formula="of:=AVERAGE([Instances.BJ46:Instances.BJ75])" office:value-type="float"/>
          <table:table-cell table:style-name="cellBest" table:formula="of:=SUM([Instances.BK46:Instances.BK75])" office:value-type="float"/>
          <table:table-cell table:formula="of:=AVERAGE([Instances.BL46:Instances.BL75])" office:value-type="float"/>
          <table:table-cell table:formula="of:=AVERAGE([Instances.BM46:Instances.BM75])" office:value-type="float"/>
          <table:table-cell table:formula="of:=AVERAGE([Instances.BN46:Instances.BN75])" office:value-type="float"/>
          <table:table-cell table:style-name="cellBest" table:formula="of:=AVERAGE([Instances.BO46:Instances.BO75])" office:value-type="float"/>
          <table:table-cell table:formula="of:=AVERAGE([Instances.BP46:Instances.BP75])" office:value-type="float"/>
          <table:table-cell table:formula="of:=AVERAGE([Instances.BQ46:Instances.BQ75])" office:value-type="float"/>
          <table:table-cell table:formula="of:=AVERAGE([Instances.BR46:Instances.BR75])" office:value-type="float"/>
          <table:table-cell table:formula="of:=AVERAGE([Instances.BS46:Instances.BS75])" office:value-type="float"/>
          <table:table-cell table:formula="of:=AVERAGE([Instances.BT46:Instances.BT75])" office:value-type="float"/>
          <table:table-cell table:formula="of:=SUM([Instances.BU46:Instances.BU75])" office:value-type="float"/>
          <table:table-cell table:formula="of:=AVERAGE([Instances.BV46:Instances.BV75])" office:value-type="float"/>
          <table:table-cell table:formula="of:=AVERAGE([Instances.BW46:Instances.BW75])" office:value-type="float"/>
          <table:table-cell table:formula="of:=AVERAGE([Instances.BX46:Instances.BX75])" office:value-type="float"/>
          <table:table-cell table:formula="of:=AVERAGE([Instances.BY46:Instances.BY75])" office:value-type="float"/>
          <table:table-cell table:formula="of:=AVERAGE([Instances.BZ46:Instances.BZ75])" office:value-type="float"/>
          <table:table-cell table:formula="of:=AVERAGE([Instances.CA46:Instances.CA75])" office:value-type="float"/>
          <table:table-cell table:formula="of:=AVERAGE([Instances.CB46:Instances.CB75])" office:value-type="float"/>
          <table:table-cell table:formula="of:=AVERAGE([Instances.CC46:Instances.CC75])" office:value-type="float"/>
          <table:table-cell table:formula="of:=AVERAGE([Instances.CD46:Instances.CD75])" office:value-type="float"/>
          <table:table-cell table:formula="of:=SUM([Instances.CE46:Instances.CE75])" office:value-type="float"/>
          <table:table-cell table:formula="of:=AVERAGE([Instances.CF46:Instances.CF75])" office:value-type="float"/>
          <table:table-cell table:formula="of:=AVERAGE([Instances.CG46:Instances.CG75])" office:value-type="float"/>
          <table:table-cell table:formula="of:=AVERAGE([Instances.CH46:Instances.CH75])" office:value-type="float"/>
          <table:table-cell table:formula="of:=AVERAGE([Instances.CI46:Instances.CI75])" office:value-type="float"/>
          <table:table-cell table:formula="of:=AVERAGE([Instances.CJ46:Instances.CJ75])" office:value-type="float"/>
          <table:table-cell table:formula="of:=AVERAGE([Instances.CK46:Instances.CK75])" office:value-type="float"/>
          <table:table-cell table:formula="of:=AVERAGE([Instances.CL46:Instances.CL75])" office:value-type="float"/>
          <table:table-cell table:formula="of:=AVERAGE([Instances.CM46:Instances.CM75])" office:value-type="float"/>
          <table:table-cell table:formula="of:=AVERAGE([Instances.CN46:Instances.CN75])" office:value-type="float"/>
          <table:table-cell table:formula="of:=SUM([Instances.CO46:Instances.CO75])" office:value-type="float"/>
          <table:table-cell table:formula="of:=AVERAGE([Instances.CP46:Instances.CP75])" office:value-type="float"/>
          <table:table-cell table:formula="of:=AVERAGE([Instances.CQ46:Instances.CQ75])" office:value-type="float"/>
          <table:table-cell table:formula="of:=AVERAGE([Instances.CR46:Instances.CR75])" office:value-type="float"/>
          <table:table-cell table:style-name="cellWorst" table:formula="of:=AVERAGE([Instances.CS46:Instances.CS75])" office:value-type="float"/>
          <table:table-cell table:style-name="cellWorst" table:formula="of:=AVERAGE([Instances.CT46:Instances.CT75])" office:value-type="float"/>
          <table:table-cell table:style-name="cellWorst" table:formula="of:=AVERAGE([Instances.CU46:Instances.CU75])" office:value-type="float"/>
          <table:table-cell table:formula="of:=AVERAGE([Instances.CV46:Instances.CV75])" office:value-type="float"/>
          <table:table-cell table:formula="of:=AVERAGE([Instances.CW46:Instances.CW75])" office:value-type="float"/>
          <table:table-cell table:formula="of:=AVERAGE([Instances.CX46:Instances.CX75])" office:value-type="float"/>
          <table:table-cell table:formula="of:=SUM([Instances.CY46:Instances.CY75])" office:value-type="float"/>
          <table:table-cell table:formula="of:=AVERAGE([Instances.CZ46:Instances.CZ75])" office:value-type="float"/>
          <table:table-cell table:formula="of:=AVERAGE([Instances.DA46:Instances.DA75])" office:value-type="float"/>
          <table:table-cell table:formula="of:=AVERAGE([Instances.DB46:Instances.DB75])" office:value-type="float"/>
          <table:table-cell table:formula="of:=AVERAGE([Instances.DC46:Instances.DC75])" office:value-type="float"/>
          <table:table-cell table:formula="of:=AVERAGE([Instances.DD46:Instances.DD75])" office:value-type="float"/>
          <table:table-cell table:formula="of:=AVERAGE([Instances.DE46:Instances.DE75])" office:value-type="float"/>
          <table:table-cell table:formula="of:=AVERAGE([Instances.DF46:Instances.DF75])" office:value-type="float"/>
          <table:table-cell table:style-name="cellWorst" table:formula="of:=AVERAGE([Instances.DG46:Instances.DG75])" office:value-type="float"/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style-name="cellBest" table:formula="of:=AVERAGE([Instances.B76:Instances.B105])" office:value-type="float"/>
          <table:table-cell table:style-name="cellBest"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style-name="cellBest" table:formula="of:=AVERAGE([Instances.H76:Instances.H105])" office:value-type="float"/>
          <table:table-cell table:style-name="cellWorst" table:formula="of:=AVERAGE([Instances.I76:Instances.I105])" office:value-type="float"/>
          <table:table-cell table:formula="of:=AVERAGE([Instances.J76:Instances.J105])" office:value-type="float"/>
          <table:table-cell table:formula="of:=AVERAGE([Instances.K76:Instances.K105])" office:value-type="float"/>
          <table:table-cell table:style-name="cellWorst" table:formula="of:=AVERAGE([Instances.L76:Instances.L105])" office:value-type="float"/>
          <table:table-cell table:style-name="cellWorst" table:formula="of:=SUM([Instances.M76:Instances.M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76:Instances.P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76:Instances.S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76:Instances.V105])" office:value-type="float"/>
          <table:table-cell table:formula="of:=SUM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formula="of:=AVERAGE([Instances.Z76:Instances.Z105])" office:value-type="float"/>
          <table:table-cell table:style-name="cellBest" table:formula="of:=AVERAGE([Instances.AA76:Instances.AA105])" office:value-type="float"/>
          <table:table-cell table:style-name="cellBest"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formula="of:=AVERAGE([Instances.AE76:Instances.AE105])" office:value-type="float"/>
          <table:table-cell table:formula="of:=AVERAGE([Instances.AF76:Instances.AF105])" office:value-type="float"/>
          <table:table-cell table:formula="of:=SUM([Instances.AG76:Instances.AG105])" office:value-type="float"/>
          <table:table-cell table:formula="of:=AVERAGE([Instances.AH76:Instances.AH105])" office:value-type="float"/>
          <table:table-cell table:formula="of:=AVERAGE([Instances.AI76:Instances.AI105])" office:value-type="float"/>
          <table:table-cell table:formula="of:=AVERAGE([Instances.AJ76:Instances.AJ105])" office:value-type="float"/>
          <table:table-cell table:formula="of:=AVERAGE([Instances.AK76:Instances.AK105])" office:value-type="float"/>
          <table:table-cell table:formula="of:=AVERAGE([Instances.AL76:Instances.AL105])" office:value-type="float"/>
          <table:table-cell table:formula="of:=AVERAGE([Instances.AM76:Instances.AM105])" office:value-type="float"/>
          <table:table-cell table:formula="of:=AVERAGE([Instances.AN76:Instances.AN105])" office:value-type="float"/>
          <table:table-cell table:style-name="cellBest" table:formula="of:=AVERAGE([Instances.AO76:Instances.AO105])" office:value-type="float"/>
          <table:table-cell table:formula="of:=AVERAGE([Instances.AP76:Instances.AP105])" office:value-type="float"/>
          <table:table-cell table:formula="of:=SUM([Instances.AQ76:Instances.AQ105])" office:value-type="float"/>
          <table:table-cell table:formula="of:=AVERAGE([Instances.AR76:Instances.AR105])" office:value-type="float"/>
          <table:table-cell table:formula="of:=AVERAGE([Instances.AS76:Instances.AS105])" office:value-type="float"/>
          <table:table-cell table:formula="of:=AVERAGE([Instances.AT76:Instances.AT105])" office:value-type="float"/>
          <table:table-cell table:formula="of:=AVERAGE([Instances.AU76:Instances.AU105])" office:value-type="float"/>
          <table:table-cell table:style-name="cellWorst" table:formula="of:=AVERAGE([Instances.AV76:Instances.AV105])" office:value-type="float"/>
          <table:table-cell table:formula="of:=AVERAGE([Instances.AW76:Instances.AW105])" office:value-type="float"/>
          <table:table-cell table:formula="of:=AVERAGE([Instances.AX76:Instances.AX105])" office:value-type="float"/>
          <table:table-cell table:formula="of:=AVERAGE([Instances.AY76:Instances.AY105])" office:value-type="float"/>
          <table:table-cell table:formula="of:=AVERAGE([Instances.AZ76:Instances.AZ105])" office:value-type="float"/>
          <table:table-cell table:formula="of:=SUM([Instances.BA76:Instances.BA105])" office:value-type="float"/>
          <table:table-cell table:formula="of:=AVERAGE([Instances.BB76:Instances.BB105])" office:value-type="float"/>
          <table:table-cell table:formula="of:=AVERAGE([Instances.BC76:Instances.BC105])" office:value-type="float"/>
          <table:table-cell table:formula="of:=AVERAGE([Instances.BD76:Instances.BD105])" office:value-type="float"/>
          <table:table-cell table:style-name="cellWorst" table:formula="of:=AVERAGE([Instances.BE76:Instances.BE105])" office:value-type="float"/>
          <table:table-cell table:formula="of:=AVERAGE([Instances.BF76:Instances.BF105])" office:value-type="float"/>
          <table:table-cell table:formula="of:=AVERAGE([Instances.BG76:Instances.BG105])" office:value-type="float"/>
          <table:table-cell table:formula="of:=AVERAGE([Instances.BH76:Instances.BH105])" office:value-type="float"/>
          <table:table-cell table:style-name="cellBest" table:formula="of:=AVERAGE([Instances.BI76:Instances.BI105])" office:value-type="float"/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formula="of:=AVERAGE([Instances.BN76:Instances.BN105])" office:value-type="float"/>
          <table:table-cell table:formula="of:=AVERAGE([Instances.BO76:Instances.BO105])" office:value-type="float"/>
          <table:table-cell table:formula="of:=AVERAGE([Instances.BP76:Instances.BP105])" office:value-type="float"/>
          <table:table-cell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formula="of:=AVERAGE([Instances.BY76:Instances.BY105])" office:value-type="float"/>
          <table:table-cell table:formula="of:=AVERAGE([Instances.BZ76:Instances.BZ105])" office:value-type="float"/>
          <table:table-cell table:formula="of:=AVERAGE([Instances.CA76:Instances.CA105])" office:value-type="float"/>
          <table:table-cell table:formula="of:=AVERAGE([Instances.CB76:Instances.CB105])" office:value-type="float"/>
          <table:table-cell table:formula="of:=AVERAGE([Instances.CC76:Instances.CC105])" office:value-type="float"/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formula="of:=AVERAGE([Instances.CI76:Instances.CI105])" office:value-type="float"/>
          <table:table-cell table:formula="of:=AVERAGE([Instances.CJ76:Instances.CJ105])" office:value-type="float"/>
          <table:table-cell table:formula="of:=AVERAGE([Instances.CK76:Instances.CK105])" office:value-type="float"/>
          <table:table-cell table:formula="of:=AVERAGE([Instances.CL76:Instances.CL105])" office:value-type="float"/>
          <table:table-cell table:formula="of:=AVERAGE([Instances.CM76:Instances.CM105])" office:value-type="float"/>
          <table:table-cell table:formula="of:=AVERAGE([Instances.CN76:Instances.CN105])" office:value-type="float"/>
          <table:table-cell table:formula="of:=SUM([Instances.CO76:Instances.CO105])" office:value-type="float"/>
          <table:table-cell table:formula="of:=AVERAGE([Instances.CP76:Instances.CP105])" office:value-type="float"/>
          <table:table-cell table:formula="of:=AVERAGE([Instances.CQ76:Instances.CQ105])" office:value-type="float"/>
          <table:table-cell table:formula="of:=AVERAGE([Instances.CR76:Instances.CR105])" office:value-type="float"/>
          <table:table-cell table:formula="of:=AVERAGE([Instances.CS76:Instances.CS105])" office:value-type="float"/>
          <table:table-cell table:formula="of:=AVERAGE([Instances.CT76:Instances.CT105])" office:value-type="float"/>
          <table:table-cell table:formula="of:=AVERAGE([Instances.CU76:Instances.CU105])" office:value-type="float"/>
          <table:table-cell table:formula="of:=AVERAGE([Instances.CV76:Instances.CV105])" office:value-type="float"/>
          <table:table-cell table:style-name="cellWorst" table:formula="of:=AVERAGE([Instances.CW76:Instances.CW105])" office:value-type="float"/>
          <table:table-cell table:formula="of:=AVERAGE([Instances.CX76:Instances.CX105])" office:value-type="float"/>
          <table:table-cell table:formula="of:=SUM([Instances.CY76:Instances.CY105])" office:value-type="float"/>
          <table:table-cell table:formula="of:=AVERAGE([Instances.CZ76:Instances.CZ105])" office:value-type="float"/>
          <table:table-cell table:formula="of:=AVERAGE([Instances.DA76:Instances.DA105])" office:value-type="float"/>
          <table:table-cell table:formula="of:=AVERAGE([Instances.DB76:Instances.DB105])" office:value-type="float"/>
          <table:table-cell table:formula="of:=AVERAGE([Instances.DC76:Instances.DC105])" office:value-type="float"/>
          <table:table-cell table:formula="of:=AVERAGE([Instances.DD76:Instances.DD105])" office:value-type="float"/>
          <table:table-cell table:formula="of:=AVERAGE([Instances.DE76:Instances.DE105])" office:value-type="float"/>
          <table:table-cell table:formula="of:=AVERAGE([Instances.DF76:Instances.DF105])" office:value-type="float"/>
          <table:table-cell table:style-name="cellWorst" table:formula="of:=AVERAGE([Instances.DG76:Instances.DG105])" office:value-type="float"/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style-name="cellWorst" table:formula="of:=AVERAGE([Instances.G106:Instances.G135])" office:value-type="float"/>
          <table:table-cell table:formula="of:=AVERAGE([Instances.H106:Instances.H135])" office:value-type="float"/>
          <table:table-cell table:style-name="cellWorst" table:formula="of:=AVERAGE([Instances.I106:Instances.I135])" office:value-type="float"/>
          <table:table-cell table:formula="of:=AVERAGE([Instances.J106:Instances.J135])" office:value-type="float"/>
          <table:table-cell table:style-name="cellBest" table:formula="of:=AVERAGE([Instances.K106:Instances.K135])" office:value-type="float"/>
          <table:table-cell table:style-name="cellBest" table:formula="of:=AVERAGE([Instances.L106:Instances.L135])" office:value-type="float"/>
          <table:table-cell table:formula="of:=SUM([Instances.M106:Instances.M135])" office:value-type="float"/>
          <table:table-cell table:formula="of:=AVERAGE([Instances.N106:Instances.N135])" office:value-type="float"/>
          <table:table-cell table:formula="of:=AVERAGE([Instances.O106:Instances.O135])" office:value-type="float"/>
          <table:table-cell table:formula="of:=AVERAGE([Instances.P106:Instances.P135])" office:value-type="float"/>
          <table:table-cell table:style-name="cellBest" table:formula="of:=AVERAGE([Instances.Q106:Instances.Q135])" office:value-type="float"/>
          <table:table-cell table:formula="of:=AVERAGE([Instances.R106:Instances.R135])" office:value-type="float"/>
          <table:table-cell table:formula="of:=AVERAGE([Instances.S106:Instances.S135])" office:value-type="float"/>
          <table:table-cell table:formula="of:=AVERAGE([Instances.T106:Instances.T135])" office:value-type="float"/>
          <table:table-cell table:style-name="cellWorst" table:formula="of:=AVERAGE([Instances.U106:Instances.U135])" office:value-type="float"/>
          <table:table-cell table:formula="of:=AVERAGE([Instances.V106:Instances.V135])" office:value-type="float"/>
          <table:table-cell table:formula="of:=SUM([Instances.W106:Instances.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106:Instances.Z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C106:Instances.A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06:Instances.AF135])" office:value-type="float"/>
          <table:table-cell table:formula="of:=SUM([Instances.AG106:Instances.A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J106:Instances.AJ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M106:Instances.A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106:Instances.AP135])" office:value-type="float"/>
          <table:table-cell table:formula="of:=SUM([Instances.AQ106:Instances.A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T106:Instances.AT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W106:Instances.A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06:Instances.AZ135])" office:value-type="float"/>
          <table:table-cell table:formula="of:=SUM([Instances.BA106:Instances.B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D106:Instances.BD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G106:Instances.B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J106:Instances.BJ135])" office:value-type="float"/>
          <table:table-cell table:formula="of:=SUM([Instances.BK106:Instances.B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N106:Instances.BN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Q106:Instances.B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T106:Instances.BT135])" office:value-type="float"/>
          <table:table-cell table:formula="of:=SUM([Instances.BU106:Instances.B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X106:Instances.BX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A106:Instances.C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106:Instances.CD135])" office:value-type="float"/>
          <table:table-cell table:formula="of:=SUM([Instances.CE106:Instances.C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H106:Instances.CH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K106:Instances.C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106:Instances.CN135])" office:value-type="float"/>
          <table:table-cell table:formula="of:=SUM([Instances.CO106:Instances.CO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R106:Instances.CR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U106:Instances.C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106:Instances.CX135])" office:value-type="float"/>
          <table:table-cell table:formula="of:=SUM([Instances.CY106:Instances.CY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B106:Instances.DB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E106:Instances.D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8])" office:value-type="float"/>
          <table:table-cell table:style-name="cellBest"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style-name="cellBest" table:formula="of:=SUM([.H3:.H8])" office:value-type="float"/>
          <table:table-cell table:formula="of:=SUM([.I3:.I8])" office:value-type="float"/>
          <table:table-cell table:style-name="cellWorst"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style-name="cellWorst"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style-name="cellBest" table:formula="of:=SUM([.R3:.R8])" office:value-type="float"/>
          <table:table-cell table:formula="of:=SUM([.S3:.S8])" office:value-type="float"/>
          <table:table-cell table:formula="of:=SUM([.T3:.T8])" office:value-type="float"/>
          <table:table-cell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style-name="cellBest" table:formula="of:=SUM([.AA3:.AA8])" office:value-type="float"/>
          <table:table-cell table:style-name="cellBest"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style-name="cellBest"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style-name="cellWorst" table:formula="of:=SUM([.AK3:.AK8])" office:value-type="float"/>
          <table:table-cell table:formula="of:=SUM([.AL3:.AL8])" office:value-type="float"/>
          <table:table-cell table:style-name="cellWorst" table:formula="of:=SUM([.AM3:.AM8])" office:value-type="float"/>
          <table:table-cell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formula="of:=SUM([.AU3:.AU8])" office:value-type="float"/>
          <table:table-cell table:formula="of:=SUM([.AV3:.AV8])" office:value-type="float"/>
          <table:table-cell table:formula="of:=SUM([.AW3:.AW8])" office:value-type="float"/>
          <table:table-cell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formula="of:=SUM([.BG3:.BG8])" office:value-type="float"/>
          <table:table-cell table:formula="of:=SUM([.BH3:.BH8])" office:value-type="float"/>
          <table:table-cell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style-name="cellBest"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formula="of:=SUM([.BO3:.BO8])" office:value-type="float"/>
          <table:table-cell table:style-name="cellWorst" table:formula="of:=SUM([.BP3:.BP8])" office:value-type="float"/>
          <table:table-cell table:formula="of:=SUM([.BQ3:.BQ8])" office:value-type="float"/>
          <table:table-cell table:style-name="cellBest" table:formula="of:=SUM([.BR3:.BR8])" office:value-type="float"/>
          <table:table-cell table:style-name="cellWorst"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formula="of:=SUM([.CI3:.CI8])" office:value-type="float"/>
          <table:table-cell table:formula="of:=SUM([.CJ3:.CJ8])" office:value-type="float"/>
          <table:table-cell table:style-name="cellBest" table:formula="of:=SUM([.CK3:.CK8])" office:value-type="float"/>
          <table:table-cell table:formula="of:=SUM([.CL3:.CL8])" office:value-type="float"/>
          <table:table-cell table:formula="of:=SUM([.CM3:.CM8])" office:value-type="float"/>
          <table:table-cell table:style-name="cellWorst" table:formula="of:=SUM([.CN3:.CN8])" office:value-type="float"/>
          <table:table-cell table:formula="of:=SUM([.CO3:.CO8])" office:value-type="float"/>
          <table:table-cell table:formula="of:=SUM([.CP3:.CP8])" office:value-type="float"/>
          <table:table-cell table:formula="of:=SUM([.CQ3:.CQ8])" office:value-type="float"/>
          <table:table-cell table:formula="of:=SUM([.CR3:.CR8])" office:value-type="float"/>
          <table:table-cell table:formula="of:=SUM([.CS3:.CS8])" office:value-type="float"/>
          <table:table-cell table:formula="of:=SUM([.CT3:.CT8])" office:value-type="float"/>
          <table:table-cell table:formula="of:=SUM([.CU3:.CU8])" office:value-type="float"/>
          <table:table-cell table:formula="of:=SUM([.CV3:.CV8])" office:value-type="float"/>
          <table:table-cell table:formula="of:=SUM([.CW3:.CW8])" office:value-type="float"/>
          <table:table-cell table:formula="of:=SUM([.CX3:.CX8])" office:value-type="float"/>
          <table:table-cell table:formula="of:=SUM([.CY3:.CY8])" office:value-type="float"/>
          <table:table-cell table:formula="of:=SUM([.CZ3:.CZ8])" office:value-type="float"/>
          <table:table-cell table:formula="of:=SUM([.DA3:.DA8])" office:value-type="float"/>
          <table:table-cell table:formula="of:=SUM([.DB3:.DB8])" office:value-type="float"/>
          <table:table-cell table:formula="of:=SUM([.DC3:.DC8])" office:value-type="float"/>
          <table:table-cell table:formula="of:=SUM([.DD3:.DD8])" office:value-type="float"/>
          <table:table-cell table:formula="of:=SUM([.DE3:.DE8])" office:value-type="float"/>
          <table:table-cell table:formula="of:=SUM([.DF3:.DF8])" office:value-type="float"/>
          <table:table-cell table:formula="of:=SUM([.DG3:.DG8])" office:value-type="float"/>
          <table:table-cell table:formula="of:=SUM([.DH3:.DH8])" office:value-type="float"/>
          <table:table-cell table:formula="of:=SUM([.DI3:.DI8])" office:value-type="float"/>
          <table:table-cell table:formula="of:=SUM([.DJ3:.DJ8])" office:value-type="float"/>
          <table:table-cell table:formula="of:=SUM([.DK3:.DK8])" office:value-type="float"/>
          <table:table-cell table:formula="of:=SUM([.DL3:.DL8])" office:value-type="float"/>
          <table:table-cell table:formula="of:=SUM([.DM3:.DM8])" office:value-type="float"/>
          <table:table-cell table:formula="of:=SUM([.DN3:.DN8])" office:value-type="float"/>
          <table:table-cell table:formula="of:=SUM([.DO3:.DO8])" office:value-type="float"/>
          <table:table-cell table:formula="of:=SUM([.DP3:.DP8])" office:value-type="float"/>
          <table:table-cell table:formula="of:=SUM([.DQ3:.DQ8])" office:value-type="float"/>
          <table:table-cell table:formula="of:=SUM([.DR3:.DR8])" office:value-type="float"/>
          <table:table-cell table:formula="of:=SUM([.DS3:.DS8])" office:value-type="float"/>
          <table:table-cell table:formula="of:=SUM([.DT3:.DT8])" office:value-type="float"/>
          <table:table-cell table:formula="of:=SUM([.DU3:.DU8])" office:value-type="float"/>
          <table:table-cell table:formula="of:=SUM([.DV3:.DV8])" office:value-type="float"/>
          <table:table-cell table:formula="of:=SUM([.DW3:.DW8])" office:value-type="float"/>
          <table:table-cell table:formula="of:=SUM([.DX3:.DX8])" office:value-type="float"/>
          <table:table-cell table:formula="of:=SUM([.DY3:.DY8])" office:value-type="float"/>
          <table:table-cell table:formula="of:=SUM([.DZ3:.DZ8])" office:value-type="float"/>
          <table:table-cell table:formula="of:=SUM([.EA3:.EA8])" office:value-type="float"/>
          <table:table-cell table:formula="of:=SUM([.EB3:.EB8])" office:value-type="float"/>
          <table:table-cell table:formula="of:=SUM([.EC3:.EC8])" office:value-type="float"/>
          <table:table-cell table:formula="of:=SUM([.ED3:.ED8])" office:value-type="float"/>
          <table:table-cell table:formula="of:=SUM([.EE3:.EE8])" office:value-type="float"/>
          <table:table-cell table:formula="of:=SUM([.EF3:.EF8])" office:value-type="float"/>
          <table:table-cell table:formula="of:=SUM([.EG3:.EG8])" office:value-type="float"/>
          <table:table-cell table:formula="of:=SUM([.EH3:.EH8])" office:value-type="float"/>
          <table:table-cell table:formula="of:=SUM([.EI3:.EI8])" office:value-type="float"/>
          <table:table-cell table:formula="of:=SUM([.EJ3:.EJ8])" office:value-type="float"/>
          <table:table-cell table:formula="of:=SUM([.EK3:.EK8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8])" office:value-type="float"/>
          <table:table-cell table:style-name="cellBest"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style-name="cellBest"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formula="of:=AVERAGE([.K3:.K8])" office:value-type="float"/>
          <table:table-cell table:formula="of:=AVERAGE([.L3:.L8])" office:value-type="float"/>
          <table:table-cell table:style-name="cellWorst"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formula="of:=AVERAGE([.Q3:.Q8])" office:value-type="float"/>
          <table:table-cell table:style-name="cellBest" table:formula="of:=AVERAGE([.R3:.R8])" office:value-type="float"/>
          <table:table-cell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style-name="cellBest" table:formula="of:=AVERAGE([.AA3:.AA8])" office:value-type="float"/>
          <table:table-cell table:style-name="cellBest"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style-name="cellBest"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style-name="cellWorst" table:formula="of:=AVERAGE([.AK3:.AK8])" office:value-type="float"/>
          <table:table-cell table:formula="of:=AVERAGE([.AL3:.AL8])" office:value-type="float"/>
          <table:table-cell table:style-name="cellWorst"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formula="of:=AVERAGE([.AU3:.AU8])" office:value-type="float"/>
          <table:table-cell table:formula="of:=AVERAGE([.AV3:.AV8])" office:value-type="float"/>
          <table:table-cell table:formula="of:=AVERAGE([.AW3:.AW8])" office:value-type="float"/>
          <table:table-cell table:formula="of:=AVERAGE([.AX3:.AX8])" office:value-type="float"/>
          <table:table-cell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formula="of:=AVERAGE([.BG3:.BG8])" office:value-type="float"/>
          <table:table-cell table:formula="of:=AVERAGE([.BH3:.BH8])" office:value-type="float"/>
          <table:table-cell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style-name="cellWorst"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style-name="cellWorst"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formula="of:=AVERAGE([.CI3:.CI8])" office:value-type="float"/>
          <table:table-cell table:formula="of:=AVERAGE([.CJ3:.CJ8])" office:value-type="float"/>
          <table:table-cell table:style-name="cellBest" table:formula="of:=AVERAGE([.CK3:.CK8])" office:value-type="float"/>
          <table:table-cell table:formula="of:=AVERAGE([.CL3:.CL8])" office:value-type="float"/>
          <table:table-cell table:formula="of:=AVERAGE([.CM3:.CM8])" office:value-type="float"/>
          <table:table-cell table:style-name="cellWorst" table:formula="of:=AVERAGE([.CN3:.CN8])" office:value-type="float"/>
          <table:table-cell table:formula="of:=AVERAGE([.CO3:.CO8])" office:value-type="float"/>
          <table:table-cell table:formula="of:=AVERAGE([.CP3:.CP8])" office:value-type="float"/>
          <table:table-cell table:formula="of:=AVERAGE([.CQ3:.CQ8])" office:value-type="float"/>
          <table:table-cell table:formula="of:=AVERAGE([.CR3:.CR8])" office:value-type="float"/>
          <table:table-cell table:formula="of:=AVERAGE([.CS3:.CS8])" office:value-type="float"/>
          <table:table-cell table:formula="of:=AVERAGE([.CT3:.CT8])" office:value-type="float"/>
          <table:table-cell table:formula="of:=AVERAGE([.CU3:.CU8])" office:value-type="float"/>
          <table:table-cell table:formula="of:=AVERAGE([.CV3:.CV8])" office:value-type="float"/>
          <table:table-cell table:formula="of:=AVERAGE([.CW3:.CW8])" office:value-type="float"/>
          <table:table-cell table:formula="of:=AVERAGE([.CX3:.CX8])" office:value-type="float"/>
          <table:table-cell table:formula="of:=AVERAGE([.CY3:.CY8])" office:value-type="float"/>
          <table:table-cell table:formula="of:=AVERAGE([.CZ3:.CZ8])" office:value-type="float"/>
          <table:table-cell table:formula="of:=AVERAGE([.DA3:.DA8])" office:value-type="float"/>
          <table:table-cell table:formula="of:=AVERAGE([.DB3:.DB8])" office:value-type="float"/>
          <table:table-cell table:formula="of:=AVERAGE([.DC3:.DC8])" office:value-type="float"/>
          <table:table-cell table:formula="of:=AVERAGE([.DD3:.DD8])" office:value-type="float"/>
          <table:table-cell table:formula="of:=AVERAGE([.DE3:.DE8])" office:value-type="float"/>
          <table:table-cell table:formula="of:=AVERAGE([.DF3:.DF8])" office:value-type="float"/>
          <table:table-cell table:formula="of:=AVERAGE([.DG3:.DG8])" office:value-type="float"/>
          <table:table-cell table:formula="of:=AVERAGE([.DH3:.DH8])" office:value-type="float"/>
          <table:table-cell table:formula="of:=AVERAGE([.DI3:.DI8])" office:value-type="float"/>
          <table:table-cell table:formula="of:=AVERAGE([.DJ3:.DJ8])" office:value-type="float"/>
          <table:table-cell table:formula="of:=AVERAGE([.DK3:.DK8])" office:value-type="float"/>
          <table:table-cell table:formula="of:=AVERAGE([.DL3:.DL8])" office:value-type="float"/>
          <table:table-cell table:formula="of:=AVERAGE([.DM3:.DM8])" office:value-type="float"/>
          <table:table-cell table:formula="of:=AVERAGE([.DN3:.DN8])" office:value-type="float"/>
          <table:table-cell table:formula="of:=AVERAGE([.DO3:.DO8])" office:value-type="float"/>
          <table:table-cell table:formula="of:=AVERAGE([.DP3:.DP8])" office:value-type="float"/>
          <table:table-cell table:formula="of:=AVERAGE([.DQ3:.DQ8])" office:value-type="float"/>
          <table:table-cell table:formula="of:=AVERAGE([.DR3:.DR8])" office:value-type="float"/>
          <table:table-cell table:formula="of:=AVERAGE([.DS3:.DS8])" office:value-type="float"/>
          <table:table-cell table:formula="of:=AVERAGE([.DT3:.DT8])" office:value-type="float"/>
          <table:table-cell table:formula="of:=AVERAGE([.DU3:.DU8])" office:value-type="float"/>
          <table:table-cell table:formula="of:=AVERAGE([.DV3:.DV8])" office:value-type="float"/>
          <table:table-cell table:formula="of:=AVERAGE([.DW3:.DW8])" office:value-type="float"/>
          <table:table-cell table:formula="of:=AVERAGE([.DX3:.DX8])" office:value-type="float"/>
          <table:table-cell table:formula="of:=AVERAGE([.DY3:.DY8])" office:value-type="float"/>
          <table:table-cell table:formula="of:=AVERAGE([.DZ3:.DZ8])" office:value-type="float"/>
          <table:table-cell table:formula="of:=AVERAGE([.EA3:.EA8])" office:value-type="float"/>
          <table:table-cell table:formula="of:=AVERAGE([.EB3:.EB8])" office:value-type="float"/>
          <table:table-cell table:formula="of:=AVERAGE([.EC3:.EC8])" office:value-type="float"/>
          <table:table-cell table:formula="of:=AVERAGE([.ED3:.ED8])" office:value-type="float"/>
          <table:table-cell table:formula="of:=AVERAGE([.EE3:.EE8])" office:value-type="float"/>
          <table:table-cell table:formula="of:=AVERAGE([.EF3:.EF8])" office:value-type="float"/>
          <table:table-cell table:formula="of:=AVERAGE([.EG3:.EG8])" office:value-type="float"/>
          <table:table-cell table:formula="of:=AVERAGE([.EH3:.EH8])" office:value-type="float"/>
          <table:table-cell table:formula="of:=AVERAGE([.EI3:.EI8])" office:value-type="float"/>
          <table:table-cell table:formula="of:=AVERAGE([.EJ3:.EJ8])" office:value-type="float"/>
          <table:table-cell table:formula="of:=AVERAGE([.EK3:.EK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style-name="cellBest"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formula="of:=STDEV([.K3:.K8])" office:value-type="float"/>
          <table:table-cell table:formula="of:=STDEV([.L3:.L8])" office:value-type="float"/>
          <table:table-cell table:style-name="cellWorst"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formula="of:=STDEV([.Q3:.Q8])" office:value-type="float"/>
          <table:table-cell table:style-name="cellBest" table:formula="of:=STDEV([.R3:.R8])" office:value-type="float"/>
          <table:table-cell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style-name="cellBest" table:formula="of:=STDEV([.AA3:.AA8])" office:value-type="float"/>
          <table:table-cell table:style-name="cellBest"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style-name="cellBest"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style-name="cellWorst" table:formula="of:=STDEV([.AK3:.AK8])" office:value-type="float"/>
          <table:table-cell table:formula="of:=STDEV([.AL3:.AL8])" office:value-type="float"/>
          <table:table-cell table:style-name="cellWorst" table:formula="of:=STDEV([.AM3:.AM8])" office:value-type="float"/>
          <table:table-cell table:formula="of:=STDEV([.AN3:.AN8])" office:value-type="float"/>
          <table:table-cell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formula="of:=STDEV([.AU3:.AU8])" office:value-type="float"/>
          <table:table-cell table:formula="of:=STDEV([.AV3:.AV8])" office:value-type="float"/>
          <table:table-cell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formula="of:=STDEV([.AZ3:.AZ8])" office:value-type="float"/>
          <table:table-cell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formula="of:=STDEV([.BI3:.BI8])" office:value-type="float"/>
          <table:table-cell table:style-name="cellWorst" table:formula="of:=STDEV([.BJ3:.BJ8])" office:value-type="float"/>
          <table:table-cell table:style-name="cellBest"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style-name="cellWorst" table:formula="of:=STDEV([.BP3:.BP8])" office:value-type="float"/>
          <table:table-cell table:formula="of:=STDEV([.BQ3:.BQ8])" office:value-type="float"/>
          <table:table-cell table:formula="of:=STDEV([.BR3:.BR8])" office:value-type="float"/>
          <table:table-cell table:style-name="cellWorst" table:formula="of:=STDEV([.BS3:.BS8])" office:value-type="float"/>
          <table:table-cell table:formula="of:=STDEV([.BT3:.BT8])" office:value-type="float"/>
          <table:table-cell table:formula="of:=STDEV([.BU3:.BU8])" office:value-type="float"/>
          <table:table-cell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formula="of:=STDEV([.CC3:.CC8])" office:value-type="float"/>
          <table:table-cell table:style-name="cellBest" table:formula="of:=STDEV([.CD3:.CD8])" office:value-type="float"/>
          <table:table-cell table:formula="of:=STDEV([.CE3:.CE8])" office:value-type="float"/>
          <table:table-cell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formula="of:=STDEV([.CI3:.CI8])" office:value-type="float"/>
          <table:table-cell table:formula="of:=STDEV([.CJ3:.CJ8])" office:value-type="float"/>
          <table:table-cell table:style-name="cellBest" table:formula="of:=STDEV([.CK3:.CK8])" office:value-type="float"/>
          <table:table-cell table:formula="of:=STDEV([.CL3:.CL8])" office:value-type="float"/>
          <table:table-cell table:formula="of:=STDEV([.CM3:.CM8])" office:value-type="float"/>
          <table:table-cell table:formula="of:=STDEV([.CN3:.CN8])" office:value-type="float"/>
          <table:table-cell table:formula="of:=STDEV([.CO3:.CO8])" office:value-type="float"/>
          <table:table-cell table:formula="of:=STDEV([.CP3:.CP8])" office:value-type="float"/>
          <table:table-cell table:formula="of:=STDEV([.CQ3:.CQ8])" office:value-type="float"/>
          <table:table-cell table:formula="of:=STDEV([.CR3:.CR8])" office:value-type="float"/>
          <table:table-cell table:formula="of:=STDEV([.CS3:.CS8])" office:value-type="float"/>
          <table:table-cell table:formula="of:=STDEV([.CT3:.CT8])" office:value-type="float"/>
          <table:table-cell table:formula="of:=STDEV([.CU3:.CU8])" office:value-type="float"/>
          <table:table-cell table:formula="of:=STDEV([.CV3:.CV8])" office:value-type="float"/>
          <table:table-cell table:formula="of:=STDEV([.CW3:.CW8])" office:value-type="float"/>
          <table:table-cell table:formula="of:=STDEV([.CX3:.CX8])" office:value-type="float"/>
          <table:table-cell table:formula="of:=STDEV([.CY3:.CY8])" office:value-type="float"/>
          <table:table-cell table:formula="of:=STDEV([.CZ3:.CZ8])" office:value-type="float"/>
          <table:table-cell table:formula="of:=STDEV([.DA3:.DA8])" office:value-type="float"/>
          <table:table-cell table:formula="of:=STDEV([.DB3:.DB8])" office:value-type="float"/>
          <table:table-cell table:formula="of:=STDEV([.DC3:.DC8])" office:value-type="float"/>
          <table:table-cell table:formula="of:=STDEV([.DD3:.DD8])" office:value-type="float"/>
          <table:table-cell table:formula="of:=STDEV([.DE3:.DE8])" office:value-type="float"/>
          <table:table-cell table:formula="of:=STDEV([.DF3:.DF8])" office:value-type="float"/>
          <table:table-cell table:formula="of:=STDEV([.DG3:.DG8])" office:value-type="float"/>
          <table:table-cell table:formula="of:=STDEV([.DH3:.DH8])" office:value-type="float"/>
          <table:table-cell table:formula="of:=STDEV([.DI3:.DI8])" office:value-type="float"/>
          <table:table-cell table:formula="of:=STDEV([.DJ3:.DJ8])" office:value-type="float"/>
          <table:table-cell table:formula="of:=STDEV([.DK3:.DK8])" office:value-type="float"/>
          <table:table-cell table:formula="of:=STDEV([.DL3:.DL8])" office:value-type="float"/>
          <table:table-cell table:formula="of:=STDEV([.DM3:.DM8])" office:value-type="float"/>
          <table:table-cell table:formula="of:=STDEV([.DN3:.DN8])" office:value-type="float"/>
          <table:table-cell table:formula="of:=STDEV([.DO3:.DO8])" office:value-type="float"/>
          <table:table-cell table:formula="of:=STDEV([.DP3:.DP8])" office:value-type="float"/>
          <table:table-cell table:formula="of:=STDEV([.DQ3:.DQ8])" office:value-type="float"/>
          <table:table-cell table:formula="of:=STDEV([.DR3:.DR8])" office:value-type="float"/>
          <table:table-cell table:formula="of:=STDEV([.DS3:.DS8])" office:value-type="float"/>
          <table:table-cell table:formula="of:=STDEV([.DT3:.DT8])" office:value-type="float"/>
          <table:table-cell table:formula="of:=STDEV([.DU3:.DU8])" office:value-type="float"/>
          <table:table-cell table:formula="of:=STDEV([.DV3:.DV8])" office:value-type="float"/>
          <table:table-cell table:formula="of:=STDEV([.DW3:.DW8])" office:value-type="float"/>
          <table:table-cell table:formula="of:=STDEV([.DX3:.DX8])" office:value-type="float"/>
          <table:table-cell table:formula="of:=STDEV([.DY3:.DY8])" office:value-type="float"/>
          <table:table-cell table:formula="of:=STDEV([.DZ3:.DZ8])" office:value-type="float"/>
          <table:table-cell table:formula="of:=STDEV([.EA3:.EA8])" office:value-type="float"/>
          <table:table-cell table:formula="of:=STDEV([.EB3:.EB8])" office:value-type="float"/>
          <table:table-cell table:formula="of:=STDEV([.EC3:.EC8])" office:value-type="float"/>
          <table:table-cell table:formula="of:=STDEV([.ED3:.ED8])" office:value-type="float"/>
          <table:table-cell table:formula="of:=STDEV([.EE3:.EE8])" office:value-type="float"/>
          <table:table-cell table:formula="of:=STDEV([.EF3:.EF8])" office:value-type="float"/>
          <table:table-cell table:formula="of:=STDEV([.EG3:.EG8])" office:value-type="float"/>
          <table:table-cell table:formula="of:=STDEV([.EH3:.EH8])" office:value-type="float"/>
          <table:table-cell table:formula="of:=STDEV([.EI3:.EI8])" office:value-type="float"/>
          <table:table-cell table:formula="of:=STDEV([.EJ3:.EJ8])" office:value-type="float"/>
          <table:table-cell table:formula="of:=STDEV([.EK3:.EK8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8]-[.$DH3:.$DH8])^2)^0.5" office:value-type="float"/>
          <table:table-cell table:style-name="cellBest" table:number-matrix-columns-spanned="1" table:number-matrix-rows-spanned="1" table:formula="of:=SUM(([.C3:.C8]-[.$DI3:.$DI8])^2)^0.5" office:value-type="float"/>
          <table:table-cell table:number-matrix-columns-spanned="1" table:number-matrix-rows-spanned="1" table:formula="of:=SUM(([.D3:.D8]-[.$DJ3:.$DJ8])^2)^0.5" office:value-type="float"/>
          <table:table-cell table:number-matrix-columns-spanned="1" table:number-matrix-rows-spanned="1" table:formula="of:=SUM(([.E3:.E8]-[.$DK3:.$DK8])^2)^0.5" office:value-type="float"/>
          <table:table-cell table:number-matrix-columns-spanned="1" table:number-matrix-rows-spanned="1" table:formula="of:=SUM(([.F3:.F8]-[.$DL3:.$DL8])^2)^0.5" office:value-type="float"/>
          <table:table-cell table:number-matrix-columns-spanned="1" table:number-matrix-rows-spanned="1" table:formula="of:=SUM(([.G3:.G8]-[.$DM3:.$DM8])^2)^0.5" office:value-type="float"/>
          <table:table-cell table:style-name="cellBest" table:number-matrix-columns-spanned="1" table:number-matrix-rows-spanned="1" table:formula="of:=SUM(([.H3:.H8]-[.$DN3:.$DN8])^2)^0.5" office:value-type="float"/>
          <table:table-cell table:number-matrix-columns-spanned="1" table:number-matrix-rows-spanned="1" table:formula="of:=SUM(([.I3:.I8]-[.$DO3:.$DO8])^2)^0.5" office:value-type="float"/>
          <table:table-cell table:number-matrix-columns-spanned="1" table:number-matrix-rows-spanned="1" table:formula="of:=SUM(([.J3:.J8]-[.$DP3:.$DP8])^2)^0.5" office:value-type="float"/>
          <table:table-cell table:number-matrix-columns-spanned="1" table:number-matrix-rows-spanned="1" table:formula="of:=SUM(([.K3:.K8]-[.$DQ3:.$DQ8])^2)^0.5" office:value-type="float"/>
          <table:table-cell table:style-name="cellWorst" table:number-matrix-columns-spanned="1" table:number-matrix-rows-spanned="1" table:formula="of:=SUM(([.L3:.L8]-[.$DH3:.$DH8])^2)^0.5" office:value-type="float"/>
          <table:table-cell table:style-name="cellWorst" table:number-matrix-columns-spanned="1" table:number-matrix-rows-spanned="1" table:formula="of:=SUM(([.M3:.M8]-[.$DI3:.$DI8])^2)^0.5" office:value-type="float"/>
          <table:table-cell table:number-matrix-columns-spanned="1" table:number-matrix-rows-spanned="1" table:formula="of:=SUM(([.N3:.N8]-[.$DJ3:.$DJ8])^2)^0.5" office:value-type="float"/>
          <table:table-cell table:number-matrix-columns-spanned="1" table:number-matrix-rows-spanned="1" table:formula="of:=SUM(([.O3:.O8]-[.$DK3:.$DK8])^2)^0.5" office:value-type="float"/>
          <table:table-cell table:number-matrix-columns-spanned="1" table:number-matrix-rows-spanned="1" table:formula="of:=SUM(([.P3:.P8]-[.$DL3:.$DL8])^2)^0.5" office:value-type="float"/>
          <table:table-cell table:number-matrix-columns-spanned="1" table:number-matrix-rows-spanned="1" table:formula="of:=SUM(([.Q3:.Q8]-[.$DM3:.$DM8])^2)^0.5" office:value-type="float"/>
          <table:table-cell table:style-name="cellBest" table:number-matrix-columns-spanned="1" table:number-matrix-rows-spanned="1" table:formula="of:=SUM(([.R3:.R8]-[.$DN3:.$DN8])^2)^0.5" office:value-type="float"/>
          <table:table-cell table:number-matrix-columns-spanned="1" table:number-matrix-rows-spanned="1" table:formula="of:=SUM(([.S3:.S8]-[.$DO3:.$DO8])^2)^0.5" office:value-type="float"/>
          <table:table-cell table:number-matrix-columns-spanned="1" table:number-matrix-rows-spanned="1" table:formula="of:=SUM(([.T3:.T8]-[.$DP3:.$DP8])^2)^0.5" office:value-type="float"/>
          <table:table-cell table:number-matrix-columns-spanned="1" table:number-matrix-rows-spanned="1" table:formula="of:=SUM(([.U3:.U8]-[.$DQ3:.$DQ8])^2)^0.5" office:value-type="float"/>
          <table:table-cell table:number-matrix-columns-spanned="1" table:number-matrix-rows-spanned="1" table:formula="of:=SUM(([.V3:.V8]-[.$DH3:.$DH8])^2)^0.5" office:value-type="float"/>
          <table:table-cell table:number-matrix-columns-spanned="1" table:number-matrix-rows-spanned="1" table:formula="of:=SUM(([.W3:.W8]-[.$DI3:.$DI8])^2)^0.5" office:value-type="float"/>
          <table:table-cell table:number-matrix-columns-spanned="1" table:number-matrix-rows-spanned="1" table:formula="of:=SUM(([.X3:.X8]-[.$DJ3:.$DJ8])^2)^0.5" office:value-type="float"/>
          <table:table-cell table:number-matrix-columns-spanned="1" table:number-matrix-rows-spanned="1" table:formula="of:=SUM(([.Y3:.Y8]-[.$DK3:.$DK8])^2)^0.5" office:value-type="float"/>
          <table:table-cell table:number-matrix-columns-spanned="1" table:number-matrix-rows-spanned="1" table:formula="of:=SUM(([.Z3:.Z8]-[.$DL3:.$DL8])^2)^0.5" office:value-type="float"/>
          <table:table-cell table:style-name="cellBest" table:number-matrix-columns-spanned="1" table:number-matrix-rows-spanned="1" table:formula="of:=SUM(([.AA3:.AA8]-[.$DM3:.$DM8])^2)^0.5" office:value-type="float"/>
          <table:table-cell table:style-name="cellBest" table:number-matrix-columns-spanned="1" table:number-matrix-rows-spanned="1" table:formula="of:=SUM(([.AB3:.AB8]-[.$DN3:.$DN8])^2)^0.5" office:value-type="float"/>
          <table:table-cell table:number-matrix-columns-spanned="1" table:number-matrix-rows-spanned="1" table:formula="of:=SUM(([.AC3:.AC8]-[.$DO3:.$DO8])^2)^0.5" office:value-type="float"/>
          <table:table-cell table:number-matrix-columns-spanned="1" table:number-matrix-rows-spanned="1" table:formula="of:=SUM(([.AD3:.AD8]-[.$DP3:.$DP8])^2)^0.5" office:value-type="float"/>
          <table:table-cell table:style-name="cellBest" table:number-matrix-columns-spanned="1" table:number-matrix-rows-spanned="1" table:formula="of:=SUM(([.AE3:.AE8]-[.$DQ3:.$DQ8])^2)^0.5" office:value-type="float"/>
          <table:table-cell table:number-matrix-columns-spanned="1" table:number-matrix-rows-spanned="1" table:formula="of:=SUM(([.AF3:.AF8]-[.$DH3:.$DH8])^2)^0.5" office:value-type="float"/>
          <table:table-cell table:number-matrix-columns-spanned="1" table:number-matrix-rows-spanned="1" table:formula="of:=SUM(([.AG3:.AG8]-[.$DI3:.$DI8])^2)^0.5" office:value-type="float"/>
          <table:table-cell table:number-matrix-columns-spanned="1" table:number-matrix-rows-spanned="1" table:formula="of:=SUM(([.AH3:.AH8]-[.$DJ3:.$DJ8])^2)^0.5" office:value-type="float"/>
          <table:table-cell table:number-matrix-columns-spanned="1" table:number-matrix-rows-spanned="1" table:formula="of:=SUM(([.AI3:.AI8]-[.$DK3:.$DK8])^2)^0.5" office:value-type="float"/>
          <table:table-cell table:number-matrix-columns-spanned="1" table:number-matrix-rows-spanned="1" table:formula="of:=SUM(([.AJ3:.AJ8]-[.$DL3:.$DL8])^2)^0.5" office:value-type="float"/>
          <table:table-cell table:style-name="cellWorst" table:number-matrix-columns-spanned="1" table:number-matrix-rows-spanned="1" table:formula="of:=SUM(([.AK3:.AK8]-[.$DM3:.$DM8])^2)^0.5" office:value-type="float"/>
          <table:table-cell table:number-matrix-columns-spanned="1" table:number-matrix-rows-spanned="1" table:formula="of:=SUM(([.AL3:.AL8]-[.$DN3:.$DN8])^2)^0.5" office:value-type="float"/>
          <table:table-cell table:style-name="cellWorst" table:number-matrix-columns-spanned="1" table:number-matrix-rows-spanned="1" table:formula="of:=SUM(([.AM3:.AM8]-[.$DO3:.$DO8])^2)^0.5" office:value-type="float"/>
          <table:table-cell table:number-matrix-columns-spanned="1" table:number-matrix-rows-spanned="1" table:formula="of:=SUM(([.AN3:.AN8]-[.$DP3:.$DP8])^2)^0.5" office:value-type="float"/>
          <table:table-cell table:number-matrix-columns-spanned="1" table:number-matrix-rows-spanned="1" table:formula="of:=SUM(([.AO3:.AO8]-[.$DQ3:.$DQ8])^2)^0.5" office:value-type="float"/>
          <table:table-cell table:number-matrix-columns-spanned="1" table:number-matrix-rows-spanned="1" table:formula="of:=SUM(([.AP3:.AP8]-[.$DH3:.$DH8])^2)^0.5" office:value-type="float"/>
          <table:table-cell table:number-matrix-columns-spanned="1" table:number-matrix-rows-spanned="1" table:formula="of:=SUM(([.AQ3:.AQ8]-[.$DI3:.$DI8])^2)^0.5" office:value-type="float"/>
          <table:table-cell table:number-matrix-columns-spanned="1" table:number-matrix-rows-spanned="1" table:formula="of:=SUM(([.AR3:.AR8]-[.$DJ3:.$DJ8])^2)^0.5" office:value-type="float"/>
          <table:table-cell table:number-matrix-columns-spanned="1" table:number-matrix-rows-spanned="1" table:formula="of:=SUM(([.AS3:.AS8]-[.$DK3:.$DK8])^2)^0.5" office:value-type="float"/>
          <table:table-cell table:number-matrix-columns-spanned="1" table:number-matrix-rows-spanned="1" table:formula="of:=SUM(([.AT3:.AT8]-[.$DL3:.$DL8])^2)^0.5" office:value-type="float"/>
          <table:table-cell table:number-matrix-columns-spanned="1" table:number-matrix-rows-spanned="1" table:formula="of:=SUM(([.AU3:.AU8]-[.$DM3:.$DM8])^2)^0.5" office:value-type="float"/>
          <table:table-cell table:number-matrix-columns-spanned="1" table:number-matrix-rows-spanned="1" table:formula="of:=SUM(([.AV3:.AV8]-[.$DN3:.$DN8])^2)^0.5" office:value-type="float"/>
          <table:table-cell table:number-matrix-columns-spanned="1" table:number-matrix-rows-spanned="1" table:formula="of:=SUM(([.AW3:.AW8]-[.$DO3:.$DO8])^2)^0.5" office:value-type="float"/>
          <table:table-cell table:number-matrix-columns-spanned="1" table:number-matrix-rows-spanned="1" table:formula="of:=SUM(([.AX3:.AX8]-[.$DP3:.$DP8])^2)^0.5" office:value-type="float"/>
          <table:table-cell table:number-matrix-columns-spanned="1" table:number-matrix-rows-spanned="1" table:formula="of:=SUM(([.AY3:.AY8]-[.$DQ3:.$DQ8])^2)^0.5" office:value-type="float"/>
          <table:table-cell table:number-matrix-columns-spanned="1" table:number-matrix-rows-spanned="1" table:formula="of:=SUM(([.AZ3:.AZ8]-[.$DH3:.$DH8])^2)^0.5" office:value-type="float"/>
          <table:table-cell table:number-matrix-columns-spanned="1" table:number-matrix-rows-spanned="1" table:formula="of:=SUM(([.BA3:.BA8]-[.$DI3:.$DI8])^2)^0.5" office:value-type="float"/>
          <table:table-cell table:number-matrix-columns-spanned="1" table:number-matrix-rows-spanned="1" table:formula="of:=SUM(([.BB3:.BB8]-[.$DJ3:.$DJ8])^2)^0.5" office:value-type="float"/>
          <table:table-cell table:number-matrix-columns-spanned="1" table:number-matrix-rows-spanned="1" table:formula="of:=SUM(([.BC3:.BC8]-[.$DK3:.$DK8])^2)^0.5" office:value-type="float"/>
          <table:table-cell table:number-matrix-columns-spanned="1" table:number-matrix-rows-spanned="1" table:formula="of:=SUM(([.BD3:.BD8]-[.$DL3:.$DL8])^2)^0.5" office:value-type="float"/>
          <table:table-cell table:number-matrix-columns-spanned="1" table:number-matrix-rows-spanned="1" table:formula="of:=SUM(([.BE3:.BE8]-[.$DM3:.$DM8])^2)^0.5" office:value-type="float"/>
          <table:table-cell table:number-matrix-columns-spanned="1" table:number-matrix-rows-spanned="1" table:formula="of:=SUM(([.BF3:.BF8]-[.$DN3:.$DN8])^2)^0.5" office:value-type="float"/>
          <table:table-cell table:number-matrix-columns-spanned="1" table:number-matrix-rows-spanned="1" table:formula="of:=SUM(([.BG3:.BG8]-[.$DO3:.$DO8])^2)^0.5" office:value-type="float"/>
          <table:table-cell table:number-matrix-columns-spanned="1" table:number-matrix-rows-spanned="1" table:formula="of:=SUM(([.BH3:.BH8]-[.$DP3:.$DP8])^2)^0.5" office:value-type="float"/>
          <table:table-cell table:number-matrix-columns-spanned="1" table:number-matrix-rows-spanned="1" table:formula="of:=SUM(([.BI3:.BI8]-[.$DQ3:.$DQ8])^2)^0.5" office:value-type="float"/>
          <table:table-cell table:number-matrix-columns-spanned="1" table:number-matrix-rows-spanned="1" table:formula="of:=SUM(([.BJ3:.BJ8]-[.$DH3:.$DH8])^2)^0.5" office:value-type="float"/>
          <table:table-cell table:number-matrix-columns-spanned="1" table:number-matrix-rows-spanned="1" table:formula="of:=SUM(([.BK3:.BK8]-[.$DI3:.$DI8])^2)^0.5" office:value-type="float"/>
          <table:table-cell table:style-name="cellBest" table:number-matrix-columns-spanned="1" table:number-matrix-rows-spanned="1" table:formula="of:=SUM(([.BL3:.BL8]-[.$DJ3:.$DJ8])^2)^0.5" office:value-type="float"/>
          <table:table-cell table:number-matrix-columns-spanned="1" table:number-matrix-rows-spanned="1" table:formula="of:=SUM(([.BM3:.BM8]-[.$DK3:.$DK8])^2)^0.5" office:value-type="float"/>
          <table:table-cell table:number-matrix-columns-spanned="1" table:number-matrix-rows-spanned="1" table:formula="of:=SUM(([.BN3:.BN8]-[.$DL3:.$DL8])^2)^0.5" office:value-type="float"/>
          <table:table-cell table:number-matrix-columns-spanned="1" table:number-matrix-rows-spanned="1" table:formula="of:=SUM(([.BO3:.BO8]-[.$DM3:.$DM8])^2)^0.5" office:value-type="float"/>
          <table:table-cell table:style-name="cellWorst" table:number-matrix-columns-spanned="1" table:number-matrix-rows-spanned="1" table:formula="of:=SUM(([.BP3:.BP8]-[.$DN3:.$DN8])^2)^0.5" office:value-type="float"/>
          <table:table-cell table:number-matrix-columns-spanned="1" table:number-matrix-rows-spanned="1" table:formula="of:=SUM(([.BQ3:.BQ8]-[.$DO3:.$DO8])^2)^0.5" office:value-type="float"/>
          <table:table-cell table:number-matrix-columns-spanned="1" table:number-matrix-rows-spanned="1" table:formula="of:=SUM(([.BR3:.BR8]-[.$DP3:.$DP8])^2)^0.5" office:value-type="float"/>
          <table:table-cell table:style-name="cellWorst" table:number-matrix-columns-spanned="1" table:number-matrix-rows-spanned="1" table:formula="of:=SUM(([.BS3:.BS8]-[.$DQ3:.$DQ8])^2)^0.5" office:value-type="float"/>
          <table:table-cell table:number-matrix-columns-spanned="1" table:number-matrix-rows-spanned="1" table:formula="of:=SUM(([.BT3:.BT8]-[.$DH3:.$DH8])^2)^0.5" office:value-type="float"/>
          <table:table-cell table:number-matrix-columns-spanned="1" table:number-matrix-rows-spanned="1" table:formula="of:=SUM(([.BU3:.BU8]-[.$DI3:.$DI8])^2)^0.5" office:value-type="float"/>
          <table:table-cell table:number-matrix-columns-spanned="1" table:number-matrix-rows-spanned="1" table:formula="of:=SUM(([.BV3:.BV8]-[.$DJ3:.$DJ8])^2)^0.5" office:value-type="float"/>
          <table:table-cell table:number-matrix-columns-spanned="1" table:number-matrix-rows-spanned="1" table:formula="of:=SUM(([.BW3:.BW8]-[.$DK3:.$DK8])^2)^0.5" office:value-type="float"/>
          <table:table-cell table:number-matrix-columns-spanned="1" table:number-matrix-rows-spanned="1" table:formula="of:=SUM(([.BX3:.BX8]-[.$DL3:.$DL8])^2)^0.5" office:value-type="float"/>
          <table:table-cell table:number-matrix-columns-spanned="1" table:number-matrix-rows-spanned="1" table:formula="of:=SUM(([.BY3:.BY8]-[.$DM3:.$DM8])^2)^0.5" office:value-type="float"/>
          <table:table-cell table:number-matrix-columns-spanned="1" table:number-matrix-rows-spanned="1" table:formula="of:=SUM(([.BZ3:.BZ8]-[.$DN3:.$DN8])^2)^0.5" office:value-type="float"/>
          <table:table-cell table:number-matrix-columns-spanned="1" table:number-matrix-rows-spanned="1" table:formula="of:=SUM(([.CA3:.CA8]-[.$DO3:.$DO8])^2)^0.5" office:value-type="float"/>
          <table:table-cell table:number-matrix-columns-spanned="1" table:number-matrix-rows-spanned="1" table:formula="of:=SUM(([.CB3:.CB8]-[.$DP3:.$DP8])^2)^0.5" office:value-type="float"/>
          <table:table-cell table:number-matrix-columns-spanned="1" table:number-matrix-rows-spanned="1" table:formula="of:=SUM(([.CC3:.CC8]-[.$DQ3:.$DQ8])^2)^0.5" office:value-type="float"/>
          <table:table-cell table:number-matrix-columns-spanned="1" table:number-matrix-rows-spanned="1" table:formula="of:=SUM(([.CD3:.CD8]-[.$DH3:.$DH8])^2)^0.5" office:value-type="float"/>
          <table:table-cell table:number-matrix-columns-spanned="1" table:number-matrix-rows-spanned="1" table:formula="of:=SUM(([.CE3:.CE8]-[.$DI3:.$DI8])^2)^0.5" office:value-type="float"/>
          <table:table-cell table:number-matrix-columns-spanned="1" table:number-matrix-rows-spanned="1" table:formula="of:=SUM(([.CF3:.CF8]-[.$DJ3:.$DJ8])^2)^0.5" office:value-type="float"/>
          <table:table-cell table:number-matrix-columns-spanned="1" table:number-matrix-rows-spanned="1" table:formula="of:=SUM(([.CG3:.CG8]-[.$DK3:.$DK8])^2)^0.5" office:value-type="float"/>
          <table:table-cell table:number-matrix-columns-spanned="1" table:number-matrix-rows-spanned="1" table:formula="of:=SUM(([.CH3:.CH8]-[.$DL3:.$DL8])^2)^0.5" office:value-type="float"/>
          <table:table-cell table:number-matrix-columns-spanned="1" table:number-matrix-rows-spanned="1" table:formula="of:=SUM(([.CI3:.CI8]-[.$DM3:.$DM8])^2)^0.5" office:value-type="float"/>
          <table:table-cell table:number-matrix-columns-spanned="1" table:number-matrix-rows-spanned="1" table:formula="of:=SUM(([.CJ3:.CJ8]-[.$DN3:.$DN8])^2)^0.5" office:value-type="float"/>
          <table:table-cell table:style-name="cellBest" table:number-matrix-columns-spanned="1" table:number-matrix-rows-spanned="1" table:formula="of:=SUM(([.CK3:.CK8]-[.$DO3:.$DO8])^2)^0.5" office:value-type="float"/>
          <table:table-cell table:number-matrix-columns-spanned="1" table:number-matrix-rows-spanned="1" table:formula="of:=SUM(([.CL3:.CL8]-[.$DP3:.$DP8])^2)^0.5" office:value-type="float"/>
          <table:table-cell table:number-matrix-columns-spanned="1" table:number-matrix-rows-spanned="1" table:formula="of:=SUM(([.CM3:.CM8]-[.$DQ3:.$DQ8])^2)^0.5" office:value-type="float"/>
          <table:table-cell table:number-matrix-columns-spanned="1" table:number-matrix-rows-spanned="1" table:formula="of:=SUM(([.CN3:.CN8]-[.$DH3:.$DH8])^2)^0.5" office:value-type="float"/>
          <table:table-cell table:number-matrix-columns-spanned="1" table:number-matrix-rows-spanned="1" table:formula="of:=SUM(([.CO3:.CO8]-[.$DI3:.$DI8])^2)^0.5" office:value-type="float"/>
          <table:table-cell table:number-matrix-columns-spanned="1" table:number-matrix-rows-spanned="1" table:formula="of:=SUM(([.CP3:.CP8]-[.$DJ3:.$DJ8])^2)^0.5" office:value-type="float"/>
          <table:table-cell table:number-matrix-columns-spanned="1" table:number-matrix-rows-spanned="1" table:formula="of:=SUM(([.CQ3:.CQ8]-[.$DK3:.$DK8])^2)^0.5" office:value-type="float"/>
          <table:table-cell table:number-matrix-columns-spanned="1" table:number-matrix-rows-spanned="1" table:formula="of:=SUM(([.CR3:.CR8]-[.$DL3:.$DL8])^2)^0.5" office:value-type="float"/>
          <table:table-cell table:number-matrix-columns-spanned="1" table:number-matrix-rows-spanned="1" table:formula="of:=SUM(([.CS3:.CS8]-[.$DM3:.$DM8])^2)^0.5" office:value-type="float"/>
          <table:table-cell table:number-matrix-columns-spanned="1" table:number-matrix-rows-spanned="1" table:formula="of:=SUM(([.CT3:.CT8]-[.$DN3:.$DN8])^2)^0.5" office:value-type="float"/>
          <table:table-cell table:number-matrix-columns-spanned="1" table:number-matrix-rows-spanned="1" table:formula="of:=SUM(([.CU3:.CU8]-[.$DO3:.$DO8])^2)^0.5" office:value-type="float"/>
          <table:table-cell table:number-matrix-columns-spanned="1" table:number-matrix-rows-spanned="1" table:formula="of:=SUM(([.CV3:.CV8]-[.$DP3:.$DP8])^2)^0.5" office:value-type="float"/>
          <table:table-cell table:number-matrix-columns-spanned="1" table:number-matrix-rows-spanned="1" table:formula="of:=SUM(([.CW3:.CW8]-[.$DQ3:.$DQ8])^2)^0.5" office:value-type="float"/>
          <table:table-cell table:number-matrix-columns-spanned="1" table:number-matrix-rows-spanned="1" table:formula="of:=SUM(([.CX3:.CX8]-[.$DH3:.$DH8])^2)^0.5" office:value-type="float"/>
          <table:table-cell table:number-matrix-columns-spanned="1" table:number-matrix-rows-spanned="1" table:formula="of:=SUM(([.CY3:.CY8]-[.$DI3:.$DI8])^2)^0.5" office:value-type="float"/>
          <table:table-cell table:number-matrix-columns-spanned="1" table:number-matrix-rows-spanned="1" table:formula="of:=SUM(([.CZ3:.CZ8]-[.$DJ3:.$DJ8])^2)^0.5" office:value-type="float"/>
          <table:table-cell table:number-matrix-columns-spanned="1" table:number-matrix-rows-spanned="1" table:formula="of:=SUM(([.DA3:.DA8]-[.$DK3:.$DK8])^2)^0.5" office:value-type="float"/>
          <table:table-cell table:number-matrix-columns-spanned="1" table:number-matrix-rows-spanned="1" table:formula="of:=SUM(([.DB3:.DB8]-[.$DL3:.$DL8])^2)^0.5" office:value-type="float"/>
          <table:table-cell table:number-matrix-columns-spanned="1" table:number-matrix-rows-spanned="1" table:formula="of:=SUM(([.DC3:.DC8]-[.$DM3:.$DM8])^2)^0.5" office:value-type="float"/>
          <table:table-cell table:number-matrix-columns-spanned="1" table:number-matrix-rows-spanned="1" table:formula="of:=SUM(([.DD3:.DD8]-[.$DN3:.$DN8])^2)^0.5" office:value-type="float"/>
          <table:table-cell table:number-matrix-columns-spanned="1" table:number-matrix-rows-spanned="1" table:formula="of:=SUM(([.DE3:.DE8]-[.$DO3:.$DO8])^2)^0.5" office:value-type="float"/>
          <table:table-cell table:number-matrix-columns-spanned="1" table:number-matrix-rows-spanned="1" table:formula="of:=SUM(([.DF3:.DF8]-[.$DP3:.$DP8])^2)^0.5" office:value-type="float"/>
          <table:table-cell table:number-matrix-columns-spanned="1" table:number-matrix-rows-spanned="1" table:formula="of:=SUM(([.DG3:.DG8]-[.$DQ3:.$DQ8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H3:.$DH8])" office:value-type="float"/>
          <table:table-cell table:style-name="cellBest" table:number-matrix-columns-spanned="1" table:number-matrix-rows-spanned="1" table:formula="of:=SUM([.C3:.C8]=[.$DI3:.$DI8])" office:value-type="float"/>
          <table:table-cell table:style-name="cellBest" table:number-matrix-columns-spanned="1" table:number-matrix-rows-spanned="1" table:formula="of:=SUM([.D3:.D8]=[.$DJ3:.$DJ8])" office:value-type="float"/>
          <table:table-cell table:number-matrix-columns-spanned="1" table:number-matrix-rows-spanned="1" table:formula="of:=SUM([.E3:.E8]=[.$DK3:.$DK8])" office:value-type="float"/>
          <table:table-cell table:number-matrix-columns-spanned="1" table:number-matrix-rows-spanned="1" table:formula="of:=SUM([.F3:.F8]=[.$DL3:.$DL8])" office:value-type="float"/>
          <table:table-cell table:number-matrix-columns-spanned="1" table:number-matrix-rows-spanned="1" table:formula="of:=SUM([.G3:.G8]=[.$DM3:.$DM8])" office:value-type="float"/>
          <table:table-cell table:style-name="cellBest" table:number-matrix-columns-spanned="1" table:number-matrix-rows-spanned="1" table:formula="of:=SUM([.H3:.H8]=[.$DN3:.$DN8])" office:value-type="float"/>
          <table:table-cell table:number-matrix-columns-spanned="1" table:number-matrix-rows-spanned="1" table:formula="of:=SUM([.I3:.I8]=[.$DO3:.$DO8])" office:value-type="float"/>
          <table:table-cell table:number-matrix-columns-spanned="1" table:number-matrix-rows-spanned="1" table:formula="of:=SUM([.J3:.J8]=[.$DP3:.$DP8])" office:value-type="float"/>
          <table:table-cell table:number-matrix-columns-spanned="1" table:number-matrix-rows-spanned="1" table:formula="of:=SUM([.K3:.K8]=[.$DQ3:.$DQ8])" office:value-type="float"/>
          <table:table-cell table:number-matrix-columns-spanned="1" table:number-matrix-rows-spanned="1" table:formula="of:=SUM([.L3:.L8]=[.$DH3:.$DH8])" office:value-type="float"/>
          <table:table-cell table:number-matrix-columns-spanned="1" table:number-matrix-rows-spanned="1" table:formula="of:=SUM([.M3:.M8]=[.$DI3:.$DI8])" office:value-type="float"/>
          <table:table-cell table:number-matrix-columns-spanned="1" table:number-matrix-rows-spanned="1" table:formula="of:=SUM([.N3:.N8]=[.$DJ3:.$DJ8])" office:value-type="float"/>
          <table:table-cell table:number-matrix-columns-spanned="1" table:number-matrix-rows-spanned="1" table:formula="of:=SUM([.O3:.O8]=[.$DK3:.$DK8])" office:value-type="float"/>
          <table:table-cell table:number-matrix-columns-spanned="1" table:number-matrix-rows-spanned="1" table:formula="of:=SUM([.P3:.P8]=[.$DL3:.$DL8])" office:value-type="float"/>
          <table:table-cell table:number-matrix-columns-spanned="1" table:number-matrix-rows-spanned="1" table:formula="of:=SUM([.Q3:.Q8]=[.$DM3:.$DM8])" office:value-type="float"/>
          <table:table-cell table:number-matrix-columns-spanned="1" table:number-matrix-rows-spanned="1" table:formula="of:=SUM([.R3:.R8]=[.$DN3:.$DN8])" office:value-type="float"/>
          <table:table-cell table:number-matrix-columns-spanned="1" table:number-matrix-rows-spanned="1" table:formula="of:=SUM([.S3:.S8]=[.$DO3:.$DO8])" office:value-type="float"/>
          <table:table-cell table:number-matrix-columns-spanned="1" table:number-matrix-rows-spanned="1" table:formula="of:=SUM([.T3:.T8]=[.$DP3:.$DP8])" office:value-type="float"/>
          <table:table-cell table:number-matrix-columns-spanned="1" table:number-matrix-rows-spanned="1" table:formula="of:=SUM([.U3:.U8]=[.$DQ3:.$DQ8])" office:value-type="float"/>
          <table:table-cell table:number-matrix-columns-spanned="1" table:number-matrix-rows-spanned="1" table:formula="of:=SUM([.V3:.V8]=[.$DH3:.$DH8])" office:value-type="float"/>
          <table:table-cell table:number-matrix-columns-spanned="1" table:number-matrix-rows-spanned="1" table:formula="of:=SUM([.W3:.W8]=[.$DI3:.$DI8])" office:value-type="float"/>
          <table:table-cell table:number-matrix-columns-spanned="1" table:number-matrix-rows-spanned="1" table:formula="of:=SUM([.X3:.X8]=[.$DJ3:.$DJ8])" office:value-type="float"/>
          <table:table-cell table:number-matrix-columns-spanned="1" table:number-matrix-rows-spanned="1" table:formula="of:=SUM([.Y3:.Y8]=[.$DK3:.$DK8])" office:value-type="float"/>
          <table:table-cell table:number-matrix-columns-spanned="1" table:number-matrix-rows-spanned="1" table:formula="of:=SUM([.Z3:.Z8]=[.$DL3:.$DL8])" office:value-type="float"/>
          <table:table-cell table:number-matrix-columns-spanned="1" table:number-matrix-rows-spanned="1" table:formula="of:=SUM([.AA3:.AA8]=[.$DM3:.$DM8])" office:value-type="float"/>
          <table:table-cell table:number-matrix-columns-spanned="1" table:number-matrix-rows-spanned="1" table:formula="of:=SUM([.AB3:.AB8]=[.$DN3:.$DN8])" office:value-type="float"/>
          <table:table-cell table:number-matrix-columns-spanned="1" table:number-matrix-rows-spanned="1" table:formula="of:=SUM([.AC3:.AC8]=[.$DO3:.$DO8])" office:value-type="float"/>
          <table:table-cell table:number-matrix-columns-spanned="1" table:number-matrix-rows-spanned="1" table:formula="of:=SUM([.AD3:.AD8]=[.$DP3:.$DP8])" office:value-type="float"/>
          <table:table-cell table:style-name="cellBest" table:number-matrix-columns-spanned="1" table:number-matrix-rows-spanned="1" table:formula="of:=SUM([.AE3:.AE8]=[.$DQ3:.$DQ8])" office:value-type="float"/>
          <table:table-cell table:number-matrix-columns-spanned="1" table:number-matrix-rows-spanned="1" table:formula="of:=SUM([.AF3:.AF8]=[.$DH3:.$DH8])" office:value-type="float"/>
          <table:table-cell table:number-matrix-columns-spanned="1" table:number-matrix-rows-spanned="1" table:formula="of:=SUM([.AG3:.AG8]=[.$DI3:.$DI8])" office:value-type="float"/>
          <table:table-cell table:number-matrix-columns-spanned="1" table:number-matrix-rows-spanned="1" table:formula="of:=SUM([.AH3:.AH8]=[.$DJ3:.$DJ8])" office:value-type="float"/>
          <table:table-cell table:number-matrix-columns-spanned="1" table:number-matrix-rows-spanned="1" table:formula="of:=SUM([.AI3:.AI8]=[.$DK3:.$DK8])" office:value-type="float"/>
          <table:table-cell table:number-matrix-columns-spanned="1" table:number-matrix-rows-spanned="1" table:formula="of:=SUM([.AJ3:.AJ8]=[.$DL3:.$DL8])" office:value-type="float"/>
          <table:table-cell table:number-matrix-columns-spanned="1" table:number-matrix-rows-spanned="1" table:formula="of:=SUM([.AK3:.AK8]=[.$DM3:.$DM8])" office:value-type="float"/>
          <table:table-cell table:number-matrix-columns-spanned="1" table:number-matrix-rows-spanned="1" table:formula="of:=SUM([.AL3:.AL8]=[.$DN3:.$DN8])" office:value-type="float"/>
          <table:table-cell table:number-matrix-columns-spanned="1" table:number-matrix-rows-spanned="1" table:formula="of:=SUM([.AM3:.AM8]=[.$DO3:.$DO8])" office:value-type="float"/>
          <table:table-cell table:number-matrix-columns-spanned="1" table:number-matrix-rows-spanned="1" table:formula="of:=SUM([.AN3:.AN8]=[.$DP3:.$DP8])" office:value-type="float"/>
          <table:table-cell table:number-matrix-columns-spanned="1" table:number-matrix-rows-spanned="1" table:formula="of:=SUM([.AO3:.AO8]=[.$DQ3:.$DQ8])" office:value-type="float"/>
          <table:table-cell table:number-matrix-columns-spanned="1" table:number-matrix-rows-spanned="1" table:formula="of:=SUM([.AP3:.AP8]=[.$DH3:.$DH8])" office:value-type="float"/>
          <table:table-cell table:number-matrix-columns-spanned="1" table:number-matrix-rows-spanned="1" table:formula="of:=SUM([.AQ3:.AQ8]=[.$DI3:.$DI8])" office:value-type="float"/>
          <table:table-cell table:number-matrix-columns-spanned="1" table:number-matrix-rows-spanned="1" table:formula="of:=SUM([.AR3:.AR8]=[.$DJ3:.$DJ8])" office:value-type="float"/>
          <table:table-cell table:number-matrix-columns-spanned="1" table:number-matrix-rows-spanned="1" table:formula="of:=SUM([.AS3:.AS8]=[.$DK3:.$DK8])" office:value-type="float"/>
          <table:table-cell table:number-matrix-columns-spanned="1" table:number-matrix-rows-spanned="1" table:formula="of:=SUM([.AT3:.AT8]=[.$DL3:.$DL8])" office:value-type="float"/>
          <table:table-cell table:number-matrix-columns-spanned="1" table:number-matrix-rows-spanned="1" table:formula="of:=SUM([.AU3:.AU8]=[.$DM3:.$DM8])" office:value-type="float"/>
          <table:table-cell table:number-matrix-columns-spanned="1" table:number-matrix-rows-spanned="1" table:formula="of:=SUM([.AV3:.AV8]=[.$DN3:.$DN8])" office:value-type="float"/>
          <table:table-cell table:number-matrix-columns-spanned="1" table:number-matrix-rows-spanned="1" table:formula="of:=SUM([.AW3:.AW8]=[.$DO3:.$DO8])" office:value-type="float"/>
          <table:table-cell table:number-matrix-columns-spanned="1" table:number-matrix-rows-spanned="1" table:formula="of:=SUM([.AX3:.AX8]=[.$DP3:.$DP8])" office:value-type="float"/>
          <table:table-cell table:number-matrix-columns-spanned="1" table:number-matrix-rows-spanned="1" table:formula="of:=SUM([.AY3:.AY8]=[.$DQ3:.$DQ8])" office:value-type="float"/>
          <table:table-cell table:number-matrix-columns-spanned="1" table:number-matrix-rows-spanned="1" table:formula="of:=SUM([.AZ3:.AZ8]=[.$DH3:.$DH8])" office:value-type="float"/>
          <table:table-cell table:number-matrix-columns-spanned="1" table:number-matrix-rows-spanned="1" table:formula="of:=SUM([.BA3:.BA8]=[.$DI3:.$DI8])" office:value-type="float"/>
          <table:table-cell table:number-matrix-columns-spanned="1" table:number-matrix-rows-spanned="1" table:formula="of:=SUM([.BB3:.BB8]=[.$DJ3:.$DJ8])" office:value-type="float"/>
          <table:table-cell table:number-matrix-columns-spanned="1" table:number-matrix-rows-spanned="1" table:formula="of:=SUM([.BC3:.BC8]=[.$DK3:.$DK8])" office:value-type="float"/>
          <table:table-cell table:number-matrix-columns-spanned="1" table:number-matrix-rows-spanned="1" table:formula="of:=SUM([.BD3:.BD8]=[.$DL3:.$DL8])" office:value-type="float"/>
          <table:table-cell table:number-matrix-columns-spanned="1" table:number-matrix-rows-spanned="1" table:formula="of:=SUM([.BE3:.BE8]=[.$DM3:.$DM8])" office:value-type="float"/>
          <table:table-cell table:number-matrix-columns-spanned="1" table:number-matrix-rows-spanned="1" table:formula="of:=SUM([.BF3:.BF8]=[.$DN3:.$DN8])" office:value-type="float"/>
          <table:table-cell table:number-matrix-columns-spanned="1" table:number-matrix-rows-spanned="1" table:formula="of:=SUM([.BG3:.BG8]=[.$DO3:.$DO8])" office:value-type="float"/>
          <table:table-cell table:number-matrix-columns-spanned="1" table:number-matrix-rows-spanned="1" table:formula="of:=SUM([.BH3:.BH8]=[.$DP3:.$DP8])" office:value-type="float"/>
          <table:table-cell table:number-matrix-columns-spanned="1" table:number-matrix-rows-spanned="1" table:formula="of:=SUM([.BI3:.BI8]=[.$DQ3:.$DQ8])" office:value-type="float"/>
          <table:table-cell table:number-matrix-columns-spanned="1" table:number-matrix-rows-spanned="1" table:formula="of:=SUM([.BJ3:.BJ8]=[.$DH3:.$DH8])" office:value-type="float"/>
          <table:table-cell table:number-matrix-columns-spanned="1" table:number-matrix-rows-spanned="1" table:formula="of:=SUM([.BK3:.BK8]=[.$DI3:.$DI8])" office:value-type="float"/>
          <table:table-cell table:number-matrix-columns-spanned="1" table:number-matrix-rows-spanned="1" table:formula="of:=SUM([.BL3:.BL8]=[.$DJ3:.$DJ8])" office:value-type="float"/>
          <table:table-cell table:number-matrix-columns-spanned="1" table:number-matrix-rows-spanned="1" table:formula="of:=SUM([.BM3:.BM8]=[.$DK3:.$DK8])" office:value-type="float"/>
          <table:table-cell table:number-matrix-columns-spanned="1" table:number-matrix-rows-spanned="1" table:formula="of:=SUM([.BN3:.BN8]=[.$DL3:.$DL8])" office:value-type="float"/>
          <table:table-cell table:number-matrix-columns-spanned="1" table:number-matrix-rows-spanned="1" table:formula="of:=SUM([.BO3:.BO8]=[.$DM3:.$DM8])" office:value-type="float"/>
          <table:table-cell table:number-matrix-columns-spanned="1" table:number-matrix-rows-spanned="1" table:formula="of:=SUM([.BP3:.BP8]=[.$DN3:.$DN8])" office:value-type="float"/>
          <table:table-cell table:number-matrix-columns-spanned="1" table:number-matrix-rows-spanned="1" table:formula="of:=SUM([.BQ3:.BQ8]=[.$DO3:.$DO8])" office:value-type="float"/>
          <table:table-cell table:number-matrix-columns-spanned="1" table:number-matrix-rows-spanned="1" table:formula="of:=SUM([.BR3:.BR8]=[.$DP3:.$DP8])" office:value-type="float"/>
          <table:table-cell table:number-matrix-columns-spanned="1" table:number-matrix-rows-spanned="1" table:formula="of:=SUM([.BS3:.BS8]=[.$DQ3:.$DQ8])" office:value-type="float"/>
          <table:table-cell table:number-matrix-columns-spanned="1" table:number-matrix-rows-spanned="1" table:formula="of:=SUM([.BT3:.BT8]=[.$DH3:.$DH8])" office:value-type="float"/>
          <table:table-cell table:number-matrix-columns-spanned="1" table:number-matrix-rows-spanned="1" table:formula="of:=SUM([.BU3:.BU8]=[.$DI3:.$DI8])" office:value-type="float"/>
          <table:table-cell table:number-matrix-columns-spanned="1" table:number-matrix-rows-spanned="1" table:formula="of:=SUM([.BV3:.BV8]=[.$DJ3:.$DJ8])" office:value-type="float"/>
          <table:table-cell table:number-matrix-columns-spanned="1" table:number-matrix-rows-spanned="1" table:formula="of:=SUM([.BW3:.BW8]=[.$DK3:.$DK8])" office:value-type="float"/>
          <table:table-cell table:number-matrix-columns-spanned="1" table:number-matrix-rows-spanned="1" table:formula="of:=SUM([.BX3:.BX8]=[.$DL3:.$DL8])" office:value-type="float"/>
          <table:table-cell table:number-matrix-columns-spanned="1" table:number-matrix-rows-spanned="1" table:formula="of:=SUM([.BY3:.BY8]=[.$DM3:.$DM8])" office:value-type="float"/>
          <table:table-cell table:number-matrix-columns-spanned="1" table:number-matrix-rows-spanned="1" table:formula="of:=SUM([.BZ3:.BZ8]=[.$DN3:.$DN8])" office:value-type="float"/>
          <table:table-cell table:number-matrix-columns-spanned="1" table:number-matrix-rows-spanned="1" table:formula="of:=SUM([.CA3:.CA8]=[.$DO3:.$DO8])" office:value-type="float"/>
          <table:table-cell table:number-matrix-columns-spanned="1" table:number-matrix-rows-spanned="1" table:formula="of:=SUM([.CB3:.CB8]=[.$DP3:.$DP8])" office:value-type="float"/>
          <table:table-cell table:number-matrix-columns-spanned="1" table:number-matrix-rows-spanned="1" table:formula="of:=SUM([.CC3:.CC8]=[.$DQ3:.$DQ8])" office:value-type="float"/>
          <table:table-cell table:number-matrix-columns-spanned="1" table:number-matrix-rows-spanned="1" table:formula="of:=SUM([.CD3:.CD8]=[.$DH3:.$DH8])" office:value-type="float"/>
          <table:table-cell table:number-matrix-columns-spanned="1" table:number-matrix-rows-spanned="1" table:formula="of:=SUM([.CE3:.CE8]=[.$DI3:.$DI8])" office:value-type="float"/>
          <table:table-cell table:number-matrix-columns-spanned="1" table:number-matrix-rows-spanned="1" table:formula="of:=SUM([.CF3:.CF8]=[.$DJ3:.$DJ8])" office:value-type="float"/>
          <table:table-cell table:number-matrix-columns-spanned="1" table:number-matrix-rows-spanned="1" table:formula="of:=SUM([.CG3:.CG8]=[.$DK3:.$DK8])" office:value-type="float"/>
          <table:table-cell table:number-matrix-columns-spanned="1" table:number-matrix-rows-spanned="1" table:formula="of:=SUM([.CH3:.CH8]=[.$DL3:.$DL8])" office:value-type="float"/>
          <table:table-cell table:number-matrix-columns-spanned="1" table:number-matrix-rows-spanned="1" table:formula="of:=SUM([.CI3:.CI8]=[.$DM3:.$DM8])" office:value-type="float"/>
          <table:table-cell table:number-matrix-columns-spanned="1" table:number-matrix-rows-spanned="1" table:formula="of:=SUM([.CJ3:.CJ8]=[.$DN3:.$DN8])" office:value-type="float"/>
          <table:table-cell table:number-matrix-columns-spanned="1" table:number-matrix-rows-spanned="1" table:formula="of:=SUM([.CK3:.CK8]=[.$DO3:.$DO8])" office:value-type="float"/>
          <table:table-cell table:number-matrix-columns-spanned="1" table:number-matrix-rows-spanned="1" table:formula="of:=SUM([.CL3:.CL8]=[.$DP3:.$DP8])" office:value-type="float"/>
          <table:table-cell table:number-matrix-columns-spanned="1" table:number-matrix-rows-spanned="1" table:formula="of:=SUM([.CM3:.CM8]=[.$DQ3:.$DQ8])" office:value-type="float"/>
          <table:table-cell table:number-matrix-columns-spanned="1" table:number-matrix-rows-spanned="1" table:formula="of:=SUM([.CN3:.CN8]=[.$DH3:.$DH8])" office:value-type="float"/>
          <table:table-cell table:number-matrix-columns-spanned="1" table:number-matrix-rows-spanned="1" table:formula="of:=SUM([.CO3:.CO8]=[.$DI3:.$DI8])" office:value-type="float"/>
          <table:table-cell table:number-matrix-columns-spanned="1" table:number-matrix-rows-spanned="1" table:formula="of:=SUM([.CP3:.CP8]=[.$DJ3:.$DJ8])" office:value-type="float"/>
          <table:table-cell table:number-matrix-columns-spanned="1" table:number-matrix-rows-spanned="1" table:formula="of:=SUM([.CQ3:.CQ8]=[.$DK3:.$DK8])" office:value-type="float"/>
          <table:table-cell table:number-matrix-columns-spanned="1" table:number-matrix-rows-spanned="1" table:formula="of:=SUM([.CR3:.CR8]=[.$DL3:.$DL8])" office:value-type="float"/>
          <table:table-cell table:number-matrix-columns-spanned="1" table:number-matrix-rows-spanned="1" table:formula="of:=SUM([.CS3:.CS8]=[.$DM3:.$DM8])" office:value-type="float"/>
          <table:table-cell table:number-matrix-columns-spanned="1" table:number-matrix-rows-spanned="1" table:formula="of:=SUM([.CT3:.CT8]=[.$DN3:.$DN8])" office:value-type="float"/>
          <table:table-cell table:number-matrix-columns-spanned="1" table:number-matrix-rows-spanned="1" table:formula="of:=SUM([.CU3:.CU8]=[.$DO3:.$DO8])" office:value-type="float"/>
          <table:table-cell table:number-matrix-columns-spanned="1" table:number-matrix-rows-spanned="1" table:formula="of:=SUM([.CV3:.CV8]=[.$DP3:.$DP8])" office:value-type="float"/>
          <table:table-cell table:number-matrix-columns-spanned="1" table:number-matrix-rows-spanned="1" table:formula="of:=SUM([.CW3:.CW8]=[.$DQ3:.$DQ8])" office:value-type="float"/>
          <table:table-cell table:number-matrix-columns-spanned="1" table:number-matrix-rows-spanned="1" table:formula="of:=SUM([.CX3:.CX8]=[.$DH3:.$DH8])" office:value-type="float"/>
          <table:table-cell table:number-matrix-columns-spanned="1" table:number-matrix-rows-spanned="1" table:formula="of:=SUM([.CY3:.CY8]=[.$DI3:.$DI8])" office:value-type="float"/>
          <table:table-cell table:number-matrix-columns-spanned="1" table:number-matrix-rows-spanned="1" table:formula="of:=SUM([.CZ3:.CZ8]=[.$DJ3:.$DJ8])" office:value-type="float"/>
          <table:table-cell table:number-matrix-columns-spanned="1" table:number-matrix-rows-spanned="1" table:formula="of:=SUM([.DA3:.DA8]=[.$DK3:.$DK8])" office:value-type="float"/>
          <table:table-cell table:number-matrix-columns-spanned="1" table:number-matrix-rows-spanned="1" table:formula="of:=SUM([.DB3:.DB8]=[.$DL3:.$DL8])" office:value-type="float"/>
          <table:table-cell table:number-matrix-columns-spanned="1" table:number-matrix-rows-spanned="1" table:formula="of:=SUM([.DC3:.DC8]=[.$DM3:.$DM8])" office:value-type="float"/>
          <table:table-cell table:number-matrix-columns-spanned="1" table:number-matrix-rows-spanned="1" table:formula="of:=SUM([.DD3:.DD8]=[.$DN3:.$DN8])" office:value-type="float"/>
          <table:table-cell table:number-matrix-columns-spanned="1" table:number-matrix-rows-spanned="1" table:formula="of:=SUM([.DE3:.DE8]=[.$DO3:.$DO8])" office:value-type="float"/>
          <table:table-cell table:number-matrix-columns-spanned="1" table:number-matrix-rows-spanned="1" table:formula="of:=SUM([.DF3:.DF8]=[.$DP3:.$DP8])" office:value-type="float"/>
          <table:table-cell table:number-matrix-columns-spanned="1" table:number-matrix-rows-spanned="1" table:formula="of:=SUM([.DG3:.DG8]=[.$DQ3:.$DQ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8]&lt;[.$DR3:.$DR8])" office:value-type="float"/>
          <table:table-cell table:style-name="cellBest" table:number-matrix-columns-spanned="1" table:number-matrix-rows-spanned="1" table:formula="of:=SUM([.C3:.C8]&lt;[.$DS3:.$DS8])" office:value-type="float"/>
          <table:table-cell table:style-name="cellBest" table:number-matrix-columns-spanned="1" table:number-matrix-rows-spanned="1" table:formula="of:=SUM([.D3:.D8]&lt;[.$DT3:.$DT8])" office:value-type="float"/>
          <table:table-cell table:style-name="cellBest" table:number-matrix-columns-spanned="1" table:number-matrix-rows-spanned="1" table:formula="of:=SUM([.E3:.E8]&lt;[.$DU3:.$DU8])" office:value-type="float"/>
          <table:table-cell table:number-matrix-columns-spanned="1" table:number-matrix-rows-spanned="1" table:formula="of:=SUM([.F3:.F8]&lt;[.$DV3:.$DV8])" office:value-type="float"/>
          <table:table-cell table:number-matrix-columns-spanned="1" table:number-matrix-rows-spanned="1" table:formula="of:=SUM([.G3:.G8]&lt;[.$DW3:.$DW8])" office:value-type="float"/>
          <table:table-cell table:style-name="cellBest" table:number-matrix-columns-spanned="1" table:number-matrix-rows-spanned="1" table:formula="of:=SUM([.H3:.H8]&lt;[.$DX3:.$DX8])" office:value-type="float"/>
          <table:table-cell table:style-name="cellBest" table:number-matrix-columns-spanned="1" table:number-matrix-rows-spanned="1" table:formula="of:=SUM([.I3:.I8]&lt;[.$DY3:.$DY8])" office:value-type="float"/>
          <table:table-cell table:number-matrix-columns-spanned="1" table:number-matrix-rows-spanned="1" table:formula="of:=SUM([.J3:.J8]&lt;[.$DZ3:.$DZ8])" office:value-type="float"/>
          <table:table-cell table:style-name="cellBest" table:number-matrix-columns-spanned="1" table:number-matrix-rows-spanned="1" table:formula="of:=SUM([.K3:.K8]&lt;[.$EA3:.$EA8])" office:value-type="float"/>
          <table:table-cell table:number-matrix-columns-spanned="1" table:number-matrix-rows-spanned="1" table:formula="of:=SUM([.L3:.L8]&lt;[.$DR3:.$DR8])" office:value-type="float"/>
          <table:table-cell table:number-matrix-columns-spanned="1" table:number-matrix-rows-spanned="1" table:formula="of:=SUM([.M3:.M8]&lt;[.$DS3:.$DS8])" office:value-type="float"/>
          <table:table-cell table:number-matrix-columns-spanned="1" table:number-matrix-rows-spanned="1" table:formula="of:=SUM([.N3:.N8]&lt;[.$DT3:.$DT8])" office:value-type="float"/>
          <table:table-cell table:style-name="cellBest" table:number-matrix-columns-spanned="1" table:number-matrix-rows-spanned="1" table:formula="of:=SUM([.O3:.O8]&lt;[.$DU3:.$DU8])" office:value-type="float"/>
          <table:table-cell table:number-matrix-columns-spanned="1" table:number-matrix-rows-spanned="1" table:formula="of:=SUM([.P3:.P8]&lt;[.$DV3:.$DV8])" office:value-type="float"/>
          <table:table-cell table:number-matrix-columns-spanned="1" table:number-matrix-rows-spanned="1" table:formula="of:=SUM([.Q3:.Q8]&lt;[.$DW3:.$DW8])" office:value-type="float"/>
          <table:table-cell table:number-matrix-columns-spanned="1" table:number-matrix-rows-spanned="1" table:formula="of:=SUM([.R3:.R8]&lt;[.$DX3:.$DX8])" office:value-type="float"/>
          <table:table-cell table:style-name="cellBest" table:number-matrix-columns-spanned="1" table:number-matrix-rows-spanned="1" table:formula="of:=SUM([.S3:.S8]&lt;[.$DY3:.$DY8])" office:value-type="float"/>
          <table:table-cell table:number-matrix-columns-spanned="1" table:number-matrix-rows-spanned="1" table:formula="of:=SUM([.T3:.T8]&lt;[.$DZ3:.$DZ8])" office:value-type="float"/>
          <table:table-cell table:number-matrix-columns-spanned="1" table:number-matrix-rows-spanned="1" table:formula="of:=SUM([.U3:.U8]&lt;[.$EA3:.$EA8])" office:value-type="float"/>
          <table:table-cell table:number-matrix-columns-spanned="1" table:number-matrix-rows-spanned="1" table:formula="of:=SUM([.V3:.V8]&lt;[.$DR3:.$DR8])" office:value-type="float"/>
          <table:table-cell table:number-matrix-columns-spanned="1" table:number-matrix-rows-spanned="1" table:formula="of:=SUM([.W3:.W8]&lt;[.$DS3:.$DS8])" office:value-type="float"/>
          <table:table-cell table:number-matrix-columns-spanned="1" table:number-matrix-rows-spanned="1" table:formula="of:=SUM([.X3:.X8]&lt;[.$DT3:.$DT8])" office:value-type="float"/>
          <table:table-cell table:style-name="cellBest" table:number-matrix-columns-spanned="1" table:number-matrix-rows-spanned="1" table:formula="of:=SUM([.Y3:.Y8]&lt;[.$DU3:.$DU8])" office:value-type="float"/>
          <table:table-cell table:number-matrix-columns-spanned="1" table:number-matrix-rows-spanned="1" table:formula="of:=SUM([.Z3:.Z8]&lt;[.$DV3:.$DV8])" office:value-type="float"/>
          <table:table-cell table:number-matrix-columns-spanned="1" table:number-matrix-rows-spanned="1" table:formula="of:=SUM([.AA3:.AA8]&lt;[.$DW3:.$DW8])" office:value-type="float"/>
          <table:table-cell table:style-name="cellBest" table:number-matrix-columns-spanned="1" table:number-matrix-rows-spanned="1" table:formula="of:=SUM([.AB3:.AB8]&lt;[.$DX3:.$DX8])" office:value-type="float"/>
          <table:table-cell table:style-name="cellBest" table:number-matrix-columns-spanned="1" table:number-matrix-rows-spanned="1" table:formula="of:=SUM([.AC3:.AC8]&lt;[.$DY3:.$DY8])" office:value-type="float"/>
          <table:table-cell table:number-matrix-columns-spanned="1" table:number-matrix-rows-spanned="1" table:formula="of:=SUM([.AD3:.AD8]&lt;[.$DZ3:.$DZ8])" office:value-type="float"/>
          <table:table-cell table:number-matrix-columns-spanned="1" table:number-matrix-rows-spanned="1" table:formula="of:=SUM([.AE3:.AE8]&lt;[.$EA3:.$EA8])" office:value-type="float"/>
          <table:table-cell table:number-matrix-columns-spanned="1" table:number-matrix-rows-spanned="1" table:formula="of:=SUM([.AF3:.AF8]&lt;[.$DR3:.$DR8])" office:value-type="float"/>
          <table:table-cell table:number-matrix-columns-spanned="1" table:number-matrix-rows-spanned="1" table:formula="of:=SUM([.AG3:.AG8]&lt;[.$DS3:.$DS8])" office:value-type="float"/>
          <table:table-cell table:number-matrix-columns-spanned="1" table:number-matrix-rows-spanned="1" table:formula="of:=SUM([.AH3:.AH8]&lt;[.$DT3:.$DT8])" office:value-type="float"/>
          <table:table-cell table:number-matrix-columns-spanned="1" table:number-matrix-rows-spanned="1" table:formula="of:=SUM([.AI3:.AI8]&lt;[.$DU3:.$DU8])" office:value-type="float"/>
          <table:table-cell table:number-matrix-columns-spanned="1" table:number-matrix-rows-spanned="1" table:formula="of:=SUM([.AJ3:.AJ8]&lt;[.$DV3:.$DV8])" office:value-type="float"/>
          <table:table-cell table:number-matrix-columns-spanned="1" table:number-matrix-rows-spanned="1" table:formula="of:=SUM([.AK3:.AK8]&lt;[.$DW3:.$DW8])" office:value-type="float"/>
          <table:table-cell table:number-matrix-columns-spanned="1" table:number-matrix-rows-spanned="1" table:formula="of:=SUM([.AL3:.AL8]&lt;[.$DX3:.$DX8])" office:value-type="float"/>
          <table:table-cell table:number-matrix-columns-spanned="1" table:number-matrix-rows-spanned="1" table:formula="of:=SUM([.AM3:.AM8]&lt;[.$DY3:.$DY8])" office:value-type="float"/>
          <table:table-cell table:number-matrix-columns-spanned="1" table:number-matrix-rows-spanned="1" table:formula="of:=SUM([.AN3:.AN8]&lt;[.$DZ3:.$DZ8])" office:value-type="float"/>
          <table:table-cell table:number-matrix-columns-spanned="1" table:number-matrix-rows-spanned="1" table:formula="of:=SUM([.AO3:.AO8]&lt;[.$EA3:.$EA8])" office:value-type="float"/>
          <table:table-cell table:number-matrix-columns-spanned="1" table:number-matrix-rows-spanned="1" table:formula="of:=SUM([.AP3:.AP8]&lt;[.$DR3:.$DR8])" office:value-type="float"/>
          <table:table-cell table:number-matrix-columns-spanned="1" table:number-matrix-rows-spanned="1" table:formula="of:=SUM([.AQ3:.AQ8]&lt;[.$DS3:.$DS8])" office:value-type="float"/>
          <table:table-cell table:number-matrix-columns-spanned="1" table:number-matrix-rows-spanned="1" table:formula="of:=SUM([.AR3:.AR8]&lt;[.$DT3:.$DT8])" office:value-type="float"/>
          <table:table-cell table:number-matrix-columns-spanned="1" table:number-matrix-rows-spanned="1" table:formula="of:=SUM([.AS3:.AS8]&lt;[.$DU3:.$DU8])" office:value-type="float"/>
          <table:table-cell table:number-matrix-columns-spanned="1" table:number-matrix-rows-spanned="1" table:formula="of:=SUM([.AT3:.AT8]&lt;[.$DV3:.$DV8])" office:value-type="float"/>
          <table:table-cell table:number-matrix-columns-spanned="1" table:number-matrix-rows-spanned="1" table:formula="of:=SUM([.AU3:.AU8]&lt;[.$DW3:.$DW8])" office:value-type="float"/>
          <table:table-cell table:number-matrix-columns-spanned="1" table:number-matrix-rows-spanned="1" table:formula="of:=SUM([.AV3:.AV8]&lt;[.$DX3:.$DX8])" office:value-type="float"/>
          <table:table-cell table:number-matrix-columns-spanned="1" table:number-matrix-rows-spanned="1" table:formula="of:=SUM([.AW3:.AW8]&lt;[.$DY3:.$DY8])" office:value-type="float"/>
          <table:table-cell table:number-matrix-columns-spanned="1" table:number-matrix-rows-spanned="1" table:formula="of:=SUM([.AX3:.AX8]&lt;[.$DZ3:.$DZ8])" office:value-type="float"/>
          <table:table-cell table:number-matrix-columns-spanned="1" table:number-matrix-rows-spanned="1" table:formula="of:=SUM([.AY3:.AY8]&lt;[.$EA3:.$EA8])" office:value-type="float"/>
          <table:table-cell table:number-matrix-columns-spanned="1" table:number-matrix-rows-spanned="1" table:formula="of:=SUM([.AZ3:.AZ8]&lt;[.$DR3:.$DR8])" office:value-type="float"/>
          <table:table-cell table:number-matrix-columns-spanned="1" table:number-matrix-rows-spanned="1" table:formula="of:=SUM([.BA3:.BA8]&lt;[.$DS3:.$DS8])" office:value-type="float"/>
          <table:table-cell table:number-matrix-columns-spanned="1" table:number-matrix-rows-spanned="1" table:formula="of:=SUM([.BB3:.BB8]&lt;[.$DT3:.$DT8])" office:value-type="float"/>
          <table:table-cell table:number-matrix-columns-spanned="1" table:number-matrix-rows-spanned="1" table:formula="of:=SUM([.BC3:.BC8]&lt;[.$DU3:.$DU8])" office:value-type="float"/>
          <table:table-cell table:number-matrix-columns-spanned="1" table:number-matrix-rows-spanned="1" table:formula="of:=SUM([.BD3:.BD8]&lt;[.$DV3:.$DV8])" office:value-type="float"/>
          <table:table-cell table:number-matrix-columns-spanned="1" table:number-matrix-rows-spanned="1" table:formula="of:=SUM([.BE3:.BE8]&lt;[.$DW3:.$DW8])" office:value-type="float"/>
          <table:table-cell table:number-matrix-columns-spanned="1" table:number-matrix-rows-spanned="1" table:formula="of:=SUM([.BF3:.BF8]&lt;[.$DX3:.$DX8])" office:value-type="float"/>
          <table:table-cell table:number-matrix-columns-spanned="1" table:number-matrix-rows-spanned="1" table:formula="of:=SUM([.BG3:.BG8]&lt;[.$DY3:.$DY8])" office:value-type="float"/>
          <table:table-cell table:number-matrix-columns-spanned="1" table:number-matrix-rows-spanned="1" table:formula="of:=SUM([.BH3:.BH8]&lt;[.$DZ3:.$DZ8])" office:value-type="float"/>
          <table:table-cell table:number-matrix-columns-spanned="1" table:number-matrix-rows-spanned="1" table:formula="of:=SUM([.BI3:.BI8]&lt;[.$EA3:.$EA8])" office:value-type="float"/>
          <table:table-cell table:number-matrix-columns-spanned="1" table:number-matrix-rows-spanned="1" table:formula="of:=SUM([.BJ3:.BJ8]&lt;[.$DR3:.$DR8])" office:value-type="float"/>
          <table:table-cell table:number-matrix-columns-spanned="1" table:number-matrix-rows-spanned="1" table:formula="of:=SUM([.BK3:.BK8]&lt;[.$DS3:.$DS8])" office:value-type="float"/>
          <table:table-cell table:number-matrix-columns-spanned="1" table:number-matrix-rows-spanned="1" table:formula="of:=SUM([.BL3:.BL8]&lt;[.$DT3:.$DT8])" office:value-type="float"/>
          <table:table-cell table:number-matrix-columns-spanned="1" table:number-matrix-rows-spanned="1" table:formula="of:=SUM([.BM3:.BM8]&lt;[.$DU3:.$DU8])" office:value-type="float"/>
          <table:table-cell table:number-matrix-columns-spanned="1" table:number-matrix-rows-spanned="1" table:formula="of:=SUM([.BN3:.BN8]&lt;[.$DV3:.$DV8])" office:value-type="float"/>
          <table:table-cell table:style-name="cellBest" table:number-matrix-columns-spanned="1" table:number-matrix-rows-spanned="1" table:formula="of:=SUM([.BO3:.BO8]&lt;[.$DW3:.$DW8])" office:value-type="float"/>
          <table:table-cell table:number-matrix-columns-spanned="1" table:number-matrix-rows-spanned="1" table:formula="of:=SUM([.BP3:.BP8]&lt;[.$DX3:.$DX8])" office:value-type="float"/>
          <table:table-cell table:style-name="cellBest" table:number-matrix-columns-spanned="1" table:number-matrix-rows-spanned="1" table:formula="of:=SUM([.BQ3:.BQ8]&lt;[.$DY3:.$DY8])" office:value-type="float"/>
          <table:table-cell table:number-matrix-columns-spanned="1" table:number-matrix-rows-spanned="1" table:formula="of:=SUM([.BR3:.BR8]&lt;[.$DZ3:.$DZ8])" office:value-type="float"/>
          <table:table-cell table:number-matrix-columns-spanned="1" table:number-matrix-rows-spanned="1" table:formula="of:=SUM([.BS3:.BS8]&lt;[.$EA3:.$EA8])" office:value-type="float"/>
          <table:table-cell table:number-matrix-columns-spanned="1" table:number-matrix-rows-spanned="1" table:formula="of:=SUM([.BT3:.BT8]&lt;[.$DR3:.$DR8])" office:value-type="float"/>
          <table:table-cell table:number-matrix-columns-spanned="1" table:number-matrix-rows-spanned="1" table:formula="of:=SUM([.BU3:.BU8]&lt;[.$DS3:.$DS8])" office:value-type="float"/>
          <table:table-cell table:number-matrix-columns-spanned="1" table:number-matrix-rows-spanned="1" table:formula="of:=SUM([.BV3:.BV8]&lt;[.$DT3:.$DT8])" office:value-type="float"/>
          <table:table-cell table:number-matrix-columns-spanned="1" table:number-matrix-rows-spanned="1" table:formula="of:=SUM([.BW3:.BW8]&lt;[.$DU3:.$DU8])" office:value-type="float"/>
          <table:table-cell table:number-matrix-columns-spanned="1" table:number-matrix-rows-spanned="1" table:formula="of:=SUM([.BX3:.BX8]&lt;[.$DV3:.$DV8])" office:value-type="float"/>
          <table:table-cell table:number-matrix-columns-spanned="1" table:number-matrix-rows-spanned="1" table:formula="of:=SUM([.BY3:.BY8]&lt;[.$DW3:.$DW8])" office:value-type="float"/>
          <table:table-cell table:number-matrix-columns-spanned="1" table:number-matrix-rows-spanned="1" table:formula="of:=SUM([.BZ3:.BZ8]&lt;[.$DX3:.$DX8])" office:value-type="float"/>
          <table:table-cell table:number-matrix-columns-spanned="1" table:number-matrix-rows-spanned="1" table:formula="of:=SUM([.CA3:.CA8]&lt;[.$DY3:.$DY8])" office:value-type="float"/>
          <table:table-cell table:number-matrix-columns-spanned="1" table:number-matrix-rows-spanned="1" table:formula="of:=SUM([.CB3:.CB8]&lt;[.$DZ3:.$DZ8])" office:value-type="float"/>
          <table:table-cell table:number-matrix-columns-spanned="1" table:number-matrix-rows-spanned="1" table:formula="of:=SUM([.CC3:.CC8]&lt;[.$EA3:.$EA8])" office:value-type="float"/>
          <table:table-cell table:number-matrix-columns-spanned="1" table:number-matrix-rows-spanned="1" table:formula="of:=SUM([.CD3:.CD8]&lt;[.$DR3:.$DR8])" office:value-type="float"/>
          <table:table-cell table:number-matrix-columns-spanned="1" table:number-matrix-rows-spanned="1" table:formula="of:=SUM([.CE3:.CE8]&lt;[.$DS3:.$DS8])" office:value-type="float"/>
          <table:table-cell table:number-matrix-columns-spanned="1" table:number-matrix-rows-spanned="1" table:formula="of:=SUM([.CF3:.CF8]&lt;[.$DT3:.$DT8])" office:value-type="float"/>
          <table:table-cell table:style-name="cellBest" table:number-matrix-columns-spanned="1" table:number-matrix-rows-spanned="1" table:formula="of:=SUM([.CG3:.CG8]&lt;[.$DU3:.$DU8])" office:value-type="float"/>
          <table:table-cell table:number-matrix-columns-spanned="1" table:number-matrix-rows-spanned="1" table:formula="of:=SUM([.CH3:.CH8]&lt;[.$DV3:.$DV8])" office:value-type="float"/>
          <table:table-cell table:style-name="cellBest" table:number-matrix-columns-spanned="1" table:number-matrix-rows-spanned="1" table:formula="of:=SUM([.CI3:.CI8]&lt;[.$DW3:.$DW8])" office:value-type="float"/>
          <table:table-cell table:number-matrix-columns-spanned="1" table:number-matrix-rows-spanned="1" table:formula="of:=SUM([.CJ3:.CJ8]&lt;[.$DX3:.$DX8])" office:value-type="float"/>
          <table:table-cell table:style-name="cellBest" table:number-matrix-columns-spanned="1" table:number-matrix-rows-spanned="1" table:formula="of:=SUM([.CK3:.CK8]&lt;[.$DY3:.$DY8])" office:value-type="float"/>
          <table:table-cell table:number-matrix-columns-spanned="1" table:number-matrix-rows-spanned="1" table:formula="of:=SUM([.CL3:.CL8]&lt;[.$DZ3:.$DZ8])" office:value-type="float"/>
          <table:table-cell table:number-matrix-columns-spanned="1" table:number-matrix-rows-spanned="1" table:formula="of:=SUM([.CM3:.CM8]&lt;[.$EA3:.$EA8])" office:value-type="float"/>
          <table:table-cell table:style-name="cellWorst" table:number-matrix-columns-spanned="1" table:number-matrix-rows-spanned="1" table:formula="of:=SUM([.CN3:.CN8]&lt;[.$DR3:.$DR8])" office:value-type="float"/>
          <table:table-cell table:number-matrix-columns-spanned="1" table:number-matrix-rows-spanned="1" table:formula="of:=SUM([.CO3:.CO8]&lt;[.$DS3:.$DS8])" office:value-type="float"/>
          <table:table-cell table:number-matrix-columns-spanned="1" table:number-matrix-rows-spanned="1" table:formula="of:=SUM([.CP3:.CP8]&lt;[.$DT3:.$DT8])" office:value-type="float"/>
          <table:table-cell table:number-matrix-columns-spanned="1" table:number-matrix-rows-spanned="1" table:formula="of:=SUM([.CQ3:.CQ8]&lt;[.$DU3:.$DU8])" office:value-type="float"/>
          <table:table-cell table:number-matrix-columns-spanned="1" table:number-matrix-rows-spanned="1" table:formula="of:=SUM([.CR3:.CR8]&lt;[.$DV3:.$DV8])" office:value-type="float"/>
          <table:table-cell table:number-matrix-columns-spanned="1" table:number-matrix-rows-spanned="1" table:formula="of:=SUM([.CS3:.CS8]&lt;[.$DW3:.$DW8])" office:value-type="float"/>
          <table:table-cell table:number-matrix-columns-spanned="1" table:number-matrix-rows-spanned="1" table:formula="of:=SUM([.CT3:.CT8]&lt;[.$DX3:.$DX8])" office:value-type="float"/>
          <table:table-cell table:number-matrix-columns-spanned="1" table:number-matrix-rows-spanned="1" table:formula="of:=SUM([.CU3:.CU8]&lt;[.$DY3:.$DY8])" office:value-type="float"/>
          <table:table-cell table:number-matrix-columns-spanned="1" table:number-matrix-rows-spanned="1" table:formula="of:=SUM([.CV3:.CV8]&lt;[.$DZ3:.$DZ8])" office:value-type="float"/>
          <table:table-cell table:number-matrix-columns-spanned="1" table:number-matrix-rows-spanned="1" table:formula="of:=SUM([.CW3:.CW8]&lt;[.$EA3:.$EA8])" office:value-type="float"/>
          <table:table-cell table:style-name="cellWorst" table:number-matrix-columns-spanned="1" table:number-matrix-rows-spanned="1" table:formula="of:=SUM([.CX3:.CX8]&lt;[.$DR3:.$DR8])" office:value-type="float"/>
          <table:table-cell table:number-matrix-columns-spanned="1" table:number-matrix-rows-spanned="1" table:formula="of:=SUM([.CY3:.CY8]&lt;[.$DS3:.$DS8])" office:value-type="float"/>
          <table:table-cell table:number-matrix-columns-spanned="1" table:number-matrix-rows-spanned="1" table:formula="of:=SUM([.CZ3:.CZ8]&lt;[.$DT3:.$DT8])" office:value-type="float"/>
          <table:table-cell table:number-matrix-columns-spanned="1" table:number-matrix-rows-spanned="1" table:formula="of:=SUM([.DA3:.DA8]&lt;[.$DU3:.$DU8])" office:value-type="float"/>
          <table:table-cell table:number-matrix-columns-spanned="1" table:number-matrix-rows-spanned="1" table:formula="of:=SUM([.DB3:.DB8]&lt;[.$DV3:.$DV8])" office:value-type="float"/>
          <table:table-cell table:number-matrix-columns-spanned="1" table:number-matrix-rows-spanned="1" table:formula="of:=SUM([.DC3:.DC8]&lt;[.$DW3:.$DW8])" office:value-type="float"/>
          <table:table-cell table:number-matrix-columns-spanned="1" table:number-matrix-rows-spanned="1" table:formula="of:=SUM([.DD3:.DD8]&lt;[.$DX3:.$DX8])" office:value-type="float"/>
          <table:table-cell table:number-matrix-columns-spanned="1" table:number-matrix-rows-spanned="1" table:formula="of:=SUM([.DE3:.DE8]&lt;[.$DY3:.$DY8])" office:value-type="float"/>
          <table:table-cell table:style-name="cellBest" table:number-matrix-columns-spanned="1" table:number-matrix-rows-spanned="1" table:formula="of:=SUM([.DF3:.DF8]&lt;[.$DZ3:.$DZ8])" office:value-type="float"/>
          <table:table-cell table:number-matrix-columns-spanned="1" table:number-matrix-rows-spanned="1" table:formula="of:=SUM([.DG3:.DG8]&l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8]&gt;[.$DR3:.$DR8])" office:value-type="float"/>
          <table:table-cell table:number-matrix-columns-spanned="1" table:number-matrix-rows-spanned="1" table:formula="of:=SUM([.C3:.C8]&gt;[.$DS3:.$DS8])" office:value-type="float"/>
          <table:table-cell table:style-name="cellBest" table:number-matrix-columns-spanned="1" table:number-matrix-rows-spanned="1" table:formula="of:=SUM([.D3:.D8]&gt;[.$DT3:.$DT8])" office:value-type="float"/>
          <table:table-cell table:number-matrix-columns-spanned="1" table:number-matrix-rows-spanned="1" table:formula="of:=SUM([.E3:.E8]&gt;[.$DU3:.$DU8])" office:value-type="float"/>
          <table:table-cell table:number-matrix-columns-spanned="1" table:number-matrix-rows-spanned="1" table:formula="of:=SUM([.F3:.F8]&gt;[.$DV3:.$DV8])" office:value-type="float"/>
          <table:table-cell table:number-matrix-columns-spanned="1" table:number-matrix-rows-spanned="1" table:formula="of:=SUM([.G3:.G8]&gt;[.$DW3:.$DW8])" office:value-type="float"/>
          <table:table-cell table:style-name="cellBest" table:number-matrix-columns-spanned="1" table:number-matrix-rows-spanned="1" table:formula="of:=SUM([.H3:.H8]&gt;[.$DX3:.$DX8])" office:value-type="float"/>
          <table:table-cell table:number-matrix-columns-spanned="1" table:number-matrix-rows-spanned="1" table:formula="of:=SUM([.I3:.I8]&gt;[.$DY3:.$DY8])" office:value-type="float"/>
          <table:table-cell table:number-matrix-columns-spanned="1" table:number-matrix-rows-spanned="1" table:formula="of:=SUM([.J3:.J8]&gt;[.$DZ3:.$DZ8])" office:value-type="float"/>
          <table:table-cell table:style-name="cellBest" table:number-matrix-columns-spanned="1" table:number-matrix-rows-spanned="1" table:formula="of:=SUM([.K3:.K8]&gt;[.$EA3:.$EA8])" office:value-type="float"/>
          <table:table-cell table:number-matrix-columns-spanned="1" table:number-matrix-rows-spanned="1" table:formula="of:=SUM([.L3:.L8]&gt;[.$DR3:.$DR8])" office:value-type="float"/>
          <table:table-cell table:number-matrix-columns-spanned="1" table:number-matrix-rows-spanned="1" table:formula="of:=SUM([.M3:.M8]&gt;[.$DS3:.$DS8])" office:value-type="float"/>
          <table:table-cell table:style-name="cellBest" table:number-matrix-columns-spanned="1" table:number-matrix-rows-spanned="1" table:formula="of:=SUM([.N3:.N8]&gt;[.$DT3:.$DT8])" office:value-type="float"/>
          <table:table-cell table:style-name="cellBest" table:number-matrix-columns-spanned="1" table:number-matrix-rows-spanned="1" table:formula="of:=SUM([.O3:.O8]&gt;[.$DU3:.$DU8])" office:value-type="float"/>
          <table:table-cell table:number-matrix-columns-spanned="1" table:number-matrix-rows-spanned="1" table:formula="of:=SUM([.P3:.P8]&gt;[.$DV3:.$DV8])" office:value-type="float"/>
          <table:table-cell table:number-matrix-columns-spanned="1" table:number-matrix-rows-spanned="1" table:formula="of:=SUM([.Q3:.Q8]&gt;[.$DW3:.$DW8])" office:value-type="float"/>
          <table:table-cell table:style-name="cellBest" table:number-matrix-columns-spanned="1" table:number-matrix-rows-spanned="1" table:formula="of:=SUM([.R3:.R8]&gt;[.$DX3:.$DX8])" office:value-type="float"/>
          <table:table-cell table:style-name="cellBest" table:number-matrix-columns-spanned="1" table:number-matrix-rows-spanned="1" table:formula="of:=SUM([.S3:.S8]&gt;[.$DY3:.$DY8])" office:value-type="float"/>
          <table:table-cell table:number-matrix-columns-spanned="1" table:number-matrix-rows-spanned="1" table:formula="of:=SUM([.T3:.T8]&gt;[.$DZ3:.$DZ8])" office:value-type="float"/>
          <table:table-cell table:style-name="cellBest" table:number-matrix-columns-spanned="1" table:number-matrix-rows-spanned="1" table:formula="of:=SUM([.U3:.U8]&gt;[.$EA3:.$EA8])" office:value-type="float"/>
          <table:table-cell table:number-matrix-columns-spanned="1" table:number-matrix-rows-spanned="1" table:formula="of:=SUM([.V3:.V8]&gt;[.$DR3:.$DR8])" office:value-type="float"/>
          <table:table-cell table:number-matrix-columns-spanned="1" table:number-matrix-rows-spanned="1" table:formula="of:=SUM([.W3:.W8]&gt;[.$DS3:.$DS8])" office:value-type="float"/>
          <table:table-cell table:style-name="cellBest" table:number-matrix-columns-spanned="1" table:number-matrix-rows-spanned="1" table:formula="of:=SUM([.X3:.X8]&gt;[.$DT3:.$DT8])" office:value-type="float"/>
          <table:table-cell table:number-matrix-columns-spanned="1" table:number-matrix-rows-spanned="1" table:formula="of:=SUM([.Y3:.Y8]&gt;[.$DU3:.$DU8])" office:value-type="float"/>
          <table:table-cell table:number-matrix-columns-spanned="1" table:number-matrix-rows-spanned="1" table:formula="of:=SUM([.Z3:.Z8]&gt;[.$DV3:.$DV8])" office:value-type="float"/>
          <table:table-cell table:style-name="cellBest" table:number-matrix-columns-spanned="1" table:number-matrix-rows-spanned="1" table:formula="of:=SUM([.AA3:.AA8]&gt;[.$DW3:.$DW8])" office:value-type="float"/>
          <table:table-cell table:style-name="cellBest" table:number-matrix-columns-spanned="1" table:number-matrix-rows-spanned="1" table:formula="of:=SUM([.AB3:.AB8]&gt;[.$DX3:.$DX8])" office:value-type="float"/>
          <table:table-cell table:number-matrix-columns-spanned="1" table:number-matrix-rows-spanned="1" table:formula="of:=SUM([.AC3:.AC8]&gt;[.$DY3:.$DY8])" office:value-type="float"/>
          <table:table-cell table:number-matrix-columns-spanned="1" table:number-matrix-rows-spanned="1" table:formula="of:=SUM([.AD3:.AD8]&gt;[.$DZ3:.$DZ8])" office:value-type="float"/>
          <table:table-cell table:number-matrix-columns-spanned="1" table:number-matrix-rows-spanned="1" table:formula="of:=SUM([.AE3:.AE8]&gt;[.$EA3:.$EA8])" office:value-type="float"/>
          <table:table-cell table:number-matrix-columns-spanned="1" table:number-matrix-rows-spanned="1" table:formula="of:=SUM([.AF3:.AF8]&gt;[.$DR3:.$DR8])" office:value-type="float"/>
          <table:table-cell table:number-matrix-columns-spanned="1" table:number-matrix-rows-spanned="1" table:formula="of:=SUM([.AG3:.AG8]&gt;[.$DS3:.$DS8])" office:value-type="float"/>
          <table:table-cell table:number-matrix-columns-spanned="1" table:number-matrix-rows-spanned="1" table:formula="of:=SUM([.AH3:.AH8]&gt;[.$DT3:.$DT8])" office:value-type="float"/>
          <table:table-cell table:number-matrix-columns-spanned="1" table:number-matrix-rows-spanned="1" table:formula="of:=SUM([.AI3:.AI8]&gt;[.$DU3:.$DU8])" office:value-type="float"/>
          <table:table-cell table:number-matrix-columns-spanned="1" table:number-matrix-rows-spanned="1" table:formula="of:=SUM([.AJ3:.AJ8]&gt;[.$DV3:.$DV8])" office:value-type="float"/>
          <table:table-cell table:number-matrix-columns-spanned="1" table:number-matrix-rows-spanned="1" table:formula="of:=SUM([.AK3:.AK8]&gt;[.$DW3:.$DW8])" office:value-type="float"/>
          <table:table-cell table:number-matrix-columns-spanned="1" table:number-matrix-rows-spanned="1" table:formula="of:=SUM([.AL3:.AL8]&gt;[.$DX3:.$DX8])" office:value-type="float"/>
          <table:table-cell table:number-matrix-columns-spanned="1" table:number-matrix-rows-spanned="1" table:formula="of:=SUM([.AM3:.AM8]&gt;[.$DY3:.$DY8])" office:value-type="float"/>
          <table:table-cell table:number-matrix-columns-spanned="1" table:number-matrix-rows-spanned="1" table:formula="of:=SUM([.AN3:.AN8]&gt;[.$DZ3:.$DZ8])" office:value-type="float"/>
          <table:table-cell table:style-name="cellBest" table:number-matrix-columns-spanned="1" table:number-matrix-rows-spanned="1" table:formula="of:=SUM([.AO3:.AO8]&gt;[.$EA3:.$EA8])" office:value-type="float"/>
          <table:table-cell table:number-matrix-columns-spanned="1" table:number-matrix-rows-spanned="1" table:formula="of:=SUM([.AP3:.AP8]&gt;[.$DR3:.$DR8])" office:value-type="float"/>
          <table:table-cell table:style-name="cellBest" table:number-matrix-columns-spanned="1" table:number-matrix-rows-spanned="1" table:formula="of:=SUM([.AQ3:.AQ8]&gt;[.$DS3:.$DS8])" office:value-type="float"/>
          <table:table-cell table:style-name="cellBest" table:number-matrix-columns-spanned="1" table:number-matrix-rows-spanned="1" table:formula="of:=SUM([.AR3:.AR8]&gt;[.$DT3:.$DT8])" office:value-type="float"/>
          <table:table-cell table:number-matrix-columns-spanned="1" table:number-matrix-rows-spanned="1" table:formula="of:=SUM([.AS3:.AS8]&gt;[.$DU3:.$DU8])" office:value-type="float"/>
          <table:table-cell table:number-matrix-columns-spanned="1" table:number-matrix-rows-spanned="1" table:formula="of:=SUM([.AT3:.AT8]&gt;[.$DV3:.$DV8])" office:value-type="float"/>
          <table:table-cell table:number-matrix-columns-spanned="1" table:number-matrix-rows-spanned="1" table:formula="of:=SUM([.AU3:.AU8]&gt;[.$DW3:.$DW8])" office:value-type="float"/>
          <table:table-cell table:style-name="cellWorst" table:number-matrix-columns-spanned="1" table:number-matrix-rows-spanned="1" table:formula="of:=SUM([.AV3:.AV8]&gt;[.$DX3:.$DX8])" office:value-type="float"/>
          <table:table-cell table:number-matrix-columns-spanned="1" table:number-matrix-rows-spanned="1" table:formula="of:=SUM([.AW3:.AW8]&gt;[.$DY3:.$DY8])" office:value-type="float"/>
          <table:table-cell table:number-matrix-columns-spanned="1" table:number-matrix-rows-spanned="1" table:formula="of:=SUM([.AX3:.AX8]&gt;[.$DZ3:.$DZ8])" office:value-type="float"/>
          <table:table-cell table:number-matrix-columns-spanned="1" table:number-matrix-rows-spanned="1" table:formula="of:=SUM([.AY3:.AY8]&gt;[.$EA3:.$EA8])" office:value-type="float"/>
          <table:table-cell table:number-matrix-columns-spanned="1" table:number-matrix-rows-spanned="1" table:formula="of:=SUM([.AZ3:.AZ8]&gt;[.$DR3:.$DR8])" office:value-type="float"/>
          <table:table-cell table:number-matrix-columns-spanned="1" table:number-matrix-rows-spanned="1" table:formula="of:=SUM([.BA3:.BA8]&gt;[.$DS3:.$DS8])" office:value-type="float"/>
          <table:table-cell table:number-matrix-columns-spanned="1" table:number-matrix-rows-spanned="1" table:formula="of:=SUM([.BB3:.BB8]&gt;[.$DT3:.$DT8])" office:value-type="float"/>
          <table:table-cell table:number-matrix-columns-spanned="1" table:number-matrix-rows-spanned="1" table:formula="of:=SUM([.BC3:.BC8]&gt;[.$DU3:.$DU8])" office:value-type="float"/>
          <table:table-cell table:number-matrix-columns-spanned="1" table:number-matrix-rows-spanned="1" table:formula="of:=SUM([.BD3:.BD8]&gt;[.$DV3:.$DV8])" office:value-type="float"/>
          <table:table-cell table:number-matrix-columns-spanned="1" table:number-matrix-rows-spanned="1" table:formula="of:=SUM([.BE3:.BE8]&gt;[.$DW3:.$DW8])" office:value-type="float"/>
          <table:table-cell table:number-matrix-columns-spanned="1" table:number-matrix-rows-spanned="1" table:formula="of:=SUM([.BF3:.BF8]&gt;[.$DX3:.$DX8])" office:value-type="float"/>
          <table:table-cell table:number-matrix-columns-spanned="1" table:number-matrix-rows-spanned="1" table:formula="of:=SUM([.BG3:.BG8]&gt;[.$DY3:.$DY8])" office:value-type="float"/>
          <table:table-cell table:number-matrix-columns-spanned="1" table:number-matrix-rows-spanned="1" table:formula="of:=SUM([.BH3:.BH8]&gt;[.$DZ3:.$DZ8])" office:value-type="float"/>
          <table:table-cell table:number-matrix-columns-spanned="1" table:number-matrix-rows-spanned="1" table:formula="of:=SUM([.BI3:.BI8]&gt;[.$EA3:.$EA8])" office:value-type="float"/>
          <table:table-cell table:number-matrix-columns-spanned="1" table:number-matrix-rows-spanned="1" table:formula="of:=SUM([.BJ3:.BJ8]&gt;[.$DR3:.$DR8])" office:value-type="float"/>
          <table:table-cell table:number-matrix-columns-spanned="1" table:number-matrix-rows-spanned="1" table:formula="of:=SUM([.BK3:.BK8]&gt;[.$DS3:.$DS8])" office:value-type="float"/>
          <table:table-cell table:number-matrix-columns-spanned="1" table:number-matrix-rows-spanned="1" table:formula="of:=SUM([.BL3:.BL8]&gt;[.$DT3:.$DT8])" office:value-type="float"/>
          <table:table-cell table:number-matrix-columns-spanned="1" table:number-matrix-rows-spanned="1" table:formula="of:=SUM([.BM3:.BM8]&gt;[.$DU3:.$DU8])" office:value-type="float"/>
          <table:table-cell table:number-matrix-columns-spanned="1" table:number-matrix-rows-spanned="1" table:formula="of:=SUM([.BN3:.BN8]&gt;[.$DV3:.$DV8])" office:value-type="float"/>
          <table:table-cell table:style-name="cellBest" table:number-matrix-columns-spanned="1" table:number-matrix-rows-spanned="1" table:formula="of:=SUM([.BO3:.BO8]&gt;[.$DW3:.$DW8])" office:value-type="float"/>
          <table:table-cell table:number-matrix-columns-spanned="1" table:number-matrix-rows-spanned="1" table:formula="of:=SUM([.BP3:.BP8]&gt;[.$DX3:.$DX8])" office:value-type="float"/>
          <table:table-cell table:style-name="cellBest" table:number-matrix-columns-spanned="1" table:number-matrix-rows-spanned="1" table:formula="of:=SUM([.BQ3:.BQ8]&gt;[.$DY3:.$DY8])" office:value-type="float"/>
          <table:table-cell table:number-matrix-columns-spanned="1" table:number-matrix-rows-spanned="1" table:formula="of:=SUM([.BR3:.BR8]&gt;[.$DZ3:.$DZ8])" office:value-type="float"/>
          <table:table-cell table:number-matrix-columns-spanned="1" table:number-matrix-rows-spanned="1" table:formula="of:=SUM([.BS3:.BS8]&gt;[.$EA3:.$EA8])" office:value-type="float"/>
          <table:table-cell table:number-matrix-columns-spanned="1" table:number-matrix-rows-spanned="1" table:formula="of:=SUM([.BT3:.BT8]&gt;[.$DR3:.$DR8])" office:value-type="float"/>
          <table:table-cell table:style-name="cellBest" table:number-matrix-columns-spanned="1" table:number-matrix-rows-spanned="1" table:formula="of:=SUM([.BU3:.BU8]&gt;[.$DS3:.$DS8])" office:value-type="float"/>
          <table:table-cell table:number-matrix-columns-spanned="1" table:number-matrix-rows-spanned="1" table:formula="of:=SUM([.BV3:.BV8]&gt;[.$DT3:.$DT8])" office:value-type="float"/>
          <table:table-cell table:number-matrix-columns-spanned="1" table:number-matrix-rows-spanned="1" table:formula="of:=SUM([.BW3:.BW8]&gt;[.$DU3:.$DU8])" office:value-type="float"/>
          <table:table-cell table:number-matrix-columns-spanned="1" table:number-matrix-rows-spanned="1" table:formula="of:=SUM([.BX3:.BX8]&gt;[.$DV3:.$DV8])" office:value-type="float"/>
          <table:table-cell table:number-matrix-columns-spanned="1" table:number-matrix-rows-spanned="1" table:formula="of:=SUM([.BY3:.BY8]&gt;[.$DW3:.$DW8])" office:value-type="float"/>
          <table:table-cell table:style-name="cellWorst" table:number-matrix-columns-spanned="1" table:number-matrix-rows-spanned="1" table:formula="of:=SUM([.BZ3:.BZ8]&gt;[.$DX3:.$DX8])" office:value-type="float"/>
          <table:table-cell table:number-matrix-columns-spanned="1" table:number-matrix-rows-spanned="1" table:formula="of:=SUM([.CA3:.CA8]&gt;[.$DY3:.$DY8])" office:value-type="float"/>
          <table:table-cell table:number-matrix-columns-spanned="1" table:number-matrix-rows-spanned="1" table:formula="of:=SUM([.CB3:.CB8]&gt;[.$DZ3:.$DZ8])" office:value-type="float"/>
          <table:table-cell table:number-matrix-columns-spanned="1" table:number-matrix-rows-spanned="1" table:formula="of:=SUM([.CC3:.CC8]&gt;[.$EA3:.$EA8])" office:value-type="float"/>
          <table:table-cell table:number-matrix-columns-spanned="1" table:number-matrix-rows-spanned="1" table:formula="of:=SUM([.CD3:.CD8]&gt;[.$DR3:.$DR8])" office:value-type="float"/>
          <table:table-cell table:number-matrix-columns-spanned="1" table:number-matrix-rows-spanned="1" table:formula="of:=SUM([.CE3:.CE8]&gt;[.$DS3:.$DS8])" office:value-type="float"/>
          <table:table-cell table:style-name="cellBest" table:number-matrix-columns-spanned="1" table:number-matrix-rows-spanned="1" table:formula="of:=SUM([.CF3:.CF8]&gt;[.$DT3:.$DT8])" office:value-type="float"/>
          <table:table-cell table:style-name="cellBest" table:number-matrix-columns-spanned="1" table:number-matrix-rows-spanned="1" table:formula="of:=SUM([.CG3:.CG8]&gt;[.$DU3:.$DU8])" office:value-type="float"/>
          <table:table-cell table:number-matrix-columns-spanned="1" table:number-matrix-rows-spanned="1" table:formula="of:=SUM([.CH3:.CH8]&gt;[.$DV3:.$DV8])" office:value-type="float"/>
          <table:table-cell table:style-name="cellBest" table:number-matrix-columns-spanned="1" table:number-matrix-rows-spanned="1" table:formula="of:=SUM([.CI3:.CI8]&gt;[.$DW3:.$DW8])" office:value-type="float"/>
          <table:table-cell table:number-matrix-columns-spanned="1" table:number-matrix-rows-spanned="1" table:formula="of:=SUM([.CJ3:.CJ8]&gt;[.$DX3:.$DX8])" office:value-type="float"/>
          <table:table-cell table:number-matrix-columns-spanned="1" table:number-matrix-rows-spanned="1" table:formula="of:=SUM([.CK3:.CK8]&gt;[.$DY3:.$DY8])" office:value-type="float"/>
          <table:table-cell table:number-matrix-columns-spanned="1" table:number-matrix-rows-spanned="1" table:formula="of:=SUM([.CL3:.CL8]&gt;[.$DZ3:.$DZ8])" office:value-type="float"/>
          <table:table-cell table:style-name="cellBest" table:number-matrix-columns-spanned="1" table:number-matrix-rows-spanned="1" table:formula="of:=SUM([.CM3:.CM8]&gt;[.$EA3:.$EA8])" office:value-type="float"/>
          <table:table-cell table:number-matrix-columns-spanned="1" table:number-matrix-rows-spanned="1" table:formula="of:=SUM([.CN3:.CN8]&gt;[.$DR3:.$DR8])" office:value-type="float"/>
          <table:table-cell table:number-matrix-columns-spanned="1" table:number-matrix-rows-spanned="1" table:formula="of:=SUM([.CO3:.CO8]&gt;[.$DS3:.$DS8])" office:value-type="float"/>
          <table:table-cell table:number-matrix-columns-spanned="1" table:number-matrix-rows-spanned="1" table:formula="of:=SUM([.CP3:.CP8]&gt;[.$DT3:.$DT8])" office:value-type="float"/>
          <table:table-cell table:number-matrix-columns-spanned="1" table:number-matrix-rows-spanned="1" table:formula="of:=SUM([.CQ3:.CQ8]&gt;[.$DU3:.$DU8])" office:value-type="float"/>
          <table:table-cell table:number-matrix-columns-spanned="1" table:number-matrix-rows-spanned="1" table:formula="of:=SUM([.CR3:.CR8]&gt;[.$DV3:.$DV8])" office:value-type="float"/>
          <table:table-cell table:number-matrix-columns-spanned="1" table:number-matrix-rows-spanned="1" table:formula="of:=SUM([.CS3:.CS8]&gt;[.$DW3:.$DW8])" office:value-type="float"/>
          <table:table-cell table:number-matrix-columns-spanned="1" table:number-matrix-rows-spanned="1" table:formula="of:=SUM([.CT3:.CT8]&gt;[.$DX3:.$DX8])" office:value-type="float"/>
          <table:table-cell table:number-matrix-columns-spanned="1" table:number-matrix-rows-spanned="1" table:formula="of:=SUM([.CU3:.CU8]&gt;[.$DY3:.$DY8])" office:value-type="float"/>
          <table:table-cell table:number-matrix-columns-spanned="1" table:number-matrix-rows-spanned="1" table:formula="of:=SUM([.CV3:.CV8]&gt;[.$DZ3:.$DZ8])" office:value-type="float"/>
          <table:table-cell table:number-matrix-columns-spanned="1" table:number-matrix-rows-spanned="1" table:formula="of:=SUM([.CW3:.CW8]&gt;[.$EA3:.$EA8])" office:value-type="float"/>
          <table:table-cell table:number-matrix-columns-spanned="1" table:number-matrix-rows-spanned="1" table:formula="of:=SUM([.CX3:.CX8]&gt;[.$DR3:.$DR8])" office:value-type="float"/>
          <table:table-cell table:number-matrix-columns-spanned="1" table:number-matrix-rows-spanned="1" table:formula="of:=SUM([.CY3:.CY8]&gt;[.$DS3:.$DS8])" office:value-type="float"/>
          <table:table-cell table:number-matrix-columns-spanned="1" table:number-matrix-rows-spanned="1" table:formula="of:=SUM([.CZ3:.CZ8]&gt;[.$DT3:.$DT8])" office:value-type="float"/>
          <table:table-cell table:number-matrix-columns-spanned="1" table:number-matrix-rows-spanned="1" table:formula="of:=SUM([.DA3:.DA8]&gt;[.$DU3:.$DU8])" office:value-type="float"/>
          <table:table-cell table:number-matrix-columns-spanned="1" table:number-matrix-rows-spanned="1" table:formula="of:=SUM([.DB3:.DB8]&gt;[.$DV3:.$DV8])" office:value-type="float"/>
          <table:table-cell table:number-matrix-columns-spanned="1" table:number-matrix-rows-spanned="1" table:formula="of:=SUM([.DC3:.DC8]&gt;[.$DW3:.$DW8])" office:value-type="float"/>
          <table:table-cell table:number-matrix-columns-spanned="1" table:number-matrix-rows-spanned="1" table:formula="of:=SUM([.DD3:.DD8]&gt;[.$DX3:.$DX8])" office:value-type="float"/>
          <table:table-cell table:number-matrix-columns-spanned="1" table:number-matrix-rows-spanned="1" table:formula="of:=SUM([.DE3:.DE8]&gt;[.$DY3:.$DY8])" office:value-type="float"/>
          <table:table-cell table:number-matrix-columns-spanned="1" table:number-matrix-rows-spanned="1" table:formula="of:=SUM([.DF3:.DF8]&gt;[.$DZ3:.$DZ8])" office:value-type="float"/>
          <table:table-cell table:number-matrix-columns-spanned="1" table:number-matrix-rows-spanned="1" table:formula="of:=SUM([.DG3:.DG8]&g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EB3:.$EB8])" office:value-type="float"/>
          <table:table-cell table:number-matrix-columns-spanned="1" table:number-matrix-rows-spanned="1" table:formula="of:=SUM([.C3:.C8]=[.$EC3:.$EC8])" office:value-type="float"/>
          <table:table-cell table:number-matrix-columns-spanned="1" table:number-matrix-rows-spanned="1" table:formula="of:=SUM([.D3:.D8]=[.$ED3:.$ED8])" office:value-type="float"/>
          <table:table-cell table:number-matrix-columns-spanned="1" table:number-matrix-rows-spanned="1" table:formula="of:=SUM([.E3:.E8]=[.$EE3:.$EE8])" office:value-type="float"/>
          <table:table-cell table:number-matrix-columns-spanned="1" table:number-matrix-rows-spanned="1" table:formula="of:=SUM([.F3:.F8]=[.$EF3:.$EF8])" office:value-type="float"/>
          <table:table-cell table:number-matrix-columns-spanned="1" table:number-matrix-rows-spanned="1" table:formula="of:=SUM([.G3:.G8]=[.$EG3:.$EG8])" office:value-type="float"/>
          <table:table-cell table:number-matrix-columns-spanned="1" table:number-matrix-rows-spanned="1" table:formula="of:=SUM([.H3:.H8]=[.$EH3:.$EH8])" office:value-type="float"/>
          <table:table-cell table:number-matrix-columns-spanned="1" table:number-matrix-rows-spanned="1" table:formula="of:=SUM([.I3:.I8]=[.$EI3:.$EI8])" office:value-type="float"/>
          <table:table-cell table:number-matrix-columns-spanned="1" table:number-matrix-rows-spanned="1" table:formula="of:=SUM([.J3:.J8]=[.$EJ3:.$EJ8])" office:value-type="float"/>
          <table:table-cell table:style-name="cellBest" table:number-matrix-columns-spanned="1" table:number-matrix-rows-spanned="1" table:formula="of:=SUM([.K3:.K8]=[.$EK3:.$EK8])" office:value-type="float"/>
          <table:table-cell table:number-matrix-columns-spanned="1" table:number-matrix-rows-spanned="1" table:formula="of:=SUM([.L3:.L8]=[.$EB3:.$EB8])" office:value-type="float"/>
          <table:table-cell table:number-matrix-columns-spanned="1" table:number-matrix-rows-spanned="1" table:formula="of:=SUM([.M3:.M8]=[.$EC3:.$EC8])" office:value-type="float"/>
          <table:table-cell table:number-matrix-columns-spanned="1" table:number-matrix-rows-spanned="1" table:formula="of:=SUM([.N3:.N8]=[.$ED3:.$ED8])" office:value-type="float"/>
          <table:table-cell table:style-name="cellBest" table:number-matrix-columns-spanned="1" table:number-matrix-rows-spanned="1" table:formula="of:=SUM([.O3:.O8]=[.$EE3:.$EE8])" office:value-type="float"/>
          <table:table-cell table:number-matrix-columns-spanned="1" table:number-matrix-rows-spanned="1" table:formula="of:=SUM([.P3:.P8]=[.$EF3:.$EF8])" office:value-type="float"/>
          <table:table-cell table:number-matrix-columns-spanned="1" table:number-matrix-rows-spanned="1" table:formula="of:=SUM([.Q3:.Q8]=[.$EG3:.$EG8])" office:value-type="float"/>
          <table:table-cell table:number-matrix-columns-spanned="1" table:number-matrix-rows-spanned="1" table:formula="of:=SUM([.R3:.R8]=[.$EH3:.$EH8])" office:value-type="float"/>
          <table:table-cell table:number-matrix-columns-spanned="1" table:number-matrix-rows-spanned="1" table:formula="of:=SUM([.S3:.S8]=[.$EI3:.$EI8])" office:value-type="float"/>
          <table:table-cell table:number-matrix-columns-spanned="1" table:number-matrix-rows-spanned="1" table:formula="of:=SUM([.T3:.T8]=[.$EJ3:.$EJ8])" office:value-type="float"/>
          <table:table-cell table:number-matrix-columns-spanned="1" table:number-matrix-rows-spanned="1" table:formula="of:=SUM([.U3:.U8]=[.$EK3:.$EK8])" office:value-type="float"/>
          <table:table-cell table:number-matrix-columns-spanned="1" table:number-matrix-rows-spanned="1" table:formula="of:=SUM([.V3:.V8]=[.$EB3:.$EB8])" office:value-type="float"/>
          <table:table-cell table:number-matrix-columns-spanned="1" table:number-matrix-rows-spanned="1" table:formula="of:=SUM([.W3:.W8]=[.$EC3:.$EC8])" office:value-type="float"/>
          <table:table-cell table:style-name="cellBest" table:number-matrix-columns-spanned="1" table:number-matrix-rows-spanned="1" table:formula="of:=SUM([.X3:.X8]=[.$ED3:.$ED8])" office:value-type="float"/>
          <table:table-cell table:style-name="cellBest" table:number-matrix-columns-spanned="1" table:number-matrix-rows-spanned="1" table:formula="of:=SUM([.Y3:.Y8]=[.$EE3:.$EE8])" office:value-type="float"/>
          <table:table-cell table:number-matrix-columns-spanned="1" table:number-matrix-rows-spanned="1" table:formula="of:=SUM([.Z3:.Z8]=[.$EF3:.$EF8])" office:value-type="float"/>
          <table:table-cell table:number-matrix-columns-spanned="1" table:number-matrix-rows-spanned="1" table:formula="of:=SUM([.AA3:.AA8]=[.$EG3:.$EG8])" office:value-type="float"/>
          <table:table-cell table:number-matrix-columns-spanned="1" table:number-matrix-rows-spanned="1" table:formula="of:=SUM([.AB3:.AB8]=[.$EH3:.$EH8])" office:value-type="float"/>
          <table:table-cell table:number-matrix-columns-spanned="1" table:number-matrix-rows-spanned="1" table:formula="of:=SUM([.AC3:.AC8]=[.$EI3:.$EI8])" office:value-type="float"/>
          <table:table-cell table:number-matrix-columns-spanned="1" table:number-matrix-rows-spanned="1" table:formula="of:=SUM([.AD3:.AD8]=[.$EJ3:.$EJ8])" office:value-type="float"/>
          <table:table-cell table:number-matrix-columns-spanned="1" table:number-matrix-rows-spanned="1" table:formula="of:=SUM([.AE3:.AE8]=[.$EK3:.$EK8])" office:value-type="float"/>
          <table:table-cell table:number-matrix-columns-spanned="1" table:number-matrix-rows-spanned="1" table:formula="of:=SUM([.AF3:.AF8]=[.$EB3:.$EB8])" office:value-type="float"/>
          <table:table-cell table:number-matrix-columns-spanned="1" table:number-matrix-rows-spanned="1" table:formula="of:=SUM([.AG3:.AG8]=[.$EC3:.$EC8])" office:value-type="float"/>
          <table:table-cell table:number-matrix-columns-spanned="1" table:number-matrix-rows-spanned="1" table:formula="of:=SUM([.AH3:.AH8]=[.$ED3:.$ED8])" office:value-type="float"/>
          <table:table-cell table:number-matrix-columns-spanned="1" table:number-matrix-rows-spanned="1" table:formula="of:=SUM([.AI3:.AI8]=[.$EE3:.$EE8])" office:value-type="float"/>
          <table:table-cell table:number-matrix-columns-spanned="1" table:number-matrix-rows-spanned="1" table:formula="of:=SUM([.AJ3:.AJ8]=[.$EF3:.$EF8])" office:value-type="float"/>
          <table:table-cell table:number-matrix-columns-spanned="1" table:number-matrix-rows-spanned="1" table:formula="of:=SUM([.AK3:.AK8]=[.$EG3:.$EG8])" office:value-type="float"/>
          <table:table-cell table:number-matrix-columns-spanned="1" table:number-matrix-rows-spanned="1" table:formula="of:=SUM([.AL3:.AL8]=[.$EH3:.$EH8])" office:value-type="float"/>
          <table:table-cell table:number-matrix-columns-spanned="1" table:number-matrix-rows-spanned="1" table:formula="of:=SUM([.AM3:.AM8]=[.$EI3:.$EI8])" office:value-type="float"/>
          <table:table-cell table:number-matrix-columns-spanned="1" table:number-matrix-rows-spanned="1" table:formula="of:=SUM([.AN3:.AN8]=[.$EJ3:.$EJ8])" office:value-type="float"/>
          <table:table-cell table:number-matrix-columns-spanned="1" table:number-matrix-rows-spanned="1" table:formula="of:=SUM([.AO3:.AO8]=[.$EK3:.$EK8])" office:value-type="float"/>
          <table:table-cell table:number-matrix-columns-spanned="1" table:number-matrix-rows-spanned="1" table:formula="of:=SUM([.AP3:.AP8]=[.$EB3:.$EB8])" office:value-type="float"/>
          <table:table-cell table:number-matrix-columns-spanned="1" table:number-matrix-rows-spanned="1" table:formula="of:=SUM([.AQ3:.AQ8]=[.$EC3:.$EC8])" office:value-type="float"/>
          <table:table-cell table:number-matrix-columns-spanned="1" table:number-matrix-rows-spanned="1" table:formula="of:=SUM([.AR3:.AR8]=[.$ED3:.$ED8])" office:value-type="float"/>
          <table:table-cell table:number-matrix-columns-spanned="1" table:number-matrix-rows-spanned="1" table:formula="of:=SUM([.AS3:.AS8]=[.$EE3:.$EE8])" office:value-type="float"/>
          <table:table-cell table:number-matrix-columns-spanned="1" table:number-matrix-rows-spanned="1" table:formula="of:=SUM([.AT3:.AT8]=[.$EF3:.$EF8])" office:value-type="float"/>
          <table:table-cell table:number-matrix-columns-spanned="1" table:number-matrix-rows-spanned="1" table:formula="of:=SUM([.AU3:.AU8]=[.$EG3:.$EG8])" office:value-type="float"/>
          <table:table-cell table:number-matrix-columns-spanned="1" table:number-matrix-rows-spanned="1" table:formula="of:=SUM([.AV3:.AV8]=[.$EH3:.$EH8])" office:value-type="float"/>
          <table:table-cell table:number-matrix-columns-spanned="1" table:number-matrix-rows-spanned="1" table:formula="of:=SUM([.AW3:.AW8]=[.$EI3:.$EI8])" office:value-type="float"/>
          <table:table-cell table:number-matrix-columns-spanned="1" table:number-matrix-rows-spanned="1" table:formula="of:=SUM([.AX3:.AX8]=[.$EJ3:.$EJ8])" office:value-type="float"/>
          <table:table-cell table:style-name="cellBest" table:number-matrix-columns-spanned="1" table:number-matrix-rows-spanned="1" table:formula="of:=SUM([.AY3:.AY8]=[.$EK3:.$EK8])" office:value-type="float"/>
          <table:table-cell table:number-matrix-columns-spanned="1" table:number-matrix-rows-spanned="1" table:formula="of:=SUM([.AZ3:.AZ8]=[.$EB3:.$EB8])" office:value-type="float"/>
          <table:table-cell table:number-matrix-columns-spanned="1" table:number-matrix-rows-spanned="1" table:formula="of:=SUM([.BA3:.BA8]=[.$EC3:.$EC8])" office:value-type="float"/>
          <table:table-cell table:number-matrix-columns-spanned="1" table:number-matrix-rows-spanned="1" table:formula="of:=SUM([.BB3:.BB8]=[.$ED3:.$ED8])" office:value-type="float"/>
          <table:table-cell table:number-matrix-columns-spanned="1" table:number-matrix-rows-spanned="1" table:formula="of:=SUM([.BC3:.BC8]=[.$EE3:.$EE8])" office:value-type="float"/>
          <table:table-cell table:number-matrix-columns-spanned="1" table:number-matrix-rows-spanned="1" table:formula="of:=SUM([.BD3:.BD8]=[.$EF3:.$EF8])" office:value-type="float"/>
          <table:table-cell table:number-matrix-columns-spanned="1" table:number-matrix-rows-spanned="1" table:formula="of:=SUM([.BE3:.BE8]=[.$EG3:.$EG8])" office:value-type="float"/>
          <table:table-cell table:number-matrix-columns-spanned="1" table:number-matrix-rows-spanned="1" table:formula="of:=SUM([.BF3:.BF8]=[.$EH3:.$EH8])" office:value-type="float"/>
          <table:table-cell table:number-matrix-columns-spanned="1" table:number-matrix-rows-spanned="1" table:formula="of:=SUM([.BG3:.BG8]=[.$EI3:.$EI8])" office:value-type="float"/>
          <table:table-cell table:style-name="cellBest" table:number-matrix-columns-spanned="1" table:number-matrix-rows-spanned="1" table:formula="of:=SUM([.BH3:.BH8]=[.$EJ3:.$EJ8])" office:value-type="float"/>
          <table:table-cell table:style-name="cellBest" table:number-matrix-columns-spanned="1" table:number-matrix-rows-spanned="1" table:formula="of:=SUM([.BI3:.BI8]=[.$EK3:.$EK8])" office:value-type="float"/>
          <table:table-cell table:number-matrix-columns-spanned="1" table:number-matrix-rows-spanned="1" table:formula="of:=SUM([.BJ3:.BJ8]=[.$EB3:.$EB8])" office:value-type="float"/>
          <table:table-cell table:number-matrix-columns-spanned="1" table:number-matrix-rows-spanned="1" table:formula="of:=SUM([.BK3:.BK8]=[.$EC3:.$EC8])" office:value-type="float"/>
          <table:table-cell table:number-matrix-columns-spanned="1" table:number-matrix-rows-spanned="1" table:formula="of:=SUM([.BL3:.BL8]=[.$ED3:.$ED8])" office:value-type="float"/>
          <table:table-cell table:number-matrix-columns-spanned="1" table:number-matrix-rows-spanned="1" table:formula="of:=SUM([.BM3:.BM8]=[.$EE3:.$EE8])" office:value-type="float"/>
          <table:table-cell table:number-matrix-columns-spanned="1" table:number-matrix-rows-spanned="1" table:formula="of:=SUM([.BN3:.BN8]=[.$EF3:.$EF8])" office:value-type="float"/>
          <table:table-cell table:number-matrix-columns-spanned="1" table:number-matrix-rows-spanned="1" table:formula="of:=SUM([.BO3:.BO8]=[.$EG3:.$EG8])" office:value-type="float"/>
          <table:table-cell table:number-matrix-columns-spanned="1" table:number-matrix-rows-spanned="1" table:formula="of:=SUM([.BP3:.BP8]=[.$EH3:.$EH8])" office:value-type="float"/>
          <table:table-cell table:number-matrix-columns-spanned="1" table:number-matrix-rows-spanned="1" table:formula="of:=SUM([.BQ3:.BQ8]=[.$EI3:.$EI8])" office:value-type="float"/>
          <table:table-cell table:style-name="cellBest" table:number-matrix-columns-spanned="1" table:number-matrix-rows-spanned="1" table:formula="of:=SUM([.BR3:.BR8]=[.$EJ3:.$EJ8])" office:value-type="float"/>
          <table:table-cell table:number-matrix-columns-spanned="1" table:number-matrix-rows-spanned="1" table:formula="of:=SUM([.BS3:.BS8]=[.$EK3:.$EK8])" office:value-type="float"/>
          <table:table-cell table:number-matrix-columns-spanned="1" table:number-matrix-rows-spanned="1" table:formula="of:=SUM([.BT3:.BT8]=[.$EB3:.$EB8])" office:value-type="float"/>
          <table:table-cell table:number-matrix-columns-spanned="1" table:number-matrix-rows-spanned="1" table:formula="of:=SUM([.BU3:.BU8]=[.$EC3:.$EC8])" office:value-type="float"/>
          <table:table-cell table:number-matrix-columns-spanned="1" table:number-matrix-rows-spanned="1" table:formula="of:=SUM([.BV3:.BV8]=[.$ED3:.$ED8])" office:value-type="float"/>
          <table:table-cell table:number-matrix-columns-spanned="1" table:number-matrix-rows-spanned="1" table:formula="of:=SUM([.BW3:.BW8]=[.$EE3:.$EE8])" office:value-type="float"/>
          <table:table-cell table:number-matrix-columns-spanned="1" table:number-matrix-rows-spanned="1" table:formula="of:=SUM([.BX3:.BX8]=[.$EF3:.$EF8])" office:value-type="float"/>
          <table:table-cell table:number-matrix-columns-spanned="1" table:number-matrix-rows-spanned="1" table:formula="of:=SUM([.BY3:.BY8]=[.$EG3:.$EG8])" office:value-type="float"/>
          <table:table-cell table:number-matrix-columns-spanned="1" table:number-matrix-rows-spanned="1" table:formula="of:=SUM([.BZ3:.BZ8]=[.$EH3:.$EH8])" office:value-type="float"/>
          <table:table-cell table:number-matrix-columns-spanned="1" table:number-matrix-rows-spanned="1" table:formula="of:=SUM([.CA3:.CA8]=[.$EI3:.$EI8])" office:value-type="float"/>
          <table:table-cell table:number-matrix-columns-spanned="1" table:number-matrix-rows-spanned="1" table:formula="of:=SUM([.CB3:.CB8]=[.$EJ3:.$EJ8])" office:value-type="float"/>
          <table:table-cell table:number-matrix-columns-spanned="1" table:number-matrix-rows-spanned="1" table:formula="of:=SUM([.CC3:.CC8]=[.$EK3:.$EK8])" office:value-type="float"/>
          <table:table-cell table:number-matrix-columns-spanned="1" table:number-matrix-rows-spanned="1" table:formula="of:=SUM([.CD3:.CD8]=[.$EB3:.$EB8])" office:value-type="float"/>
          <table:table-cell table:number-matrix-columns-spanned="1" table:number-matrix-rows-spanned="1" table:formula="of:=SUM([.CE3:.CE8]=[.$EC3:.$EC8])" office:value-type="float"/>
          <table:table-cell table:number-matrix-columns-spanned="1" table:number-matrix-rows-spanned="1" table:formula="of:=SUM([.CF3:.CF8]=[.$ED3:.$ED8])" office:value-type="float"/>
          <table:table-cell table:number-matrix-columns-spanned="1" table:number-matrix-rows-spanned="1" table:formula="of:=SUM([.CG3:.CG8]=[.$EE3:.$EE8])" office:value-type="float"/>
          <table:table-cell table:number-matrix-columns-spanned="1" table:number-matrix-rows-spanned="1" table:formula="of:=SUM([.CH3:.CH8]=[.$EF3:.$EF8])" office:value-type="float"/>
          <table:table-cell table:number-matrix-columns-spanned="1" table:number-matrix-rows-spanned="1" table:formula="of:=SUM([.CI3:.CI8]=[.$EG3:.$EG8])" office:value-type="float"/>
          <table:table-cell table:number-matrix-columns-spanned="1" table:number-matrix-rows-spanned="1" table:formula="of:=SUM([.CJ3:.CJ8]=[.$EH3:.$EH8])" office:value-type="float"/>
          <table:table-cell table:number-matrix-columns-spanned="1" table:number-matrix-rows-spanned="1" table:formula="of:=SUM([.CK3:.CK8]=[.$EI3:.$EI8])" office:value-type="float"/>
          <table:table-cell table:number-matrix-columns-spanned="1" table:number-matrix-rows-spanned="1" table:formula="of:=SUM([.CL3:.CL8]=[.$EJ3:.$EJ8])" office:value-type="float"/>
          <table:table-cell table:style-name="cellBest" table:number-matrix-columns-spanned="1" table:number-matrix-rows-spanned="1" table:formula="of:=SUM([.CM3:.CM8]=[.$EK3:.$EK8])" office:value-type="float"/>
          <table:table-cell table:number-matrix-columns-spanned="1" table:number-matrix-rows-spanned="1" table:formula="of:=SUM([.CN3:.CN8]=[.$EB3:.$EB8])" office:value-type="float"/>
          <table:table-cell table:number-matrix-columns-spanned="1" table:number-matrix-rows-spanned="1" table:formula="of:=SUM([.CO3:.CO8]=[.$EC3:.$EC8])" office:value-type="float"/>
          <table:table-cell table:number-matrix-columns-spanned="1" table:number-matrix-rows-spanned="1" table:formula="of:=SUM([.CP3:.CP8]=[.$ED3:.$ED8])" office:value-type="float"/>
          <table:table-cell table:number-matrix-columns-spanned="1" table:number-matrix-rows-spanned="1" table:formula="of:=SUM([.CQ3:.CQ8]=[.$EE3:.$EE8])" office:value-type="float"/>
          <table:table-cell table:number-matrix-columns-spanned="1" table:number-matrix-rows-spanned="1" table:formula="of:=SUM([.CR3:.CR8]=[.$EF3:.$EF8])" office:value-type="float"/>
          <table:table-cell table:number-matrix-columns-spanned="1" table:number-matrix-rows-spanned="1" table:formula="of:=SUM([.CS3:.CS8]=[.$EG3:.$EG8])" office:value-type="float"/>
          <table:table-cell table:number-matrix-columns-spanned="1" table:number-matrix-rows-spanned="1" table:formula="of:=SUM([.CT3:.CT8]=[.$EH3:.$EH8])" office:value-type="float"/>
          <table:table-cell table:number-matrix-columns-spanned="1" table:number-matrix-rows-spanned="1" table:formula="of:=SUM([.CU3:.CU8]=[.$EI3:.$EI8])" office:value-type="float"/>
          <table:table-cell table:number-matrix-columns-spanned="1" table:number-matrix-rows-spanned="1" table:formula="of:=SUM([.CV3:.CV8]=[.$EJ3:.$EJ8])" office:value-type="float"/>
          <table:table-cell table:number-matrix-columns-spanned="1" table:number-matrix-rows-spanned="1" table:formula="of:=SUM([.CW3:.CW8]=[.$EK3:.$EK8])" office:value-type="float"/>
          <table:table-cell table:number-matrix-columns-spanned="1" table:number-matrix-rows-spanned="1" table:formula="of:=SUM([.CX3:.CX8]=[.$EB3:.$EB8])" office:value-type="float"/>
          <table:table-cell table:number-matrix-columns-spanned="1" table:number-matrix-rows-spanned="1" table:formula="of:=SUM([.CY3:.CY8]=[.$EC3:.$EC8])" office:value-type="float"/>
          <table:table-cell table:number-matrix-columns-spanned="1" table:number-matrix-rows-spanned="1" table:formula="of:=SUM([.CZ3:.CZ8]=[.$ED3:.$ED8])" office:value-type="float"/>
          <table:table-cell table:number-matrix-columns-spanned="1" table:number-matrix-rows-spanned="1" table:formula="of:=SUM([.DA3:.DA8]=[.$EE3:.$EE8])" office:value-type="float"/>
          <table:table-cell table:number-matrix-columns-spanned="1" table:number-matrix-rows-spanned="1" table:formula="of:=SUM([.DB3:.DB8]=[.$EF3:.$EF8])" office:value-type="float"/>
          <table:table-cell table:number-matrix-columns-spanned="1" table:number-matrix-rows-spanned="1" table:formula="of:=SUM([.DC3:.DC8]=[.$EG3:.$EG8])" office:value-type="float"/>
          <table:table-cell table:number-matrix-columns-spanned="1" table:number-matrix-rows-spanned="1" table:formula="of:=SUM([.DD3:.DD8]=[.$EH3:.$EH8])" office:value-type="float"/>
          <table:table-cell table:number-matrix-columns-spanned="1" table:number-matrix-rows-spanned="1" table:formula="of:=SUM([.DE3:.DE8]=[.$EI3:.$EI8])" office:value-type="float"/>
          <table:table-cell table:number-matrix-columns-spanned="1" table:number-matrix-rows-spanned="1" table:formula="of:=SUM([.DF3:.DF8]=[.$EJ3:.$EJ8])" office:value-type="float"/>
          <table:table-cell table:number-matrix-columns-spanned="1" table:number-matrix-rows-spanned="1" table:formula="of:=SUM([.DG3:.DG8]=[.$EK3:.$EK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0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0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29.22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0.0"/>
          <table:table-cell table:style-name="cellBest" office:value-type="float" office:value="26.03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33.4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4.0"/>
          <table:table-cell office:value-type="float" office:value="29.3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29.6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28.45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29.16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33.5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table:style-name="cellWorst" office:value-type="float" office:value="36.67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30.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office:value-type="float" office:value="29.1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5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3.045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2.0"/>
          <table:table-cell table:style-name="cellBest" office:value-type="float" office:value="2.08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1.0"/>
          <table:table-cell office:value-type="float" office:value="2.17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5.0"/>
          <table:table-cell office:value-type="float" office:value="3.695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62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507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4.20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686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93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7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office:value-type="float" office:value="3.536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table:style-name="cellBest" office:value-type="float" office:value="28.7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5.0"/>
          <table:table-cell office:value-type="float" office:value="58.14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1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.8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65.1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57.4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58.3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58.6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62.8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66.9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office:value-type="float" office:value="59.5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30.0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107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17.0"/>
          <table:table-cell table:style-name="cellBest" office:value-type="float" office:value="48.8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62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4.9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21.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15.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04.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03.6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23.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21.8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103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306.616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table:style-name="cellWorst" office:value-type="float" office:value="334495.0"/>
          <table:table-cell table:style-name="cellBest" office:value-type="float" office:value="0.0"/>
          <table:table-cell office:value-type="float" office:value="4082.0"/>
          <table:table-cell office:value-type="float" office:value="2.0"/>
          <table:table-cell table:style-name="cellWorst" office:value-type="float" office:value="174.0"/>
          <table:table-cell office:value-type="float" office:value="266.459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312735.0"/>
          <table:table-cell table:style-name="cellBest" office:value-type="float" office:value="0.0"/>
          <table:table-cell office:value-type="float" office:value="4285.0"/>
          <table:table-cell office:value-type="float" office:value="2.0"/>
          <table:table-cell office:value-type="float" office:value="162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6.407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table:style-name="cellBest" office:value-type="float" office:value="245609.0"/>
          <table:table-cell office:value-type="float" office:value="1.0"/>
          <table:table-cell office:value-type="float" office:value="5241.0"/>
          <table:table-cell office:value-type="float" office:value="2.0"/>
          <table:table-cell office:value-type="float" office:value="124.0"/>
          <table:table-cell office:value-type="float" office:value="240.299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45778.0"/>
          <table:table-cell office:value-type="float" office:value="91.0"/>
          <table:table-cell office:value-type="float" office:value="5276.0"/>
          <table:table-cell office:value-type="float" office:value="2.0"/>
          <table:table-cell office:value-type="float" office:value="124.0"/>
          <table:table-cell table:style-name="cellBest" office:value-type="float" office:value="200.609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45635.0"/>
          <table:table-cell office:value-type="float" office:value="1.0"/>
          <table:table-cell office:value-type="float" office:value="5241.0"/>
          <table:table-cell office:value-type="float" office:value="2.0"/>
          <table:table-cell office:value-type="float" office:value="124.0"/>
          <table:table-cell office:value-type="float" office:value="203.584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45635.0"/>
          <table:table-cell office:value-type="float" office:value="1.0"/>
          <table:table-cell office:value-type="float" office:value="5241.0"/>
          <table:table-cell office:value-type="float" office:value="2.0"/>
          <table:table-cell office:value-type="float" office:value="124.0"/>
          <table:table-cell office:value-type="float" office:value="235.298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54363.0"/>
          <table:table-cell office:value-type="float" office:value="92.0"/>
          <table:table-cell office:value-type="float" office:value="5386.0"/>
          <table:table-cell office:value-type="float" office:value="2.0"/>
          <table:table-cell office:value-type="float" office:value="124.0"/>
          <table:table-cell office:value-type="float" office:value="252.792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54816.0"/>
          <table:table-cell table:style-name="cellWorst" office:value-type="float" office:value="107.0"/>
          <table:table-cell table:style-name="cellWorst" office:value-type="float" office:value="5417.0"/>
          <table:table-cell office:value-type="float" office:value="2.0"/>
          <table:table-cell office:value-type="float" office:value="124.0"/>
          <table:table-cell office:value-type="float" office:value="220.554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45862.0"/>
          <table:table-cell office:value-type="float" office:value="91.0"/>
          <table:table-cell office:value-type="float" office:value="5276.0"/>
          <table:table-cell office:value-type="float" office:value="2.0"/>
          <table:table-cell office:value-type="float" office:value="124.0"/>
          <table:table-cell office:value-type="float" office:value="216.526"/>
          <table:table-cell office:value-type="float" office:value="0.0"/>
          <table:table-cell office:value-type="float" office:value="0.010205643721"/>
          <table:table-cell office:value-type="float" office:value="0.00010205643721"/>
          <table:table-cell office:value-type="float" office:value="0.0"/>
          <table:table-cell office:value-type="float" office:value="245862.0"/>
          <table:table-cell office:value-type="float" office:value="91.0"/>
          <table:table-cell office:value-type="float" office:value="5276.0"/>
          <table:table-cell office:value-type="float" office:value="2.0"/>
          <table:table-cell office:value-type="float" office:value="124.0"/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19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19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19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19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193.0"/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95.4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6.0"/>
          <table:table-cell table:style-name="cellBest" office:value-type="float" office:value="39.18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5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table:style-name="cellBest" office:value-type="float" office:value="64.05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186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2.0"/>
          <table:table-cell table:style-name="cellWorst" office:value-type="float" office:value="549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0.0"/>
          <table:table-cell office:value-type="float" office:value="79.7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79.25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85.18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80.4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91.6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103.7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82.72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office:value-type="float" office:value="87.1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2.0"/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table:style-name="cellBest" office:value-type="float" office:value="17.8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7.0"/>
          <table:table-cell office:value-type="float" office:value="31.3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.47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4.67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3.38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4.9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4.66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32.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4.75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office:value-type="float" office:value="26.79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1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50.3616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132225.0"/>
          <table:table-cell office:value-type="float" office:value="0.0"/>
          <table:table-cell office:value-type="float" office:value="104815.0"/>
          <table:table-cell office:value-type="float" office:value="2.0"/>
          <table:table-cell office:value-type="float" office:value="2.0"/>
          <table:table-cell table:style-name="cellBest" office:value-type="float" office:value="45.8689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147663.0"/>
          <table:table-cell office:value-type="float" office:value="0.0"/>
          <table:table-cell office:value-type="float" office:value="118056.0"/>
          <table:table-cell office:value-type="float" office:value="2.0"/>
          <table:table-cell office:value-type="float" office:value="2.0"/>
          <table:table-cell office:value-type="float" office:value="46.0089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132225.0"/>
          <table:table-cell office:value-type="float" office:value="0.0"/>
          <table:table-cell office:value-type="float" office:value="104815.0"/>
          <table:table-cell office:value-type="float" office:value="2.0"/>
          <table:table-cell office:value-type="float" office:value="2.0"/>
          <table:table-cell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3.383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339036.0"/>
          <table:table-cell office:value-type="float" office:value="226583.0"/>
          <table:table-cell office:value-type="float" office:value="286077.0"/>
          <table:table-cell office:value-type="float" office:value="2.0"/>
          <table:table-cell office:value-type="float" office:value="2.0"/>
          <table:table-cell table:style-name="cellWorst" office:value-type="float" office:value="600.019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9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.774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147215.0"/>
          <table:table-cell office:value-type="float" office:value="8763.0"/>
          <table:table-cell office:value-type="float" office:value="114307.0"/>
          <table:table-cell office:value-type="float" office:value="2.0"/>
          <table:table-cell office:value-type="float" office:value="2.0"/>
          <table:table-cell office:value-type="float" office:value="80.0171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office:value-type="float" office:value="148037.0"/>
          <table:table-cell office:value-type="float" office:value="9060.0"/>
          <table:table-cell office:value-type="float" office:value="114985.0"/>
          <table:table-cell office:value-type="float" office:value="2.0"/>
          <table:table-cell office:value-type="float" office:value="2.0"/>
          <table:table-cell office:value-type="float" office:value="313.904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Worst" office:value-type="float" office:value="371777.0"/>
          <table:table-cell table:style-name="cellWorst" office:value-type="float" office:value="259324.0"/>
          <table:table-cell table:style-name="cellWorst" office:value-type="float" office:value="314733.0"/>
          <table:table-cell office:value-type="float" office:value="2.0"/>
          <table:table-cell office:value-type="float" office:value="2.0"/>
          <table:table-cell office:value-type="float" office:value="248.781"/>
          <table:table-cell office:value-type="float" office:value="0.0"/>
          <table:table-cell office:value-type="float" office:value="5.90277777778"/>
          <table:table-cell office:value-type="float" office:value="0.0590277777778"/>
          <table:table-cell office:value-type="float" office:value="0.0"/>
          <table:table-cell table:style-name="cellWorst" office:value-type="float" office:value="371777.0"/>
          <table:table-cell table:style-name="cellWorst" office:value-type="float" office:value="259324.0"/>
          <table:table-cell table:style-name="cellWorst" office:value-type="float" office:value="314733.0"/>
          <table:table-cell office:value-type="float" office:value="2.0"/>
          <table:table-cell office:value-type="float" office:value="2.0"/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95.795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228459.0"/>
          <table:table-cell office:value-type="float" office:value="0.0"/>
          <table:table-cell office:value-type="float" office:value="184090.0"/>
          <table:table-cell office:value-type="float" office:value="4.0"/>
          <table:table-cell office:value-type="float" office:value="4.0"/>
          <table:table-cell table:style-name="cellBest" office:value-type="float" office:value="87.5739"/>
          <table:table-cell office:value-type="float" office:value="0.0"/>
          <table:table-cell office:value-type="float" office:value="3.81944444444"/>
          <table:table-cell office:value-type="float" office:value="0.078125"/>
          <table:table-cell office:value-type="float" office:value="0.0"/>
          <table:table-cell office:value-type="float" office:value="229213.0"/>
          <table:table-cell office:value-type="float" office:value="0.0"/>
          <table:table-cell office:value-type="float" office:value="188588.0"/>
          <table:table-cell office:value-type="float" office:value="4.0"/>
          <table:table-cell office:value-type="float" office:value="4.0"/>
          <table:table-cell office:value-type="float" office:value="91.7935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228459.0"/>
          <table:table-cell office:value-type="float" office:value="0.0"/>
          <table:table-cell office:value-type="float" office:value="184090.0"/>
          <table:table-cell office:value-type="float" office:value="4.0"/>
          <table:table-cell office:value-type="float" office:value="4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8.107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table:style-name="cellWorst" office:value-type="float" office:value="455315.0"/>
          <table:table-cell table:style-name="cellWorst" office:value-type="float" office:value="270913.0"/>
          <table:table-cell table:style-name="cellWorst" office:value-type="float" office:value="386823.0"/>
          <table:table-cell office:value-type="float" office:value="4.0"/>
          <table:table-cell office:value-type="float" office:value="4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.781"/>
          <table:table-cell office:value-type="float" office:value="0.0"/>
          <table:table-cell office:value-type="float" office:value="3.81944444444"/>
          <table:table-cell office:value-type="float" office:value="0.0844907407407"/>
          <table:table-cell office:value-type="float" office:value="0.0"/>
          <table:table-cell office:value-type="float" office:value="251168.0"/>
          <table:table-cell office:value-type="float" office:value="22919.0"/>
          <table:table-cell office:value-type="float" office:value="200428.0"/>
          <table:table-cell office:value-type="float" office:value="4.0"/>
          <table:table-cell office:value-type="float" office:value="4.0"/>
          <table:table-cell office:value-type="float" office:value="140.668"/>
          <table:table-cell office:value-type="float" office:value="0.0"/>
          <table:table-cell office:value-type="float" office:value="3.81944444444"/>
          <table:table-cell office:value-type="float" office:value="0.078125"/>
          <table:table-cell office:value-type="float" office:value="0.0"/>
          <table:table-cell office:value-type="float" office:value="248894.0"/>
          <table:table-cell office:value-type="float" office:value="22485.0"/>
          <table:table-cell office:value-type="float" office:value="199061.0"/>
          <table:table-cell office:value-type="float" office:value="4.0"/>
          <table:table-cell office:value-type="float" office:value="4.0"/>
          <table:table-cell office:value-type="float" office:value="228.94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425869.0"/>
          <table:table-cell office:value-type="float" office:value="241466.0"/>
          <table:table-cell office:value-type="float" office:value="363508.0"/>
          <table:table-cell office:value-type="float" office:value="4.0"/>
          <table:table-cell office:value-type="float" office:value="4.0"/>
          <table:table-cell office:value-type="float" office:value="212.809"/>
          <table:table-cell office:value-type="float" office:value="0.0"/>
          <table:table-cell office:value-type="float" office:value="4.16666666667"/>
          <table:table-cell office:value-type="float" office:value="0.0931712962963"/>
          <table:table-cell office:value-type="float" office:value="0.0"/>
          <table:table-cell office:value-type="float" office:value="426438.0"/>
          <table:table-cell office:value-type="float" office:value="242036.0"/>
          <table:table-cell office:value-type="float" office:value="363935.0"/>
          <table:table-cell office:value-type="float" office:value="4.0"/>
          <table:table-cell office:value-type="float" office:value="4.0"/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table:style-name="cellBest" office:value-type="float" office:value="31.06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43.6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8.89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Worst"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.4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541.5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style-name="cellWorst"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.5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37.89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68.1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office:value-type="float" office:value="74.2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83.6287"/>
          <table:table-cell office:value-type="float" office:value="0.0"/>
          <table:table-cell office:value-type="float" office:value="1.03092783505"/>
          <table:table-cell office:value-type="float" office:value="0.0274914089347"/>
          <table:table-cell office:value-type="float" office:value="0.0"/>
          <table:table-cell office:value-type="float" office:value="1006143.0"/>
          <table:table-cell table:style-name="cellBest" office:value-type="float" office:value="0.0"/>
          <table:table-cell office:value-type="float" office:value="762686.0"/>
          <table:table-cell office:value-type="float" office:value="4.0"/>
          <table:table-cell table:style-name="cellWorst" office:value-type="float" office:value="37.0"/>
          <table:table-cell office:value-type="float" office:value="61.6022"/>
          <table:table-cell office:value-type="float" office:value="0.0"/>
          <table:table-cell office:value-type="float" office:value="2.0618556701"/>
          <table:table-cell office:value-type="float" office:value="0.03264604811"/>
          <table:table-cell office:value-type="float" office:value="0.0"/>
          <table:table-cell office:value-type="float" office:value="733741.0"/>
          <table:table-cell table:style-name="cellBest" office:value-type="float" office:value="0.0"/>
          <table:table-cell office:value-type="float" office:value="550159.0"/>
          <table:table-cell office:value-type="float" office:value="4.0"/>
          <table:table-cell office:value-type="float" office:value="34.0"/>
          <table:table-cell office:value-type="float" office:value="87.5645"/>
          <table:table-cell office:value-type="float" office:value="0.0"/>
          <table:table-cell office:value-type="float" office:value="1.03092783505"/>
          <table:table-cell office:value-type="float" office:value="0.0274914089347"/>
          <table:table-cell office:value-type="float" office:value="0.0"/>
          <table:table-cell office:value-type="float" office:value="1006143.0"/>
          <table:table-cell table:style-name="cellBest" office:value-type="float" office:value="0.0"/>
          <table:table-cell office:value-type="float" office:value="762686.0"/>
          <table:table-cell office:value-type="float" office:value="4.0"/>
          <table:table-cell table:style-name="cellWorst" office:value-type="float" office:value="37.0"/>
          <table:table-cell table:style-name="cellWorst" office:value-type="float" office:value="599.92"/>
          <table:table-cell office:value-type="float" office:value="0.0"/>
          <table:table-cell office:value-type="float" office:value="1.03092783505"/>
          <table:table-cell office:value-type="float" office:value="0.0292096219931"/>
          <table:table-cell office:value-type="float" office:value="0.0"/>
          <table:table-cell office:value-type="float" office:value="10193247.0"/>
          <table:table-cell office:value-type="float" office:value="1996080.0"/>
          <table:table-cell office:value-type="float" office:value="7971993.0"/>
          <table:table-cell office:value-type="float" office:value="4.0"/>
          <table:table-cell office:value-type="float" office:value="34.0"/>
          <table:table-cell office:value-type="float" office:value="99.6511"/>
          <table:table-cell office:value-type="float" office:value="0.0"/>
          <table:table-cell office:value-type="float" office:value="2.0618556701"/>
          <table:table-cell office:value-type="float" office:value="0.0343642611684"/>
          <table:table-cell office:value-type="float" office:value="0.0"/>
          <table:table-cell office:value-type="float" office:value="3100538.0"/>
          <table:table-cell office:value-type="float" office:value="2568645.0"/>
          <table:table-cell office:value-type="float" office:value="2651471.0"/>
          <table:table-cell office:value-type="float" office:value="4.0"/>
          <table:table-cell office:value-type="float" office:value="34.0"/>
          <table:table-cell office:value-type="float" office:value="589.697"/>
          <table:table-cell office:value-type="float" office:value="0.0"/>
          <table:table-cell office:value-type="float" office:value="1.03092783505"/>
          <table:table-cell office:value-type="float" office:value="0.0292096219931"/>
          <table:table-cell office:value-type="float" office:value="0.0"/>
          <table:table-cell table:style-name="cellWorst" office:value-type="float" office:value="10751094.0"/>
          <table:table-cell table:style-name="cellWorst" office:value-type="float" office:value="10044488.0"/>
          <table:table-cell table:style-name="cellWorst" office:value-type="float" office:value="8546894.0"/>
          <table:table-cell office:value-type="float" office:value="4.0"/>
          <table:table-cell office:value-type="float" office:value="34.0"/>
          <table:table-cell office:value-type="float" office:value="568.653"/>
          <table:table-cell office:value-type="float" office:value="0.0"/>
          <table:table-cell office:value-type="float" office:value="1.03092783505"/>
          <table:table-cell office:value-type="float" office:value="0.0292096219931"/>
          <table:table-cell office:value-type="float" office:value="0.0"/>
          <table:table-cell table:style-name="cellWorst" office:value-type="float" office:value="10751094.0"/>
          <table:table-cell table:style-name="cellWorst" office:value-type="float" office:value="10044488.0"/>
          <table:table-cell table:style-name="cellWorst" office:value-type="float" office:value="8546894.0"/>
          <table:table-cell office:value-type="float" office:value="4.0"/>
          <table:table-cell office:value-type="float" office:value="34.0"/>
          <table:table-cell office:value-type="float" office:value="69.2743"/>
          <table:table-cell office:value-type="float" office:value="0.0"/>
          <table:table-cell office:value-type="float" office:value="1.03092783505"/>
          <table:table-cell office:value-type="float" office:value="0.0292096219931"/>
          <table:table-cell office:value-type="float" office:value="0.0"/>
          <table:table-cell office:value-type="float" office:value="1217216.0"/>
          <table:table-cell office:value-type="float" office:value="668620.0"/>
          <table:table-cell office:value-type="float" office:value="994567.0"/>
          <table:table-cell office:value-type="float" office:value="4.0"/>
          <table:table-cell office:value-type="float" office:value="34.0"/>
          <table:table-cell office:value-type="float" office:value="57.9091"/>
          <table:table-cell office:value-type="float" office:value="0.0"/>
          <table:table-cell office:value-type="float" office:value="2.0618556701"/>
          <table:table-cell office:value-type="float" office:value="0.03264604811"/>
          <table:table-cell office:value-type="float" office:value="0.0"/>
          <table:table-cell table:style-name="cellBest" office:value-type="float" office:value="544021.0"/>
          <table:table-cell office:value-type="float" office:value="4998.0"/>
          <table:table-cell table:style-name="cellBest" office:value-type="float" office:value="394850.0"/>
          <table:table-cell office:value-type="float" office:value="4.0"/>
          <table:table-cell office:value-type="float" office:value="34.0"/>
          <table:table-cell table:style-name="cellBest" office:value-type="float" office:value="52.8586"/>
          <table:table-cell office:value-type="float" office:value="0.0"/>
          <table:table-cell office:value-type="float" office:value="1.03092783505"/>
          <table:table-cell office:value-type="float" office:value="0.0309278350515"/>
          <table:table-cell office:value-type="float" office:value="0.0"/>
          <table:table-cell office:value-type="float" office:value="548805.0"/>
          <table:table-cell office:value-type="float" office:value="16862.0"/>
          <table:table-cell office:value-type="float" office:value="399570.0"/>
          <table:table-cell office:value-type="float" office:value="4.0"/>
          <table:table-cell office:value-type="float" office:value="34.0"/>
          <table:table-cell office:value-type="float" office:value="57.2963"/>
          <table:table-cell office:value-type="float" office:value="0.0"/>
          <table:table-cell office:value-type="float" office:value="1.03092783505"/>
          <table:table-cell office:value-type="float" office:value="0.03264604811"/>
          <table:table-cell office:value-type="float" office:value="0.0"/>
          <table:table-cell office:value-type="float" office:value="548959.0"/>
          <table:table-cell office:value-type="float" office:value="17102.0"/>
          <table:table-cell office:value-type="float" office:value="399610.0"/>
          <table:table-cell office:value-type="float" office:value="4.0"/>
          <table:table-cell office:value-type="float" office:value="34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16.9778"/>
          <table:table-cell office:value-type="float" office:value="0.0"/>
          <table:table-cell office:value-type="float" office:value="1.04166666667"/>
          <table:table-cell office:value-type="float" office:value="0.0173611111111"/>
          <table:table-cell office:value-type="float" office:value="0.0"/>
          <table:table-cell office:value-type="float" office:value="235000.0"/>
          <table:table-cell table:style-name="cellBest" office:value-type="float" office:value="0.0"/>
          <table:table-cell office:value-type="float" office:value="165602.0"/>
          <table:table-cell office:value-type="float" office:value="4.0"/>
          <table:table-cell office:value-type="float" office:value="40.0"/>
          <table:table-cell table:style-name="cellBest" office:value-type="float" office:value="12.2874"/>
          <table:table-cell office:value-type="float" office:value="0.0"/>
          <table:table-cell office:value-type="float" office:value="1.04166666667"/>
          <table:table-cell office:value-type="float" office:value="0.0173611111111"/>
          <table:table-cell office:value-type="float" office:value="0.0"/>
          <table:table-cell office:value-type="float" office:value="169306.0"/>
          <table:table-cell table:style-name="cellBest" office:value-type="float" office:value="0.0"/>
          <table:table-cell office:value-type="float" office:value="115372.0"/>
          <table:table-cell office:value-type="float" office:value="4.0"/>
          <table:table-cell table:style-name="cellBest" office:value-type="float" office:value="33.0"/>
          <table:table-cell office:value-type="float" office:value="16.6033"/>
          <table:table-cell office:value-type="float" office:value="0.0"/>
          <table:table-cell office:value-type="float" office:value="1.04166666667"/>
          <table:table-cell office:value-type="float" office:value="0.0173611111111"/>
          <table:table-cell office:value-type="float" office:value="0.0"/>
          <table:table-cell office:value-type="float" office:value="235000.0"/>
          <table:table-cell table:style-name="cellBest" office:value-type="float" office:value="0.0"/>
          <table:table-cell office:value-type="float" office:value="165602.0"/>
          <table:table-cell office:value-type="float" office:value="4.0"/>
          <table:table-cell office:value-type="float" office:value="40.0"/>
          <table:table-cell office:value-type="float" office:value="19.856"/>
          <table:table-cell office:value-type="float" office:value="0.0"/>
          <table:table-cell office:value-type="float" office:value="1.04166666667"/>
          <table:table-cell office:value-type="float" office:value="0.0208333333333"/>
          <table:table-cell office:value-type="float" office:value="0.0"/>
          <table:table-cell table:style-name="cellWorst" office:value-type="float" office:value="460279.0"/>
          <table:table-cell office:value-type="float" office:value="74014.0"/>
          <table:table-cell table:style-name="cellWorst" office:value-type="float" office:value="321732.0"/>
          <table:table-cell office:value-type="float" office:value="4.0"/>
          <table:table-cell office:value-type="float" office:value="38.0"/>
          <table:table-cell office:value-type="float" office:value="17.3973"/>
          <table:table-cell office:value-type="float" office:value="0.0"/>
          <table:table-cell office:value-type="float" office:value="1.04166666667"/>
          <table:table-cell office:value-type="float" office:value="0.0190972222222"/>
          <table:table-cell office:value-type="float" office:value="0.0"/>
          <table:table-cell office:value-type="float" office:value="306355.0"/>
          <table:table-cell office:value-type="float" office:value="146466.0"/>
          <table:table-cell office:value-type="float" office:value="238333.0"/>
          <table:table-cell office:value-type="float" office:value="4.0"/>
          <table:table-cell office:value-type="float" office:value="38.0"/>
          <table:table-cell table:style-name="cellWorst" office:value-type="float" office:value="20.2773"/>
          <table:table-cell office:value-type="float" office:value="0.0"/>
          <table:table-cell office:value-type="float" office:value="1.04166666667"/>
          <table:table-cell office:value-type="float" office:value="0.0208333333333"/>
          <table:table-cell office:value-type="float" office:value="0.0"/>
          <table:table-cell office:value-type="float" office:value="455580.0"/>
          <table:table-cell table:style-name="cellWorst" office:value-type="float" office:value="290156.0"/>
          <table:table-cell office:value-type="float" office:value="319571.0"/>
          <table:table-cell office:value-type="float" office:value="4.0"/>
          <table:table-cell office:value-type="float" office:value="38.0"/>
          <table:table-cell office:value-type="float" office:value="19.4364"/>
          <table:table-cell office:value-type="float" office:value="0.0"/>
          <table:table-cell office:value-type="float" office:value="1.04166666667"/>
          <table:table-cell office:value-type="float" office:value="0.0208333333333"/>
          <table:table-cell office:value-type="float" office:value="0.0"/>
          <table:table-cell office:value-type="float" office:value="455580.0"/>
          <table:table-cell table:style-name="cellWorst" office:value-type="float" office:value="290156.0"/>
          <table:table-cell office:value-type="float" office:value="319571.0"/>
          <table:table-cell office:value-type="float" office:value="4.0"/>
          <table:table-cell office:value-type="float" office:value="38.0"/>
          <table:table-cell office:value-type="float" office:value="15.0715"/>
          <table:table-cell office:value-type="float" office:value="0.0"/>
          <table:table-cell office:value-type="float" office:value="1.04166666667"/>
          <table:table-cell office:value-type="float" office:value="0.0208333333333"/>
          <table:table-cell office:value-type="float" office:value="0.0"/>
          <table:table-cell office:value-type="float" office:value="267467.0"/>
          <table:table-cell office:value-type="float" office:value="105111.0"/>
          <table:table-cell office:value-type="float" office:value="202555.0"/>
          <table:table-cell office:value-type="float" office:value="4.0"/>
          <table:table-cell office:value-type="float" office:value="38.0"/>
          <table:table-cell office:value-type="float" office:value="14.4319"/>
          <table:table-cell office:value-type="float" office:value="0.0"/>
          <table:table-cell office:value-type="float" office:value="1.04166666667"/>
          <table:table-cell office:value-type="float" office:value="0.0190972222222"/>
          <table:table-cell office:value-type="float" office:value="0.0"/>
          <table:table-cell table:style-name="cellBest" office:value-type="float" office:value="168170.0"/>
          <table:table-cell office:value-type="float" office:value="3038.0"/>
          <table:table-cell table:style-name="cellBest" office:value-type="float" office:value="112549.0"/>
          <table:table-cell office:value-type="float" office:value="4.0"/>
          <table:table-cell office:value-type="float" office:value="38.0"/>
          <table:table-cell office:value-type="float" office:value="15.4214"/>
          <table:table-cell office:value-type="float" office:value="0.0"/>
          <table:table-cell office:value-type="float" office:value="1.04166666667"/>
          <table:table-cell office:value-type="float" office:value="0.0190972222222"/>
          <table:table-cell office:value-type="float" office:value="0.0"/>
          <table:table-cell office:value-type="float" office:value="196005.0"/>
          <table:table-cell office:value-type="float" office:value="35990.0"/>
          <table:table-cell office:value-type="float" office:value="141024.0"/>
          <table:table-cell office:value-type="float" office:value="4.0"/>
          <table:table-cell office:value-type="float" office:value="38.0"/>
          <table:table-cell office:value-type="float" office:value="14.4254"/>
          <table:table-cell office:value-type="float" office:value="0.0"/>
          <table:table-cell office:value-type="float" office:value="1.04166666667"/>
          <table:table-cell office:value-type="float" office:value="0.0190972222222"/>
          <table:table-cell office:value-type="float" office:value="0.0"/>
          <table:table-cell office:value-type="float" office:value="198680.0"/>
          <table:table-cell office:value-type="float" office:value="38689.0"/>
          <table:table-cell office:value-type="float" office:value="143710.0"/>
          <table:table-cell office:value-type="float" office:value="4.0"/>
          <table:table-cell office:value-type="float" office:value="38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107.429"/>
          <table:table-cell office:value-type="float" office:value="0.0"/>
          <table:table-cell office:value-type="float" office:value="2.10526315789"/>
          <table:table-cell office:value-type="float" office:value="0.0456140350877"/>
          <table:table-cell office:value-type="float" office:value="0.0"/>
          <table:table-cell office:value-type="float" office:value="1328914.0"/>
          <table:table-cell table:style-name="cellBest" office:value-type="float" office:value="0.0"/>
          <table:table-cell office:value-type="float" office:value="942633.0"/>
          <table:table-cell office:value-type="float" office:value="4.0"/>
          <table:table-cell table:style-name="cellWorst" office:value-type="float" office:value="33.0"/>
          <table:table-cell office:value-type="float" office:value="127.331"/>
          <table:table-cell office:value-type="float" office:value="0.0"/>
          <table:table-cell office:value-type="float" office:value="1.05263157895"/>
          <table:table-cell office:value-type="float" office:value="0.0315789473684"/>
          <table:table-cell office:value-type="float" office:value="0.0"/>
          <table:table-cell office:value-type="float" office:value="1580370.0"/>
          <table:table-cell table:style-name="cellBest" office:value-type="float" office:value="0.0"/>
          <table:table-cell office:value-type="float" office:value="1147873.0"/>
          <table:table-cell office:value-type="float" office:value="4.0"/>
          <table:table-cell table:style-name="cellWorst" office:value-type="float" office:value="33.0"/>
          <table:table-cell office:value-type="float" office:value="115.644"/>
          <table:table-cell office:value-type="float" office:value="0.0"/>
          <table:table-cell office:value-type="float" office:value="2.10526315789"/>
          <table:table-cell office:value-type="float" office:value="0.0456140350877"/>
          <table:table-cell office:value-type="float" office:value="0.0"/>
          <table:table-cell office:value-type="float" office:value="1328914.0"/>
          <table:table-cell table:style-name="cellBest" office:value-type="float" office:value="0.0"/>
          <table:table-cell office:value-type="float" office:value="942633.0"/>
          <table:table-cell office:value-type="float" office:value="4.0"/>
          <table:table-cell table:style-name="cellWorst" office:value-type="float" office:value="33.0"/>
          <table:table-cell office:value-type="float" office:value="211.09"/>
          <table:table-cell office:value-type="float" office:value="0.0"/>
          <table:table-cell office:value-type="float" office:value="1.05263157895"/>
          <table:table-cell office:value-type="float" office:value="0.0666666666667"/>
          <table:table-cell office:value-type="float" office:value="0.0"/>
          <table:table-cell office:value-type="float" office:value="2553377.0"/>
          <table:table-cell office:value-type="float" office:value="157996.0"/>
          <table:table-cell office:value-type="float" office:value="1821611.0"/>
          <table:table-cell office:value-type="float" office:value="4.0"/>
          <table:table-cell office:value-type="float" office:value="24.0"/>
          <table:table-cell office:value-type="float" office:value="122.617"/>
          <table:table-cell office:value-type="float" office:value="0.0"/>
          <table:table-cell office:value-type="float" office:value="1.05263157895"/>
          <table:table-cell office:value-type="float" office:value="0.0666666666667"/>
          <table:table-cell office:value-type="float" office:value="0.0"/>
          <table:table-cell office:value-type="float" office:value="2849784.0"/>
          <table:table-cell office:value-type="float" office:value="1862255.0"/>
          <table:table-cell office:value-type="float" office:value="2401874.0"/>
          <table:table-cell office:value-type="float" office:value="4.0"/>
          <table:table-cell office:value-type="float" office:value="24.0"/>
          <table:table-cell table:style-name="cellWorst" office:value-type="float" office:value="273.771"/>
          <table:table-cell office:value-type="float" office:value="0.0"/>
          <table:table-cell office:value-type="float" office:value="1.05263157895"/>
          <table:table-cell office:value-type="float" office:value="0.0666666666667"/>
          <table:table-cell office:value-type="float" office:value="0.0"/>
          <table:table-cell table:style-name="cellWorst" office:value-type="float" office:value="3713514.0"/>
          <table:table-cell table:style-name="cellWorst" office:value-type="float" office:value="2597200.0"/>
          <table:table-cell table:style-name="cellWorst" office:value-type="float" office:value="2641369.0"/>
          <table:table-cell office:value-type="float" office:value="4.0"/>
          <table:table-cell office:value-type="float" office:value="24.0"/>
          <table:table-cell office:value-type="float" office:value="252.291"/>
          <table:table-cell office:value-type="float" office:value="0.0"/>
          <table:table-cell office:value-type="float" office:value="1.05263157895"/>
          <table:table-cell office:value-type="float" office:value="0.0666666666667"/>
          <table:table-cell office:value-type="float" office:value="0.0"/>
          <table:table-cell table:style-name="cellWorst" office:value-type="float" office:value="3713514.0"/>
          <table:table-cell table:style-name="cellWorst" office:value-type="float" office:value="2597200.0"/>
          <table:table-cell table:style-name="cellWorst" office:value-type="float" office:value="2641369.0"/>
          <table:table-cell office:value-type="float" office:value="4.0"/>
          <table:table-cell office:value-type="float" office:value="24.0"/>
          <table:table-cell office:value-type="float" office:value="115.577"/>
          <table:table-cell office:value-type="float" office:value="0.0"/>
          <table:table-cell office:value-type="float" office:value="1.05263157895"/>
          <table:table-cell office:value-type="float" office:value="0.0561403508772"/>
          <table:table-cell office:value-type="float" office:value="0.0"/>
          <table:table-cell office:value-type="float" office:value="1872528.0"/>
          <table:table-cell office:value-type="float" office:value="871818.0"/>
          <table:table-cell office:value-type="float" office:value="1499952.0"/>
          <table:table-cell office:value-type="float" office:value="4.0"/>
          <table:table-cell office:value-type="float" office:value="24.0"/>
          <table:table-cell table:style-name="cellBest" office:value-type="float" office:value="83.3895"/>
          <table:table-cell office:value-type="float" office:value="0.0"/>
          <table:table-cell office:value-type="float" office:value="3.15789473684"/>
          <table:table-cell office:value-type="float" office:value="0.059649122807"/>
          <table:table-cell office:value-type="float" office:value="0.0"/>
          <table:table-cell table:style-name="cellBest" office:value-type="float" office:value="1007318.0"/>
          <table:table-cell office:value-type="float" office:value="7457.0"/>
          <table:table-cell table:style-name="cellBest" office:value-type="float" office:value="710958.0"/>
          <table:table-cell office:value-type="float" office:value="4.0"/>
          <table:table-cell office:value-type="float" office:value="24.0"/>
          <table:table-cell office:value-type="float" office:value="97.9125"/>
          <table:table-cell office:value-type="float" office:value="0.0"/>
          <table:table-cell office:value-type="float" office:value="3.15789473684"/>
          <table:table-cell office:value-type="float" office:value="0.0666666666667"/>
          <table:table-cell office:value-type="float" office:value="0.0"/>
          <table:table-cell office:value-type="float" office:value="1017709.0"/>
          <table:table-cell office:value-type="float" office:value="30146.0"/>
          <table:table-cell office:value-type="float" office:value="721218.0"/>
          <table:table-cell office:value-type="float" office:value="4.0"/>
          <table:table-cell office:value-type="float" office:value="24.0"/>
          <table:table-cell office:value-type="float" office:value="86.9941"/>
          <table:table-cell office:value-type="float" office:value="0.0"/>
          <table:table-cell table:style-name="cellWorst" office:value-type="float" office:value="4.21052631579"/>
          <table:table-cell office:value-type="float" office:value="0.0666666666667"/>
          <table:table-cell office:value-type="float" office:value="0.0"/>
          <table:table-cell office:value-type="float" office:value="1017424.0"/>
          <table:table-cell office:value-type="float" office:value="29935.0"/>
          <table:table-cell office:value-type="float" office:value="720963.0"/>
          <table:table-cell office:value-type="float" office:value="4.0"/>
          <table:table-cell office:value-type="float" office:value="24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119.047"/>
          <table:table-cell office:value-type="float" office:value="0.0"/>
          <table:table-cell office:value-type="float" office:value="1.0582010582"/>
          <table:table-cell office:value-type="float" office:value="0.0793650793651"/>
          <table:table-cell office:value-type="float" office:value="0.0"/>
          <table:table-cell office:value-type="float" office:value="1052764.0"/>
          <table:table-cell office:value-type="float" office:value="0.0"/>
          <table:table-cell office:value-type="float" office:value="801036.0"/>
          <table:table-cell office:value-type="float" office:value="4.0"/>
          <table:table-cell office:value-type="float" office:value="37.0"/>
          <table:table-cell table:style-name="cellBest" office:value-type="float" office:value="104.108"/>
          <table:table-cell office:value-type="float" office:value="0.0"/>
          <table:table-cell office:value-type="float" office:value="2.1164021164"/>
          <table:table-cell office:value-type="float" office:value="0.0652557319224"/>
          <table:table-cell office:value-type="float" office:value="0.0"/>
          <table:table-cell office:value-type="float" office:value="1144994.0"/>
          <table:table-cell office:value-type="float" office:value="0.0"/>
          <table:table-cell office:value-type="float" office:value="868724.0"/>
          <table:table-cell office:value-type="float" office:value="4.0"/>
          <table:table-cell table:style-name="cellBest" office:value-type="float" office:value="30.0"/>
          <table:table-cell office:value-type="float" office:value="115.592"/>
          <table:table-cell office:value-type="float" office:value="0.0"/>
          <table:table-cell office:value-type="float" office:value="1.0582010582"/>
          <table:table-cell office:value-type="float" office:value="0.0793650793651"/>
          <table:table-cell office:value-type="float" office:value="0.0"/>
          <table:table-cell office:value-type="float" office:value="1052764.0"/>
          <table:table-cell office:value-type="float" office:value="0.0"/>
          <table:table-cell office:value-type="float" office:value="801036.0"/>
          <table:table-cell office:value-type="float" office:value="4.0"/>
          <table:table-cell office:value-type="float" office:value="37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1.604"/>
          <table:table-cell office:value-type="float" office:value="0.0"/>
          <table:table-cell office:value-type="float" office:value="1.0582010582"/>
          <table:table-cell office:value-type="float" office:value="0.0846560846561"/>
          <table:table-cell office:value-type="float" office:value="0.0"/>
          <table:table-cell office:value-type="float" office:value="1636887.0"/>
          <table:table-cell office:value-type="float" office:value="437272.0"/>
          <table:table-cell office:value-type="float" office:value="1271836.0"/>
          <table:table-cell office:value-type="float" office:value="4.0"/>
          <table:table-cell office:value-type="float" office:value="41.0"/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7.506"/>
          <table:table-cell office:value-type="float" office:value="0.0"/>
          <table:table-cell office:value-type="float" office:value="1.0582010582"/>
          <table:table-cell office:value-type="float" office:value="0.0828924162257"/>
          <table:table-cell office:value-type="float" office:value="0.0"/>
          <table:table-cell table:style-name="cellWorst" office:value-type="float" office:value="1664446.0"/>
          <table:table-cell table:style-name="cellWorst" office:value-type="float" office:value="441671.0"/>
          <table:table-cell table:style-name="cellWorst" office:value-type="float" office:value="1287339.0"/>
          <table:table-cell office:value-type="float" office:value="4.0"/>
          <table:table-cell office:value-type="float" office:value="41.0"/>
          <table:table-cell office:value-type="float" office:value="180.032"/>
          <table:table-cell office:value-type="float" office:value="0.0"/>
          <table:table-cell table:style-name="cellWorst" office:value-type="float" office:value="3.1746031746"/>
          <table:table-cell office:value-type="float" office:value="0.0758377425044"/>
          <table:table-cell office:value-type="float" office:value="0.0"/>
          <table:table-cell office:value-type="float" office:value="1258478.0"/>
          <table:table-cell office:value-type="float" office:value="24907.0"/>
          <table:table-cell office:value-type="float" office:value="927887.0"/>
          <table:table-cell office:value-type="float" office:value="4.0"/>
          <table:table-cell office:value-type="float" office:value="41.0"/>
          <table:table-cell office:value-type="float" office:value="167.258"/>
          <table:table-cell office:value-type="float" office:value="0.0"/>
          <table:table-cell office:value-type="float" office:value="2.1164021164"/>
          <table:table-cell office:value-type="float" office:value="0.0811287477954"/>
          <table:table-cell office:value-type="float" office:value="0.0"/>
          <table:table-cell office:value-type="float" office:value="1233333.0"/>
          <table:table-cell office:value-type="float" office:value="33722.0"/>
          <table:table-cell office:value-type="float" office:value="908805.0"/>
          <table:table-cell office:value-type="float" office:value="4.0"/>
          <table:table-cell office:value-type="float" office:value="41.0"/>
          <table:table-cell office:value-type="float" office:value="145.735"/>
          <table:table-cell office:value-type="float" office:value="0.0"/>
          <table:table-cell table:style-name="cellWorst" office:value-type="float" office:value="3.1746031746"/>
          <table:table-cell office:value-type="float" office:value="0.0811287477954"/>
          <table:table-cell office:value-type="float" office:value="0.0"/>
          <table:table-cell office:value-type="float" office:value="1233326.0"/>
          <table:table-cell office:value-type="float" office:value="33714.0"/>
          <table:table-cell office:value-type="float" office:value="908728.0"/>
          <table:table-cell office:value-type="float" office:value="4.0"/>
          <table:table-cell office:value-type="float" office:value="41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table:style-name="cellBest" office:value-type="float" office:value="9.87359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44861.0"/>
          <table:table-cell table:style-name="cellBest" office:value-type="float" office:value="0.0"/>
          <table:table-cell office:value-type="float" office:value="89902.0"/>
          <table:table-cell office:value-type="float" office:value="4.0"/>
          <table:table-cell office:value-type="float" office:value="42.0"/>
          <table:table-cell office:value-type="float" office:value="12.9597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table:style-name="cellWorst" office:value-type="float" office:value="213389.0"/>
          <table:table-cell table:style-name="cellBest" office:value-type="float" office:value="0.0"/>
          <table:table-cell table:style-name="cellWorst" office:value-type="float" office:value="139007.0"/>
          <table:table-cell office:value-type="float" office:value="4.0"/>
          <table:table-cell table:style-name="cellBest" office:value-type="float" office:value="38.0"/>
          <table:table-cell office:value-type="float" office:value="10.135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44861.0"/>
          <table:table-cell table:style-name="cellBest" office:value-type="float" office:value="0.0"/>
          <table:table-cell office:value-type="float" office:value="89902.0"/>
          <table:table-cell office:value-type="float" office:value="4.0"/>
          <table:table-cell office:value-type="float" office:value="42.0"/>
          <table:table-cell office:value-type="float" office:value="13.0621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49240.0"/>
          <table:table-cell office:value-type="float" office:value="4593.0"/>
          <table:table-cell office:value-type="float" office:value="85929.0"/>
          <table:table-cell office:value-type="float" office:value="4.0"/>
          <table:table-cell office:value-type="float" office:value="49.0"/>
          <table:table-cell office:value-type="float" office:value="12.5133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68566.0"/>
          <table:table-cell table:style-name="cellWorst" office:value-type="float" office:value="52002.0"/>
          <table:table-cell office:value-type="float" office:value="108918.0"/>
          <table:table-cell office:value-type="float" office:value="4.0"/>
          <table:table-cell office:value-type="float" office:value="49.0"/>
          <table:table-cell office:value-type="float" office:value="13.645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46089.0"/>
          <table:table-cell office:value-type="float" office:value="25439.0"/>
          <table:table-cell office:value-type="float" office:value="83554.0"/>
          <table:table-cell office:value-type="float" office:value="4.0"/>
          <table:table-cell office:value-type="float" office:value="49.0"/>
          <table:table-cell office:value-type="float" office:value="13.1582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46089.0"/>
          <table:table-cell office:value-type="float" office:value="25439.0"/>
          <table:table-cell office:value-type="float" office:value="83554.0"/>
          <table:table-cell office:value-type="float" office:value="4.0"/>
          <table:table-cell office:value-type="float" office:value="49.0"/>
          <table:table-cell office:value-type="float" office:value="11.8342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24181.0"/>
          <table:table-cell office:value-type="float" office:value="2454.0"/>
          <table:table-cell office:value-type="float" office:value="68604.0"/>
          <table:table-cell office:value-type="float" office:value="4.0"/>
          <table:table-cell office:value-type="float" office:value="49.0"/>
          <table:table-cell office:value-type="float" office:value="12.4493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21525.0"/>
          <table:table-cell office:value-type="float" office:value="1199.0"/>
          <table:table-cell table:style-name="cellBest" office:value-type="float" office:value="66532.0"/>
          <table:table-cell office:value-type="float" office:value="4.0"/>
          <table:table-cell office:value-type="float" office:value="49.0"/>
          <table:table-cell office:value-type="float" office:value="11.9945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table:style-name="cellBest" office:value-type="float" office:value="121472.0"/>
          <table:table-cell office:value-type="float" office:value="4914.0"/>
          <table:table-cell office:value-type="float" office:value="66935.0"/>
          <table:table-cell office:value-type="float" office:value="4.0"/>
          <table:table-cell office:value-type="float" office:value="49.0"/>
          <table:table-cell office:value-type="float" office:value="12.4163"/>
          <table:table-cell office:value-type="float" office:value="0.0"/>
          <table:table-cell office:value-type="float" office:value="1.00502512563"/>
          <table:table-cell office:value-type="float" office:value="0.0134003350084"/>
          <table:table-cell office:value-type="float" office:value="0.0"/>
          <table:table-cell office:value-type="float" office:value="121545.0"/>
          <table:table-cell office:value-type="float" office:value="4964.0"/>
          <table:table-cell office:value-type="float" office:value="66988.0"/>
          <table:table-cell office:value-type="float" office:value="4.0"/>
          <table:table-cell office:value-type="float" office:value="49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329.274"/>
          <table:table-cell office:value-type="float" office:value="0.0"/>
          <table:table-cell table:style-name="cellBest" office:value-type="float" office:value="0.851063829787"/>
          <table:table-cell office:value-type="float" office:value="0.0936170212766"/>
          <table:table-cell office:value-type="float" office:value="0.0"/>
          <table:table-cell office:value-type="float" office:value="2213675.0"/>
          <table:table-cell table:style-name="cellBest" office:value-type="float" office:value="0.0"/>
          <table:table-cell office:value-type="float" office:value="1645221.0"/>
          <table:table-cell office:value-type="float" office:value="4.0"/>
          <table:table-cell office:value-type="float" office:value="42.0"/>
          <table:table-cell office:value-type="float" office:value="281.346"/>
          <table:table-cell office:value-type="float" office:value="0.0"/>
          <table:table-cell office:value-type="float" office:value="1.70212765957"/>
          <table:table-cell office:value-type="float" office:value="0.0765957446809"/>
          <table:table-cell office:value-type="float" office:value="0.0"/>
          <table:table-cell office:value-type="float" office:value="2037372.0"/>
          <table:table-cell table:style-name="cellBest" office:value-type="float" office:value="0.0"/>
          <table:table-cell office:value-type="float" office:value="1505377.0"/>
          <table:table-cell office:value-type="float" office:value="4.0"/>
          <table:table-cell table:style-name="cellWorst" office:value-type="float" office:value="45.0"/>
          <table:table-cell office:value-type="float" office:value="336.81"/>
          <table:table-cell office:value-type="float" office:value="0.0"/>
          <table:table-cell table:style-name="cellBest" office:value-type="float" office:value="0.851063829787"/>
          <table:table-cell office:value-type="float" office:value="0.0936170212766"/>
          <table:table-cell office:value-type="float" office:value="0.0"/>
          <table:table-cell office:value-type="float" office:value="2213675.0"/>
          <table:table-cell table:style-name="cellBest" office:value-type="float" office:value="0.0"/>
          <table:table-cell office:value-type="float" office:value="1645221.0"/>
          <table:table-cell office:value-type="float" office:value="4.0"/>
          <table:table-cell office:value-type="float" office:value="42.0"/>
          <table:table-cell office:value-type="float" office:value="600.018"/>
          <table:table-cell office:value-type="float" office:value="1.0"/>
          <table:table-cell table:style-name="cellWorst" office:value-type="float" office:value="12.7659574468"/>
          <table:table-cell office:value-type="float" office:value="0.127659574468"/>
          <table:table-cell office:value-type="float" office:value="0.0"/>
          <table:table-cell office:value-type="float" office:value="4418189.0"/>
          <table:table-cell office:value-type="float" office:value="1457872.0"/>
          <table:table-cell office:value-type="float" office:value="2570407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65.816"/>
          <table:table-cell office:value-type="float" office:value="0.0"/>
          <table:table-cell table:style-name="cellBest" office:value-type="float" office:value="0.851063829787"/>
          <table:table-cell office:value-type="float" office:value="0.0936170212766"/>
          <table:table-cell office:value-type="float" office:value="0.0"/>
          <table:table-cell office:value-type="float" office:value="3153131.0"/>
          <table:table-cell office:value-type="float" office:value="1823042.0"/>
          <table:table-cell office:value-type="float" office:value="2554253.0"/>
          <table:table-cell office:value-type="float" office:value="4.0"/>
          <table:table-cell office:value-type="float" office:value="40.0"/>
          <table:table-cell table:style-name="cellWorst" office:value-type="float" office:value="600.021"/>
          <table:table-cell office:value-type="float" office:value="1.0"/>
          <table:table-cell table:style-name="cellWorst" office:value-type="float" office:value="12.7659574468"/>
          <table:table-cell office:value-type="float" office:value="0.127659574468"/>
          <table:table-cell office:value-type="float" office:value="0.0"/>
          <table:table-cell office:value-type="float" office:value="4775603.0"/>
          <table:table-cell office:value-type="float" office:value="3273038.0"/>
          <table:table-cell office:value-type="float" office:value="28192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3.065"/>
          <table:table-cell office:value-type="float" office:value="0.0"/>
          <table:table-cell table:style-name="cellBest" office:value-type="float" office:value="0.851063829787"/>
          <table:table-cell office:value-type="float" office:value="0.090780141844"/>
          <table:table-cell office:value-type="float" office:value="0.0"/>
          <table:table-cell table:style-name="cellWorst" office:value-type="float" office:value="5199568.0"/>
          <table:table-cell table:style-name="cellWorst" office:value-type="float" office:value="3667410.0"/>
          <table:table-cell table:style-name="cellWorst" office:value-type="float" office:value="2971067.0"/>
          <table:table-cell office:value-type="float" office:value="4.0"/>
          <table:table-cell office:value-type="float" office:value="40.0"/>
          <table:table-cell office:value-type="float" office:value="310.798"/>
          <table:table-cell office:value-type="float" office:value="0.0"/>
          <table:table-cell office:value-type="float" office:value="5.10638297872"/>
          <table:table-cell office:value-type="float" office:value="0.090780141844"/>
          <table:table-cell office:value-type="float" office:value="0.0"/>
          <table:table-cell office:value-type="float" office:value="2011328.0"/>
          <table:table-cell office:value-type="float" office:value="612082.0"/>
          <table:table-cell office:value-type="float" office:value="1519626.0"/>
          <table:table-cell office:value-type="float" office:value="4.0"/>
          <table:table-cell office:value-type="float" office:value="40.0"/>
          <table:table-cell office:value-type="float" office:value="270.221"/>
          <table:table-cell office:value-type="float" office:value="0.0"/>
          <table:table-cell office:value-type="float" office:value="2.55319148936"/>
          <table:table-cell office:value-type="float" office:value="0.0879432624113"/>
          <table:table-cell office:value-type="float" office:value="0.0"/>
          <table:table-cell table:style-name="cellBest" office:value-type="float" office:value="1386574.0"/>
          <table:table-cell office:value-type="float" office:value="26821.0"/>
          <table:table-cell table:style-name="cellBest" office:value-type="float" office:value="976141.0"/>
          <table:table-cell office:value-type="float" office:value="4.0"/>
          <table:table-cell office:value-type="float" office:value="40.0"/>
          <table:table-cell office:value-type="float" office:value="453.794"/>
          <table:table-cell office:value-type="float" office:value="0.0"/>
          <table:table-cell office:value-type="float" office:value="5.10638297872"/>
          <table:table-cell office:value-type="float" office:value="0.0964539007092"/>
          <table:table-cell office:value-type="float" office:value="0.0"/>
          <table:table-cell office:value-type="float" office:value="2663370.0"/>
          <table:table-cell office:value-type="float" office:value="1332282.0"/>
          <table:table-cell office:value-type="float" office:value="2099666.0"/>
          <table:table-cell office:value-type="float" office:value="4.0"/>
          <table:table-cell office:value-type="float" office:value="40.0"/>
          <table:table-cell office:value-type="float" office:value="600.019"/>
          <table:table-cell office:value-type="float" office:value="1.0"/>
          <table:table-cell table:style-name="cellWorst" office:value-type="float" office:value="12.7659574468"/>
          <table:table-cell office:value-type="float" office:value="0.127659574468"/>
          <table:table-cell office:value-type="float" office:value="0.0"/>
          <table:table-cell office:value-type="float" office:value="1396704.0"/>
          <table:table-cell office:value-type="float" office:value="66751.0"/>
          <table:table-cell office:value-type="float" office:value="984873.0"/>
          <table:table-cell office:value-type="string">
            <text:p/>
          </table:table-cell>
          <table:table-cell office:value-type="string">
            <text:p/>
          </table:table-cell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8.937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2.0"/>
          <table:table-cell office:value-type="float" office:value="7.503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6.0"/>
          <table:table-cell office:value-type="float" office:value="9.156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2.0"/>
          <table:table-cell office:value-type="float" office:value="10.15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table:style-name="cellWorst" office:value-type="float" office:value="12.68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10.5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10.35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9.67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table:style-name="cellBest" office:value-type="float" office:value="7.29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9.26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office:value-type="float" office:value="7.35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7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78.499"/>
          <table:table-cell office:value-type="float" office:value="0.0"/>
          <table:table-cell office:value-type="float" office:value="1.06382978723"/>
          <table:table-cell office:value-type="float" office:value="0.0336879432624"/>
          <table:table-cell office:value-type="float" office:value="0.0"/>
          <table:table-cell table:style-name="cellBest" office:value-type="float" office:value="871380.0"/>
          <table:table-cell table:style-name="cellBest" office:value-type="float" office:value="0.0"/>
          <table:table-cell table:style-name="cellBest" office:value-type="float" office:value="646070.0"/>
          <table:table-cell office:value-type="float" office:value="4.0"/>
          <table:table-cell office:value-type="float" office:value="29.0"/>
          <table:table-cell office:value-type="float" office:value="88.1391"/>
          <table:table-cell office:value-type="float" office:value="0.0"/>
          <table:table-cell office:value-type="float" office:value="1.06382978723"/>
          <table:table-cell office:value-type="float" office:value="0.0336879432624"/>
          <table:table-cell office:value-type="float" office:value="0.0"/>
          <table:table-cell office:value-type="float" office:value="923945.0"/>
          <table:table-cell table:style-name="cellBest" office:value-type="float" office:value="0.0"/>
          <table:table-cell office:value-type="float" office:value="690782.0"/>
          <table:table-cell office:value-type="float" office:value="4.0"/>
          <table:table-cell table:style-name="cellWorst" office:value-type="float" office:value="32.0"/>
          <table:table-cell table:style-name="cellBest" office:value-type="float" office:value="72.0296"/>
          <table:table-cell office:value-type="float" office:value="0.0"/>
          <table:table-cell office:value-type="float" office:value="1.06382978723"/>
          <table:table-cell office:value-type="float" office:value="0.0336879432624"/>
          <table:table-cell office:value-type="float" office:value="0.0"/>
          <table:table-cell table:style-name="cellBest" office:value-type="float" office:value="871380.0"/>
          <table:table-cell table:style-name="cellBest" office:value-type="float" office:value="0.0"/>
          <table:table-cell table:style-name="cellBest" office:value-type="float" office:value="646070.0"/>
          <table:table-cell office:value-type="float" office:value="4.0"/>
          <table:table-cell office:value-type="float" office:value="29.0"/>
          <table:table-cell office:value-type="float" office:value="206.62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office:value-type="float" office:value="3886363.0"/>
          <table:table-cell office:value-type="float" office:value="1123381.0"/>
          <table:table-cell table:style-name="cellWorst" office:value-type="float" office:value="2646838.0"/>
          <table:table-cell office:value-type="float" office:value="4.0"/>
          <table:table-cell office:value-type="float" office:value="29.0"/>
          <table:table-cell office:value-type="float" office:value="105.969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office:value-type="float" office:value="1358019.0"/>
          <table:table-cell office:value-type="float" office:value="169119.0"/>
          <table:table-cell office:value-type="float" office:value="1017286.0"/>
          <table:table-cell office:value-type="float" office:value="4.0"/>
          <table:table-cell office:value-type="float" office:value="29.0"/>
          <table:table-cell office:value-type="float" office:value="196.203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table:style-name="cellWorst" office:value-type="float" office:value="3894213.0"/>
          <table:table-cell table:style-name="cellWorst" office:value-type="float" office:value="2679295.0"/>
          <table:table-cell office:value-type="float" office:value="2644459.0"/>
          <table:table-cell office:value-type="float" office:value="4.0"/>
          <table:table-cell office:value-type="float" office:value="29.0"/>
          <table:table-cell table:style-name="cellWorst" office:value-type="float" office:value="207.701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table:style-name="cellWorst" office:value-type="float" office:value="3894213.0"/>
          <table:table-cell table:style-name="cellWorst" office:value-type="float" office:value="2679295.0"/>
          <table:table-cell office:value-type="float" office:value="2644459.0"/>
          <table:table-cell office:value-type="float" office:value="4.0"/>
          <table:table-cell office:value-type="float" office:value="29.0"/>
          <table:table-cell office:value-type="float" office:value="121.019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office:value-type="float" office:value="1346650.0"/>
          <table:table-cell office:value-type="float" office:value="155401.0"/>
          <table:table-cell office:value-type="float" office:value="1006585.0"/>
          <table:table-cell office:value-type="float" office:value="4.0"/>
          <table:table-cell office:value-type="float" office:value="29.0"/>
          <table:table-cell office:value-type="float" office:value="101.361"/>
          <table:table-cell office:value-type="float" office:value="0.0"/>
          <table:table-cell office:value-type="float" office:value="1.06382978723"/>
          <table:table-cell office:value-type="float" office:value="0.0283687943262"/>
          <table:table-cell office:value-type="float" office:value="0.0"/>
          <table:table-cell office:value-type="float" office:value="1197997.0"/>
          <table:table-cell office:value-type="float" office:value="6678.0"/>
          <table:table-cell office:value-type="float" office:value="870559.0"/>
          <table:table-cell office:value-type="float" office:value="4.0"/>
          <table:table-cell office:value-type="float" office:value="29.0"/>
          <table:table-cell office:value-type="float" office:value="116.6"/>
          <table:table-cell office:value-type="float" office:value="0.0"/>
          <table:table-cell office:value-type="float" office:value="1.06382978723"/>
          <table:table-cell office:value-type="float" office:value="0.0425531914894"/>
          <table:table-cell office:value-type="float" office:value="0.0"/>
          <table:table-cell office:value-type="float" office:value="1195823.0"/>
          <table:table-cell office:value-type="float" office:value="6936.0"/>
          <table:table-cell office:value-type="float" office:value="869189.0"/>
          <table:table-cell office:value-type="float" office:value="4.0"/>
          <table:table-cell office:value-type="float" office:value="29.0"/>
          <table:table-cell office:value-type="float" office:value="106.747"/>
          <table:table-cell office:value-type="float" office:value="0.0"/>
          <table:table-cell office:value-type="float" office:value="2.12765957447"/>
          <table:table-cell office:value-type="float" office:value="0.0425531914894"/>
          <table:table-cell office:value-type="float" office:value="0.0"/>
          <table:table-cell office:value-type="float" office:value="1195841.0"/>
          <table:table-cell office:value-type="float" office:value="6936.0"/>
          <table:table-cell office:value-type="float" office:value="869195.0"/>
          <table:table-cell office:value-type="float" office:value="4.0"/>
          <table:table-cell office:value-type="float" office:value="29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21.303"/>
          <table:table-cell office:value-type="float" office:value="0.0"/>
          <table:table-cell office:value-type="float" office:value="2.12765957447"/>
          <table:table-cell office:value-type="float" office:value="0.0656028368794"/>
          <table:table-cell office:value-type="float" office:value="0.0"/>
          <table:table-cell office:value-type="float" office:value="2372629.0"/>
          <table:table-cell table:style-name="cellBest" office:value-type="float" office:value="0.0"/>
          <table:table-cell office:value-type="float" office:value="1781588.0"/>
          <table:table-cell office:value-type="float" office:value="4.0"/>
          <table:table-cell table:style-name="cellWorst" office:value-type="float" office:value="36.0"/>
          <table:table-cell office:value-type="float" office:value="273.887"/>
          <table:table-cell office:value-type="float" office:value="0.0"/>
          <table:table-cell office:value-type="float" office:value="1.06382978723"/>
          <table:table-cell office:value-type="float" office:value="0.0567375886525"/>
          <table:table-cell office:value-type="float" office:value="0.0"/>
          <table:table-cell office:value-type="float" office:value="3413196.0"/>
          <table:table-cell table:style-name="cellBest" office:value-type="float" office:value="0.0"/>
          <table:table-cell office:value-type="float" office:value="2539004.0"/>
          <table:table-cell office:value-type="float" office:value="4.0"/>
          <table:table-cell office:value-type="float" office:value="27.0"/>
          <table:table-cell office:value-type="float" office:value="234.514"/>
          <table:table-cell office:value-type="float" office:value="0.0"/>
          <table:table-cell office:value-type="float" office:value="2.12765957447"/>
          <table:table-cell office:value-type="float" office:value="0.0656028368794"/>
          <table:table-cell office:value-type="float" office:value="0.0"/>
          <table:table-cell office:value-type="float" office:value="2372629.0"/>
          <table:table-cell table:style-name="cellBest" office:value-type="float" office:value="0.0"/>
          <table:table-cell office:value-type="float" office:value="1781588.0"/>
          <table:table-cell office:value-type="float" office:value="4.0"/>
          <table:table-cell table:style-name="cellWorst" office:value-type="float" office:value="36.0"/>
          <table:table-cell office:value-type="float" office:value="389.583"/>
          <table:table-cell office:value-type="float" office:value="0.0"/>
          <table:table-cell office:value-type="float" office:value="2.12765957447"/>
          <table:table-cell office:value-type="float" office:value="0.0673758865248"/>
          <table:table-cell office:value-type="float" office:value="0.0"/>
          <table:table-cell office:value-type="float" office:value="5790137.0"/>
          <table:table-cell office:value-type="float" office:value="1475595.0"/>
          <table:table-cell office:value-type="float" office:value="3784246.0"/>
          <table:table-cell office:value-type="float" office:value="4.0"/>
          <table:table-cell office:value-type="float" office:value="22.0"/>
          <table:table-cell office:value-type="float" office:value="181.44"/>
          <table:table-cell office:value-type="float" office:value="0.0"/>
          <table:table-cell office:value-type="float" office:value="1.06382978723"/>
          <table:table-cell office:value-type="float" office:value="0.0691489361702"/>
          <table:table-cell office:value-type="float" office:value="0.0"/>
          <table:table-cell office:value-type="float" office:value="2737759.0"/>
          <table:table-cell office:value-type="float" office:value="799945.0"/>
          <table:table-cell office:value-type="float" office:value="2120688.0"/>
          <table:table-cell office:value-type="float" office:value="4.0"/>
          <table:table-cell office:value-type="float" office:value="22.0"/>
          <table:table-cell table:style-name="cellWorst" office:value-type="float" office:value="456.799"/>
          <table:table-cell office:value-type="float" office:value="0.0"/>
          <table:table-cell office:value-type="float" office:value="1.06382978723"/>
          <table:table-cell office:value-type="float" office:value="0.0673758865248"/>
          <table:table-cell office:value-type="float" office:value="0.0"/>
          <table:table-cell table:style-name="cellWorst" office:value-type="float" office:value="6860128.0"/>
          <table:table-cell table:style-name="cellWorst" office:value-type="float" office:value="4837283.0"/>
          <table:table-cell table:style-name="cellWorst" office:value-type="float" office:value="4423810.0"/>
          <table:table-cell office:value-type="float" office:value="4.0"/>
          <table:table-cell office:value-type="float" office:value="22.0"/>
          <table:table-cell office:value-type="float" office:value="412.52"/>
          <table:table-cell office:value-type="float" office:value="0.0"/>
          <table:table-cell office:value-type="float" office:value="1.06382978723"/>
          <table:table-cell office:value-type="float" office:value="0.0673758865248"/>
          <table:table-cell office:value-type="float" office:value="0.0"/>
          <table:table-cell table:style-name="cellWorst" office:value-type="float" office:value="6860128.0"/>
          <table:table-cell table:style-name="cellWorst" office:value-type="float" office:value="4837283.0"/>
          <table:table-cell table:style-name="cellWorst" office:value-type="float" office:value="4423810.0"/>
          <table:table-cell office:value-type="float" office:value="4.0"/>
          <table:table-cell office:value-type="float" office:value="22.0"/>
          <table:table-cell office:value-type="float" office:value="178.282"/>
          <table:table-cell office:value-type="float" office:value="0.0"/>
          <table:table-cell office:value-type="float" office:value="2.12765957447"/>
          <table:table-cell office:value-type="float" office:value="0.0673758865248"/>
          <table:table-cell office:value-type="float" office:value="0.0"/>
          <table:table-cell office:value-type="float" office:value="2539916.0"/>
          <table:table-cell office:value-type="float" office:value="574721.0"/>
          <table:table-cell office:value-type="float" office:value="1930394.0"/>
          <table:table-cell office:value-type="float" office:value="4.0"/>
          <table:table-cell office:value-type="float" office:value="22.0"/>
          <table:table-cell office:value-type="float" office:value="167.493"/>
          <table:table-cell office:value-type="float" office:value="0.0"/>
          <table:table-cell office:value-type="float" office:value="1.06382978723"/>
          <table:table-cell office:value-type="float" office:value="0.0390070921986"/>
          <table:table-cell office:value-type="float" office:value="0.0"/>
          <table:table-cell office:value-type="float" office:value="1958745.0"/>
          <table:table-cell office:value-type="float" office:value="12649.0"/>
          <table:table-cell office:value-type="float" office:value="1407968.0"/>
          <table:table-cell office:value-type="float" office:value="4.0"/>
          <table:table-cell office:value-type="float" office:value="22.0"/>
          <table:table-cell office:value-type="float" office:value="168.823"/>
          <table:table-cell office:value-type="float" office:value="0.0"/>
          <table:table-cell office:value-type="float" office:value="2.12765957447"/>
          <table:table-cell office:value-type="float" office:value="0.0709219858156"/>
          <table:table-cell office:value-type="float" office:value="0.0"/>
          <table:table-cell office:value-type="float" office:value="1954486.0"/>
          <table:table-cell office:value-type="float" office:value="16711.0"/>
          <table:table-cell office:value-type="float" office:value="1405492.0"/>
          <table:table-cell office:value-type="float" office:value="4.0"/>
          <table:table-cell office:value-type="float" office:value="22.0"/>
          <table:table-cell table:style-name="cellBest" office:value-type="float" office:value="166.127"/>
          <table:table-cell office:value-type="float" office:value="0.0"/>
          <table:table-cell office:value-type="float" office:value="2.12765957447"/>
          <table:table-cell office:value-type="float" office:value="0.0709219858156"/>
          <table:table-cell office:value-type="float" office:value="0.0"/>
          <table:table-cell table:style-name="cellBest" office:value-type="float" office:value="1953220.0"/>
          <table:table-cell office:value-type="float" office:value="15488.0"/>
          <table:table-cell table:style-name="cellBest" office:value-type="float" office:value="1404270.0"/>
          <table:table-cell office:value-type="float" office:value="4.0"/>
          <table:table-cell office:value-type="float" office:value="22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28.2367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293983.0"/>
          <table:table-cell table:style-name="cellBest" office:value-type="float" office:value="0.0"/>
          <table:table-cell office:value-type="float" office:value="209595.0"/>
          <table:table-cell office:value-type="float" office:value="2.0"/>
          <table:table-cell table:style-name="cellBest" office:value-type="float" office:value="36.0"/>
          <table:table-cell office:value-type="float" office:value="23.4882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243423.0"/>
          <table:table-cell table:style-name="cellBest" office:value-type="float" office:value="0.0"/>
          <table:table-cell office:value-type="float" office:value="171895.0"/>
          <table:table-cell office:value-type="float" office:value="2.0"/>
          <table:table-cell office:value-type="float" office:value="40.0"/>
          <table:table-cell office:value-type="float" office:value="29.1447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293983.0"/>
          <table:table-cell table:style-name="cellBest" office:value-type="float" office:value="0.0"/>
          <table:table-cell office:value-type="float" office:value="209595.0"/>
          <table:table-cell office:value-type="float" office:value="2.0"/>
          <table:table-cell table:style-name="cellBest" office:value-type="float" office:value="36.0"/>
          <table:table-cell office:value-type="float" office:value="28.9956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447071.0"/>
          <table:table-cell office:value-type="float" office:value="23996.0"/>
          <table:table-cell office:value-type="float" office:value="318350.0"/>
          <table:table-cell office:value-type="float" office:value="2.0"/>
          <table:table-cell office:value-type="float" office:value="39.0"/>
          <table:table-cell office:value-type="float" office:value="29.0046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table:style-name="cellWorst" office:value-type="float" office:value="769147.0"/>
          <table:table-cell table:style-name="cellWorst" office:value-type="float" office:value="574908.0"/>
          <table:table-cell table:style-name="cellWorst" office:value-type="float" office:value="652797.0"/>
          <table:table-cell office:value-type="float" office:value="2.0"/>
          <table:table-cell office:value-type="float" office:value="39.0"/>
          <table:table-cell office:value-type="float" office:value="29.9132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466627.0"/>
          <table:table-cell office:value-type="float" office:value="250624.0"/>
          <table:table-cell office:value-type="float" office:value="332498.0"/>
          <table:table-cell office:value-type="float" office:value="2.0"/>
          <table:table-cell office:value-type="float" office:value="39.0"/>
          <table:table-cell table:style-name="cellWorst" office:value-type="float" office:value="34.801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466627.0"/>
          <table:table-cell office:value-type="float" office:value="250624.0"/>
          <table:table-cell office:value-type="float" office:value="332498.0"/>
          <table:table-cell office:value-type="float" office:value="2.0"/>
          <table:table-cell office:value-type="float" office:value="39.0"/>
          <table:table-cell office:value-type="float" office:value="26.561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434130.0"/>
          <table:table-cell office:value-type="float" office:value="235284.0"/>
          <table:table-cell office:value-type="float" office:value="349039.0"/>
          <table:table-cell office:value-type="float" office:value="2.0"/>
          <table:table-cell office:value-type="float" office:value="39.0"/>
          <table:table-cell office:value-type="float" office:value="21.6397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table:style-name="cellBest" office:value-type="float" office:value="201707.0"/>
          <table:table-cell office:value-type="float" office:value="2193.0"/>
          <table:table-cell table:style-name="cellBest" office:value-type="float" office:value="134927.0"/>
          <table:table-cell office:value-type="float" office:value="2.0"/>
          <table:table-cell office:value-type="float" office:value="39.0"/>
          <table:table-cell office:value-type="float" office:value="22.3017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210930.0"/>
          <table:table-cell office:value-type="float" office:value="16730.0"/>
          <table:table-cell office:value-type="float" office:value="143596.0"/>
          <table:table-cell office:value-type="float" office:value="2.0"/>
          <table:table-cell office:value-type="float" office:value="39.0"/>
          <table:table-cell table:style-name="cellBest" office:value-type="float" office:value="18.5282"/>
          <table:table-cell office:value-type="float" office:value="0.0"/>
          <table:table-cell office:value-type="float" office:value="2.22222222222"/>
          <table:table-cell office:value-type="float" office:value="0.0222222222222"/>
          <table:table-cell office:value-type="float" office:value="0.0"/>
          <table:table-cell office:value-type="float" office:value="210930.0"/>
          <table:table-cell office:value-type="float" office:value="16730.0"/>
          <table:table-cell office:value-type="float" office:value="143596.0"/>
          <table:table-cell office:value-type="float" office:value="2.0"/>
          <table:table-cell office:value-type="float" office:value="39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61.6907"/>
          <table:table-cell office:value-type="float" office:value="0.0"/>
          <table:table-cell office:value-type="float" office:value="1.0101010101"/>
          <table:table-cell office:value-type="float" office:value="0.0723905723906"/>
          <table:table-cell office:value-type="float" office:value="0.0"/>
          <table:table-cell office:value-type="float" office:value="542684.0"/>
          <table:table-cell table:style-name="cellBest" office:value-type="float" office:value="0.0"/>
          <table:table-cell office:value-type="float" office:value="409184.0"/>
          <table:table-cell office:value-type="float" office:value="4.0"/>
          <table:table-cell office:value-type="float" office:value="37.0"/>
          <table:table-cell office:value-type="float" office:value="56.4021"/>
          <table:table-cell office:value-type="float" office:value="0.0"/>
          <table:table-cell office:value-type="float" office:value="1.0101010101"/>
          <table:table-cell office:value-type="float" office:value="0.0723905723906"/>
          <table:table-cell office:value-type="float" office:value="0.0"/>
          <table:table-cell office:value-type="float" office:value="559866.0"/>
          <table:table-cell table:style-name="cellBest" office:value-type="float" office:value="0.0"/>
          <table:table-cell office:value-type="float" office:value="415906.0"/>
          <table:table-cell office:value-type="float" office:value="4.0"/>
          <table:table-cell table:style-name="cellWorst" office:value-type="float" office:value="38.0"/>
          <table:table-cell office:value-type="float" office:value="55.8486"/>
          <table:table-cell office:value-type="float" office:value="0.0"/>
          <table:table-cell office:value-type="float" office:value="1.0101010101"/>
          <table:table-cell office:value-type="float" office:value="0.0723905723906"/>
          <table:table-cell office:value-type="float" office:value="0.0"/>
          <table:table-cell office:value-type="float" office:value="542684.0"/>
          <table:table-cell table:style-name="cellBest" office:value-type="float" office:value="0.0"/>
          <table:table-cell office:value-type="float" office:value="409184.0"/>
          <table:table-cell office:value-type="float" office:value="4.0"/>
          <table:table-cell office:value-type="float" office:value="37.0"/>
          <table:table-cell office:value-type="float" office:value="94.6336"/>
          <table:table-cell office:value-type="float" office:value="0.0"/>
          <table:table-cell office:value-type="float" office:value="1.0101010101"/>
          <table:table-cell office:value-type="float" office:value="0.0808080808081"/>
          <table:table-cell office:value-type="float" office:value="0.0"/>
          <table:table-cell table:style-name="cellWorst" office:value-type="float" office:value="1985339.0"/>
          <table:table-cell table:style-name="cellWorst" office:value-type="float" office:value="1245606.0"/>
          <table:table-cell office:value-type="float" office:value="957425.0"/>
          <table:table-cell office:value-type="float" office:value="4.0"/>
          <table:table-cell office:value-type="float" office:value="35.0"/>
          <table:table-cell office:value-type="float" office:value="57.9701"/>
          <table:table-cell office:value-type="float" office:value="0.0"/>
          <table:table-cell office:value-type="float" office:value="1.0101010101"/>
          <table:table-cell office:value-type="float" office:value="0.040404040404"/>
          <table:table-cell office:value-type="float" office:value="0.0"/>
          <table:table-cell office:value-type="float" office:value="1008366.0"/>
          <table:table-cell office:value-type="float" office:value="612620.0"/>
          <table:table-cell office:value-type="float" office:value="841124.0"/>
          <table:table-cell office:value-type="float" office:value="4.0"/>
          <table:table-cell office:value-type="float" office:value="35.0"/>
          <table:table-cell office:value-type="float" office:value="85.1494"/>
          <table:table-cell office:value-type="float" office:value="0.0"/>
          <table:table-cell office:value-type="float" office:value="1.0101010101"/>
          <table:table-cell office:value-type="float" office:value="0.0808080808081"/>
          <table:table-cell office:value-type="float" office:value="0.0"/>
          <table:table-cell office:value-type="float" office:value="1297995.0"/>
          <table:table-cell office:value-type="float" office:value="869197.0"/>
          <table:table-cell office:value-type="float" office:value="692188.0"/>
          <table:table-cell office:value-type="float" office:value="4.0"/>
          <table:table-cell office:value-type="float" office:value="35.0"/>
          <table:table-cell office:value-type="float" office:value="79.9493"/>
          <table:table-cell office:value-type="float" office:value="0.0"/>
          <table:table-cell office:value-type="float" office:value="1.0101010101"/>
          <table:table-cell office:value-type="float" office:value="0.0808080808081"/>
          <table:table-cell office:value-type="float" office:value="0.0"/>
          <table:table-cell office:value-type="float" office:value="1297995.0"/>
          <table:table-cell office:value-type="float" office:value="869197.0"/>
          <table:table-cell office:value-type="float" office:value="692188.0"/>
          <table:table-cell office:value-type="float" office:value="4.0"/>
          <table:table-cell office:value-type="float" office:value="35.0"/>
          <table:table-cell office:value-type="float" office:value="51.1843"/>
          <table:table-cell office:value-type="float" office:value="0.0"/>
          <table:table-cell office:value-type="float" office:value="1.0101010101"/>
          <table:table-cell office:value-type="float" office:value="0.0808080808081"/>
          <table:table-cell office:value-type="float" office:value="0.0"/>
          <table:table-cell office:value-type="float" office:value="583544.0"/>
          <table:table-cell office:value-type="float" office:value="164424.0"/>
          <table:table-cell office:value-type="float" office:value="446875.0"/>
          <table:table-cell office:value-type="float" office:value="4.0"/>
          <table:table-cell office:value-type="float" office:value="35.0"/>
          <table:table-cell table:style-name="cellBest" office:value-type="float" office:value="48.7488"/>
          <table:table-cell office:value-type="float" office:value="0.0"/>
          <table:table-cell office:value-type="float" office:value="1.0101010101"/>
          <table:table-cell office:value-type="float" office:value="0.0740740740741"/>
          <table:table-cell office:value-type="float" office:value="0.0"/>
          <table:table-cell table:style-name="cellBest" office:value-type="float" office:value="417935.0"/>
          <table:table-cell office:value-type="float" office:value="11493.0"/>
          <table:table-cell table:style-name="cellBest" office:value-type="float" office:value="301526.0"/>
          <table:table-cell office:value-type="float" office:value="4.0"/>
          <table:table-cell office:value-type="float" office:value="35.0"/>
          <table:table-cell table:style-name="cellWorst" office:value-type="float" office:value="101.911"/>
          <table:table-cell office:value-type="float" office:value="0.0"/>
          <table:table-cell office:value-type="float" office:value="1.0101010101"/>
          <table:table-cell office:value-type="float" office:value="0.0740740740741"/>
          <table:table-cell office:value-type="float" office:value="0.0"/>
          <table:table-cell office:value-type="float" office:value="1125509.0"/>
          <table:table-cell office:value-type="float" office:value="729707.0"/>
          <table:table-cell table:style-name="cellWorst" office:value-type="float" office:value="966879.0"/>
          <table:table-cell office:value-type="float" office:value="4.0"/>
          <table:table-cell office:value-type="float" office:value="35.0"/>
          <table:table-cell office:value-type="float" office:value="61.1666"/>
          <table:table-cell office:value-type="float" office:value="0.0"/>
          <table:table-cell office:value-type="float" office:value="1.0101010101"/>
          <table:table-cell office:value-type="float" office:value="0.0740740740741"/>
          <table:table-cell office:value-type="float" office:value="0.0"/>
          <table:table-cell office:value-type="float" office:value="693914.0"/>
          <table:table-cell office:value-type="float" office:value="298012.0"/>
          <table:table-cell office:value-type="float" office:value="554975.0"/>
          <table:table-cell office:value-type="float" office:value="4.0"/>
          <table:table-cell office:value-type="float" office:value="35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4.82269"/>
          <table:table-cell office:value-type="float" office:value="0.0"/>
          <table:table-cell office:value-type="float" office:value="1.08108108108"/>
          <table:table-cell office:value-type="float" office:value="0.0216216216216"/>
          <table:table-cell office:value-type="float" office:value="0.0"/>
          <table:table-cell office:value-type="float" office:value="83856.0"/>
          <table:table-cell table:style-name="cellBest" office:value-type="float" office:value="0.0"/>
          <table:table-cell office:value-type="float" office:value="51278.0"/>
          <table:table-cell office:value-type="float" office:value="4.0"/>
          <table:table-cell table:style-name="cellWorst" office:value-type="float" office:value="41.0"/>
          <table:table-cell table:style-name="cellBest" office:value-type="float" office:value="3.85768"/>
          <table:table-cell office:value-type="float" office:value="0.0"/>
          <table:table-cell office:value-type="float" office:value="1.08108108108"/>
          <table:table-cell office:value-type="float" office:value="0.0306306306306"/>
          <table:table-cell office:value-type="float" office:value="0.0"/>
          <table:table-cell office:value-type="float" office:value="71252.0"/>
          <table:table-cell table:style-name="cellBest" office:value-type="float" office:value="0.0"/>
          <table:table-cell office:value-type="float" office:value="44076.0"/>
          <table:table-cell office:value-type="float" office:value="4.0"/>
          <table:table-cell table:style-name="cellBest" office:value-type="float" office:value="29.0"/>
          <table:table-cell office:value-type="float" office:value="5.62531"/>
          <table:table-cell office:value-type="float" office:value="0.0"/>
          <table:table-cell office:value-type="float" office:value="1.08108108108"/>
          <table:table-cell office:value-type="float" office:value="0.0216216216216"/>
          <table:table-cell office:value-type="float" office:value="0.0"/>
          <table:table-cell office:value-type="float" office:value="83856.0"/>
          <table:table-cell table:style-name="cellBest" office:value-type="float" office:value="0.0"/>
          <table:table-cell office:value-type="float" office:value="51278.0"/>
          <table:table-cell office:value-type="float" office:value="4.0"/>
          <table:table-cell table:style-name="cellWorst" office:value-type="float" office:value="41.0"/>
          <table:table-cell office:value-type="float" office:value="5.10008"/>
          <table:table-cell office:value-type="float" office:value="0.0"/>
          <table:table-cell office:value-type="float" office:value="1.08108108108"/>
          <table:table-cell office:value-type="float" office:value="0.0306306306306"/>
          <table:table-cell office:value-type="float" office:value="0.0"/>
          <table:table-cell office:value-type="float" office:value="88638.0"/>
          <table:table-cell office:value-type="float" office:value="9457.0"/>
          <table:table-cell office:value-type="float" office:value="50864.0"/>
          <table:table-cell office:value-type="float" office:value="4.0"/>
          <table:table-cell office:value-type="float" office:value="32.0"/>
          <table:table-cell office:value-type="float" office:value="6.38413"/>
          <table:table-cell office:value-type="float" office:value="0.0"/>
          <table:table-cell office:value-type="float" office:value="1.08108108108"/>
          <table:table-cell office:value-type="float" office:value="0.0288288288288"/>
          <table:table-cell office:value-type="float" office:value="0.0"/>
          <table:table-cell table:style-name="cellWorst" office:value-type="float" office:value="256326.0"/>
          <table:table-cell table:style-name="cellWorst" office:value-type="float" office:value="208758.0"/>
          <table:table-cell table:style-name="cellWorst" office:value-type="float" office:value="210928.0"/>
          <table:table-cell office:value-type="float" office:value="4.0"/>
          <table:table-cell office:value-type="float" office:value="32.0"/>
          <table:table-cell office:value-type="float" office:value="4.94267"/>
          <table:table-cell office:value-type="float" office:value="0.0"/>
          <table:table-cell office:value-type="float" office:value="1.08108108108"/>
          <table:table-cell office:value-type="float" office:value="0.0306306306306"/>
          <table:table-cell office:value-type="float" office:value="0.0"/>
          <table:table-cell office:value-type="float" office:value="92451.0"/>
          <table:table-cell office:value-type="float" office:value="38835.0"/>
          <table:table-cell office:value-type="float" office:value="53439.0"/>
          <table:table-cell office:value-type="float" office:value="4.0"/>
          <table:table-cell office:value-type="float" office:value="32.0"/>
          <table:table-cell office:value-type="float" office:value="4.95597"/>
          <table:table-cell office:value-type="float" office:value="0.0"/>
          <table:table-cell office:value-type="float" office:value="1.08108108108"/>
          <table:table-cell office:value-type="float" office:value="0.0306306306306"/>
          <table:table-cell office:value-type="float" office:value="0.0"/>
          <table:table-cell office:value-type="float" office:value="92451.0"/>
          <table:table-cell office:value-type="float" office:value="38835.0"/>
          <table:table-cell office:value-type="float" office:value="53439.0"/>
          <table:table-cell office:value-type="float" office:value="4.0"/>
          <table:table-cell office:value-type="float" office:value="32.0"/>
          <table:table-cell office:value-type="float" office:value="4.52495"/>
          <table:table-cell office:value-type="float" office:value="0.0"/>
          <table:table-cell office:value-type="float" office:value="1.08108108108"/>
          <table:table-cell office:value-type="float" office:value="0.0288288288288"/>
          <table:table-cell office:value-type="float" office:value="0.0"/>
          <table:table-cell office:value-type="float" office:value="84710.0"/>
          <table:table-cell office:value-type="float" office:value="34108.0"/>
          <table:table-cell office:value-type="float" office:value="56197.0"/>
          <table:table-cell office:value-type="float" office:value="4.0"/>
          <table:table-cell office:value-type="float" office:value="32.0"/>
          <table:table-cell office:value-type="float" office:value="5.54521"/>
          <table:table-cell office:value-type="float" office:value="0.0"/>
          <table:table-cell office:value-type="float" office:value="1.08108108108"/>
          <table:table-cell office:value-type="float" office:value="0.0288288288288"/>
          <table:table-cell office:value-type="float" office:value="0.0"/>
          <table:table-cell office:value-type="float" office:value="62554.0"/>
          <table:table-cell office:value-type="float" office:value="5764.0"/>
          <table:table-cell office:value-type="float" office:value="36418.0"/>
          <table:table-cell office:value-type="float" office:value="4.0"/>
          <table:table-cell office:value-type="float" office:value="32.0"/>
          <table:table-cell office:value-type="float" office:value="4.00472"/>
          <table:table-cell office:value-type="float" office:value="0.0"/>
          <table:table-cell office:value-type="float" office:value="1.08108108108"/>
          <table:table-cell office:value-type="float" office:value="0.0288288288288"/>
          <table:table-cell office:value-type="float" office:value="0.0"/>
          <table:table-cell table:style-name="cellBest" office:value-type="float" office:value="56951.0"/>
          <table:table-cell office:value-type="float" office:value="9325.0"/>
          <table:table-cell table:style-name="cellBest" office:value-type="float" office:value="32398.0"/>
          <table:table-cell office:value-type="float" office:value="4.0"/>
          <table:table-cell office:value-type="float" office:value="32.0"/>
          <table:table-cell office:value-type="float" office:value="4.2003"/>
          <table:table-cell office:value-type="float" office:value="0.0"/>
          <table:table-cell office:value-type="float" office:value="1.08108108108"/>
          <table:table-cell office:value-type="float" office:value="0.0288288288288"/>
          <table:table-cell office:value-type="float" office:value="0.0"/>
          <table:table-cell office:value-type="float" office:value="56953.0"/>
          <table:table-cell office:value-type="float" office:value="9325.0"/>
          <table:table-cell table:style-name="cellBest" office:value-type="float" office:value="32398.0"/>
          <table:table-cell office:value-type="float" office:value="4.0"/>
          <table:table-cell office:value-type="float" office:value="32.0"/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9.38407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70672.0"/>
          <table:table-cell table:style-name="cellBest" office:value-type="float" office:value="0.0"/>
          <table:table-cell office:value-type="float" office:value="105496.0"/>
          <table:table-cell office:value-type="float" office:value="4.0"/>
          <table:table-cell table:style-name="cellWorst" office:value-type="float" office:value="40.0"/>
          <table:table-cell office:value-type="float" office:value="8.63203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56983.0"/>
          <table:table-cell table:style-name="cellBest" office:value-type="float" office:value="0.0"/>
          <table:table-cell office:value-type="float" office:value="99862.0"/>
          <table:table-cell office:value-type="float" office:value="4.0"/>
          <table:table-cell office:value-type="float" office:value="34.0"/>
          <table:table-cell table:style-name="cellWorst" office:value-type="float" office:value="10.1706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70672.0"/>
          <table:table-cell table:style-name="cellBest" office:value-type="float" office:value="0.0"/>
          <table:table-cell office:value-type="float" office:value="105496.0"/>
          <table:table-cell office:value-type="float" office:value="4.0"/>
          <table:table-cell table:style-name="cellWorst" office:value-type="float" office:value="40.0"/>
          <table:table-cell office:value-type="float" office:value="8.60468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26287.0"/>
          <table:table-cell office:value-type="float" office:value="3672.0"/>
          <table:table-cell office:value-type="float" office:value="75572.0"/>
          <table:table-cell office:value-type="float" office:value="4.0"/>
          <table:table-cell office:value-type="float" office:value="32.0"/>
          <table:table-cell office:value-type="float" office:value="7.62458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table:style-name="cellWorst" office:value-type="float" office:value="183294.0"/>
          <table:table-cell table:style-name="cellWorst" office:value-type="float" office:value="110167.0"/>
          <table:table-cell table:style-name="cellWorst" office:value-type="float" office:value="136530.0"/>
          <table:table-cell office:value-type="float" office:value="4.0"/>
          <table:table-cell office:value-type="float" office:value="32.0"/>
          <table:table-cell office:value-type="float" office:value="7.90677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26751.0"/>
          <table:table-cell office:value-type="float" office:value="46200.0"/>
          <table:table-cell office:value-type="float" office:value="75431.0"/>
          <table:table-cell office:value-type="float" office:value="4.0"/>
          <table:table-cell office:value-type="float" office:value="32.0"/>
          <table:table-cell office:value-type="float" office:value="7.85371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126751.0"/>
          <table:table-cell office:value-type="float" office:value="46200.0"/>
          <table:table-cell office:value-type="float" office:value="75431.0"/>
          <table:table-cell office:value-type="float" office:value="4.0"/>
          <table:table-cell office:value-type="float" office:value="32.0"/>
          <table:table-cell office:value-type="float" office:value="6.05228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75955.0"/>
          <table:table-cell office:value-type="float" office:value="701.0"/>
          <table:table-cell office:value-type="float" office:value="40961.0"/>
          <table:table-cell office:value-type="float" office:value="4.0"/>
          <table:table-cell office:value-type="float" office:value="32.0"/>
          <table:table-cell office:value-type="float" office:value="6.9458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79338.0"/>
          <table:table-cell office:value-type="float" office:value="1628.0"/>
          <table:table-cell office:value-type="float" office:value="43489.0"/>
          <table:table-cell office:value-type="float" office:value="4.0"/>
          <table:table-cell office:value-type="float" office:value="32.0"/>
          <table:table-cell office:value-type="float" office:value="6.3449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office:value-type="float" office:value="75163.0"/>
          <table:table-cell office:value-type="float" office:value="2056.0"/>
          <table:table-cell office:value-type="float" office:value="40528.0"/>
          <table:table-cell office:value-type="float" office:value="4.0"/>
          <table:table-cell office:value-type="float" office:value="32.0"/>
          <table:table-cell table:style-name="cellBest" office:value-type="float" office:value="6.03209"/>
          <table:table-cell office:value-type="float" office:value="0.0"/>
          <table:table-cell office:value-type="float" office:value="1.14942528736"/>
          <table:table-cell office:value-type="float" office:value="0.0153256704981"/>
          <table:table-cell office:value-type="float" office:value="0.0"/>
          <table:table-cell table:style-name="cellBest" office:value-type="float" office:value="75151.0"/>
          <table:table-cell office:value-type="float" office:value="2057.0"/>
          <table:table-cell table:style-name="cellBest" office:value-type="float" office:value="40527.0"/>
          <table:table-cell office:value-type="float" office:value="4.0"/>
          <table:table-cell office:value-type="float" office:value="32.0"/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table:style-name="cellBest" office:value-type="float" office:value="91.5286"/>
          <table:table-cell office:value-type="float" office:value="0.0"/>
          <table:table-cell office:value-type="float" office:value="1.11731843575"/>
          <table:table-cell office:value-type="float" office:value="0.0353817504655"/>
          <table:table-cell office:value-type="float" office:value="0.0"/>
          <table:table-cell office:value-type="float" office:value="1466058.0"/>
          <table:table-cell table:style-name="cellBest" office:value-type="float" office:value="0.0"/>
          <table:table-cell office:value-type="float" office:value="1102476.0"/>
          <table:table-cell office:value-type="float" office:value="4.0"/>
          <table:table-cell table:style-name="cellBest" office:value-type="float" office:value="32.0"/>
          <table:table-cell office:value-type="float" office:value="122.051"/>
          <table:table-cell office:value-type="float" office:value="0.0"/>
          <table:table-cell office:value-type="float" office:value="1.11731843575"/>
          <table:table-cell office:value-type="float" office:value="0.0297951582868"/>
          <table:table-cell office:value-type="float" office:value="0.0"/>
          <table:table-cell office:value-type="float" office:value="1884188.0"/>
          <table:table-cell table:style-name="cellBest" office:value-type="float" office:value="0.0"/>
          <table:table-cell office:value-type="float" office:value="1418265.0"/>
          <table:table-cell office:value-type="float" office:value="4.0"/>
          <table:table-cell office:value-type="float" office:value="34.0"/>
          <table:table-cell office:value-type="float" office:value="106.371"/>
          <table:table-cell office:value-type="float" office:value="0.0"/>
          <table:table-cell office:value-type="float" office:value="1.11731843575"/>
          <table:table-cell office:value-type="float" office:value="0.0353817504655"/>
          <table:table-cell office:value-type="float" office:value="0.0"/>
          <table:table-cell office:value-type="float" office:value="1466058.0"/>
          <table:table-cell table:style-name="cellBest" office:value-type="float" office:value="0.0"/>
          <table:table-cell office:value-type="float" office:value="1102476.0"/>
          <table:table-cell office:value-type="float" office:value="4.0"/>
          <table:table-cell table:style-name="cellBest" office:value-type="float" office:value="32.0"/>
          <table:table-cell office:value-type="float" office:value="183.857"/>
          <table:table-cell office:value-type="float" office:value="0.0"/>
          <table:table-cell office:value-type="float" office:value="1.11731843575"/>
          <table:table-cell office:value-type="float" office:value="0.0409683426443"/>
          <table:table-cell office:value-type="float" office:value="0.0"/>
          <table:table-cell table:style-name="cellWorst" office:value-type="float" office:value="3240497.0"/>
          <table:table-cell office:value-type="float" office:value="389633.0"/>
          <table:table-cell office:value-type="float" office:value="2297818.0"/>
          <table:table-cell office:value-type="float" office:value="4.0"/>
          <table:table-cell office:value-type="float" office:value="43.0"/>
          <table:table-cell office:value-type="float" office:value="134.718"/>
          <table:table-cell office:value-type="float" office:value="0.0"/>
          <table:table-cell office:value-type="float" office:value="2.23463687151"/>
          <table:table-cell office:value-type="float" office:value="0.0391061452514"/>
          <table:table-cell office:value-type="float" office:value="0.0"/>
          <table:table-cell office:value-type="float" office:value="2321385.0"/>
          <table:table-cell office:value-type="float" office:value="971055.0"/>
          <table:table-cell office:value-type="float" office:value="1875619.0"/>
          <table:table-cell office:value-type="float" office:value="4.0"/>
          <table:table-cell office:value-type="float" office:value="43.0"/>
          <table:table-cell table:style-name="cellWorst" office:value-type="float" office:value="187.843"/>
          <table:table-cell office:value-type="float" office:value="0.0"/>
          <table:table-cell office:value-type="float" office:value="1.11731843575"/>
          <table:table-cell office:value-type="float" office:value="0.0409683426443"/>
          <table:table-cell office:value-type="float" office:value="0.0"/>
          <table:table-cell office:value-type="float" office:value="3235346.0"/>
          <table:table-cell table:style-name="cellWorst" office:value-type="float" office:value="1865517.0"/>
          <table:table-cell table:style-name="cellWorst" office:value-type="float" office:value="2300508.0"/>
          <table:table-cell office:value-type="float" office:value="4.0"/>
          <table:table-cell office:value-type="float" office:value="43.0"/>
          <table:table-cell office:value-type="float" office:value="172.788"/>
          <table:table-cell office:value-type="float" office:value="0.0"/>
          <table:table-cell office:value-type="float" office:value="1.11731843575"/>
          <table:table-cell office:value-type="float" office:value="0.0409683426443"/>
          <table:table-cell office:value-type="float" office:value="0.0"/>
          <table:table-cell office:value-type="float" office:value="3235346.0"/>
          <table:table-cell table:style-name="cellWorst" office:value-type="float" office:value="1865517.0"/>
          <table:table-cell table:style-name="cellWorst" office:value-type="float" office:value="2300508.0"/>
          <table:table-cell office:value-type="float" office:value="4.0"/>
          <table:table-cell office:value-type="float" office:value="43.0"/>
          <table:table-cell office:value-type="float" office:value="164.925"/>
          <table:table-cell office:value-type="float" office:value="0.0"/>
          <table:table-cell office:value-type="float" office:value="1.11731843575"/>
          <table:table-cell office:value-type="float" office:value="0.0372439478585"/>
          <table:table-cell office:value-type="float" office:value="0.0"/>
          <table:table-cell office:value-type="float" office:value="2456738.0"/>
          <table:table-cell office:value-type="float" office:value="1101571.0"/>
          <table:table-cell office:value-type="float" office:value="1993322.0"/>
          <table:table-cell office:value-type="float" office:value="4.0"/>
          <table:table-cell office:value-type="float" office:value="43.0"/>
          <table:table-cell office:value-type="float" office:value="103.496"/>
          <table:table-cell office:value-type="float" office:value="0.0"/>
          <table:table-cell office:value-type="float" office:value="1.11731843575"/>
          <table:table-cell office:value-type="float" office:value="0.0335195530726"/>
          <table:table-cell office:value-type="float" office:value="0.0"/>
          <table:table-cell office:value-type="float" office:value="1365021.0"/>
          <table:table-cell office:value-type="float" office:value="7402.0"/>
          <table:table-cell office:value-type="float" office:value="1006900.0"/>
          <table:table-cell office:value-type="float" office:value="4.0"/>
          <table:table-cell office:value-type="float" office:value="43.0"/>
          <table:table-cell office:value-type="float" office:value="107.072"/>
          <table:table-cell office:value-type="float" office:value="0.0"/>
          <table:table-cell table:style-name="cellWorst" office:value-type="float" office:value="3.35195530726"/>
          <table:table-cell office:value-type="float" office:value="0.0409683426443"/>
          <table:table-cell office:value-type="float" office:value="0.0"/>
          <table:table-cell table:style-name="cellBest" office:value-type="float" office:value="1361636.0"/>
          <table:table-cell office:value-type="float" office:value="11288.0"/>
          <table:table-cell table:style-name="cellBest" office:value-type="float" office:value="1005127.0"/>
          <table:table-cell office:value-type="float" office:value="4.0"/>
          <table:table-cell office:value-type="float" office:value="43.0"/>
          <table:table-cell office:value-type="float" office:value="113.287"/>
          <table:table-cell office:value-type="float" office:value="0.0"/>
          <table:table-cell office:value-type="float" office:value="2.23463687151"/>
          <table:table-cell office:value-type="float" office:value="0.0409683426443"/>
          <table:table-cell office:value-type="float" office:value="0.0"/>
          <table:table-cell office:value-type="float" office:value="1361643.0"/>
          <table:table-cell office:value-type="float" office:value="11308.0"/>
          <table:table-cell office:value-type="float" office:value="1005136.0"/>
          <table:table-cell office:value-type="float" office:value="4.0"/>
          <table:table-cell office:value-type="float" office:value="43.0"/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table:style-name="cellBest" office:value-type="float" office:value="7.07572"/>
          <table:table-cell office:value-type="float" office:value="0.0"/>
          <table:table-cell office:value-type="float" office:value="1.12359550562"/>
          <table:table-cell office:value-type="float" office:value="0.0580524344569"/>
          <table:table-cell office:value-type="float" office:value="0.0"/>
          <table:table-cell office:value-type="float" office:value="118625.0"/>
          <table:table-cell table:style-name="cellBest" office:value-type="float" office:value="0.0"/>
          <table:table-cell office:value-type="float" office:value="75635.0"/>
          <table:table-cell office:value-type="float" office:value="4.0"/>
          <table:table-cell office:value-type="float" office:value="32.0"/>
          <table:table-cell office:value-type="float" office:value="8.82376"/>
          <table:table-cell office:value-type="float" office:value="0.0"/>
          <table:table-cell office:value-type="float" office:value="1.12359550562"/>
          <table:table-cell office:value-type="float" office:value="0.0580524344569"/>
          <table:table-cell office:value-type="float" office:value="0.0"/>
          <table:table-cell office:value-type="float" office:value="120760.0"/>
          <table:table-cell table:style-name="cellBest" office:value-type="float" office:value="0.0"/>
          <table:table-cell office:value-type="float" office:value="77823.0"/>
          <table:table-cell office:value-type="float" office:value="4.0"/>
          <table:table-cell table:style-name="cellWorst" office:value-type="float" office:value="35.0"/>
          <table:table-cell office:value-type="float" office:value="8.23707"/>
          <table:table-cell office:value-type="float" office:value="0.0"/>
          <table:table-cell office:value-type="float" office:value="1.12359550562"/>
          <table:table-cell office:value-type="float" office:value="0.0580524344569"/>
          <table:table-cell office:value-type="float" office:value="0.0"/>
          <table:table-cell office:value-type="float" office:value="118625.0"/>
          <table:table-cell table:style-name="cellBest" office:value-type="float" office:value="0.0"/>
          <table:table-cell office:value-type="float" office:value="75635.0"/>
          <table:table-cell office:value-type="float" office:value="4.0"/>
          <table:table-cell office:value-type="float" office:value="32.0"/>
          <table:table-cell office:value-type="float" office:value="17.4267"/>
          <table:table-cell office:value-type="float" office:value="0.0"/>
          <table:table-cell office:value-type="float" office:value="1.12359550562"/>
          <table:table-cell office:value-type="float" office:value="0.065543071161"/>
          <table:table-cell office:value-type="float" office:value="0.0"/>
          <table:table-cell office:value-type="float" office:value="412591.0"/>
          <table:table-cell office:value-type="float" office:value="198545.0"/>
          <table:table-cell office:value-type="float" office:value="260750.0"/>
          <table:table-cell office:value-type="float" office:value="4.0"/>
          <table:table-cell office:value-type="float" office:value="30.0"/>
          <table:table-cell office:value-type="float" office:value="9.18516"/>
          <table:table-cell office:value-type="float" office:value="0.0"/>
          <table:table-cell office:value-type="float" office:value="1.12359550562"/>
          <table:table-cell office:value-type="float" office:value="0.0580524344569"/>
          <table:table-cell office:value-type="float" office:value="0.0"/>
          <table:table-cell office:value-type="float" office:value="228764.0"/>
          <table:table-cell office:value-type="float" office:value="140930.0"/>
          <table:table-cell office:value-type="float" office:value="169100.0"/>
          <table:table-cell office:value-type="float" office:value="4.0"/>
          <table:table-cell office:value-type="float" office:value="30.0"/>
          <table:table-cell office:value-type="float" office:value="15.1804"/>
          <table:table-cell office:value-type="float" office:value="0.0"/>
          <table:table-cell office:value-type="float" office:value="1.12359550562"/>
          <table:table-cell office:value-type="float" office:value="0.065543071161"/>
          <table:table-cell office:value-type="float" office:value="0.0"/>
          <table:table-cell office:value-type="float" office:value="275900.0"/>
          <table:table-cell office:value-type="float" office:value="166108.0"/>
          <table:table-cell office:value-type="float" office:value="178078.0"/>
          <table:table-cell office:value-type="float" office:value="4.0"/>
          <table:table-cell office:value-type="float" office:value="30.0"/>
          <table:table-cell office:value-type="float" office:value="15.0105"/>
          <table:table-cell office:value-type="float" office:value="0.0"/>
          <table:table-cell office:value-type="float" office:value="1.12359550562"/>
          <table:table-cell office:value-type="float" office:value="0.065543071161"/>
          <table:table-cell office:value-type="float" office:value="0.0"/>
          <table:table-cell office:value-type="float" office:value="275900.0"/>
          <table:table-cell office:value-type="float" office:value="166108.0"/>
          <table:table-cell office:value-type="float" office:value="178078.0"/>
          <table:table-cell office:value-type="float" office:value="4.0"/>
          <table:table-cell office:value-type="float" office:value="30.0"/>
          <table:table-cell office:value-type="float" office:value="8.43751"/>
          <table:table-cell office:value-type="float" office:value="0.0"/>
          <table:table-cell office:value-type="float" office:value="1.12359550562"/>
          <table:table-cell office:value-type="float" office:value="0.065543071161"/>
          <table:table-cell office:value-type="float" office:value="0.0"/>
          <table:table-cell office:value-type="float" office:value="139140.0"/>
          <table:table-cell office:value-type="float" office:value="41194.0"/>
          <table:table-cell office:value-type="float" office:value="88758.0"/>
          <table:table-cell office:value-type="float" office:value="4.0"/>
          <table:table-cell office:value-type="float" office:value="30.0"/>
          <table:table-cell office:value-type="float" office:value="8.98979"/>
          <table:table-cell office:value-type="float" office:value="0.0"/>
          <table:table-cell office:value-type="float" office:value="1.12359550562"/>
          <table:table-cell office:value-type="float" office:value="0.0524344569288"/>
          <table:table-cell office:value-type="float" office:value="0.0"/>
          <table:table-cell table:style-name="cellBest" office:value-type="float" office:value="96016.0"/>
          <table:table-cell office:value-type="float" office:value="2438.0"/>
          <table:table-cell table:style-name="cellBest" office:value-type="float" office:value="53533.0"/>
          <table:table-cell office:value-type="float" office:value="4.0"/>
          <table:table-cell office:value-type="float" office:value="30.0"/>
          <table:table-cell table:style-name="cellWorst" office:value-type="float" office:value="21.5242"/>
          <table:table-cell office:value-type="float" office:value="0.0"/>
          <table:table-cell office:value-type="float" office:value="2.24719101124"/>
          <table:table-cell office:value-type="float" office:value="0.065543071161"/>
          <table:table-cell office:value-type="float" office:value="0.0"/>
          <table:table-cell table:style-name="cellWorst" office:value-type="float" office:value="489343.0"/>
          <table:table-cell table:style-name="cellWorst" office:value-type="float" office:value="401237.0"/>
          <table:table-cell table:style-name="cellWorst" office:value-type="float" office:value="442573.0"/>
          <table:table-cell office:value-type="float" office:value="4.0"/>
          <table:table-cell office:value-type="float" office:value="30.0"/>
          <table:table-cell office:value-type="float" office:value="19.6011"/>
          <table:table-cell office:value-type="float" office:value="0.0"/>
          <table:table-cell office:value-type="float" office:value="1.12359550562"/>
          <table:table-cell office:value-type="float" office:value="0.065543071161"/>
          <table:table-cell office:value-type="float" office:value="0.0"/>
          <table:table-cell office:value-type="float" office:value="446772.0"/>
          <table:table-cell office:value-type="float" office:value="358959.0"/>
          <table:table-cell office:value-type="float" office:value="400698.0"/>
          <table:table-cell office:value-type="float" office:value="4.0"/>
          <table:table-cell office:value-type="float" office:value="30.0"/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245.924"/>
          <table:table-cell office:value-type="float" office:value="0.0"/>
          <table:table-cell office:value-type="float" office:value="1.11731843575"/>
          <table:table-cell office:value-type="float" office:value="0.0204841713222"/>
          <table:table-cell office:value-type="float" office:value="0.0"/>
          <table:table-cell office:value-type="float" office:value="3329290.0"/>
          <table:table-cell table:style-name="cellBest" office:value-type="float" office:value="0.0"/>
          <table:table-cell office:value-type="float" office:value="2562745.0"/>
          <table:table-cell office:value-type="float" office:value="4.0"/>
          <table:table-cell table:style-name="cellBest" office:value-type="float" office:value="25.0"/>
          <table:table-cell office:value-type="float" office:value="271.864"/>
          <table:table-cell office:value-type="float" office:value="0.0"/>
          <table:table-cell office:value-type="float" office:value="1.11731843575"/>
          <table:table-cell office:value-type="float" office:value="0.024208566108"/>
          <table:table-cell office:value-type="float" office:value="0.0"/>
          <table:table-cell office:value-type="float" office:value="3331148.0"/>
          <table:table-cell table:style-name="cellBest" office:value-type="float" office:value="0.0"/>
          <table:table-cell office:value-type="float" office:value="2539082.0"/>
          <table:table-cell office:value-type="float" office:value="4.0"/>
          <table:table-cell office:value-type="float" office:value="26.0"/>
          <table:table-cell office:value-type="float" office:value="268.173"/>
          <table:table-cell office:value-type="float" office:value="0.0"/>
          <table:table-cell office:value-type="float" office:value="1.11731843575"/>
          <table:table-cell office:value-type="float" office:value="0.0204841713222"/>
          <table:table-cell office:value-type="float" office:value="0.0"/>
          <table:table-cell office:value-type="float" office:value="3329290.0"/>
          <table:table-cell table:style-name="cellBest" office:value-type="float" office:value="0.0"/>
          <table:table-cell office:value-type="float" office:value="2562745.0"/>
          <table:table-cell office:value-type="float" office:value="4.0"/>
          <table:table-cell table:style-name="cellBest" office:value-type="float" office:value="25.0"/>
          <table:table-cell office:value-type="float" office:value="485.516"/>
          <table:table-cell office:value-type="float" office:value="0.0"/>
          <table:table-cell office:value-type="float" office:value="1.11731843575"/>
          <table:table-cell office:value-type="float" office:value="0.0297951582868"/>
          <table:table-cell office:value-type="float" office:value="0.0"/>
          <table:table-cell table:style-name="cellWorst" office:value-type="float" office:value="6032101.0"/>
          <table:table-cell office:value-type="float" office:value="178268.0"/>
          <table:table-cell table:style-name="cellWorst" office:value-type="float" office:value="4523248.0"/>
          <table:table-cell office:value-type="float" office:value="4.0"/>
          <table:table-cell office:value-type="float" office:value="32.0"/>
          <table:table-cell office:value-type="float" office:value="238.013"/>
          <table:table-cell office:value-type="float" office:value="0.0"/>
          <table:table-cell office:value-type="float" office:value="1.11731843575"/>
          <table:table-cell office:value-type="float" office:value="0.0297951582868"/>
          <table:table-cell office:value-type="float" office:value="0.0"/>
          <table:table-cell office:value-type="float" office:value="3510321.0"/>
          <table:table-cell table:style-name="cellWorst" office:value-type="float" office:value="1434752.0"/>
          <table:table-cell office:value-type="float" office:value="2850266.0"/>
          <table:table-cell office:value-type="float" office:value="4.0"/>
          <table:table-cell office:value-type="float" office:value="32.0"/>
          <table:table-cell table:style-name="cellWorst"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0.532"/>
          <table:table-cell office:value-type="float" office:value="0.0"/>
          <table:table-cell office:value-type="float" office:value="1.11731843575"/>
          <table:table-cell office:value-type="float" office:value="0.0279329608939"/>
          <table:table-cell office:value-type="float" office:value="0.0"/>
          <table:table-cell office:value-type="float" office:value="3199745.0"/>
          <table:table-cell office:value-type="float" office:value="1111674.0"/>
          <table:table-cell office:value-type="float" office:value="2567995.0"/>
          <table:table-cell office:value-type="float" office:value="4.0"/>
          <table:table-cell office:value-type="float" office:value="32.0"/>
          <table:table-cell table:style-name="cellBest" office:value-type="float" office:value="198.006"/>
          <table:table-cell office:value-type="float" office:value="0.0"/>
          <table:table-cell office:value-type="float" office:value="1.11731843575"/>
          <table:table-cell office:value-type="float" office:value="0.0167597765363"/>
          <table:table-cell office:value-type="float" office:value="0.0"/>
          <table:table-cell office:value-type="float" office:value="2088835.0"/>
          <table:table-cell office:value-type="float" office:value="5599.0"/>
          <table:table-cell office:value-type="float" office:value="1554102.0"/>
          <table:table-cell office:value-type="float" office:value="4.0"/>
          <table:table-cell office:value-type="float" office:value="32.0"/>
          <table:table-cell office:value-type="float" office:value="234.348"/>
          <table:table-cell office:value-type="float" office:value="0.0"/>
          <table:table-cell office:value-type="float" office:value="1.11731843575"/>
          <table:table-cell office:value-type="float" office:value="0.0297951582868"/>
          <table:table-cell office:value-type="float" office:value="0.0"/>
          <table:table-cell office:value-type="float" office:value="2098432.0"/>
          <table:table-cell office:value-type="float" office:value="22891.0"/>
          <table:table-cell office:value-type="float" office:value="1563568.0"/>
          <table:table-cell office:value-type="float" office:value="4.0"/>
          <table:table-cell office:value-type="float" office:value="32.0"/>
          <table:table-cell office:value-type="float" office:value="209.493"/>
          <table:table-cell office:value-type="float" office:value="0.0"/>
          <table:table-cell office:value-type="float" office:value="1.11731843575"/>
          <table:table-cell office:value-type="float" office:value="0.0297951582868"/>
          <table:table-cell office:value-type="float" office:value="0.0"/>
          <table:table-cell office:value-type="float" office:value="2098431.0"/>
          <table:table-cell office:value-type="float" office:value="22893.0"/>
          <table:table-cell office:value-type="float" office:value="1563567.0"/>
          <table:table-cell office:value-type="float" office:value="4.0"/>
          <table:table-cell office:value-type="float" office:value="32.0"/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9.35649"/>
          <table:table-cell office:value-type="float" office:value="0.0"/>
          <table:table-cell office:value-type="float" office:value="1.0101010101"/>
          <table:table-cell office:value-type="float" office:value="0.026936026936"/>
          <table:table-cell office:value-type="float" office:value="0.0"/>
          <table:table-cell office:value-type="float" office:value="140040.0"/>
          <table:table-cell table:style-name="cellBest" office:value-type="float" office:value="0.0"/>
          <table:table-cell office:value-type="float" office:value="86993.0"/>
          <table:table-cell office:value-type="float" office:value="4.0"/>
          <table:table-cell office:value-type="float" office:value="38.0"/>
          <table:table-cell table:style-name="cellBest" office:value-type="float" office:value="9.12748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office:value-type="float" office:value="145461.0"/>
          <table:table-cell table:style-name="cellBest" office:value-type="float" office:value="0.0"/>
          <table:table-cell office:value-type="float" office:value="88537.0"/>
          <table:table-cell office:value-type="float" office:value="4.0"/>
          <table:table-cell table:style-name="cellBest" office:value-type="float" office:value="32.0"/>
          <table:table-cell office:value-type="float" office:value="9.32666"/>
          <table:table-cell office:value-type="float" office:value="0.0"/>
          <table:table-cell office:value-type="float" office:value="1.0101010101"/>
          <table:table-cell office:value-type="float" office:value="0.026936026936"/>
          <table:table-cell office:value-type="float" office:value="0.0"/>
          <table:table-cell office:value-type="float" office:value="140040.0"/>
          <table:table-cell table:style-name="cellBest" office:value-type="float" office:value="0.0"/>
          <table:table-cell office:value-type="float" office:value="86993.0"/>
          <table:table-cell office:value-type="float" office:value="4.0"/>
          <table:table-cell office:value-type="float" office:value="38.0"/>
          <table:table-cell table:style-name="cellWorst" office:value-type="float" office:value="64.7337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table:style-name="cellWorst" office:value-type="float" office:value="1061352.0"/>
          <table:table-cell table:style-name="cellWorst" office:value-type="float" office:value="760750.0"/>
          <table:table-cell office:value-type="float" office:value="587565.0"/>
          <table:table-cell office:value-type="float" office:value="4.0"/>
          <table:table-cell office:value-type="float" office:value="41.0"/>
          <table:table-cell office:value-type="float" office:value="22.2124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office:value-type="float" office:value="727976.0"/>
          <table:table-cell office:value-type="float" office:value="642284.0"/>
          <table:table-cell table:style-name="cellWorst" office:value-type="float" office:value="625886.0"/>
          <table:table-cell office:value-type="float" office:value="4.0"/>
          <table:table-cell office:value-type="float" office:value="41.0"/>
          <table:table-cell office:value-type="float" office:value="20.8667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office:value-type="float" office:value="256900.0"/>
          <table:table-cell office:value-type="float" office:value="91715.0"/>
          <table:table-cell office:value-type="float" office:value="158942.0"/>
          <table:table-cell office:value-type="float" office:value="4.0"/>
          <table:table-cell office:value-type="float" office:value="41.0"/>
          <table:table-cell office:value-type="float" office:value="20.2883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office:value-type="float" office:value="256900.0"/>
          <table:table-cell office:value-type="float" office:value="91715.0"/>
          <table:table-cell office:value-type="float" office:value="158942.0"/>
          <table:table-cell office:value-type="float" office:value="4.0"/>
          <table:table-cell office:value-type="float" office:value="41.0"/>
          <table:table-cell office:value-type="float" office:value="11.5697"/>
          <table:table-cell office:value-type="float" office:value="0.0"/>
          <table:table-cell office:value-type="float" office:value="1.0101010101"/>
          <table:table-cell office:value-type="float" office:value="0.121212121212"/>
          <table:table-cell office:value-type="float" office:value="0.0"/>
          <table:table-cell office:value-type="float" office:value="156370.0"/>
          <table:table-cell office:value-type="float" office:value="44007.0"/>
          <table:table-cell office:value-type="float" office:value="104992.0"/>
          <table:table-cell office:value-type="float" office:value="4.0"/>
          <table:table-cell office:value-type="float" office:value="41.0"/>
          <table:table-cell office:value-type="float" office:value="10.8344"/>
          <table:table-cell office:value-type="float" office:value="0.0"/>
          <table:table-cell office:value-type="float" office:value="1.0101010101"/>
          <table:table-cell office:value-type="float" office:value="0.0976430976431"/>
          <table:table-cell office:value-type="float" office:value="0.0"/>
          <table:table-cell office:value-type="float" office:value="100876.0"/>
          <table:table-cell office:value-type="float" office:value="1361.0"/>
          <table:table-cell table:style-name="cellBest" office:value-type="float" office:value="58248.0"/>
          <table:table-cell office:value-type="float" office:value="4.0"/>
          <table:table-cell office:value-type="float" office:value="41.0"/>
          <table:table-cell office:value-type="float" office:value="9.36854"/>
          <table:table-cell office:value-type="float" office:value="0.0"/>
          <table:table-cell office:value-type="float" office:value="1.0101010101"/>
          <table:table-cell office:value-type="float" office:value="0.10101010101"/>
          <table:table-cell office:value-type="float" office:value="0.0"/>
          <table:table-cell table:style-name="cellBest" office:value-type="float" office:value="100284.0"/>
          <table:table-cell office:value-type="float" office:value="14613.0"/>
          <table:table-cell office:value-type="float" office:value="59544.0"/>
          <table:table-cell office:value-type="float" office:value="4.0"/>
          <table:table-cell office:value-type="float" office:value="41.0"/>
          <table:table-cell office:value-type="float" office:value="9.41386"/>
          <table:table-cell office:value-type="float" office:value="0.0"/>
          <table:table-cell office:value-type="float" office:value="2.0202020202"/>
          <table:table-cell office:value-type="float" office:value="0.10101010101"/>
          <table:table-cell office:value-type="float" office:value="0.0"/>
          <table:table-cell office:value-type="float" office:value="100940.0"/>
          <table:table-cell office:value-type="float" office:value="15436.0"/>
          <table:table-cell office:value-type="float" office:value="60318.0"/>
          <table:table-cell office:value-type="float" office:value="4.0"/>
          <table:table-cell office:value-type="float" office:value="41.0"/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579.01"/>
          <table:table-cell office:value-type="float" office:value="0.0"/>
          <table:table-cell office:value-type="float" office:value="0.675675675676"/>
          <table:table-cell office:value-type="float" office:value="0.0731981981982"/>
          <table:table-cell office:value-type="float" office:value="0.0"/>
          <table:table-cell table:style-name="cellWorst" office:value-type="float" office:value="3912524.0"/>
          <table:table-cell office:value-type="float" office:value="0.0"/>
          <table:table-cell table:style-name="cellWorst" office:value-type="float" office:value="2988600.0"/>
          <table:table-cell office:value-type="float" office:value="4.0"/>
          <table:table-cell table:style-name="cellBest" office:value-type="float" office:value="51.0"/>
          <table:table-cell office:value-type="float" office:value="376.209"/>
          <table:table-cell office:value-type="float" office:value="0.0"/>
          <table:table-cell office:value-type="float" office:value="0.675675675676"/>
          <table:table-cell office:value-type="float" office:value="0.0349099099099"/>
          <table:table-cell office:value-type="float" office:value="0.0"/>
          <table:table-cell office:value-type="float" office:value="2232922.0"/>
          <table:table-cell office:value-type="float" office:value="0.0"/>
          <table:table-cell office:value-type="float" office:value="1749825.0"/>
          <table:table-cell office:value-type="float" office:value="4.0"/>
          <table:table-cell office:value-type="float" office:value="66.0"/>
          <table:table-cell table:style-name="cellBest" office:value-type="float" office:value="287.413"/>
          <table:table-cell office:value-type="float" office:value="0.0"/>
          <table:table-cell table:style-name="cellWorst" office:value-type="float" office:value="2.7027027027"/>
          <table:table-cell office:value-type="float" office:value="0.0731981981982"/>
          <table:table-cell office:value-type="float" office:value="0.0"/>
          <table:table-cell office:value-type="float" office:value="1566434.0"/>
          <table:table-cell office:value-type="float" office:value="0.0"/>
          <table:table-cell office:value-type="float" office:value="1224342.0"/>
          <table:table-cell office:value-type="float" office:value="4.0"/>
          <table:table-cell office:value-type="float" office:value="64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5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255.964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1704272.0"/>
          <table:table-cell table:style-name="cellBest" office:value-type="float" office:value="0.0"/>
          <table:table-cell office:value-type="float" office:value="1363737.0"/>
          <table:table-cell office:value-type="float" office:value="4.0"/>
          <table:table-cell table:style-name="cellWorst" office:value-type="float" office:value="53.0"/>
          <table:table-cell table:style-name="cellBest" office:value-type="float" office:value="231.19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1397885.0"/>
          <table:table-cell table:style-name="cellBest" office:value-type="float" office:value="0.0"/>
          <table:table-cell office:value-type="float" office:value="1096250.0"/>
          <table:table-cell office:value-type="float" office:value="4.0"/>
          <table:table-cell office:value-type="float" office:value="49.0"/>
          <table:table-cell office:value-type="float" office:value="271.439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1704272.0"/>
          <table:table-cell table:style-name="cellBest" office:value-type="float" office:value="0.0"/>
          <table:table-cell office:value-type="float" office:value="1363737.0"/>
          <table:table-cell office:value-type="float" office:value="4.0"/>
          <table:table-cell table:style-name="cellWorst" office:value-type="float" office:value="53.0"/>
          <table:table-cell office:value-type="float" office:value="546.237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table:style-name="cellWorst" office:value-type="float" office:value="7215054.0"/>
          <table:table-cell table:style-name="cellWorst" office:value-type="float" office:value="3423292.0"/>
          <table:table-cell table:style-name="cellWorst" office:value-type="float" office:value="3969557.0"/>
          <table:table-cell office:value-type="float" office:value="4.0"/>
          <table:table-cell office:value-type="float" office:value="39.0"/>
          <table:table-cell office:value-type="float" office:value="404.18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2326116.0"/>
          <table:table-cell office:value-type="float" office:value="210653.0"/>
          <table:table-cell office:value-type="float" office:value="1879328.0"/>
          <table:table-cell office:value-type="float" office:value="4.0"/>
          <table:table-cell office:value-type="float" office:value="39.0"/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1.37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2320302.0"/>
          <table:table-cell office:value-type="float" office:value="202834.0"/>
          <table:table-cell office:value-type="float" office:value="1873040.0"/>
          <table:table-cell office:value-type="float" office:value="4.0"/>
          <table:table-cell office:value-type="float" office:value="39.0"/>
          <table:table-cell office:value-type="float" office:value="361.23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2124696.0"/>
          <table:table-cell office:value-type="float" office:value="7671.0"/>
          <table:table-cell office:value-type="float" office:value="1696075.0"/>
          <table:table-cell office:value-type="float" office:value="4.0"/>
          <table:table-cell office:value-type="float" office:value="39.0"/>
          <table:table-cell office:value-type="float" office:value="362.492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2123324.0"/>
          <table:table-cell office:value-type="float" office:value="7669.0"/>
          <table:table-cell office:value-type="float" office:value="1694817.0"/>
          <table:table-cell office:value-type="float" office:value="4.0"/>
          <table:table-cell office:value-type="float" office:value="39.0"/>
          <table:table-cell office:value-type="float" office:value="352.062"/>
          <table:table-cell office:value-type="float" office:value="0.0"/>
          <table:table-cell office:value-type="float" office:value="0.727272727273"/>
          <table:table-cell office:value-type="float" office:value="0.00969696969697"/>
          <table:table-cell office:value-type="float" office:value="0.0"/>
          <table:table-cell office:value-type="float" office:value="2123324.0"/>
          <table:table-cell office:value-type="float" office:value="7670.0"/>
          <table:table-cell office:value-type="float" office:value="1694817.0"/>
          <table:table-cell office:value-type="float" office:value="4.0"/>
          <table:table-cell office:value-type="float" office:value="39.0"/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table:style-name="cellBest" office:value-type="float" office:value="198.896"/>
          <table:table-cell office:value-type="float" office:value="0.0"/>
          <table:table-cell office:value-type="float" office:value="0.862068965517"/>
          <table:table-cell office:value-type="float" office:value="0.0186781609195"/>
          <table:table-cell office:value-type="float" office:value="0.0"/>
          <table:table-cell table:style-name="cellBest" office:value-type="float" office:value="3762484.0"/>
          <table:table-cell table:style-name="cellBest" office:value-type="float" office:value="0.0"/>
          <table:table-cell table:style-name="cellBest" office:value-type="float" office:value="2558599.0"/>
          <table:table-cell office:value-type="float" office:value="4.0"/>
          <table:table-cell table:style-name="cellWorst" office:value-type="float" office:value="51.0"/>
          <table:table-cell office:value-type="float" office:value="248.083"/>
          <table:table-cell office:value-type="float" office:value="0.0"/>
          <table:table-cell office:value-type="float" office:value="0.862068965517"/>
          <table:table-cell office:value-type="float" office:value="0.0172413793103"/>
          <table:table-cell office:value-type="float" office:value="0.0"/>
          <table:table-cell office:value-type="float" office:value="4475899.0"/>
          <table:table-cell table:style-name="cellBest" office:value-type="float" office:value="0.0"/>
          <table:table-cell office:value-type="float" office:value="3094277.0"/>
          <table:table-cell office:value-type="float" office:value="4.0"/>
          <table:table-cell table:style-name="cellBest" office:value-type="float" office:value="42.0"/>
          <table:table-cell office:value-type="float" office:value="231.944"/>
          <table:table-cell office:value-type="float" office:value="0.0"/>
          <table:table-cell office:value-type="float" office:value="0.862068965517"/>
          <table:table-cell office:value-type="float" office:value="0.0186781609195"/>
          <table:table-cell office:value-type="float" office:value="0.0"/>
          <table:table-cell table:style-name="cellBest" office:value-type="float" office:value="3762484.0"/>
          <table:table-cell table:style-name="cellBest" office:value-type="float" office:value="0.0"/>
          <table:table-cell table:style-name="cellBest" office:value-type="float" office:value="2558599.0"/>
          <table:table-cell office:value-type="float" office:value="4.0"/>
          <table:table-cell table:style-name="cellWorst" office:value-type="float" office:value="51.0"/>
          <table:table-cell table:style-name="cellWorst" office:value-type="float" office:value="462.77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table:style-name="cellWorst" office:value-type="float" office:value="10942894.0"/>
          <table:table-cell office:value-type="float" office:value="312068.0"/>
          <table:table-cell table:style-name="cellWorst" office:value-type="float" office:value="7461447.0"/>
          <table:table-cell office:value-type="float" office:value="4.0"/>
          <table:table-cell office:value-type="float" office:value="47.0"/>
          <table:table-cell office:value-type="float" office:value="313.192"/>
          <table:table-cell office:value-type="float" office:value="0.0"/>
          <table:table-cell office:value-type="float" office:value="0.862068965517"/>
          <table:table-cell office:value-type="float" office:value="0.0229885057471"/>
          <table:table-cell office:value-type="float" office:value="0.0"/>
          <table:table-cell office:value-type="float" office:value="5862516.0"/>
          <table:table-cell office:value-type="float" office:value="1740059.0"/>
          <table:table-cell office:value-type="float" office:value="4370033.0"/>
          <table:table-cell office:value-type="float" office:value="4.0"/>
          <table:table-cell office:value-type="float" office:value="47.0"/>
          <table:table-cell office:value-type="float" office:value="429.935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office:value-type="float" office:value="9456095.0"/>
          <table:table-cell table:style-name="cellWorst" office:value-type="float" office:value="5265143.0"/>
          <table:table-cell office:value-type="float" office:value="6396779.0"/>
          <table:table-cell office:value-type="float" office:value="4.0"/>
          <table:table-cell office:value-type="float" office:value="47.0"/>
          <table:table-cell office:value-type="float" office:value="408.214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office:value-type="float" office:value="9456095.0"/>
          <table:table-cell table:style-name="cellWorst" office:value-type="float" office:value="5265143.0"/>
          <table:table-cell office:value-type="float" office:value="6396779.0"/>
          <table:table-cell office:value-type="float" office:value="4.0"/>
          <table:table-cell office:value-type="float" office:value="47.0"/>
          <table:table-cell office:value-type="float" office:value="318.263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office:value-type="float" office:value="5864993.0"/>
          <table:table-cell office:value-type="float" office:value="1733683.0"/>
          <table:table-cell office:value-type="float" office:value="4372783.0"/>
          <table:table-cell office:value-type="float" office:value="4.0"/>
          <table:table-cell office:value-type="float" office:value="47.0"/>
          <table:table-cell office:value-type="float" office:value="265.226"/>
          <table:table-cell office:value-type="float" office:value="0.0"/>
          <table:table-cell office:value-type="float" office:value="0.862068965517"/>
          <table:table-cell office:value-type="float" office:value="0.0201149425287"/>
          <table:table-cell office:value-type="float" office:value="0.0"/>
          <table:table-cell office:value-type="float" office:value="4130046.0"/>
          <table:table-cell office:value-type="float" office:value="4324.0"/>
          <table:table-cell office:value-type="float" office:value="2770047.0"/>
          <table:table-cell office:value-type="float" office:value="4.0"/>
          <table:table-cell office:value-type="float" office:value="47.0"/>
          <table:table-cell office:value-type="float" office:value="285.018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office:value-type="float" office:value="4126623.0"/>
          <table:table-cell office:value-type="float" office:value="4162.0"/>
          <table:table-cell office:value-type="float" office:value="2768349.0"/>
          <table:table-cell office:value-type="float" office:value="4.0"/>
          <table:table-cell office:value-type="float" office:value="47.0"/>
          <table:table-cell office:value-type="float" office:value="290.224"/>
          <table:table-cell office:value-type="float" office:value="0.0"/>
          <table:table-cell office:value-type="float" office:value="1.72413793103"/>
          <table:table-cell office:value-type="float" office:value="0.0258620689655"/>
          <table:table-cell office:value-type="float" office:value="0.0"/>
          <table:table-cell office:value-type="float" office:value="4126625.0"/>
          <table:table-cell office:value-type="float" office:value="4166.0"/>
          <table:table-cell office:value-type="float" office:value="2768349.0"/>
          <table:table-cell office:value-type="float" office:value="4.0"/>
          <table:table-cell office:value-type="float" office:value="47.0"/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420.918"/>
          <table:table-cell office:value-type="float" office:value="0.0"/>
          <table:table-cell office:value-type="float" office:value="1.69491525424"/>
          <table:table-cell office:value-type="float" office:value="0.045197740113"/>
          <table:table-cell office:value-type="float" office:value="0.0"/>
          <table:table-cell office:value-type="float" office:value="4417040.0"/>
          <table:table-cell office:value-type="float" office:value="0.0"/>
          <table:table-cell office:value-type="float" office:value="3346917.0"/>
          <table:table-cell office:value-type="float" office:value="4.0"/>
          <table:table-cell table:style-name="cellWorst" office:value-type="float" office:value="46.0"/>
          <table:table-cell table:style-name="cellBest" office:value-type="float" office:value="393.863"/>
          <table:table-cell office:value-type="float" office:value="0.0"/>
          <table:table-cell office:value-type="float" office:value="0.847457627119"/>
          <table:table-cell office:value-type="float" office:value="0.0225988700565"/>
          <table:table-cell office:value-type="float" office:value="0.0"/>
          <table:table-cell office:value-type="float" office:value="4379486.0"/>
          <table:table-cell office:value-type="float" office:value="0.0"/>
          <table:table-cell office:value-type="float" office:value="3273911.0"/>
          <table:table-cell office:value-type="float" office:value="4.0"/>
          <table:table-cell office:value-type="float" office:value="45.0"/>
          <table:table-cell office:value-type="float" office:value="473.616"/>
          <table:table-cell office:value-type="float" office:value="0.0"/>
          <table:table-cell office:value-type="float" office:value="1.69491525424"/>
          <table:table-cell office:value-type="float" office:value="0.045197740113"/>
          <table:table-cell office:value-type="float" office:value="0.0"/>
          <table:table-cell office:value-type="float" office:value="4417040.0"/>
          <table:table-cell office:value-type="float" office:value="0.0"/>
          <table:table-cell office:value-type="float" office:value="3346917.0"/>
          <table:table-cell office:value-type="float" office:value="4.0"/>
          <table:table-cell table:style-name="cellWorst" office:value-type="float" office:value="46.0"/>
          <table:table-cell table:style-name="cellWorst" office:value-type="float" office:value="600.018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7.549"/>
          <table:table-cell office:value-type="float" office:value="0.0"/>
          <table:table-cell office:value-type="float" office:value="1.69491525424"/>
          <table:table-cell office:value-type="float" office:value="0.0635593220339"/>
          <table:table-cell office:value-type="float" office:value="0.0"/>
          <table:table-cell table:style-name="cellWorst" office:value-type="float" office:value="6219241.0"/>
          <table:table-cell table:style-name="cellWorst" office:value-type="float" office:value="1748273.0"/>
          <table:table-cell table:style-name="cellWorst" office:value-type="float" office:value="4943389.0"/>
          <table:table-cell office:value-type="float" office:value="4.0"/>
          <table:table-cell office:value-type="float" office:value="42.0"/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table:style-name="cellBest"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91.714"/>
          <table:table-cell office:value-type="float" office:value="0.0"/>
          <table:table-cell office:value-type="float" office:value="1.69491525424"/>
          <table:table-cell office:value-type="float" office:value="0.0649717514124"/>
          <table:table-cell office:value-type="float" office:value="0.0"/>
          <table:table-cell office:value-type="float" office:value="6017827.0"/>
          <table:table-cell office:value-type="float" office:value="1339837.0"/>
          <table:table-cell office:value-type="float" office:value="4691808.0"/>
          <table:table-cell office:value-type="float" office:value="4.0"/>
          <table:table-cell office:value-type="float" office:value="42.0"/>
          <table:table-cell office:value-type="float" office:value="446.398"/>
          <table:table-cell office:value-type="float" office:value="0.0"/>
          <table:table-cell office:value-type="float" office:value="1.69491525424"/>
          <table:table-cell office:value-type="float" office:value="0.0621468926554"/>
          <table:table-cell office:value-type="float" office:value="0.0"/>
          <table:table-cell office:value-type="float" office:value="4489384.0"/>
          <table:table-cell office:value-type="float" office:value="10685.0"/>
          <table:table-cell office:value-type="float" office:value="3324974.0"/>
          <table:table-cell office:value-type="float" office:value="4.0"/>
          <table:table-cell office:value-type="float" office:value="42.0"/>
          <table:table-cell office:value-type="float" office:value="496.538"/>
          <table:table-cell office:value-type="float" office:value="0.0"/>
          <table:table-cell office:value-type="float" office:value="3.38983050847"/>
          <table:table-cell office:value-type="float" office:value="0.0677966101695"/>
          <table:table-cell office:value-type="float" office:value="0.0"/>
          <table:table-cell office:value-type="float" office:value="4519735.0"/>
          <table:table-cell office:value-type="float" office:value="48690.0"/>
          <table:table-cell office:value-type="float" office:value="3355224.0"/>
          <table:table-cell office:value-type="float" office:value="4.0"/>
          <table:table-cell office:value-type="float" office:value="42.0"/>
          <table:table-cell office:value-type="float" office:value="412.507"/>
          <table:table-cell office:value-type="float" office:value="0.0"/>
          <table:table-cell table:style-name="cellWorst" office:value-type="float" office:value="5.08474576271"/>
          <table:table-cell office:value-type="float" office:value="0.0677966101695"/>
          <table:table-cell office:value-type="float" office:value="0.0"/>
          <table:table-cell office:value-type="float" office:value="4505987.0"/>
          <table:table-cell office:value-type="float" office:value="34989.0"/>
          <table:table-cell office:value-type="float" office:value="3341981.0"/>
          <table:table-cell office:value-type="float" office:value="4.0"/>
          <table:table-cell office:value-type="float" office:value="42.0"/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office:value-type="float" office:value="24.0855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63673.0"/>
          <table:table-cell table:style-name="cellBest" office:value-type="float" office:value="0.0"/>
          <table:table-cell office:value-type="float" office:value="221915.0"/>
          <table:table-cell office:value-type="float" office:value="4.0"/>
          <table:table-cell table:style-name="cellWorst" office:value-type="float" office:value="63.0"/>
          <table:table-cell office:value-type="float" office:value="23.4527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39823.0"/>
          <table:table-cell table:style-name="cellBest" office:value-type="float" office:value="0.0"/>
          <table:table-cell office:value-type="float" office:value="211487.0"/>
          <table:table-cell office:value-type="float" office:value="4.0"/>
          <table:table-cell table:style-name="cellBest" office:value-type="float" office:value="57.0"/>
          <table:table-cell office:value-type="float" office:value="26.8485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63673.0"/>
          <table:table-cell table:style-name="cellBest" office:value-type="float" office:value="0.0"/>
          <table:table-cell office:value-type="float" office:value="221915.0"/>
          <table:table-cell office:value-type="float" office:value="4.0"/>
          <table:table-cell table:style-name="cellWorst" office:value-type="float" office:value="63.0"/>
          <table:table-cell table:style-name="cellBest" office:value-type="float" office:value="22.5794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92807.0"/>
          <table:table-cell office:value-type="float" office:value="39576.0"/>
          <table:table-cell office:value-type="float" office:value="214000.0"/>
          <table:table-cell office:value-type="float" office:value="4.0"/>
          <table:table-cell office:value-type="float" office:value="60.0"/>
          <table:table-cell table:style-name="cellWorst" office:value-type="float" office:value="41.6852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table:style-name="cellWorst" office:value-type="float" office:value="1378081.0"/>
          <table:table-cell table:style-name="cellWorst" office:value-type="float" office:value="1098945.0"/>
          <table:table-cell table:style-name="cellWorst" office:value-type="float" office:value="1160824.0"/>
          <table:table-cell office:value-type="float" office:value="4.0"/>
          <table:table-cell office:value-type="float" office:value="60.0"/>
          <table:table-cell office:value-type="float" office:value="24.3575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92109.0"/>
          <table:table-cell office:value-type="float" office:value="109417.0"/>
          <table:table-cell office:value-type="float" office:value="214104.0"/>
          <table:table-cell office:value-type="float" office:value="4.0"/>
          <table:table-cell office:value-type="float" office:value="60.0"/>
          <table:table-cell office:value-type="float" office:value="28.029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392109.0"/>
          <table:table-cell office:value-type="float" office:value="109417.0"/>
          <table:table-cell office:value-type="float" office:value="214104.0"/>
          <table:table-cell office:value-type="float" office:value="4.0"/>
          <table:table-cell office:value-type="float" office:value="60.0"/>
          <table:table-cell office:value-type="float" office:value="36.4955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1028482.0"/>
          <table:table-cell office:value-type="float" office:value="746973.0"/>
          <table:table-cell office:value-type="float" office:value="837777.0"/>
          <table:table-cell office:value-type="float" office:value="4.0"/>
          <table:table-cell office:value-type="float" office:value="60.0"/>
          <table:table-cell office:value-type="float" office:value="23.5097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office:value-type="float" office:value="285678.0"/>
          <table:table-cell office:value-type="float" office:value="1841.0"/>
          <table:table-cell office:value-type="float" office:value="158626.0"/>
          <table:table-cell office:value-type="float" office:value="4.0"/>
          <table:table-cell office:value-type="float" office:value="60.0"/>
          <table:table-cell office:value-type="float" office:value="25.827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table:style-name="cellBest" office:value-type="float" office:value="281305.0"/>
          <table:table-cell office:value-type="float" office:value="2167.0"/>
          <table:table-cell office:value-type="float" office:value="156147.0"/>
          <table:table-cell office:value-type="float" office:value="4.0"/>
          <table:table-cell office:value-type="float" office:value="60.0"/>
          <table:table-cell office:value-type="float" office:value="23.7661"/>
          <table:table-cell office:value-type="float" office:value="0.0"/>
          <table:table-cell office:value-type="float" office:value="0.772200772201"/>
          <table:table-cell office:value-type="float" office:value="0.015444015444"/>
          <table:table-cell office:value-type="float" office:value="0.0"/>
          <table:table-cell table:style-name="cellBest" office:value-type="float" office:value="281305.0"/>
          <table:table-cell office:value-type="float" office:value="2170.0"/>
          <table:table-cell table:style-name="cellBest" office:value-type="float" office:value="156146.0"/>
          <table:table-cell office:value-type="float" office:value="4.0"/>
          <table:table-cell office:value-type="float" office:value="60.0"/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table:style-name="cellBest" office:value-type="float" office:value="182.952"/>
          <table:table-cell office:value-type="float" office:value="0.0"/>
          <table:table-cell office:value-type="float" office:value="1.72413793103"/>
          <table:table-cell office:value-type="float" office:value="0.066091954023"/>
          <table:table-cell office:value-type="float" office:value="0.0"/>
          <table:table-cell office:value-type="float" office:value="2769626.0"/>
          <table:table-cell table:style-name="cellBest" office:value-type="float" office:value="0.0"/>
          <table:table-cell office:value-type="float" office:value="2076672.0"/>
          <table:table-cell office:value-type="float" office:value="4.0"/>
          <table:table-cell office:value-type="float" office:value="49.0"/>
          <table:table-cell office:value-type="float" office:value="190.911"/>
          <table:table-cell office:value-type="float" office:value="0.0"/>
          <table:table-cell office:value-type="float" office:value="2.58620689655"/>
          <table:table-cell office:value-type="float" office:value="0.0718390804598"/>
          <table:table-cell office:value-type="float" office:value="0.0"/>
          <table:table-cell table:style-name="cellBest" office:value-type="float" office:value="2516249.0"/>
          <table:table-cell table:style-name="cellBest" office:value-type="float" office:value="0.0"/>
          <table:table-cell table:style-name="cellBest" office:value-type="float" office:value="1886904.0"/>
          <table:table-cell office:value-type="float" office:value="4.0"/>
          <table:table-cell table:style-name="cellBest" office:value-type="float" office:value="48.0"/>
          <table:table-cell office:value-type="float" office:value="209.123"/>
          <table:table-cell office:value-type="float" office:value="0.0"/>
          <table:table-cell office:value-type="float" office:value="1.72413793103"/>
          <table:table-cell office:value-type="float" office:value="0.066091954023"/>
          <table:table-cell office:value-type="float" office:value="0.0"/>
          <table:table-cell office:value-type="float" office:value="2769626.0"/>
          <table:table-cell table:style-name="cellBest" office:value-type="float" office:value="0.0"/>
          <table:table-cell office:value-type="float" office:value="2076672.0"/>
          <table:table-cell office:value-type="float" office:value="4.0"/>
          <table:table-cell office:value-type="float" office:value="49.0"/>
          <table:table-cell office:value-type="float" office:value="528.564"/>
          <table:table-cell office:value-type="float" office:value="0.0"/>
          <table:table-cell office:value-type="float" office:value="1.72413793103"/>
          <table:table-cell office:value-type="float" office:value="0.0890804597701"/>
          <table:table-cell office:value-type="float" office:value="0.0"/>
          <table:table-cell table:style-name="cellWorst" office:value-type="float" office:value="9912240.0"/>
          <table:table-cell office:value-type="float" office:value="2553194.0"/>
          <table:table-cell table:style-name="cellWorst" office:value-type="float" office:value="6142426.0"/>
          <table:table-cell office:value-type="float" office:value="4.0"/>
          <table:table-cell office:value-type="float" office:value="52.0"/>
          <table:table-cell office:value-type="float" office:value="253.114"/>
          <table:table-cell office:value-type="float" office:value="0.0"/>
          <table:table-cell table:style-name="cellBest" office:value-type="float" office:value="0.862068965517"/>
          <table:table-cell office:value-type="float" office:value="0.0790229885057"/>
          <table:table-cell office:value-type="float" office:value="0.0"/>
          <table:table-cell office:value-type="float" office:value="3481421.0"/>
          <table:table-cell office:value-type="float" office:value="849517.0"/>
          <table:table-cell office:value-type="float" office:value="2687086.0"/>
          <table:table-cell office:value-type="float" office:value="4.0"/>
          <table:table-cell office:value-type="float" office:value="52.0"/>
          <table:table-cell table:style-name="cellWorst" office:value-type="float" office:value="532.04"/>
          <table:table-cell office:value-type="float" office:value="0.0"/>
          <table:table-cell table:style-name="cellBest" office:value-type="float" office:value="0.862068965517"/>
          <table:table-cell office:value-type="float" office:value="0.0818965517241"/>
          <table:table-cell office:value-type="float" office:value="0.0"/>
          <table:table-cell office:value-type="float" office:value="9286121.0"/>
          <table:table-cell table:style-name="cellWorst" office:value-type="float" office:value="6502392.0"/>
          <table:table-cell office:value-type="float" office:value="5829782.0"/>
          <table:table-cell office:value-type="float" office:value="4.0"/>
          <table:table-cell office:value-type="float" office:value="52.0"/>
          <table:table-cell office:value-type="float" office:value="474.259"/>
          <table:table-cell office:value-type="float" office:value="0.0"/>
          <table:table-cell table:style-name="cellBest" office:value-type="float" office:value="0.862068965517"/>
          <table:table-cell office:value-type="float" office:value="0.0818965517241"/>
          <table:table-cell office:value-type="float" office:value="0.0"/>
          <table:table-cell office:value-type="float" office:value="9286121.0"/>
          <table:table-cell table:style-name="cellWorst" office:value-type="float" office:value="6502392.0"/>
          <table:table-cell office:value-type="float" office:value="5829782.0"/>
          <table:table-cell office:value-type="float" office:value="4.0"/>
          <table:table-cell office:value-type="float" office:value="52.0"/>
          <table:table-cell office:value-type="float" office:value="269.261"/>
          <table:table-cell office:value-type="float" office:value="0.0"/>
          <table:table-cell office:value-type="float" office:value="1.72413793103"/>
          <table:table-cell office:value-type="float" office:value="0.0847701149425"/>
          <table:table-cell office:value-type="float" office:value="0.0"/>
          <table:table-cell office:value-type="float" office:value="3535085.0"/>
          <table:table-cell office:value-type="float" office:value="876978.0"/>
          <table:table-cell office:value-type="float" office:value="2725493.0"/>
          <table:table-cell office:value-type="float" office:value="4.0"/>
          <table:table-cell office:value-type="float" office:value="52.0"/>
          <table:table-cell office:value-type="float" office:value="230.222"/>
          <table:table-cell office:value-type="float" office:value="0.0"/>
          <table:table-cell office:value-type="float" office:value="1.72413793103"/>
          <table:table-cell office:value-type="float" office:value="0.0761494252874"/>
          <table:table-cell office:value-type="float" office:value="0.0"/>
          <table:table-cell office:value-type="float" office:value="2641598.0"/>
          <table:table-cell office:value-type="float" office:value="6114.0"/>
          <table:table-cell office:value-type="float" office:value="1914331.0"/>
          <table:table-cell office:value-type="float" office:value="4.0"/>
          <table:table-cell office:value-type="float" office:value="52.0"/>
          <table:table-cell office:value-type="float" office:value="271.516"/>
          <table:table-cell office:value-type="float" office:value="0.0"/>
          <table:table-cell table:style-name="cellWorst" office:value-type="float" office:value="4.31034482759"/>
          <table:table-cell office:value-type="float" office:value="0.0876436781609"/>
          <table:table-cell office:value-type="float" office:value="0.0"/>
          <table:table-cell office:value-type="float" office:value="2777505.0"/>
          <table:table-cell office:value-type="float" office:value="145480.0"/>
          <table:table-cell office:value-type="float" office:value="2046996.0"/>
          <table:table-cell office:value-type="float" office:value="4.0"/>
          <table:table-cell office:value-type="float" office:value="52.0"/>
          <table:table-cell office:value-type="float" office:value="289.261"/>
          <table:table-cell office:value-type="float" office:value="0.0"/>
          <table:table-cell office:value-type="float" office:value="2.58620689655"/>
          <table:table-cell office:value-type="float" office:value="0.0876436781609"/>
          <table:table-cell office:value-type="float" office:value="0.0"/>
          <table:table-cell office:value-type="float" office:value="3359128.0"/>
          <table:table-cell office:value-type="float" office:value="727226.0"/>
          <table:table-cell office:value-type="float" office:value="2622352.0"/>
          <table:table-cell office:value-type="float" office:value="4.0"/>
          <table:table-cell office:value-type="float" office:value="52.0"/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282.907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3078771.0"/>
          <table:table-cell table:style-name="cellBest" office:value-type="float" office:value="0.0"/>
          <table:table-cell office:value-type="float" office:value="2045553.0"/>
          <table:table-cell office:value-type="float" office:value="4.0"/>
          <table:table-cell table:style-name="cellBest" office:value-type="float" office:value="45.0"/>
          <table:table-cell office:value-type="float" office:value="366.969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4131876.0"/>
          <table:table-cell table:style-name="cellBest" office:value-type="float" office:value="0.0"/>
          <table:table-cell office:value-type="float" office:value="2829125.0"/>
          <table:table-cell office:value-type="float" office:value="4.0"/>
          <table:table-cell office:value-type="float" office:value="47.0"/>
          <table:table-cell table:style-name="cellBest" office:value-type="float" office:value="187.159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table:style-name="cellBest" office:value-type="float" office:value="2000622.0"/>
          <table:table-cell table:style-name="cellBest" office:value-type="float" office:value="0.0"/>
          <table:table-cell table:style-name="cellBest" office:value-type="float" office:value="1443310.0"/>
          <table:table-cell office:value-type="float" office:value="4.0"/>
          <table:table-cell table:style-name="cellWorst" office:value-type="float" office:value="65.0"/>
          <table:table-cell table:style-name="cellWorst" office:value-type="float" office:value="526.812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table:style-name="cellWorst" office:value-type="float" office:value="7983207.0"/>
          <table:table-cell office:value-type="float" office:value="1256370.0"/>
          <table:table-cell table:style-name="cellWorst" office:value-type="float" office:value="4875430.0"/>
          <table:table-cell office:value-type="float" office:value="4.0"/>
          <table:table-cell office:value-type="float" office:value="55.0"/>
          <table:table-cell office:value-type="float" office:value="362.68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4514516.0"/>
          <table:table-cell office:value-type="float" office:value="1492761.0"/>
          <table:table-cell office:value-type="float" office:value="3260990.0"/>
          <table:table-cell office:value-type="float" office:value="4.0"/>
          <table:table-cell office:value-type="float" office:value="55.0"/>
          <table:table-cell office:value-type="float" office:value="484.108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6804084.0"/>
          <table:table-cell table:style-name="cellWorst" office:value-type="float" office:value="3686942.0"/>
          <table:table-cell office:value-type="float" office:value="4137334.0"/>
          <table:table-cell office:value-type="float" office:value="4.0"/>
          <table:table-cell office:value-type="float" office:value="55.0"/>
          <table:table-cell office:value-type="float" office:value="475.82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6804084.0"/>
          <table:table-cell table:style-name="cellWorst" office:value-type="float" office:value="3686942.0"/>
          <table:table-cell office:value-type="float" office:value="4137334.0"/>
          <table:table-cell office:value-type="float" office:value="4.0"/>
          <table:table-cell office:value-type="float" office:value="55.0"/>
          <table:table-cell office:value-type="float" office:value="414.479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4316352.0"/>
          <table:table-cell office:value-type="float" office:value="1283490.0"/>
          <table:table-cell office:value-type="float" office:value="3085722.0"/>
          <table:table-cell office:value-type="float" office:value="4.0"/>
          <table:table-cell office:value-type="float" office:value="55.0"/>
          <table:table-cell office:value-type="float" office:value="320.099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3042231.0"/>
          <table:table-cell office:value-type="float" office:value="9642.0"/>
          <table:table-cell office:value-type="float" office:value="1993922.0"/>
          <table:table-cell office:value-type="float" office:value="4.0"/>
          <table:table-cell office:value-type="float" office:value="55.0"/>
          <table:table-cell office:value-type="float" office:value="364.36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3030879.0"/>
          <table:table-cell office:value-type="float" office:value="9370.0"/>
          <table:table-cell office:value-type="float" office:value="1985203.0"/>
          <table:table-cell office:value-type="float" office:value="4.0"/>
          <table:table-cell office:value-type="float" office:value="55.0"/>
          <table:table-cell office:value-type="float" office:value="343.887"/>
          <table:table-cell office:value-type="float" office:value="0.0"/>
          <table:table-cell office:value-type="float" office:value="0.651465798046"/>
          <table:table-cell office:value-type="float" office:value="0.00868621064061"/>
          <table:table-cell office:value-type="float" office:value="0.0"/>
          <table:table-cell office:value-type="float" office:value="3030876.0"/>
          <table:table-cell office:value-type="float" office:value="9371.0"/>
          <table:table-cell office:value-type="float" office:value="1985202.0"/>
          <table:table-cell office:value-type="float" office:value="4.0"/>
          <table:table-cell office:value-type="float" office:value="55.0"/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office:value-type="float" office:value="24.9201"/>
          <table:table-cell office:value-type="float" office:value="0.0"/>
          <table:table-cell office:value-type="float" office:value="0.0259841496687"/>
          <table:table-cell office:value-type="float" office:value="0.000259841496687"/>
          <table:table-cell office:value-type="float" office:value="0.0"/>
          <table:table-cell office:value-type="float" office:value="62215.0"/>
          <table:table-cell table:style-name="cellBest" office:value-type="float" office:value="0.0"/>
          <table:table-cell office:value-type="float" office:value="13707.0"/>
          <table:table-cell office:value-type="float" office:value="4.0"/>
          <table:table-cell table:style-name="cellBest" office:value-type="float" office:value="62.0"/>
          <table:table-cell table:style-name="cellBest" office:value-type="float" office:value="23.5747"/>
          <table:table-cell office:value-type="float" office:value="0.0"/>
          <table:table-cell office:value-type="float" office:value="0.0259841496687"/>
          <table:table-cell office:value-type="float" office:value="0.00047637607726"/>
          <table:table-cell office:value-type="float" office:value="0.0"/>
          <table:table-cell office:value-type="float" office:value="75065.0"/>
          <table:table-cell table:style-name="cellBest" office:value-type="float" office:value="0.0"/>
          <table:table-cell office:value-type="float" office:value="12128.0"/>
          <table:table-cell office:value-type="float" office:value="4.0"/>
          <table:table-cell table:style-name="cellBest" office:value-type="float" office:value="62.0"/>
          <table:table-cell office:value-type="float" office:value="73.9579"/>
          <table:table-cell office:value-type="float" office:value="0.0"/>
          <table:table-cell office:value-type="float" office:value="0.0259841496687"/>
          <table:table-cell office:value-type="float" office:value="0.000562989909489"/>
          <table:table-cell office:value-type="float" office:value="0.0"/>
          <table:table-cell office:value-type="float" office:value="183125.0"/>
          <table:table-cell table:style-name="cellBest" office:value-type="float" office:value="0.0"/>
          <table:table-cell office:value-type="float" office:value="73487.0"/>
          <table:table-cell office:value-type="float" office:value="4.0"/>
          <table:table-cell office:value-type="float" office:value="64.0"/>
          <table:table-cell office:value-type="float" office:value="28.4536"/>
          <table:table-cell office:value-type="float" office:value="0.0"/>
          <table:table-cell office:value-type="float" office:value="0.0259841496687"/>
          <table:table-cell office:value-type="float" office:value="0.000649603741718"/>
          <table:table-cell office:value-type="float" office:value="0.0"/>
          <table:table-cell office:value-type="float" office:value="98735.0"/>
          <table:table-cell office:value-type="float" office:value="996.0"/>
          <table:table-cell office:value-type="float" office:value="24263.0"/>
          <table:table-cell office:value-type="float" office:value="4.0"/>
          <table:table-cell office:value-type="float" office:value="72.0"/>
          <table:table-cell office:value-type="float" office:value="31.3085"/>
          <table:table-cell office:value-type="float" office:value="0.0"/>
          <table:table-cell office:value-type="float" office:value="0.0259841496687"/>
          <table:table-cell office:value-type="float" office:value="0.000562989909489"/>
          <table:table-cell office:value-type="float" office:value="0.0"/>
          <table:table-cell office:value-type="float" office:value="55697.0"/>
          <table:table-cell office:value-type="float" office:value="2043.0"/>
          <table:table-cell office:value-type="float" office:value="8675.0"/>
          <table:table-cell office:value-type="float" office:value="4.0"/>
          <table:table-cell office:value-type="float" office:value="72.0"/>
          <table:table-cell office:value-type="float" office:value="25.8556"/>
          <table:table-cell office:value-type="float" office:value="0.0"/>
          <table:table-cell office:value-type="float" office:value="0.0259841496687"/>
          <table:table-cell office:value-type="float" office:value="0.000649603741718"/>
          <table:table-cell office:value-type="float" office:value="0.0"/>
          <table:table-cell office:value-type="float" office:value="54523.0"/>
          <table:table-cell office:value-type="float" office:value="351.0"/>
          <table:table-cell table:style-name="cellBest" office:value-type="float" office:value="7472.0"/>
          <table:table-cell office:value-type="float" office:value="4.0"/>
          <table:table-cell office:value-type="float" office:value="72.0"/>
          <table:table-cell office:value-type="float" office:value="27.4465"/>
          <table:table-cell office:value-type="float" office:value="0.0"/>
          <table:table-cell office:value-type="float" office:value="0.0259841496687"/>
          <table:table-cell office:value-type="float" office:value="0.000649603741718"/>
          <table:table-cell office:value-type="float" office:value="0.0"/>
          <table:table-cell office:value-type="float" office:value="54523.0"/>
          <table:table-cell office:value-type="float" office:value="351.0"/>
          <table:table-cell table:style-name="cellBest" office:value-type="float" office:value="7472.0"/>
          <table:table-cell office:value-type="float" office:value="4.0"/>
          <table:table-cell office:value-type="float" office:value="72.0"/>
          <table:table-cell office:value-type="float" office:value="29.7069"/>
          <table:table-cell office:value-type="float" office:value="0.0"/>
          <table:table-cell office:value-type="float" office:value="0.0259841496687"/>
          <table:table-cell office:value-type="float" office:value="0.000346455328916"/>
          <table:table-cell office:value-type="float" office:value="0.0"/>
          <table:table-cell office:value-type="float" office:value="57395.0"/>
          <table:table-cell office:value-type="float" office:value="815.0"/>
          <table:table-cell office:value-type="float" office:value="8933.0"/>
          <table:table-cell office:value-type="float" office:value="4.0"/>
          <table:table-cell office:value-type="float" office:value="72.0"/>
          <table:table-cell office:value-type="float" office:value="36.5935"/>
          <table:table-cell office:value-type="float" office:value="0.0"/>
          <table:table-cell office:value-type="float" office:value="0.0259841496687"/>
          <table:table-cell office:value-type="float" office:value="0.000259841496687"/>
          <table:table-cell office:value-type="float" office:value="0.0"/>
          <table:table-cell table:style-name="cellBest" office:value-type="float" office:value="54473.0"/>
          <table:table-cell office:value-type="float" office:value="191.0"/>
          <table:table-cell office:value-type="float" office:value="7577.0"/>
          <table:table-cell office:value-type="float" office:value="4.0"/>
          <table:table-cell office:value-type="float" office:value="72.0"/>
          <table:table-cell office:value-type="float" office:value="44.8177"/>
          <table:table-cell office:value-type="float" office:value="0.0"/>
          <table:table-cell office:value-type="float" office:value="0.0259841496687"/>
          <table:table-cell office:value-type="float" office:value="0.000649603741718"/>
          <table:table-cell office:value-type="float" office:value="0.0"/>
          <table:table-cell office:value-type="float" office:value="242346.0"/>
          <table:table-cell office:value-type="float" office:value="188341.0"/>
          <table:table-cell office:value-type="float" office:value="184974.0"/>
          <table:table-cell office:value-type="float" office:value="4.0"/>
          <table:table-cell office:value-type="float" office:value="72.0"/>
          <table:table-cell table:style-name="cellWorst" office:value-type="float" office:value="87.3804"/>
          <table:table-cell office:value-type="float" office:value="0.0"/>
          <table:table-cell office:value-type="float" office:value="0.0259841496687"/>
          <table:table-cell office:value-type="float" office:value="0.000649603741718"/>
          <table:table-cell office:value-type="float" office:value="0.0"/>
          <table:table-cell table:style-name="cellWorst" office:value-type="float" office:value="725358.0"/>
          <table:table-cell table:style-name="cellWorst" office:value-type="float" office:value="671704.0"/>
          <table:table-cell table:style-name="cellWorst" office:value-type="float" office:value="663961.0"/>
          <table:table-cell office:value-type="float" office:value="4.0"/>
          <table:table-cell office:value-type="float" office:value="72.0"/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table:style-name="cellBest" office:value-type="float" office:value="14.8156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32854.0"/>
          <table:table-cell table:style-name="cellBest" office:value-type="float" office:value="0.0"/>
          <table:table-cell office:value-type="float" office:value="5411.0"/>
          <table:table-cell office:value-type="float" office:value="4.0"/>
          <table:table-cell table:style-name="cellBest" office:value-type="float" office:value="47.0"/>
          <table:table-cell office:value-type="float" office:value="17.0653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37708.0"/>
          <table:table-cell table:style-name="cellBest" office:value-type="float" office:value="0.0"/>
          <table:table-cell table:style-name="cellBest" office:value-type="float" office:value="1296.0"/>
          <table:table-cell office:value-type="float" office:value="4.0"/>
          <table:table-cell office:value-type="float" office:value="63.0"/>
          <table:table-cell office:value-type="float" office:value="15.8628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table:style-name="cellBest" office:value-type="float" office:value="26897.0"/>
          <table:table-cell table:style-name="cellBest" office:value-type="float" office:value="0.0"/>
          <table:table-cell table:style-name="cellWorst" office:value-type="float" office:value="5997.0"/>
          <table:table-cell office:value-type="float" office:value="4.0"/>
          <table:table-cell office:value-type="float" office:value="48.0"/>
          <table:table-cell office:value-type="float" office:value="28.5522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table:style-name="cellWorst" office:value-type="float" office:value="43102.0"/>
          <table:table-cell office:value-type="float" office:value="76.0"/>
          <table:table-cell office:value-type="float" office:value="4725.0"/>
          <table:table-cell office:value-type="float" office:value="4.0"/>
          <table:table-cell office:value-type="float" office:value="105.0"/>
          <table:table-cell office:value-type="float" office:value="28.2137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2883.0"/>
          <table:table-cell office:value-type="float" office:value="95.0"/>
          <table:table-cell office:value-type="float" office:value="4699.0"/>
          <table:table-cell office:value-type="float" office:value="4.0"/>
          <table:table-cell office:value-type="float" office:value="105.0"/>
          <table:table-cell office:value-type="float" office:value="27.5175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2894.0"/>
          <table:table-cell office:value-type="float" office:value="38.0"/>
          <table:table-cell office:value-type="float" office:value="4680.0"/>
          <table:table-cell office:value-type="float" office:value="4.0"/>
          <table:table-cell office:value-type="float" office:value="105.0"/>
          <table:table-cell office:value-type="float" office:value="28.5503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2894.0"/>
          <table:table-cell office:value-type="float" office:value="38.0"/>
          <table:table-cell office:value-type="float" office:value="4680.0"/>
          <table:table-cell office:value-type="float" office:value="4.0"/>
          <table:table-cell office:value-type="float" office:value="105.0"/>
          <table:table-cell office:value-type="float" office:value="29.5365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3061.0"/>
          <table:table-cell office:value-type="float" office:value="89.0"/>
          <table:table-cell office:value-type="float" office:value="4773.0"/>
          <table:table-cell office:value-type="float" office:value="4.0"/>
          <table:table-cell office:value-type="float" office:value="105.0"/>
          <table:table-cell table:style-name="cellWorst" office:value-type="float" office:value="38.5409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3101.0"/>
          <table:table-cell table:style-name="cellWorst" office:value-type="float" office:value="115.0"/>
          <table:table-cell office:value-type="float" office:value="4794.0"/>
          <table:table-cell office:value-type="float" office:value="4.0"/>
          <table:table-cell office:value-type="float" office:value="105.0"/>
          <table:table-cell office:value-type="float" office:value="30.6078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2883.0"/>
          <table:table-cell office:value-type="float" office:value="94.0"/>
          <table:table-cell office:value-type="float" office:value="4704.0"/>
          <table:table-cell office:value-type="float" office:value="4.0"/>
          <table:table-cell office:value-type="float" office:value="105.0"/>
          <table:table-cell office:value-type="float" office:value="30.4362"/>
          <table:table-cell office:value-type="float" office:value="0.0"/>
          <table:table-cell office:value-type="float" office:value="0.0261028452101"/>
          <table:table-cell office:value-type="float" office:value="0.000348037936135"/>
          <table:table-cell office:value-type="float" office:value="0.0"/>
          <table:table-cell office:value-type="float" office:value="42883.0"/>
          <table:table-cell office:value-type="float" office:value="95.0"/>
          <table:table-cell office:value-type="float" office:value="4703.0"/>
          <table:table-cell office:value-type="float" office:value="4.0"/>
          <table:table-cell office:value-type="float" office:value="105.0"/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table:style-name="cellBest" office:value-type="float" office:value="8.69016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table:style-name="cellBest" office:value-type="float" office:value="16017.0"/>
          <table:table-cell table:style-name="cellBest" office:value-type="float" office:value="0.0"/>
          <table:table-cell office:value-type="float" office:value="1428.0"/>
          <table:table-cell office:value-type="float" office:value="2.0"/>
          <table:table-cell table:style-name="cellBest" office:value-type="float" office:value="28.0"/>
          <table:table-cell office:value-type="float" office:value="14.0875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table:style-name="cellWorst" office:value-type="float" office:value="27467.0"/>
          <table:table-cell table:style-name="cellBest" office:value-type="float" office:value="0.0"/>
          <table:table-cell table:style-name="cellBest" office:value-type="float" office:value="240.0"/>
          <table:table-cell office:value-type="float" office:value="2.0"/>
          <table:table-cell office:value-type="float" office:value="58.0"/>
          <table:table-cell table:style-name="cellWorst" office:value-type="float" office:value="17.6331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5619.0"/>
          <table:table-cell table:style-name="cellBest" office:value-type="float" office:value="0.0"/>
          <table:table-cell office:value-type="float" office:value="640.0"/>
          <table:table-cell office:value-type="float" office:value="2.0"/>
          <table:table-cell table:style-name="cellWorst" office:value-type="float" office:value="71.0"/>
          <table:table-cell office:value-type="float" office:value="9.77994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86.0"/>
          <table:table-cell office:value-type="float" office:value="10.0"/>
          <table:table-cell office:value-type="float" office:value="3220.0"/>
          <table:table-cell office:value-type="float" office:value="2.0"/>
          <table:table-cell office:value-type="float" office:value="31.0"/>
          <table:table-cell office:value-type="float" office:value="10.1821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83.0"/>
          <table:table-cell table:style-name="cellWorst" office:value-type="float" office:value="55.0"/>
          <table:table-cell table:style-name="cellWorst" office:value-type="float" office:value="3237.0"/>
          <table:table-cell office:value-type="float" office:value="2.0"/>
          <table:table-cell office:value-type="float" office:value="31.0"/>
          <table:table-cell office:value-type="float" office:value="9.76327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57.0"/>
          <table:table-cell office:value-type="float" office:value="12.0"/>
          <table:table-cell office:value-type="float" office:value="3211.0"/>
          <table:table-cell office:value-type="float" office:value="2.0"/>
          <table:table-cell office:value-type="float" office:value="31.0"/>
          <table:table-cell office:value-type="float" office:value="9.89267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57.0"/>
          <table:table-cell office:value-type="float" office:value="12.0"/>
          <table:table-cell office:value-type="float" office:value="3211.0"/>
          <table:table-cell office:value-type="float" office:value="2.0"/>
          <table:table-cell office:value-type="float" office:value="31.0"/>
          <table:table-cell office:value-type="float" office:value="10.4363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70.0"/>
          <table:table-cell office:value-type="float" office:value="8.0"/>
          <table:table-cell office:value-type="float" office:value="3225.0"/>
          <table:table-cell office:value-type="float" office:value="2.0"/>
          <table:table-cell office:value-type="float" office:value="31.0"/>
          <table:table-cell office:value-type="float" office:value="16.1182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70.0"/>
          <table:table-cell office:value-type="float" office:value="8.0"/>
          <table:table-cell office:value-type="float" office:value="3225.0"/>
          <table:table-cell office:value-type="float" office:value="2.0"/>
          <table:table-cell office:value-type="float" office:value="31.0"/>
          <table:table-cell office:value-type="float" office:value="11.3928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83.0"/>
          <table:table-cell table:style-name="cellWorst" office:value-type="float" office:value="55.0"/>
          <table:table-cell table:style-name="cellWorst" office:value-type="float" office:value="3237.0"/>
          <table:table-cell office:value-type="float" office:value="2.0"/>
          <table:table-cell office:value-type="float" office:value="31.0"/>
          <table:table-cell office:value-type="float" office:value="11.4874"/>
          <table:table-cell office:value-type="float" office:value="0.0"/>
          <table:table-cell office:value-type="float" office:value="0.0528262017961"/>
          <table:table-cell office:value-type="float" office:value="0.000528262017961"/>
          <table:table-cell office:value-type="float" office:value="0.0"/>
          <table:table-cell office:value-type="float" office:value="20183.0"/>
          <table:table-cell table:style-name="cellWorst" office:value-type="float" office:value="55.0"/>
          <table:table-cell table:style-name="cellWorst" office:value-type="float" office:value="3237.0"/>
          <table:table-cell office:value-type="float" office:value="2.0"/>
          <table:table-cell office:value-type="float" office:value="31.0"/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14.0372"/>
          <table:table-cell office:value-type="float" office:value="0.0"/>
          <table:table-cell office:value-type="float" office:value="0.026986911348"/>
          <table:table-cell office:value-type="float" office:value="0.00035982548464"/>
          <table:table-cell office:value-type="float" office:value="0.0"/>
          <table:table-cell table:style-name="cellBest" office:value-type="float" office:value="32204.0"/>
          <table:table-cell table:style-name="cellBest" office:value-type="float" office:value="0.0"/>
          <table:table-cell office:value-type="float" office:value="5900.0"/>
          <table:table-cell office:value-type="float" office:value="4.0"/>
          <table:table-cell table:style-name="cellBest" office:value-type="float" office:value="47.0"/>
          <table:table-cell office:value-type="float" office:value="19.8688"/>
          <table:table-cell office:value-type="float" office:value="0.0"/>
          <table:table-cell office:value-type="float" office:value="0.026986911348"/>
          <table:table-cell office:value-type="float" office:value="0.00058471641254"/>
          <table:table-cell office:value-type="float" office:value="0.0"/>
          <table:table-cell office:value-type="float" office:value="37677.0"/>
          <table:table-cell table:style-name="cellBest" office:value-type="float" office:value="0.0"/>
          <table:table-cell office:value-type="float" office:value="3027.0"/>
          <table:table-cell office:value-type="float" office:value="4.0"/>
          <table:table-cell office:value-type="float" office:value="75.0"/>
          <table:table-cell office:value-type="float" office:value="17.8217"/>
          <table:table-cell office:value-type="float" office:value="0.0"/>
          <table:table-cell office:value-type="float" office:value="0.026986911348"/>
          <table:table-cell office:value-type="float" office:value="0.00035982548464"/>
          <table:table-cell office:value-type="float" office:value="0.0"/>
          <table:table-cell table:style-name="cellWorst" office:value-type="float" office:value="41083.0"/>
          <table:table-cell table:style-name="cellBest" office:value-type="float" office:value="0.0"/>
          <table:table-cell table:style-name="cellWorst" office:value-type="float" office:value="8513.0"/>
          <table:table-cell office:value-type="float" office:value="4.0"/>
          <table:table-cell office:value-type="float" office:value="55.0"/>
          <table:table-cell office:value-type="float" office:value="25.0082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6953.0"/>
          <table:table-cell table:style-name="cellWorst" office:value-type="float" office:value="549.0"/>
          <table:table-cell office:value-type="float" office:value="2813.0"/>
          <table:table-cell office:value-type="float" office:value="4.0"/>
          <table:table-cell office:value-type="float" office:value="96.0"/>
          <table:table-cell office:value-type="float" office:value="27.2974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4726.0"/>
          <table:table-cell office:value-type="float" office:value="343.0"/>
          <table:table-cell office:value-type="float" office:value="1877.0"/>
          <table:table-cell office:value-type="float" office:value="4.0"/>
          <table:table-cell office:value-type="float" office:value="96.0"/>
          <table:table-cell office:value-type="float" office:value="25.3641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4729.0"/>
          <table:table-cell office:value-type="float" office:value="171.0"/>
          <table:table-cell table:style-name="cellBest" office:value-type="float" office:value="1843.0"/>
          <table:table-cell office:value-type="float" office:value="4.0"/>
          <table:table-cell office:value-type="float" office:value="96.0"/>
          <table:table-cell office:value-type="float" office:value="25.7682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4729.0"/>
          <table:table-cell office:value-type="float" office:value="171.0"/>
          <table:table-cell table:style-name="cellBest" office:value-type="float" office:value="1843.0"/>
          <table:table-cell office:value-type="float" office:value="4.0"/>
          <table:table-cell office:value-type="float" office:value="96.0"/>
          <table:table-cell office:value-type="float" office:value="27.9883"/>
          <table:table-cell office:value-type="float" office:value="0.0"/>
          <table:table-cell office:value-type="float" office:value="0.026986911348"/>
          <table:table-cell office:value-type="float" office:value="0.00062969459812"/>
          <table:table-cell office:value-type="float" office:value="0.0"/>
          <table:table-cell office:value-type="float" office:value="35769.0"/>
          <table:table-cell office:value-type="float" office:value="216.0"/>
          <table:table-cell office:value-type="float" office:value="2218.0"/>
          <table:table-cell office:value-type="float" office:value="4.0"/>
          <table:table-cell office:value-type="float" office:value="96.0"/>
          <table:table-cell table:style-name="cellWorst" office:value-type="float" office:value="34.7348"/>
          <table:table-cell office:value-type="float" office:value="0.0"/>
          <table:table-cell office:value-type="float" office:value="0.026986911348"/>
          <table:table-cell office:value-type="float" office:value="0.00058471641254"/>
          <table:table-cell office:value-type="float" office:value="0.0"/>
          <table:table-cell office:value-type="float" office:value="35512.0"/>
          <table:table-cell office:value-type="float" office:value="165.0"/>
          <table:table-cell office:value-type="float" office:value="2140.0"/>
          <table:table-cell office:value-type="float" office:value="4.0"/>
          <table:table-cell office:value-type="float" office:value="96.0"/>
          <table:table-cell office:value-type="float" office:value="27.7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4740.0"/>
          <table:table-cell office:value-type="float" office:value="354.0"/>
          <table:table-cell office:value-type="float" office:value="1892.0"/>
          <table:table-cell office:value-type="float" office:value="4.0"/>
          <table:table-cell office:value-type="float" office:value="96.0"/>
          <table:table-cell office:value-type="float" office:value="28.5527"/>
          <table:table-cell office:value-type="float" office:value="0.0"/>
          <table:table-cell office:value-type="float" office:value="0.026986911348"/>
          <table:table-cell office:value-type="float" office:value="0.00071965096928"/>
          <table:table-cell office:value-type="float" office:value="0.0"/>
          <table:table-cell office:value-type="float" office:value="34740.0"/>
          <table:table-cell office:value-type="float" office:value="357.0"/>
          <table:table-cell office:value-type="float" office:value="1891.0"/>
          <table:table-cell office:value-type="float" office:value="4.0"/>
          <table:table-cell office:value-type="float" office:value="96.0"/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office:value-type="float" office:value="13.0368"/>
          <table:table-cell office:value-type="float" office:value="0.0"/>
          <table:table-cell office:value-type="float" office:value="0.026493575308"/>
          <table:table-cell office:value-type="float" office:value="0.000353247670773"/>
          <table:table-cell office:value-type="float" office:value="0.0"/>
          <table:table-cell office:value-type="float" office:value="32733.0"/>
          <table:table-cell table:style-name="cellBest" office:value-type="float" office:value="0.0"/>
          <table:table-cell office:value-type="float" office:value="5246.0"/>
          <table:table-cell office:value-type="float" office:value="4.0"/>
          <table:table-cell office:value-type="float" office:value="40.0"/>
          <table:table-cell table:style-name="cellWorst" office:value-type="float" office:value="106.325"/>
          <table:table-cell office:value-type="float" office:value="0.0"/>
          <table:table-cell office:value-type="float" office:value="0.026493575308"/>
          <table:table-cell office:value-type="float" office:value="0.00039740362962"/>
          <table:table-cell office:value-type="float" office:value="0.0"/>
          <table:table-cell table:style-name="cellWorst" office:value-type="float" office:value="200327.0"/>
          <table:table-cell table:style-name="cellBest" office:value-type="float" office:value="0.0"/>
          <table:table-cell table:style-name="cellWorst" office:value-type="float" office:value="65552.0"/>
          <table:table-cell office:value-type="float" office:value="4.0"/>
          <table:table-cell table:style-name="cellWorst" office:value-type="float" office:value="112.0"/>
          <table:table-cell office:value-type="float" office:value="13.4017"/>
          <table:table-cell office:value-type="float" office:value="0.0"/>
          <table:table-cell office:value-type="float" office:value="0.026493575308"/>
          <table:table-cell office:value-type="float" office:value="0.000353247670773"/>
          <table:table-cell office:value-type="float" office:value="0.0"/>
          <table:table-cell table:style-name="cellBest" office:value-type="float" office:value="20014.0"/>
          <table:table-cell table:style-name="cellBest" office:value-type="float" office:value="0.0"/>
          <table:table-cell table:style-name="cellBest" office:value-type="float" office:value="625.0"/>
          <table:table-cell office:value-type="float" office:value="4.0"/>
          <table:table-cell office:value-type="float" office:value="49.0"/>
          <table:table-cell office:value-type="float" office:value="13.0599"/>
          <table:table-cell office:value-type="float" office:value="0.0"/>
          <table:table-cell office:value-type="float" office:value="0.026493575308"/>
          <table:table-cell office:value-type="float" office:value="0.000750651300393"/>
          <table:table-cell office:value-type="float" office:value="0.0"/>
          <table:table-cell office:value-type="float" office:value="31336.0"/>
          <table:table-cell office:value-type="float" office:value="106.0"/>
          <table:table-cell office:value-type="float" office:value="4439.0"/>
          <table:table-cell office:value-type="float" office:value="4.0"/>
          <table:table-cell office:value-type="float" office:value="40.0"/>
          <table:table-cell office:value-type="float" office:value="13.0705"/>
          <table:table-cell office:value-type="float" office:value="0.0"/>
          <table:table-cell office:value-type="float" office:value="0.026493575308"/>
          <table:table-cell office:value-type="float" office:value="0.000706495341546"/>
          <table:table-cell office:value-type="float" office:value="0.0"/>
          <table:table-cell office:value-type="float" office:value="31400.0"/>
          <table:table-cell office:value-type="float" office:value="227.0"/>
          <table:table-cell office:value-type="float" office:value="4509.0"/>
          <table:table-cell office:value-type="float" office:value="4.0"/>
          <table:table-cell office:value-type="float" office:value="40.0"/>
          <table:table-cell table:style-name="cellBest" office:value-type="float" office:value="12.5429"/>
          <table:table-cell office:value-type="float" office:value="0.0"/>
          <table:table-cell office:value-type="float" office:value="0.026493575308"/>
          <table:table-cell office:value-type="float" office:value="0.000750651300393"/>
          <table:table-cell office:value-type="float" office:value="0.0"/>
          <table:table-cell office:value-type="float" office:value="31357.0"/>
          <table:table-cell office:value-type="float" office:value="91.0"/>
          <table:table-cell office:value-type="float" office:value="4427.0"/>
          <table:table-cell office:value-type="float" office:value="4.0"/>
          <table:table-cell office:value-type="float" office:value="40.0"/>
          <table:table-cell office:value-type="float" office:value="13.0453"/>
          <table:table-cell office:value-type="float" office:value="0.0"/>
          <table:table-cell office:value-type="float" office:value="0.026493575308"/>
          <table:table-cell office:value-type="float" office:value="0.000750651300393"/>
          <table:table-cell office:value-type="float" office:value="0.0"/>
          <table:table-cell office:value-type="float" office:value="31357.0"/>
          <table:table-cell office:value-type="float" office:value="91.0"/>
          <table:table-cell office:value-type="float" office:value="4427.0"/>
          <table:table-cell office:value-type="float" office:value="4.0"/>
          <table:table-cell office:value-type="float" office:value="40.0"/>
          <table:table-cell office:value-type="float" office:value="13.6236"/>
          <table:table-cell office:value-type="float" office:value="0.0"/>
          <table:table-cell office:value-type="float" office:value="0.026493575308"/>
          <table:table-cell office:value-type="float" office:value="0.00039740362962"/>
          <table:table-cell office:value-type="float" office:value="0.0"/>
          <table:table-cell office:value-type="float" office:value="31304.0"/>
          <table:table-cell office:value-type="float" office:value="64.0"/>
          <table:table-cell office:value-type="float" office:value="4434.0"/>
          <table:table-cell office:value-type="float" office:value="4.0"/>
          <table:table-cell office:value-type="float" office:value="40.0"/>
          <table:table-cell office:value-type="float" office:value="22.1938"/>
          <table:table-cell office:value-type="float" office:value="0.0"/>
          <table:table-cell office:value-type="float" office:value="0.026493575308"/>
          <table:table-cell office:value-type="float" office:value="0.000353247670773"/>
          <table:table-cell office:value-type="float" office:value="0.0"/>
          <table:table-cell office:value-type="float" office:value="31303.0"/>
          <table:table-cell office:value-type="float" office:value="61.0"/>
          <table:table-cell office:value-type="float" office:value="4434.0"/>
          <table:table-cell office:value-type="float" office:value="4.0"/>
          <table:table-cell office:value-type="float" office:value="40.0"/>
          <table:table-cell office:value-type="float" office:value="14.722"/>
          <table:table-cell office:value-type="float" office:value="0.0"/>
          <table:table-cell office:value-type="float" office:value="0.026493575308"/>
          <table:table-cell office:value-type="float" office:value="0.000750651300393"/>
          <table:table-cell office:value-type="float" office:value="0.0"/>
          <table:table-cell office:value-type="float" office:value="32828.0"/>
          <table:table-cell office:value-type="float" office:value="1608.0"/>
          <table:table-cell office:value-type="float" office:value="5925.0"/>
          <table:table-cell office:value-type="float" office:value="4.0"/>
          <table:table-cell office:value-type="float" office:value="40.0"/>
          <table:table-cell office:value-type="float" office:value="14.3912"/>
          <table:table-cell office:value-type="float" office:value="0.0"/>
          <table:table-cell office:value-type="float" office:value="0.026493575308"/>
          <table:table-cell office:value-type="float" office:value="0.000750651300393"/>
          <table:table-cell office:value-type="float" office:value="0.0"/>
          <table:table-cell office:value-type="float" office:value="32900.0"/>
          <table:table-cell table:style-name="cellWorst" office:value-type="float" office:value="1727.0"/>
          <table:table-cell office:value-type="float" office:value="5996.0"/>
          <table:table-cell office:value-type="float" office:value="4.0"/>
          <table:table-cell office:value-type="float" office:value="40.0"/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20.5154"/>
          <table:table-cell office:value-type="float" office:value="0.0"/>
          <table:table-cell office:value-type="float" office:value="0.0260382762661"/>
          <table:table-cell office:value-type="float" office:value="0.000520765525322"/>
          <table:table-cell office:value-type="float" office:value="0.0"/>
          <table:table-cell office:value-type="float" office:value="39241.0"/>
          <table:table-cell table:style-name="cellBest" office:value-type="float" office:value="0.0"/>
          <table:table-cell table:style-name="cellBest" office:value-type="float" office:value="4931.0"/>
          <table:table-cell office:value-type="float" office:value="4.0"/>
          <table:table-cell table:style-name="cellWorst" office:value-type="float" office:value="77.0"/>
          <table:table-cell office:value-type="float" office:value="18.0861"/>
          <table:table-cell office:value-type="float" office:value="0.0"/>
          <table:table-cell office:value-type="float" office:value="0.0260382762661"/>
          <table:table-cell office:value-type="float" office:value="0.000347177016881"/>
          <table:table-cell office:value-type="float" office:value="0.0"/>
          <table:table-cell office:value-type="float" office:value="44476.0"/>
          <table:table-cell table:style-name="cellBest" office:value-type="float" office:value="0.0"/>
          <table:table-cell office:value-type="float" office:value="6444.0"/>
          <table:table-cell office:value-type="float" office:value="4.0"/>
          <table:table-cell office:value-type="float" office:value="58.0"/>
          <table:table-cell office:value-type="float" office:value="20.6686"/>
          <table:table-cell office:value-type="float" office:value="0.0"/>
          <table:table-cell office:value-type="float" office:value="0.0260382762661"/>
          <table:table-cell office:value-type="float" office:value="0.000911339669314"/>
          <table:table-cell office:value-type="float" office:value="0.0"/>
          <table:table-cell table:style-name="cellWorst" office:value-type="float" office:value="52279.0"/>
          <table:table-cell table:style-name="cellBest" office:value-type="float" office:value="0.0"/>
          <table:table-cell table:style-name="cellWorst" office:value-type="float" office:value="12222.0"/>
          <table:table-cell office:value-type="float" office:value="4.0"/>
          <table:table-cell office:value-type="float" office:value="55.0"/>
          <table:table-cell table:style-name="cellBest" office:value-type="float" office:value="16.2589"/>
          <table:table-cell office:value-type="float" office:value="0.0"/>
          <table:table-cell office:value-type="float" office:value="0.0260382762661"/>
          <table:table-cell office:value-type="float" office:value="0.00112832530486"/>
          <table:table-cell office:value-type="float" office:value="0.0"/>
          <table:table-cell office:value-type="float" office:value="39754.0"/>
          <table:table-cell office:value-type="float" office:value="2779.0"/>
          <table:table-cell office:value-type="float" office:value="8263.0"/>
          <table:table-cell office:value-type="float" office:value="4.0"/>
          <table:table-cell office:value-type="float" office:value="46.0"/>
          <table:table-cell office:value-type="float" office:value="17.9678"/>
          <table:table-cell office:value-type="float" office:value="0.0"/>
          <table:table-cell office:value-type="float" office:value="0.0260382762661"/>
          <table:table-cell office:value-type="float" office:value="0.000998133923534"/>
          <table:table-cell office:value-type="float" office:value="0.0"/>
          <table:table-cell office:value-type="float" office:value="33962.0"/>
          <table:table-cell office:value-type="float" office:value="793.0"/>
          <table:table-cell office:value-type="float" office:value="6057.0"/>
          <table:table-cell office:value-type="float" office:value="4.0"/>
          <table:table-cell office:value-type="float" office:value="46.0"/>
          <table:table-cell office:value-type="float" office:value="16.6019"/>
          <table:table-cell office:value-type="float" office:value="0.0"/>
          <table:table-cell office:value-type="float" office:value="0.0260382762661"/>
          <table:table-cell office:value-type="float" office:value="0.00112832530486"/>
          <table:table-cell office:value-type="float" office:value="0.0"/>
          <table:table-cell office:value-type="float" office:value="34013.0"/>
          <table:table-cell office:value-type="float" office:value="551.0"/>
          <table:table-cell office:value-type="float" office:value="5932.0"/>
          <table:table-cell office:value-type="float" office:value="4.0"/>
          <table:table-cell office:value-type="float" office:value="46.0"/>
          <table:table-cell office:value-type="float" office:value="16.7801"/>
          <table:table-cell office:value-type="float" office:value="0.0"/>
          <table:table-cell office:value-type="float" office:value="0.0260382762661"/>
          <table:table-cell office:value-type="float" office:value="0.00112832530486"/>
          <table:table-cell office:value-type="float" office:value="0.0"/>
          <table:table-cell office:value-type="float" office:value="34013.0"/>
          <table:table-cell office:value-type="float" office:value="551.0"/>
          <table:table-cell office:value-type="float" office:value="5932.0"/>
          <table:table-cell office:value-type="float" office:value="4.0"/>
          <table:table-cell office:value-type="float" office:value="46.0"/>
          <table:table-cell office:value-type="float" office:value="18.4913"/>
          <table:table-cell office:value-type="float" office:value="0.0"/>
          <table:table-cell office:value-type="float" office:value="0.0520765525322"/>
          <table:table-cell office:value-type="float" office:value="0.000781148287983"/>
          <table:table-cell office:value-type="float" office:value="0.0"/>
          <table:table-cell office:value-type="float" office:value="33858.0"/>
          <table:table-cell office:value-type="float" office:value="171.0"/>
          <table:table-cell office:value-type="float" office:value="5879.0"/>
          <table:table-cell office:value-type="float" office:value="4.0"/>
          <table:table-cell office:value-type="float" office:value="46.0"/>
          <table:table-cell table:style-name="cellWorst" office:value-type="float" office:value="25.7691"/>
          <table:table-cell office:value-type="float" office:value="0.0"/>
          <table:table-cell office:value-type="float" office:value="0.0260382762661"/>
          <table:table-cell office:value-type="float" office:value="0.000520765525322"/>
          <table:table-cell office:value-type="float" office:value="0.0"/>
          <table:table-cell table:style-name="cellBest" office:value-type="float" office:value="33712.0"/>
          <table:table-cell office:value-type="float" office:value="169.0"/>
          <table:table-cell office:value-type="float" office:value="5796.0"/>
          <table:table-cell office:value-type="float" office:value="4.0"/>
          <table:table-cell office:value-type="float" office:value="46.0"/>
          <table:table-cell office:value-type="float" office:value="20.0311"/>
          <table:table-cell office:value-type="float" office:value="0.0"/>
          <table:table-cell office:value-type="float" office:value="0.0520765525322"/>
          <table:table-cell office:value-type="float" office:value="0.00112832530486"/>
          <table:table-cell office:value-type="float" office:value="0.0"/>
          <table:table-cell office:value-type="float" office:value="39154.0"/>
          <table:table-cell table:style-name="cellWorst" office:value-type="float" office:value="5945.0"/>
          <table:table-cell office:value-type="float" office:value="11161.0"/>
          <table:table-cell office:value-type="float" office:value="4.0"/>
          <table:table-cell office:value-type="float" office:value="46.0"/>
          <table:table-cell office:value-type="float" office:value="20.6079"/>
          <table:table-cell office:value-type="float" office:value="0.0"/>
          <table:table-cell office:value-type="float" office:value="0.0781148287983"/>
          <table:table-cell office:value-type="float" office:value="0.00112832530486"/>
          <table:table-cell office:value-type="float" office:value="0.0"/>
          <table:table-cell office:value-type="float" office:value="38676.0"/>
          <table:table-cell office:value-type="float" office:value="5507.0"/>
          <table:table-cell office:value-type="float" office:value="10617.0"/>
          <table:table-cell office:value-type="float" office:value="4.0"/>
          <table:table-cell office:value-type="float" office:value="46.0"/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table:style-name="cellBest" office:value-type="float" office:value="12.5508"/>
          <table:table-cell office:value-type="float" office:value="0.0"/>
          <table:table-cell office:value-type="float" office:value="0.027027027027"/>
          <table:table-cell office:value-type="float" office:value="0.00036036036036"/>
          <table:table-cell office:value-type="float" office:value="0.0"/>
          <table:table-cell table:style-name="cellBest" office:value-type="float" office:value="23993.0"/>
          <table:table-cell table:style-name="cellBest" office:value-type="float" office:value="0.0"/>
          <table:table-cell office:value-type="float" office:value="1042.0"/>
          <table:table-cell office:value-type="float" office:value="4.0"/>
          <table:table-cell table:style-name="cellBest" office:value-type="float" office:value="36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3.2706"/>
          <table:table-cell office:value-type="float" office:value="0.0"/>
          <table:table-cell office:value-type="float" office:value="0.027027027027"/>
          <table:table-cell office:value-type="float" office:value="0.00045045045045"/>
          <table:table-cell office:value-type="float" office:value="0.0"/>
          <table:table-cell table:style-name="cellWorst" office:value-type="float" office:value="124620.0"/>
          <table:table-cell table:style-name="cellBest" office:value-type="float" office:value="0.0"/>
          <table:table-cell table:style-name="cellWorst" office:value-type="float" office:value="34173.0"/>
          <table:table-cell office:value-type="float" office:value="4.0"/>
          <table:table-cell table:style-name="cellWorst" office:value-type="float" office:value="68.0"/>
          <table:table-cell office:value-type="float" office:value="19.8503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9052.0"/>
          <table:table-cell office:value-type="float" office:value="72.0"/>
          <table:table-cell office:value-type="float" office:value="951.0"/>
          <table:table-cell office:value-type="float" office:value="4.0"/>
          <table:table-cell office:value-type="float" office:value="63.0"/>
          <table:table-cell office:value-type="float" office:value="22.1133"/>
          <table:table-cell office:value-type="float" office:value="0.0"/>
          <table:table-cell office:value-type="float" office:value="0.027027027027"/>
          <table:table-cell office:value-type="float" office:value="0.00036036036036"/>
          <table:table-cell office:value-type="float" office:value="0.0"/>
          <table:table-cell office:value-type="float" office:value="28285.0"/>
          <table:table-cell office:value-type="float" office:value="475.0"/>
          <table:table-cell office:value-type="float" office:value="913.0"/>
          <table:table-cell office:value-type="float" office:value="4.0"/>
          <table:table-cell office:value-type="float" office:value="63.0"/>
          <table:table-cell office:value-type="float" office:value="21.2728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8335.0"/>
          <table:table-cell office:value-type="float" office:value="139.0"/>
          <table:table-cell office:value-type="float" office:value="707.0"/>
          <table:table-cell office:value-type="float" office:value="4.0"/>
          <table:table-cell office:value-type="float" office:value="63.0"/>
          <table:table-cell office:value-type="float" office:value="21.7379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8335.0"/>
          <table:table-cell office:value-type="float" office:value="139.0"/>
          <table:table-cell office:value-type="float" office:value="707.0"/>
          <table:table-cell office:value-type="float" office:value="4.0"/>
          <table:table-cell office:value-type="float" office:value="63.0"/>
          <table:table-cell office:value-type="float" office:value="21.0785"/>
          <table:table-cell office:value-type="float" office:value="0.0"/>
          <table:table-cell office:value-type="float" office:value="0.027027027027"/>
          <table:table-cell office:value-type="float" office:value="0.00045045045045"/>
          <table:table-cell office:value-type="float" office:value="0.0"/>
          <table:table-cell office:value-type="float" office:value="28316.0"/>
          <table:table-cell office:value-type="float" office:value="91.0"/>
          <table:table-cell office:value-type="float" office:value="715.0"/>
          <table:table-cell office:value-type="float" office:value="4.0"/>
          <table:table-cell office:value-type="float" office:value="63.0"/>
          <table:table-cell office:value-type="float" office:value="28.8627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8092.0"/>
          <table:table-cell office:value-type="float" office:value="85.0"/>
          <table:table-cell office:value-type="float" office:value="679.0"/>
          <table:table-cell office:value-type="float" office:value="4.0"/>
          <table:table-cell office:value-type="float" office:value="63.0"/>
          <table:table-cell office:value-type="float" office:value="23.9935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9936.0"/>
          <table:table-cell office:value-type="float" office:value="2125.0"/>
          <table:table-cell office:value-type="float" office:value="2415.0"/>
          <table:table-cell office:value-type="float" office:value="4.0"/>
          <table:table-cell office:value-type="float" office:value="63.0"/>
          <table:table-cell office:value-type="float" office:value="22.1735"/>
          <table:table-cell office:value-type="float" office:value="0.0"/>
          <table:table-cell office:value-type="float" office:value="0.027027027027"/>
          <table:table-cell office:value-type="float" office:value="0.000495495495495"/>
          <table:table-cell office:value-type="float" office:value="0.0"/>
          <table:table-cell office:value-type="float" office:value="29936.0"/>
          <table:table-cell table:style-name="cellWorst" office:value-type="float" office:value="2126.0"/>
          <table:table-cell office:value-type="float" office:value="2415.0"/>
          <table:table-cell office:value-type="float" office:value="4.0"/>
          <table:table-cell office:value-type="float" office:value="63.0"/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table:style-name="cellBest" office:value-type="float" office:value="15.7915"/>
          <table:table-cell office:value-type="float" office:value="0.0"/>
          <table:table-cell office:value-type="float" office:value="0.0260416666667"/>
          <table:table-cell office:value-type="float" office:value="0.000564236111111"/>
          <table:table-cell office:value-type="float" office:value="0.0"/>
          <table:table-cell office:value-type="float" office:value="87459.0"/>
          <table:table-cell table:style-name="cellBest" office:value-type="float" office:value="0.0"/>
          <table:table-cell office:value-type="float" office:value="29944.0"/>
          <table:table-cell office:value-type="float" office:value="4.0"/>
          <table:table-cell table:style-name="cellBest" office:value-type="float" office:value="29.0"/>
          <table:table-cell office:value-type="float" office:value="40.0392"/>
          <table:table-cell office:value-type="float" office:value="0.0"/>
          <table:table-cell office:value-type="float" office:value="0.0260416666667"/>
          <table:table-cell office:value-type="float" office:value="0.000390625"/>
          <table:table-cell office:value-type="float" office:value="0.0"/>
          <table:table-cell office:value-type="float" office:value="110977.0"/>
          <table:table-cell table:style-name="cellBest" office:value-type="float" office:value="0.0"/>
          <table:table-cell office:value-type="float" office:value="21520.0"/>
          <table:table-cell office:value-type="float" office:value="4.0"/>
          <table:table-cell table:style-name="cellWorst" office:value-type="float" office:value="109.0"/>
          <table:table-cell office:value-type="float" office:value="44.492"/>
          <table:table-cell office:value-type="float" office:value="0.0"/>
          <table:table-cell office:value-type="float" office:value="0.0520833333333"/>
          <table:table-cell office:value-type="float" office:value="0.000694444444444"/>
          <table:table-cell office:value-type="float" office:value="0.0"/>
          <table:table-cell office:value-type="float" office:value="104231.0"/>
          <table:table-cell table:style-name="cellBest" office:value-type="float" office:value="0.0"/>
          <table:table-cell table:style-name="cellWorst" office:value-type="float" office:value="43384.0"/>
          <table:table-cell office:value-type="float" office:value="4.0"/>
          <table:table-cell office:value-type="float" office:value="72.0"/>
          <table:table-cell office:value-type="float" office:value="35.8649"/>
          <table:table-cell office:value-type="float" office:value="0.0"/>
          <table:table-cell office:value-type="float" office:value="0.0260416666667"/>
          <table:table-cell office:value-type="float" office:value="0.000954861111111"/>
          <table:table-cell office:value-type="float" office:value="0.0"/>
          <table:table-cell table:style-name="cellWorst" office:value-type="float" office:value="123922.0"/>
          <table:table-cell table:style-name="cellWorst" office:value-type="float" office:value="1839.0"/>
          <table:table-cell office:value-type="float" office:value="36524.0"/>
          <table:table-cell office:value-type="float" office:value="4.0"/>
          <table:table-cell office:value-type="float" office:value="82.0"/>
          <table:table-cell office:value-type="float" office:value="40.1933"/>
          <table:table-cell office:value-type="float" office:value="0.0"/>
          <table:table-cell office:value-type="float" office:value="0.0260416666667"/>
          <table:table-cell office:value-type="float" office:value="0.000868055555556"/>
          <table:table-cell office:value-type="float" office:value="0.0"/>
          <table:table-cell table:style-name="cellBest" office:value-type="float" office:value="78462.0"/>
          <table:table-cell office:value-type="float" office:value="627.0"/>
          <table:table-cell table:style-name="cellBest" office:value-type="float" office:value="18590.0"/>
          <table:table-cell office:value-type="float" office:value="4.0"/>
          <table:table-cell office:value-type="float" office:value="82.0"/>
          <table:table-cell office:value-type="float" office:value="34.9155"/>
          <table:table-cell office:value-type="float" office:value="0.0"/>
          <table:table-cell office:value-type="float" office:value="0.0260416666667"/>
          <table:table-cell office:value-type="float" office:value="0.000954861111111"/>
          <table:table-cell office:value-type="float" office:value="0.0"/>
          <table:table-cell office:value-type="float" office:value="78594.0"/>
          <table:table-cell office:value-type="float" office:value="418.0"/>
          <table:table-cell office:value-type="float" office:value="18625.0"/>
          <table:table-cell office:value-type="float" office:value="4.0"/>
          <table:table-cell office:value-type="float" office:value="82.0"/>
          <table:table-cell office:value-type="float" office:value="36.1004"/>
          <table:table-cell office:value-type="float" office:value="0.0"/>
          <table:table-cell office:value-type="float" office:value="0.0260416666667"/>
          <table:table-cell office:value-type="float" office:value="0.000954861111111"/>
          <table:table-cell office:value-type="float" office:value="0.0"/>
          <table:table-cell office:value-type="float" office:value="78594.0"/>
          <table:table-cell office:value-type="float" office:value="418.0"/>
          <table:table-cell office:value-type="float" office:value="18625.0"/>
          <table:table-cell office:value-type="float" office:value="4.0"/>
          <table:table-cell office:value-type="float" office:value="82.0"/>
          <table:table-cell office:value-type="float" office:value="38.9365"/>
          <table:table-cell office:value-type="float" office:value="0.0"/>
          <table:table-cell office:value-type="float" office:value="0.0260416666667"/>
          <table:table-cell office:value-type="float" office:value="0.000520833333333"/>
          <table:table-cell office:value-type="float" office:value="0.0"/>
          <table:table-cell office:value-type="float" office:value="78770.0"/>
          <table:table-cell office:value-type="float" office:value="170.0"/>
          <table:table-cell office:value-type="float" office:value="18618.0"/>
          <table:table-cell office:value-type="float" office:value="4.0"/>
          <table:table-cell office:value-type="float" office:value="82.0"/>
          <table:table-cell table:style-name="cellWorst" office:value-type="float" office:value="46.4057"/>
          <table:table-cell office:value-type="float" office:value="0.0"/>
          <table:table-cell office:value-type="float" office:value="0.0260416666667"/>
          <table:table-cell office:value-type="float" office:value="0.000347222222222"/>
          <table:table-cell office:value-type="float" office:value="0.0"/>
          <table:table-cell office:value-type="float" office:value="78829.0"/>
          <table:table-cell office:value-type="float" office:value="203.0"/>
          <table:table-cell office:value-type="float" office:value="18658.0"/>
          <table:table-cell office:value-type="float" office:value="4.0"/>
          <table:table-cell office:value-type="float" office:value="82.0"/>
          <table:table-cell office:value-type="float" office:value="38.8999"/>
          <table:table-cell office:value-type="float" office:value="0.0"/>
          <table:table-cell office:value-type="float" office:value="0.0260416666667"/>
          <table:table-cell office:value-type="float" office:value="0.000954861111111"/>
          <table:table-cell office:value-type="float" office:value="0.0"/>
          <table:table-cell office:value-type="float" office:value="78636.0"/>
          <table:table-cell office:value-type="float" office:value="766.0"/>
          <table:table-cell office:value-type="float" office:value="18760.0"/>
          <table:table-cell office:value-type="float" office:value="4.0"/>
          <table:table-cell office:value-type="float" office:value="82.0"/>
          <table:table-cell office:value-type="float" office:value="39.5609"/>
          <table:table-cell office:value-type="float" office:value="0.0"/>
          <table:table-cell office:value-type="float" office:value="0.0260416666667"/>
          <table:table-cell office:value-type="float" office:value="0.000954861111111"/>
          <table:table-cell office:value-type="float" office:value="0.0"/>
          <table:table-cell office:value-type="float" office:value="78638.0"/>
          <table:table-cell office:value-type="float" office:value="803.0"/>
          <table:table-cell office:value-type="float" office:value="18760.0"/>
          <table:table-cell office:value-type="float" office:value="4.0"/>
          <table:table-cell office:value-type="float" office:value="82.0"/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56.1655"/>
          <table:table-cell office:value-type="float" office:value="0.0"/>
          <table:table-cell office:value-type="float" office:value="0.0263296471827"/>
          <table:table-cell office:value-type="float" office:value="0.000394944707741"/>
          <table:table-cell office:value-type="float" office:value="0.0"/>
          <table:table-cell table:style-name="cellWorst" office:value-type="float" office:value="95364.0"/>
          <table:table-cell table:style-name="cellBest" office:value-type="float" office:value="0.0"/>
          <table:table-cell office:value-type="float" office:value="16537.0"/>
          <table:table-cell office:value-type="float" office:value="4.0"/>
          <table:table-cell table:style-name="cellWorst" office:value-type="float" office:value="125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2.1902"/>
          <table:table-cell office:value-type="float" office:value="0.0"/>
          <table:table-cell office:value-type="float" office:value="0.0526592943655"/>
          <table:table-cell office:value-type="float" office:value="0.000746006670177"/>
          <table:table-cell office:value-type="float" office:value="0.0"/>
          <table:table-cell table:style-name="cellBest" office:value-type="float" office:value="60295.0"/>
          <table:table-cell table:style-name="cellBest" office:value-type="float" office:value="0.0"/>
          <table:table-cell office:value-type="float" office:value="7980.0"/>
          <table:table-cell office:value-type="float" office:value="4.0"/>
          <table:table-cell table:style-name="cellBest" office:value-type="float" office:value="97.0"/>
          <table:table-cell office:value-type="float" office:value="40.9065"/>
          <table:table-cell office:value-type="float" office:value="0.0"/>
          <table:table-cell office:value-type="float" office:value="0.0263296471827"/>
          <table:table-cell office:value-type="float" office:value="0.0009654203967"/>
          <table:table-cell office:value-type="float" office:value="0.0"/>
          <table:table-cell office:value-type="float" office:value="87014.0"/>
          <table:table-cell office:value-type="float" office:value="934.0"/>
          <table:table-cell table:style-name="cellWorst" office:value-type="float" office:value="16568.0"/>
          <table:table-cell office:value-type="float" office:value="4.0"/>
          <table:table-cell office:value-type="float" office:value="106.0"/>
          <table:table-cell office:value-type="float" office:value="48.6622"/>
          <table:table-cell office:value-type="float" office:value="0.0"/>
          <table:table-cell office:value-type="float" office:value="0.0263296471827"/>
          <table:table-cell office:value-type="float" office:value="0.0009654203967"/>
          <table:table-cell office:value-type="float" office:value="0.0"/>
          <table:table-cell office:value-type="float" office:value="79230.0"/>
          <table:table-cell table:style-name="cellWorst" office:value-type="float" office:value="1144.0"/>
          <table:table-cell office:value-type="float" office:value="13472.0"/>
          <table:table-cell office:value-type="float" office:value="4.0"/>
          <table:table-cell office:value-type="float" office:value="106.0"/>
          <table:table-cell office:value-type="float" office:value="44.8313"/>
          <table:table-cell office:value-type="float" office:value="0.0"/>
          <table:table-cell office:value-type="float" office:value="0.0263296471827"/>
          <table:table-cell office:value-type="float" office:value="0.000921537651395"/>
          <table:table-cell office:value-type="float" office:value="0.0"/>
          <table:table-cell office:value-type="float" office:value="79405.0"/>
          <table:table-cell office:value-type="float" office:value="412.0"/>
          <table:table-cell office:value-type="float" office:value="13412.0"/>
          <table:table-cell office:value-type="float" office:value="4.0"/>
          <table:table-cell office:value-type="float" office:value="106.0"/>
          <table:table-cell office:value-type="float" office:value="40.9547"/>
          <table:table-cell office:value-type="float" office:value="0.0"/>
          <table:table-cell office:value-type="float" office:value="0.0263296471827"/>
          <table:table-cell office:value-type="float" office:value="0.000921537651395"/>
          <table:table-cell office:value-type="float" office:value="0.0"/>
          <table:table-cell office:value-type="float" office:value="79405.0"/>
          <table:table-cell office:value-type="float" office:value="412.0"/>
          <table:table-cell office:value-type="float" office:value="13412.0"/>
          <table:table-cell office:value-type="float" office:value="4.0"/>
          <table:table-cell office:value-type="float" office:value="106.0"/>
          <table:table-cell office:value-type="float" office:value="46.5942"/>
          <table:table-cell office:value-type="float" office:value="0.0"/>
          <table:table-cell office:value-type="float" office:value="0.0263296471827"/>
          <table:table-cell office:value-type="float" office:value="0.000658241179568"/>
          <table:table-cell office:value-type="float" office:value="0.0"/>
          <table:table-cell office:value-type="float" office:value="79046.0"/>
          <table:table-cell office:value-type="float" office:value="87.0"/>
          <table:table-cell office:value-type="float" office:value="13056.0"/>
          <table:table-cell office:value-type="float" office:value="4.0"/>
          <table:table-cell office:value-type="float" office:value="106.0"/>
          <table:table-cell office:value-type="float" office:value="50.5564"/>
          <table:table-cell office:value-type="float" office:value="0.0"/>
          <table:table-cell office:value-type="float" office:value="0.0263296471827"/>
          <table:table-cell office:value-type="float" office:value="0.000526592943655"/>
          <table:table-cell office:value-type="float" office:value="0.0"/>
          <table:table-cell office:value-type="float" office:value="79085.0"/>
          <table:table-cell office:value-type="float" office:value="99.0"/>
          <table:table-cell office:value-type="float" office:value="13104.0"/>
          <table:table-cell office:value-type="float" office:value="4.0"/>
          <table:table-cell office:value-type="float" office:value="106.0"/>
          <table:table-cell office:value-type="float" office:value="48.8947"/>
          <table:table-cell office:value-type="float" office:value="0.0"/>
          <table:table-cell office:value-type="float" office:value="0.0263296471827"/>
          <table:table-cell office:value-type="float" office:value="0.0009654203967"/>
          <table:table-cell office:value-type="float" office:value="0.0"/>
          <table:table-cell office:value-type="float" office:value="79155.0"/>
          <table:table-cell office:value-type="float" office:value="1042.0"/>
          <table:table-cell office:value-type="float" office:value="13454.0"/>
          <table:table-cell office:value-type="float" office:value="4.0"/>
          <table:table-cell office:value-type="float" office:value="106.0"/>
          <table:table-cell office:value-type="float" office:value="50.5554"/>
          <table:table-cell office:value-type="float" office:value="0.0"/>
          <table:table-cell office:value-type="float" office:value="0.0526592943655"/>
          <table:table-cell office:value-type="float" office:value="0.0009654203967"/>
          <table:table-cell office:value-type="float" office:value="0.0"/>
          <table:table-cell office:value-type="float" office:value="79153.0"/>
          <table:table-cell office:value-type="float" office:value="1067.0"/>
          <table:table-cell office:value-type="float" office:value="13452.0"/>
          <table:table-cell office:value-type="float" office:value="4.0"/>
          <table:table-cell office:value-type="float" office:value="106.0"/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1.609"/>
          <table:table-cell office:value-type="float" office:value="0.0"/>
          <table:table-cell office:value-type="float" office:value="0.0731395136222"/>
          <table:table-cell office:value-type="float" office:value="0.00103614310965"/>
          <table:table-cell office:value-type="float" office:value="0.0"/>
          <table:table-cell office:value-type="float" office:value="299782.0"/>
          <table:table-cell table:style-name="cellBest" office:value-type="float" office:value="0.0"/>
          <table:table-cell office:value-type="float" office:value="114696.0"/>
          <table:table-cell office:value-type="float" office:value="4.0"/>
          <table:table-cell office:value-type="float" office:value="84.0"/>
          <table:table-cell table:style-name="cellBest" office:value-type="float" office:value="40.057"/>
          <table:table-cell office:value-type="float" office:value="0.0"/>
          <table:table-cell office:value-type="float" office:value="0.0731395136222"/>
          <table:table-cell office:value-type="float" office:value="0.0012189918937"/>
          <table:table-cell office:value-type="float" office:value="0.0"/>
          <table:table-cell table:style-name="cellBest" office:value-type="float" office:value="96429.0"/>
          <table:table-cell office:value-type="float" office:value="665.0"/>
          <table:table-cell office:value-type="float" office:value="21357.0"/>
          <table:table-cell office:value-type="float" office:value="4.0"/>
          <table:table-cell office:value-type="float" office:value="85.0"/>
          <table:table-cell office:value-type="float" office:value="46.0343"/>
          <table:table-cell office:value-type="float" office:value="0.0"/>
          <table:table-cell office:value-type="float" office:value="0.0731395136222"/>
          <table:table-cell office:value-type="float" office:value="0.00115804229902"/>
          <table:table-cell office:value-type="float" office:value="0.0"/>
          <table:table-cell office:value-type="float" office:value="102165.0"/>
          <table:table-cell office:value-type="float" office:value="13199.0"/>
          <table:table-cell office:value-type="float" office:value="29858.0"/>
          <table:table-cell office:value-type="float" office:value="4.0"/>
          <table:table-cell office:value-type="float" office:value="85.0"/>
          <table:table-cell office:value-type="float" office:value="43.9095"/>
          <table:table-cell office:value-type="float" office:value="0.0"/>
          <table:table-cell office:value-type="float" office:value="0.0731395136222"/>
          <table:table-cell office:value-type="float" office:value="0.0012189918937"/>
          <table:table-cell office:value-type="float" office:value="0.0"/>
          <table:table-cell office:value-type="float" office:value="96987.0"/>
          <table:table-cell office:value-type="float" office:value="3130.0"/>
          <table:table-cell office:value-type="float" office:value="21545.0"/>
          <table:table-cell office:value-type="float" office:value="4.0"/>
          <table:table-cell office:value-type="float" office:value="85.0"/>
          <table:table-cell office:value-type="float" office:value="41.3331"/>
          <table:table-cell office:value-type="float" office:value="0.0"/>
          <table:table-cell office:value-type="float" office:value="0.0731395136222"/>
          <table:table-cell office:value-type="float" office:value="0.0012189918937"/>
          <table:table-cell office:value-type="float" office:value="0.0"/>
          <table:table-cell office:value-type="float" office:value="96987.0"/>
          <table:table-cell office:value-type="float" office:value="3130.0"/>
          <table:table-cell office:value-type="float" office:value="21545.0"/>
          <table:table-cell office:value-type="float" office:value="4.0"/>
          <table:table-cell office:value-type="float" office:value="85.0"/>
          <table:table-cell office:value-type="float" office:value="46.8348"/>
          <table:table-cell office:value-type="float" office:value="0.0"/>
          <table:table-cell office:value-type="float" office:value="0.0365697568111"/>
          <table:table-cell office:value-type="float" office:value="0.00109709270433"/>
          <table:table-cell office:value-type="float" office:value="0.0"/>
          <table:table-cell office:value-type="float" office:value="102957.0"/>
          <table:table-cell office:value-type="float" office:value="4851.0"/>
          <table:table-cell office:value-type="float" office:value="25740.0"/>
          <table:table-cell office:value-type="float" office:value="4.0"/>
          <table:table-cell office:value-type="float" office:value="85.0"/>
          <table:table-cell office:value-type="float" office:value="51.3158"/>
          <table:table-cell office:value-type="float" office:value="0.0"/>
          <table:table-cell office:value-type="float" office:value="0.0365697568111"/>
          <table:table-cell office:value-type="float" office:value="0.00109709270433"/>
          <table:table-cell office:value-type="float" office:value="0.0"/>
          <table:table-cell office:value-type="float" office:value="100939.0"/>
          <table:table-cell office:value-type="float" office:value="5112.0"/>
          <table:table-cell office:value-type="float" office:value="25445.0"/>
          <table:table-cell office:value-type="float" office:value="4.0"/>
          <table:table-cell office:value-type="float" office:value="85.0"/>
          <table:table-cell office:value-type="float" office:value="600.019"/>
          <table:table-cell office:value-type="float" office:value="1.0"/>
          <table:table-cell office:value-type="float" office:value="0.109709270433"/>
          <table:table-cell office:value-type="float" office:value="0.00134089108307"/>
          <table:table-cell office:value-type="float" office:value="0.0"/>
          <table:table-cell table:style-name="cellWorst" office:value-type="float" office:value="3714973.0"/>
          <table:table-cell table:style-name="cellWorst" office:value-type="float" office:value="3593633.0"/>
          <table:table-cell table:style-name="cellWorst" office:value-type="float" office:value="36075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6279027244"/>
          <table:table-cell office:value-type="float" office:value="0.00146279027244"/>
          <table:table-cell office:value-type="float" office:value="0.0"/>
          <table:table-cell office:value-type="float" office:value="104343.0"/>
          <table:table-cell office:value-type="float" office:value="15377.0"/>
          <table:table-cell office:value-type="float" office:value="31951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.6938"/>
          <table:table-cell office:value-type="float" office:value="0.0"/>
          <table:table-cell office:value-type="float" office:value="0.0264900662252"/>
          <table:table-cell office:value-type="float" office:value="0.000397350993377"/>
          <table:table-cell office:value-type="float" office:value="0.0"/>
          <table:table-cell office:value-type="float" office:value="50041.0"/>
          <table:table-cell table:style-name="cellBest" office:value-type="float" office:value="0.0"/>
          <table:table-cell office:value-type="float" office:value="928.0"/>
          <table:table-cell office:value-type="float" office:value="4.0"/>
          <table:table-cell table:style-name="cellWorst" office:value-type="float" office:value="61.0"/>
          <table:table-cell table:style-name="cellBest" office:value-type="float" office:value="15.7276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office:value-type="float" office:value="38099.0"/>
          <table:table-cell office:value-type="float" office:value="59.0"/>
          <table:table-cell office:value-type="float" office:value="438.0"/>
          <table:table-cell office:value-type="float" office:value="4.0"/>
          <table:table-cell office:value-type="float" office:value="52.0"/>
          <table:table-cell office:value-type="float" office:value="16.9646"/>
          <table:table-cell office:value-type="float" office:value="0.0"/>
          <table:table-cell office:value-type="float" office:value="0.0264900662252"/>
          <table:table-cell office:value-type="float" office:value="0.000529801324503"/>
          <table:table-cell office:value-type="float" office:value="0.0"/>
          <table:table-cell table:style-name="cellBest" office:value-type="float" office:value="38089.0"/>
          <table:table-cell office:value-type="float" office:value="92.0"/>
          <table:table-cell office:value-type="float" office:value="444.0"/>
          <table:table-cell office:value-type="float" office:value="4.0"/>
          <table:table-cell office:value-type="float" office:value="52.0"/>
          <table:table-cell office:value-type="float" office:value="16.7459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office:value-type="float" office:value="38090.0"/>
          <table:table-cell office:value-type="float" office:value="46.0"/>
          <table:table-cell office:value-type="float" office:value="432.0"/>
          <table:table-cell office:value-type="float" office:value="4.0"/>
          <table:table-cell office:value-type="float" office:value="52.0"/>
          <table:table-cell office:value-type="float" office:value="15.7822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office:value-type="float" office:value="38090.0"/>
          <table:table-cell office:value-type="float" office:value="46.0"/>
          <table:table-cell office:value-type="float" office:value="432.0"/>
          <table:table-cell office:value-type="float" office:value="4.0"/>
          <table:table-cell office:value-type="float" office:value="52.0"/>
          <table:table-cell office:value-type="float" office:value="17.1163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office:value-type="float" office:value="38135.0"/>
          <table:table-cell office:value-type="float" office:value="46.0"/>
          <table:table-cell office:value-type="float" office:value="449.0"/>
          <table:table-cell office:value-type="float" office:value="4.0"/>
          <table:table-cell office:value-type="float" office:value="52.0"/>
          <table:table-cell office:value-type="float" office:value="30.0143"/>
          <table:table-cell office:value-type="float" office:value="0.0"/>
          <table:table-cell office:value-type="float" office:value="0.0264900662252"/>
          <table:table-cell office:value-type="float" office:value="0.000485651214128"/>
          <table:table-cell office:value-type="float" office:value="0.0"/>
          <table:table-cell office:value-type="float" office:value="38126.0"/>
          <table:table-cell office:value-type="float" office:value="47.0"/>
          <table:table-cell office:value-type="float" office:value="450.0"/>
          <table:table-cell office:value-type="float" office:value="4.0"/>
          <table:table-cell office:value-type="float" office:value="52.0"/>
          <table:table-cell office:value-type="float" office:value="25.4045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table:style-name="cellWorst" office:value-type="float" office:value="176383.0"/>
          <table:table-cell office:value-type="float" office:value="138385.0"/>
          <table:table-cell table:style-name="cellWorst" office:value-type="float" office:value="137812.0"/>
          <table:table-cell office:value-type="float" office:value="4.0"/>
          <table:table-cell office:value-type="float" office:value="52.0"/>
          <table:table-cell office:value-type="float" office:value="22.4175"/>
          <table:table-cell office:value-type="float" office:value="0.0"/>
          <table:table-cell office:value-type="float" office:value="0.0264900662252"/>
          <table:table-cell office:value-type="float" office:value="0.000573951434879"/>
          <table:table-cell office:value-type="float" office:value="0.0"/>
          <table:table-cell table:style-name="cellWorst" office:value-type="float" office:value="176383.0"/>
          <table:table-cell table:style-name="cellWorst" office:value-type="float" office:value="138386.0"/>
          <table:table-cell table:style-name="cellWorst" office:value-type="float" office:value="137812.0"/>
          <table:table-cell office:value-type="float" office:value="4.0"/>
          <table:table-cell office:value-type="float" office:value="52.0"/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table:style-name="cellBest" office:value-type="float" office:value="14.7365"/>
          <table:table-cell office:value-type="float" office:value="0.0"/>
          <table:table-cell office:value-type="float" office:value="0.0258799171843"/>
          <table:table-cell office:value-type="float" office:value="0.000517598343685"/>
          <table:table-cell office:value-type="float" office:value="0.0"/>
          <table:table-cell table:style-name="cellBest" office:value-type="float" office:value="54813.0"/>
          <table:table-cell table:style-name="cellBest" office:value-type="float" office:value="0.0"/>
          <table:table-cell office:value-type="float" office:value="14727.0"/>
          <table:table-cell office:value-type="float" office:value="4.0"/>
          <table:table-cell table:style-name="cellBest" office:value-type="float" office:value="30.0"/>
          <table:table-cell office:value-type="float" office:value="58.2001"/>
          <table:table-cell office:value-type="float" office:value="0.0"/>
          <table:table-cell office:value-type="float" office:value="0.0258799171843"/>
          <table:table-cell office:value-type="float" office:value="0.000646997929607"/>
          <table:table-cell office:value-type="float" office:value="0.0"/>
          <table:table-cell office:value-type="float" office:value="158429.0"/>
          <table:table-cell table:style-name="cellBest" office:value-type="float" office:value="0.0"/>
          <table:table-cell office:value-type="float" office:value="28595.0"/>
          <table:table-cell office:value-type="float" office:value="4.0"/>
          <table:table-cell table:style-name="cellWorst" office:value-type="float" office:value="104.0"/>
          <table:table-cell office:value-type="float" office:value="139.692"/>
          <table:table-cell office:value-type="float" office:value="0.0"/>
          <table:table-cell office:value-type="float" office:value="0.0258799171843"/>
          <table:table-cell office:value-type="float" office:value="0.000776397515528"/>
          <table:table-cell office:value-type="float" office:value="0.0"/>
          <table:table-cell table:style-name="cellWorst" office:value-type="float" office:value="207742.0"/>
          <table:table-cell table:style-name="cellBest" office:value-type="float" office:value="0.0"/>
          <table:table-cell office:value-type="float" office:value="74162.0"/>
          <table:table-cell office:value-type="float" office:value="4.0"/>
          <table:table-cell office:value-type="float" office:value="95.0"/>
          <table:table-cell office:value-type="float" office:value="35.0527"/>
          <table:table-cell office:value-type="float" office:value="0.0"/>
          <table:table-cell office:value-type="float" office:value="0.0776397515528"/>
          <table:table-cell office:value-type="float" office:value="0.00125086266391"/>
          <table:table-cell office:value-type="float" office:value="0.0"/>
          <table:table-cell office:value-type="float" office:value="101843.0"/>
          <table:table-cell office:value-type="float" office:value="4581.0"/>
          <table:table-cell office:value-type="float" office:value="26468.0"/>
          <table:table-cell office:value-type="float" office:value="4.0"/>
          <table:table-cell office:value-type="float" office:value="59.0"/>
          <table:table-cell office:value-type="float" office:value="42.9551"/>
          <table:table-cell office:value-type="float" office:value="0.0"/>
          <table:table-cell office:value-type="float" office:value="0.0517598343685"/>
          <table:table-cell office:value-type="float" office:value="0.0012077294686"/>
          <table:table-cell office:value-type="float" office:value="0.0"/>
          <table:table-cell office:value-type="float" office:value="152008.0"/>
          <table:table-cell table:style-name="cellWorst" office:value-type="float" office:value="77985.0"/>
          <table:table-cell table:style-name="cellWorst" office:value-type="float" office:value="81754.0"/>
          <table:table-cell office:value-type="float" office:value="4.0"/>
          <table:table-cell office:value-type="float" office:value="59.0"/>
          <table:table-cell office:value-type="float" office:value="32.0485"/>
          <table:table-cell office:value-type="float" office:value="0.0"/>
          <table:table-cell office:value-type="float" office:value="0.0517598343685"/>
          <table:table-cell office:value-type="float" office:value="0.0012077294686"/>
          <table:table-cell office:value-type="float" office:value="0.0"/>
          <table:table-cell office:value-type="float" office:value="95685.0"/>
          <table:table-cell office:value-type="float" office:value="11329.0"/>
          <table:table-cell office:value-type="float" office:value="24774.0"/>
          <table:table-cell office:value-type="float" office:value="4.0"/>
          <table:table-cell office:value-type="float" office:value="59.0"/>
          <table:table-cell office:value-type="float" office:value="37.4631"/>
          <table:table-cell office:value-type="float" office:value="0.0"/>
          <table:table-cell office:value-type="float" office:value="0.0517598343685"/>
          <table:table-cell office:value-type="float" office:value="0.0012077294686"/>
          <table:table-cell office:value-type="float" office:value="0.0"/>
          <table:table-cell office:value-type="float" office:value="95685.0"/>
          <table:table-cell office:value-type="float" office:value="11329.0"/>
          <table:table-cell office:value-type="float" office:value="24774.0"/>
          <table:table-cell office:value-type="float" office:value="4.0"/>
          <table:table-cell office:value-type="float" office:value="59.0"/>
          <table:table-cell office:value-type="float" office:value="37.384"/>
          <table:table-cell office:value-type="float" office:value="0.0"/>
          <table:table-cell office:value-type="float" office:value="0.0258799171843"/>
          <table:table-cell office:value-type="float" office:value="0.0012077294686"/>
          <table:table-cell office:value-type="float" office:value="0.0"/>
          <table:table-cell office:value-type="float" office:value="114303.0"/>
          <table:table-cell office:value-type="float" office:value="20673.0"/>
          <table:table-cell office:value-type="float" office:value="41614.0"/>
          <table:table-cell office:value-type="float" office:value="4.0"/>
          <table:table-cell office:value-type="float" office:value="59.0"/>
          <table:table-cell office:value-type="float" office:value="45.9443"/>
          <table:table-cell office:value-type="float" office:value="0.0"/>
          <table:table-cell office:value-type="float" office:value="0.0517598343685"/>
          <table:table-cell office:value-type="float" office:value="0.000992063492063"/>
          <table:table-cell office:value-type="float" office:value="0.0"/>
          <table:table-cell office:value-type="float" office:value="101817.0"/>
          <table:table-cell office:value-type="float" office:value="11017.0"/>
          <table:table-cell office:value-type="float" office:value="31421.0"/>
          <table:table-cell office:value-type="float" office:value="4.0"/>
          <table:table-cell office:value-type="float" office:value="5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36"/>
          <table:table-cell office:value-type="float" office:value="1.0"/>
          <table:table-cell office:value-type="float" office:value="0.155279503106"/>
          <table:table-cell office:value-type="float" office:value="0.00155279503106"/>
          <table:table-cell office:value-type="float" office:value="0.0"/>
          <table:table-cell office:value-type="float" office:value="106093.0"/>
          <table:table-cell office:value-type="float" office:value="32070.0"/>
          <table:table-cell office:value-type="float" office:value="43450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15.043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8115.0"/>
          <table:table-cell table:style-name="cellBest" office:value-type="float" office:value="0.0"/>
          <table:table-cell office:value-type="float" office:value="2618.0"/>
          <table:table-cell office:value-type="float" office:value="2.0"/>
          <table:table-cell table:style-name="cellWorst" office:value-type="float" office:value="64.0"/>
          <table:table-cell office:value-type="float" office:value="15.0646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table:style-name="cellWorst" office:value-type="float" office:value="39283.0"/>
          <table:table-cell table:style-name="cellBest" office:value-type="float" office:value="0.0"/>
          <table:table-cell table:style-name="cellBest" office:value-type="float" office:value="1153.0"/>
          <table:table-cell office:value-type="float" office:value="2.0"/>
          <table:table-cell office:value-type="float" office:value="60.0"/>
          <table:table-cell table:style-name="cellBest" office:value-type="float" office:value="13.0053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table:style-name="cellBest" office:value-type="float" office:value="23699.0"/>
          <table:table-cell table:style-name="cellBest" office:value-type="float" office:value="0.0"/>
          <table:table-cell table:style-name="cellWorst" office:value-type="float" office:value="3454.0"/>
          <table:table-cell office:value-type="float" office:value="2.0"/>
          <table:table-cell table:style-name="cellBest" office:value-type="float" office:value="40.0"/>
          <table:table-cell office:value-type="float" office:value="14.5912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730.0"/>
          <table:table-cell office:value-type="float" office:value="110.0"/>
          <table:table-cell office:value-type="float" office:value="1770.0"/>
          <table:table-cell office:value-type="float" office:value="2.0"/>
          <table:table-cell office:value-type="float" office:value="60.0"/>
          <table:table-cell office:value-type="float" office:value="17.6974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394.0"/>
          <table:table-cell office:value-type="float" office:value="115.0"/>
          <table:table-cell office:value-type="float" office:value="1726.0"/>
          <table:table-cell office:value-type="float" office:value="2.0"/>
          <table:table-cell office:value-type="float" office:value="60.0"/>
          <table:table-cell office:value-type="float" office:value="14.6652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40.0"/>
          <table:table-cell office:value-type="float" office:value="87.0"/>
          <table:table-cell office:value-type="float" office:value="1707.0"/>
          <table:table-cell office:value-type="float" office:value="2.0"/>
          <table:table-cell office:value-type="float" office:value="60.0"/>
          <table:table-cell office:value-type="float" office:value="14.8685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40.0"/>
          <table:table-cell office:value-type="float" office:value="87.0"/>
          <table:table-cell office:value-type="float" office:value="1707.0"/>
          <table:table-cell office:value-type="float" office:value="2.0"/>
          <table:table-cell office:value-type="float" office:value="60.0"/>
          <table:table-cell office:value-type="float" office:value="15.4801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06.0"/>
          <table:table-cell office:value-type="float" office:value="27.0"/>
          <table:table-cell office:value-type="float" office:value="1704.0"/>
          <table:table-cell office:value-type="float" office:value="2.0"/>
          <table:table-cell office:value-type="float" office:value="60.0"/>
          <table:table-cell table:style-name="cellWorst" office:value-type="float" office:value="21.2874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53.0"/>
          <table:table-cell office:value-type="float" office:value="28.0"/>
          <table:table-cell office:value-type="float" office:value="1738.0"/>
          <table:table-cell office:value-type="float" office:value="2.0"/>
          <table:table-cell office:value-type="float" office:value="60.0"/>
          <table:table-cell office:value-type="float" office:value="16.2038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96.0"/>
          <table:table-cell table:style-name="cellWorst" office:value-type="float" office:value="217.0"/>
          <table:table-cell office:value-type="float" office:value="1802.0"/>
          <table:table-cell office:value-type="float" office:value="2.0"/>
          <table:table-cell office:value-type="float" office:value="60.0"/>
          <table:table-cell office:value-type="float" office:value="16.2389"/>
          <table:table-cell office:value-type="float" office:value="0.0"/>
          <table:table-cell office:value-type="float" office:value="0.0531067445566"/>
          <table:table-cell office:value-type="float" office:value="0.000531067445566"/>
          <table:table-cell office:value-type="float" office:value="0.0"/>
          <table:table-cell office:value-type="float" office:value="24496.0"/>
          <table:table-cell table:style-name="cellWorst" office:value-type="float" office:value="217.0"/>
          <table:table-cell office:value-type="float" office:value="1802.0"/>
          <table:table-cell office:value-type="float" office:value="2.0"/>
          <table:table-cell office:value-type="float" office:value="60.0"/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Best" office:value-type="float" office:value="26.7892"/>
          <table:table-cell office:value-type="float" office:value="0.0"/>
          <table:table-cell office:value-type="float" office:value="0.0259773996623"/>
          <table:table-cell office:value-type="float" office:value="0.000476252327142"/>
          <table:table-cell office:value-type="float" office:value="0.0"/>
          <table:table-cell office:value-type="float" office:value="259921.0"/>
          <table:table-cell table:style-name="cellBest" office:value-type="float" office:value="0.0"/>
          <table:table-cell office:value-type="float" office:value="87768.0"/>
          <table:table-cell office:value-type="float" office:value="4.0"/>
          <table:table-cell table:style-name="cellBest" office:value-type="float" office:value="37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.8575"/>
          <table:table-cell office:value-type="float" office:value="0.0"/>
          <table:table-cell office:value-type="float" office:value="0.0779321989869"/>
          <table:table-cell office:value-type="float" office:value="0.0011689829848"/>
          <table:table-cell office:value-type="float" office:value="0.0"/>
          <table:table-cell office:value-type="float" office:value="300264.0"/>
          <table:table-cell table:style-name="cellBest" office:value-type="float" office:value="0.0"/>
          <table:table-cell office:value-type="float" office:value="135813.0"/>
          <table:table-cell office:value-type="float" office:value="4.0"/>
          <table:table-cell office:value-type="float" office:value="58.0"/>
          <table:table-cell office:value-type="float" office:value="114.923"/>
          <table:table-cell office:value-type="float" office:value="0.0"/>
          <table:table-cell office:value-type="float" office:value="0.103909598649"/>
          <table:table-cell office:value-type="float" office:value="0.00151534831363"/>
          <table:table-cell office:value-type="float" office:value="0.0"/>
          <table:table-cell office:value-type="float" office:value="420145.0"/>
          <table:table-cell office:value-type="float" office:value="38721.0"/>
          <table:table-cell office:value-type="float" office:value="149064.0"/>
          <table:table-cell office:value-type="float" office:value="4.0"/>
          <table:table-cell office:value-type="float" office:value="113.0"/>
          <table:table-cell office:value-type="float" office:value="112.714"/>
          <table:table-cell office:value-type="float" office:value="0.0"/>
          <table:table-cell office:value-type="float" office:value="0.0519547993246"/>
          <table:table-cell office:value-type="float" office:value="0.00147205264753"/>
          <table:table-cell office:value-type="float" office:value="0.0"/>
          <table:table-cell table:style-name="cellBest" office:value-type="float" office:value="114139.0"/>
          <table:table-cell office:value-type="float" office:value="7571.0"/>
          <table:table-cell office:value-type="float" office:value="31200.0"/>
          <table:table-cell office:value-type="float" office:value="4.0"/>
          <table:table-cell office:value-type="float" office:value="113.0"/>
          <table:table-cell office:value-type="float" office:value="84.877"/>
          <table:table-cell office:value-type="float" office:value="0.0"/>
          <table:table-cell office:value-type="float" office:value="0.0779321989869"/>
          <table:table-cell office:value-type="float" office:value="0.00151534831363"/>
          <table:table-cell office:value-type="float" office:value="0.0"/>
          <table:table-cell office:value-type="float" office:value="120069.0"/>
          <table:table-cell office:value-type="float" office:value="4385.0"/>
          <table:table-cell office:value-type="float" office:value="31712.0"/>
          <table:table-cell office:value-type="float" office:value="4.0"/>
          <table:table-cell office:value-type="float" office:value="113.0"/>
          <table:table-cell office:value-type="float" office:value="117.296"/>
          <table:table-cell office:value-type="float" office:value="0.0"/>
          <table:table-cell office:value-type="float" office:value="0.0779321989869"/>
          <table:table-cell office:value-type="float" office:value="0.00151534831363"/>
          <table:table-cell office:value-type="float" office:value="0.0"/>
          <table:table-cell office:value-type="float" office:value="120069.0"/>
          <table:table-cell office:value-type="float" office:value="4385.0"/>
          <table:table-cell office:value-type="float" office:value="31712.0"/>
          <table:table-cell office:value-type="float" office:value="4.0"/>
          <table:table-cell office:value-type="float" office:value="113.0"/>
          <table:table-cell office:value-type="float" office:value="103.089"/>
          <table:table-cell office:value-type="float" office:value="0.0"/>
          <table:table-cell office:value-type="float" office:value="0.0519547993246"/>
          <table:table-cell office:value-type="float" office:value="0.0011689829848"/>
          <table:table-cell office:value-type="float" office:value="0.0"/>
          <table:table-cell office:value-type="float" office:value="124181.0"/>
          <table:table-cell office:value-type="float" office:value="3509.0"/>
          <table:table-cell office:value-type="float" office:value="33039.0"/>
          <table:table-cell office:value-type="float" office:value="4.0"/>
          <table:table-cell office:value-type="float" office:value="113.0"/>
          <table:table-cell office:value-type="float" office:value="126.069"/>
          <table:table-cell office:value-type="float" office:value="0.0"/>
          <table:table-cell office:value-type="float" office:value="0.0779321989869"/>
          <table:table-cell office:value-type="float" office:value="0.0011256873187"/>
          <table:table-cell office:value-type="float" office:value="0.0"/>
          <table:table-cell office:value-type="float" office:value="138943.0"/>
          <table:table-cell office:value-type="float" office:value="5837.0"/>
          <table:table-cell office:value-type="float" office:value="38889.0"/>
          <table:table-cell office:value-type="float" office:value="4.0"/>
          <table:table-cell office:value-type="float" office:value="113.0"/>
          <table:table-cell office:value-type="float" office:value="158.323"/>
          <table:table-cell office:value-type="float" office:value="0.0"/>
          <table:table-cell office:value-type="float" office:value="0.103909598649"/>
          <table:table-cell office:value-type="float" office:value="0.00151534831363"/>
          <table:table-cell office:value-type="float" office:value="0.0"/>
          <table:table-cell table:style-name="cellWorst" office:value-type="float" office:value="811636.0"/>
          <table:table-cell table:style-name="cellWorst" office:value-type="float" office:value="695120.0"/>
          <table:table-cell table:style-name="cellWorst" office:value-type="float" office:value="721028.0"/>
          <table:table-cell office:value-type="float" office:value="4.0"/>
          <table:table-cell office:value-type="float" office:value="113.0"/>
          <table:table-cell office:value-type="float" office:value="128.483"/>
          <table:table-cell office:value-type="float" office:value="0.0"/>
          <table:table-cell office:value-type="float" office:value="0.103909598649"/>
          <table:table-cell office:value-type="float" office:value="0.00151534831363"/>
          <table:table-cell office:value-type="float" office:value="0.0"/>
          <table:table-cell office:value-type="float" office:value="347041.0"/>
          <table:table-cell office:value-type="float" office:value="240473.0"/>
          <table:table-cell office:value-type="float" office:value="260444.0"/>
          <table:table-cell office:value-type="float" office:value="4.0"/>
          <table:table-cell office:value-type="float" office:value="113.0"/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office:value-type="float" office:value="14.2338"/>
          <table:table-cell office:value-type="float" office:value="0.0"/>
          <table:table-cell office:value-type="float" office:value="0.0256937307297"/>
          <table:table-cell office:value-type="float" office:value="0.000256937307297"/>
          <table:table-cell office:value-type="float" office:value="0.0"/>
          <table:table-cell office:value-type="float" office:value="47235.0"/>
          <table:table-cell table:style-name="cellBest" office:value-type="float" office:value="0.0"/>
          <table:table-cell office:value-type="float" office:value="7984.0"/>
          <table:table-cell office:value-type="float" office:value="4.0"/>
          <table:table-cell office:value-type="float" office:value="35.0"/>
          <table:table-cell table:style-name="cellWorst" office:value-type="float" office:value="29.6973"/>
          <table:table-cell office:value-type="float" office:value="0.0"/>
          <table:table-cell office:value-type="float" office:value="0.0256937307297"/>
          <table:table-cell office:value-type="float" office:value="0.000471051730045"/>
          <table:table-cell office:value-type="float" office:value="0.0"/>
          <table:table-cell table:style-name="cellWorst" office:value-type="float" office:value="89115.0"/>
          <table:table-cell table:style-name="cellBest" office:value-type="float" office:value="0.0"/>
          <table:table-cell office:value-type="float" office:value="11819.0"/>
          <table:table-cell office:value-type="float" office:value="4.0"/>
          <table:table-cell table:style-name="cellWorst" office:value-type="float" office:value="78.0"/>
          <table:table-cell office:value-type="float" office:value="20.6515"/>
          <table:table-cell office:value-type="float" office:value="0.0"/>
          <table:table-cell office:value-type="float" office:value="0.0256937307297"/>
          <table:table-cell office:value-type="float" office:value="0.000471051730045"/>
          <table:table-cell office:value-type="float" office:value="0.0"/>
          <table:table-cell office:value-type="float" office:value="55792.0"/>
          <table:table-cell table:style-name="cellBest" office:value-type="float" office:value="0.0"/>
          <table:table-cell office:value-type="float" office:value="14291.0"/>
          <table:table-cell office:value-type="float" office:value="4.0"/>
          <table:table-cell office:value-type="float" office:value="52.0"/>
          <table:table-cell table:style-name="cellBest" office:value-type="float" office:value="12.344"/>
          <table:table-cell office:value-type="float" office:value="0.0"/>
          <table:table-cell office:value-type="float" office:value="0.0256937307297"/>
          <table:table-cell office:value-type="float" office:value="0.000599520383693"/>
          <table:table-cell office:value-type="float" office:value="0.0"/>
          <table:table-cell office:value-type="float" office:value="48731.0"/>
          <table:table-cell office:value-type="float" office:value="417.0"/>
          <table:table-cell office:value-type="float" office:value="10176.0"/>
          <table:table-cell office:value-type="float" office:value="4.0"/>
          <table:table-cell office:value-type="float" office:value="28.0"/>
          <table:table-cell office:value-type="float" office:value="13.148"/>
          <table:table-cell office:value-type="float" office:value="0.0"/>
          <table:table-cell office:value-type="float" office:value="0.0256937307297"/>
          <table:table-cell office:value-type="float" office:value="0.000556697499144"/>
          <table:table-cell office:value-type="float" office:value="0.0"/>
          <table:table-cell table:style-name="cellBest" office:value-type="float" office:value="33325.0"/>
          <table:table-cell office:value-type="float" office:value="271.0"/>
          <table:table-cell office:value-type="float" office:value="3815.0"/>
          <table:table-cell office:value-type="float" office:value="4.0"/>
          <table:table-cell office:value-type="float" office:value="28.0"/>
          <table:table-cell office:value-type="float" office:value="12.6886"/>
          <table:table-cell office:value-type="float" office:value="0.0"/>
          <table:table-cell office:value-type="float" office:value="0.0256937307297"/>
          <table:table-cell office:value-type="float" office:value="0.000599520383693"/>
          <table:table-cell office:value-type="float" office:value="0.0"/>
          <table:table-cell office:value-type="float" office:value="33425.0"/>
          <table:table-cell office:value-type="float" office:value="144.0"/>
          <table:table-cell table:style-name="cellBest" office:value-type="float" office:value="3786.0"/>
          <table:table-cell office:value-type="float" office:value="4.0"/>
          <table:table-cell office:value-type="float" office:value="28.0"/>
          <table:table-cell office:value-type="float" office:value="13.3177"/>
          <table:table-cell office:value-type="float" office:value="0.0"/>
          <table:table-cell office:value-type="float" office:value="0.0256937307297"/>
          <table:table-cell office:value-type="float" office:value="0.000599520383693"/>
          <table:table-cell office:value-type="float" office:value="0.0"/>
          <table:table-cell office:value-type="float" office:value="33425.0"/>
          <table:table-cell office:value-type="float" office:value="144.0"/>
          <table:table-cell table:style-name="cellBest" office:value-type="float" office:value="3786.0"/>
          <table:table-cell office:value-type="float" office:value="4.0"/>
          <table:table-cell office:value-type="float" office:value="28.0"/>
          <table:table-cell office:value-type="float" office:value="13.4664"/>
          <table:table-cell office:value-type="float" office:value="0.0"/>
          <table:table-cell office:value-type="float" office:value="0.0256937307297"/>
          <table:table-cell office:value-type="float" office:value="0.000471051730045"/>
          <table:table-cell office:value-type="float" office:value="0.0"/>
          <table:table-cell office:value-type="float" office:value="33754.0"/>
          <table:table-cell office:value-type="float" office:value="136.0"/>
          <table:table-cell office:value-type="float" office:value="3930.0"/>
          <table:table-cell office:value-type="float" office:value="4.0"/>
          <table:table-cell office:value-type="float" office:value="28.0"/>
          <table:table-cell office:value-type="float" office:value="22.0925"/>
          <table:table-cell office:value-type="float" office:value="0.0"/>
          <table:table-cell office:value-type="float" office:value="0.0256937307297"/>
          <table:table-cell office:value-type="float" office:value="0.000471051730045"/>
          <table:table-cell office:value-type="float" office:value="0.0"/>
          <table:table-cell office:value-type="float" office:value="33608.0"/>
          <table:table-cell office:value-type="float" office:value="119.0"/>
          <table:table-cell office:value-type="float" office:value="3844.0"/>
          <table:table-cell office:value-type="float" office:value="4.0"/>
          <table:table-cell office:value-type="float" office:value="28.0"/>
          <table:table-cell office:value-type="float" office:value="14.4129"/>
          <table:table-cell office:value-type="float" office:value="0.0"/>
          <table:table-cell office:value-type="float" office:value="0.0256937307297"/>
          <table:table-cell office:value-type="float" office:value="0.000599520383693"/>
          <table:table-cell office:value-type="float" office:value="0.0"/>
          <table:table-cell office:value-type="float" office:value="52481.0"/>
          <table:table-cell table:style-name="cellWorst" office:value-type="float" office:value="19334.0"/>
          <table:table-cell table:style-name="cellWorst" office:value-type="float" office:value="22895.0"/>
          <table:table-cell office:value-type="float" office:value="4.0"/>
          <table:table-cell office:value-type="float" office:value="28.0"/>
          <table:table-cell office:value-type="float" office:value="14.7908"/>
          <table:table-cell office:value-type="float" office:value="0.0"/>
          <table:table-cell office:value-type="float" office:value="0.0256937307297"/>
          <table:table-cell office:value-type="float" office:value="0.000599520383693"/>
          <table:table-cell office:value-type="float" office:value="0.0"/>
          <table:table-cell office:value-type="float" office:value="51908.0"/>
          <table:table-cell office:value-type="float" office:value="18854.0"/>
          <table:table-cell office:value-type="float" office:value="22320.0"/>
          <table:table-cell office:value-type="float" office:value="4.0"/>
          <table:table-cell office:value-type="float" office:value="28.0"/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office:value-type="float" office:value="54.2166"/>
          <table:table-cell office:value-type="float" office:value="0.0"/>
          <table:table-cell office:value-type="float" office:value="0.0264515275757"/>
          <table:table-cell office:value-type="float" office:value="0.000484944672221"/>
          <table:table-cell office:value-type="float" office:value="0.0"/>
          <table:table-cell table:style-name="cellWorst" office:value-type="float" office:value="143899.0"/>
          <table:table-cell table:style-name="cellBest" office:value-type="float" office:value="0.0"/>
          <table:table-cell table:style-name="cellWorst" office:value-type="float" office:value="26828.0"/>
          <table:table-cell office:value-type="float" office:value="4.0"/>
          <table:table-cell table:style-name="cellWorst" office:value-type="float" office:value="131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4.1511"/>
          <table:table-cell office:value-type="float" office:value="0.0"/>
          <table:table-cell office:value-type="float" office:value="0.0264515275757"/>
          <table:table-cell office:value-type="float" office:value="0.000484944672221"/>
          <table:table-cell office:value-type="float" office:value="0.0"/>
          <table:table-cell table:style-name="cellBest" office:value-type="float" office:value="30181.0"/>
          <table:table-cell table:style-name="cellBest" office:value-type="float" office:value="0.0"/>
          <table:table-cell office:value-type="float" office:value="1498.0"/>
          <table:table-cell office:value-type="float" office:value="4.0"/>
          <table:table-cell office:value-type="float" office:value="51.0"/>
          <table:table-cell office:value-type="float" office:value="15.5838"/>
          <table:table-cell office:value-type="float" office:value="0.0"/>
          <table:table-cell office:value-type="float" office:value="0.0264515275757"/>
          <table:table-cell office:value-type="float" office:value="0.000573116430807"/>
          <table:table-cell office:value-type="float" office:value="0.0"/>
          <table:table-cell office:value-type="float" office:value="51965.0"/>
          <table:table-cell office:value-type="float" office:value="39.0"/>
          <table:table-cell office:value-type="float" office:value="7873.0"/>
          <table:table-cell office:value-type="float" office:value="4.0"/>
          <table:table-cell office:value-type="float" office:value="46.0"/>
          <table:table-cell office:value-type="float" office:value="16.9093"/>
          <table:table-cell office:value-type="float" office:value="0.0"/>
          <table:table-cell office:value-type="float" office:value="0.0264515275757"/>
          <table:table-cell office:value-type="float" office:value="0.000484944672221"/>
          <table:table-cell office:value-type="float" office:value="0.0"/>
          <table:table-cell office:value-type="float" office:value="51944.0"/>
          <table:table-cell office:value-type="float" office:value="63.0"/>
          <table:table-cell office:value-type="float" office:value="7857.0"/>
          <table:table-cell office:value-type="float" office:value="4.0"/>
          <table:table-cell office:value-type="float" office:value="46.0"/>
          <table:table-cell office:value-type="float" office:value="16.3303"/>
          <table:table-cell office:value-type="float" office:value="0.0"/>
          <table:table-cell office:value-type="float" office:value="0.0264515275757"/>
          <table:table-cell office:value-type="float" office:value="0.000573116430807"/>
          <table:table-cell office:value-type="float" office:value="0.0"/>
          <table:table-cell office:value-type="float" office:value="51945.0"/>
          <table:table-cell office:value-type="float" office:value="51.0"/>
          <table:table-cell office:value-type="float" office:value="7860.0"/>
          <table:table-cell office:value-type="float" office:value="4.0"/>
          <table:table-cell office:value-type="float" office:value="46.0"/>
          <table:table-cell office:value-type="float" office:value="15.8983"/>
          <table:table-cell office:value-type="float" office:value="0.0"/>
          <table:table-cell office:value-type="float" office:value="0.0264515275757"/>
          <table:table-cell office:value-type="float" office:value="0.000573116430807"/>
          <table:table-cell office:value-type="float" office:value="0.0"/>
          <table:table-cell office:value-type="float" office:value="51945.0"/>
          <table:table-cell office:value-type="float" office:value="51.0"/>
          <table:table-cell office:value-type="float" office:value="7860.0"/>
          <table:table-cell office:value-type="float" office:value="4.0"/>
          <table:table-cell office:value-type="float" office:value="46.0"/>
          <table:table-cell office:value-type="float" office:value="19.3755"/>
          <table:table-cell office:value-type="float" office:value="0.0"/>
          <table:table-cell office:value-type="float" office:value="0.0264515275757"/>
          <table:table-cell office:value-type="float" office:value="0.000573116430807"/>
          <table:table-cell office:value-type="float" office:value="0.0"/>
          <table:table-cell office:value-type="float" office:value="51987.0"/>
          <table:table-cell office:value-type="float" office:value="51.0"/>
          <table:table-cell office:value-type="float" office:value="7876.0"/>
          <table:table-cell office:value-type="float" office:value="4.0"/>
          <table:table-cell office:value-type="float" office:value="46.0"/>
          <table:table-cell office:value-type="float" office:value="24.6042"/>
          <table:table-cell office:value-type="float" office:value="0.0"/>
          <table:table-cell office:value-type="float" office:value="0.0264515275757"/>
          <table:table-cell office:value-type="float" office:value="0.000484944672221"/>
          <table:table-cell office:value-type="float" office:value="0.0"/>
          <table:table-cell office:value-type="float" office:value="52000.0"/>
          <table:table-cell office:value-type="float" office:value="60.0"/>
          <table:table-cell office:value-type="float" office:value="7884.0"/>
          <table:table-cell office:value-type="float" office:value="4.0"/>
          <table:table-cell office:value-type="float" office:value="46.0"/>
          <table:table-cell office:value-type="float" office:value="17.4998"/>
          <table:table-cell office:value-type="float" office:value="0.0"/>
          <table:table-cell office:value-type="float" office:value="0.0264515275757"/>
          <table:table-cell office:value-type="float" office:value="0.000573116430807"/>
          <table:table-cell office:value-type="float" office:value="0.0"/>
          <table:table-cell office:value-type="float" office:value="52445.0"/>
          <table:table-cell office:value-type="float" office:value="533.0"/>
          <table:table-cell office:value-type="float" office:value="8355.0"/>
          <table:table-cell office:value-type="float" office:value="4.0"/>
          <table:table-cell office:value-type="float" office:value="46.0"/>
          <table:table-cell office:value-type="float" office:value="17.6626"/>
          <table:table-cell office:value-type="float" office:value="0.0"/>
          <table:table-cell office:value-type="float" office:value="0.0264515275757"/>
          <table:table-cell office:value-type="float" office:value="0.000484944672221"/>
          <table:table-cell office:value-type="float" office:value="0.0"/>
          <table:table-cell office:value-type="float" office:value="52459.0"/>
          <table:table-cell table:style-name="cellWorst" office:value-type="float" office:value="578.0"/>
          <table:table-cell office:value-type="float" office:value="8364.0"/>
          <table:table-cell office:value-type="float" office:value="4.0"/>
          <table:table-cell office:value-type="float" office:value="46.0"/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office:value-type="float" office:value="29.7295"/>
          <table:table-cell office:value-type="float" office:value="0.0"/>
          <table:table-cell office:value-type="float" office:value="0.0259773996623"/>
          <table:table-cell office:value-type="float" office:value="0.000519547993246"/>
          <table:table-cell office:value-type="float" office:value="0.0"/>
          <table:table-cell office:value-type="float" office:value="80909.0"/>
          <table:table-cell table:style-name="cellBest" office:value-type="float" office:value="0.0"/>
          <table:table-cell office:value-type="float" office:value="10499.0"/>
          <table:table-cell office:value-type="float" office:value="4.0"/>
          <table:table-cell table:style-name="cellWorst" office:value-type="float" office:value="94.0"/>
          <table:table-cell table:style-name="cellBest" office:value-type="float" office:value="21.2655"/>
          <table:table-cell office:value-type="float" office:value="0.0"/>
          <table:table-cell office:value-type="float" office:value="0.0259773996623"/>
          <table:table-cell office:value-type="float" office:value="0.000476252327142"/>
          <table:table-cell office:value-type="float" office:value="0.0"/>
          <table:table-cell office:value-type="float" office:value="51632.0"/>
          <table:table-cell table:style-name="cellBest" office:value-type="float" office:value="0.0"/>
          <table:table-cell table:style-name="cellBest" office:value-type="float" office:value="2536.0"/>
          <table:table-cell office:value-type="float" office:value="4.0"/>
          <table:table-cell office:value-type="float" office:value="71.0"/>
          <table:table-cell office:value-type="float" office:value="21.7379"/>
          <table:table-cell office:value-type="float" office:value="0.0"/>
          <table:table-cell office:value-type="float" office:value="0.0519547993246"/>
          <table:table-cell office:value-type="float" office:value="0.000865913322076"/>
          <table:table-cell office:value-type="float" office:value="0.0"/>
          <table:table-cell table:style-name="cellBest" office:value-type="float" office:value="40726.0"/>
          <table:table-cell table:style-name="cellBest" office:value-type="float" office:value="0.0"/>
          <table:table-cell office:value-type="float" office:value="3624.0"/>
          <table:table-cell office:value-type="float" office:value="4.0"/>
          <table:table-cell table:style-name="cellBest" office:value-type="float" office:value="63.0"/>
          <table:table-cell office:value-type="float" office:value="21.2983"/>
          <table:table-cell office:value-type="float" office:value="0.0"/>
          <table:table-cell office:value-type="float" office:value="0.0519547993246"/>
          <table:table-cell office:value-type="float" office:value="0.000995800320388"/>
          <table:table-cell office:value-type="float" office:value="0.0"/>
          <table:table-cell office:value-type="float" office:value="77708.0"/>
          <table:table-cell office:value-type="float" office:value="828.0"/>
          <table:table-cell office:value-type="float" office:value="12437.0"/>
          <table:table-cell office:value-type="float" office:value="4.0"/>
          <table:table-cell office:value-type="float" office:value="67.0"/>
          <table:table-cell office:value-type="float" office:value="23.6859"/>
          <table:table-cell office:value-type="float" office:value="0.0"/>
          <table:table-cell office:value-type="float" office:value="0.0259773996623"/>
          <table:table-cell office:value-type="float" office:value="0.000952504654284"/>
          <table:table-cell office:value-type="float" office:value="0.0"/>
          <table:table-cell office:value-type="float" office:value="76266.0"/>
          <table:table-cell office:value-type="float" office:value="456.0"/>
          <table:table-cell office:value-type="float" office:value="11898.0"/>
          <table:table-cell office:value-type="float" office:value="4.0"/>
          <table:table-cell office:value-type="float" office:value="67.0"/>
          <table:table-cell office:value-type="float" office:value="21.3008"/>
          <table:table-cell office:value-type="float" office:value="0.0"/>
          <table:table-cell office:value-type="float" office:value="0.0519547993246"/>
          <table:table-cell office:value-type="float" office:value="0.000995800320388"/>
          <table:table-cell office:value-type="float" office:value="0.0"/>
          <table:table-cell office:value-type="float" office:value="76445.0"/>
          <table:table-cell office:value-type="float" office:value="477.0"/>
          <table:table-cell office:value-type="float" office:value="11956.0"/>
          <table:table-cell office:value-type="float" office:value="4.0"/>
          <table:table-cell office:value-type="float" office:value="67.0"/>
          <table:table-cell office:value-type="float" office:value="21.8502"/>
          <table:table-cell office:value-type="float" office:value="0.0"/>
          <table:table-cell office:value-type="float" office:value="0.0519547993246"/>
          <table:table-cell office:value-type="float" office:value="0.000995800320388"/>
          <table:table-cell office:value-type="float" office:value="0.0"/>
          <table:table-cell office:value-type="float" office:value="76445.0"/>
          <table:table-cell office:value-type="float" office:value="477.0"/>
          <table:table-cell office:value-type="float" office:value="11956.0"/>
          <table:table-cell office:value-type="float" office:value="4.0"/>
          <table:table-cell office:value-type="float" office:value="67.0"/>
          <table:table-cell office:value-type="float" office:value="22.8426"/>
          <table:table-cell office:value-type="float" office:value="0.0"/>
          <table:table-cell office:value-type="float" office:value="0.0259773996623"/>
          <table:table-cell office:value-type="float" office:value="0.000779321989869"/>
          <table:table-cell office:value-type="float" office:value="0.0"/>
          <table:table-cell office:value-type="float" office:value="76840.0"/>
          <table:table-cell office:value-type="float" office:value="219.0"/>
          <table:table-cell office:value-type="float" office:value="12104.0"/>
          <table:table-cell office:value-type="float" office:value="4.0"/>
          <table:table-cell office:value-type="float" office:value="67.0"/>
          <table:table-cell office:value-type="float" office:value="30.8972"/>
          <table:table-cell office:value-type="float" office:value="0.0"/>
          <table:table-cell office:value-type="float" office:value="0.0259773996623"/>
          <table:table-cell office:value-type="float" office:value="0.000822617655973"/>
          <table:table-cell office:value-type="float" office:value="0.0"/>
          <table:table-cell office:value-type="float" office:value="76591.0"/>
          <table:table-cell office:value-type="float" office:value="192.0"/>
          <table:table-cell office:value-type="float" office:value="12011.0"/>
          <table:table-cell office:value-type="float" office:value="4.0"/>
          <table:table-cell office:value-type="float" office:value="67.0"/>
          <table:table-cell table:style-name="cellWorst" office:value-type="float" office:value="34.0089"/>
          <table:table-cell office:value-type="float" office:value="0.0"/>
          <table:table-cell office:value-type="float" office:value="0.0259773996623"/>
          <table:table-cell office:value-type="float" office:value="0.000995800320388"/>
          <table:table-cell office:value-type="float" office:value="0.0"/>
          <table:table-cell table:style-name="cellWorst" office:value-type="float" office:value="111399.0"/>
          <table:table-cell table:style-name="cellWorst" office:value-type="float" office:value="35531.0"/>
          <table:table-cell table:style-name="cellWorst" office:value-type="float" office:value="46854.0"/>
          <table:table-cell office:value-type="float" office:value="4.0"/>
          <table:table-cell office:value-type="float" office:value="67.0"/>
          <table:table-cell office:value-type="float" office:value="30.4357"/>
          <table:table-cell office:value-type="float" office:value="0.0"/>
          <table:table-cell office:value-type="float" office:value="0.0259773996623"/>
          <table:table-cell office:value-type="float" office:value="0.000995800320388"/>
          <table:table-cell office:value-type="float" office:value="0.0"/>
          <table:table-cell office:value-type="float" office:value="88388.0"/>
          <table:table-cell office:value-type="float" office:value="12578.0"/>
          <table:table-cell office:value-type="float" office:value="23913.0"/>
          <table:table-cell office:value-type="float" office:value="4.0"/>
          <table:table-cell office:value-type="float" office:value="67.0"/>
          <table:table-cell table:formula="of:=MIN([.$B63];[.$L63];[.$V63];[.$AF63];[.$AP63];[.$AZ63];[.$BJ63];[.$BT63];[.$CD63];[.$CN63];[.$CX63])" office:value-type="float"/>
          <table:table-cell table:formula="of:=MIN([.$C63];[.$M63];[.$W63];[.$AG63];[.$AQ63];[.$BA63];[.$BK63];[.$BU63];[.$CE63];[.$CO63];[.$CY63])" office:value-type="float"/>
          <table:table-cell table:formula="of:=MIN([.$D63];[.$N63];[.$X63];[.$AH63];[.$AR63];[.$BB63];[.$BL63];[.$BV63];[.$CF63];[.$CP63];[.$CZ63])" office:value-type="float"/>
          <table:table-cell table:formula="of:=MIN([.$E63];[.$O63];[.$Y63];[.$AI63];[.$AS63];[.$BC63];[.$BM63];[.$BW63];[.$CG63];[.$CQ63];[.$DA63])" office:value-type="float"/>
          <table:table-cell table:formula="of:=MIN([.$F63];[.$P63];[.$Z63];[.$AJ63];[.$AT63];[.$BD63];[.$BN63];[.$BX63];[.$CH63];[.$CR63];[.$DB63])" office:value-type="float"/>
          <table:table-cell table:formula="of:=MIN([.$G63];[.$Q63];[.$AA63];[.$AK63];[.$AU63];[.$BE63];[.$BO63];[.$BY63];[.$CI63];[.$CS63];[.$DC63])" office:value-type="float"/>
          <table:table-cell table:formula="of:=MIN([.$H63];[.$R63];[.$AB63];[.$AL63];[.$AV63];[.$BF63];[.$BP63];[.$BZ63];[.$CJ63];[.$CT63];[.$DD63])" office:value-type="float"/>
          <table:table-cell table:formula="of:=MIN([.$I63];[.$S63];[.$AC63];[.$AM63];[.$AW63];[.$BG63];[.$BQ63];[.$CA63];[.$CK63];[.$CU63];[.$DE63])" office:value-type="float"/>
          <table:table-cell table:formula="of:=MIN([.$J63];[.$T63];[.$AD63];[.$AN63];[.$AX63];[.$BH63];[.$BR63];[.$CB63];[.$CL63];[.$CV63];[.$DF63])" office:value-type="float"/>
          <table:table-cell table:formula="of:=MIN([.$K63];[.$U63];[.$AE63];[.$AO63];[.$AY63];[.$BI63];[.$BS63];[.$CC63];[.$CM63];[.$CW63];[.$DG63])" office:value-type="float"/>
          <table:table-cell table:formula="of:=MEDIAN([.$B63];[.$L63];[.$V63];[.$AF63];[.$AP63];[.$AZ63];[.$BJ63];[.$BT63];[.$CD63];[.$CN63];[.$CX63])" office:value-type="float"/>
          <table:table-cell table:formula="of:=MEDIAN([.$C63];[.$M63];[.$W63];[.$AG63];[.$AQ63];[.$BA63];[.$BK63];[.$BU63];[.$CE63];[.$CO63];[.$CY63])" office:value-type="float"/>
          <table:table-cell table:formula="of:=MEDIAN([.$D63];[.$N63];[.$X63];[.$AH63];[.$AR63];[.$BB63];[.$BL63];[.$BV63];[.$CF63];[.$CP63];[.$CZ63])" office:value-type="float"/>
          <table:table-cell table:formula="of:=MEDIAN([.$E63];[.$O63];[.$Y63];[.$AI63];[.$AS63];[.$BC63];[.$BM63];[.$BW63];[.$CG63];[.$CQ63];[.$DA63])" office:value-type="float"/>
          <table:table-cell table:formula="of:=MEDIAN([.$F63];[.$P63];[.$Z63];[.$AJ63];[.$AT63];[.$BD63];[.$BN63];[.$BX63];[.$CH63];[.$CR63];[.$DB63])" office:value-type="float"/>
          <table:table-cell table:formula="of:=MEDIAN([.$G63];[.$Q63];[.$AA63];[.$AK63];[.$AU63];[.$BE63];[.$BO63];[.$BY63];[.$CI63];[.$CS63];[.$DC63])" office:value-type="float"/>
          <table:table-cell table:formula="of:=MEDIAN([.$H63];[.$R63];[.$AB63];[.$AL63];[.$AV63];[.$BF63];[.$BP63];[.$BZ63];[.$CJ63];[.$CT63];[.$DD63])" office:value-type="float"/>
          <table:table-cell table:formula="of:=MEDIAN([.$I63];[.$S63];[.$AC63];[.$AM63];[.$AW63];[.$BG63];[.$BQ63];[.$CA63];[.$CK63];[.$CU63];[.$DE63])" office:value-type="float"/>
          <table:table-cell table:formula="of:=MEDIAN([.$J63];[.$T63];[.$AD63];[.$AN63];[.$AX63];[.$BH63];[.$BR63];[.$CB63];[.$CL63];[.$CV63];[.$DF63])" office:value-type="float"/>
          <table:table-cell table:formula="of:=MEDIAN([.$K63];[.$U63];[.$AE63];[.$AO63];[.$AY63];[.$BI63];[.$BS63];[.$CC63];[.$CM63];[.$CW63];[.$DG63])" office:value-type="float"/>
          <table:table-cell table:formula="of:=MAX([.$B63];[.$L63];[.$V63];[.$AF63];[.$AP63];[.$AZ63];[.$BJ63];[.$BT63];[.$CD63];[.$CN63];[.$CX63])" office:value-type="float"/>
          <table:table-cell table:formula="of:=MAX([.$C63];[.$M63];[.$W63];[.$AG63];[.$AQ63];[.$BA63];[.$BK63];[.$BU63];[.$CE63];[.$CO63];[.$CY63])" office:value-type="float"/>
          <table:table-cell table:formula="of:=MAX([.$D63];[.$N63];[.$X63];[.$AH63];[.$AR63];[.$BB63];[.$BL63];[.$BV63];[.$CF63];[.$CP63];[.$CZ63])" office:value-type="float"/>
          <table:table-cell table:formula="of:=MAX([.$E63];[.$O63];[.$Y63];[.$AI63];[.$AS63];[.$BC63];[.$BM63];[.$BW63];[.$CG63];[.$CQ63];[.$DA63])" office:value-type="float"/>
          <table:table-cell table:formula="of:=MAX([.$F63];[.$P63];[.$Z63];[.$AJ63];[.$AT63];[.$BD63];[.$BN63];[.$BX63];[.$CH63];[.$CR63];[.$DB63])" office:value-type="float"/>
          <table:table-cell table:formula="of:=MAX([.$G63];[.$Q63];[.$AA63];[.$AK63];[.$AU63];[.$BE63];[.$BO63];[.$BY63];[.$CI63];[.$CS63];[.$DC63])" office:value-type="float"/>
          <table:table-cell table:formula="of:=MAX([.$H63];[.$R63];[.$AB63];[.$AL63];[.$AV63];[.$BF63];[.$BP63];[.$BZ63];[.$CJ63];[.$CT63];[.$DD63])" office:value-type="float"/>
          <table:table-cell table:formula="of:=MAX([.$I63];[.$S63];[.$AC63];[.$AM63];[.$AW63];[.$BG63];[.$BQ63];[.$CA63];[.$CK63];[.$CU63];[.$DE63])" office:value-type="float"/>
          <table:table-cell table:formula="of:=MAX([.$J63];[.$T63];[.$AD63];[.$AN63];[.$AX63];[.$BH63];[.$BR63];[.$CB63];[.$CL63];[.$CV63];[.$DF63])" office:value-type="float"/>
          <table:table-cell table:formula="of:=MAX([.$K63];[.$U63];[.$AE63];[.$AO63];[.$AY63];[.$BI63];[.$BS63];[.$CC63];[.$CM63];[.$CW63];[.$DG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table:style-name="cellBest" office:value-type="float" office:value="13.7976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31104.0"/>
          <table:table-cell table:style-name="cellBest" office:value-type="float" office:value="0.0"/>
          <table:table-cell office:value-type="float" office:value="2939.0"/>
          <table:table-cell office:value-type="float" office:value="3.0"/>
          <table:table-cell table:style-name="cellBest" office:value-type="float" office:value="49.0"/>
          <table:table-cell office:value-type="float" office:value="20.8098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1168.0"/>
          <table:table-cell table:style-name="cellBest" office:value-type="float" office:value="0.0"/>
          <table:table-cell table:style-name="cellBest" office:value-type="float" office:value="440.0"/>
          <table:table-cell office:value-type="float" office:value="3.0"/>
          <table:table-cell office:value-type="float" office:value="81.0"/>
          <table:table-cell office:value-type="float" office:value="15.7365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table:style-name="cellBest" office:value-type="float" office:value="25855.0"/>
          <table:table-cell table:style-name="cellBest" office:value-type="float" office:value="0.0"/>
          <table:table-cell office:value-type="float" office:value="1129.0"/>
          <table:table-cell office:value-type="float" office:value="3.0"/>
          <table:table-cell office:value-type="float" office:value="51.0"/>
          <table:table-cell office:value-type="float" office:value="28.1543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table:style-name="cellWorst" office:value-type="float" office:value="48011.0"/>
          <table:table-cell office:value-type="float" office:value="27.0"/>
          <table:table-cell table:style-name="cellWorst" office:value-type="float" office:value="4596.0"/>
          <table:table-cell office:value-type="float" office:value="3.0"/>
          <table:table-cell office:value-type="float" office:value="103.0"/>
          <table:table-cell office:value-type="float" office:value="30.2488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885.0"/>
          <table:table-cell office:value-type="float" office:value="97.0"/>
          <table:table-cell office:value-type="float" office:value="4556.0"/>
          <table:table-cell office:value-type="float" office:value="3.0"/>
          <table:table-cell office:value-type="float" office:value="103.0"/>
          <table:table-cell office:value-type="float" office:value="27.4202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847.0"/>
          <table:table-cell office:value-type="float" office:value="26.0"/>
          <table:table-cell office:value-type="float" office:value="4513.0"/>
          <table:table-cell office:value-type="float" office:value="3.0"/>
          <table:table-cell office:value-type="float" office:value="103.0"/>
          <table:table-cell office:value-type="float" office:value="27.9199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847.0"/>
          <table:table-cell office:value-type="float" office:value="26.0"/>
          <table:table-cell office:value-type="float" office:value="4513.0"/>
          <table:table-cell office:value-type="float" office:value="3.0"/>
          <table:table-cell office:value-type="float" office:value="103.0"/>
          <table:table-cell office:value-type="float" office:value="29.5247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854.0"/>
          <table:table-cell office:value-type="float" office:value="24.0"/>
          <table:table-cell office:value-type="float" office:value="4512.0"/>
          <table:table-cell office:value-type="float" office:value="3.0"/>
          <table:table-cell office:value-type="float" office:value="103.0"/>
          <table:table-cell table:style-name="cellWorst" office:value-type="float" office:value="36.7276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854.0"/>
          <table:table-cell office:value-type="float" office:value="24.0"/>
          <table:table-cell office:value-type="float" office:value="4512.0"/>
          <table:table-cell office:value-type="float" office:value="3.0"/>
          <table:table-cell office:value-type="float" office:value="103.0"/>
          <table:table-cell office:value-type="float" office:value="30.3122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914.0"/>
          <table:table-cell table:style-name="cellWorst" office:value-type="float" office:value="126.0"/>
          <table:table-cell office:value-type="float" office:value="4582.0"/>
          <table:table-cell office:value-type="float" office:value="3.0"/>
          <table:table-cell office:value-type="float" office:value="103.0"/>
          <table:table-cell office:value-type="float" office:value="29.5591"/>
          <table:table-cell office:value-type="float" office:value="0.0"/>
          <table:table-cell office:value-type="float" office:value="0.0266880170803"/>
          <table:table-cell office:value-type="float" office:value="0.000266880170803"/>
          <table:table-cell office:value-type="float" office:value="0.0"/>
          <table:table-cell office:value-type="float" office:value="47914.0"/>
          <table:table-cell table:style-name="cellWorst" office:value-type="float" office:value="126.0"/>
          <table:table-cell office:value-type="float" office:value="4582.0"/>
          <table:table-cell office:value-type="float" office:value="3.0"/>
          <table:table-cell office:value-type="float" office:value="103.0"/>
          <table:table-cell table:formula="of:=MIN([.$B64];[.$L64];[.$V64];[.$AF64];[.$AP64];[.$AZ64];[.$BJ64];[.$BT64];[.$CD64];[.$CN64];[.$CX64])" office:value-type="float"/>
          <table:table-cell table:formula="of:=MIN([.$C64];[.$M64];[.$W64];[.$AG64];[.$AQ64];[.$BA64];[.$BK64];[.$BU64];[.$CE64];[.$CO64];[.$CY64])" office:value-type="float"/>
          <table:table-cell table:formula="of:=MIN([.$D64];[.$N64];[.$X64];[.$AH64];[.$AR64];[.$BB64];[.$BL64];[.$BV64];[.$CF64];[.$CP64];[.$CZ64])" office:value-type="float"/>
          <table:table-cell table:formula="of:=MIN([.$E64];[.$O64];[.$Y64];[.$AI64];[.$AS64];[.$BC64];[.$BM64];[.$BW64];[.$CG64];[.$CQ64];[.$DA64])" office:value-type="float"/>
          <table:table-cell table:formula="of:=MIN([.$F64];[.$P64];[.$Z64];[.$AJ64];[.$AT64];[.$BD64];[.$BN64];[.$BX64];[.$CH64];[.$CR64];[.$DB64])" office:value-type="float"/>
          <table:table-cell table:formula="of:=MIN([.$G64];[.$Q64];[.$AA64];[.$AK64];[.$AU64];[.$BE64];[.$BO64];[.$BY64];[.$CI64];[.$CS64];[.$DC64])" office:value-type="float"/>
          <table:table-cell table:formula="of:=MIN([.$H64];[.$R64];[.$AB64];[.$AL64];[.$AV64];[.$BF64];[.$BP64];[.$BZ64];[.$CJ64];[.$CT64];[.$DD64])" office:value-type="float"/>
          <table:table-cell table:formula="of:=MIN([.$I64];[.$S64];[.$AC64];[.$AM64];[.$AW64];[.$BG64];[.$BQ64];[.$CA64];[.$CK64];[.$CU64];[.$DE64])" office:value-type="float"/>
          <table:table-cell table:formula="of:=MIN([.$J64];[.$T64];[.$AD64];[.$AN64];[.$AX64];[.$BH64];[.$BR64];[.$CB64];[.$CL64];[.$CV64];[.$DF64])" office:value-type="float"/>
          <table:table-cell table:formula="of:=MIN([.$K64];[.$U64];[.$AE64];[.$AO64];[.$AY64];[.$BI64];[.$BS64];[.$CC64];[.$CM64];[.$CW64];[.$DG64])" office:value-type="float"/>
          <table:table-cell table:formula="of:=MEDIAN([.$B64];[.$L64];[.$V64];[.$AF64];[.$AP64];[.$AZ64];[.$BJ64];[.$BT64];[.$CD64];[.$CN64];[.$CX64])" office:value-type="float"/>
          <table:table-cell table:formula="of:=MEDIAN([.$C64];[.$M64];[.$W64];[.$AG64];[.$AQ64];[.$BA64];[.$BK64];[.$BU64];[.$CE64];[.$CO64];[.$CY64])" office:value-type="float"/>
          <table:table-cell table:formula="of:=MEDIAN([.$D64];[.$N64];[.$X64];[.$AH64];[.$AR64];[.$BB64];[.$BL64];[.$BV64];[.$CF64];[.$CP64];[.$CZ64])" office:value-type="float"/>
          <table:table-cell table:formula="of:=MEDIAN([.$E64];[.$O64];[.$Y64];[.$AI64];[.$AS64];[.$BC64];[.$BM64];[.$BW64];[.$CG64];[.$CQ64];[.$DA64])" office:value-type="float"/>
          <table:table-cell table:formula="of:=MEDIAN([.$F64];[.$P64];[.$Z64];[.$AJ64];[.$AT64];[.$BD64];[.$BN64];[.$BX64];[.$CH64];[.$CR64];[.$DB64])" office:value-type="float"/>
          <table:table-cell table:formula="of:=MEDIAN([.$G64];[.$Q64];[.$AA64];[.$AK64];[.$AU64];[.$BE64];[.$BO64];[.$BY64];[.$CI64];[.$CS64];[.$DC64])" office:value-type="float"/>
          <table:table-cell table:formula="of:=MEDIAN([.$H64];[.$R64];[.$AB64];[.$AL64];[.$AV64];[.$BF64];[.$BP64];[.$BZ64];[.$CJ64];[.$CT64];[.$DD64])" office:value-type="float"/>
          <table:table-cell table:formula="of:=MEDIAN([.$I64];[.$S64];[.$AC64];[.$AM64];[.$AW64];[.$BG64];[.$BQ64];[.$CA64];[.$CK64];[.$CU64];[.$DE64])" office:value-type="float"/>
          <table:table-cell table:formula="of:=MEDIAN([.$J64];[.$T64];[.$AD64];[.$AN64];[.$AX64];[.$BH64];[.$BR64];[.$CB64];[.$CL64];[.$CV64];[.$DF64])" office:value-type="float"/>
          <table:table-cell table:formula="of:=MEDIAN([.$K64];[.$U64];[.$AE64];[.$AO64];[.$AY64];[.$BI64];[.$BS64];[.$CC64];[.$CM64];[.$CW64];[.$DG64])" office:value-type="float"/>
          <table:table-cell table:formula="of:=MAX([.$B64];[.$L64];[.$V64];[.$AF64];[.$AP64];[.$AZ64];[.$BJ64];[.$BT64];[.$CD64];[.$CN64];[.$CX64])" office:value-type="float"/>
          <table:table-cell table:formula="of:=MAX([.$C64];[.$M64];[.$W64];[.$AG64];[.$AQ64];[.$BA64];[.$BK64];[.$BU64];[.$CE64];[.$CO64];[.$CY64])" office:value-type="float"/>
          <table:table-cell table:formula="of:=MAX([.$D64];[.$N64];[.$X64];[.$AH64];[.$AR64];[.$BB64];[.$BL64];[.$BV64];[.$CF64];[.$CP64];[.$CZ64])" office:value-type="float"/>
          <table:table-cell table:formula="of:=MAX([.$E64];[.$O64];[.$Y64];[.$AI64];[.$AS64];[.$BC64];[.$BM64];[.$BW64];[.$CG64];[.$CQ64];[.$DA64])" office:value-type="float"/>
          <table:table-cell table:formula="of:=MAX([.$F64];[.$P64];[.$Z64];[.$AJ64];[.$AT64];[.$BD64];[.$BN64];[.$BX64];[.$CH64];[.$CR64];[.$DB64])" office:value-type="float"/>
          <table:table-cell table:formula="of:=MAX([.$G64];[.$Q64];[.$AA64];[.$AK64];[.$AU64];[.$BE64];[.$BO64];[.$BY64];[.$CI64];[.$CS64];[.$DC64])" office:value-type="float"/>
          <table:table-cell table:formula="of:=MAX([.$H64];[.$R64];[.$AB64];[.$AL64];[.$AV64];[.$BF64];[.$BP64];[.$BZ64];[.$CJ64];[.$CT64];[.$DD64])" office:value-type="float"/>
          <table:table-cell table:formula="of:=MAX([.$I64];[.$S64];[.$AC64];[.$AM64];[.$AW64];[.$BG64];[.$BQ64];[.$CA64];[.$CK64];[.$CU64];[.$DE64])" office:value-type="float"/>
          <table:table-cell table:formula="of:=MAX([.$J64];[.$T64];[.$AD64];[.$AN64];[.$AX64];[.$BH64];[.$BR64];[.$CB64];[.$CL64];[.$CV64];[.$DF64])" office:value-type="float"/>
          <table:table-cell table:formula="of:=MAX([.$K64];[.$U64];[.$AE64];[.$AO64];[.$AY64];[.$BI64];[.$BS64];[.$CC64];[.$CM64];[.$CW64];[.$DG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48.2247"/>
          <table:table-cell office:value-type="float" office:value="0.0"/>
          <table:table-cell office:value-type="float" office:value="0.0261130695913"/>
          <table:table-cell office:value-type="float" office:value="0.000739870305088"/>
          <table:table-cell office:value-type="float" office:value="0.0"/>
          <table:table-cell office:value-type="float" office:value="210046.0"/>
          <table:table-cell table:style-name="cellBest" office:value-type="float" office:value="0.0"/>
          <table:table-cell office:value-type="float" office:value="71228.0"/>
          <table:table-cell office:value-type="float" office:value="4.0"/>
          <table:table-cell office:value-type="float" office:value="76.0"/>
          <table:table-cell table:style-name="cellBest" office:value-type="float" office:value="42.252"/>
          <table:table-cell office:value-type="float" office:value="0.0"/>
          <table:table-cell office:value-type="float" office:value="0.0261130695913"/>
          <table:table-cell office:value-type="float" office:value="0.000478739609174"/>
          <table:table-cell office:value-type="float" office:value="0.0"/>
          <table:table-cell table:style-name="cellBest" office:value-type="float" office:value="147455.0"/>
          <table:table-cell table:style-name="cellBest" office:value-type="float" office:value="0.0"/>
          <table:table-cell table:style-name="cellBest" office:value-type="float" office:value="39772.0"/>
          <table:table-cell office:value-type="float" office:value="4.0"/>
          <table:table-cell office:value-type="float" office:value="79.0"/>
          <table:table-cell office:value-type="float" office:value="80.6233"/>
          <table:table-cell office:value-type="float" office:value="0.0"/>
          <table:table-cell office:value-type="float" office:value="0.078339208774"/>
          <table:table-cell office:value-type="float" office:value="0.00121860991426"/>
          <table:table-cell office:value-type="float" office:value="0.0"/>
          <table:table-cell office:value-type="float" office:value="234137.0"/>
          <table:table-cell table:style-name="cellBest" office:value-type="float" office:value="0.0"/>
          <table:table-cell office:value-type="float" office:value="101081.0"/>
          <table:table-cell office:value-type="float" office:value="4.0"/>
          <table:table-cell table:style-name="cellWorst" office:value-type="float" office:value="80.0"/>
          <table:table-cell office:value-type="float" office:value="79.4761"/>
          <table:table-cell office:value-type="float" office:value="0.0"/>
          <table:table-cell office:value-type="float" office:value="0.078339208774"/>
          <table:table-cell office:value-type="float" office:value="0.00134917526222"/>
          <table:table-cell office:value-type="float" office:value="0.0"/>
          <table:table-cell office:value-type="float" office:value="452560.0"/>
          <table:table-cell office:value-type="float" office:value="7680.0"/>
          <table:table-cell office:value-type="float" office:value="194007.0"/>
          <table:table-cell office:value-type="float" office:value="4.0"/>
          <table:table-cell office:value-type="float" office:value="45.0"/>
          <table:table-cell office:value-type="float" office:value="107.204"/>
          <table:table-cell office:value-type="float" office:value="0.0"/>
          <table:table-cell office:value-type="float" office:value="0.0261130695913"/>
          <table:table-cell office:value-type="float" office:value="0.00113156634896"/>
          <table:table-cell office:value-type="float" office:value="0.0"/>
          <table:table-cell office:value-type="float" office:value="381205.0"/>
          <table:table-cell office:value-type="float" office:value="6591.0"/>
          <table:table-cell office:value-type="float" office:value="166811.0"/>
          <table:table-cell office:value-type="float" office:value="4.0"/>
          <table:table-cell office:value-type="float" office:value="45.0"/>
          <table:table-cell office:value-type="float" office:value="77.7473"/>
          <table:table-cell office:value-type="float" office:value="0.0"/>
          <table:table-cell office:value-type="float" office:value="0.078339208774"/>
          <table:table-cell office:value-type="float" office:value="0.00134917526222"/>
          <table:table-cell office:value-type="float" office:value="0.0"/>
          <table:table-cell office:value-type="float" office:value="384847.0"/>
          <table:table-cell office:value-type="float" office:value="5189.0"/>
          <table:table-cell office:value-type="float" office:value="166122.0"/>
          <table:table-cell office:value-type="float" office:value="4.0"/>
          <table:table-cell office:value-type="float" office:value="45.0"/>
          <table:table-cell office:value-type="float" office:value="86.6319"/>
          <table:table-cell office:value-type="float" office:value="0.0"/>
          <table:table-cell office:value-type="float" office:value="0.078339208774"/>
          <table:table-cell office:value-type="float" office:value="0.00134917526222"/>
          <table:table-cell office:value-type="float" office:value="0.0"/>
          <table:table-cell office:value-type="float" office:value="384847.0"/>
          <table:table-cell office:value-type="float" office:value="5189.0"/>
          <table:table-cell office:value-type="float" office:value="166122.0"/>
          <table:table-cell office:value-type="float" office:value="4.0"/>
          <table:table-cell office:value-type="float" office:value="45.0"/>
          <table:table-cell office:value-type="float" office:value="87.7341"/>
          <table:table-cell office:value-type="float" office:value="0.0"/>
          <table:table-cell office:value-type="float" office:value="0.078339208774"/>
          <table:table-cell office:value-type="float" office:value="0.00117508813161"/>
          <table:table-cell office:value-type="float" office:value="0.0"/>
          <table:table-cell office:value-type="float" office:value="387618.0"/>
          <table:table-cell office:value-type="float" office:value="3322.0"/>
          <table:table-cell office:value-type="float" office:value="167960.0"/>
          <table:table-cell office:value-type="float" office:value="4.0"/>
          <table:table-cell office:value-type="float" office:value="45.0"/>
          <table:table-cell office:value-type="float" office:value="94.5999"/>
          <table:table-cell office:value-type="float" office:value="0.0"/>
          <table:table-cell office:value-type="float" office:value="0.078339208774"/>
          <table:table-cell office:value-type="float" office:value="0.00113156634896"/>
          <table:table-cell office:value-type="float" office:value="0.0"/>
          <table:table-cell office:value-type="float" office:value="385263.0"/>
          <table:table-cell office:value-type="float" office:value="2928.0"/>
          <table:table-cell office:value-type="float" office:value="166869.0"/>
          <table:table-cell office:value-type="float" office:value="4.0"/>
          <table:table-cell office:value-type="float" office:value="45.0"/>
          <table:table-cell office:value-type="float" office:value="336.226"/>
          <table:table-cell office:value-type="float" office:value="0.0"/>
          <table:table-cell office:value-type="float" office:value="0.104452278365"/>
          <table:table-cell office:value-type="float" office:value="0.00134917526222"/>
          <table:table-cell office:value-type="float" office:value="0.0"/>
          <table:table-cell table:style-name="cellWorst" office:value-type="float" office:value="1870121.0"/>
          <table:table-cell table:style-name="cellWorst" office:value-type="float" office:value="1494708.0"/>
          <table:table-cell table:style-name="cellWorst" office:value-type="float" office:value="1631644.0"/>
          <table:table-cell office:value-type="float" office:value="4.0"/>
          <table:table-cell office:value-type="float" office:value="45.0"/>
          <table:table-cell table:style-name="cellWorst" office:value-type="float" office:value="600.019"/>
          <table:table-cell office:value-type="float" office:value="1.0"/>
          <table:table-cell office:value-type="float" office:value="0.130565347957"/>
          <table:table-cell office:value-type="float" office:value="0.00139269704487"/>
          <table:table-cell office:value-type="float" office:value="0.0"/>
          <table:table-cell office:value-type="float" office:value="417035.0"/>
          <table:table-cell office:value-type="float" office:value="42421.0"/>
          <table:table-cell office:value-type="float" office:value="197530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L65];[.$V65];[.$AF65];[.$AP65];[.$AZ65];[.$BJ65];[.$BT65];[.$CD65];[.$CN65];[.$CX65])" office:value-type="float"/>
          <table:table-cell table:formula="of:=MIN([.$C65];[.$M65];[.$W65];[.$AG65];[.$AQ65];[.$BA65];[.$BK65];[.$BU65];[.$CE65];[.$CO65];[.$CY65])" office:value-type="float"/>
          <table:table-cell table:formula="of:=MIN([.$D65];[.$N65];[.$X65];[.$AH65];[.$AR65];[.$BB65];[.$BL65];[.$BV65];[.$CF65];[.$CP65];[.$CZ65])" office:value-type="float"/>
          <table:table-cell table:formula="of:=MIN([.$E65];[.$O65];[.$Y65];[.$AI65];[.$AS65];[.$BC65];[.$BM65];[.$BW65];[.$CG65];[.$CQ65];[.$DA65])" office:value-type="float"/>
          <table:table-cell table:formula="of:=MIN([.$F65];[.$P65];[.$Z65];[.$AJ65];[.$AT65];[.$BD65];[.$BN65];[.$BX65];[.$CH65];[.$CR65];[.$DB65])" office:value-type="float"/>
          <table:table-cell table:formula="of:=MIN([.$G65];[.$Q65];[.$AA65];[.$AK65];[.$AU65];[.$BE65];[.$BO65];[.$BY65];[.$CI65];[.$CS65];[.$DC65])" office:value-type="float"/>
          <table:table-cell table:formula="of:=MIN([.$H65];[.$R65];[.$AB65];[.$AL65];[.$AV65];[.$BF65];[.$BP65];[.$BZ65];[.$CJ65];[.$CT65];[.$DD65])" office:value-type="float"/>
          <table:table-cell table:formula="of:=MIN([.$I65];[.$S65];[.$AC65];[.$AM65];[.$AW65];[.$BG65];[.$BQ65];[.$CA65];[.$CK65];[.$CU65];[.$DE65])" office:value-type="float"/>
          <table:table-cell table:formula="of:=MIN([.$J65];[.$T65];[.$AD65];[.$AN65];[.$AX65];[.$BH65];[.$BR65];[.$CB65];[.$CL65];[.$CV65];[.$DF65])" office:value-type="float"/>
          <table:table-cell table:formula="of:=MIN([.$K65];[.$U65];[.$AE65];[.$AO65];[.$AY65];[.$BI65];[.$BS65];[.$CC65];[.$CM65];[.$CW65];[.$DG65])" office:value-type="float"/>
          <table:table-cell table:formula="of:=MEDIAN([.$B65];[.$L65];[.$V65];[.$AF65];[.$AP65];[.$AZ65];[.$BJ65];[.$BT65];[.$CD65];[.$CN65];[.$CX65])" office:value-type="float"/>
          <table:table-cell table:formula="of:=MEDIAN([.$C65];[.$M65];[.$W65];[.$AG65];[.$AQ65];[.$BA65];[.$BK65];[.$BU65];[.$CE65];[.$CO65];[.$CY65])" office:value-type="float"/>
          <table:table-cell table:formula="of:=MEDIAN([.$D65];[.$N65];[.$X65];[.$AH65];[.$AR65];[.$BB65];[.$BL65];[.$BV65];[.$CF65];[.$CP65];[.$CZ65])" office:value-type="float"/>
          <table:table-cell table:formula="of:=MEDIAN([.$E65];[.$O65];[.$Y65];[.$AI65];[.$AS65];[.$BC65];[.$BM65];[.$BW65];[.$CG65];[.$CQ65];[.$DA65])" office:value-type="float"/>
          <table:table-cell table:formula="of:=MEDIAN([.$F65];[.$P65];[.$Z65];[.$AJ65];[.$AT65];[.$BD65];[.$BN65];[.$BX65];[.$CH65];[.$CR65];[.$DB65])" office:value-type="float"/>
          <table:table-cell table:formula="of:=MEDIAN([.$G65];[.$Q65];[.$AA65];[.$AK65];[.$AU65];[.$BE65];[.$BO65];[.$BY65];[.$CI65];[.$CS65];[.$DC65])" office:value-type="float"/>
          <table:table-cell table:formula="of:=MEDIAN([.$H65];[.$R65];[.$AB65];[.$AL65];[.$AV65];[.$BF65];[.$BP65];[.$BZ65];[.$CJ65];[.$CT65];[.$DD65])" office:value-type="float"/>
          <table:table-cell table:formula="of:=MEDIAN([.$I65];[.$S65];[.$AC65];[.$AM65];[.$AW65];[.$BG65];[.$BQ65];[.$CA65];[.$CK65];[.$CU65];[.$DE65])" office:value-type="float"/>
          <table:table-cell table:formula="of:=MEDIAN([.$J65];[.$T65];[.$AD65];[.$AN65];[.$AX65];[.$BH65];[.$BR65];[.$CB65];[.$CL65];[.$CV65];[.$DF65])" office:value-type="float"/>
          <table:table-cell table:formula="of:=MEDIAN([.$K65];[.$U65];[.$AE65];[.$AO65];[.$AY65];[.$BI65];[.$BS65];[.$CC65];[.$CM65];[.$CW65];[.$DG65])" office:value-type="float"/>
          <table:table-cell table:formula="of:=MAX([.$B65];[.$L65];[.$V65];[.$AF65];[.$AP65];[.$AZ65];[.$BJ65];[.$BT65];[.$CD65];[.$CN65];[.$CX65])" office:value-type="float"/>
          <table:table-cell table:formula="of:=MAX([.$C65];[.$M65];[.$W65];[.$AG65];[.$AQ65];[.$BA65];[.$BK65];[.$BU65];[.$CE65];[.$CO65];[.$CY65])" office:value-type="float"/>
          <table:table-cell table:formula="of:=MAX([.$D65];[.$N65];[.$X65];[.$AH65];[.$AR65];[.$BB65];[.$BL65];[.$BV65];[.$CF65];[.$CP65];[.$CZ65])" office:value-type="float"/>
          <table:table-cell table:formula="of:=MAX([.$E65];[.$O65];[.$Y65];[.$AI65];[.$AS65];[.$BC65];[.$BM65];[.$BW65];[.$CG65];[.$CQ65];[.$DA65])" office:value-type="float"/>
          <table:table-cell table:formula="of:=MAX([.$F65];[.$P65];[.$Z65];[.$AJ65];[.$AT65];[.$BD65];[.$BN65];[.$BX65];[.$CH65];[.$CR65];[.$DB65])" office:value-type="float"/>
          <table:table-cell table:formula="of:=MAX([.$G65];[.$Q65];[.$AA65];[.$AK65];[.$AU65];[.$BE65];[.$BO65];[.$BY65];[.$CI65];[.$CS65];[.$DC65])" office:value-type="float"/>
          <table:table-cell table:formula="of:=MAX([.$H65];[.$R65];[.$AB65];[.$AL65];[.$AV65];[.$BF65];[.$BP65];[.$BZ65];[.$CJ65];[.$CT65];[.$DD65])" office:value-type="float"/>
          <table:table-cell table:formula="of:=MAX([.$I65];[.$S65];[.$AC65];[.$AM65];[.$AW65];[.$BG65];[.$BQ65];[.$CA65];[.$CK65];[.$CU65];[.$DE65])" office:value-type="float"/>
          <table:table-cell table:formula="of:=MAX([.$J65];[.$T65];[.$AD65];[.$AN65];[.$AX65];[.$BH65];[.$BR65];[.$CB65];[.$CL65];[.$CV65];[.$DF65])" office:value-type="float"/>
          <table:table-cell table:formula="of:=MAX([.$K65];[.$U65];[.$AE65];[.$AO65];[.$AY65];[.$BI65];[.$BS65];[.$CC65];[.$CM65];[.$CW65];[.$DG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L66];[.$V66];[.$AF66];[.$AP66];[.$AZ66];[.$BJ66];[.$BT66];[.$CD66];[.$CN66];[.$CX66])" office:value-type="float"/>
          <table:table-cell table:formula="of:=MIN([.$C66];[.$M66];[.$W66];[.$AG66];[.$AQ66];[.$BA66];[.$BK66];[.$BU66];[.$CE66];[.$CO66];[.$CY66])" office:value-type="float"/>
          <table:table-cell table:formula="of:=MIN([.$D66];[.$N66];[.$X66];[.$AH66];[.$AR66];[.$BB66];[.$BL66];[.$BV66];[.$CF66];[.$CP66];[.$CZ66])" office:value-type="float"/>
          <table:table-cell table:formula="of:=MIN([.$E66];[.$O66];[.$Y66];[.$AI66];[.$AS66];[.$BC66];[.$BM66];[.$BW66];[.$CG66];[.$CQ66];[.$DA66])" office:value-type="float"/>
          <table:table-cell table:formula="of:=MIN([.$F66];[.$P66];[.$Z66];[.$AJ66];[.$AT66];[.$BD66];[.$BN66];[.$BX66];[.$CH66];[.$CR66];[.$DB66])" office:value-type="float"/>
          <table:table-cell table:formula="of:=MIN([.$G66];[.$Q66];[.$AA66];[.$AK66];[.$AU66];[.$BE66];[.$BO66];[.$BY66];[.$CI66];[.$CS66];[.$DC66])" office:value-type="float"/>
          <table:table-cell table:formula="of:=MIN([.$H66];[.$R66];[.$AB66];[.$AL66];[.$AV66];[.$BF66];[.$BP66];[.$BZ66];[.$CJ66];[.$CT66];[.$DD66])" office:value-type="float"/>
          <table:table-cell table:formula="of:=MIN([.$I66];[.$S66];[.$AC66];[.$AM66];[.$AW66];[.$BG66];[.$BQ66];[.$CA66];[.$CK66];[.$CU66];[.$DE66])" office:value-type="float"/>
          <table:table-cell table:formula="of:=MIN([.$J66];[.$T66];[.$AD66];[.$AN66];[.$AX66];[.$BH66];[.$BR66];[.$CB66];[.$CL66];[.$CV66];[.$DF66])" office:value-type="float"/>
          <table:table-cell table:formula="of:=MIN([.$K66];[.$U66];[.$AE66];[.$AO66];[.$AY66];[.$BI66];[.$BS66];[.$CC66];[.$CM66];[.$CW66];[.$DG66])" office:value-type="float"/>
          <table:table-cell table:formula="of:=MEDIAN([.$B66];[.$L66];[.$V66];[.$AF66];[.$AP66];[.$AZ66];[.$BJ66];[.$BT66];[.$CD66];[.$CN66];[.$CX66])" office:value-type="float"/>
          <table:table-cell table:formula="of:=MEDIAN([.$C66];[.$M66];[.$W66];[.$AG66];[.$AQ66];[.$BA66];[.$BK66];[.$BU66];[.$CE66];[.$CO66];[.$CY66])" office:value-type="float"/>
          <table:table-cell table:formula="of:=MEDIAN([.$D66];[.$N66];[.$X66];[.$AH66];[.$AR66];[.$BB66];[.$BL66];[.$BV66];[.$CF66];[.$CP66];[.$CZ66])" office:value-type="float"/>
          <table:table-cell table:formula="of:=MEDIAN([.$E66];[.$O66];[.$Y66];[.$AI66];[.$AS66];[.$BC66];[.$BM66];[.$BW66];[.$CG66];[.$CQ66];[.$DA66])" office:value-type="float"/>
          <table:table-cell table:formula="of:=MEDIAN([.$F66];[.$P66];[.$Z66];[.$AJ66];[.$AT66];[.$BD66];[.$BN66];[.$BX66];[.$CH66];[.$CR66];[.$DB66])" office:value-type="float"/>
          <table:table-cell table:formula="of:=MEDIAN([.$G66];[.$Q66];[.$AA66];[.$AK66];[.$AU66];[.$BE66];[.$BO66];[.$BY66];[.$CI66];[.$CS66];[.$DC66])" office:value-type="float"/>
          <table:table-cell table:formula="of:=MEDIAN([.$H66];[.$R66];[.$AB66];[.$AL66];[.$AV66];[.$BF66];[.$BP66];[.$BZ66];[.$CJ66];[.$CT66];[.$DD66])" office:value-type="float"/>
          <table:table-cell table:formula="of:=MEDIAN([.$I66];[.$S66];[.$AC66];[.$AM66];[.$AW66];[.$BG66];[.$BQ66];[.$CA66];[.$CK66];[.$CU66];[.$DE66])" office:value-type="float"/>
          <table:table-cell table:formula="of:=MEDIAN([.$J66];[.$T66];[.$AD66];[.$AN66];[.$AX66];[.$BH66];[.$BR66];[.$CB66];[.$CL66];[.$CV66];[.$DF66])" office:value-type="float"/>
          <table:table-cell table:formula="of:=MEDIAN([.$K66];[.$U66];[.$AE66];[.$AO66];[.$AY66];[.$BI66];[.$BS66];[.$CC66];[.$CM66];[.$CW66];[.$DG66])" office:value-type="float"/>
          <table:table-cell table:formula="of:=MAX([.$B66];[.$L66];[.$V66];[.$AF66];[.$AP66];[.$AZ66];[.$BJ66];[.$BT66];[.$CD66];[.$CN66];[.$CX66])" office:value-type="float"/>
          <table:table-cell table:formula="of:=MAX([.$C66];[.$M66];[.$W66];[.$AG66];[.$AQ66];[.$BA66];[.$BK66];[.$BU66];[.$CE66];[.$CO66];[.$CY66])" office:value-type="float"/>
          <table:table-cell table:formula="of:=MAX([.$D66];[.$N66];[.$X66];[.$AH66];[.$AR66];[.$BB66];[.$BL66];[.$BV66];[.$CF66];[.$CP66];[.$CZ66])" office:value-type="float"/>
          <table:table-cell table:formula="of:=MAX([.$E66];[.$O66];[.$Y66];[.$AI66];[.$AS66];[.$BC66];[.$BM66];[.$BW66];[.$CG66];[.$CQ66];[.$DA66])" office:value-type="float"/>
          <table:table-cell table:formula="of:=MAX([.$F66];[.$P66];[.$Z66];[.$AJ66];[.$AT66];[.$BD66];[.$BN66];[.$BX66];[.$CH66];[.$CR66];[.$DB66])" office:value-type="float"/>
          <table:table-cell table:formula="of:=MAX([.$G66];[.$Q66];[.$AA66];[.$AK66];[.$AU66];[.$BE66];[.$BO66];[.$BY66];[.$CI66];[.$CS66];[.$DC66])" office:value-type="float"/>
          <table:table-cell table:formula="of:=MAX([.$H66];[.$R66];[.$AB66];[.$AL66];[.$AV66];[.$BF66];[.$BP66];[.$BZ66];[.$CJ66];[.$CT66];[.$DD66])" office:value-type="float"/>
          <table:table-cell table:formula="of:=MAX([.$I66];[.$S66];[.$AC66];[.$AM66];[.$AW66];[.$BG66];[.$BQ66];[.$CA66];[.$CK66];[.$CU66];[.$DE66])" office:value-type="float"/>
          <table:table-cell table:formula="of:=MAX([.$J66];[.$T66];[.$AD66];[.$AN66];[.$AX66];[.$BH66];[.$BR66];[.$CB66];[.$CL66];[.$CV66];[.$DF66])" office:value-type="float"/>
          <table:table-cell table:formula="of:=MAX([.$K66];[.$U66];[.$AE66];[.$AO66];[.$AY66];[.$BI66];[.$BS66];[.$CC66];[.$CM66];[.$CW66];[.$DG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office:value-type="float" office:value="62.1246"/>
          <table:table-cell office:value-type="float" office:value="0.0"/>
          <table:table-cell office:value-type="float" office:value="0.0258665287118"/>
          <table:table-cell office:value-type="float" office:value="0.000517330574237"/>
          <table:table-cell office:value-type="float" office:value="0.0"/>
          <table:table-cell office:value-type="float" office:value="651331.0"/>
          <table:table-cell table:style-name="cellBest" office:value-type="float" office:value="0.0"/>
          <table:table-cell office:value-type="float" office:value="223746.0"/>
          <table:table-cell office:value-type="float" office:value="4.0"/>
          <table:table-cell table:style-name="cellBest" office:value-type="float" office:value="42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0.232"/>
          <table:table-cell office:value-type="float" office:value="0.0"/>
          <table:table-cell office:value-type="float" office:value="0.0517330574237"/>
          <table:table-cell office:value-type="float" office:value="0.00116399379203"/>
          <table:table-cell office:value-type="float" office:value="0.0"/>
          <table:table-cell table:style-name="cellWorst" office:value-type="float" office:value="870879.0"/>
          <table:table-cell table:style-name="cellBest" office:value-type="float" office:value="0.0"/>
          <table:table-cell table:style-name="cellWorst" office:value-type="float" office:value="414265.0"/>
          <table:table-cell office:value-type="float" office:value="4.0"/>
          <table:table-cell table:style-name="cellWorst" office:value-type="float" office:value="98.0"/>
          <table:table-cell office:value-type="float" office:value="60.4086"/>
          <table:table-cell office:value-type="float" office:value="0.0"/>
          <table:table-cell office:value-type="float" office:value="0.0775995861355"/>
          <table:table-cell office:value-type="float" office:value="0.00163821348508"/>
          <table:table-cell office:value-type="float" office:value="0.0"/>
          <table:table-cell office:value-type="float" office:value="557324.0"/>
          <table:table-cell table:style-name="cellWorst" office:value-type="float" office:value="41274.0"/>
          <table:table-cell office:value-type="float" office:value="159682.0"/>
          <table:table-cell office:value-type="float" office:value="4.0"/>
          <table:table-cell office:value-type="float" office:value="53.0"/>
          <table:table-cell office:value-type="float" office:value="71.356"/>
          <table:table-cell office:value-type="float" office:value="0.0"/>
          <table:table-cell office:value-type="float" office:value="0.0258665287118"/>
          <table:table-cell office:value-type="float" office:value="0.00142265907915"/>
          <table:table-cell office:value-type="float" office:value="0.0"/>
          <table:table-cell table:style-name="cellBest" office:value-type="float" office:value="245130.0"/>
          <table:table-cell office:value-type="float" office:value="13947.0"/>
          <table:table-cell office:value-type="float" office:value="74657.0"/>
          <table:table-cell office:value-type="float" office:value="4.0"/>
          <table:table-cell office:value-type="float" office:value="53.0"/>
          <table:table-cell table:style-name="cellBest" office:value-type="float" office:value="54.8426"/>
          <table:table-cell office:value-type="float" office:value="0.0"/>
          <table:table-cell office:value-type="float" office:value="0.0517330574237"/>
          <table:table-cell office:value-type="float" office:value="0.0015951026039"/>
          <table:table-cell office:value-type="float" office:value="0.0"/>
          <table:table-cell office:value-type="float" office:value="251881.0"/>
          <table:table-cell office:value-type="float" office:value="10188.0"/>
          <table:table-cell office:value-type="float" office:value="72638.0"/>
          <table:table-cell office:value-type="float" office:value="4.0"/>
          <table:table-cell office:value-type="float" office:value="53.0"/>
          <table:table-cell office:value-type="float" office:value="57.0784"/>
          <table:table-cell office:value-type="float" office:value="0.0"/>
          <table:table-cell office:value-type="float" office:value="0.0517330574237"/>
          <table:table-cell office:value-type="float" office:value="0.0015951026039"/>
          <table:table-cell office:value-type="float" office:value="0.0"/>
          <table:table-cell office:value-type="float" office:value="251881.0"/>
          <table:table-cell office:value-type="float" office:value="10188.0"/>
          <table:table-cell office:value-type="float" office:value="72638.0"/>
          <table:table-cell office:value-type="float" office:value="4.0"/>
          <table:table-cell office:value-type="float" office:value="53.0"/>
          <table:table-cell office:value-type="float" office:value="61.128"/>
          <table:table-cell office:value-type="float" office:value="0.0"/>
          <table:table-cell office:value-type="float" office:value="0.103466114847"/>
          <table:table-cell office:value-type="float" office:value="0.00155199172271"/>
          <table:table-cell office:value-type="float" office:value="0.0"/>
          <table:table-cell office:value-type="float" office:value="251969.0"/>
          <table:table-cell office:value-type="float" office:value="5440.0"/>
          <table:table-cell office:value-type="float" office:value="73337.0"/>
          <table:table-cell office:value-type="float" office:value="4.0"/>
          <table:table-cell office:value-type="float" office:value="53.0"/>
          <table:table-cell office:value-type="float" office:value="70.3414"/>
          <table:table-cell office:value-type="float" office:value="0.0"/>
          <table:table-cell office:value-type="float" office:value="0.0775995861355"/>
          <table:table-cell office:value-type="float" office:value="0.00129332643559"/>
          <table:table-cell office:value-type="float" office:value="0.0"/>
          <table:table-cell office:value-type="float" office:value="252512.0"/>
          <table:table-cell office:value-type="float" office:value="5876.0"/>
          <table:table-cell office:value-type="float" office:value="73544.0"/>
          <table:table-cell office:value-type="float" office:value="4.0"/>
          <table:table-cell office:value-type="float" office:value="53.0"/>
          <table:table-cell office:value-type="float" office:value="62.8223"/>
          <table:table-cell office:value-type="float" office:value="0.0"/>
          <table:table-cell office:value-type="float" office:value="0.0775995861355"/>
          <table:table-cell office:value-type="float" office:value="0.00163821348508"/>
          <table:table-cell office:value-type="float" office:value="0.0"/>
          <table:table-cell office:value-type="float" office:value="259352.0"/>
          <table:table-cell office:value-type="float" office:value="26001.0"/>
          <table:table-cell office:value-type="float" office:value="87766.0"/>
          <table:table-cell office:value-type="float" office:value="4.0"/>
          <table:table-cell office:value-type="float" office:value="53.0"/>
          <table:table-cell office:value-type="float" office:value="61.1771"/>
          <table:table-cell office:value-type="float" office:value="0.0"/>
          <table:table-cell office:value-type="float" office:value="0.103466114847"/>
          <table:table-cell office:value-type="float" office:value="0.00163821348508"/>
          <table:table-cell office:value-type="float" office:value="0.0"/>
          <table:table-cell office:value-type="float" office:value="255429.0"/>
          <table:table-cell office:value-type="float" office:value="24246.0"/>
          <table:table-cell office:value-type="float" office:value="84448.0"/>
          <table:table-cell office:value-type="float" office:value="4.0"/>
          <table:table-cell office:value-type="float" office:value="53.0"/>
          <table:table-cell table:formula="of:=MIN([.$B67];[.$L67];[.$V67];[.$AF67];[.$AP67];[.$AZ67];[.$BJ67];[.$BT67];[.$CD67];[.$CN67];[.$CX67])" office:value-type="float"/>
          <table:table-cell table:formula="of:=MIN([.$C67];[.$M67];[.$W67];[.$AG67];[.$AQ67];[.$BA67];[.$BK67];[.$BU67];[.$CE67];[.$CO67];[.$CY67])" office:value-type="float"/>
          <table:table-cell table:formula="of:=MIN([.$D67];[.$N67];[.$X67];[.$AH67];[.$AR67];[.$BB67];[.$BL67];[.$BV67];[.$CF67];[.$CP67];[.$CZ67])" office:value-type="float"/>
          <table:table-cell table:formula="of:=MIN([.$E67];[.$O67];[.$Y67];[.$AI67];[.$AS67];[.$BC67];[.$BM67];[.$BW67];[.$CG67];[.$CQ67];[.$DA67])" office:value-type="float"/>
          <table:table-cell table:formula="of:=MIN([.$F67];[.$P67];[.$Z67];[.$AJ67];[.$AT67];[.$BD67];[.$BN67];[.$BX67];[.$CH67];[.$CR67];[.$DB67])" office:value-type="float"/>
          <table:table-cell table:formula="of:=MIN([.$G67];[.$Q67];[.$AA67];[.$AK67];[.$AU67];[.$BE67];[.$BO67];[.$BY67];[.$CI67];[.$CS67];[.$DC67])" office:value-type="float"/>
          <table:table-cell table:formula="of:=MIN([.$H67];[.$R67];[.$AB67];[.$AL67];[.$AV67];[.$BF67];[.$BP67];[.$BZ67];[.$CJ67];[.$CT67];[.$DD67])" office:value-type="float"/>
          <table:table-cell table:formula="of:=MIN([.$I67];[.$S67];[.$AC67];[.$AM67];[.$AW67];[.$BG67];[.$BQ67];[.$CA67];[.$CK67];[.$CU67];[.$DE67])" office:value-type="float"/>
          <table:table-cell table:formula="of:=MIN([.$J67];[.$T67];[.$AD67];[.$AN67];[.$AX67];[.$BH67];[.$BR67];[.$CB67];[.$CL67];[.$CV67];[.$DF67])" office:value-type="float"/>
          <table:table-cell table:formula="of:=MIN([.$K67];[.$U67];[.$AE67];[.$AO67];[.$AY67];[.$BI67];[.$BS67];[.$CC67];[.$CM67];[.$CW67];[.$DG67])" office:value-type="float"/>
          <table:table-cell table:formula="of:=MEDIAN([.$B67];[.$L67];[.$V67];[.$AF67];[.$AP67];[.$AZ67];[.$BJ67];[.$BT67];[.$CD67];[.$CN67];[.$CX67])" office:value-type="float"/>
          <table:table-cell table:formula="of:=MEDIAN([.$C67];[.$M67];[.$W67];[.$AG67];[.$AQ67];[.$BA67];[.$BK67];[.$BU67];[.$CE67];[.$CO67];[.$CY67])" office:value-type="float"/>
          <table:table-cell table:formula="of:=MEDIAN([.$D67];[.$N67];[.$X67];[.$AH67];[.$AR67];[.$BB67];[.$BL67];[.$BV67];[.$CF67];[.$CP67];[.$CZ67])" office:value-type="float"/>
          <table:table-cell table:formula="of:=MEDIAN([.$E67];[.$O67];[.$Y67];[.$AI67];[.$AS67];[.$BC67];[.$BM67];[.$BW67];[.$CG67];[.$CQ67];[.$DA67])" office:value-type="float"/>
          <table:table-cell table:formula="of:=MEDIAN([.$F67];[.$P67];[.$Z67];[.$AJ67];[.$AT67];[.$BD67];[.$BN67];[.$BX67];[.$CH67];[.$CR67];[.$DB67])" office:value-type="float"/>
          <table:table-cell table:formula="of:=MEDIAN([.$G67];[.$Q67];[.$AA67];[.$AK67];[.$AU67];[.$BE67];[.$BO67];[.$BY67];[.$CI67];[.$CS67];[.$DC67])" office:value-type="float"/>
          <table:table-cell table:formula="of:=MEDIAN([.$H67];[.$R67];[.$AB67];[.$AL67];[.$AV67];[.$BF67];[.$BP67];[.$BZ67];[.$CJ67];[.$CT67];[.$DD67])" office:value-type="float"/>
          <table:table-cell table:formula="of:=MEDIAN([.$I67];[.$S67];[.$AC67];[.$AM67];[.$AW67];[.$BG67];[.$BQ67];[.$CA67];[.$CK67];[.$CU67];[.$DE67])" office:value-type="float"/>
          <table:table-cell table:formula="of:=MEDIAN([.$J67];[.$T67];[.$AD67];[.$AN67];[.$AX67];[.$BH67];[.$BR67];[.$CB67];[.$CL67];[.$CV67];[.$DF67])" office:value-type="float"/>
          <table:table-cell table:formula="of:=MEDIAN([.$K67];[.$U67];[.$AE67];[.$AO67];[.$AY67];[.$BI67];[.$BS67];[.$CC67];[.$CM67];[.$CW67];[.$DG67])" office:value-type="float"/>
          <table:table-cell table:formula="of:=MAX([.$B67];[.$L67];[.$V67];[.$AF67];[.$AP67];[.$AZ67];[.$BJ67];[.$BT67];[.$CD67];[.$CN67];[.$CX67])" office:value-type="float"/>
          <table:table-cell table:formula="of:=MAX([.$C67];[.$M67];[.$W67];[.$AG67];[.$AQ67];[.$BA67];[.$BK67];[.$BU67];[.$CE67];[.$CO67];[.$CY67])" office:value-type="float"/>
          <table:table-cell table:formula="of:=MAX([.$D67];[.$N67];[.$X67];[.$AH67];[.$AR67];[.$BB67];[.$BL67];[.$BV67];[.$CF67];[.$CP67];[.$CZ67])" office:value-type="float"/>
          <table:table-cell table:formula="of:=MAX([.$E67];[.$O67];[.$Y67];[.$AI67];[.$AS67];[.$BC67];[.$BM67];[.$BW67];[.$CG67];[.$CQ67];[.$DA67])" office:value-type="float"/>
          <table:table-cell table:formula="of:=MAX([.$F67];[.$P67];[.$Z67];[.$AJ67];[.$AT67];[.$BD67];[.$BN67];[.$BX67];[.$CH67];[.$CR67];[.$DB67])" office:value-type="float"/>
          <table:table-cell table:formula="of:=MAX([.$G67];[.$Q67];[.$AA67];[.$AK67];[.$AU67];[.$BE67];[.$BO67];[.$BY67];[.$CI67];[.$CS67];[.$DC67])" office:value-type="float"/>
          <table:table-cell table:formula="of:=MAX([.$H67];[.$R67];[.$AB67];[.$AL67];[.$AV67];[.$BF67];[.$BP67];[.$BZ67];[.$CJ67];[.$CT67];[.$DD67])" office:value-type="float"/>
          <table:table-cell table:formula="of:=MAX([.$I67];[.$S67];[.$AC67];[.$AM67];[.$AW67];[.$BG67];[.$BQ67];[.$CA67];[.$CK67];[.$CU67];[.$DE67])" office:value-type="float"/>
          <table:table-cell table:formula="of:=MAX([.$J67];[.$T67];[.$AD67];[.$AN67];[.$AX67];[.$BH67];[.$BR67];[.$CB67];[.$CL67];[.$CV67];[.$DF67])" office:value-type="float"/>
          <table:table-cell table:formula="of:=MAX([.$K67];[.$U67];[.$AE67];[.$AO67];[.$AY67];[.$BI67];[.$BS67];[.$CC67];[.$CM67];[.$CW67];[.$DG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13.7548"/>
          <table:table-cell office:value-type="float" office:value="0.0"/>
          <table:table-cell office:value-type="float" office:value="0.0271628412332"/>
          <table:table-cell office:value-type="float" office:value="0.000452714020553"/>
          <table:table-cell office:value-type="float" office:value="0.0"/>
          <table:table-cell office:value-type="float" office:value="44919.0"/>
          <table:table-cell table:style-name="cellBest" office:value-type="float" office:value="0.0"/>
          <table:table-cell office:value-type="float" office:value="8425.0"/>
          <table:table-cell office:value-type="float" office:value="4.0"/>
          <table:table-cell table:style-name="cellBest" office:value-type="float" office:value="42.0"/>
          <table:table-cell office:value-type="float" office:value="16.9081"/>
          <table:table-cell office:value-type="float" office:value="0.0"/>
          <table:table-cell office:value-type="float" office:value="0.0271628412332"/>
          <table:table-cell office:value-type="float" office:value="0.000407442618498"/>
          <table:table-cell office:value-type="float" office:value="0.0"/>
          <table:table-cell table:style-name="cellBest" office:value-type="float" office:value="44320.0"/>
          <table:table-cell table:style-name="cellBest" office:value-type="float" office:value="0.0"/>
          <table:table-cell table:style-name="cellBest" office:value-type="float" office:value="6239.0"/>
          <table:table-cell office:value-type="float" office:value="4.0"/>
          <table:table-cell office:value-type="float" office:value="53.0"/>
          <table:table-cell table:style-name="cellWorst" office:value-type="float" office:value="34.6396"/>
          <table:table-cell office:value-type="float" office:value="0.0"/>
          <table:table-cell office:value-type="float" office:value="0.0271628412332"/>
          <table:table-cell office:value-type="float" office:value="0.000452714020553"/>
          <table:table-cell office:value-type="float" office:value="0.0"/>
          <table:table-cell table:style-name="cellWorst" office:value-type="float" office:value="72499.0"/>
          <table:table-cell table:style-name="cellBest" office:value-type="float" office:value="0.0"/>
          <table:table-cell table:style-name="cellWorst" office:value-type="float" office:value="18113.0"/>
          <table:table-cell office:value-type="float" office:value="4.0"/>
          <table:table-cell table:style-name="cellWorst" office:value-type="float" office:value="77.0"/>
          <table:table-cell office:value-type="float" office:value="20.8343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61641.0"/>
          <table:table-cell table:style-name="cellWorst" office:value-type="float" office:value="814.0"/>
          <table:table-cell office:value-type="float" office:value="14634.0"/>
          <table:table-cell office:value-type="float" office:value="4.0"/>
          <table:table-cell office:value-type="float" office:value="52.0"/>
          <table:table-cell office:value-type="float" office:value="22.364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51813.0"/>
          <table:table-cell office:value-type="float" office:value="519.0"/>
          <table:table-cell office:value-type="float" office:value="10367.0"/>
          <table:table-cell office:value-type="float" office:value="4.0"/>
          <table:table-cell office:value-type="float" office:value="52.0"/>
          <table:table-cell office:value-type="float" office:value="23.2524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51820.0"/>
          <table:table-cell office:value-type="float" office:value="193.0"/>
          <table:table-cell office:value-type="float" office:value="10227.0"/>
          <table:table-cell office:value-type="float" office:value="4.0"/>
          <table:table-cell office:value-type="float" office:value="52.0"/>
          <table:table-cell office:value-type="float" office:value="20.5618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51820.0"/>
          <table:table-cell office:value-type="float" office:value="193.0"/>
          <table:table-cell office:value-type="float" office:value="10227.0"/>
          <table:table-cell office:value-type="float" office:value="4.0"/>
          <table:table-cell office:value-type="float" office:value="52.0"/>
          <table:table-cell office:value-type="float" office:value="23.1896"/>
          <table:table-cell office:value-type="float" office:value="0.0"/>
          <table:table-cell office:value-type="float" office:value="0.0271628412332"/>
          <table:table-cell office:value-type="float" office:value="0.000497985422609"/>
          <table:table-cell office:value-type="float" office:value="0.0"/>
          <table:table-cell office:value-type="float" office:value="51880.0"/>
          <table:table-cell office:value-type="float" office:value="76.0"/>
          <table:table-cell office:value-type="float" office:value="10141.0"/>
          <table:table-cell office:value-type="float" office:value="4.0"/>
          <table:table-cell office:value-type="float" office:value="52.0"/>
          <table:table-cell office:value-type="float" office:value="34.6271"/>
          <table:table-cell office:value-type="float" office:value="0.0"/>
          <table:table-cell office:value-type="float" office:value="0.0271628412332"/>
          <table:table-cell office:value-type="float" office:value="0.000452714020553"/>
          <table:table-cell office:value-type="float" office:value="0.0"/>
          <table:table-cell office:value-type="float" office:value="51891.0"/>
          <table:table-cell office:value-type="float" office:value="61.0"/>
          <table:table-cell office:value-type="float" office:value="10169.0"/>
          <table:table-cell office:value-type="float" office:value="4.0"/>
          <table:table-cell office:value-type="float" office:value="52.0"/>
          <table:table-cell office:value-type="float" office:value="22.8451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51818.0"/>
          <table:table-cell office:value-type="float" office:value="521.0"/>
          <table:table-cell office:value-type="float" office:value="10372.0"/>
          <table:table-cell office:value-type="float" office:value="4.0"/>
          <table:table-cell office:value-type="float" office:value="52.0"/>
          <table:table-cell office:value-type="float" office:value="22.8496"/>
          <table:table-cell office:value-type="float" office:value="0.0"/>
          <table:table-cell office:value-type="float" office:value="0.0271628412332"/>
          <table:table-cell office:value-type="float" office:value="0.000543256824664"/>
          <table:table-cell office:value-type="float" office:value="0.0"/>
          <table:table-cell office:value-type="float" office:value="51818.0"/>
          <table:table-cell office:value-type="float" office:value="524.0"/>
          <table:table-cell office:value-type="float" office:value="10371.0"/>
          <table:table-cell office:value-type="float" office:value="4.0"/>
          <table:table-cell office:value-type="float" office:value="52.0"/>
          <table:table-cell table:formula="of:=MIN([.$B68];[.$L68];[.$V68];[.$AF68];[.$AP68];[.$AZ68];[.$BJ68];[.$BT68];[.$CD68];[.$CN68];[.$CX68])" office:value-type="float"/>
          <table:table-cell table:formula="of:=MIN([.$C68];[.$M68];[.$W68];[.$AG68];[.$AQ68];[.$BA68];[.$BK68];[.$BU68];[.$CE68];[.$CO68];[.$CY68])" office:value-type="float"/>
          <table:table-cell table:formula="of:=MIN([.$D68];[.$N68];[.$X68];[.$AH68];[.$AR68];[.$BB68];[.$BL68];[.$BV68];[.$CF68];[.$CP68];[.$CZ68])" office:value-type="float"/>
          <table:table-cell table:formula="of:=MIN([.$E68];[.$O68];[.$Y68];[.$AI68];[.$AS68];[.$BC68];[.$BM68];[.$BW68];[.$CG68];[.$CQ68];[.$DA68])" office:value-type="float"/>
          <table:table-cell table:formula="of:=MIN([.$F68];[.$P68];[.$Z68];[.$AJ68];[.$AT68];[.$BD68];[.$BN68];[.$BX68];[.$CH68];[.$CR68];[.$DB68])" office:value-type="float"/>
          <table:table-cell table:formula="of:=MIN([.$G68];[.$Q68];[.$AA68];[.$AK68];[.$AU68];[.$BE68];[.$BO68];[.$BY68];[.$CI68];[.$CS68];[.$DC68])" office:value-type="float"/>
          <table:table-cell table:formula="of:=MIN([.$H68];[.$R68];[.$AB68];[.$AL68];[.$AV68];[.$BF68];[.$BP68];[.$BZ68];[.$CJ68];[.$CT68];[.$DD68])" office:value-type="float"/>
          <table:table-cell table:formula="of:=MIN([.$I68];[.$S68];[.$AC68];[.$AM68];[.$AW68];[.$BG68];[.$BQ68];[.$CA68];[.$CK68];[.$CU68];[.$DE68])" office:value-type="float"/>
          <table:table-cell table:formula="of:=MIN([.$J68];[.$T68];[.$AD68];[.$AN68];[.$AX68];[.$BH68];[.$BR68];[.$CB68];[.$CL68];[.$CV68];[.$DF68])" office:value-type="float"/>
          <table:table-cell table:formula="of:=MIN([.$K68];[.$U68];[.$AE68];[.$AO68];[.$AY68];[.$BI68];[.$BS68];[.$CC68];[.$CM68];[.$CW68];[.$DG68])" office:value-type="float"/>
          <table:table-cell table:formula="of:=MEDIAN([.$B68];[.$L68];[.$V68];[.$AF68];[.$AP68];[.$AZ68];[.$BJ68];[.$BT68];[.$CD68];[.$CN68];[.$CX68])" office:value-type="float"/>
          <table:table-cell table:formula="of:=MEDIAN([.$C68];[.$M68];[.$W68];[.$AG68];[.$AQ68];[.$BA68];[.$BK68];[.$BU68];[.$CE68];[.$CO68];[.$CY68])" office:value-type="float"/>
          <table:table-cell table:formula="of:=MEDIAN([.$D68];[.$N68];[.$X68];[.$AH68];[.$AR68];[.$BB68];[.$BL68];[.$BV68];[.$CF68];[.$CP68];[.$CZ68])" office:value-type="float"/>
          <table:table-cell table:formula="of:=MEDIAN([.$E68];[.$O68];[.$Y68];[.$AI68];[.$AS68];[.$BC68];[.$BM68];[.$BW68];[.$CG68];[.$CQ68];[.$DA68])" office:value-type="float"/>
          <table:table-cell table:formula="of:=MEDIAN([.$F68];[.$P68];[.$Z68];[.$AJ68];[.$AT68];[.$BD68];[.$BN68];[.$BX68];[.$CH68];[.$CR68];[.$DB68])" office:value-type="float"/>
          <table:table-cell table:formula="of:=MEDIAN([.$G68];[.$Q68];[.$AA68];[.$AK68];[.$AU68];[.$BE68];[.$BO68];[.$BY68];[.$CI68];[.$CS68];[.$DC68])" office:value-type="float"/>
          <table:table-cell table:formula="of:=MEDIAN([.$H68];[.$R68];[.$AB68];[.$AL68];[.$AV68];[.$BF68];[.$BP68];[.$BZ68];[.$CJ68];[.$CT68];[.$DD68])" office:value-type="float"/>
          <table:table-cell table:formula="of:=MEDIAN([.$I68];[.$S68];[.$AC68];[.$AM68];[.$AW68];[.$BG68];[.$BQ68];[.$CA68];[.$CK68];[.$CU68];[.$DE68])" office:value-type="float"/>
          <table:table-cell table:formula="of:=MEDIAN([.$J68];[.$T68];[.$AD68];[.$AN68];[.$AX68];[.$BH68];[.$BR68];[.$CB68];[.$CL68];[.$CV68];[.$DF68])" office:value-type="float"/>
          <table:table-cell table:formula="of:=MEDIAN([.$K68];[.$U68];[.$AE68];[.$AO68];[.$AY68];[.$BI68];[.$BS68];[.$CC68];[.$CM68];[.$CW68];[.$DG68])" office:value-type="float"/>
          <table:table-cell table:formula="of:=MAX([.$B68];[.$L68];[.$V68];[.$AF68];[.$AP68];[.$AZ68];[.$BJ68];[.$BT68];[.$CD68];[.$CN68];[.$CX68])" office:value-type="float"/>
          <table:table-cell table:formula="of:=MAX([.$C68];[.$M68];[.$W68];[.$AG68];[.$AQ68];[.$BA68];[.$BK68];[.$BU68];[.$CE68];[.$CO68];[.$CY68])" office:value-type="float"/>
          <table:table-cell table:formula="of:=MAX([.$D68];[.$N68];[.$X68];[.$AH68];[.$AR68];[.$BB68];[.$BL68];[.$BV68];[.$CF68];[.$CP68];[.$CZ68])" office:value-type="float"/>
          <table:table-cell table:formula="of:=MAX([.$E68];[.$O68];[.$Y68];[.$AI68];[.$AS68];[.$BC68];[.$BM68];[.$BW68];[.$CG68];[.$CQ68];[.$DA68])" office:value-type="float"/>
          <table:table-cell table:formula="of:=MAX([.$F68];[.$P68];[.$Z68];[.$AJ68];[.$AT68];[.$BD68];[.$BN68];[.$BX68];[.$CH68];[.$CR68];[.$DB68])" office:value-type="float"/>
          <table:table-cell table:formula="of:=MAX([.$G68];[.$Q68];[.$AA68];[.$AK68];[.$AU68];[.$BE68];[.$BO68];[.$BY68];[.$CI68];[.$CS68];[.$DC68])" office:value-type="float"/>
          <table:table-cell table:formula="of:=MAX([.$H68];[.$R68];[.$AB68];[.$AL68];[.$AV68];[.$BF68];[.$BP68];[.$BZ68];[.$CJ68];[.$CT68];[.$DD68])" office:value-type="float"/>
          <table:table-cell table:formula="of:=MAX([.$I68];[.$S68];[.$AC68];[.$AM68];[.$AW68];[.$BG68];[.$BQ68];[.$CA68];[.$CK68];[.$CU68];[.$DE68])" office:value-type="float"/>
          <table:table-cell table:formula="of:=MAX([.$J68];[.$T68];[.$AD68];[.$AN68];[.$AX68];[.$BH68];[.$BR68];[.$CB68];[.$CL68];[.$CV68];[.$DF68])" office:value-type="float"/>
          <table:table-cell table:formula="of:=MAX([.$K68];[.$U68];[.$AE68];[.$AO68];[.$AY68];[.$BI68];[.$BS68];[.$CC68];[.$CM68];[.$CW68];[.$DG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table:style-name="cellBest" office:value-type="float" office:value="16.7949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43032.0"/>
          <table:table-cell table:style-name="cellBest" office:value-type="float" office:value="0.0"/>
          <table:table-cell office:value-type="float" office:value="2619.0"/>
          <table:table-cell office:value-type="float" office:value="4.0"/>
          <table:table-cell office:value-type="float" office:value="58.0"/>
          <table:table-cell office:value-type="float" office:value="18.6452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table:style-name="cellWorst" office:value-type="float" office:value="47585.0"/>
          <table:table-cell table:style-name="cellBest" office:value-type="float" office:value="0.0"/>
          <table:table-cell office:value-type="float" office:value="806.0"/>
          <table:table-cell office:value-type="float" office:value="4.0"/>
          <table:table-cell office:value-type="float" office:value="66.0"/>
          <table:table-cell office:value-type="float" office:value="19.794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5479.0"/>
          <table:table-cell table:style-name="cellBest" office:value-type="float" office:value="0.0"/>
          <table:table-cell table:style-name="cellWorst" office:value-type="float" office:value="5060.0"/>
          <table:table-cell office:value-type="float" office:value="4.0"/>
          <table:table-cell table:style-name="cellBest" office:value-type="float" office:value="54.0"/>
          <table:table-cell office:value-type="float" office:value="17.8005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4863.0"/>
          <table:table-cell office:value-type="float" office:value="114.0"/>
          <table:table-cell office:value-type="float" office:value="669.0"/>
          <table:table-cell office:value-type="float" office:value="4.0"/>
          <table:table-cell office:value-type="float" office:value="64.0"/>
          <table:table-cell office:value-type="float" office:value="19.2507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table:style-name="cellBest" office:value-type="float" office:value="34412.0"/>
          <table:table-cell office:value-type="float" office:value="154.0"/>
          <table:table-cell table:style-name="cellBest" office:value-type="float" office:value="564.0"/>
          <table:table-cell office:value-type="float" office:value="4.0"/>
          <table:table-cell office:value-type="float" office:value="64.0"/>
          <table:table-cell office:value-type="float" office:value="19.0586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4613.0"/>
          <table:table-cell office:value-type="float" office:value="222.0"/>
          <table:table-cell office:value-type="float" office:value="582.0"/>
          <table:table-cell office:value-type="float" office:value="4.0"/>
          <table:table-cell office:value-type="float" office:value="64.0"/>
          <table:table-cell office:value-type="float" office:value="18.0936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4613.0"/>
          <table:table-cell office:value-type="float" office:value="222.0"/>
          <table:table-cell office:value-type="float" office:value="582.0"/>
          <table:table-cell office:value-type="float" office:value="4.0"/>
          <table:table-cell office:value-type="float" office:value="64.0"/>
          <table:table-cell office:value-type="float" office:value="18.9533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4652.0"/>
          <table:table-cell office:value-type="float" office:value="100.0"/>
          <table:table-cell office:value-type="float" office:value="616.0"/>
          <table:table-cell office:value-type="float" office:value="4.0"/>
          <table:table-cell office:value-type="float" office:value="64.0"/>
          <table:table-cell table:style-name="cellWorst" office:value-type="float" office:value="26.6854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4632.0"/>
          <table:table-cell office:value-type="float" office:value="124.0"/>
          <table:table-cell office:value-type="float" office:value="634.0"/>
          <table:table-cell office:value-type="float" office:value="4.0"/>
          <table:table-cell office:value-type="float" office:value="64.0"/>
          <table:table-cell office:value-type="float" office:value="19.7328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8730.0"/>
          <table:table-cell table:style-name="cellWorst" office:value-type="float" office:value="4472.0"/>
          <table:table-cell office:value-type="float" office:value="3720.0"/>
          <table:table-cell office:value-type="float" office:value="4.0"/>
          <table:table-cell office:value-type="float" office:value="64.0"/>
          <table:table-cell office:value-type="float" office:value="19.1294"/>
          <table:table-cell office:value-type="float" office:value="0.0"/>
          <table:table-cell office:value-type="float" office:value="0.0265604249668"/>
          <table:table-cell office:value-type="float" office:value="0.000354138999557"/>
          <table:table-cell office:value-type="float" office:value="0.0"/>
          <table:table-cell office:value-type="float" office:value="38730.0"/>
          <table:table-cell table:style-name="cellWorst" office:value-type="float" office:value="4472.0"/>
          <table:table-cell office:value-type="float" office:value="3719.0"/>
          <table:table-cell office:value-type="float" office:value="4.0"/>
          <table:table-cell office:value-type="float" office:value="64.0"/>
          <table:table-cell table:formula="of:=MIN([.$B69];[.$L69];[.$V69];[.$AF69];[.$AP69];[.$AZ69];[.$BJ69];[.$BT69];[.$CD69];[.$CN69];[.$CX69])" office:value-type="float"/>
          <table:table-cell table:formula="of:=MIN([.$C69];[.$M69];[.$W69];[.$AG69];[.$AQ69];[.$BA69];[.$BK69];[.$BU69];[.$CE69];[.$CO69];[.$CY69])" office:value-type="float"/>
          <table:table-cell table:formula="of:=MIN([.$D69];[.$N69];[.$X69];[.$AH69];[.$AR69];[.$BB69];[.$BL69];[.$BV69];[.$CF69];[.$CP69];[.$CZ69])" office:value-type="float"/>
          <table:table-cell table:formula="of:=MIN([.$E69];[.$O69];[.$Y69];[.$AI69];[.$AS69];[.$BC69];[.$BM69];[.$BW69];[.$CG69];[.$CQ69];[.$DA69])" office:value-type="float"/>
          <table:table-cell table:formula="of:=MIN([.$F69];[.$P69];[.$Z69];[.$AJ69];[.$AT69];[.$BD69];[.$BN69];[.$BX69];[.$CH69];[.$CR69];[.$DB69])" office:value-type="float"/>
          <table:table-cell table:formula="of:=MIN([.$G69];[.$Q69];[.$AA69];[.$AK69];[.$AU69];[.$BE69];[.$BO69];[.$BY69];[.$CI69];[.$CS69];[.$DC69])" office:value-type="float"/>
          <table:table-cell table:formula="of:=MIN([.$H69];[.$R69];[.$AB69];[.$AL69];[.$AV69];[.$BF69];[.$BP69];[.$BZ69];[.$CJ69];[.$CT69];[.$DD69])" office:value-type="float"/>
          <table:table-cell table:formula="of:=MIN([.$I69];[.$S69];[.$AC69];[.$AM69];[.$AW69];[.$BG69];[.$BQ69];[.$CA69];[.$CK69];[.$CU69];[.$DE69])" office:value-type="float"/>
          <table:table-cell table:formula="of:=MIN([.$J69];[.$T69];[.$AD69];[.$AN69];[.$AX69];[.$BH69];[.$BR69];[.$CB69];[.$CL69];[.$CV69];[.$DF69])" office:value-type="float"/>
          <table:table-cell table:formula="of:=MIN([.$K69];[.$U69];[.$AE69];[.$AO69];[.$AY69];[.$BI69];[.$BS69];[.$CC69];[.$CM69];[.$CW69];[.$DG69])" office:value-type="float"/>
          <table:table-cell table:formula="of:=MEDIAN([.$B69];[.$L69];[.$V69];[.$AF69];[.$AP69];[.$AZ69];[.$BJ69];[.$BT69];[.$CD69];[.$CN69];[.$CX69])" office:value-type="float"/>
          <table:table-cell table:formula="of:=MEDIAN([.$C69];[.$M69];[.$W69];[.$AG69];[.$AQ69];[.$BA69];[.$BK69];[.$BU69];[.$CE69];[.$CO69];[.$CY69])" office:value-type="float"/>
          <table:table-cell table:formula="of:=MEDIAN([.$D69];[.$N69];[.$X69];[.$AH69];[.$AR69];[.$BB69];[.$BL69];[.$BV69];[.$CF69];[.$CP69];[.$CZ69])" office:value-type="float"/>
          <table:table-cell table:formula="of:=MEDIAN([.$E69];[.$O69];[.$Y69];[.$AI69];[.$AS69];[.$BC69];[.$BM69];[.$BW69];[.$CG69];[.$CQ69];[.$DA69])" office:value-type="float"/>
          <table:table-cell table:formula="of:=MEDIAN([.$F69];[.$P69];[.$Z69];[.$AJ69];[.$AT69];[.$BD69];[.$BN69];[.$BX69];[.$CH69];[.$CR69];[.$DB69])" office:value-type="float"/>
          <table:table-cell table:formula="of:=MEDIAN([.$G69];[.$Q69];[.$AA69];[.$AK69];[.$AU69];[.$BE69];[.$BO69];[.$BY69];[.$CI69];[.$CS69];[.$DC69])" office:value-type="float"/>
          <table:table-cell table:formula="of:=MEDIAN([.$H69];[.$R69];[.$AB69];[.$AL69];[.$AV69];[.$BF69];[.$BP69];[.$BZ69];[.$CJ69];[.$CT69];[.$DD69])" office:value-type="float"/>
          <table:table-cell table:formula="of:=MEDIAN([.$I69];[.$S69];[.$AC69];[.$AM69];[.$AW69];[.$BG69];[.$BQ69];[.$CA69];[.$CK69];[.$CU69];[.$DE69])" office:value-type="float"/>
          <table:table-cell table:formula="of:=MEDIAN([.$J69];[.$T69];[.$AD69];[.$AN69];[.$AX69];[.$BH69];[.$BR69];[.$CB69];[.$CL69];[.$CV69];[.$DF69])" office:value-type="float"/>
          <table:table-cell table:formula="of:=MEDIAN([.$K69];[.$U69];[.$AE69];[.$AO69];[.$AY69];[.$BI69];[.$BS69];[.$CC69];[.$CM69];[.$CW69];[.$DG69])" office:value-type="float"/>
          <table:table-cell table:formula="of:=MAX([.$B69];[.$L69];[.$V69];[.$AF69];[.$AP69];[.$AZ69];[.$BJ69];[.$BT69];[.$CD69];[.$CN69];[.$CX69])" office:value-type="float"/>
          <table:table-cell table:formula="of:=MAX([.$C69];[.$M69];[.$W69];[.$AG69];[.$AQ69];[.$BA69];[.$BK69];[.$BU69];[.$CE69];[.$CO69];[.$CY69])" office:value-type="float"/>
          <table:table-cell table:formula="of:=MAX([.$D69];[.$N69];[.$X69];[.$AH69];[.$AR69];[.$BB69];[.$BL69];[.$BV69];[.$CF69];[.$CP69];[.$CZ69])" office:value-type="float"/>
          <table:table-cell table:formula="of:=MAX([.$E69];[.$O69];[.$Y69];[.$AI69];[.$AS69];[.$BC69];[.$BM69];[.$BW69];[.$CG69];[.$CQ69];[.$DA69])" office:value-type="float"/>
          <table:table-cell table:formula="of:=MAX([.$F69];[.$P69];[.$Z69];[.$AJ69];[.$AT69];[.$BD69];[.$BN69];[.$BX69];[.$CH69];[.$CR69];[.$DB69])" office:value-type="float"/>
          <table:table-cell table:formula="of:=MAX([.$G69];[.$Q69];[.$AA69];[.$AK69];[.$AU69];[.$BE69];[.$BO69];[.$BY69];[.$CI69];[.$CS69];[.$DC69])" office:value-type="float"/>
          <table:table-cell table:formula="of:=MAX([.$H69];[.$R69];[.$AB69];[.$AL69];[.$AV69];[.$BF69];[.$BP69];[.$BZ69];[.$CJ69];[.$CT69];[.$DD69])" office:value-type="float"/>
          <table:table-cell table:formula="of:=MAX([.$I69];[.$S69];[.$AC69];[.$AM69];[.$AW69];[.$BG69];[.$BQ69];[.$CA69];[.$CK69];[.$CU69];[.$DE69])" office:value-type="float"/>
          <table:table-cell table:formula="of:=MAX([.$J69];[.$T69];[.$AD69];[.$AN69];[.$AX69];[.$BH69];[.$BR69];[.$CB69];[.$CL69];[.$CV69];[.$DF69])" office:value-type="float"/>
          <table:table-cell table:formula="of:=MAX([.$K69];[.$U69];[.$AE69];[.$AO69];[.$AY69];[.$BI69];[.$BS69];[.$CC69];[.$CM69];[.$CW69];[.$DG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109.54"/>
          <table:table-cell office:value-type="float" office:value="0.0"/>
          <table:table-cell office:value-type="float" office:value="0.0269034167339"/>
          <table:table-cell office:value-type="float" office:value="0.000269034167339"/>
          <table:table-cell office:value-type="float" office:value="0.0"/>
          <table:table-cell office:value-type="float" office:value="79502.0"/>
          <table:table-cell table:style-name="cellBest" office:value-type="float" office:value="0.0"/>
          <table:table-cell office:value-type="float" office:value="795.0"/>
          <table:table-cell office:value-type="float" office:value="4.0"/>
          <table:table-cell table:style-name="cellWorst" office:value-type="float" office:value="266.0"/>
          <table:table-cell table:style-name="cellWorst"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4.931"/>
          <table:table-cell office:value-type="float" office:value="0.0"/>
          <table:table-cell office:value-type="float" office:value="0.0269034167339"/>
          <table:table-cell office:value-type="float" office:value="0.000448390278899"/>
          <table:table-cell office:value-type="float" office:value="0.0"/>
          <table:table-cell table:style-name="cellWorst" office:value-type="float" office:value="190123.0"/>
          <table:table-cell table:style-name="cellBest" office:value-type="float" office:value="0.0"/>
          <table:table-cell table:style-name="cellWorst" office:value-type="float" office:value="50038.0"/>
          <table:table-cell office:value-type="float" office:value="4.0"/>
          <table:table-cell table:style-name="cellBest" office:value-type="float" office:value="111.0"/>
          <table:table-cell table:style-name="cellBest" office:value-type="float" office:value="41.8589"/>
          <table:table-cell office:value-type="float" office:value="0.0"/>
          <table:table-cell office:value-type="float" office:value="0.0269034167339"/>
          <table:table-cell office:value-type="float" office:value="0.000493229306789"/>
          <table:table-cell office:value-type="float" office:value="0.0"/>
          <table:table-cell office:value-type="float" office:value="62589.0"/>
          <table:table-cell office:value-type="float" office:value="62.0"/>
          <table:table-cell office:value-type="float" office:value="2267.0"/>
          <table:table-cell office:value-type="float" office:value="4.0"/>
          <table:table-cell office:value-type="float" office:value="117.0"/>
          <table:table-cell office:value-type="float" office:value="47.6319"/>
          <table:table-cell office:value-type="float" office:value="0.0"/>
          <table:table-cell office:value-type="float" office:value="0.0269034167339"/>
          <table:table-cell office:value-type="float" office:value="0.000448390278899"/>
          <table:table-cell office:value-type="float" office:value="0.0"/>
          <table:table-cell table:style-name="cellBest" office:value-type="float" office:value="62183.0"/>
          <table:table-cell office:value-type="float" office:value="101.0"/>
          <table:table-cell office:value-type="float" office:value="2104.0"/>
          <table:table-cell office:value-type="float" office:value="4.0"/>
          <table:table-cell office:value-type="float" office:value="117.0"/>
          <table:table-cell office:value-type="float" office:value="44.0679"/>
          <table:table-cell office:value-type="float" office:value="0.0"/>
          <table:table-cell office:value-type="float" office:value="0.0269034167339"/>
          <table:table-cell office:value-type="float" office:value="0.000493229306789"/>
          <table:table-cell office:value-type="float" office:value="0.0"/>
          <table:table-cell office:value-type="float" office:value="62219.0"/>
          <table:table-cell office:value-type="float" office:value="73.0"/>
          <table:table-cell office:value-type="float" office:value="2108.0"/>
          <table:table-cell office:value-type="float" office:value="4.0"/>
          <table:table-cell office:value-type="float" office:value="117.0"/>
          <table:table-cell office:value-type="float" office:value="42.8909"/>
          <table:table-cell office:value-type="float" office:value="0.0"/>
          <table:table-cell office:value-type="float" office:value="0.0269034167339"/>
          <table:table-cell office:value-type="float" office:value="0.000493229306789"/>
          <table:table-cell office:value-type="float" office:value="0.0"/>
          <table:table-cell office:value-type="float" office:value="62219.0"/>
          <table:table-cell office:value-type="float" office:value="73.0"/>
          <table:table-cell office:value-type="float" office:value="2108.0"/>
          <table:table-cell office:value-type="float" office:value="4.0"/>
          <table:table-cell office:value-type="float" office:value="117.0"/>
          <table:table-cell office:value-type="float" office:value="45.918"/>
          <table:table-cell office:value-type="float" office:value="0.0"/>
          <table:table-cell office:value-type="float" office:value="0.0269034167339"/>
          <table:table-cell office:value-type="float" office:value="0.000448390278899"/>
          <table:table-cell office:value-type="float" office:value="0.0"/>
          <table:table-cell office:value-type="float" office:value="62378.0"/>
          <table:table-cell office:value-type="float" office:value="102.0"/>
          <table:table-cell office:value-type="float" office:value="2208.0"/>
          <table:table-cell office:value-type="float" office:value="4.0"/>
          <table:table-cell office:value-type="float" office:value="117.0"/>
          <table:table-cell office:value-type="float" office:value="53.2633"/>
          <table:table-cell office:value-type="float" office:value="0.0"/>
          <table:table-cell office:value-type="float" office:value="0.0269034167339"/>
          <table:table-cell office:value-type="float" office:value="0.000448390278899"/>
          <table:table-cell office:value-type="float" office:value="0.0"/>
          <table:table-cell office:value-type="float" office:value="62482.0"/>
          <table:table-cell office:value-type="float" office:value="233.0"/>
          <table:table-cell office:value-type="float" office:value="2291.0"/>
          <table:table-cell office:value-type="float" office:value="4.0"/>
          <table:table-cell office:value-type="float" office:value="117.0"/>
          <table:table-cell office:value-type="float" office:value="45.5859"/>
          <table:table-cell office:value-type="float" office:value="0.0"/>
          <table:table-cell office:value-type="float" office:value="0.0269034167339"/>
          <table:table-cell office:value-type="float" office:value="0.000493229306789"/>
          <table:table-cell office:value-type="float" office:value="0.0"/>
          <table:table-cell office:value-type="float" office:value="70547.0"/>
          <table:table-cell office:value-type="float" office:value="8464.0"/>
          <table:table-cell office:value-type="float" office:value="8645.0"/>
          <table:table-cell office:value-type="float" office:value="4.0"/>
          <table:table-cell office:value-type="float" office:value="117.0"/>
          <table:table-cell office:value-type="float" office:value="46.2589"/>
          <table:table-cell office:value-type="float" office:value="0.0"/>
          <table:table-cell office:value-type="float" office:value="0.0269034167339"/>
          <table:table-cell office:value-type="float" office:value="0.000493229306789"/>
          <table:table-cell office:value-type="float" office:value="0.0"/>
          <table:table-cell office:value-type="float" office:value="70547.0"/>
          <table:table-cell table:style-name="cellWorst" office:value-type="float" office:value="8465.0"/>
          <table:table-cell office:value-type="float" office:value="8645.0"/>
          <table:table-cell office:value-type="float" office:value="4.0"/>
          <table:table-cell office:value-type="float" office:value="117.0"/>
          <table:table-cell table:formula="of:=MIN([.$B70];[.$L70];[.$V70];[.$AF70];[.$AP70];[.$AZ70];[.$BJ70];[.$BT70];[.$CD70];[.$CN70];[.$CX70])" office:value-type="float"/>
          <table:table-cell table:formula="of:=MIN([.$C70];[.$M70];[.$W70];[.$AG70];[.$AQ70];[.$BA70];[.$BK70];[.$BU70];[.$CE70];[.$CO70];[.$CY70])" office:value-type="float"/>
          <table:table-cell table:formula="of:=MIN([.$D70];[.$N70];[.$X70];[.$AH70];[.$AR70];[.$BB70];[.$BL70];[.$BV70];[.$CF70];[.$CP70];[.$CZ70])" office:value-type="float"/>
          <table:table-cell table:formula="of:=MIN([.$E70];[.$O70];[.$Y70];[.$AI70];[.$AS70];[.$BC70];[.$BM70];[.$BW70];[.$CG70];[.$CQ70];[.$DA70])" office:value-type="float"/>
          <table:table-cell table:formula="of:=MIN([.$F70];[.$P70];[.$Z70];[.$AJ70];[.$AT70];[.$BD70];[.$BN70];[.$BX70];[.$CH70];[.$CR70];[.$DB70])" office:value-type="float"/>
          <table:table-cell table:formula="of:=MIN([.$G70];[.$Q70];[.$AA70];[.$AK70];[.$AU70];[.$BE70];[.$BO70];[.$BY70];[.$CI70];[.$CS70];[.$DC70])" office:value-type="float"/>
          <table:table-cell table:formula="of:=MIN([.$H70];[.$R70];[.$AB70];[.$AL70];[.$AV70];[.$BF70];[.$BP70];[.$BZ70];[.$CJ70];[.$CT70];[.$DD70])" office:value-type="float"/>
          <table:table-cell table:formula="of:=MIN([.$I70];[.$S70];[.$AC70];[.$AM70];[.$AW70];[.$BG70];[.$BQ70];[.$CA70];[.$CK70];[.$CU70];[.$DE70])" office:value-type="float"/>
          <table:table-cell table:formula="of:=MIN([.$J70];[.$T70];[.$AD70];[.$AN70];[.$AX70];[.$BH70];[.$BR70];[.$CB70];[.$CL70];[.$CV70];[.$DF70])" office:value-type="float"/>
          <table:table-cell table:formula="of:=MIN([.$K70];[.$U70];[.$AE70];[.$AO70];[.$AY70];[.$BI70];[.$BS70];[.$CC70];[.$CM70];[.$CW70];[.$DG70])" office:value-type="float"/>
          <table:table-cell table:formula="of:=MEDIAN([.$B70];[.$L70];[.$V70];[.$AF70];[.$AP70];[.$AZ70];[.$BJ70];[.$BT70];[.$CD70];[.$CN70];[.$CX70])" office:value-type="float"/>
          <table:table-cell table:formula="of:=MEDIAN([.$C70];[.$M70];[.$W70];[.$AG70];[.$AQ70];[.$BA70];[.$BK70];[.$BU70];[.$CE70];[.$CO70];[.$CY70])" office:value-type="float"/>
          <table:table-cell table:formula="of:=MEDIAN([.$D70];[.$N70];[.$X70];[.$AH70];[.$AR70];[.$BB70];[.$BL70];[.$BV70];[.$CF70];[.$CP70];[.$CZ70])" office:value-type="float"/>
          <table:table-cell table:formula="of:=MEDIAN([.$E70];[.$O70];[.$Y70];[.$AI70];[.$AS70];[.$BC70];[.$BM70];[.$BW70];[.$CG70];[.$CQ70];[.$DA70])" office:value-type="float"/>
          <table:table-cell table:formula="of:=MEDIAN([.$F70];[.$P70];[.$Z70];[.$AJ70];[.$AT70];[.$BD70];[.$BN70];[.$BX70];[.$CH70];[.$CR70];[.$DB70])" office:value-type="float"/>
          <table:table-cell table:formula="of:=MEDIAN([.$G70];[.$Q70];[.$AA70];[.$AK70];[.$AU70];[.$BE70];[.$BO70];[.$BY70];[.$CI70];[.$CS70];[.$DC70])" office:value-type="float"/>
          <table:table-cell table:formula="of:=MEDIAN([.$H70];[.$R70];[.$AB70];[.$AL70];[.$AV70];[.$BF70];[.$BP70];[.$BZ70];[.$CJ70];[.$CT70];[.$DD70])" office:value-type="float"/>
          <table:table-cell table:formula="of:=MEDIAN([.$I70];[.$S70];[.$AC70];[.$AM70];[.$AW70];[.$BG70];[.$BQ70];[.$CA70];[.$CK70];[.$CU70];[.$DE70])" office:value-type="float"/>
          <table:table-cell table:formula="of:=MEDIAN([.$J70];[.$T70];[.$AD70];[.$AN70];[.$AX70];[.$BH70];[.$BR70];[.$CB70];[.$CL70];[.$CV70];[.$DF70])" office:value-type="float"/>
          <table:table-cell table:formula="of:=MEDIAN([.$K70];[.$U70];[.$AE70];[.$AO70];[.$AY70];[.$BI70];[.$BS70];[.$CC70];[.$CM70];[.$CW70];[.$DG70])" office:value-type="float"/>
          <table:table-cell table:formula="of:=MAX([.$B70];[.$L70];[.$V70];[.$AF70];[.$AP70];[.$AZ70];[.$BJ70];[.$BT70];[.$CD70];[.$CN70];[.$CX70])" office:value-type="float"/>
          <table:table-cell table:formula="of:=MAX([.$C70];[.$M70];[.$W70];[.$AG70];[.$AQ70];[.$BA70];[.$BK70];[.$BU70];[.$CE70];[.$CO70];[.$CY70])" office:value-type="float"/>
          <table:table-cell table:formula="of:=MAX([.$D70];[.$N70];[.$X70];[.$AH70];[.$AR70];[.$BB70];[.$BL70];[.$BV70];[.$CF70];[.$CP70];[.$CZ70])" office:value-type="float"/>
          <table:table-cell table:formula="of:=MAX([.$E70];[.$O70];[.$Y70];[.$AI70];[.$AS70];[.$BC70];[.$BM70];[.$BW70];[.$CG70];[.$CQ70];[.$DA70])" office:value-type="float"/>
          <table:table-cell table:formula="of:=MAX([.$F70];[.$P70];[.$Z70];[.$AJ70];[.$AT70];[.$BD70];[.$BN70];[.$BX70];[.$CH70];[.$CR70];[.$DB70])" office:value-type="float"/>
          <table:table-cell table:formula="of:=MAX([.$G70];[.$Q70];[.$AA70];[.$AK70];[.$AU70];[.$BE70];[.$BO70];[.$BY70];[.$CI70];[.$CS70];[.$DC70])" office:value-type="float"/>
          <table:table-cell table:formula="of:=MAX([.$H70];[.$R70];[.$AB70];[.$AL70];[.$AV70];[.$BF70];[.$BP70];[.$BZ70];[.$CJ70];[.$CT70];[.$DD70])" office:value-type="float"/>
          <table:table-cell table:formula="of:=MAX([.$I70];[.$S70];[.$AC70];[.$AM70];[.$AW70];[.$BG70];[.$BQ70];[.$CA70];[.$CK70];[.$CU70];[.$DE70])" office:value-type="float"/>
          <table:table-cell table:formula="of:=MAX([.$J70];[.$T70];[.$AD70];[.$AN70];[.$AX70];[.$BH70];[.$BR70];[.$CB70];[.$CL70];[.$CV70];[.$DF70])" office:value-type="float"/>
          <table:table-cell table:formula="of:=MAX([.$K70];[.$U70];[.$AE70];[.$AO70];[.$AY70];[.$BI70];[.$BS70];[.$CC70];[.$CM70];[.$CW70];[.$DG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office:value-type="float" office:value="18.5968"/>
          <table:table-cell office:value-type="float" office:value="0.0"/>
          <table:table-cell office:value-type="float" office:value="0.0266595574513"/>
          <table:table-cell office:value-type="float" office:value="0.000444325957522"/>
          <table:table-cell office:value-type="float" office:value="0.0"/>
          <table:table-cell office:value-type="float" office:value="33146.0"/>
          <table:table-cell table:style-name="cellBest" office:value-type="float" office:value="0.0"/>
          <table:table-cell office:value-type="float" office:value="1474.0"/>
          <table:table-cell office:value-type="float" office:value="4.0"/>
          <table:table-cell table:style-name="cellWorst" office:value-type="float" office:value="79.0"/>
          <table:table-cell office:value-type="float" office:value="17.6406"/>
          <table:table-cell office:value-type="float" office:value="0.0"/>
          <table:table-cell office:value-type="float" office:value="0.0266595574513"/>
          <table:table-cell office:value-type="float" office:value="0.000355460766018"/>
          <table:table-cell office:value-type="float" office:value="0.0"/>
          <table:table-cell office:value-type="float" office:value="37269.0"/>
          <table:table-cell table:style-name="cellBest" office:value-type="float" office:value="0.0"/>
          <table:table-cell office:value-type="float" office:value="1386.0"/>
          <table:table-cell office:value-type="float" office:value="4.0"/>
          <table:table-cell office:value-type="float" office:value="66.0"/>
          <table:table-cell office:value-type="float" office:value="23.653"/>
          <table:table-cell office:value-type="float" office:value="0.0"/>
          <table:table-cell office:value-type="float" office:value="0.0266595574513"/>
          <table:table-cell office:value-type="float" office:value="0.000444325957522"/>
          <table:table-cell office:value-type="float" office:value="0.0"/>
          <table:table-cell table:style-name="cellWorst" office:value-type="float" office:value="40529.0"/>
          <table:table-cell table:style-name="cellBest" office:value-type="float" office:value="0.0"/>
          <table:table-cell table:style-name="cellWorst" office:value-type="float" office:value="3909.0"/>
          <table:table-cell office:value-type="float" office:value="4.0"/>
          <table:table-cell office:value-type="float" office:value="74.0"/>
          <table:table-cell office:value-type="float" office:value="15.5851"/>
          <table:table-cell office:value-type="float" office:value="0.0"/>
          <table:table-cell office:value-type="float" office:value="0.0533191149027"/>
          <table:table-cell office:value-type="float" office:value="0.000533191149027"/>
          <table:table-cell office:value-type="float" office:value="0.0"/>
          <table:table-cell office:value-type="float" office:value="26540.0"/>
          <table:table-cell office:value-type="float" office:value="102.0"/>
          <table:table-cell office:value-type="float" office:value="1087.0"/>
          <table:table-cell office:value-type="float" office:value="4.0"/>
          <table:table-cell office:value-type="float" office:value="57.0"/>
          <table:table-cell office:value-type="float" office:value="16.7468"/>
          <table:table-cell office:value-type="float" office:value="0.0"/>
          <table:table-cell office:value-type="float" office:value="0.0266595574513"/>
          <table:table-cell office:value-type="float" office:value="0.000444325957522"/>
          <table:table-cell office:value-type="float" office:value="0.0"/>
          <table:table-cell table:style-name="cellBest" office:value-type="float" office:value="25281.0"/>
          <table:table-cell office:value-type="float" office:value="131.0"/>
          <table:table-cell office:value-type="float" office:value="657.0"/>
          <table:table-cell office:value-type="float" office:value="4.0"/>
          <table:table-cell office:value-type="float" office:value="57.0"/>
          <table:table-cell table:style-name="cellBest" office:value-type="float" office:value="15.3968"/>
          <table:table-cell office:value-type="float" office:value="0.0"/>
          <table:table-cell office:value-type="float" office:value="0.0266595574513"/>
          <table:table-cell office:value-type="float" office:value="0.000488758553275"/>
          <table:table-cell office:value-type="float" office:value="0.0"/>
          <table:table-cell office:value-type="float" office:value="25297.0"/>
          <table:table-cell office:value-type="float" office:value="51.0"/>
          <table:table-cell table:style-name="cellBest" office:value-type="float" office:value="617.0"/>
          <table:table-cell office:value-type="float" office:value="4.0"/>
          <table:table-cell office:value-type="float" office:value="57.0"/>
          <table:table-cell office:value-type="float" office:value="17.9102"/>
          <table:table-cell office:value-type="float" office:value="0.0"/>
          <table:table-cell office:value-type="float" office:value="0.0266595574513"/>
          <table:table-cell office:value-type="float" office:value="0.000488758553275"/>
          <table:table-cell office:value-type="float" office:value="0.0"/>
          <table:table-cell office:value-type="float" office:value="25297.0"/>
          <table:table-cell office:value-type="float" office:value="51.0"/>
          <table:table-cell table:style-name="cellBest" office:value-type="float" office:value="617.0"/>
          <table:table-cell office:value-type="float" office:value="4.0"/>
          <table:table-cell office:value-type="float" office:value="57.0"/>
          <table:table-cell office:value-type="float" office:value="16.6545"/>
          <table:table-cell office:value-type="float" office:value="0.0"/>
          <table:table-cell office:value-type="float" office:value="0.0266595574513"/>
          <table:table-cell office:value-type="float" office:value="0.000355460766018"/>
          <table:table-cell office:value-type="float" office:value="0.0"/>
          <table:table-cell office:value-type="float" office:value="25840.0"/>
          <table:table-cell office:value-type="float" office:value="99.0"/>
          <table:table-cell office:value-type="float" office:value="938.0"/>
          <table:table-cell office:value-type="float" office:value="4.0"/>
          <table:table-cell office:value-type="float" office:value="57.0"/>
          <table:table-cell table:style-name="cellWorst" office:value-type="float" office:value="24.4048"/>
          <table:table-cell office:value-type="float" office:value="0.0"/>
          <table:table-cell office:value-type="float" office:value="0.0266595574513"/>
          <table:table-cell office:value-type="float" office:value="0.000355460766018"/>
          <table:table-cell office:value-type="float" office:value="0.0"/>
          <table:table-cell office:value-type="float" office:value="25871.0"/>
          <table:table-cell office:value-type="float" office:value="98.0"/>
          <table:table-cell office:value-type="float" office:value="939.0"/>
          <table:table-cell office:value-type="float" office:value="4.0"/>
          <table:table-cell office:value-type="float" office:value="57.0"/>
          <table:table-cell office:value-type="float" office:value="17.1781"/>
          <table:table-cell office:value-type="float" office:value="0.0"/>
          <table:table-cell office:value-type="float" office:value="0.0533191149027"/>
          <table:table-cell office:value-type="float" office:value="0.000533191149027"/>
          <table:table-cell office:value-type="float" office:value="0.0"/>
          <table:table-cell office:value-type="float" office:value="25445.0"/>
          <table:table-cell office:value-type="float" office:value="294.0"/>
          <table:table-cell office:value-type="float" office:value="826.0"/>
          <table:table-cell office:value-type="float" office:value="4.0"/>
          <table:table-cell office:value-type="float" office:value="57.0"/>
          <table:table-cell office:value-type="float" office:value="16.9309"/>
          <table:table-cell office:value-type="float" office:value="0.0"/>
          <table:table-cell office:value-type="float" office:value="0.0533191149027"/>
          <table:table-cell office:value-type="float" office:value="0.000533191149027"/>
          <table:table-cell office:value-type="float" office:value="0.0"/>
          <table:table-cell office:value-type="float" office:value="25445.0"/>
          <table:table-cell table:style-name="cellWorst" office:value-type="float" office:value="295.0"/>
          <table:table-cell office:value-type="float" office:value="826.0"/>
          <table:table-cell office:value-type="float" office:value="4.0"/>
          <table:table-cell office:value-type="float" office:value="57.0"/>
          <table:table-cell table:formula="of:=MIN([.$B71];[.$L71];[.$V71];[.$AF71];[.$AP71];[.$AZ71];[.$BJ71];[.$BT71];[.$CD71];[.$CN71];[.$CX71])" office:value-type="float"/>
          <table:table-cell table:formula="of:=MIN([.$C71];[.$M71];[.$W71];[.$AG71];[.$AQ71];[.$BA71];[.$BK71];[.$BU71];[.$CE71];[.$CO71];[.$CY71])" office:value-type="float"/>
          <table:table-cell table:formula="of:=MIN([.$D71];[.$N71];[.$X71];[.$AH71];[.$AR71];[.$BB71];[.$BL71];[.$BV71];[.$CF71];[.$CP71];[.$CZ71])" office:value-type="float"/>
          <table:table-cell table:formula="of:=MIN([.$E71];[.$O71];[.$Y71];[.$AI71];[.$AS71];[.$BC71];[.$BM71];[.$BW71];[.$CG71];[.$CQ71];[.$DA71])" office:value-type="float"/>
          <table:table-cell table:formula="of:=MIN([.$F71];[.$P71];[.$Z71];[.$AJ71];[.$AT71];[.$BD71];[.$BN71];[.$BX71];[.$CH71];[.$CR71];[.$DB71])" office:value-type="float"/>
          <table:table-cell table:formula="of:=MIN([.$G71];[.$Q71];[.$AA71];[.$AK71];[.$AU71];[.$BE71];[.$BO71];[.$BY71];[.$CI71];[.$CS71];[.$DC71])" office:value-type="float"/>
          <table:table-cell table:formula="of:=MIN([.$H71];[.$R71];[.$AB71];[.$AL71];[.$AV71];[.$BF71];[.$BP71];[.$BZ71];[.$CJ71];[.$CT71];[.$DD71])" office:value-type="float"/>
          <table:table-cell table:formula="of:=MIN([.$I71];[.$S71];[.$AC71];[.$AM71];[.$AW71];[.$BG71];[.$BQ71];[.$CA71];[.$CK71];[.$CU71];[.$DE71])" office:value-type="float"/>
          <table:table-cell table:formula="of:=MIN([.$J71];[.$T71];[.$AD71];[.$AN71];[.$AX71];[.$BH71];[.$BR71];[.$CB71];[.$CL71];[.$CV71];[.$DF71])" office:value-type="float"/>
          <table:table-cell table:formula="of:=MIN([.$K71];[.$U71];[.$AE71];[.$AO71];[.$AY71];[.$BI71];[.$BS71];[.$CC71];[.$CM71];[.$CW71];[.$DG71])" office:value-type="float"/>
          <table:table-cell table:formula="of:=MEDIAN([.$B71];[.$L71];[.$V71];[.$AF71];[.$AP71];[.$AZ71];[.$BJ71];[.$BT71];[.$CD71];[.$CN71];[.$CX71])" office:value-type="float"/>
          <table:table-cell table:formula="of:=MEDIAN([.$C71];[.$M71];[.$W71];[.$AG71];[.$AQ71];[.$BA71];[.$BK71];[.$BU71];[.$CE71];[.$CO71];[.$CY71])" office:value-type="float"/>
          <table:table-cell table:formula="of:=MEDIAN([.$D71];[.$N71];[.$X71];[.$AH71];[.$AR71];[.$BB71];[.$BL71];[.$BV71];[.$CF71];[.$CP71];[.$CZ71])" office:value-type="float"/>
          <table:table-cell table:formula="of:=MEDIAN([.$E71];[.$O71];[.$Y71];[.$AI71];[.$AS71];[.$BC71];[.$BM71];[.$BW71];[.$CG71];[.$CQ71];[.$DA71])" office:value-type="float"/>
          <table:table-cell table:formula="of:=MEDIAN([.$F71];[.$P71];[.$Z71];[.$AJ71];[.$AT71];[.$BD71];[.$BN71];[.$BX71];[.$CH71];[.$CR71];[.$DB71])" office:value-type="float"/>
          <table:table-cell table:formula="of:=MEDIAN([.$G71];[.$Q71];[.$AA71];[.$AK71];[.$AU71];[.$BE71];[.$BO71];[.$BY71];[.$CI71];[.$CS71];[.$DC71])" office:value-type="float"/>
          <table:table-cell table:formula="of:=MEDIAN([.$H71];[.$R71];[.$AB71];[.$AL71];[.$AV71];[.$BF71];[.$BP71];[.$BZ71];[.$CJ71];[.$CT71];[.$DD71])" office:value-type="float"/>
          <table:table-cell table:formula="of:=MEDIAN([.$I71];[.$S71];[.$AC71];[.$AM71];[.$AW71];[.$BG71];[.$BQ71];[.$CA71];[.$CK71];[.$CU71];[.$DE71])" office:value-type="float"/>
          <table:table-cell table:formula="of:=MEDIAN([.$J71];[.$T71];[.$AD71];[.$AN71];[.$AX71];[.$BH71];[.$BR71];[.$CB71];[.$CL71];[.$CV71];[.$DF71])" office:value-type="float"/>
          <table:table-cell table:formula="of:=MEDIAN([.$K71];[.$U71];[.$AE71];[.$AO71];[.$AY71];[.$BI71];[.$BS71];[.$CC71];[.$CM71];[.$CW71];[.$DG71])" office:value-type="float"/>
          <table:table-cell table:formula="of:=MAX([.$B71];[.$L71];[.$V71];[.$AF71];[.$AP71];[.$AZ71];[.$BJ71];[.$BT71];[.$CD71];[.$CN71];[.$CX71])" office:value-type="float"/>
          <table:table-cell table:formula="of:=MAX([.$C71];[.$M71];[.$W71];[.$AG71];[.$AQ71];[.$BA71];[.$BK71];[.$BU71];[.$CE71];[.$CO71];[.$CY71])" office:value-type="float"/>
          <table:table-cell table:formula="of:=MAX([.$D71];[.$N71];[.$X71];[.$AH71];[.$AR71];[.$BB71];[.$BL71];[.$BV71];[.$CF71];[.$CP71];[.$CZ71])" office:value-type="float"/>
          <table:table-cell table:formula="of:=MAX([.$E71];[.$O71];[.$Y71];[.$AI71];[.$AS71];[.$BC71];[.$BM71];[.$BW71];[.$CG71];[.$CQ71];[.$DA71])" office:value-type="float"/>
          <table:table-cell table:formula="of:=MAX([.$F71];[.$P71];[.$Z71];[.$AJ71];[.$AT71];[.$BD71];[.$BN71];[.$BX71];[.$CH71];[.$CR71];[.$DB71])" office:value-type="float"/>
          <table:table-cell table:formula="of:=MAX([.$G71];[.$Q71];[.$AA71];[.$AK71];[.$AU71];[.$BE71];[.$BO71];[.$BY71];[.$CI71];[.$CS71];[.$DC71])" office:value-type="float"/>
          <table:table-cell table:formula="of:=MAX([.$H71];[.$R71];[.$AB71];[.$AL71];[.$AV71];[.$BF71];[.$BP71];[.$BZ71];[.$CJ71];[.$CT71];[.$DD71])" office:value-type="float"/>
          <table:table-cell table:formula="of:=MAX([.$I71];[.$S71];[.$AC71];[.$AM71];[.$AW71];[.$BG71];[.$BQ71];[.$CA71];[.$CK71];[.$CU71];[.$DE71])" office:value-type="float"/>
          <table:table-cell table:formula="of:=MAX([.$J71];[.$T71];[.$AD71];[.$AN71];[.$AX71];[.$BH71];[.$BR71];[.$CB71];[.$CL71];[.$CV71];[.$DF71])" office:value-type="float"/>
          <table:table-cell table:formula="of:=MAX([.$K71];[.$U71];[.$AE71];[.$AO71];[.$AY71];[.$BI71];[.$BS71];[.$CC71];[.$CM71];[.$CW71];[.$DG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Best" office:value-type="float" office:value="14.6161"/>
          <table:table-cell office:value-type="float" office:value="0.0"/>
          <table:table-cell office:value-type="float" office:value="0.0266808964781"/>
          <table:table-cell office:value-type="float" office:value="0.000355745286375"/>
          <table:table-cell office:value-type="float" office:value="0.0"/>
          <table:table-cell table:style-name="cellBest" office:value-type="float" office:value="55485.0"/>
          <table:table-cell table:style-name="cellBest" office:value-type="float" office:value="0.0"/>
          <table:table-cell office:value-type="float" office:value="18135.0"/>
          <table:table-cell office:value-type="float" office:value="4.0"/>
          <table:table-cell table:style-name="cellBest" office:value-type="float" office:value="37.0"/>
          <table:table-cell office:value-type="float" office:value="23.6047"/>
          <table:table-cell office:value-type="float" office:value="0.0"/>
          <table:table-cell office:value-type="float" office:value="0.0266808964781"/>
          <table:table-cell office:value-type="float" office:value="0.000444681607969"/>
          <table:table-cell office:value-type="float" office:value="0.0"/>
          <table:table-cell office:value-type="float" office:value="59827.0"/>
          <table:table-cell table:style-name="cellBest" office:value-type="float" office:value="0.0"/>
          <table:table-cell table:style-name="cellBest" office:value-type="float" office:value="14054.0"/>
          <table:table-cell office:value-type="float" office:value="4.0"/>
          <table:table-cell office:value-type="float" office:value="68.0"/>
          <table:table-cell office:value-type="float" office:value="32.6506"/>
          <table:table-cell office:value-type="float" office:value="0.0"/>
          <table:table-cell office:value-type="float" office:value="0.0533617929562"/>
          <table:table-cell office:value-type="float" office:value="0.000533617929562"/>
          <table:table-cell office:value-type="float" office:value="0.0"/>
          <table:table-cell table:style-name="cellWorst" office:value-type="float" office:value="83665.0"/>
          <table:table-cell table:style-name="cellBest" office:value-type="float" office:value="0.0"/>
          <table:table-cell table:style-name="cellWorst" office:value-type="float" office:value="26792.0"/>
          <table:table-cell office:value-type="float" office:value="4.0"/>
          <table:table-cell office:value-type="float" office:value="77.0"/>
          <table:table-cell office:value-type="float" office:value="36.1679"/>
          <table:table-cell office:value-type="float" office:value="0.0"/>
          <table:table-cell office:value-type="float" office:value="0.0533617929562"/>
          <table:table-cell office:value-type="float" office:value="0.000533617929562"/>
          <table:table-cell office:value-type="float" office:value="0.0"/>
          <table:table-cell office:value-type="float" office:value="75259.0"/>
          <table:table-cell table:style-name="cellWorst" office:value-type="float" office:value="973.0"/>
          <table:table-cell office:value-type="float" office:value="19634.0"/>
          <table:table-cell office:value-type="float" office:value="4.0"/>
          <table:table-cell office:value-type="float" office:value="92.0"/>
          <table:table-cell office:value-type="float" office:value="38.9063"/>
          <table:table-cell office:value-type="float" office:value="0.0"/>
          <table:table-cell office:value-type="float" office:value="0.0266808964781"/>
          <table:table-cell office:value-type="float" office:value="0.000489149768766"/>
          <table:table-cell office:value-type="float" office:value="0.0"/>
          <table:table-cell office:value-type="float" office:value="67142.0"/>
          <table:table-cell office:value-type="float" office:value="266.0"/>
          <table:table-cell office:value-type="float" office:value="15456.0"/>
          <table:table-cell office:value-type="float" office:value="4.0"/>
          <table:table-cell office:value-type="float" office:value="92.0"/>
          <table:table-cell office:value-type="float" office:value="37.5477"/>
          <table:table-cell office:value-type="float" office:value="0.0"/>
          <table:table-cell office:value-type="float" office:value="0.0266808964781"/>
          <table:table-cell office:value-type="float" office:value="0.000489149768766"/>
          <table:table-cell office:value-type="float" office:value="0.0"/>
          <table:table-cell office:value-type="float" office:value="67194.0"/>
          <table:table-cell office:value-type="float" office:value="183.0"/>
          <table:table-cell office:value-type="float" office:value="15412.0"/>
          <table:table-cell office:value-type="float" office:value="4.0"/>
          <table:table-cell office:value-type="float" office:value="92.0"/>
          <table:table-cell office:value-type="float" office:value="39.5578"/>
          <table:table-cell office:value-type="float" office:value="0.0"/>
          <table:table-cell office:value-type="float" office:value="0.0266808964781"/>
          <table:table-cell office:value-type="float" office:value="0.000489149768766"/>
          <table:table-cell office:value-type="float" office:value="0.0"/>
          <table:table-cell office:value-type="float" office:value="67194.0"/>
          <table:table-cell office:value-type="float" office:value="183.0"/>
          <table:table-cell office:value-type="float" office:value="15412.0"/>
          <table:table-cell office:value-type="float" office:value="4.0"/>
          <table:table-cell office:value-type="float" office:value="92.0"/>
          <table:table-cell office:value-type="float" office:value="45.8606"/>
          <table:table-cell office:value-type="float" office:value="0.0"/>
          <table:table-cell office:value-type="float" office:value="0.0266808964781"/>
          <table:table-cell office:value-type="float" office:value="0.000355745286375"/>
          <table:table-cell office:value-type="float" office:value="0.0"/>
          <table:table-cell office:value-type="float" office:value="67280.0"/>
          <table:table-cell office:value-type="float" office:value="83.0"/>
          <table:table-cell office:value-type="float" office:value="15431.0"/>
          <table:table-cell office:value-type="float" office:value="4.0"/>
          <table:table-cell office:value-type="float" office:value="92.0"/>
          <table:table-cell table:style-name="cellWorst" office:value-type="float" office:value="45.8745"/>
          <table:table-cell office:value-type="float" office:value="0.0"/>
          <table:table-cell office:value-type="float" office:value="0.0266808964781"/>
          <table:table-cell office:value-type="float" office:value="0.000355745286375"/>
          <table:table-cell office:value-type="float" office:value="0.0"/>
          <table:table-cell office:value-type="float" office:value="67291.0"/>
          <table:table-cell office:value-type="float" office:value="104.0"/>
          <table:table-cell office:value-type="float" office:value="15429.0"/>
          <table:table-cell office:value-type="float" office:value="4.0"/>
          <table:table-cell office:value-type="float" office:value="92.0"/>
          <table:table-cell office:value-type="float" office:value="38.8233"/>
          <table:table-cell office:value-type="float" office:value="0.0"/>
          <table:table-cell office:value-type="float" office:value="0.0533617929562"/>
          <table:table-cell office:value-type="float" office:value="0.000533617929562"/>
          <table:table-cell office:value-type="float" office:value="0.0"/>
          <table:table-cell office:value-type="float" office:value="67256.0"/>
          <table:table-cell office:value-type="float" office:value="379.0"/>
          <table:table-cell office:value-type="float" office:value="15572.0"/>
          <table:table-cell office:value-type="float" office:value="4.0"/>
          <table:table-cell office:value-type="float" office:value="92.0"/>
          <table:table-cell office:value-type="float" office:value="42.7735"/>
          <table:table-cell office:value-type="float" office:value="0.0"/>
          <table:table-cell office:value-type="float" office:value="0.0533617929562"/>
          <table:table-cell office:value-type="float" office:value="0.000533617929562"/>
          <table:table-cell office:value-type="float" office:value="0.0"/>
          <table:table-cell office:value-type="float" office:value="67256.0"/>
          <table:table-cell office:value-type="float" office:value="380.0"/>
          <table:table-cell office:value-type="float" office:value="15572.0"/>
          <table:table-cell office:value-type="float" office:value="4.0"/>
          <table:table-cell office:value-type="float" office:value="92.0"/>
          <table:table-cell table:formula="of:=MIN([.$B72];[.$L72];[.$V72];[.$AF72];[.$AP72];[.$AZ72];[.$BJ72];[.$BT72];[.$CD72];[.$CN72];[.$CX72])" office:value-type="float"/>
          <table:table-cell table:formula="of:=MIN([.$C72];[.$M72];[.$W72];[.$AG72];[.$AQ72];[.$BA72];[.$BK72];[.$BU72];[.$CE72];[.$CO72];[.$CY72])" office:value-type="float"/>
          <table:table-cell table:formula="of:=MIN([.$D72];[.$N72];[.$X72];[.$AH72];[.$AR72];[.$BB72];[.$BL72];[.$BV72];[.$CF72];[.$CP72];[.$CZ72])" office:value-type="float"/>
          <table:table-cell table:formula="of:=MIN([.$E72];[.$O72];[.$Y72];[.$AI72];[.$AS72];[.$BC72];[.$BM72];[.$BW72];[.$CG72];[.$CQ72];[.$DA72])" office:value-type="float"/>
          <table:table-cell table:formula="of:=MIN([.$F72];[.$P72];[.$Z72];[.$AJ72];[.$AT72];[.$BD72];[.$BN72];[.$BX72];[.$CH72];[.$CR72];[.$DB72])" office:value-type="float"/>
          <table:table-cell table:formula="of:=MIN([.$G72];[.$Q72];[.$AA72];[.$AK72];[.$AU72];[.$BE72];[.$BO72];[.$BY72];[.$CI72];[.$CS72];[.$DC72])" office:value-type="float"/>
          <table:table-cell table:formula="of:=MIN([.$H72];[.$R72];[.$AB72];[.$AL72];[.$AV72];[.$BF72];[.$BP72];[.$BZ72];[.$CJ72];[.$CT72];[.$DD72])" office:value-type="float"/>
          <table:table-cell table:formula="of:=MIN([.$I72];[.$S72];[.$AC72];[.$AM72];[.$AW72];[.$BG72];[.$BQ72];[.$CA72];[.$CK72];[.$CU72];[.$DE72])" office:value-type="float"/>
          <table:table-cell table:formula="of:=MIN([.$J72];[.$T72];[.$AD72];[.$AN72];[.$AX72];[.$BH72];[.$BR72];[.$CB72];[.$CL72];[.$CV72];[.$DF72])" office:value-type="float"/>
          <table:table-cell table:formula="of:=MIN([.$K72];[.$U72];[.$AE72];[.$AO72];[.$AY72];[.$BI72];[.$BS72];[.$CC72];[.$CM72];[.$CW72];[.$DG72])" office:value-type="float"/>
          <table:table-cell table:formula="of:=MEDIAN([.$B72];[.$L72];[.$V72];[.$AF72];[.$AP72];[.$AZ72];[.$BJ72];[.$BT72];[.$CD72];[.$CN72];[.$CX72])" office:value-type="float"/>
          <table:table-cell table:formula="of:=MEDIAN([.$C72];[.$M72];[.$W72];[.$AG72];[.$AQ72];[.$BA72];[.$BK72];[.$BU72];[.$CE72];[.$CO72];[.$CY72])" office:value-type="float"/>
          <table:table-cell table:formula="of:=MEDIAN([.$D72];[.$N72];[.$X72];[.$AH72];[.$AR72];[.$BB72];[.$BL72];[.$BV72];[.$CF72];[.$CP72];[.$CZ72])" office:value-type="float"/>
          <table:table-cell table:formula="of:=MEDIAN([.$E72];[.$O72];[.$Y72];[.$AI72];[.$AS72];[.$BC72];[.$BM72];[.$BW72];[.$CG72];[.$CQ72];[.$DA72])" office:value-type="float"/>
          <table:table-cell table:formula="of:=MEDIAN([.$F72];[.$P72];[.$Z72];[.$AJ72];[.$AT72];[.$BD72];[.$BN72];[.$BX72];[.$CH72];[.$CR72];[.$DB72])" office:value-type="float"/>
          <table:table-cell table:formula="of:=MEDIAN([.$G72];[.$Q72];[.$AA72];[.$AK72];[.$AU72];[.$BE72];[.$BO72];[.$BY72];[.$CI72];[.$CS72];[.$DC72])" office:value-type="float"/>
          <table:table-cell table:formula="of:=MEDIAN([.$H72];[.$R72];[.$AB72];[.$AL72];[.$AV72];[.$BF72];[.$BP72];[.$BZ72];[.$CJ72];[.$CT72];[.$DD72])" office:value-type="float"/>
          <table:table-cell table:formula="of:=MEDIAN([.$I72];[.$S72];[.$AC72];[.$AM72];[.$AW72];[.$BG72];[.$BQ72];[.$CA72];[.$CK72];[.$CU72];[.$DE72])" office:value-type="float"/>
          <table:table-cell table:formula="of:=MEDIAN([.$J72];[.$T72];[.$AD72];[.$AN72];[.$AX72];[.$BH72];[.$BR72];[.$CB72];[.$CL72];[.$CV72];[.$DF72])" office:value-type="float"/>
          <table:table-cell table:formula="of:=MEDIAN([.$K72];[.$U72];[.$AE72];[.$AO72];[.$AY72];[.$BI72];[.$BS72];[.$CC72];[.$CM72];[.$CW72];[.$DG72])" office:value-type="float"/>
          <table:table-cell table:formula="of:=MAX([.$B72];[.$L72];[.$V72];[.$AF72];[.$AP72];[.$AZ72];[.$BJ72];[.$BT72];[.$CD72];[.$CN72];[.$CX72])" office:value-type="float"/>
          <table:table-cell table:formula="of:=MAX([.$C72];[.$M72];[.$W72];[.$AG72];[.$AQ72];[.$BA72];[.$BK72];[.$BU72];[.$CE72];[.$CO72];[.$CY72])" office:value-type="float"/>
          <table:table-cell table:formula="of:=MAX([.$D72];[.$N72];[.$X72];[.$AH72];[.$AR72];[.$BB72];[.$BL72];[.$BV72];[.$CF72];[.$CP72];[.$CZ72])" office:value-type="float"/>
          <table:table-cell table:formula="of:=MAX([.$E72];[.$O72];[.$Y72];[.$AI72];[.$AS72];[.$BC72];[.$BM72];[.$BW72];[.$CG72];[.$CQ72];[.$DA72])" office:value-type="float"/>
          <table:table-cell table:formula="of:=MAX([.$F72];[.$P72];[.$Z72];[.$AJ72];[.$AT72];[.$BD72];[.$BN72];[.$BX72];[.$CH72];[.$CR72];[.$DB72])" office:value-type="float"/>
          <table:table-cell table:formula="of:=MAX([.$G72];[.$Q72];[.$AA72];[.$AK72];[.$AU72];[.$BE72];[.$BO72];[.$BY72];[.$CI72];[.$CS72];[.$DC72])" office:value-type="float"/>
          <table:table-cell table:formula="of:=MAX([.$H72];[.$R72];[.$AB72];[.$AL72];[.$AV72];[.$BF72];[.$BP72];[.$BZ72];[.$CJ72];[.$CT72];[.$DD72])" office:value-type="float"/>
          <table:table-cell table:formula="of:=MAX([.$I72];[.$S72];[.$AC72];[.$AM72];[.$AW72];[.$BG72];[.$BQ72];[.$CA72];[.$CK72];[.$CU72];[.$DE72])" office:value-type="float"/>
          <table:table-cell table:formula="of:=MAX([.$J72];[.$T72];[.$AD72];[.$AN72];[.$AX72];[.$BH72];[.$BR72];[.$CB72];[.$CL72];[.$CV72];[.$DF72])" office:value-type="float"/>
          <table:table-cell table:formula="of:=MAX([.$K72];[.$U72];[.$AE72];[.$AO72];[.$AY72];[.$BI72];[.$BS72];[.$CC72];[.$CM72];[.$CW72];[.$DG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office:value-type="float" office:value="52.3211"/>
          <table:table-cell office:value-type="float" office:value="0.0"/>
          <table:table-cell office:value-type="float" office:value="0.0274649821478"/>
          <table:table-cell office:value-type="float" office:value="0.000640849583448"/>
          <table:table-cell office:value-type="float" office:value="0.0"/>
          <table:table-cell office:value-type="float" office:value="161328.0"/>
          <table:table-cell table:style-name="cellBest" office:value-type="float" office:value="0.0"/>
          <table:table-cell office:value-type="float" office:value="59751.0"/>
          <table:table-cell office:value-type="float" office:value="4.0"/>
          <table:table-cell table:style-name="cellWorst" office:value-type="float" office:value="99.0"/>
          <table:table-cell office:value-type="float" office:value="67.3524"/>
          <table:table-cell office:value-type="float" office:value="0.0"/>
          <table:table-cell office:value-type="float" office:value="0.0274649821478"/>
          <table:table-cell office:value-type="float" office:value="0.00137324910739"/>
          <table:table-cell office:value-type="float" office:value="0.0"/>
          <table:table-cell office:value-type="float" office:value="193887.0"/>
          <table:table-cell table:style-name="cellBest" office:value-type="float" office:value="0.0"/>
          <table:table-cell office:value-type="float" office:value="76905.0"/>
          <table:table-cell office:value-type="float" office:value="4.0"/>
          <table:table-cell office:value-type="float" office:value="81.0"/>
          <table:table-cell office:value-type="float" office:value="58.6832"/>
          <table:table-cell office:value-type="float" office:value="0.0"/>
          <table:table-cell office:value-type="float" office:value="0.0549299642955"/>
          <table:table-cell office:value-type="float" office:value="0.000778174494187"/>
          <table:table-cell office:value-type="float" office:value="0.0"/>
          <table:table-cell office:value-type="float" office:value="195277.0"/>
          <table:table-cell table:style-name="cellBest" office:value-type="float" office:value="0.0"/>
          <table:table-cell office:value-type="float" office:value="90288.0"/>
          <table:table-cell office:value-type="float" office:value="4.0"/>
          <table:table-cell office:value-type="float" office:value="67.0"/>
          <table:table-cell office:value-type="float" office:value="32.9092"/>
          <table:table-cell office:value-type="float" office:value="0.0"/>
          <table:table-cell office:value-type="float" office:value="0.109859928591"/>
          <table:table-cell office:value-type="float" office:value="0.00192254875034"/>
          <table:table-cell office:value-type="float" office:value="0.0"/>
          <table:table-cell office:value-type="float" office:value="159390.0"/>
          <table:table-cell office:value-type="float" office:value="10712.0"/>
          <table:table-cell office:value-type="float" office:value="61416.0"/>
          <table:table-cell office:value-type="float" office:value="4.0"/>
          <table:table-cell office:value-type="float" office:value="62.0"/>
          <table:table-cell office:value-type="float" office:value="35.7135"/>
          <table:table-cell office:value-type="float" office:value="0.0"/>
          <table:table-cell office:value-type="float" office:value="0.0823949464433"/>
          <table:table-cell office:value-type="float" office:value="0.00160212395862"/>
          <table:table-cell office:value-type="float" office:value="0.0"/>
          <table:table-cell office:value-type="float" office:value="87133.0"/>
          <table:table-cell office:value-type="float" office:value="878.0"/>
          <table:table-cell office:value-type="float" office:value="23667.0"/>
          <table:table-cell office:value-type="float" office:value="4.0"/>
          <table:table-cell office:value-type="float" office:value="62.0"/>
          <table:table-cell table:style-name="cellBest" office:value-type="float" office:value="30.1404"/>
          <table:table-cell office:value-type="float" office:value="0.0"/>
          <table:table-cell office:value-type="float" office:value="0.0823949464433"/>
          <table:table-cell office:value-type="float" office:value="0.0018767737801"/>
          <table:table-cell office:value-type="float" office:value="0.0"/>
          <table:table-cell office:value-type="float" office:value="87177.0"/>
          <table:table-cell office:value-type="float" office:value="503.0"/>
          <table:table-cell office:value-type="float" office:value="23590.0"/>
          <table:table-cell office:value-type="float" office:value="4.0"/>
          <table:table-cell office:value-type="float" office:value="62.0"/>
          <table:table-cell office:value-type="float" office:value="33.8931"/>
          <table:table-cell office:value-type="float" office:value="0.0"/>
          <table:table-cell office:value-type="float" office:value="0.0823949464433"/>
          <table:table-cell office:value-type="float" office:value="0.0018767737801"/>
          <table:table-cell office:value-type="float" office:value="0.0"/>
          <table:table-cell office:value-type="float" office:value="87177.0"/>
          <table:table-cell office:value-type="float" office:value="503.0"/>
          <table:table-cell office:value-type="float" office:value="23590.0"/>
          <table:table-cell office:value-type="float" office:value="4.0"/>
          <table:table-cell office:value-type="float" office:value="62.0"/>
          <table:table-cell office:value-type="float" office:value="33.4312"/>
          <table:table-cell office:value-type="float" office:value="0.0"/>
          <table:table-cell office:value-type="float" office:value="0.0274649821478"/>
          <table:table-cell office:value-type="float" office:value="0.00036619976197"/>
          <table:table-cell office:value-type="float" office:value="0.0"/>
          <table:table-cell office:value-type="float" office:value="87448.0"/>
          <table:table-cell office:value-type="float" office:value="195.0"/>
          <table:table-cell office:value-type="float" office:value="23657.0"/>
          <table:table-cell office:value-type="float" office:value="4.0"/>
          <table:table-cell office:value-type="float" office:value="62.0"/>
          <table:table-cell office:value-type="float" office:value="40.6752"/>
          <table:table-cell office:value-type="float" office:value="0.0"/>
          <table:table-cell office:value-type="float" office:value="0.0274649821478"/>
          <table:table-cell office:value-type="float" office:value="0.000457749702463"/>
          <table:table-cell office:value-type="float" office:value="0.0"/>
          <table:table-cell office:value-type="float" office:value="87494.0"/>
          <table:table-cell office:value-type="float" office:value="195.0"/>
          <table:table-cell office:value-type="float" office:value="23794.0"/>
          <table:table-cell office:value-type="float" office:value="4.0"/>
          <table:table-cell office:value-type="float" office:value="62.0"/>
          <table:table-cell office:value-type="float" office:value="600.019"/>
          <table:table-cell office:value-type="float" office:value="1.0"/>
          <table:table-cell office:value-type="float" office:value="0.109859928591"/>
          <table:table-cell office:value-type="float" office:value="0.00192254875034"/>
          <table:table-cell office:value-type="float" office:value="0.0"/>
          <table:table-cell table:style-name="cellWorst" office:value-type="float" office:value="314915.0"/>
          <table:table-cell table:style-name="cellWorst" office:value-type="float" office:value="227010.0"/>
          <table:table-cell table:style-name="cellWorst" office:value-type="float" office:value="248829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219719857182"/>
          <table:table-cell office:value-type="float" office:value="0.00219719857182"/>
          <table:table-cell office:value-type="float" office:value="0.0"/>
          <table:table-cell table:style-name="cellBest" office:value-type="float" office:value="86897.0"/>
          <table:table-cell office:value-type="float" office:value="642.0"/>
          <table:table-cell table:style-name="cellBest" office:value-type="float" office:value="23480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L73];[.$V73];[.$AF73];[.$AP73];[.$AZ73];[.$BJ73];[.$BT73];[.$CD73];[.$CN73];[.$CX73])" office:value-type="float"/>
          <table:table-cell table:formula="of:=MIN([.$C73];[.$M73];[.$W73];[.$AG73];[.$AQ73];[.$BA73];[.$BK73];[.$BU73];[.$CE73];[.$CO73];[.$CY73])" office:value-type="float"/>
          <table:table-cell table:formula="of:=MIN([.$D73];[.$N73];[.$X73];[.$AH73];[.$AR73];[.$BB73];[.$BL73];[.$BV73];[.$CF73];[.$CP73];[.$CZ73])" office:value-type="float"/>
          <table:table-cell table:formula="of:=MIN([.$E73];[.$O73];[.$Y73];[.$AI73];[.$AS73];[.$BC73];[.$BM73];[.$BW73];[.$CG73];[.$CQ73];[.$DA73])" office:value-type="float"/>
          <table:table-cell table:formula="of:=MIN([.$F73];[.$P73];[.$Z73];[.$AJ73];[.$AT73];[.$BD73];[.$BN73];[.$BX73];[.$CH73];[.$CR73];[.$DB73])" office:value-type="float"/>
          <table:table-cell table:formula="of:=MIN([.$G73];[.$Q73];[.$AA73];[.$AK73];[.$AU73];[.$BE73];[.$BO73];[.$BY73];[.$CI73];[.$CS73];[.$DC73])" office:value-type="float"/>
          <table:table-cell table:formula="of:=MIN([.$H73];[.$R73];[.$AB73];[.$AL73];[.$AV73];[.$BF73];[.$BP73];[.$BZ73];[.$CJ73];[.$CT73];[.$DD73])" office:value-type="float"/>
          <table:table-cell table:formula="of:=MIN([.$I73];[.$S73];[.$AC73];[.$AM73];[.$AW73];[.$BG73];[.$BQ73];[.$CA73];[.$CK73];[.$CU73];[.$DE73])" office:value-type="float"/>
          <table:table-cell table:formula="of:=MIN([.$J73];[.$T73];[.$AD73];[.$AN73];[.$AX73];[.$BH73];[.$BR73];[.$CB73];[.$CL73];[.$CV73];[.$DF73])" office:value-type="float"/>
          <table:table-cell table:formula="of:=MIN([.$K73];[.$U73];[.$AE73];[.$AO73];[.$AY73];[.$BI73];[.$BS73];[.$CC73];[.$CM73];[.$CW73];[.$DG73])" office:value-type="float"/>
          <table:table-cell table:formula="of:=MEDIAN([.$B73];[.$L73];[.$V73];[.$AF73];[.$AP73];[.$AZ73];[.$BJ73];[.$BT73];[.$CD73];[.$CN73];[.$CX73])" office:value-type="float"/>
          <table:table-cell table:formula="of:=MEDIAN([.$C73];[.$M73];[.$W73];[.$AG73];[.$AQ73];[.$BA73];[.$BK73];[.$BU73];[.$CE73];[.$CO73];[.$CY73])" office:value-type="float"/>
          <table:table-cell table:formula="of:=MEDIAN([.$D73];[.$N73];[.$X73];[.$AH73];[.$AR73];[.$BB73];[.$BL73];[.$BV73];[.$CF73];[.$CP73];[.$CZ73])" office:value-type="float"/>
          <table:table-cell table:formula="of:=MEDIAN([.$E73];[.$O73];[.$Y73];[.$AI73];[.$AS73];[.$BC73];[.$BM73];[.$BW73];[.$CG73];[.$CQ73];[.$DA73])" office:value-type="float"/>
          <table:table-cell table:formula="of:=MEDIAN([.$F73];[.$P73];[.$Z73];[.$AJ73];[.$AT73];[.$BD73];[.$BN73];[.$BX73];[.$CH73];[.$CR73];[.$DB73])" office:value-type="float"/>
          <table:table-cell table:formula="of:=MEDIAN([.$G73];[.$Q73];[.$AA73];[.$AK73];[.$AU73];[.$BE73];[.$BO73];[.$BY73];[.$CI73];[.$CS73];[.$DC73])" office:value-type="float"/>
          <table:table-cell table:formula="of:=MEDIAN([.$H73];[.$R73];[.$AB73];[.$AL73];[.$AV73];[.$BF73];[.$BP73];[.$BZ73];[.$CJ73];[.$CT73];[.$DD73])" office:value-type="float"/>
          <table:table-cell table:formula="of:=MEDIAN([.$I73];[.$S73];[.$AC73];[.$AM73];[.$AW73];[.$BG73];[.$BQ73];[.$CA73];[.$CK73];[.$CU73];[.$DE73])" office:value-type="float"/>
          <table:table-cell table:formula="of:=MEDIAN([.$J73];[.$T73];[.$AD73];[.$AN73];[.$AX73];[.$BH73];[.$BR73];[.$CB73];[.$CL73];[.$CV73];[.$DF73])" office:value-type="float"/>
          <table:table-cell table:formula="of:=MEDIAN([.$K73];[.$U73];[.$AE73];[.$AO73];[.$AY73];[.$BI73];[.$BS73];[.$CC73];[.$CM73];[.$CW73];[.$DG73])" office:value-type="float"/>
          <table:table-cell table:formula="of:=MAX([.$B73];[.$L73];[.$V73];[.$AF73];[.$AP73];[.$AZ73];[.$BJ73];[.$BT73];[.$CD73];[.$CN73];[.$CX73])" office:value-type="float"/>
          <table:table-cell table:formula="of:=MAX([.$C73];[.$M73];[.$W73];[.$AG73];[.$AQ73];[.$BA73];[.$BK73];[.$BU73];[.$CE73];[.$CO73];[.$CY73])" office:value-type="float"/>
          <table:table-cell table:formula="of:=MAX([.$D73];[.$N73];[.$X73];[.$AH73];[.$AR73];[.$BB73];[.$BL73];[.$BV73];[.$CF73];[.$CP73];[.$CZ73])" office:value-type="float"/>
          <table:table-cell table:formula="of:=MAX([.$E73];[.$O73];[.$Y73];[.$AI73];[.$AS73];[.$BC73];[.$BM73];[.$BW73];[.$CG73];[.$CQ73];[.$DA73])" office:value-type="float"/>
          <table:table-cell table:formula="of:=MAX([.$F73];[.$P73];[.$Z73];[.$AJ73];[.$AT73];[.$BD73];[.$BN73];[.$BX73];[.$CH73];[.$CR73];[.$DB73])" office:value-type="float"/>
          <table:table-cell table:formula="of:=MAX([.$G73];[.$Q73];[.$AA73];[.$AK73];[.$AU73];[.$BE73];[.$BO73];[.$BY73];[.$CI73];[.$CS73];[.$DC73])" office:value-type="float"/>
          <table:table-cell table:formula="of:=MAX([.$H73];[.$R73];[.$AB73];[.$AL73];[.$AV73];[.$BF73];[.$BP73];[.$BZ73];[.$CJ73];[.$CT73];[.$DD73])" office:value-type="float"/>
          <table:table-cell table:formula="of:=MAX([.$I73];[.$S73];[.$AC73];[.$AM73];[.$AW73];[.$BG73];[.$BQ73];[.$CA73];[.$CK73];[.$CU73];[.$DE73])" office:value-type="float"/>
          <table:table-cell table:formula="of:=MAX([.$J73];[.$T73];[.$AD73];[.$AN73];[.$AX73];[.$BH73];[.$BR73];[.$CB73];[.$CL73];[.$CV73];[.$DF73])" office:value-type="float"/>
          <table:table-cell table:formula="of:=MAX([.$K73];[.$U73];[.$AE73];[.$AO73];[.$AY73];[.$BI73];[.$BS73];[.$CC73];[.$CM73];[.$CW73];[.$DG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14.4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3.0"/>
          <table:table-cell office:value-type="float" office:value="10.51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1.0"/>
          <table:table-cell table:style-name="cellBest" office:value-type="float" office:value="9.318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4.7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5.0"/>
          <table:table-cell office:value-type="float" office:value="516.3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5.0"/>
          <table:table-cell office:value-type="float" office:value="534.1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4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5.0"/>
          <table:table-cell office:value-type="float" office:value="555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5.0"/>
          <table:table-cell table:formula="of:=MIN([.$B74];[.$L74];[.$V74];[.$AF74];[.$AP74];[.$AZ74];[.$BJ74];[.$BT74];[.$CD74];[.$CN74];[.$CX74])" office:value-type="float"/>
          <table:table-cell table:formula="of:=MIN([.$C74];[.$M74];[.$W74];[.$AG74];[.$AQ74];[.$BA74];[.$BK74];[.$BU74];[.$CE74];[.$CO74];[.$CY74])" office:value-type="float"/>
          <table:table-cell table:formula="of:=MIN([.$D74];[.$N74];[.$X74];[.$AH74];[.$AR74];[.$BB74];[.$BL74];[.$BV74];[.$CF74];[.$CP74];[.$CZ74])" office:value-type="float"/>
          <table:table-cell table:formula="of:=MIN([.$E74];[.$O74];[.$Y74];[.$AI74];[.$AS74];[.$BC74];[.$BM74];[.$BW74];[.$CG74];[.$CQ74];[.$DA74])" office:value-type="float"/>
          <table:table-cell table:formula="of:=MIN([.$F74];[.$P74];[.$Z74];[.$AJ74];[.$AT74];[.$BD74];[.$BN74];[.$BX74];[.$CH74];[.$CR74];[.$DB74])" office:value-type="float"/>
          <table:table-cell table:formula="of:=MIN([.$G74];[.$Q74];[.$AA74];[.$AK74];[.$AU74];[.$BE74];[.$BO74];[.$BY74];[.$CI74];[.$CS74];[.$DC74])" office:value-type="float"/>
          <table:table-cell table:formula="of:=MIN([.$H74];[.$R74];[.$AB74];[.$AL74];[.$AV74];[.$BF74];[.$BP74];[.$BZ74];[.$CJ74];[.$CT74];[.$DD74])" office:value-type="float"/>
          <table:table-cell table:formula="of:=MIN([.$I74];[.$S74];[.$AC74];[.$AM74];[.$AW74];[.$BG74];[.$BQ74];[.$CA74];[.$CK74];[.$CU74];[.$DE74])" office:value-type="float"/>
          <table:table-cell table:formula="of:=MIN([.$J74];[.$T74];[.$AD74];[.$AN74];[.$AX74];[.$BH74];[.$BR74];[.$CB74];[.$CL74];[.$CV74];[.$DF74])" office:value-type="float"/>
          <table:table-cell table:formula="of:=MIN([.$K74];[.$U74];[.$AE74];[.$AO74];[.$AY74];[.$BI74];[.$BS74];[.$CC74];[.$CM74];[.$CW74];[.$DG74])" office:value-type="float"/>
          <table:table-cell table:formula="of:=MEDIAN([.$B74];[.$L74];[.$V74];[.$AF74];[.$AP74];[.$AZ74];[.$BJ74];[.$BT74];[.$CD74];[.$CN74];[.$CX74])" office:value-type="float"/>
          <table:table-cell table:formula="of:=MEDIAN([.$C74];[.$M74];[.$W74];[.$AG74];[.$AQ74];[.$BA74];[.$BK74];[.$BU74];[.$CE74];[.$CO74];[.$CY74])" office:value-type="float"/>
          <table:table-cell table:formula="of:=MEDIAN([.$D74];[.$N74];[.$X74];[.$AH74];[.$AR74];[.$BB74];[.$BL74];[.$BV74];[.$CF74];[.$CP74];[.$CZ74])" office:value-type="float"/>
          <table:table-cell table:formula="of:=MEDIAN([.$E74];[.$O74];[.$Y74];[.$AI74];[.$AS74];[.$BC74];[.$BM74];[.$BW74];[.$CG74];[.$CQ74];[.$DA74])" office:value-type="float"/>
          <table:table-cell table:formula="of:=MEDIAN([.$F74];[.$P74];[.$Z74];[.$AJ74];[.$AT74];[.$BD74];[.$BN74];[.$BX74];[.$CH74];[.$CR74];[.$DB74])" office:value-type="float"/>
          <table:table-cell table:formula="of:=MEDIAN([.$G74];[.$Q74];[.$AA74];[.$AK74];[.$AU74];[.$BE74];[.$BO74];[.$BY74];[.$CI74];[.$CS74];[.$DC74])" office:value-type="float"/>
          <table:table-cell table:formula="of:=MEDIAN([.$H74];[.$R74];[.$AB74];[.$AL74];[.$AV74];[.$BF74];[.$BP74];[.$BZ74];[.$CJ74];[.$CT74];[.$DD74])" office:value-type="float"/>
          <table:table-cell table:formula="of:=MEDIAN([.$I74];[.$S74];[.$AC74];[.$AM74];[.$AW74];[.$BG74];[.$BQ74];[.$CA74];[.$CK74];[.$CU74];[.$DE74])" office:value-type="float"/>
          <table:table-cell table:formula="of:=MEDIAN([.$J74];[.$T74];[.$AD74];[.$AN74];[.$AX74];[.$BH74];[.$BR74];[.$CB74];[.$CL74];[.$CV74];[.$DF74])" office:value-type="float"/>
          <table:table-cell table:formula="of:=MEDIAN([.$K74];[.$U74];[.$AE74];[.$AO74];[.$AY74];[.$BI74];[.$BS74];[.$CC74];[.$CM74];[.$CW74];[.$DG74])" office:value-type="float"/>
          <table:table-cell table:formula="of:=MAX([.$B74];[.$L74];[.$V74];[.$AF74];[.$AP74];[.$AZ74];[.$BJ74];[.$BT74];[.$CD74];[.$CN74];[.$CX74])" office:value-type="float"/>
          <table:table-cell table:formula="of:=MAX([.$C74];[.$M74];[.$W74];[.$AG74];[.$AQ74];[.$BA74];[.$BK74];[.$BU74];[.$CE74];[.$CO74];[.$CY74])" office:value-type="float"/>
          <table:table-cell table:formula="of:=MAX([.$D74];[.$N74];[.$X74];[.$AH74];[.$AR74];[.$BB74];[.$BL74];[.$BV74];[.$CF74];[.$CP74];[.$CZ74])" office:value-type="float"/>
          <table:table-cell table:formula="of:=MAX([.$E74];[.$O74];[.$Y74];[.$AI74];[.$AS74];[.$BC74];[.$BM74];[.$BW74];[.$CG74];[.$CQ74];[.$DA74])" office:value-type="float"/>
          <table:table-cell table:formula="of:=MAX([.$F74];[.$P74];[.$Z74];[.$AJ74];[.$AT74];[.$BD74];[.$BN74];[.$BX74];[.$CH74];[.$CR74];[.$DB74])" office:value-type="float"/>
          <table:table-cell table:formula="of:=MAX([.$G74];[.$Q74];[.$AA74];[.$AK74];[.$AU74];[.$BE74];[.$BO74];[.$BY74];[.$CI74];[.$CS74];[.$DC74])" office:value-type="float"/>
          <table:table-cell table:formula="of:=MAX([.$H74];[.$R74];[.$AB74];[.$AL74];[.$AV74];[.$BF74];[.$BP74];[.$BZ74];[.$CJ74];[.$CT74];[.$DD74])" office:value-type="float"/>
          <table:table-cell table:formula="of:=MAX([.$I74];[.$S74];[.$AC74];[.$AM74];[.$AW74];[.$BG74];[.$BQ74];[.$CA74];[.$CK74];[.$CU74];[.$DE74])" office:value-type="float"/>
          <table:table-cell table:formula="of:=MAX([.$J74];[.$T74];[.$AD74];[.$AN74];[.$AX74];[.$BH74];[.$BR74];[.$CB74];[.$CL74];[.$CV74];[.$DF74])" office:value-type="float"/>
          <table:table-cell table:formula="of:=MAX([.$K74];[.$U74];[.$AE74];[.$AO74];[.$AY74];[.$BI74];[.$BS74];[.$CC74];[.$CM74];[.$CW74];[.$DG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office:value-type="float" office:value="36.256"/>
          <table:table-cell office:value-type="float" office:value="0.0"/>
          <table:table-cell office:value-type="float" office:value="0.0263261813874"/>
          <table:table-cell office:value-type="float" office:value="0.000351015751832"/>
          <table:table-cell office:value-type="float" office:value="0.0"/>
          <table:table-cell office:value-type="float" office:value="58442.0"/>
          <table:table-cell table:style-name="cellBest" office:value-type="float" office:value="0.0"/>
          <table:table-cell office:value-type="float" office:value="6616.0"/>
          <table:table-cell office:value-type="float" office:value="4.0"/>
          <table:table-cell table:style-name="cellWorst" office:value-type="float" office:value="120.0"/>
          <table:table-cell table:style-name="cellBest" office:value-type="float" office:value="18.0358"/>
          <table:table-cell office:value-type="float" office:value="0.0"/>
          <table:table-cell office:value-type="float" office:value="0.0263261813874"/>
          <table:table-cell office:value-type="float" office:value="0.000658154534685"/>
          <table:table-cell office:value-type="float" office:value="0.0"/>
          <table:table-cell table:style-name="cellBest" office:value-type="float" office:value="48182.0"/>
          <table:table-cell table:style-name="cellBest" office:value-type="float" office:value="0.0"/>
          <table:table-cell office:value-type="float" office:value="5157.0"/>
          <table:table-cell office:value-type="float" office:value="4.0"/>
          <table:table-cell table:style-name="cellBest" office:value-type="float" office:value="56.0"/>
          <table:table-cell office:value-type="float" office:value="20.3807"/>
          <table:table-cell office:value-type="float" office:value="0.0"/>
          <table:table-cell office:value-type="float" office:value="0.0263261813874"/>
          <table:table-cell office:value-type="float" office:value="0.000833662410601"/>
          <table:table-cell office:value-type="float" office:value="0.0"/>
          <table:table-cell office:value-type="float" office:value="49615.0"/>
          <table:table-cell table:style-name="cellBest" office:value-type="float" office:value="0.0"/>
          <table:table-cell office:value-type="float" office:value="10554.0"/>
          <table:table-cell office:value-type="float" office:value="4.0"/>
          <table:table-cell table:style-name="cellBest" office:value-type="float" office:value="56.0"/>
          <table:table-cell office:value-type="float" office:value="36.9666"/>
          <table:table-cell office:value-type="float" office:value="0.0"/>
          <table:table-cell office:value-type="float" office:value="0.0526523627748"/>
          <table:table-cell office:value-type="float" office:value="0.00109692422447"/>
          <table:table-cell office:value-type="float" office:value="0.0"/>
          <table:table-cell office:value-type="float" office:value="52675.0"/>
          <table:table-cell office:value-type="float" office:value="1128.0"/>
          <table:table-cell office:value-type="float" office:value="5593.0"/>
          <table:table-cell office:value-type="float" office:value="4.0"/>
          <table:table-cell office:value-type="float" office:value="115.0"/>
          <table:table-cell office:value-type="float" office:value="40.9158"/>
          <table:table-cell office:value-type="float" office:value="0.0"/>
          <table:table-cell office:value-type="float" office:value="0.0263261813874"/>
          <table:table-cell office:value-type="float" office:value="0.000965293317538"/>
          <table:table-cell office:value-type="float" office:value="0.0"/>
          <table:table-cell office:value-type="float" office:value="49198.0"/>
          <table:table-cell office:value-type="float" office:value="823.0"/>
          <table:table-cell office:value-type="float" office:value="3818.0"/>
          <table:table-cell office:value-type="float" office:value="4.0"/>
          <table:table-cell office:value-type="float" office:value="115.0"/>
          <table:table-cell office:value-type="float" office:value="39.6086"/>
          <table:table-cell office:value-type="float" office:value="0.0"/>
          <table:table-cell office:value-type="float" office:value="0.0526523627748"/>
          <table:table-cell office:value-type="float" office:value="0.00109692422447"/>
          <table:table-cell office:value-type="float" office:value="0.0"/>
          <table:table-cell office:value-type="float" office:value="49185.0"/>
          <table:table-cell office:value-type="float" office:value="339.0"/>
          <table:table-cell office:value-type="float" office:value="3645.0"/>
          <table:table-cell office:value-type="float" office:value="4.0"/>
          <table:table-cell office:value-type="float" office:value="115.0"/>
          <table:table-cell office:value-type="float" office:value="38.0706"/>
          <table:table-cell office:value-type="float" office:value="0.0"/>
          <table:table-cell office:value-type="float" office:value="0.0526523627748"/>
          <table:table-cell office:value-type="float" office:value="0.00109692422447"/>
          <table:table-cell office:value-type="float" office:value="0.0"/>
          <table:table-cell office:value-type="float" office:value="49185.0"/>
          <table:table-cell office:value-type="float" office:value="339.0"/>
          <table:table-cell office:value-type="float" office:value="3645.0"/>
          <table:table-cell office:value-type="float" office:value="4.0"/>
          <table:table-cell office:value-type="float" office:value="115.0"/>
          <table:table-cell office:value-type="float" office:value="41.6295"/>
          <table:table-cell office:value-type="float" office:value="0.0"/>
          <table:table-cell office:value-type="float" office:value="0.0263261813874"/>
          <table:table-cell office:value-type="float" office:value="0.000702031503664"/>
          <table:table-cell office:value-type="float" office:value="0.0"/>
          <table:table-cell office:value-type="float" office:value="48975.0"/>
          <table:table-cell office:value-type="float" office:value="109.0"/>
          <table:table-cell office:value-type="float" office:value="3518.0"/>
          <table:table-cell office:value-type="float" office:value="4.0"/>
          <table:table-cell office:value-type="float" office:value="115.0"/>
          <table:table-cell office:value-type="float" office:value="50.0417"/>
          <table:table-cell office:value-type="float" office:value="0.0"/>
          <table:table-cell office:value-type="float" office:value="0.0263261813874"/>
          <table:table-cell office:value-type="float" office:value="0.000658154534685"/>
          <table:table-cell office:value-type="float" office:value="0.0"/>
          <table:table-cell office:value-type="float" office:value="48985.0"/>
          <table:table-cell office:value-type="float" office:value="90.0"/>
          <table:table-cell table:style-name="cellBest" office:value-type="float" office:value="3516.0"/>
          <table:table-cell office:value-type="float" office:value="4.0"/>
          <table:table-cell office:value-type="float" office:value="115.0"/>
          <table:table-cell table:style-name="cellWorst" office:value-type="float" office:value="74.2691"/>
          <table:table-cell office:value-type="float" office:value="0.0"/>
          <table:table-cell office:value-type="float" office:value="0.0789785441622"/>
          <table:table-cell office:value-type="float" office:value="0.00109692422447"/>
          <table:table-cell office:value-type="float" office:value="0.0"/>
          <table:table-cell table:style-name="cellWorst" office:value-type="float" office:value="506566.0"/>
          <table:table-cell table:style-name="cellWorst" office:value-type="float" office:value="456994.0"/>
          <table:table-cell table:style-name="cellWorst" office:value-type="float" office:value="454282.0"/>
          <table:table-cell office:value-type="float" office:value="4.0"/>
          <table:table-cell office:value-type="float" office:value="115.0"/>
          <table:table-cell office:value-type="float" office:value="58.7856"/>
          <table:table-cell office:value-type="float" office:value="0.0"/>
          <table:table-cell office:value-type="float" office:value="0.0789785441622"/>
          <table:table-cell office:value-type="float" office:value="0.00109692422447"/>
          <table:table-cell office:value-type="float" office:value="0.0"/>
          <table:table-cell office:value-type="float" office:value="240358.0"/>
          <table:table-cell office:value-type="float" office:value="191983.0"/>
          <table:table-cell office:value-type="float" office:value="191177.0"/>
          <table:table-cell office:value-type="float" office:value="4.0"/>
          <table:table-cell office:value-type="float" office:value="115.0"/>
          <table:table-cell table:formula="of:=MIN([.$B75];[.$L75];[.$V75];[.$AF75];[.$AP75];[.$AZ75];[.$BJ75];[.$BT75];[.$CD75];[.$CN75];[.$CX75])" office:value-type="float"/>
          <table:table-cell table:formula="of:=MIN([.$C75];[.$M75];[.$W75];[.$AG75];[.$AQ75];[.$BA75];[.$BK75];[.$BU75];[.$CE75];[.$CO75];[.$CY75])" office:value-type="float"/>
          <table:table-cell table:formula="of:=MIN([.$D75];[.$N75];[.$X75];[.$AH75];[.$AR75];[.$BB75];[.$BL75];[.$BV75];[.$CF75];[.$CP75];[.$CZ75])" office:value-type="float"/>
          <table:table-cell table:formula="of:=MIN([.$E75];[.$O75];[.$Y75];[.$AI75];[.$AS75];[.$BC75];[.$BM75];[.$BW75];[.$CG75];[.$CQ75];[.$DA75])" office:value-type="float"/>
          <table:table-cell table:formula="of:=MIN([.$F75];[.$P75];[.$Z75];[.$AJ75];[.$AT75];[.$BD75];[.$BN75];[.$BX75];[.$CH75];[.$CR75];[.$DB75])" office:value-type="float"/>
          <table:table-cell table:formula="of:=MIN([.$G75];[.$Q75];[.$AA75];[.$AK75];[.$AU75];[.$BE75];[.$BO75];[.$BY75];[.$CI75];[.$CS75];[.$DC75])" office:value-type="float"/>
          <table:table-cell table:formula="of:=MIN([.$H75];[.$R75];[.$AB75];[.$AL75];[.$AV75];[.$BF75];[.$BP75];[.$BZ75];[.$CJ75];[.$CT75];[.$DD75])" office:value-type="float"/>
          <table:table-cell table:formula="of:=MIN([.$I75];[.$S75];[.$AC75];[.$AM75];[.$AW75];[.$BG75];[.$BQ75];[.$CA75];[.$CK75];[.$CU75];[.$DE75])" office:value-type="float"/>
          <table:table-cell table:formula="of:=MIN([.$J75];[.$T75];[.$AD75];[.$AN75];[.$AX75];[.$BH75];[.$BR75];[.$CB75];[.$CL75];[.$CV75];[.$DF75])" office:value-type="float"/>
          <table:table-cell table:formula="of:=MIN([.$K75];[.$U75];[.$AE75];[.$AO75];[.$AY75];[.$BI75];[.$BS75];[.$CC75];[.$CM75];[.$CW75];[.$DG75])" office:value-type="float"/>
          <table:table-cell table:formula="of:=MEDIAN([.$B75];[.$L75];[.$V75];[.$AF75];[.$AP75];[.$AZ75];[.$BJ75];[.$BT75];[.$CD75];[.$CN75];[.$CX75])" office:value-type="float"/>
          <table:table-cell table:formula="of:=MEDIAN([.$C75];[.$M75];[.$W75];[.$AG75];[.$AQ75];[.$BA75];[.$BK75];[.$BU75];[.$CE75];[.$CO75];[.$CY75])" office:value-type="float"/>
          <table:table-cell table:formula="of:=MEDIAN([.$D75];[.$N75];[.$X75];[.$AH75];[.$AR75];[.$BB75];[.$BL75];[.$BV75];[.$CF75];[.$CP75];[.$CZ75])" office:value-type="float"/>
          <table:table-cell table:formula="of:=MEDIAN([.$E75];[.$O75];[.$Y75];[.$AI75];[.$AS75];[.$BC75];[.$BM75];[.$BW75];[.$CG75];[.$CQ75];[.$DA75])" office:value-type="float"/>
          <table:table-cell table:formula="of:=MEDIAN([.$F75];[.$P75];[.$Z75];[.$AJ75];[.$AT75];[.$BD75];[.$BN75];[.$BX75];[.$CH75];[.$CR75];[.$DB75])" office:value-type="float"/>
          <table:table-cell table:formula="of:=MEDIAN([.$G75];[.$Q75];[.$AA75];[.$AK75];[.$AU75];[.$BE75];[.$BO75];[.$BY75];[.$CI75];[.$CS75];[.$DC75])" office:value-type="float"/>
          <table:table-cell table:formula="of:=MEDIAN([.$H75];[.$R75];[.$AB75];[.$AL75];[.$AV75];[.$BF75];[.$BP75];[.$BZ75];[.$CJ75];[.$CT75];[.$DD75])" office:value-type="float"/>
          <table:table-cell table:formula="of:=MEDIAN([.$I75];[.$S75];[.$AC75];[.$AM75];[.$AW75];[.$BG75];[.$BQ75];[.$CA75];[.$CK75];[.$CU75];[.$DE75])" office:value-type="float"/>
          <table:table-cell table:formula="of:=MEDIAN([.$J75];[.$T75];[.$AD75];[.$AN75];[.$AX75];[.$BH75];[.$BR75];[.$CB75];[.$CL75];[.$CV75];[.$DF75])" office:value-type="float"/>
          <table:table-cell table:formula="of:=MEDIAN([.$K75];[.$U75];[.$AE75];[.$AO75];[.$AY75];[.$BI75];[.$BS75];[.$CC75];[.$CM75];[.$CW75];[.$DG75])" office:value-type="float"/>
          <table:table-cell table:formula="of:=MAX([.$B75];[.$L75];[.$V75];[.$AF75];[.$AP75];[.$AZ75];[.$BJ75];[.$BT75];[.$CD75];[.$CN75];[.$CX75])" office:value-type="float"/>
          <table:table-cell table:formula="of:=MAX([.$C75];[.$M75];[.$W75];[.$AG75];[.$AQ75];[.$BA75];[.$BK75];[.$BU75];[.$CE75];[.$CO75];[.$CY75])" office:value-type="float"/>
          <table:table-cell table:formula="of:=MAX([.$D75];[.$N75];[.$X75];[.$AH75];[.$AR75];[.$BB75];[.$BL75];[.$BV75];[.$CF75];[.$CP75];[.$CZ75])" office:value-type="float"/>
          <table:table-cell table:formula="of:=MAX([.$E75];[.$O75];[.$Y75];[.$AI75];[.$AS75];[.$BC75];[.$BM75];[.$BW75];[.$CG75];[.$CQ75];[.$DA75])" office:value-type="float"/>
          <table:table-cell table:formula="of:=MAX([.$F75];[.$P75];[.$Z75];[.$AJ75];[.$AT75];[.$BD75];[.$BN75];[.$BX75];[.$CH75];[.$CR75];[.$DB75])" office:value-type="float"/>
          <table:table-cell table:formula="of:=MAX([.$G75];[.$Q75];[.$AA75];[.$AK75];[.$AU75];[.$BE75];[.$BO75];[.$BY75];[.$CI75];[.$CS75];[.$DC75])" office:value-type="float"/>
          <table:table-cell table:formula="of:=MAX([.$H75];[.$R75];[.$AB75];[.$AL75];[.$AV75];[.$BF75];[.$BP75];[.$BZ75];[.$CJ75];[.$CT75];[.$DD75])" office:value-type="float"/>
          <table:table-cell table:formula="of:=MAX([.$I75];[.$S75];[.$AC75];[.$AM75];[.$AW75];[.$BG75];[.$BQ75];[.$CA75];[.$CK75];[.$CU75];[.$DE75])" office:value-type="float"/>
          <table:table-cell table:formula="of:=MAX([.$J75];[.$T75];[.$AD75];[.$AN75];[.$AX75];[.$BH75];[.$BR75];[.$CB75];[.$CL75];[.$CV75];[.$DF75])" office:value-type="float"/>
          <table:table-cell table:formula="of:=MAX([.$K75];[.$U75];[.$AE75];[.$AO75];[.$AY75];[.$BI75];[.$BS75];[.$CC75];[.$CM75];[.$CW75];[.$DG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office:value-type="float" office:value="322.008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table:style-name="cellWorst" office:value-type="float" office:value="1491143.0"/>
          <table:table-cell table:style-name="cellBest" office:value-type="float" office:value="0.0"/>
          <table:table-cell office:value-type="float" office:value="55375.0"/>
          <table:table-cell office:value-type="float" office:value="4.0"/>
          <table:table-cell office:value-type="float" office:value="39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7.207"/>
          <table:table-cell office:value-type="float" office:value="0.0"/>
          <table:table-cell office:value-type="float" office:value="0.0296208530806"/>
          <table:table-cell office:value-type="float" office:value="0.00123420221169"/>
          <table:table-cell office:value-type="float" office:value="0.0"/>
          <table:table-cell table:style-name="cellBest" office:value-type="float" office:value="464221.0"/>
          <table:table-cell table:style-name="cellBest" office:value-type="float" office:value="0.0"/>
          <table:table-cell office:value-type="float" office:value="54425.0"/>
          <table:table-cell office:value-type="float" office:value="4.0"/>
          <table:table-cell office:value-type="float" office:value="39.0"/>
          <table:table-cell office:value-type="float" office:value="328.713"/>
          <table:table-cell office:value-type="float" office:value="0.0"/>
          <table:table-cell office:value-type="float" office:value="0.118483412322"/>
          <table:table-cell office:value-type="float" office:value="0.0016785150079"/>
          <table:table-cell office:value-type="float" office:value="0.0"/>
          <table:table-cell office:value-type="float" office:value="1334909.0"/>
          <table:table-cell office:value-type="float" office:value="4373.0"/>
          <table:table-cell office:value-type="float" office:value="41599.0"/>
          <table:table-cell office:value-type="float" office:value="4.0"/>
          <table:table-cell office:value-type="float" office:value="39.0"/>
          <table:table-cell office:value-type="float" office:value="412.151"/>
          <table:table-cell office:value-type="float" office:value="0.0"/>
          <table:table-cell office:value-type="float" office:value="0.118483412322"/>
          <table:table-cell office:value-type="float" office:value="0.00148104265403"/>
          <table:table-cell office:value-type="float" office:value="0.0"/>
          <table:table-cell office:value-type="float" office:value="1329792.0"/>
          <table:table-cell table:style-name="cellWorst" office:value-type="float" office:value="53248.0"/>
          <table:table-cell office:value-type="float" office:value="62352.0"/>
          <table:table-cell office:value-type="float" office:value="4.0"/>
          <table:table-cell office:value-type="float" office:value="39.0"/>
          <table:table-cell table:style-name="cellBest" office:value-type="float" office:value="296.819"/>
          <table:table-cell office:value-type="float" office:value="0.0"/>
          <table:table-cell office:value-type="float" office:value="0.118483412322"/>
          <table:table-cell office:value-type="float" office:value="0.00157977883096"/>
          <table:table-cell office:value-type="float" office:value="0.0"/>
          <table:table-cell office:value-type="float" office:value="1341840.0"/>
          <table:table-cell office:value-type="float" office:value="5160.0"/>
          <table:table-cell office:value-type="float" office:value="43616.0"/>
          <table:table-cell office:value-type="float" office:value="4.0"/>
          <table:table-cell office:value-type="float" office:value="39.0"/>
          <table:table-cell office:value-type="float" office:value="358.509"/>
          <table:table-cell office:value-type="float" office:value="0.0"/>
          <table:table-cell office:value-type="float" office:value="0.118483412322"/>
          <table:table-cell office:value-type="float" office:value="0.00157977883096"/>
          <table:table-cell office:value-type="float" office:value="0.0"/>
          <table:table-cell office:value-type="float" office:value="1341840.0"/>
          <table:table-cell office:value-type="float" office:value="5160.0"/>
          <table:table-cell office:value-type="float" office:value="43616.0"/>
          <table:table-cell office:value-type="float" office:value="4.0"/>
          <table:table-cell office:value-type="float" office:value="39.0"/>
          <table:table-cell office:value-type="float" office:value="354.509"/>
          <table:table-cell office:value-type="float" office:value="0.0"/>
          <table:table-cell office:value-type="float" office:value="0.0888625592417"/>
          <table:table-cell office:value-type="float" office:value="0.00143167456556"/>
          <table:table-cell office:value-type="float" office:value="0.0"/>
          <table:table-cell office:value-type="float" office:value="1361001.0"/>
          <table:table-cell office:value-type="float" office:value="9923.0"/>
          <table:table-cell table:style-name="cellWorst" office:value-type="float" office:value="62973.0"/>
          <table:table-cell office:value-type="float" office:value="4.0"/>
          <table:table-cell office:value-type="float" office:value="39.0"/>
          <table:table-cell table:style-name="cellWorst" office:value-type="float" office:value="600.0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290018.0"/>
          <table:table-cell office:value-type="float" office:value="16214.0"/>
          <table:table-cell office:value-type="float" office:value="3006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290018.0"/>
          <table:table-cell office:value-type="float" office:value="16214.0"/>
          <table:table-cell office:value-type="float" office:value="30063.0"/>
          <table:table-cell office:value-type="string">
            <text:p/>
          </table:table-cell>
          <table:table-cell office:value-type="string">
            <text:p/>
          </table:table-cell>
          <table:table-cell table:formula="of:=MIN([.$B76];[.$L76];[.$V76];[.$AF76];[.$AP76];[.$AZ76];[.$BJ76];[.$BT76];[.$CD76];[.$CN76];[.$CX76])" office:value-type="float"/>
          <table:table-cell table:formula="of:=MIN([.$C76];[.$M76];[.$W76];[.$AG76];[.$AQ76];[.$BA76];[.$BK76];[.$BU76];[.$CE76];[.$CO76];[.$CY76])" office:value-type="float"/>
          <table:table-cell table:formula="of:=MIN([.$D76];[.$N76];[.$X76];[.$AH76];[.$AR76];[.$BB76];[.$BL76];[.$BV76];[.$CF76];[.$CP76];[.$CZ76])" office:value-type="float"/>
          <table:table-cell table:formula="of:=MIN([.$E76];[.$O76];[.$Y76];[.$AI76];[.$AS76];[.$BC76];[.$BM76];[.$BW76];[.$CG76];[.$CQ76];[.$DA76])" office:value-type="float"/>
          <table:table-cell table:formula="of:=MIN([.$F76];[.$P76];[.$Z76];[.$AJ76];[.$AT76];[.$BD76];[.$BN76];[.$BX76];[.$CH76];[.$CR76];[.$DB76])" office:value-type="float"/>
          <table:table-cell table:formula="of:=MIN([.$G76];[.$Q76];[.$AA76];[.$AK76];[.$AU76];[.$BE76];[.$BO76];[.$BY76];[.$CI76];[.$CS76];[.$DC76])" office:value-type="float"/>
          <table:table-cell table:formula="of:=MIN([.$H76];[.$R76];[.$AB76];[.$AL76];[.$AV76];[.$BF76];[.$BP76];[.$BZ76];[.$CJ76];[.$CT76];[.$DD76])" office:value-type="float"/>
          <table:table-cell table:formula="of:=MIN([.$I76];[.$S76];[.$AC76];[.$AM76];[.$AW76];[.$BG76];[.$BQ76];[.$CA76];[.$CK76];[.$CU76];[.$DE76])" office:value-type="float"/>
          <table:table-cell table:formula="of:=MIN([.$J76];[.$T76];[.$AD76];[.$AN76];[.$AX76];[.$BH76];[.$BR76];[.$CB76];[.$CL76];[.$CV76];[.$DF76])" office:value-type="float"/>
          <table:table-cell table:formula="of:=MIN([.$K76];[.$U76];[.$AE76];[.$AO76];[.$AY76];[.$BI76];[.$BS76];[.$CC76];[.$CM76];[.$CW76];[.$DG76])" office:value-type="float"/>
          <table:table-cell table:formula="of:=MEDIAN([.$B76];[.$L76];[.$V76];[.$AF76];[.$AP76];[.$AZ76];[.$BJ76];[.$BT76];[.$CD76];[.$CN76];[.$CX76])" office:value-type="float"/>
          <table:table-cell table:formula="of:=MEDIAN([.$C76];[.$M76];[.$W76];[.$AG76];[.$AQ76];[.$BA76];[.$BK76];[.$BU76];[.$CE76];[.$CO76];[.$CY76])" office:value-type="float"/>
          <table:table-cell table:formula="of:=MEDIAN([.$D76];[.$N76];[.$X76];[.$AH76];[.$AR76];[.$BB76];[.$BL76];[.$BV76];[.$CF76];[.$CP76];[.$CZ76])" office:value-type="float"/>
          <table:table-cell table:formula="of:=MEDIAN([.$E76];[.$O76];[.$Y76];[.$AI76];[.$AS76];[.$BC76];[.$BM76];[.$BW76];[.$CG76];[.$CQ76];[.$DA76])" office:value-type="float"/>
          <table:table-cell table:formula="of:=MEDIAN([.$F76];[.$P76];[.$Z76];[.$AJ76];[.$AT76];[.$BD76];[.$BN76];[.$BX76];[.$CH76];[.$CR76];[.$DB76])" office:value-type="float"/>
          <table:table-cell table:formula="of:=MEDIAN([.$G76];[.$Q76];[.$AA76];[.$AK76];[.$AU76];[.$BE76];[.$BO76];[.$BY76];[.$CI76];[.$CS76];[.$DC76])" office:value-type="float"/>
          <table:table-cell table:formula="of:=MEDIAN([.$H76];[.$R76];[.$AB76];[.$AL76];[.$AV76];[.$BF76];[.$BP76];[.$BZ76];[.$CJ76];[.$CT76];[.$DD76])" office:value-type="float"/>
          <table:table-cell table:formula="of:=MEDIAN([.$I76];[.$S76];[.$AC76];[.$AM76];[.$AW76];[.$BG76];[.$BQ76];[.$CA76];[.$CK76];[.$CU76];[.$DE76])" office:value-type="float"/>
          <table:table-cell table:formula="of:=MEDIAN([.$J76];[.$T76];[.$AD76];[.$AN76];[.$AX76];[.$BH76];[.$BR76];[.$CB76];[.$CL76];[.$CV76];[.$DF76])" office:value-type="float"/>
          <table:table-cell table:formula="of:=MEDIAN([.$K76];[.$U76];[.$AE76];[.$AO76];[.$AY76];[.$BI76];[.$BS76];[.$CC76];[.$CM76];[.$CW76];[.$DG76])" office:value-type="float"/>
          <table:table-cell table:formula="of:=MAX([.$B76];[.$L76];[.$V76];[.$AF76];[.$AP76];[.$AZ76];[.$BJ76];[.$BT76];[.$CD76];[.$CN76];[.$CX76])" office:value-type="float"/>
          <table:table-cell table:formula="of:=MAX([.$C76];[.$M76];[.$W76];[.$AG76];[.$AQ76];[.$BA76];[.$BK76];[.$BU76];[.$CE76];[.$CO76];[.$CY76])" office:value-type="float"/>
          <table:table-cell table:formula="of:=MAX([.$D76];[.$N76];[.$X76];[.$AH76];[.$AR76];[.$BB76];[.$BL76];[.$BV76];[.$CF76];[.$CP76];[.$CZ76])" office:value-type="float"/>
          <table:table-cell table:formula="of:=MAX([.$E76];[.$O76];[.$Y76];[.$AI76];[.$AS76];[.$BC76];[.$BM76];[.$BW76];[.$CG76];[.$CQ76];[.$DA76])" office:value-type="float"/>
          <table:table-cell table:formula="of:=MAX([.$F76];[.$P76];[.$Z76];[.$AJ76];[.$AT76];[.$BD76];[.$BN76];[.$BX76];[.$CH76];[.$CR76];[.$DB76])" office:value-type="float"/>
          <table:table-cell table:formula="of:=MAX([.$G76];[.$Q76];[.$AA76];[.$AK76];[.$AU76];[.$BE76];[.$BO76];[.$BY76];[.$CI76];[.$CS76];[.$DC76])" office:value-type="float"/>
          <table:table-cell table:formula="of:=MAX([.$H76];[.$R76];[.$AB76];[.$AL76];[.$AV76];[.$BF76];[.$BP76];[.$BZ76];[.$CJ76];[.$CT76];[.$DD76])" office:value-type="float"/>
          <table:table-cell table:formula="of:=MAX([.$I76];[.$S76];[.$AC76];[.$AM76];[.$AW76];[.$BG76];[.$BQ76];[.$CA76];[.$CK76];[.$CU76];[.$DE76])" office:value-type="float"/>
          <table:table-cell table:formula="of:=MAX([.$J76];[.$T76];[.$AD76];[.$AN76];[.$AX76];[.$BH76];[.$BR76];[.$CB76];[.$CL76];[.$CV76];[.$DF76])" office:value-type="float"/>
          <table:table-cell table:formula="of:=MAX([.$K76];[.$U76];[.$AE76];[.$AO76];[.$AY76];[.$BI76];[.$BS76];[.$CC76];[.$CM76];[.$CW76];[.$DG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57.1408"/>
          <table:table-cell office:value-type="float" office:value="0.0"/>
          <table:table-cell office:value-type="float" office:value="0.0296164667555"/>
          <table:table-cell office:value-type="float" office:value="0.000493607779259"/>
          <table:table-cell office:value-type="float" office:value="0.0"/>
          <table:table-cell office:value-type="float" office:value="2003136.0"/>
          <table:table-cell table:style-name="cellBest" office:value-type="float" office:value="0.0"/>
          <table:table-cell office:value-type="float" office:value="2197.0"/>
          <table:table-cell office:value-type="float" office:value="4.0"/>
          <table:table-cell office:value-type="float" office:value="7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.6799"/>
          <table:table-cell office:value-type="float" office:value="0.0"/>
          <table:table-cell office:value-type="float" office:value="0.0296164667555"/>
          <table:table-cell office:value-type="float" office:value="0.000542968557184"/>
          <table:table-cell office:value-type="float" office:value="0.0"/>
          <table:table-cell table:style-name="cellBest" office:value-type="float" office:value="934708.0"/>
          <table:table-cell table:style-name="cellBest" office:value-type="float" office:value="0.0"/>
          <table:table-cell table:style-name="cellWorst" office:value-type="float" office:value="3144.0"/>
          <table:table-cell office:value-type="float" office:value="4.0"/>
          <table:table-cell office:value-type="float" office:value="71.0"/>
          <table:table-cell office:value-type="float" office:value="63.7742"/>
          <table:table-cell office:value-type="float" office:value="0.0"/>
          <table:table-cell office:value-type="float" office:value="0.059232933511"/>
          <table:table-cell office:value-type="float" office:value="0.00108593711437"/>
          <table:table-cell office:value-type="float" office:value="0.0"/>
          <table:table-cell office:value-type="float" office:value="2022708.0"/>
          <table:table-cell office:value-type="float" office:value="243.0"/>
          <table:table-cell office:value-type="float" office:value="2428.0"/>
          <table:table-cell office:value-type="float" office:value="4.0"/>
          <table:table-cell office:value-type="float" office:value="71.0"/>
          <table:table-cell office:value-type="float" office:value="63.5985"/>
          <table:table-cell office:value-type="float" office:value="0.0"/>
          <table:table-cell office:value-type="float" office:value="0.0296164667555"/>
          <table:table-cell office:value-type="float" office:value="0.000888494002665"/>
          <table:table-cell office:value-type="float" office:value="0.0"/>
          <table:table-cell office:value-type="float" office:value="2022622.0"/>
          <table:table-cell table:style-name="cellWorst" office:value-type="float" office:value="877.0"/>
          <table:table-cell office:value-type="float" office:value="2658.0"/>
          <table:table-cell office:value-type="float" office:value="4.0"/>
          <table:table-cell office:value-type="float" office:value="71.0"/>
          <table:table-cell office:value-type="float" office:value="68.2297"/>
          <table:table-cell office:value-type="float" office:value="0.0"/>
          <table:table-cell office:value-type="float" office:value="0.0888494002665"/>
          <table:table-cell office:value-type="float" office:value="0.00103657633644"/>
          <table:table-cell office:value-type="float" office:value="0.0"/>
          <table:table-cell table:style-name="cellWorst" office:value-type="float" office:value="2022729.0"/>
          <table:table-cell office:value-type="float" office:value="323.0"/>
          <table:table-cell office:value-type="float" office:value="2381.0"/>
          <table:table-cell office:value-type="float" office:value="4.0"/>
          <table:table-cell office:value-type="float" office:value="71.0"/>
          <table:table-cell office:value-type="float" office:value="61.9164"/>
          <table:table-cell office:value-type="float" office:value="0.0"/>
          <table:table-cell office:value-type="float" office:value="0.0888494002665"/>
          <table:table-cell office:value-type="float" office:value="0.00103657633644"/>
          <table:table-cell office:value-type="float" office:value="0.0"/>
          <table:table-cell table:style-name="cellWorst" office:value-type="float" office:value="2022729.0"/>
          <table:table-cell office:value-type="float" office:value="323.0"/>
          <table:table-cell office:value-type="float" office:value="2381.0"/>
          <table:table-cell office:value-type="float" office:value="4.0"/>
          <table:table-cell office:value-type="float" office:value="71.0"/>
          <table:table-cell office:value-type="float" office:value="67.7061"/>
          <table:table-cell office:value-type="float" office:value="0.0"/>
          <table:table-cell office:value-type="float" office:value="0.059232933511"/>
          <table:table-cell office:value-type="float" office:value="0.000888494002665"/>
          <table:table-cell office:value-type="float" office:value="0.0"/>
          <table:table-cell office:value-type="float" office:value="2022583.0"/>
          <table:table-cell office:value-type="float" office:value="514.0"/>
          <table:table-cell office:value-type="float" office:value="2537.0"/>
          <table:table-cell office:value-type="float" office:value="4.0"/>
          <table:table-cell office:value-type="float" office:value="71.0"/>
          <table:table-cell office:value-type="float" office:value="76.4457"/>
          <table:table-cell office:value-type="float" office:value="0.0"/>
          <table:table-cell office:value-type="float" office:value="0.059232933511"/>
          <table:table-cell office:value-type="float" office:value="0.000888494002665"/>
          <table:table-cell office:value-type="float" office:value="0.0"/>
          <table:table-cell office:value-type="float" office:value="2022579.0"/>
          <table:table-cell office:value-type="float" office:value="514.0"/>
          <table:table-cell office:value-type="float" office:value="2537.0"/>
          <table:table-cell office:value-type="float" office:value="4.0"/>
          <table:table-cell office:value-type="float" office:value="71.0"/>
          <table:table-cell office:value-type="float" office:value="600.02"/>
          <table:table-cell office:value-type="float" office:value="1.0"/>
          <table:table-cell office:value-type="float" office:value="0.118465867022"/>
          <table:table-cell office:value-type="float" office:value="0.00118465867022"/>
          <table:table-cell office:value-type="float" office:value="0.0"/>
          <table:table-cell office:value-type="float" office:value="2019707.0"/>
          <table:table-cell office:value-type="float" office:value="635.0"/>
          <table:table-cell office:value-type="float" office:value="2462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2"/>
          <table:table-cell office:value-type="float" office:value="1.0"/>
          <table:table-cell office:value-type="float" office:value="0.118465867022"/>
          <table:table-cell office:value-type="float" office:value="0.00118465867022"/>
          <table:table-cell office:value-type="float" office:value="0.0"/>
          <table:table-cell office:value-type="float" office:value="2019707.0"/>
          <table:table-cell office:value-type="float" office:value="635.0"/>
          <table:table-cell office:value-type="float" office:value="2462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L77];[.$V77];[.$AF77];[.$AP77];[.$AZ77];[.$BJ77];[.$BT77];[.$CD77];[.$CN77];[.$CX77])" office:value-type="float"/>
          <table:table-cell table:formula="of:=MIN([.$C77];[.$M77];[.$W77];[.$AG77];[.$AQ77];[.$BA77];[.$BK77];[.$BU77];[.$CE77];[.$CO77];[.$CY77])" office:value-type="float"/>
          <table:table-cell table:formula="of:=MIN([.$D77];[.$N77];[.$X77];[.$AH77];[.$AR77];[.$BB77];[.$BL77];[.$BV77];[.$CF77];[.$CP77];[.$CZ77])" office:value-type="float"/>
          <table:table-cell table:formula="of:=MIN([.$E77];[.$O77];[.$Y77];[.$AI77];[.$AS77];[.$BC77];[.$BM77];[.$BW77];[.$CG77];[.$CQ77];[.$DA77])" office:value-type="float"/>
          <table:table-cell table:formula="of:=MIN([.$F77];[.$P77];[.$Z77];[.$AJ77];[.$AT77];[.$BD77];[.$BN77];[.$BX77];[.$CH77];[.$CR77];[.$DB77])" office:value-type="float"/>
          <table:table-cell table:formula="of:=MIN([.$G77];[.$Q77];[.$AA77];[.$AK77];[.$AU77];[.$BE77];[.$BO77];[.$BY77];[.$CI77];[.$CS77];[.$DC77])" office:value-type="float"/>
          <table:table-cell table:formula="of:=MIN([.$H77];[.$R77];[.$AB77];[.$AL77];[.$AV77];[.$BF77];[.$BP77];[.$BZ77];[.$CJ77];[.$CT77];[.$DD77])" office:value-type="float"/>
          <table:table-cell table:formula="of:=MIN([.$I77];[.$S77];[.$AC77];[.$AM77];[.$AW77];[.$BG77];[.$BQ77];[.$CA77];[.$CK77];[.$CU77];[.$DE77])" office:value-type="float"/>
          <table:table-cell table:formula="of:=MIN([.$J77];[.$T77];[.$AD77];[.$AN77];[.$AX77];[.$BH77];[.$BR77];[.$CB77];[.$CL77];[.$CV77];[.$DF77])" office:value-type="float"/>
          <table:table-cell table:formula="of:=MIN([.$K77];[.$U77];[.$AE77];[.$AO77];[.$AY77];[.$BI77];[.$BS77];[.$CC77];[.$CM77];[.$CW77];[.$DG77])" office:value-type="float"/>
          <table:table-cell table:formula="of:=MEDIAN([.$B77];[.$L77];[.$V77];[.$AF77];[.$AP77];[.$AZ77];[.$BJ77];[.$BT77];[.$CD77];[.$CN77];[.$CX77])" office:value-type="float"/>
          <table:table-cell table:formula="of:=MEDIAN([.$C77];[.$M77];[.$W77];[.$AG77];[.$AQ77];[.$BA77];[.$BK77];[.$BU77];[.$CE77];[.$CO77];[.$CY77])" office:value-type="float"/>
          <table:table-cell table:formula="of:=MEDIAN([.$D77];[.$N77];[.$X77];[.$AH77];[.$AR77];[.$BB77];[.$BL77];[.$BV77];[.$CF77];[.$CP77];[.$CZ77])" office:value-type="float"/>
          <table:table-cell table:formula="of:=MEDIAN([.$E77];[.$O77];[.$Y77];[.$AI77];[.$AS77];[.$BC77];[.$BM77];[.$BW77];[.$CG77];[.$CQ77];[.$DA77])" office:value-type="float"/>
          <table:table-cell table:formula="of:=MEDIAN([.$F77];[.$P77];[.$Z77];[.$AJ77];[.$AT77];[.$BD77];[.$BN77];[.$BX77];[.$CH77];[.$CR77];[.$DB77])" office:value-type="float"/>
          <table:table-cell table:formula="of:=MEDIAN([.$G77];[.$Q77];[.$AA77];[.$AK77];[.$AU77];[.$BE77];[.$BO77];[.$BY77];[.$CI77];[.$CS77];[.$DC77])" office:value-type="float"/>
          <table:table-cell table:formula="of:=MEDIAN([.$H77];[.$R77];[.$AB77];[.$AL77];[.$AV77];[.$BF77];[.$BP77];[.$BZ77];[.$CJ77];[.$CT77];[.$DD77])" office:value-type="float"/>
          <table:table-cell table:formula="of:=MEDIAN([.$I77];[.$S77];[.$AC77];[.$AM77];[.$AW77];[.$BG77];[.$BQ77];[.$CA77];[.$CK77];[.$CU77];[.$DE77])" office:value-type="float"/>
          <table:table-cell table:formula="of:=MEDIAN([.$J77];[.$T77];[.$AD77];[.$AN77];[.$AX77];[.$BH77];[.$BR77];[.$CB77];[.$CL77];[.$CV77];[.$DF77])" office:value-type="float"/>
          <table:table-cell table:formula="of:=MEDIAN([.$K77];[.$U77];[.$AE77];[.$AO77];[.$AY77];[.$BI77];[.$BS77];[.$CC77];[.$CM77];[.$CW77];[.$DG77])" office:value-type="float"/>
          <table:table-cell table:formula="of:=MAX([.$B77];[.$L77];[.$V77];[.$AF77];[.$AP77];[.$AZ77];[.$BJ77];[.$BT77];[.$CD77];[.$CN77];[.$CX77])" office:value-type="float"/>
          <table:table-cell table:formula="of:=MAX([.$C77];[.$M77];[.$W77];[.$AG77];[.$AQ77];[.$BA77];[.$BK77];[.$BU77];[.$CE77];[.$CO77];[.$CY77])" office:value-type="float"/>
          <table:table-cell table:formula="of:=MAX([.$D77];[.$N77];[.$X77];[.$AH77];[.$AR77];[.$BB77];[.$BL77];[.$BV77];[.$CF77];[.$CP77];[.$CZ77])" office:value-type="float"/>
          <table:table-cell table:formula="of:=MAX([.$E77];[.$O77];[.$Y77];[.$AI77];[.$AS77];[.$BC77];[.$BM77];[.$BW77];[.$CG77];[.$CQ77];[.$DA77])" office:value-type="float"/>
          <table:table-cell table:formula="of:=MAX([.$F77];[.$P77];[.$Z77];[.$AJ77];[.$AT77];[.$BD77];[.$BN77];[.$BX77];[.$CH77];[.$CR77];[.$DB77])" office:value-type="float"/>
          <table:table-cell table:formula="of:=MAX([.$G77];[.$Q77];[.$AA77];[.$AK77];[.$AU77];[.$BE77];[.$BO77];[.$BY77];[.$CI77];[.$CS77];[.$DC77])" office:value-type="float"/>
          <table:table-cell table:formula="of:=MAX([.$H77];[.$R77];[.$AB77];[.$AL77];[.$AV77];[.$BF77];[.$BP77];[.$BZ77];[.$CJ77];[.$CT77];[.$DD77])" office:value-type="float"/>
          <table:table-cell table:formula="of:=MAX([.$I77];[.$S77];[.$AC77];[.$AM77];[.$AW77];[.$BG77];[.$BQ77];[.$CA77];[.$CK77];[.$CU77];[.$DE77])" office:value-type="float"/>
          <table:table-cell table:formula="of:=MAX([.$J77];[.$T77];[.$AD77];[.$AN77];[.$AX77];[.$BH77];[.$BR77];[.$CB77];[.$CL77];[.$CV77];[.$DF77])" office:value-type="float"/>
          <table:table-cell table:formula="of:=MAX([.$K77];[.$U77];[.$AE77];[.$AO77];[.$AY77];[.$BI77];[.$BS77];[.$CC77];[.$CM77];[.$CW77];[.$DG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Best" office:value-type="float" office:value="519.243"/>
          <table:table-cell office:value-type="float" office:value="0.0"/>
          <table:table-cell office:value-type="float" office:value="0.0295814228664"/>
          <table:table-cell office:value-type="float" office:value="0.000295814228664"/>
          <table:table-cell office:value-type="float" office:value="0.0"/>
          <table:table-cell office:value-type="float" office:value="1883456.0"/>
          <table:table-cell table:style-name="cellBest" office:value-type="float" office:value="0.0"/>
          <table:table-cell table:style-name="cellWorst" office:value-type="float" office:value="123074.0"/>
          <table:table-cell office:value-type="float" office:value="4.0"/>
          <table:table-cell office:value-type="float" office:value="4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94.121"/>
          <table:table-cell office:value-type="float" office:value="0.0"/>
          <table:table-cell office:value-type="float" office:value="0.0887442685993"/>
          <table:table-cell office:value-type="float" office:value="0.00187349011487"/>
          <table:table-cell office:value-type="float" office:value="0.0"/>
          <table:table-cell table:style-name="cellWorst" office:value-type="float" office:value="1888407.0"/>
          <table:table-cell office:value-type="float" office:value="14383.0"/>
          <table:table-cell office:value-type="float" office:value="81089.0"/>
          <table:table-cell office:value-type="float" office:value="4.0"/>
          <table:table-cell office:value-type="float" office:value="44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7.207"/>
          <table:table-cell office:value-type="float" office:value="0.0"/>
          <table:table-cell office:value-type="float" office:value="0.118325691466"/>
          <table:table-cell office:value-type="float" office:value="0.00177488537199"/>
          <table:table-cell office:value-type="float" office:value="0.0"/>
          <table:table-cell office:value-type="float" office:value="1884283.0"/>
          <table:table-cell office:value-type="float" office:value="6034.0"/>
          <table:table-cell office:value-type="float" office:value="79412.0"/>
          <table:table-cell office:value-type="float" office:value="4.0"/>
          <table:table-cell office:value-type="float" office:value="4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207069960065"/>
          <table:table-cell office:value-type="float" office:value="0.00207069960065"/>
          <table:table-cell office:value-type="float" office:value="0.0"/>
          <table:table-cell office:value-type="float" office:value="1861849.0"/>
          <table:table-cell office:value-type="float" office:value="15141.0"/>
          <table:table-cell office:value-type="float" office:value="7235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07069960065"/>
          <table:table-cell office:value-type="float" office:value="0.00207069960065"/>
          <table:table-cell office:value-type="float" office:value="0.0"/>
          <table:table-cell table:style-name="cellBest" office:value-type="float" office:value="1848063.0"/>
          <table:table-cell table:style-name="cellWorst" office:value-type="float" office:value="49313.0"/>
          <table:table-cell office:value-type="float" office:value="719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L78];[.$V78];[.$AF78];[.$AP78];[.$AZ78];[.$BJ78];[.$BT78];[.$CD78];[.$CN78];[.$CX78])" office:value-type="float"/>
          <table:table-cell table:formula="of:=MIN([.$C78];[.$M78];[.$W78];[.$AG78];[.$AQ78];[.$BA78];[.$BK78];[.$BU78];[.$CE78];[.$CO78];[.$CY78])" office:value-type="float"/>
          <table:table-cell table:formula="of:=MIN([.$D78];[.$N78];[.$X78];[.$AH78];[.$AR78];[.$BB78];[.$BL78];[.$BV78];[.$CF78];[.$CP78];[.$CZ78])" office:value-type="float"/>
          <table:table-cell table:formula="of:=MIN([.$E78];[.$O78];[.$Y78];[.$AI78];[.$AS78];[.$BC78];[.$BM78];[.$BW78];[.$CG78];[.$CQ78];[.$DA78])" office:value-type="float"/>
          <table:table-cell table:formula="of:=MIN([.$F78];[.$P78];[.$Z78];[.$AJ78];[.$AT78];[.$BD78];[.$BN78];[.$BX78];[.$CH78];[.$CR78];[.$DB78])" office:value-type="float"/>
          <table:table-cell table:formula="of:=MIN([.$G78];[.$Q78];[.$AA78];[.$AK78];[.$AU78];[.$BE78];[.$BO78];[.$BY78];[.$CI78];[.$CS78];[.$DC78])" office:value-type="float"/>
          <table:table-cell table:formula="of:=MIN([.$H78];[.$R78];[.$AB78];[.$AL78];[.$AV78];[.$BF78];[.$BP78];[.$BZ78];[.$CJ78];[.$CT78];[.$DD78])" office:value-type="float"/>
          <table:table-cell table:formula="of:=MIN([.$I78];[.$S78];[.$AC78];[.$AM78];[.$AW78];[.$BG78];[.$BQ78];[.$CA78];[.$CK78];[.$CU78];[.$DE78])" office:value-type="float"/>
          <table:table-cell table:formula="of:=MIN([.$J78];[.$T78];[.$AD78];[.$AN78];[.$AX78];[.$BH78];[.$BR78];[.$CB78];[.$CL78];[.$CV78];[.$DF78])" office:value-type="float"/>
          <table:table-cell table:formula="of:=MIN([.$K78];[.$U78];[.$AE78];[.$AO78];[.$AY78];[.$BI78];[.$BS78];[.$CC78];[.$CM78];[.$CW78];[.$DG78])" office:value-type="float"/>
          <table:table-cell table:formula="of:=MEDIAN([.$B78];[.$L78];[.$V78];[.$AF78];[.$AP78];[.$AZ78];[.$BJ78];[.$BT78];[.$CD78];[.$CN78];[.$CX78])" office:value-type="float"/>
          <table:table-cell table:formula="of:=MEDIAN([.$C78];[.$M78];[.$W78];[.$AG78];[.$AQ78];[.$BA78];[.$BK78];[.$BU78];[.$CE78];[.$CO78];[.$CY78])" office:value-type="float"/>
          <table:table-cell table:formula="of:=MEDIAN([.$D78];[.$N78];[.$X78];[.$AH78];[.$AR78];[.$BB78];[.$BL78];[.$BV78];[.$CF78];[.$CP78];[.$CZ78])" office:value-type="float"/>
          <table:table-cell table:formula="of:=MEDIAN([.$E78];[.$O78];[.$Y78];[.$AI78];[.$AS78];[.$BC78];[.$BM78];[.$BW78];[.$CG78];[.$CQ78];[.$DA78])" office:value-type="float"/>
          <table:table-cell table:formula="of:=MEDIAN([.$F78];[.$P78];[.$Z78];[.$AJ78];[.$AT78];[.$BD78];[.$BN78];[.$BX78];[.$CH78];[.$CR78];[.$DB78])" office:value-type="float"/>
          <table:table-cell table:formula="of:=MEDIAN([.$G78];[.$Q78];[.$AA78];[.$AK78];[.$AU78];[.$BE78];[.$BO78];[.$BY78];[.$CI78];[.$CS78];[.$DC78])" office:value-type="float"/>
          <table:table-cell table:formula="of:=MEDIAN([.$H78];[.$R78];[.$AB78];[.$AL78];[.$AV78];[.$BF78];[.$BP78];[.$BZ78];[.$CJ78];[.$CT78];[.$DD78])" office:value-type="float"/>
          <table:table-cell table:formula="of:=MEDIAN([.$I78];[.$S78];[.$AC78];[.$AM78];[.$AW78];[.$BG78];[.$BQ78];[.$CA78];[.$CK78];[.$CU78];[.$DE78])" office:value-type="float"/>
          <table:table-cell table:formula="of:=MEDIAN([.$J78];[.$T78];[.$AD78];[.$AN78];[.$AX78];[.$BH78];[.$BR78];[.$CB78];[.$CL78];[.$CV78];[.$DF78])" office:value-type="float"/>
          <table:table-cell table:formula="of:=MEDIAN([.$K78];[.$U78];[.$AE78];[.$AO78];[.$AY78];[.$BI78];[.$BS78];[.$CC78];[.$CM78];[.$CW78];[.$DG78])" office:value-type="float"/>
          <table:table-cell table:formula="of:=MAX([.$B78];[.$L78];[.$V78];[.$AF78];[.$AP78];[.$AZ78];[.$BJ78];[.$BT78];[.$CD78];[.$CN78];[.$CX78])" office:value-type="float"/>
          <table:table-cell table:formula="of:=MAX([.$C78];[.$M78];[.$W78];[.$AG78];[.$AQ78];[.$BA78];[.$BK78];[.$BU78];[.$CE78];[.$CO78];[.$CY78])" office:value-type="float"/>
          <table:table-cell table:formula="of:=MAX([.$D78];[.$N78];[.$X78];[.$AH78];[.$AR78];[.$BB78];[.$BL78];[.$BV78];[.$CF78];[.$CP78];[.$CZ78])" office:value-type="float"/>
          <table:table-cell table:formula="of:=MAX([.$E78];[.$O78];[.$Y78];[.$AI78];[.$AS78];[.$BC78];[.$BM78];[.$BW78];[.$CG78];[.$CQ78];[.$DA78])" office:value-type="float"/>
          <table:table-cell table:formula="of:=MAX([.$F78];[.$P78];[.$Z78];[.$AJ78];[.$AT78];[.$BD78];[.$BN78];[.$BX78];[.$CH78];[.$CR78];[.$DB78])" office:value-type="float"/>
          <table:table-cell table:formula="of:=MAX([.$G78];[.$Q78];[.$AA78];[.$AK78];[.$AU78];[.$BE78];[.$BO78];[.$BY78];[.$CI78];[.$CS78];[.$DC78])" office:value-type="float"/>
          <table:table-cell table:formula="of:=MAX([.$H78];[.$R78];[.$AB78];[.$AL78];[.$AV78];[.$BF78];[.$BP78];[.$BZ78];[.$CJ78];[.$CT78];[.$DD78])" office:value-type="float"/>
          <table:table-cell table:formula="of:=MAX([.$I78];[.$S78];[.$AC78];[.$AM78];[.$AW78];[.$BG78];[.$BQ78];[.$CA78];[.$CK78];[.$CU78];[.$DE78])" office:value-type="float"/>
          <table:table-cell table:formula="of:=MAX([.$J78];[.$T78];[.$AD78];[.$AN78];[.$AX78];[.$BH78];[.$BR78];[.$CB78];[.$CL78];[.$CV78];[.$DF78])" office:value-type="float"/>
          <table:table-cell table:formula="of:=MAX([.$K78];[.$U78];[.$AE78];[.$AO78];[.$AY78];[.$BI78];[.$BS78];[.$CC78];[.$CM78];[.$CW78];[.$DG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office:value-type="float" office:value="43.9156"/>
          <table:table-cell office:value-type="float" office:value="0.0"/>
          <table:table-cell office:value-type="float" office:value="0.0296428042093"/>
          <table:table-cell office:value-type="float" office:value="0.000395237389457"/>
          <table:table-cell office:value-type="float" office:value="0.0"/>
          <table:table-cell office:value-type="float" office:value="1647407.0"/>
          <table:table-cell table:style-name="cellBest" office:value-type="float" office:value="0.0"/>
          <table:table-cell office:value-type="float" office:value="2572.0"/>
          <table:table-cell office:value-type="float" office:value="4.0"/>
          <table:table-cell office:value-type="float" office:value="49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9.5881"/>
          <table:table-cell office:value-type="float" office:value="0.0"/>
          <table:table-cell office:value-type="float" office:value="0.0296428042093"/>
          <table:table-cell office:value-type="float" office:value="0.000642260757868"/>
          <table:table-cell office:value-type="float" office:value="0.0"/>
          <table:table-cell table:style-name="cellBest" office:value-type="float" office:value="551547.0"/>
          <table:table-cell table:style-name="cellBest" office:value-type="float" office:value="0.0"/>
          <table:table-cell table:style-name="cellWorst" office:value-type="float" office:value="4718.0"/>
          <table:table-cell office:value-type="float" office:value="4.0"/>
          <table:table-cell office:value-type="float" office:value="49.0"/>
          <table:table-cell office:value-type="float" office:value="37.3178"/>
          <table:table-cell office:value-type="float" office:value="0.0"/>
          <table:table-cell office:value-type="float" office:value="0.0296428042093"/>
          <table:table-cell office:value-type="float" office:value="0.000988093473643"/>
          <table:table-cell office:value-type="float" office:value="0.0"/>
          <table:table-cell office:value-type="float" office:value="1677323.0"/>
          <table:table-cell office:value-type="float" office:value="307.0"/>
          <table:table-cell office:value-type="float" office:value="2182.0"/>
          <table:table-cell office:value-type="float" office:value="4.0"/>
          <table:table-cell office:value-type="float" office:value="48.0"/>
          <table:table-cell office:value-type="float" office:value="38.1452"/>
          <table:table-cell office:value-type="float" office:value="0.0"/>
          <table:table-cell office:value-type="float" office:value="0.0592856084186"/>
          <table:table-cell office:value-type="float" office:value="0.00093868879996"/>
          <table:table-cell office:value-type="float" office:value="0.0"/>
          <table:table-cell office:value-type="float" office:value="1677268.0"/>
          <table:table-cell table:style-name="cellWorst" office:value-type="float" office:value="1497.0"/>
          <table:table-cell office:value-type="float" office:value="2703.0"/>
          <table:table-cell office:value-type="float" office:value="4.0"/>
          <table:table-cell office:value-type="float" office:value="48.0"/>
          <table:table-cell office:value-type="float" office:value="39.681"/>
          <table:table-cell office:value-type="float" office:value="0.0"/>
          <table:table-cell office:value-type="float" office:value="0.0592856084186"/>
          <table:table-cell office:value-type="float" office:value="0.000988093473643"/>
          <table:table-cell office:value-type="float" office:value="0.0"/>
          <table:table-cell office:value-type="float" office:value="1677102.0"/>
          <table:table-cell office:value-type="float" office:value="319.0"/>
          <table:table-cell office:value-type="float" office:value="1999.0"/>
          <table:table-cell office:value-type="float" office:value="4.0"/>
          <table:table-cell office:value-type="float" office:value="48.0"/>
          <table:table-cell table:style-name="cellBest" office:value-type="float" office:value="36.1849"/>
          <table:table-cell office:value-type="float" office:value="0.0"/>
          <table:table-cell office:value-type="float" office:value="0.0592856084186"/>
          <table:table-cell office:value-type="float" office:value="0.000988093473643"/>
          <table:table-cell office:value-type="float" office:value="0.0"/>
          <table:table-cell office:value-type="float" office:value="1677102.0"/>
          <table:table-cell office:value-type="float" office:value="319.0"/>
          <table:table-cell office:value-type="float" office:value="1999.0"/>
          <table:table-cell office:value-type="float" office:value="4.0"/>
          <table:table-cell office:value-type="float" office:value="48.0"/>
          <table:table-cell office:value-type="float" office:value="38.997"/>
          <table:table-cell office:value-type="float" office:value="0.0"/>
          <table:table-cell office:value-type="float" office:value="0.0592856084186"/>
          <table:table-cell office:value-type="float" office:value="0.000839879452596"/>
          <table:table-cell office:value-type="float" office:value="0.0"/>
          <table:table-cell office:value-type="float" office:value="1677410.0"/>
          <table:table-cell office:value-type="float" office:value="730.0"/>
          <table:table-cell office:value-type="float" office:value="2495.0"/>
          <table:table-cell office:value-type="float" office:value="4.0"/>
          <table:table-cell office:value-type="float" office:value="48.0"/>
          <table:table-cell office:value-type="float" office:value="53.8942"/>
          <table:table-cell office:value-type="float" office:value="0.0"/>
          <table:table-cell office:value-type="float" office:value="0.0592856084186"/>
          <table:table-cell office:value-type="float" office:value="0.00069166543155"/>
          <table:table-cell office:value-type="float" office:value="0.0"/>
          <table:table-cell table:style-name="cellWorst" office:value-type="float" office:value="1677581.0"/>
          <table:table-cell office:value-type="float" office:value="701.0"/>
          <table:table-cell office:value-type="float" office:value="2597.0"/>
          <table:table-cell office:value-type="float" office:value="4.0"/>
          <table:table-cell office:value-type="float" office:value="48.0"/>
          <table:table-cell office:value-type="float" office:value="600.019"/>
          <table:table-cell office:value-type="float" office:value="1.0"/>
          <table:table-cell office:value-type="float" office:value="0.118571216837"/>
          <table:table-cell office:value-type="float" office:value="0.00118571216837"/>
          <table:table-cell office:value-type="float" office:value="0.0"/>
          <table:table-cell office:value-type="float" office:value="1673833.0"/>
          <table:table-cell office:value-type="float" office:value="841.0"/>
          <table:table-cell office:value-type="float" office:value="2139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L79];[.$V79];[.$AF79];[.$AP79];[.$AZ79];[.$BJ79];[.$BT79];[.$CD79];[.$CN79];[.$CX79])" office:value-type="float"/>
          <table:table-cell table:formula="of:=MIN([.$C79];[.$M79];[.$W79];[.$AG79];[.$AQ79];[.$BA79];[.$BK79];[.$BU79];[.$CE79];[.$CO79];[.$CY79])" office:value-type="float"/>
          <table:table-cell table:formula="of:=MIN([.$D79];[.$N79];[.$X79];[.$AH79];[.$AR79];[.$BB79];[.$BL79];[.$BV79];[.$CF79];[.$CP79];[.$CZ79])" office:value-type="float"/>
          <table:table-cell table:formula="of:=MIN([.$E79];[.$O79];[.$Y79];[.$AI79];[.$AS79];[.$BC79];[.$BM79];[.$BW79];[.$CG79];[.$CQ79];[.$DA79])" office:value-type="float"/>
          <table:table-cell table:formula="of:=MIN([.$F79];[.$P79];[.$Z79];[.$AJ79];[.$AT79];[.$BD79];[.$BN79];[.$BX79];[.$CH79];[.$CR79];[.$DB79])" office:value-type="float"/>
          <table:table-cell table:formula="of:=MIN([.$G79];[.$Q79];[.$AA79];[.$AK79];[.$AU79];[.$BE79];[.$BO79];[.$BY79];[.$CI79];[.$CS79];[.$DC79])" office:value-type="float"/>
          <table:table-cell table:formula="of:=MIN([.$H79];[.$R79];[.$AB79];[.$AL79];[.$AV79];[.$BF79];[.$BP79];[.$BZ79];[.$CJ79];[.$CT79];[.$DD79])" office:value-type="float"/>
          <table:table-cell table:formula="of:=MIN([.$I79];[.$S79];[.$AC79];[.$AM79];[.$AW79];[.$BG79];[.$BQ79];[.$CA79];[.$CK79];[.$CU79];[.$DE79])" office:value-type="float"/>
          <table:table-cell table:formula="of:=MIN([.$J79];[.$T79];[.$AD79];[.$AN79];[.$AX79];[.$BH79];[.$BR79];[.$CB79];[.$CL79];[.$CV79];[.$DF79])" office:value-type="float"/>
          <table:table-cell table:formula="of:=MIN([.$K79];[.$U79];[.$AE79];[.$AO79];[.$AY79];[.$BI79];[.$BS79];[.$CC79];[.$CM79];[.$CW79];[.$DG79])" office:value-type="float"/>
          <table:table-cell table:formula="of:=MEDIAN([.$B79];[.$L79];[.$V79];[.$AF79];[.$AP79];[.$AZ79];[.$BJ79];[.$BT79];[.$CD79];[.$CN79];[.$CX79])" office:value-type="float"/>
          <table:table-cell table:formula="of:=MEDIAN([.$C79];[.$M79];[.$W79];[.$AG79];[.$AQ79];[.$BA79];[.$BK79];[.$BU79];[.$CE79];[.$CO79];[.$CY79])" office:value-type="float"/>
          <table:table-cell table:formula="of:=MEDIAN([.$D79];[.$N79];[.$X79];[.$AH79];[.$AR79];[.$BB79];[.$BL79];[.$BV79];[.$CF79];[.$CP79];[.$CZ79])" office:value-type="float"/>
          <table:table-cell table:formula="of:=MEDIAN([.$E79];[.$O79];[.$Y79];[.$AI79];[.$AS79];[.$BC79];[.$BM79];[.$BW79];[.$CG79];[.$CQ79];[.$DA79])" office:value-type="float"/>
          <table:table-cell table:formula="of:=MEDIAN([.$F79];[.$P79];[.$Z79];[.$AJ79];[.$AT79];[.$BD79];[.$BN79];[.$BX79];[.$CH79];[.$CR79];[.$DB79])" office:value-type="float"/>
          <table:table-cell table:formula="of:=MEDIAN([.$G79];[.$Q79];[.$AA79];[.$AK79];[.$AU79];[.$BE79];[.$BO79];[.$BY79];[.$CI79];[.$CS79];[.$DC79])" office:value-type="float"/>
          <table:table-cell table:formula="of:=MEDIAN([.$H79];[.$R79];[.$AB79];[.$AL79];[.$AV79];[.$BF79];[.$BP79];[.$BZ79];[.$CJ79];[.$CT79];[.$DD79])" office:value-type="float"/>
          <table:table-cell table:formula="of:=MEDIAN([.$I79];[.$S79];[.$AC79];[.$AM79];[.$AW79];[.$BG79];[.$BQ79];[.$CA79];[.$CK79];[.$CU79];[.$DE79])" office:value-type="float"/>
          <table:table-cell table:formula="of:=MEDIAN([.$J79];[.$T79];[.$AD79];[.$AN79];[.$AX79];[.$BH79];[.$BR79];[.$CB79];[.$CL79];[.$CV79];[.$DF79])" office:value-type="float"/>
          <table:table-cell table:formula="of:=MEDIAN([.$K79];[.$U79];[.$AE79];[.$AO79];[.$AY79];[.$BI79];[.$BS79];[.$CC79];[.$CM79];[.$CW79];[.$DG79])" office:value-type="float"/>
          <table:table-cell table:formula="of:=MAX([.$B79];[.$L79];[.$V79];[.$AF79];[.$AP79];[.$AZ79];[.$BJ79];[.$BT79];[.$CD79];[.$CN79];[.$CX79])" office:value-type="float"/>
          <table:table-cell table:formula="of:=MAX([.$C79];[.$M79];[.$W79];[.$AG79];[.$AQ79];[.$BA79];[.$BK79];[.$BU79];[.$CE79];[.$CO79];[.$CY79])" office:value-type="float"/>
          <table:table-cell table:formula="of:=MAX([.$D79];[.$N79];[.$X79];[.$AH79];[.$AR79];[.$BB79];[.$BL79];[.$BV79];[.$CF79];[.$CP79];[.$CZ79])" office:value-type="float"/>
          <table:table-cell table:formula="of:=MAX([.$E79];[.$O79];[.$Y79];[.$AI79];[.$AS79];[.$BC79];[.$BM79];[.$BW79];[.$CG79];[.$CQ79];[.$DA79])" office:value-type="float"/>
          <table:table-cell table:formula="of:=MAX([.$F79];[.$P79];[.$Z79];[.$AJ79];[.$AT79];[.$BD79];[.$BN79];[.$BX79];[.$CH79];[.$CR79];[.$DB79])" office:value-type="float"/>
          <table:table-cell table:formula="of:=MAX([.$G79];[.$Q79];[.$AA79];[.$AK79];[.$AU79];[.$BE79];[.$BO79];[.$BY79];[.$CI79];[.$CS79];[.$DC79])" office:value-type="float"/>
          <table:table-cell table:formula="of:=MAX([.$H79];[.$R79];[.$AB79];[.$AL79];[.$AV79];[.$BF79];[.$BP79];[.$BZ79];[.$CJ79];[.$CT79];[.$DD79])" office:value-type="float"/>
          <table:table-cell table:formula="of:=MAX([.$I79];[.$S79];[.$AC79];[.$AM79];[.$AW79];[.$BG79];[.$BQ79];[.$CA79];[.$CK79];[.$CU79];[.$DE79])" office:value-type="float"/>
          <table:table-cell table:formula="of:=MAX([.$J79];[.$T79];[.$AD79];[.$AN79];[.$AX79];[.$BH79];[.$BR79];[.$CB79];[.$CL79];[.$CV79];[.$DF79])" office:value-type="float"/>
          <table:table-cell table:formula="of:=MAX([.$K79];[.$U79];[.$AE79];[.$AO79];[.$AY79];[.$BI79];[.$BS79];[.$CC79];[.$CM79];[.$CW79];[.$DG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office:value-type="float" office:value="45.0391"/>
          <table:table-cell office:value-type="float" office:value="0.0"/>
          <table:table-cell office:value-type="float" office:value="0.0296471983398"/>
          <table:table-cell office:value-type="float" office:value="0.000395295977863"/>
          <table:table-cell office:value-type="float" office:value="0.0"/>
          <table:table-cell office:value-type="float" office:value="1647366.0"/>
          <table:table-cell table:style-name="cellBest" office:value-type="float" office:value="0.0"/>
          <table:table-cell office:value-type="float" office:value="6123.0"/>
          <table:table-cell office:value-type="float" office:value="4.0"/>
          <table:table-cell office:value-type="float" office:value="41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.9076"/>
          <table:table-cell office:value-type="float" office:value="0.0"/>
          <table:table-cell office:value-type="float" office:value="0.0592943966795"/>
          <table:table-cell office:value-type="float" office:value="0.00108706393912"/>
          <table:table-cell office:value-type="float" office:value="0.0"/>
          <table:table-cell table:style-name="cellBest" office:value-type="float" office:value="378888.0"/>
          <table:table-cell table:style-name="cellBest" office:value-type="float" office:value="0.0"/>
          <table:table-cell office:value-type="float" office:value="6217.0"/>
          <table:table-cell office:value-type="float" office:value="4.0"/>
          <table:table-cell office:value-type="float" office:value="41.0"/>
          <table:table-cell office:value-type="float" office:value="44.8636"/>
          <table:table-cell office:value-type="float" office:value="0.0"/>
          <table:table-cell office:value-type="float" office:value="0.0592943966795"/>
          <table:table-cell office:value-type="float" office:value="0.00133412392529"/>
          <table:table-cell office:value-type="float" office:value="0.0"/>
          <table:table-cell office:value-type="float" office:value="1690344.0"/>
          <table:table-cell office:value-type="float" office:value="859.0"/>
          <table:table-cell office:value-type="float" office:value="5043.0"/>
          <table:table-cell office:value-type="float" office:value="4.0"/>
          <table:table-cell office:value-type="float" office:value="41.0"/>
          <table:table-cell office:value-type="float" office:value="49.8647"/>
          <table:table-cell office:value-type="float" office:value="0.0"/>
          <table:table-cell office:value-type="float" office:value="0.118588793359"/>
          <table:table-cell office:value-type="float" office:value="0.00133412392529"/>
          <table:table-cell office:value-type="float" office:value="0.0"/>
          <table:table-cell office:value-type="float" office:value="1692194.0"/>
          <table:table-cell table:style-name="cellWorst" office:value-type="float" office:value="8291.0"/>
          <table:table-cell table:style-name="cellWorst" office:value-type="float" office:value="9081.0"/>
          <table:table-cell office:value-type="float" office:value="4.0"/>
          <table:table-cell office:value-type="float" office:value="41.0"/>
          <table:table-cell table:style-name="cellBest" office:value-type="float" office:value="42.7702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1690762.0"/>
          <table:table-cell office:value-type="float" office:value="1432.0"/>
          <table:table-cell office:value-type="float" office:value="5280.0"/>
          <table:table-cell office:value-type="float" office:value="4.0"/>
          <table:table-cell office:value-type="float" office:value="41.0"/>
          <table:table-cell office:value-type="float" office:value="45.9531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1690762.0"/>
          <table:table-cell office:value-type="float" office:value="1432.0"/>
          <table:table-cell office:value-type="float" office:value="5280.0"/>
          <table:table-cell office:value-type="float" office:value="4.0"/>
          <table:table-cell office:value-type="float" office:value="41.0"/>
          <table:table-cell office:value-type="float" office:value="53.4929"/>
          <table:table-cell office:value-type="float" office:value="0.0"/>
          <table:table-cell office:value-type="float" office:value="0.0296471983398"/>
          <table:table-cell office:value-type="float" office:value="0.00113647593636"/>
          <table:table-cell office:value-type="float" office:value="0.0"/>
          <table:table-cell office:value-type="float" office:value="1691609.0"/>
          <table:table-cell office:value-type="float" office:value="3534.0"/>
          <table:table-cell office:value-type="float" office:value="7252.0"/>
          <table:table-cell office:value-type="float" office:value="4.0"/>
          <table:table-cell office:value-type="float" office:value="41.0"/>
          <table:table-cell office:value-type="float" office:value="86.606"/>
          <table:table-cell office:value-type="float" office:value="0.0"/>
          <table:table-cell office:value-type="float" office:value="0.0889415950193"/>
          <table:table-cell office:value-type="float" office:value="0.00123529993082"/>
          <table:table-cell office:value-type="float" office:value="0.0"/>
          <table:table-cell table:style-name="cellWorst" office:value-type="float" office:value="1692594.0"/>
          <table:table-cell office:value-type="float" office:value="4103.0"/>
          <table:table-cell office:value-type="float" office:value="8048.0"/>
          <table:table-cell office:value-type="float" office:value="4.0"/>
          <table:table-cell office:value-type="float" office:value="41.0"/>
          <table:table-cell office:value-type="float" office:value="600.019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1684475.0"/>
          <table:table-cell office:value-type="float" office:value="3336.0"/>
          <table:table-cell office:value-type="float" office:value="483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1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1684475.0"/>
          <table:table-cell office:value-type="float" office:value="3336.0"/>
          <table:table-cell office:value-type="float" office:value="4831.0"/>
          <table:table-cell office:value-type="string">
            <text:p/>
          </table:table-cell>
          <table:table-cell office:value-type="string">
            <text:p/>
          </table:table-cell>
          <table:table-cell table:formula="of:=MIN([.$B80];[.$L80];[.$V80];[.$AF80];[.$AP80];[.$AZ80];[.$BJ80];[.$BT80];[.$CD80];[.$CN80];[.$CX80])" office:value-type="float"/>
          <table:table-cell table:formula="of:=MIN([.$C80];[.$M80];[.$W80];[.$AG80];[.$AQ80];[.$BA80];[.$BK80];[.$BU80];[.$CE80];[.$CO80];[.$CY80])" office:value-type="float"/>
          <table:table-cell table:formula="of:=MIN([.$D80];[.$N80];[.$X80];[.$AH80];[.$AR80];[.$BB80];[.$BL80];[.$BV80];[.$CF80];[.$CP80];[.$CZ80])" office:value-type="float"/>
          <table:table-cell table:formula="of:=MIN([.$E80];[.$O80];[.$Y80];[.$AI80];[.$AS80];[.$BC80];[.$BM80];[.$BW80];[.$CG80];[.$CQ80];[.$DA80])" office:value-type="float"/>
          <table:table-cell table:formula="of:=MIN([.$F80];[.$P80];[.$Z80];[.$AJ80];[.$AT80];[.$BD80];[.$BN80];[.$BX80];[.$CH80];[.$CR80];[.$DB80])" office:value-type="float"/>
          <table:table-cell table:formula="of:=MIN([.$G80];[.$Q80];[.$AA80];[.$AK80];[.$AU80];[.$BE80];[.$BO80];[.$BY80];[.$CI80];[.$CS80];[.$DC80])" office:value-type="float"/>
          <table:table-cell table:formula="of:=MIN([.$H80];[.$R80];[.$AB80];[.$AL80];[.$AV80];[.$BF80];[.$BP80];[.$BZ80];[.$CJ80];[.$CT80];[.$DD80])" office:value-type="float"/>
          <table:table-cell table:formula="of:=MIN([.$I80];[.$S80];[.$AC80];[.$AM80];[.$AW80];[.$BG80];[.$BQ80];[.$CA80];[.$CK80];[.$CU80];[.$DE80])" office:value-type="float"/>
          <table:table-cell table:formula="of:=MIN([.$J80];[.$T80];[.$AD80];[.$AN80];[.$AX80];[.$BH80];[.$BR80];[.$CB80];[.$CL80];[.$CV80];[.$DF80])" office:value-type="float"/>
          <table:table-cell table:formula="of:=MIN([.$K80];[.$U80];[.$AE80];[.$AO80];[.$AY80];[.$BI80];[.$BS80];[.$CC80];[.$CM80];[.$CW80];[.$DG80])" office:value-type="float"/>
          <table:table-cell table:formula="of:=MEDIAN([.$B80];[.$L80];[.$V80];[.$AF80];[.$AP80];[.$AZ80];[.$BJ80];[.$BT80];[.$CD80];[.$CN80];[.$CX80])" office:value-type="float"/>
          <table:table-cell table:formula="of:=MEDIAN([.$C80];[.$M80];[.$W80];[.$AG80];[.$AQ80];[.$BA80];[.$BK80];[.$BU80];[.$CE80];[.$CO80];[.$CY80])" office:value-type="float"/>
          <table:table-cell table:formula="of:=MEDIAN([.$D80];[.$N80];[.$X80];[.$AH80];[.$AR80];[.$BB80];[.$BL80];[.$BV80];[.$CF80];[.$CP80];[.$CZ80])" office:value-type="float"/>
          <table:table-cell table:formula="of:=MEDIAN([.$E80];[.$O80];[.$Y80];[.$AI80];[.$AS80];[.$BC80];[.$BM80];[.$BW80];[.$CG80];[.$CQ80];[.$DA80])" office:value-type="float"/>
          <table:table-cell table:formula="of:=MEDIAN([.$F80];[.$P80];[.$Z80];[.$AJ80];[.$AT80];[.$BD80];[.$BN80];[.$BX80];[.$CH80];[.$CR80];[.$DB80])" office:value-type="float"/>
          <table:table-cell table:formula="of:=MEDIAN([.$G80];[.$Q80];[.$AA80];[.$AK80];[.$AU80];[.$BE80];[.$BO80];[.$BY80];[.$CI80];[.$CS80];[.$DC80])" office:value-type="float"/>
          <table:table-cell table:formula="of:=MEDIAN([.$H80];[.$R80];[.$AB80];[.$AL80];[.$AV80];[.$BF80];[.$BP80];[.$BZ80];[.$CJ80];[.$CT80];[.$DD80])" office:value-type="float"/>
          <table:table-cell table:formula="of:=MEDIAN([.$I80];[.$S80];[.$AC80];[.$AM80];[.$AW80];[.$BG80];[.$BQ80];[.$CA80];[.$CK80];[.$CU80];[.$DE80])" office:value-type="float"/>
          <table:table-cell table:formula="of:=MEDIAN([.$J80];[.$T80];[.$AD80];[.$AN80];[.$AX80];[.$BH80];[.$BR80];[.$CB80];[.$CL80];[.$CV80];[.$DF80])" office:value-type="float"/>
          <table:table-cell table:formula="of:=MEDIAN([.$K80];[.$U80];[.$AE80];[.$AO80];[.$AY80];[.$BI80];[.$BS80];[.$CC80];[.$CM80];[.$CW80];[.$DG80])" office:value-type="float"/>
          <table:table-cell table:formula="of:=MAX([.$B80];[.$L80];[.$V80];[.$AF80];[.$AP80];[.$AZ80];[.$BJ80];[.$BT80];[.$CD80];[.$CN80];[.$CX80])" office:value-type="float"/>
          <table:table-cell table:formula="of:=MAX([.$C80];[.$M80];[.$W80];[.$AG80];[.$AQ80];[.$BA80];[.$BK80];[.$BU80];[.$CE80];[.$CO80];[.$CY80])" office:value-type="float"/>
          <table:table-cell table:formula="of:=MAX([.$D80];[.$N80];[.$X80];[.$AH80];[.$AR80];[.$BB80];[.$BL80];[.$BV80];[.$CF80];[.$CP80];[.$CZ80])" office:value-type="float"/>
          <table:table-cell table:formula="of:=MAX([.$E80];[.$O80];[.$Y80];[.$AI80];[.$AS80];[.$BC80];[.$BM80];[.$BW80];[.$CG80];[.$CQ80];[.$DA80])" office:value-type="float"/>
          <table:table-cell table:formula="of:=MAX([.$F80];[.$P80];[.$Z80];[.$AJ80];[.$AT80];[.$BD80];[.$BN80];[.$BX80];[.$CH80];[.$CR80];[.$DB80])" office:value-type="float"/>
          <table:table-cell table:formula="of:=MAX([.$G80];[.$Q80];[.$AA80];[.$AK80];[.$AU80];[.$BE80];[.$BO80];[.$BY80];[.$CI80];[.$CS80];[.$DC80])" office:value-type="float"/>
          <table:table-cell table:formula="of:=MAX([.$H80];[.$R80];[.$AB80];[.$AL80];[.$AV80];[.$BF80];[.$BP80];[.$BZ80];[.$CJ80];[.$CT80];[.$DD80])" office:value-type="float"/>
          <table:table-cell table:formula="of:=MAX([.$I80];[.$S80];[.$AC80];[.$AM80];[.$AW80];[.$BG80];[.$BQ80];[.$CA80];[.$CK80];[.$CU80];[.$DE80])" office:value-type="float"/>
          <table:table-cell table:formula="of:=MAX([.$J80];[.$T80];[.$AD80];[.$AN80];[.$AX80];[.$BH80];[.$BR80];[.$CB80];[.$CL80];[.$CV80];[.$DF80])" office:value-type="float"/>
          <table:table-cell table:formula="of:=MAX([.$K80];[.$U80];[.$AE80];[.$AO80];[.$AY80];[.$BI80];[.$BS80];[.$CC80];[.$CM80];[.$CW80];[.$DG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Best" office:value-type="float" office:value="30.9954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office:value-type="float" office:value="1985959.0"/>
          <table:table-cell table:style-name="cellBest" office:value-type="float" office:value="0.0"/>
          <table:table-cell office:value-type="float" office:value="1598.0"/>
          <table:table-cell office:value-type="float" office:value="4.0"/>
          <table:table-cell office:value-type="float" office:value="5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.446"/>
          <table:table-cell office:value-type="float" office:value="0.0"/>
          <table:table-cell office:value-type="float" office:value="0.0592592592593"/>
          <table:table-cell office:value-type="float" office:value="0.00079012345679"/>
          <table:table-cell office:value-type="float" office:value="0.0"/>
          <table:table-cell table:style-name="cellBest" office:value-type="float" office:value="568153.0"/>
          <table:table-cell table:style-name="cellBest" office:value-type="float" office:value="0.0"/>
          <table:table-cell table:style-name="cellWorst" office:value-type="float" office:value="3407.0"/>
          <table:table-cell office:value-type="float" office:value="4.0"/>
          <table:table-cell office:value-type="float" office:value="52.0"/>
          <table:table-cell office:value-type="float" office:value="39.2896"/>
          <table:table-cell office:value-type="float" office:value="0.0"/>
          <table:table-cell office:value-type="float" office:value="0.0592592592593"/>
          <table:table-cell office:value-type="float" office:value="0.00108641975309"/>
          <table:table-cell office:value-type="float" office:value="0.0"/>
          <table:table-cell office:value-type="float" office:value="2032642.0"/>
          <table:table-cell office:value-type="float" office:value="315.0"/>
          <table:table-cell office:value-type="float" office:value="1925.0"/>
          <table:table-cell office:value-type="float" office:value="4.0"/>
          <table:table-cell office:value-type="float" office:value="51.0"/>
          <table:table-cell office:value-type="float" office:value="38.4321"/>
          <table:table-cell office:value-type="float" office:value="0.0"/>
          <table:table-cell office:value-type="float" office:value="0.0592592592593"/>
          <table:table-cell office:value-type="float" office:value="0.00103703703704"/>
          <table:table-cell office:value-type="float" office:value="0.0"/>
          <table:table-cell office:value-type="float" office:value="2032528.0"/>
          <table:table-cell table:style-name="cellWorst" office:value-type="float" office:value="989.0"/>
          <table:table-cell office:value-type="float" office:value="2145.0"/>
          <table:table-cell office:value-type="float" office:value="4.0"/>
          <table:table-cell office:value-type="float" office:value="51.0"/>
          <table:table-cell office:value-type="float" office:value="36.8203"/>
          <table:table-cell office:value-type="float" office:value="0.0"/>
          <table:table-cell office:value-type="float" office:value="0.0592592592593"/>
          <table:table-cell office:value-type="float" office:value="0.00108641975309"/>
          <table:table-cell office:value-type="float" office:value="0.0"/>
          <table:table-cell office:value-type="float" office:value="2032856.0"/>
          <table:table-cell office:value-type="float" office:value="219.0"/>
          <table:table-cell office:value-type="float" office:value="1921.0"/>
          <table:table-cell office:value-type="float" office:value="4.0"/>
          <table:table-cell office:value-type="float" office:value="51.0"/>
          <table:table-cell office:value-type="float" office:value="39.0942"/>
          <table:table-cell office:value-type="float" office:value="0.0"/>
          <table:table-cell office:value-type="float" office:value="0.0592592592593"/>
          <table:table-cell office:value-type="float" office:value="0.00108641975309"/>
          <table:table-cell office:value-type="float" office:value="0.0"/>
          <table:table-cell office:value-type="float" office:value="2032856.0"/>
          <table:table-cell office:value-type="float" office:value="219.0"/>
          <table:table-cell office:value-type="float" office:value="1921.0"/>
          <table:table-cell office:value-type="float" office:value="4.0"/>
          <table:table-cell office:value-type="float" office:value="51.0"/>
          <table:table-cell office:value-type="float" office:value="38.7332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2032998.0"/>
          <table:table-cell office:value-type="float" office:value="413.0"/>
          <table:table-cell office:value-type="float" office:value="2176.0"/>
          <table:table-cell office:value-type="float" office:value="4.0"/>
          <table:table-cell office:value-type="float" office:value="51.0"/>
          <table:table-cell office:value-type="float" office:value="53.4396"/>
          <table:table-cell office:value-type="float" office:value="0.0"/>
          <table:table-cell office:value-type="float" office:value="0.0592592592593"/>
          <table:table-cell office:value-type="float" office:value="0.000888888888889"/>
          <table:table-cell office:value-type="float" office:value="0.0"/>
          <table:table-cell table:style-name="cellWorst" office:value-type="float" office:value="2033118.0"/>
          <table:table-cell office:value-type="float" office:value="578.0"/>
          <table:table-cell office:value-type="float" office:value="2322.0"/>
          <table:table-cell office:value-type="float" office:value="4.0"/>
          <table:table-cell office:value-type="float" office:value="51.0"/>
          <table:table-cell table:style-name="cellWorst" office:value-type="float" office:value="600.022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2029130.0"/>
          <table:table-cell office:value-type="float" office:value="271.0"/>
          <table:table-cell office:value-type="float" office:value="16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2029130.0"/>
          <table:table-cell office:value-type="float" office:value="271.0"/>
          <table:table-cell office:value-type="float" office:value="1600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L81];[.$V81];[.$AF81];[.$AP81];[.$AZ81];[.$BJ81];[.$BT81];[.$CD81];[.$CN81];[.$CX81])" office:value-type="float"/>
          <table:table-cell table:formula="of:=MIN([.$C81];[.$M81];[.$W81];[.$AG81];[.$AQ81];[.$BA81];[.$BK81];[.$BU81];[.$CE81];[.$CO81];[.$CY81])" office:value-type="float"/>
          <table:table-cell table:formula="of:=MIN([.$D81];[.$N81];[.$X81];[.$AH81];[.$AR81];[.$BB81];[.$BL81];[.$BV81];[.$CF81];[.$CP81];[.$CZ81])" office:value-type="float"/>
          <table:table-cell table:formula="of:=MIN([.$E81];[.$O81];[.$Y81];[.$AI81];[.$AS81];[.$BC81];[.$BM81];[.$BW81];[.$CG81];[.$CQ81];[.$DA81])" office:value-type="float"/>
          <table:table-cell table:formula="of:=MIN([.$F81];[.$P81];[.$Z81];[.$AJ81];[.$AT81];[.$BD81];[.$BN81];[.$BX81];[.$CH81];[.$CR81];[.$DB81])" office:value-type="float"/>
          <table:table-cell table:formula="of:=MIN([.$G81];[.$Q81];[.$AA81];[.$AK81];[.$AU81];[.$BE81];[.$BO81];[.$BY81];[.$CI81];[.$CS81];[.$DC81])" office:value-type="float"/>
          <table:table-cell table:formula="of:=MIN([.$H81];[.$R81];[.$AB81];[.$AL81];[.$AV81];[.$BF81];[.$BP81];[.$BZ81];[.$CJ81];[.$CT81];[.$DD81])" office:value-type="float"/>
          <table:table-cell table:formula="of:=MIN([.$I81];[.$S81];[.$AC81];[.$AM81];[.$AW81];[.$BG81];[.$BQ81];[.$CA81];[.$CK81];[.$CU81];[.$DE81])" office:value-type="float"/>
          <table:table-cell table:formula="of:=MIN([.$J81];[.$T81];[.$AD81];[.$AN81];[.$AX81];[.$BH81];[.$BR81];[.$CB81];[.$CL81];[.$CV81];[.$DF81])" office:value-type="float"/>
          <table:table-cell table:formula="of:=MIN([.$K81];[.$U81];[.$AE81];[.$AO81];[.$AY81];[.$BI81];[.$BS81];[.$CC81];[.$CM81];[.$CW81];[.$DG81])" office:value-type="float"/>
          <table:table-cell table:formula="of:=MEDIAN([.$B81];[.$L81];[.$V81];[.$AF81];[.$AP81];[.$AZ81];[.$BJ81];[.$BT81];[.$CD81];[.$CN81];[.$CX81])" office:value-type="float"/>
          <table:table-cell table:formula="of:=MEDIAN([.$C81];[.$M81];[.$W81];[.$AG81];[.$AQ81];[.$BA81];[.$BK81];[.$BU81];[.$CE81];[.$CO81];[.$CY81])" office:value-type="float"/>
          <table:table-cell table:formula="of:=MEDIAN([.$D81];[.$N81];[.$X81];[.$AH81];[.$AR81];[.$BB81];[.$BL81];[.$BV81];[.$CF81];[.$CP81];[.$CZ81])" office:value-type="float"/>
          <table:table-cell table:formula="of:=MEDIAN([.$E81];[.$O81];[.$Y81];[.$AI81];[.$AS81];[.$BC81];[.$BM81];[.$BW81];[.$CG81];[.$CQ81];[.$DA81])" office:value-type="float"/>
          <table:table-cell table:formula="of:=MEDIAN([.$F81];[.$P81];[.$Z81];[.$AJ81];[.$AT81];[.$BD81];[.$BN81];[.$BX81];[.$CH81];[.$CR81];[.$DB81])" office:value-type="float"/>
          <table:table-cell table:formula="of:=MEDIAN([.$G81];[.$Q81];[.$AA81];[.$AK81];[.$AU81];[.$BE81];[.$BO81];[.$BY81];[.$CI81];[.$CS81];[.$DC81])" office:value-type="float"/>
          <table:table-cell table:formula="of:=MEDIAN([.$H81];[.$R81];[.$AB81];[.$AL81];[.$AV81];[.$BF81];[.$BP81];[.$BZ81];[.$CJ81];[.$CT81];[.$DD81])" office:value-type="float"/>
          <table:table-cell table:formula="of:=MEDIAN([.$I81];[.$S81];[.$AC81];[.$AM81];[.$AW81];[.$BG81];[.$BQ81];[.$CA81];[.$CK81];[.$CU81];[.$DE81])" office:value-type="float"/>
          <table:table-cell table:formula="of:=MEDIAN([.$J81];[.$T81];[.$AD81];[.$AN81];[.$AX81];[.$BH81];[.$BR81];[.$CB81];[.$CL81];[.$CV81];[.$DF81])" office:value-type="float"/>
          <table:table-cell table:formula="of:=MEDIAN([.$K81];[.$U81];[.$AE81];[.$AO81];[.$AY81];[.$BI81];[.$BS81];[.$CC81];[.$CM81];[.$CW81];[.$DG81])" office:value-type="float"/>
          <table:table-cell table:formula="of:=MAX([.$B81];[.$L81];[.$V81];[.$AF81];[.$AP81];[.$AZ81];[.$BJ81];[.$BT81];[.$CD81];[.$CN81];[.$CX81])" office:value-type="float"/>
          <table:table-cell table:formula="of:=MAX([.$C81];[.$M81];[.$W81];[.$AG81];[.$AQ81];[.$BA81];[.$BK81];[.$BU81];[.$CE81];[.$CO81];[.$CY81])" office:value-type="float"/>
          <table:table-cell table:formula="of:=MAX([.$D81];[.$N81];[.$X81];[.$AH81];[.$AR81];[.$BB81];[.$BL81];[.$BV81];[.$CF81];[.$CP81];[.$CZ81])" office:value-type="float"/>
          <table:table-cell table:formula="of:=MAX([.$E81];[.$O81];[.$Y81];[.$AI81];[.$AS81];[.$BC81];[.$BM81];[.$BW81];[.$CG81];[.$CQ81];[.$DA81])" office:value-type="float"/>
          <table:table-cell table:formula="of:=MAX([.$F81];[.$P81];[.$Z81];[.$AJ81];[.$AT81];[.$BD81];[.$BN81];[.$BX81];[.$CH81];[.$CR81];[.$DB81])" office:value-type="float"/>
          <table:table-cell table:formula="of:=MAX([.$G81];[.$Q81];[.$AA81];[.$AK81];[.$AU81];[.$BE81];[.$BO81];[.$BY81];[.$CI81];[.$CS81];[.$DC81])" office:value-type="float"/>
          <table:table-cell table:formula="of:=MAX([.$H81];[.$R81];[.$AB81];[.$AL81];[.$AV81];[.$BF81];[.$BP81];[.$BZ81];[.$CJ81];[.$CT81];[.$DD81])" office:value-type="float"/>
          <table:table-cell table:formula="of:=MAX([.$I81];[.$S81];[.$AC81];[.$AM81];[.$AW81];[.$BG81];[.$BQ81];[.$CA81];[.$CK81];[.$CU81];[.$DE81])" office:value-type="float"/>
          <table:table-cell table:formula="of:=MAX([.$J81];[.$T81];[.$AD81];[.$AN81];[.$AX81];[.$BH81];[.$BR81];[.$CB81];[.$CL81];[.$CV81];[.$DF81])" office:value-type="float"/>
          <table:table-cell table:formula="of:=MAX([.$K81];[.$U81];[.$AE81];[.$AO81];[.$AY81];[.$BI81];[.$BS81];[.$CC81];[.$CM81];[.$CW81];[.$DG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table:style-name="cellBest" office:value-type="float" office:value="24.5386"/>
          <table:table-cell office:value-type="float" office:value="0.0"/>
          <table:table-cell office:value-type="float" office:value="0.0296384113811"/>
          <table:table-cell office:value-type="float" office:value="0.000493973523019"/>
          <table:table-cell office:value-type="float" office:value="0.0"/>
          <table:table-cell office:value-type="float" office:value="1675252.0"/>
          <table:table-cell table:style-name="cellBest" office:value-type="float" office:value="0.0"/>
          <table:table-cell office:value-type="float" office:value="1107.0"/>
          <table:table-cell office:value-type="float" office:value="4.0"/>
          <table:table-cell office:value-type="float" office:value="4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.7458"/>
          <table:table-cell office:value-type="float" office:value="0.0"/>
          <table:table-cell office:value-type="float" office:value="0.0296384113811"/>
          <table:table-cell office:value-type="float" office:value="0.000543370875321"/>
          <table:table-cell office:value-type="float" office:value="0.0"/>
          <table:table-cell table:style-name="cellBest" office:value-type="float" office:value="403720.0"/>
          <table:table-cell table:style-name="cellBest" office:value-type="float" office:value="0.0"/>
          <table:table-cell table:style-name="cellWorst" office:value-type="float" office:value="2774.0"/>
          <table:table-cell office:value-type="float" office:value="4.0"/>
          <table:table-cell office:value-type="float" office:value="45.0"/>
          <table:table-cell office:value-type="float" office:value="30.9744"/>
          <table:table-cell office:value-type="float" office:value="0.0"/>
          <table:table-cell office:value-type="float" office:value="0.0296384113811"/>
          <table:table-cell office:value-type="float" office:value="0.000740960284529"/>
          <table:table-cell office:value-type="float" office:value="0.0"/>
          <table:table-cell table:style-name="cellWorst" office:value-type="float" office:value="1718709.0"/>
          <table:table-cell office:value-type="float" office:value="75.0"/>
          <table:table-cell office:value-type="float" office:value="1497.0"/>
          <table:table-cell office:value-type="float" office:value="4.0"/>
          <table:table-cell office:value-type="float" office:value="44.0"/>
          <table:table-cell office:value-type="float" office:value="33.3252"/>
          <table:table-cell office:value-type="float" office:value="0.0"/>
          <table:table-cell office:value-type="float" office:value="0.0296384113811"/>
          <table:table-cell office:value-type="float" office:value="0.000691562932227"/>
          <table:table-cell office:value-type="float" office:value="0.0"/>
          <table:table-cell office:value-type="float" office:value="1718543.0"/>
          <table:table-cell table:style-name="cellWorst" office:value-type="float" office:value="234.0"/>
          <table:table-cell office:value-type="float" office:value="1570.0"/>
          <table:table-cell office:value-type="float" office:value="4.0"/>
          <table:table-cell office:value-type="float" office:value="44.0"/>
          <table:table-cell office:value-type="float" office:value="29.7455"/>
          <table:table-cell office:value-type="float" office:value="0.0"/>
          <table:table-cell office:value-type="float" office:value="0.0296384113811"/>
          <table:table-cell office:value-type="float" office:value="0.000740960284529"/>
          <table:table-cell office:value-type="float" office:value="0.0"/>
          <table:table-cell office:value-type="float" office:value="1718700.0"/>
          <table:table-cell office:value-type="float" office:value="182.0"/>
          <table:table-cell office:value-type="float" office:value="1517.0"/>
          <table:table-cell office:value-type="float" office:value="4.0"/>
          <table:table-cell office:value-type="float" office:value="44.0"/>
          <table:table-cell office:value-type="float" office:value="30.5757"/>
          <table:table-cell office:value-type="float" office:value="0.0"/>
          <table:table-cell office:value-type="float" office:value="0.0296384113811"/>
          <table:table-cell office:value-type="float" office:value="0.000740960284529"/>
          <table:table-cell office:value-type="float" office:value="0.0"/>
          <table:table-cell office:value-type="float" office:value="1718700.0"/>
          <table:table-cell office:value-type="float" office:value="182.0"/>
          <table:table-cell office:value-type="float" office:value="1517.0"/>
          <table:table-cell office:value-type="float" office:value="4.0"/>
          <table:table-cell office:value-type="float" office:value="44.0"/>
          <table:table-cell office:value-type="float" office:value="31.8245"/>
          <table:table-cell office:value-type="float" office:value="0.0"/>
          <table:table-cell office:value-type="float" office:value="0.0296384113811"/>
          <table:table-cell office:value-type="float" office:value="0.000642165579925"/>
          <table:table-cell office:value-type="float" office:value="0.0"/>
          <table:table-cell table:style-name="cellWorst" office:value-type="float" office:value="1718709.0"/>
          <table:table-cell office:value-type="float" office:value="216.0"/>
          <table:table-cell office:value-type="float" office:value="1604.0"/>
          <table:table-cell office:value-type="float" office:value="4.0"/>
          <table:table-cell office:value-type="float" office:value="44.0"/>
          <table:table-cell office:value-type="float" office:value="39.8392"/>
          <table:table-cell office:value-type="float" office:value="0.0"/>
          <table:table-cell office:value-type="float" office:value="0.0296384113811"/>
          <table:table-cell office:value-type="float" office:value="0.000642165579925"/>
          <table:table-cell office:value-type="float" office:value="0.0"/>
          <table:table-cell table:style-name="cellWorst" office:value-type="float" office:value="1718709.0"/>
          <table:table-cell office:value-type="float" office:value="216.0"/>
          <table:table-cell office:value-type="float" office:value="1604.0"/>
          <table:table-cell office:value-type="float" office:value="4.0"/>
          <table:table-cell office:value-type="float" office:value="44.0"/>
          <table:table-cell office:value-type="float" office:value="600.02"/>
          <table:table-cell office:value-type="float" office:value="1.0"/>
          <table:table-cell office:value-type="float" office:value="0.0889152341434"/>
          <table:table-cell office:value-type="float" office:value="0.000889152341434"/>
          <table:table-cell office:value-type="float" office:value="0.0"/>
          <table:table-cell office:value-type="float" office:value="1715740.0"/>
          <table:table-cell office:value-type="float" office:value="159.0"/>
          <table:table-cell office:value-type="float" office:value="1507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5"/>
          <table:table-cell office:value-type="float" office:value="1.0"/>
          <table:table-cell office:value-type="float" office:value="0.0889152341434"/>
          <table:table-cell office:value-type="float" office:value="0.000889152341434"/>
          <table:table-cell office:value-type="float" office:value="0.0"/>
          <table:table-cell office:value-type="float" office:value="1715740.0"/>
          <table:table-cell office:value-type="float" office:value="159.0"/>
          <table:table-cell office:value-type="float" office:value="1507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L82];[.$V82];[.$AF82];[.$AP82];[.$AZ82];[.$BJ82];[.$BT82];[.$CD82];[.$CN82];[.$CX82])" office:value-type="float"/>
          <table:table-cell table:formula="of:=MIN([.$C82];[.$M82];[.$W82];[.$AG82];[.$AQ82];[.$BA82];[.$BK82];[.$BU82];[.$CE82];[.$CO82];[.$CY82])" office:value-type="float"/>
          <table:table-cell table:formula="of:=MIN([.$D82];[.$N82];[.$X82];[.$AH82];[.$AR82];[.$BB82];[.$BL82];[.$BV82];[.$CF82];[.$CP82];[.$CZ82])" office:value-type="float"/>
          <table:table-cell table:formula="of:=MIN([.$E82];[.$O82];[.$Y82];[.$AI82];[.$AS82];[.$BC82];[.$BM82];[.$BW82];[.$CG82];[.$CQ82];[.$DA82])" office:value-type="float"/>
          <table:table-cell table:formula="of:=MIN([.$F82];[.$P82];[.$Z82];[.$AJ82];[.$AT82];[.$BD82];[.$BN82];[.$BX82];[.$CH82];[.$CR82];[.$DB82])" office:value-type="float"/>
          <table:table-cell table:formula="of:=MIN([.$G82];[.$Q82];[.$AA82];[.$AK82];[.$AU82];[.$BE82];[.$BO82];[.$BY82];[.$CI82];[.$CS82];[.$DC82])" office:value-type="float"/>
          <table:table-cell table:formula="of:=MIN([.$H82];[.$R82];[.$AB82];[.$AL82];[.$AV82];[.$BF82];[.$BP82];[.$BZ82];[.$CJ82];[.$CT82];[.$DD82])" office:value-type="float"/>
          <table:table-cell table:formula="of:=MIN([.$I82];[.$S82];[.$AC82];[.$AM82];[.$AW82];[.$BG82];[.$BQ82];[.$CA82];[.$CK82];[.$CU82];[.$DE82])" office:value-type="float"/>
          <table:table-cell table:formula="of:=MIN([.$J82];[.$T82];[.$AD82];[.$AN82];[.$AX82];[.$BH82];[.$BR82];[.$CB82];[.$CL82];[.$CV82];[.$DF82])" office:value-type="float"/>
          <table:table-cell table:formula="of:=MIN([.$K82];[.$U82];[.$AE82];[.$AO82];[.$AY82];[.$BI82];[.$BS82];[.$CC82];[.$CM82];[.$CW82];[.$DG82])" office:value-type="float"/>
          <table:table-cell table:formula="of:=MEDIAN([.$B82];[.$L82];[.$V82];[.$AF82];[.$AP82];[.$AZ82];[.$BJ82];[.$BT82];[.$CD82];[.$CN82];[.$CX82])" office:value-type="float"/>
          <table:table-cell table:formula="of:=MEDIAN([.$C82];[.$M82];[.$W82];[.$AG82];[.$AQ82];[.$BA82];[.$BK82];[.$BU82];[.$CE82];[.$CO82];[.$CY82])" office:value-type="float"/>
          <table:table-cell table:formula="of:=MEDIAN([.$D82];[.$N82];[.$X82];[.$AH82];[.$AR82];[.$BB82];[.$BL82];[.$BV82];[.$CF82];[.$CP82];[.$CZ82])" office:value-type="float"/>
          <table:table-cell table:formula="of:=MEDIAN([.$E82];[.$O82];[.$Y82];[.$AI82];[.$AS82];[.$BC82];[.$BM82];[.$BW82];[.$CG82];[.$CQ82];[.$DA82])" office:value-type="float"/>
          <table:table-cell table:formula="of:=MEDIAN([.$F82];[.$P82];[.$Z82];[.$AJ82];[.$AT82];[.$BD82];[.$BN82];[.$BX82];[.$CH82];[.$CR82];[.$DB82])" office:value-type="float"/>
          <table:table-cell table:formula="of:=MEDIAN([.$G82];[.$Q82];[.$AA82];[.$AK82];[.$AU82];[.$BE82];[.$BO82];[.$BY82];[.$CI82];[.$CS82];[.$DC82])" office:value-type="float"/>
          <table:table-cell table:formula="of:=MEDIAN([.$H82];[.$R82];[.$AB82];[.$AL82];[.$AV82];[.$BF82];[.$BP82];[.$BZ82];[.$CJ82];[.$CT82];[.$DD82])" office:value-type="float"/>
          <table:table-cell table:formula="of:=MEDIAN([.$I82];[.$S82];[.$AC82];[.$AM82];[.$AW82];[.$BG82];[.$BQ82];[.$CA82];[.$CK82];[.$CU82];[.$DE82])" office:value-type="float"/>
          <table:table-cell table:formula="of:=MEDIAN([.$J82];[.$T82];[.$AD82];[.$AN82];[.$AX82];[.$BH82];[.$BR82];[.$CB82];[.$CL82];[.$CV82];[.$DF82])" office:value-type="float"/>
          <table:table-cell table:formula="of:=MEDIAN([.$K82];[.$U82];[.$AE82];[.$AO82];[.$AY82];[.$BI82];[.$BS82];[.$CC82];[.$CM82];[.$CW82];[.$DG82])" office:value-type="float"/>
          <table:table-cell table:formula="of:=MAX([.$B82];[.$L82];[.$V82];[.$AF82];[.$AP82];[.$AZ82];[.$BJ82];[.$BT82];[.$CD82];[.$CN82];[.$CX82])" office:value-type="float"/>
          <table:table-cell table:formula="of:=MAX([.$C82];[.$M82];[.$W82];[.$AG82];[.$AQ82];[.$BA82];[.$BK82];[.$BU82];[.$CE82];[.$CO82];[.$CY82])" office:value-type="float"/>
          <table:table-cell table:formula="of:=MAX([.$D82];[.$N82];[.$X82];[.$AH82];[.$AR82];[.$BB82];[.$BL82];[.$BV82];[.$CF82];[.$CP82];[.$CZ82])" office:value-type="float"/>
          <table:table-cell table:formula="of:=MAX([.$E82];[.$O82];[.$Y82];[.$AI82];[.$AS82];[.$BC82];[.$BM82];[.$BW82];[.$CG82];[.$CQ82];[.$DA82])" office:value-type="float"/>
          <table:table-cell table:formula="of:=MAX([.$F82];[.$P82];[.$Z82];[.$AJ82];[.$AT82];[.$BD82];[.$BN82];[.$BX82];[.$CH82];[.$CR82];[.$DB82])" office:value-type="float"/>
          <table:table-cell table:formula="of:=MAX([.$G82];[.$Q82];[.$AA82];[.$AK82];[.$AU82];[.$BE82];[.$BO82];[.$BY82];[.$CI82];[.$CS82];[.$DC82])" office:value-type="float"/>
          <table:table-cell table:formula="of:=MAX([.$H82];[.$R82];[.$AB82];[.$AL82];[.$AV82];[.$BF82];[.$BP82];[.$BZ82];[.$CJ82];[.$CT82];[.$DD82])" office:value-type="float"/>
          <table:table-cell table:formula="of:=MAX([.$I82];[.$S82];[.$AC82];[.$AM82];[.$AW82];[.$BG82];[.$BQ82];[.$CA82];[.$CK82];[.$CU82];[.$DE82])" office:value-type="float"/>
          <table:table-cell table:formula="of:=MAX([.$J82];[.$T82];[.$AD82];[.$AN82];[.$AX82];[.$BH82];[.$BR82];[.$CB82];[.$CL82];[.$CV82];[.$DF82])" office:value-type="float"/>
          <table:table-cell table:formula="of:=MAX([.$K82];[.$U82];[.$AE82];[.$AO82];[.$AY82];[.$BI82];[.$BS82];[.$CC82];[.$CM82];[.$CW82];[.$DG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55.1243"/>
          <table:table-cell office:value-type="float" office:value="0.0"/>
          <table:table-cell office:value-type="float" office:value="0.0296779937676"/>
          <table:table-cell office:value-type="float" office:value="0.000395706583568"/>
          <table:table-cell office:value-type="float" office:value="0.0"/>
          <table:table-cell office:value-type="float" office:value="1891829.0"/>
          <table:table-cell table:style-name="cellBest" office:value-type="float" office:value="0.0"/>
          <table:table-cell office:value-type="float" office:value="5666.0"/>
          <table:table-cell office:value-type="float" office:value="4.0"/>
          <table:table-cell office:value-type="float" office:value="4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.5755"/>
          <table:table-cell office:value-type="float" office:value="0.0"/>
          <table:table-cell office:value-type="float" office:value="0.0593559875352"/>
          <table:table-cell office:value-type="float" office:value="0.00103872978187"/>
          <table:table-cell office:value-type="float" office:value="0.0"/>
          <table:table-cell table:style-name="cellBest" office:value-type="float" office:value="583088.0"/>
          <table:table-cell table:style-name="cellBest" office:value-type="float" office:value="0.0"/>
          <table:table-cell office:value-type="float" office:value="7771.0"/>
          <table:table-cell office:value-type="float" office:value="4.0"/>
          <table:table-cell office:value-type="float" office:value="50.0"/>
          <table:table-cell office:value-type="float" office:value="135.024"/>
          <table:table-cell office:value-type="float" office:value="0.0"/>
          <table:table-cell office:value-type="float" office:value="0.0593559875352"/>
          <table:table-cell office:value-type="float" office:value="0.00133550971954"/>
          <table:table-cell office:value-type="float" office:value="0.0"/>
          <table:table-cell office:value-type="float" office:value="1902103.0"/>
          <table:table-cell office:value-type="float" office:value="944.0"/>
          <table:table-cell office:value-type="float" office:value="8327.0"/>
          <table:table-cell office:value-type="float" office:value="4.0"/>
          <table:table-cell office:value-type="float" office:value="50.0"/>
          <table:table-cell office:value-type="float" office:value="124.309"/>
          <table:table-cell office:value-type="float" office:value="0.0"/>
          <table:table-cell office:value-type="float" office:value="0.0296779937676"/>
          <table:table-cell office:value-type="float" office:value="0.00108819310481"/>
          <table:table-cell office:value-type="float" office:value="0.0"/>
          <table:table-cell office:value-type="float" office:value="1903395.0"/>
          <table:table-cell table:style-name="cellWorst" office:value-type="float" office:value="8710.0"/>
          <table:table-cell office:value-type="float" office:value="12722.0"/>
          <table:table-cell office:value-type="float" office:value="4.0"/>
          <table:table-cell office:value-type="float" office:value="50.0"/>
          <table:table-cell office:value-type="float" office:value="126.28"/>
          <table:table-cell office:value-type="float" office:value="0.0"/>
          <table:table-cell office:value-type="float" office:value="0.0890339813029"/>
          <table:table-cell office:value-type="float" office:value="0.00133550971954"/>
          <table:table-cell office:value-type="float" office:value="0.0"/>
          <table:table-cell office:value-type="float" office:value="1901268.0"/>
          <table:table-cell office:value-type="float" office:value="895.0"/>
          <table:table-cell office:value-type="float" office:value="7840.0"/>
          <table:table-cell office:value-type="float" office:value="4.0"/>
          <table:table-cell office:value-type="float" office:value="50.0"/>
          <table:table-cell office:value-type="float" office:value="116.503"/>
          <table:table-cell office:value-type="float" office:value="0.0"/>
          <table:table-cell office:value-type="float" office:value="0.0890339813029"/>
          <table:table-cell office:value-type="float" office:value="0.00133550971954"/>
          <table:table-cell office:value-type="float" office:value="0.0"/>
          <table:table-cell office:value-type="float" office:value="1901268.0"/>
          <table:table-cell office:value-type="float" office:value="895.0"/>
          <table:table-cell office:value-type="float" office:value="7840.0"/>
          <table:table-cell office:value-type="float" office:value="4.0"/>
          <table:table-cell office:value-type="float" office:value="50.0"/>
          <table:table-cell office:value-type="float" office:value="135.584"/>
          <table:table-cell office:value-type="float" office:value="0.0"/>
          <table:table-cell office:value-type="float" office:value="0.0890339813029"/>
          <table:table-cell office:value-type="float" office:value="0.00113765642776"/>
          <table:table-cell office:value-type="float" office:value="0.0"/>
          <table:table-cell office:value-type="float" office:value="1907137.0"/>
          <table:table-cell office:value-type="float" office:value="5452.0"/>
          <table:table-cell office:value-type="float" office:value="12964.0"/>
          <table:table-cell office:value-type="float" office:value="4.0"/>
          <table:table-cell office:value-type="float" office:value="50.0"/>
          <table:table-cell office:value-type="float" office:value="230.763"/>
          <table:table-cell office:value-type="float" office:value="0.0"/>
          <table:table-cell office:value-type="float" office:value="0.0890339813029"/>
          <table:table-cell office:value-type="float" office:value="0.00123658307365"/>
          <table:table-cell office:value-type="float" office:value="0.0"/>
          <table:table-cell table:style-name="cellWorst" office:value-type="float" office:value="1908473.0"/>
          <table:table-cell office:value-type="float" office:value="6249.0"/>
          <table:table-cell table:style-name="cellWorst" office:value-type="float" office:value="14127.0"/>
          <table:table-cell office:value-type="float" office:value="4.0"/>
          <table:table-cell office:value-type="float" office:value="50.0"/>
          <table:table-cell office:value-type="float" office:value="600.019"/>
          <table:table-cell office:value-type="float" office:value="1.0"/>
          <table:table-cell office:value-type="float" office:value="0.148389968838"/>
          <table:table-cell office:value-type="float" office:value="0.00148389968838"/>
          <table:table-cell office:value-type="float" office:value="0.0"/>
          <table:table-cell office:value-type="float" office:value="1897508.0"/>
          <table:table-cell office:value-type="float" office:value="5501.0"/>
          <table:table-cell office:value-type="float" office:value="9996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5"/>
          <table:table-cell office:value-type="float" office:value="1.0"/>
          <table:table-cell office:value-type="float" office:value="0.148389968838"/>
          <table:table-cell office:value-type="float" office:value="0.00148389968838"/>
          <table:table-cell office:value-type="float" office:value="0.0"/>
          <table:table-cell office:value-type="float" office:value="1897508.0"/>
          <table:table-cell office:value-type="float" office:value="5501.0"/>
          <table:table-cell office:value-type="float" office:value="9996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L83];[.$V83];[.$AF83];[.$AP83];[.$AZ83];[.$BJ83];[.$BT83];[.$CD83];[.$CN83];[.$CX83])" office:value-type="float"/>
          <table:table-cell table:formula="of:=MIN([.$C83];[.$M83];[.$W83];[.$AG83];[.$AQ83];[.$BA83];[.$BK83];[.$BU83];[.$CE83];[.$CO83];[.$CY83])" office:value-type="float"/>
          <table:table-cell table:formula="of:=MIN([.$D83];[.$N83];[.$X83];[.$AH83];[.$AR83];[.$BB83];[.$BL83];[.$BV83];[.$CF83];[.$CP83];[.$CZ83])" office:value-type="float"/>
          <table:table-cell table:formula="of:=MIN([.$E83];[.$O83];[.$Y83];[.$AI83];[.$AS83];[.$BC83];[.$BM83];[.$BW83];[.$CG83];[.$CQ83];[.$DA83])" office:value-type="float"/>
          <table:table-cell table:formula="of:=MIN([.$F83];[.$P83];[.$Z83];[.$AJ83];[.$AT83];[.$BD83];[.$BN83];[.$BX83];[.$CH83];[.$CR83];[.$DB83])" office:value-type="float"/>
          <table:table-cell table:formula="of:=MIN([.$G83];[.$Q83];[.$AA83];[.$AK83];[.$AU83];[.$BE83];[.$BO83];[.$BY83];[.$CI83];[.$CS83];[.$DC83])" office:value-type="float"/>
          <table:table-cell table:formula="of:=MIN([.$H83];[.$R83];[.$AB83];[.$AL83];[.$AV83];[.$BF83];[.$BP83];[.$BZ83];[.$CJ83];[.$CT83];[.$DD83])" office:value-type="float"/>
          <table:table-cell table:formula="of:=MIN([.$I83];[.$S83];[.$AC83];[.$AM83];[.$AW83];[.$BG83];[.$BQ83];[.$CA83];[.$CK83];[.$CU83];[.$DE83])" office:value-type="float"/>
          <table:table-cell table:formula="of:=MIN([.$J83];[.$T83];[.$AD83];[.$AN83];[.$AX83];[.$BH83];[.$BR83];[.$CB83];[.$CL83];[.$CV83];[.$DF83])" office:value-type="float"/>
          <table:table-cell table:formula="of:=MIN([.$K83];[.$U83];[.$AE83];[.$AO83];[.$AY83];[.$BI83];[.$BS83];[.$CC83];[.$CM83];[.$CW83];[.$DG83])" office:value-type="float"/>
          <table:table-cell table:formula="of:=MEDIAN([.$B83];[.$L83];[.$V83];[.$AF83];[.$AP83];[.$AZ83];[.$BJ83];[.$BT83];[.$CD83];[.$CN83];[.$CX83])" office:value-type="float"/>
          <table:table-cell table:formula="of:=MEDIAN([.$C83];[.$M83];[.$W83];[.$AG83];[.$AQ83];[.$BA83];[.$BK83];[.$BU83];[.$CE83];[.$CO83];[.$CY83])" office:value-type="float"/>
          <table:table-cell table:formula="of:=MEDIAN([.$D83];[.$N83];[.$X83];[.$AH83];[.$AR83];[.$BB83];[.$BL83];[.$BV83];[.$CF83];[.$CP83];[.$CZ83])" office:value-type="float"/>
          <table:table-cell table:formula="of:=MEDIAN([.$E83];[.$O83];[.$Y83];[.$AI83];[.$AS83];[.$BC83];[.$BM83];[.$BW83];[.$CG83];[.$CQ83];[.$DA83])" office:value-type="float"/>
          <table:table-cell table:formula="of:=MEDIAN([.$F83];[.$P83];[.$Z83];[.$AJ83];[.$AT83];[.$BD83];[.$BN83];[.$BX83];[.$CH83];[.$CR83];[.$DB83])" office:value-type="float"/>
          <table:table-cell table:formula="of:=MEDIAN([.$G83];[.$Q83];[.$AA83];[.$AK83];[.$AU83];[.$BE83];[.$BO83];[.$BY83];[.$CI83];[.$CS83];[.$DC83])" office:value-type="float"/>
          <table:table-cell table:formula="of:=MEDIAN([.$H83];[.$R83];[.$AB83];[.$AL83];[.$AV83];[.$BF83];[.$BP83];[.$BZ83];[.$CJ83];[.$CT83];[.$DD83])" office:value-type="float"/>
          <table:table-cell table:formula="of:=MEDIAN([.$I83];[.$S83];[.$AC83];[.$AM83];[.$AW83];[.$BG83];[.$BQ83];[.$CA83];[.$CK83];[.$CU83];[.$DE83])" office:value-type="float"/>
          <table:table-cell table:formula="of:=MEDIAN([.$J83];[.$T83];[.$AD83];[.$AN83];[.$AX83];[.$BH83];[.$BR83];[.$CB83];[.$CL83];[.$CV83];[.$DF83])" office:value-type="float"/>
          <table:table-cell table:formula="of:=MEDIAN([.$K83];[.$U83];[.$AE83];[.$AO83];[.$AY83];[.$BI83];[.$BS83];[.$CC83];[.$CM83];[.$CW83];[.$DG83])" office:value-type="float"/>
          <table:table-cell table:formula="of:=MAX([.$B83];[.$L83];[.$V83];[.$AF83];[.$AP83];[.$AZ83];[.$BJ83];[.$BT83];[.$CD83];[.$CN83];[.$CX83])" office:value-type="float"/>
          <table:table-cell table:formula="of:=MAX([.$C83];[.$M83];[.$W83];[.$AG83];[.$AQ83];[.$BA83];[.$BK83];[.$BU83];[.$CE83];[.$CO83];[.$CY83])" office:value-type="float"/>
          <table:table-cell table:formula="of:=MAX([.$D83];[.$N83];[.$X83];[.$AH83];[.$AR83];[.$BB83];[.$BL83];[.$BV83];[.$CF83];[.$CP83];[.$CZ83])" office:value-type="float"/>
          <table:table-cell table:formula="of:=MAX([.$E83];[.$O83];[.$Y83];[.$AI83];[.$AS83];[.$BC83];[.$BM83];[.$BW83];[.$CG83];[.$CQ83];[.$DA83])" office:value-type="float"/>
          <table:table-cell table:formula="of:=MAX([.$F83];[.$P83];[.$Z83];[.$AJ83];[.$AT83];[.$BD83];[.$BN83];[.$BX83];[.$CH83];[.$CR83];[.$DB83])" office:value-type="float"/>
          <table:table-cell table:formula="of:=MAX([.$G83];[.$Q83];[.$AA83];[.$AK83];[.$AU83];[.$BE83];[.$BO83];[.$BY83];[.$CI83];[.$CS83];[.$DC83])" office:value-type="float"/>
          <table:table-cell table:formula="of:=MAX([.$H83];[.$R83];[.$AB83];[.$AL83];[.$AV83];[.$BF83];[.$BP83];[.$BZ83];[.$CJ83];[.$CT83];[.$DD83])" office:value-type="float"/>
          <table:table-cell table:formula="of:=MAX([.$I83];[.$S83];[.$AC83];[.$AM83];[.$AW83];[.$BG83];[.$BQ83];[.$CA83];[.$CK83];[.$CU83];[.$DE83])" office:value-type="float"/>
          <table:table-cell table:formula="of:=MAX([.$J83];[.$T83];[.$AD83];[.$AN83];[.$AX83];[.$BH83];[.$BR83];[.$CB83];[.$CL83];[.$CV83];[.$DF83])" office:value-type="float"/>
          <table:table-cell table:formula="of:=MAX([.$K83];[.$U83];[.$AE83];[.$AO83];[.$AY83];[.$BI83];[.$BS83];[.$CC83];[.$CM83];[.$CW83];[.$DG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49.9113"/>
          <table:table-cell office:value-type="float" office:value="0.0"/>
          <table:table-cell office:value-type="float" office:value="0.0296471983398"/>
          <table:table-cell office:value-type="float" office:value="0.000395295977863"/>
          <table:table-cell office:value-type="float" office:value="0.0"/>
          <table:table-cell office:value-type="float" office:value="1978252.0"/>
          <table:table-cell table:style-name="cellBest" office:value-type="float" office:value="0.0"/>
          <table:table-cell office:value-type="float" office:value="4396.0"/>
          <table:table-cell office:value-type="float" office:value="4.0"/>
          <table:table-cell office:value-type="float" office:value="50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.5637"/>
          <table:table-cell office:value-type="float" office:value="0.0"/>
          <table:table-cell office:value-type="float" office:value="0.0889415950193"/>
          <table:table-cell office:value-type="float" office:value="0.00133412392529"/>
          <table:table-cell office:value-type="float" office:value="0.0"/>
          <table:table-cell table:style-name="cellBest" office:value-type="float" office:value="616938.0"/>
          <table:table-cell table:style-name="cellBest" office:value-type="float" office:value="0.0"/>
          <table:table-cell office:value-type="float" office:value="5798.0"/>
          <table:table-cell office:value-type="float" office:value="4.0"/>
          <table:table-cell office:value-type="float" office:value="50.0"/>
          <table:table-cell office:value-type="float" office:value="50.3992"/>
          <table:table-cell office:value-type="float" office:value="0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table:style-name="cellWorst" office:value-type="float" office:value="2016560.0"/>
          <table:table-cell office:value-type="float" office:value="707.0"/>
          <table:table-cell office:value-type="float" office:value="3444.0"/>
          <table:table-cell office:value-type="float" office:value="4.0"/>
          <table:table-cell office:value-type="float" office:value="50.0"/>
          <table:table-cell office:value-type="float" office:value="54.3605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2011038.0"/>
          <table:table-cell table:style-name="cellWorst" office:value-type="float" office:value="5276.0"/>
          <table:table-cell table:style-name="cellWorst" office:value-type="float" office:value="6175.0"/>
          <table:table-cell office:value-type="float" office:value="4.0"/>
          <table:table-cell office:value-type="float" office:value="50.0"/>
          <table:table-cell table:style-name="cellBest" office:value-type="float" office:value="42.7526"/>
          <table:table-cell office:value-type="float" office:value="0.0"/>
          <table:table-cell office:value-type="float" office:value="0.0592943966795"/>
          <table:table-cell office:value-type="float" office:value="0.00128471192806"/>
          <table:table-cell office:value-type="float" office:value="0.0"/>
          <table:table-cell office:value-type="float" office:value="2010053.0"/>
          <table:table-cell office:value-type="float" office:value="807.0"/>
          <table:table-cell office:value-type="float" office:value="3526.0"/>
          <table:table-cell office:value-type="float" office:value="4.0"/>
          <table:table-cell office:value-type="float" office:value="50.0"/>
          <table:table-cell office:value-type="float" office:value="43.7568"/>
          <table:table-cell office:value-type="float" office:value="0.0"/>
          <table:table-cell office:value-type="float" office:value="0.0592943966795"/>
          <table:table-cell office:value-type="float" office:value="0.00128471192806"/>
          <table:table-cell office:value-type="float" office:value="0.0"/>
          <table:table-cell office:value-type="float" office:value="2010053.0"/>
          <table:table-cell office:value-type="float" office:value="807.0"/>
          <table:table-cell office:value-type="float" office:value="3526.0"/>
          <table:table-cell office:value-type="float" office:value="4.0"/>
          <table:table-cell office:value-type="float" office:value="50.0"/>
          <table:table-cell office:value-type="float" office:value="45.2703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2009922.0"/>
          <table:table-cell office:value-type="float" office:value="314.0"/>
          <table:table-cell office:value-type="float" office:value="3628.0"/>
          <table:table-cell office:value-type="float" office:value="4.0"/>
          <table:table-cell office:value-type="float" office:value="50.0"/>
          <table:table-cell office:value-type="float" office:value="66.9105"/>
          <table:table-cell office:value-type="float" office:value="0.0"/>
          <table:table-cell office:value-type="float" office:value="0.0296471983398"/>
          <table:table-cell office:value-type="float" office:value="0.000988239944659"/>
          <table:table-cell office:value-type="float" office:value="0.0"/>
          <table:table-cell office:value-type="float" office:value="2009697.0"/>
          <table:table-cell office:value-type="float" office:value="329.0"/>
          <table:table-cell office:value-type="float" office:value="3658.0"/>
          <table:table-cell office:value-type="float" office:value="4.0"/>
          <table:table-cell office:value-type="float" office:value="50.0"/>
          <table:table-cell office:value-type="float" office:value="600.02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2004486.0"/>
          <table:table-cell office:value-type="float" office:value="1546.0"/>
          <table:table-cell office:value-type="float" office:value="2977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9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2004486.0"/>
          <table:table-cell office:value-type="float" office:value="1546.0"/>
          <table:table-cell office:value-type="float" office:value="2977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L84];[.$V84];[.$AF84];[.$AP84];[.$AZ84];[.$BJ84];[.$BT84];[.$CD84];[.$CN84];[.$CX84])" office:value-type="float"/>
          <table:table-cell table:formula="of:=MIN([.$C84];[.$M84];[.$W84];[.$AG84];[.$AQ84];[.$BA84];[.$BK84];[.$BU84];[.$CE84];[.$CO84];[.$CY84])" office:value-type="float"/>
          <table:table-cell table:formula="of:=MIN([.$D84];[.$N84];[.$X84];[.$AH84];[.$AR84];[.$BB84];[.$BL84];[.$BV84];[.$CF84];[.$CP84];[.$CZ84])" office:value-type="float"/>
          <table:table-cell table:formula="of:=MIN([.$E84];[.$O84];[.$Y84];[.$AI84];[.$AS84];[.$BC84];[.$BM84];[.$BW84];[.$CG84];[.$CQ84];[.$DA84])" office:value-type="float"/>
          <table:table-cell table:formula="of:=MIN([.$F84];[.$P84];[.$Z84];[.$AJ84];[.$AT84];[.$BD84];[.$BN84];[.$BX84];[.$CH84];[.$CR84];[.$DB84])" office:value-type="float"/>
          <table:table-cell table:formula="of:=MIN([.$G84];[.$Q84];[.$AA84];[.$AK84];[.$AU84];[.$BE84];[.$BO84];[.$BY84];[.$CI84];[.$CS84];[.$DC84])" office:value-type="float"/>
          <table:table-cell table:formula="of:=MIN([.$H84];[.$R84];[.$AB84];[.$AL84];[.$AV84];[.$BF84];[.$BP84];[.$BZ84];[.$CJ84];[.$CT84];[.$DD84])" office:value-type="float"/>
          <table:table-cell table:formula="of:=MIN([.$I84];[.$S84];[.$AC84];[.$AM84];[.$AW84];[.$BG84];[.$BQ84];[.$CA84];[.$CK84];[.$CU84];[.$DE84])" office:value-type="float"/>
          <table:table-cell table:formula="of:=MIN([.$J84];[.$T84];[.$AD84];[.$AN84];[.$AX84];[.$BH84];[.$BR84];[.$CB84];[.$CL84];[.$CV84];[.$DF84])" office:value-type="float"/>
          <table:table-cell table:formula="of:=MIN([.$K84];[.$U84];[.$AE84];[.$AO84];[.$AY84];[.$BI84];[.$BS84];[.$CC84];[.$CM84];[.$CW84];[.$DG84])" office:value-type="float"/>
          <table:table-cell table:formula="of:=MEDIAN([.$B84];[.$L84];[.$V84];[.$AF84];[.$AP84];[.$AZ84];[.$BJ84];[.$BT84];[.$CD84];[.$CN84];[.$CX84])" office:value-type="float"/>
          <table:table-cell table:formula="of:=MEDIAN([.$C84];[.$M84];[.$W84];[.$AG84];[.$AQ84];[.$BA84];[.$BK84];[.$BU84];[.$CE84];[.$CO84];[.$CY84])" office:value-type="float"/>
          <table:table-cell table:formula="of:=MEDIAN([.$D84];[.$N84];[.$X84];[.$AH84];[.$AR84];[.$BB84];[.$BL84];[.$BV84];[.$CF84];[.$CP84];[.$CZ84])" office:value-type="float"/>
          <table:table-cell table:formula="of:=MEDIAN([.$E84];[.$O84];[.$Y84];[.$AI84];[.$AS84];[.$BC84];[.$BM84];[.$BW84];[.$CG84];[.$CQ84];[.$DA84])" office:value-type="float"/>
          <table:table-cell table:formula="of:=MEDIAN([.$F84];[.$P84];[.$Z84];[.$AJ84];[.$AT84];[.$BD84];[.$BN84];[.$BX84];[.$CH84];[.$CR84];[.$DB84])" office:value-type="float"/>
          <table:table-cell table:formula="of:=MEDIAN([.$G84];[.$Q84];[.$AA84];[.$AK84];[.$AU84];[.$BE84];[.$BO84];[.$BY84];[.$CI84];[.$CS84];[.$DC84])" office:value-type="float"/>
          <table:table-cell table:formula="of:=MEDIAN([.$H84];[.$R84];[.$AB84];[.$AL84];[.$AV84];[.$BF84];[.$BP84];[.$BZ84];[.$CJ84];[.$CT84];[.$DD84])" office:value-type="float"/>
          <table:table-cell table:formula="of:=MEDIAN([.$I84];[.$S84];[.$AC84];[.$AM84];[.$AW84];[.$BG84];[.$BQ84];[.$CA84];[.$CK84];[.$CU84];[.$DE84])" office:value-type="float"/>
          <table:table-cell table:formula="of:=MEDIAN([.$J84];[.$T84];[.$AD84];[.$AN84];[.$AX84];[.$BH84];[.$BR84];[.$CB84];[.$CL84];[.$CV84];[.$DF84])" office:value-type="float"/>
          <table:table-cell table:formula="of:=MEDIAN([.$K84];[.$U84];[.$AE84];[.$AO84];[.$AY84];[.$BI84];[.$BS84];[.$CC84];[.$CM84];[.$CW84];[.$DG84])" office:value-type="float"/>
          <table:table-cell table:formula="of:=MAX([.$B84];[.$L84];[.$V84];[.$AF84];[.$AP84];[.$AZ84];[.$BJ84];[.$BT84];[.$CD84];[.$CN84];[.$CX84])" office:value-type="float"/>
          <table:table-cell table:formula="of:=MAX([.$C84];[.$M84];[.$W84];[.$AG84];[.$AQ84];[.$BA84];[.$BK84];[.$BU84];[.$CE84];[.$CO84];[.$CY84])" office:value-type="float"/>
          <table:table-cell table:formula="of:=MAX([.$D84];[.$N84];[.$X84];[.$AH84];[.$AR84];[.$BB84];[.$BL84];[.$BV84];[.$CF84];[.$CP84];[.$CZ84])" office:value-type="float"/>
          <table:table-cell table:formula="of:=MAX([.$E84];[.$O84];[.$Y84];[.$AI84];[.$AS84];[.$BC84];[.$BM84];[.$BW84];[.$CG84];[.$CQ84];[.$DA84])" office:value-type="float"/>
          <table:table-cell table:formula="of:=MAX([.$F84];[.$P84];[.$Z84];[.$AJ84];[.$AT84];[.$BD84];[.$BN84];[.$BX84];[.$CH84];[.$CR84];[.$DB84])" office:value-type="float"/>
          <table:table-cell table:formula="of:=MAX([.$G84];[.$Q84];[.$AA84];[.$AK84];[.$AU84];[.$BE84];[.$BO84];[.$BY84];[.$CI84];[.$CS84];[.$DC84])" office:value-type="float"/>
          <table:table-cell table:formula="of:=MAX([.$H84];[.$R84];[.$AB84];[.$AL84];[.$AV84];[.$BF84];[.$BP84];[.$BZ84];[.$CJ84];[.$CT84];[.$DD84])" office:value-type="float"/>
          <table:table-cell table:formula="of:=MAX([.$I84];[.$S84];[.$AC84];[.$AM84];[.$AW84];[.$BG84];[.$BQ84];[.$CA84];[.$CK84];[.$CU84];[.$DE84])" office:value-type="float"/>
          <table:table-cell table:formula="of:=MAX([.$J84];[.$T84];[.$AD84];[.$AN84];[.$AX84];[.$BH84];[.$BR84];[.$CB84];[.$CL84];[.$CV84];[.$DF84])" office:value-type="float"/>
          <table:table-cell table:formula="of:=MAX([.$K84];[.$U84];[.$AE84];[.$AO84];[.$AY84];[.$BI84];[.$BS84];[.$CC84];[.$CM84];[.$CW84];[.$DG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table:style-name="cellBest" office:value-type="float" office:value="28.8427"/>
          <table:table-cell office:value-type="float" office:value="0.0"/>
          <table:table-cell office:value-type="float" office:value="0.0296340198548"/>
          <table:table-cell office:value-type="float" office:value="0.000395120264731"/>
          <table:table-cell office:value-type="float" office:value="0.0"/>
          <table:table-cell table:style-name="cellWorst" office:value-type="float" office:value="1705121.0"/>
          <table:table-cell table:style-name="cellBest" office:value-type="float" office:value="0.0"/>
          <table:table-cell office:value-type="float" office:value="2046.0"/>
          <table:table-cell office:value-type="float" office:value="4.0"/>
          <table:table-cell table:style-name="cellBest" office:value-type="float" office:value="44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.0312"/>
          <table:table-cell office:value-type="float" office:value="0.0"/>
          <table:table-cell office:value-type="float" office:value="0.0296340198548"/>
          <table:table-cell office:value-type="float" office:value="0.000592680397096"/>
          <table:table-cell office:value-type="float" office:value="0.0"/>
          <table:table-cell table:style-name="cellBest" office:value-type="float" office:value="563805.0"/>
          <table:table-cell table:style-name="cellBest" office:value-type="float" office:value="0.0"/>
          <table:table-cell table:style-name="cellWorst" office:value-type="float" office:value="4587.0"/>
          <table:table-cell office:value-type="float" office:value="4.0"/>
          <table:table-cell table:style-name="cellWorst" office:value-type="float" office:value="49.0"/>
          <table:table-cell office:value-type="float" office:value="46.4549"/>
          <table:table-cell office:value-type="float" office:value="0.0"/>
          <table:table-cell office:value-type="float" office:value="0.0592680397096"/>
          <table:table-cell office:value-type="float" office:value="0.00108658072801"/>
          <table:table-cell office:value-type="float" office:value="0.0"/>
          <table:table-cell office:value-type="float" office:value="1687180.0"/>
          <table:table-cell office:value-type="float" office:value="346.0"/>
          <table:table-cell office:value-type="float" office:value="2875.0"/>
          <table:table-cell office:value-type="float" office:value="4.0"/>
          <table:table-cell office:value-type="float" office:value="45.0"/>
          <table:table-cell office:value-type="float" office:value="44.2401"/>
          <table:table-cell office:value-type="float" office:value="0.0"/>
          <table:table-cell office:value-type="float" office:value="0.0296340198548"/>
          <table:table-cell office:value-type="float" office:value="0.000889020595644"/>
          <table:table-cell office:value-type="float" office:value="0.0"/>
          <table:table-cell office:value-type="float" office:value="1686728.0"/>
          <table:table-cell table:style-name="cellWorst" office:value-type="float" office:value="1255.0"/>
          <table:table-cell office:value-type="float" office:value="3114.0"/>
          <table:table-cell office:value-type="float" office:value="4.0"/>
          <table:table-cell office:value-type="float" office:value="45.0"/>
          <table:table-cell office:value-type="float" office:value="45.8234"/>
          <table:table-cell office:value-type="float" office:value="0.0"/>
          <table:table-cell office:value-type="float" office:value="0.0889020595644"/>
          <table:table-cell office:value-type="float" office:value="0.00108658072801"/>
          <table:table-cell office:value-type="float" office:value="0.0"/>
          <table:table-cell office:value-type="float" office:value="1687457.0"/>
          <table:table-cell office:value-type="float" office:value="540.0"/>
          <table:table-cell office:value-type="float" office:value="2884.0"/>
          <table:table-cell office:value-type="float" office:value="4.0"/>
          <table:table-cell office:value-type="float" office:value="45.0"/>
          <table:table-cell office:value-type="float" office:value="43.1275"/>
          <table:table-cell office:value-type="float" office:value="0.0"/>
          <table:table-cell office:value-type="float" office:value="0.0889020595644"/>
          <table:table-cell office:value-type="float" office:value="0.00108658072801"/>
          <table:table-cell office:value-type="float" office:value="0.0"/>
          <table:table-cell office:value-type="float" office:value="1687457.0"/>
          <table:table-cell office:value-type="float" office:value="540.0"/>
          <table:table-cell office:value-type="float" office:value="2884.0"/>
          <table:table-cell office:value-type="float" office:value="4.0"/>
          <table:table-cell office:value-type="float" office:value="45.0"/>
          <table:table-cell office:value-type="float" office:value="43.4995"/>
          <table:table-cell office:value-type="float" office:value="0.0"/>
          <table:table-cell office:value-type="float" office:value="0.0296340198548"/>
          <table:table-cell office:value-type="float" office:value="0.000987800661826"/>
          <table:table-cell office:value-type="float" office:value="0.0"/>
          <table:table-cell office:value-type="float" office:value="1687458.0"/>
          <table:table-cell office:value-type="float" office:value="600.0"/>
          <table:table-cell office:value-type="float" office:value="3268.0"/>
          <table:table-cell office:value-type="float" office:value="4.0"/>
          <table:table-cell office:value-type="float" office:value="45.0"/>
          <table:table-cell office:value-type="float" office:value="59.7942"/>
          <table:table-cell office:value-type="float" office:value="0.0"/>
          <table:table-cell office:value-type="float" office:value="0.0889020595644"/>
          <table:table-cell office:value-type="float" office:value="0.00103719069492"/>
          <table:table-cell office:value-type="float" office:value="0.0"/>
          <table:table-cell office:value-type="float" office:value="1687555.0"/>
          <table:table-cell office:value-type="float" office:value="629.0"/>
          <table:table-cell office:value-type="float" office:value="3289.0"/>
          <table:table-cell office:value-type="float" office:value="4.0"/>
          <table:table-cell office:value-type="float" office:value="45.0"/>
          <table:table-cell office:value-type="float" office:value="600.019"/>
          <table:table-cell office:value-type="float" office:value="1.0"/>
          <table:table-cell office:value-type="float" office:value="0.118536079419"/>
          <table:table-cell office:value-type="float" office:value="0.00118536079419"/>
          <table:table-cell office:value-type="float" office:value="0.0"/>
          <table:table-cell office:value-type="float" office:value="1683299.0"/>
          <table:table-cell office:value-type="float" office:value="418.0"/>
          <table:table-cell office:value-type="float" office:value="24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36079419"/>
          <table:table-cell office:value-type="float" office:value="0.00118536079419"/>
          <table:table-cell office:value-type="float" office:value="0.0"/>
          <table:table-cell office:value-type="float" office:value="1683299.0"/>
          <table:table-cell office:value-type="float" office:value="418.0"/>
          <table:table-cell office:value-type="float" office:value="2404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L85];[.$V85];[.$AF85];[.$AP85];[.$AZ85];[.$BJ85];[.$BT85];[.$CD85];[.$CN85];[.$CX85])" office:value-type="float"/>
          <table:table-cell table:formula="of:=MIN([.$C85];[.$M85];[.$W85];[.$AG85];[.$AQ85];[.$BA85];[.$BK85];[.$BU85];[.$CE85];[.$CO85];[.$CY85])" office:value-type="float"/>
          <table:table-cell table:formula="of:=MIN([.$D85];[.$N85];[.$X85];[.$AH85];[.$AR85];[.$BB85];[.$BL85];[.$BV85];[.$CF85];[.$CP85];[.$CZ85])" office:value-type="float"/>
          <table:table-cell table:formula="of:=MIN([.$E85];[.$O85];[.$Y85];[.$AI85];[.$AS85];[.$BC85];[.$BM85];[.$BW85];[.$CG85];[.$CQ85];[.$DA85])" office:value-type="float"/>
          <table:table-cell table:formula="of:=MIN([.$F85];[.$P85];[.$Z85];[.$AJ85];[.$AT85];[.$BD85];[.$BN85];[.$BX85];[.$CH85];[.$CR85];[.$DB85])" office:value-type="float"/>
          <table:table-cell table:formula="of:=MIN([.$G85];[.$Q85];[.$AA85];[.$AK85];[.$AU85];[.$BE85];[.$BO85];[.$BY85];[.$CI85];[.$CS85];[.$DC85])" office:value-type="float"/>
          <table:table-cell table:formula="of:=MIN([.$H85];[.$R85];[.$AB85];[.$AL85];[.$AV85];[.$BF85];[.$BP85];[.$BZ85];[.$CJ85];[.$CT85];[.$DD85])" office:value-type="float"/>
          <table:table-cell table:formula="of:=MIN([.$I85];[.$S85];[.$AC85];[.$AM85];[.$AW85];[.$BG85];[.$BQ85];[.$CA85];[.$CK85];[.$CU85];[.$DE85])" office:value-type="float"/>
          <table:table-cell table:formula="of:=MIN([.$J85];[.$T85];[.$AD85];[.$AN85];[.$AX85];[.$BH85];[.$BR85];[.$CB85];[.$CL85];[.$CV85];[.$DF85])" office:value-type="float"/>
          <table:table-cell table:formula="of:=MIN([.$K85];[.$U85];[.$AE85];[.$AO85];[.$AY85];[.$BI85];[.$BS85];[.$CC85];[.$CM85];[.$CW85];[.$DG85])" office:value-type="float"/>
          <table:table-cell table:formula="of:=MEDIAN([.$B85];[.$L85];[.$V85];[.$AF85];[.$AP85];[.$AZ85];[.$BJ85];[.$BT85];[.$CD85];[.$CN85];[.$CX85])" office:value-type="float"/>
          <table:table-cell table:formula="of:=MEDIAN([.$C85];[.$M85];[.$W85];[.$AG85];[.$AQ85];[.$BA85];[.$BK85];[.$BU85];[.$CE85];[.$CO85];[.$CY85])" office:value-type="float"/>
          <table:table-cell table:formula="of:=MEDIAN([.$D85];[.$N85];[.$X85];[.$AH85];[.$AR85];[.$BB85];[.$BL85];[.$BV85];[.$CF85];[.$CP85];[.$CZ85])" office:value-type="float"/>
          <table:table-cell table:formula="of:=MEDIAN([.$E85];[.$O85];[.$Y85];[.$AI85];[.$AS85];[.$BC85];[.$BM85];[.$BW85];[.$CG85];[.$CQ85];[.$DA85])" office:value-type="float"/>
          <table:table-cell table:formula="of:=MEDIAN([.$F85];[.$P85];[.$Z85];[.$AJ85];[.$AT85];[.$BD85];[.$BN85];[.$BX85];[.$CH85];[.$CR85];[.$DB85])" office:value-type="float"/>
          <table:table-cell table:formula="of:=MEDIAN([.$G85];[.$Q85];[.$AA85];[.$AK85];[.$AU85];[.$BE85];[.$BO85];[.$BY85];[.$CI85];[.$CS85];[.$DC85])" office:value-type="float"/>
          <table:table-cell table:formula="of:=MEDIAN([.$H85];[.$R85];[.$AB85];[.$AL85];[.$AV85];[.$BF85];[.$BP85];[.$BZ85];[.$CJ85];[.$CT85];[.$DD85])" office:value-type="float"/>
          <table:table-cell table:formula="of:=MEDIAN([.$I85];[.$S85];[.$AC85];[.$AM85];[.$AW85];[.$BG85];[.$BQ85];[.$CA85];[.$CK85];[.$CU85];[.$DE85])" office:value-type="float"/>
          <table:table-cell table:formula="of:=MEDIAN([.$J85];[.$T85];[.$AD85];[.$AN85];[.$AX85];[.$BH85];[.$BR85];[.$CB85];[.$CL85];[.$CV85];[.$DF85])" office:value-type="float"/>
          <table:table-cell table:formula="of:=MEDIAN([.$K85];[.$U85];[.$AE85];[.$AO85];[.$AY85];[.$BI85];[.$BS85];[.$CC85];[.$CM85];[.$CW85];[.$DG85])" office:value-type="float"/>
          <table:table-cell table:formula="of:=MAX([.$B85];[.$L85];[.$V85];[.$AF85];[.$AP85];[.$AZ85];[.$BJ85];[.$BT85];[.$CD85];[.$CN85];[.$CX85])" office:value-type="float"/>
          <table:table-cell table:formula="of:=MAX([.$C85];[.$M85];[.$W85];[.$AG85];[.$AQ85];[.$BA85];[.$BK85];[.$BU85];[.$CE85];[.$CO85];[.$CY85])" office:value-type="float"/>
          <table:table-cell table:formula="of:=MAX([.$D85];[.$N85];[.$X85];[.$AH85];[.$AR85];[.$BB85];[.$BL85];[.$BV85];[.$CF85];[.$CP85];[.$CZ85])" office:value-type="float"/>
          <table:table-cell table:formula="of:=MAX([.$E85];[.$O85];[.$Y85];[.$AI85];[.$AS85];[.$BC85];[.$BM85];[.$BW85];[.$CG85];[.$CQ85];[.$DA85])" office:value-type="float"/>
          <table:table-cell table:formula="of:=MAX([.$F85];[.$P85];[.$Z85];[.$AJ85];[.$AT85];[.$BD85];[.$BN85];[.$BX85];[.$CH85];[.$CR85];[.$DB85])" office:value-type="float"/>
          <table:table-cell table:formula="of:=MAX([.$G85];[.$Q85];[.$AA85];[.$AK85];[.$AU85];[.$BE85];[.$BO85];[.$BY85];[.$CI85];[.$CS85];[.$DC85])" office:value-type="float"/>
          <table:table-cell table:formula="of:=MAX([.$H85];[.$R85];[.$AB85];[.$AL85];[.$AV85];[.$BF85];[.$BP85];[.$BZ85];[.$CJ85];[.$CT85];[.$DD85])" office:value-type="float"/>
          <table:table-cell table:formula="of:=MAX([.$I85];[.$S85];[.$AC85];[.$AM85];[.$AW85];[.$BG85];[.$BQ85];[.$CA85];[.$CK85];[.$CU85];[.$DE85])" office:value-type="float"/>
          <table:table-cell table:formula="of:=MAX([.$J85];[.$T85];[.$AD85];[.$AN85];[.$AX85];[.$BH85];[.$BR85];[.$CB85];[.$CL85];[.$CV85];[.$DF85])" office:value-type="float"/>
          <table:table-cell table:formula="of:=MAX([.$K85];[.$U85];[.$AE85];[.$AO85];[.$AY85];[.$BI85];[.$BS85];[.$CC85];[.$CM85];[.$CW85];[.$DG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table:style-name="cellBest" office:value-type="float" office:value="92.2687"/>
          <table:table-cell office:value-type="float" office:value="0.0"/>
          <table:table-cell office:value-type="float" office:value="0.0296428042093"/>
          <table:table-cell office:value-type="float" office:value="0.000444642063139"/>
          <table:table-cell office:value-type="float" office:value="0.0"/>
          <table:table-cell office:value-type="float" office:value="1372423.0"/>
          <table:table-cell table:style-name="cellBest" office:value-type="float" office:value="0.0"/>
          <table:table-cell office:value-type="float" office:value="15262.0"/>
          <table:table-cell office:value-type="float" office:value="4.0"/>
          <table:table-cell office:value-type="float" office:value="44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.112"/>
          <table:table-cell office:value-type="float" office:value="0.0"/>
          <table:table-cell office:value-type="float" office:value="0.0296428042093"/>
          <table:table-cell office:value-type="float" office:value="0.00113630749469"/>
          <table:table-cell office:value-type="float" office:value="0.0"/>
          <table:table-cell table:style-name="cellBest" office:value-type="float" office:value="482479.0"/>
          <table:table-cell table:style-name="cellBest" office:value-type="float" office:value="0.0"/>
          <table:table-cell office:value-type="float" office:value="17644.0"/>
          <table:table-cell office:value-type="float" office:value="4.0"/>
          <table:table-cell office:value-type="float" office:value="44.0"/>
          <table:table-cell office:value-type="float" office:value="115.819"/>
          <table:table-cell office:value-type="float" office:value="0.0"/>
          <table:table-cell office:value-type="float" office:value="0.0889284126278"/>
          <table:table-cell office:value-type="float" office:value="0.00163035423151"/>
          <table:table-cell office:value-type="float" office:value="0.0"/>
          <table:table-cell office:value-type="float" office:value="1662281.0"/>
          <table:table-cell office:value-type="float" office:value="2684.0"/>
          <table:table-cell office:value-type="float" office:value="13499.0"/>
          <table:table-cell office:value-type="float" office:value="4.0"/>
          <table:table-cell office:value-type="float" office:value="44.0"/>
          <table:table-cell office:value-type="float" office:value="120.506"/>
          <table:table-cell office:value-type="float" office:value="0.0"/>
          <table:table-cell office:value-type="float" office:value="0.0296428042093"/>
          <table:table-cell office:value-type="float" office:value="0.00148214021046"/>
          <table:table-cell office:value-type="float" office:value="0.0"/>
          <table:table-cell table:style-name="cellWorst" office:value-type="float" office:value="1672931.0"/>
          <table:table-cell table:style-name="cellWorst" office:value-type="float" office:value="25384.0"/>
          <table:table-cell table:style-name="cellWorst" office:value-type="float" office:value="26511.0"/>
          <table:table-cell office:value-type="float" office:value="4.0"/>
          <table:table-cell office:value-type="float" office:value="44.0"/>
          <table:table-cell office:value-type="float" office:value="111.308"/>
          <table:table-cell office:value-type="float" office:value="0.0"/>
          <table:table-cell office:value-type="float" office:value="0.0889284126278"/>
          <table:table-cell office:value-type="float" office:value="0.00158094955783"/>
          <table:table-cell office:value-type="float" office:value="0.0"/>
          <table:table-cell office:value-type="float" office:value="1662102.0"/>
          <table:table-cell office:value-type="float" office:value="1254.0"/>
          <table:table-cell office:value-type="float" office:value="12513.0"/>
          <table:table-cell office:value-type="float" office:value="4.0"/>
          <table:table-cell office:value-type="float" office:value="44.0"/>
          <table:table-cell office:value-type="float" office:value="99.4574"/>
          <table:table-cell office:value-type="float" office:value="0.0"/>
          <table:table-cell office:value-type="float" office:value="0.0889284126278"/>
          <table:table-cell office:value-type="float" office:value="0.00158094955783"/>
          <table:table-cell office:value-type="float" office:value="0.0"/>
          <table:table-cell office:value-type="float" office:value="1662102.0"/>
          <table:table-cell office:value-type="float" office:value="1254.0"/>
          <table:table-cell office:value-type="float" office:value="12513.0"/>
          <table:table-cell office:value-type="float" office:value="4.0"/>
          <table:table-cell office:value-type="float" office:value="44.0"/>
          <table:table-cell office:value-type="float" office:value="120.562"/>
          <table:table-cell office:value-type="float" office:value="0.0"/>
          <table:table-cell office:value-type="float" office:value="0.0889284126278"/>
          <table:table-cell office:value-type="float" office:value="0.0013833308631"/>
          <table:table-cell office:value-type="float" office:value="0.0"/>
          <table:table-cell office:value-type="float" office:value="1665889.0"/>
          <table:table-cell office:value-type="float" office:value="2231.0"/>
          <table:table-cell office:value-type="float" office:value="16259.0"/>
          <table:table-cell office:value-type="float" office:value="4.0"/>
          <table:table-cell office:value-type="float" office:value="44.0"/>
          <table:table-cell office:value-type="float" office:value="192.331"/>
          <table:table-cell office:value-type="float" office:value="0.0"/>
          <table:table-cell office:value-type="float" office:value="0.0889284126278"/>
          <table:table-cell office:value-type="float" office:value="0.00148214021046"/>
          <table:table-cell office:value-type="float" office:value="0.0"/>
          <table:table-cell office:value-type="float" office:value="1666776.0"/>
          <table:table-cell office:value-type="float" office:value="1249.0"/>
          <table:table-cell office:value-type="float" office:value="17067.0"/>
          <table:table-cell office:value-type="float" office:value="4.0"/>
          <table:table-cell office:value-type="float" office:value="44.0"/>
          <table:table-cell office:value-type="float" office:value="600.019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1653784.0"/>
          <table:table-cell office:value-type="float" office:value="8738.0"/>
          <table:table-cell office:value-type="float" office:value="1242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1653784.0"/>
          <table:table-cell office:value-type="float" office:value="8738.0"/>
          <table:table-cell office:value-type="float" office:value="12428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L86];[.$V86];[.$AF86];[.$AP86];[.$AZ86];[.$BJ86];[.$BT86];[.$CD86];[.$CN86];[.$CX86])" office:value-type="float"/>
          <table:table-cell table:formula="of:=MIN([.$C86];[.$M86];[.$W86];[.$AG86];[.$AQ86];[.$BA86];[.$BK86];[.$BU86];[.$CE86];[.$CO86];[.$CY86])" office:value-type="float"/>
          <table:table-cell table:formula="of:=MIN([.$D86];[.$N86];[.$X86];[.$AH86];[.$AR86];[.$BB86];[.$BL86];[.$BV86];[.$CF86];[.$CP86];[.$CZ86])" office:value-type="float"/>
          <table:table-cell table:formula="of:=MIN([.$E86];[.$O86];[.$Y86];[.$AI86];[.$AS86];[.$BC86];[.$BM86];[.$BW86];[.$CG86];[.$CQ86];[.$DA86])" office:value-type="float"/>
          <table:table-cell table:formula="of:=MIN([.$F86];[.$P86];[.$Z86];[.$AJ86];[.$AT86];[.$BD86];[.$BN86];[.$BX86];[.$CH86];[.$CR86];[.$DB86])" office:value-type="float"/>
          <table:table-cell table:formula="of:=MIN([.$G86];[.$Q86];[.$AA86];[.$AK86];[.$AU86];[.$BE86];[.$BO86];[.$BY86];[.$CI86];[.$CS86];[.$DC86])" office:value-type="float"/>
          <table:table-cell table:formula="of:=MIN([.$H86];[.$R86];[.$AB86];[.$AL86];[.$AV86];[.$BF86];[.$BP86];[.$BZ86];[.$CJ86];[.$CT86];[.$DD86])" office:value-type="float"/>
          <table:table-cell table:formula="of:=MIN([.$I86];[.$S86];[.$AC86];[.$AM86];[.$AW86];[.$BG86];[.$BQ86];[.$CA86];[.$CK86];[.$CU86];[.$DE86])" office:value-type="float"/>
          <table:table-cell table:formula="of:=MIN([.$J86];[.$T86];[.$AD86];[.$AN86];[.$AX86];[.$BH86];[.$BR86];[.$CB86];[.$CL86];[.$CV86];[.$DF86])" office:value-type="float"/>
          <table:table-cell table:formula="of:=MIN([.$K86];[.$U86];[.$AE86];[.$AO86];[.$AY86];[.$BI86];[.$BS86];[.$CC86];[.$CM86];[.$CW86];[.$DG86])" office:value-type="float"/>
          <table:table-cell table:formula="of:=MEDIAN([.$B86];[.$L86];[.$V86];[.$AF86];[.$AP86];[.$AZ86];[.$BJ86];[.$BT86];[.$CD86];[.$CN86];[.$CX86])" office:value-type="float"/>
          <table:table-cell table:formula="of:=MEDIAN([.$C86];[.$M86];[.$W86];[.$AG86];[.$AQ86];[.$BA86];[.$BK86];[.$BU86];[.$CE86];[.$CO86];[.$CY86])" office:value-type="float"/>
          <table:table-cell table:formula="of:=MEDIAN([.$D86];[.$N86];[.$X86];[.$AH86];[.$AR86];[.$BB86];[.$BL86];[.$BV86];[.$CF86];[.$CP86];[.$CZ86])" office:value-type="float"/>
          <table:table-cell table:formula="of:=MEDIAN([.$E86];[.$O86];[.$Y86];[.$AI86];[.$AS86];[.$BC86];[.$BM86];[.$BW86];[.$CG86];[.$CQ86];[.$DA86])" office:value-type="float"/>
          <table:table-cell table:formula="of:=MEDIAN([.$F86];[.$P86];[.$Z86];[.$AJ86];[.$AT86];[.$BD86];[.$BN86];[.$BX86];[.$CH86];[.$CR86];[.$DB86])" office:value-type="float"/>
          <table:table-cell table:formula="of:=MEDIAN([.$G86];[.$Q86];[.$AA86];[.$AK86];[.$AU86];[.$BE86];[.$BO86];[.$BY86];[.$CI86];[.$CS86];[.$DC86])" office:value-type="float"/>
          <table:table-cell table:formula="of:=MEDIAN([.$H86];[.$R86];[.$AB86];[.$AL86];[.$AV86];[.$BF86];[.$BP86];[.$BZ86];[.$CJ86];[.$CT86];[.$DD86])" office:value-type="float"/>
          <table:table-cell table:formula="of:=MEDIAN([.$I86];[.$S86];[.$AC86];[.$AM86];[.$AW86];[.$BG86];[.$BQ86];[.$CA86];[.$CK86];[.$CU86];[.$DE86])" office:value-type="float"/>
          <table:table-cell table:formula="of:=MEDIAN([.$J86];[.$T86];[.$AD86];[.$AN86];[.$AX86];[.$BH86];[.$BR86];[.$CB86];[.$CL86];[.$CV86];[.$DF86])" office:value-type="float"/>
          <table:table-cell table:formula="of:=MEDIAN([.$K86];[.$U86];[.$AE86];[.$AO86];[.$AY86];[.$BI86];[.$BS86];[.$CC86];[.$CM86];[.$CW86];[.$DG86])" office:value-type="float"/>
          <table:table-cell table:formula="of:=MAX([.$B86];[.$L86];[.$V86];[.$AF86];[.$AP86];[.$AZ86];[.$BJ86];[.$BT86];[.$CD86];[.$CN86];[.$CX86])" office:value-type="float"/>
          <table:table-cell table:formula="of:=MAX([.$C86];[.$M86];[.$W86];[.$AG86];[.$AQ86];[.$BA86];[.$BK86];[.$BU86];[.$CE86];[.$CO86];[.$CY86])" office:value-type="float"/>
          <table:table-cell table:formula="of:=MAX([.$D86];[.$N86];[.$X86];[.$AH86];[.$AR86];[.$BB86];[.$BL86];[.$BV86];[.$CF86];[.$CP86];[.$CZ86])" office:value-type="float"/>
          <table:table-cell table:formula="of:=MAX([.$E86];[.$O86];[.$Y86];[.$AI86];[.$AS86];[.$BC86];[.$BM86];[.$BW86];[.$CG86];[.$CQ86];[.$DA86])" office:value-type="float"/>
          <table:table-cell table:formula="of:=MAX([.$F86];[.$P86];[.$Z86];[.$AJ86];[.$AT86];[.$BD86];[.$BN86];[.$BX86];[.$CH86];[.$CR86];[.$DB86])" office:value-type="float"/>
          <table:table-cell table:formula="of:=MAX([.$G86];[.$Q86];[.$AA86];[.$AK86];[.$AU86];[.$BE86];[.$BO86];[.$BY86];[.$CI86];[.$CS86];[.$DC86])" office:value-type="float"/>
          <table:table-cell table:formula="of:=MAX([.$H86];[.$R86];[.$AB86];[.$AL86];[.$AV86];[.$BF86];[.$BP86];[.$BZ86];[.$CJ86];[.$CT86];[.$DD86])" office:value-type="float"/>
          <table:table-cell table:formula="of:=MAX([.$I86];[.$S86];[.$AC86];[.$AM86];[.$AW86];[.$BG86];[.$BQ86];[.$CA86];[.$CK86];[.$CU86];[.$DE86])" office:value-type="float"/>
          <table:table-cell table:formula="of:=MAX([.$J86];[.$T86];[.$AD86];[.$AN86];[.$AX86];[.$BH86];[.$BR86];[.$CB86];[.$CL86];[.$CV86];[.$DF86])" office:value-type="float"/>
          <table:table-cell table:formula="of:=MAX([.$K86];[.$U86];[.$AE86];[.$AO86];[.$AY86];[.$BI86];[.$BS86];[.$CC86];[.$CM86];[.$CW86];[.$DG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233.092"/>
          <table:table-cell office:value-type="float" office:value="0.0"/>
          <table:table-cell office:value-type="float" office:value="0.0296208530806"/>
          <table:table-cell office:value-type="float" office:value="0.000296208530806"/>
          <table:table-cell office:value-type="float" office:value="0.0"/>
          <table:table-cell office:value-type="float" office:value="1847078.0"/>
          <table:table-cell table:style-name="cellBest" office:value-type="float" office:value="0.0"/>
          <table:table-cell office:value-type="float" office:value="34999.0"/>
          <table:table-cell office:value-type="float" office:value="4.0"/>
          <table:table-cell table:style-name="cellWorst" office:value-type="float" office:value="48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8.583"/>
          <table:table-cell office:value-type="float" office:value="0.0"/>
          <table:table-cell office:value-type="float" office:value="0.0592417061611"/>
          <table:table-cell office:value-type="float" office:value="0.00123420221169"/>
          <table:table-cell office:value-type="float" office:value="0.0"/>
          <table:table-cell table:style-name="cellBest" office:value-type="float" office:value="552016.0"/>
          <table:table-cell table:style-name="cellBest" office:value-type="float" office:value="0.0"/>
          <table:table-cell office:value-type="float" office:value="35686.0"/>
          <table:table-cell office:value-type="float" office:value="4.0"/>
          <table:table-cell table:style-name="cellWorst" office:value-type="float" office:value="48.0"/>
          <table:table-cell office:value-type="float" office:value="206.167"/>
          <table:table-cell office:value-type="float" office:value="0.0"/>
          <table:table-cell office:value-type="float" office:value="0.0296208530806"/>
          <table:table-cell office:value-type="float" office:value="0.0015304107425"/>
          <table:table-cell office:value-type="float" office:value="0.0"/>
          <table:table-cell office:value-type="float" office:value="1831815.0"/>
          <table:table-cell office:value-type="float" office:value="4124.0"/>
          <table:table-cell office:value-type="float" office:value="29392.0"/>
          <table:table-cell office:value-type="float" office:value="4.0"/>
          <table:table-cell office:value-type="float" office:value="41.0"/>
          <table:table-cell office:value-type="float" office:value="288.248"/>
          <table:table-cell office:value-type="float" office:value="0.0"/>
          <table:table-cell office:value-type="float" office:value="0.0888625592417"/>
          <table:table-cell office:value-type="float" office:value="0.00138230647709"/>
          <table:table-cell office:value-type="float" office:value="0.0"/>
          <table:table-cell office:value-type="float" office:value="1849901.0"/>
          <table:table-cell table:style-name="cellWorst" office:value-type="float" office:value="59321.0"/>
          <table:table-cell table:style-name="cellWorst" office:value-type="float" office:value="62313.0"/>
          <table:table-cell office:value-type="float" office:value="4.0"/>
          <table:table-cell office:value-type="float" office:value="41.0"/>
          <table:table-cell table:style-name="cellBest" office:value-type="float" office:value="197.241"/>
          <table:table-cell office:value-type="float" office:value="0.0"/>
          <table:table-cell office:value-type="float" office:value="0.0296208530806"/>
          <table:table-cell office:value-type="float" office:value="0.00148104265403"/>
          <table:table-cell office:value-type="float" office:value="0.0"/>
          <table:table-cell office:value-type="float" office:value="1831836.0"/>
          <table:table-cell office:value-type="float" office:value="3551.0"/>
          <table:table-cell office:value-type="float" office:value="29288.0"/>
          <table:table-cell office:value-type="float" office:value="4.0"/>
          <table:table-cell office:value-type="float" office:value="41.0"/>
          <table:table-cell office:value-type="float" office:value="231.612"/>
          <table:table-cell office:value-type="float" office:value="0.0"/>
          <table:table-cell office:value-type="float" office:value="0.0296208530806"/>
          <table:table-cell office:value-type="float" office:value="0.00148104265403"/>
          <table:table-cell office:value-type="float" office:value="0.0"/>
          <table:table-cell office:value-type="float" office:value="1831836.0"/>
          <table:table-cell office:value-type="float" office:value="3551.0"/>
          <table:table-cell office:value-type="float" office:value="29288.0"/>
          <table:table-cell office:value-type="float" office:value="4.0"/>
          <table:table-cell office:value-type="float" office:value="41.0"/>
          <table:table-cell office:value-type="float" office:value="221.626"/>
          <table:table-cell office:value-type="float" office:value="0.0"/>
          <table:table-cell office:value-type="float" office:value="0.0888625592417"/>
          <table:table-cell office:value-type="float" office:value="0.00133293838863"/>
          <table:table-cell office:value-type="float" office:value="0.0"/>
          <table:table-cell office:value-type="float" office:value="1836481.0"/>
          <table:table-cell office:value-type="float" office:value="19124.0"/>
          <table:table-cell office:value-type="float" office:value="41099.0"/>
          <table:table-cell office:value-type="float" office:value="4.0"/>
          <table:table-cell office:value-type="float" office:value="41.0"/>
          <table:table-cell office:value-type="float" office:value="579.721"/>
          <table:table-cell office:value-type="float" office:value="0.0"/>
          <table:table-cell office:value-type="float" office:value="0.0296208530806"/>
          <table:table-cell office:value-type="float" office:value="0.00138230647709"/>
          <table:table-cell office:value-type="float" office:value="0.0"/>
          <table:table-cell table:style-name="cellWorst" office:value-type="float" office:value="1850199.0"/>
          <table:table-cell office:value-type="float" office:value="30558.0"/>
          <table:table-cell office:value-type="float" office:value="52153.0"/>
          <table:table-cell office:value-type="float" office:value="4.0"/>
          <table:table-cell office:value-type="float" office:value="41.0"/>
          <table:table-cell office:value-type="float" office:value="600.019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817947.0"/>
          <table:table-cell office:value-type="float" office:value="30166.0"/>
          <table:table-cell office:value-type="float" office:value="364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817947.0"/>
          <table:table-cell office:value-type="float" office:value="30166.0"/>
          <table:table-cell office:value-type="float" office:value="36490.0"/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L87];[.$V87];[.$AF87];[.$AP87];[.$AZ87];[.$BJ87];[.$BT87];[.$CD87];[.$CN87];[.$CX87])" office:value-type="float"/>
          <table:table-cell table:formula="of:=MIN([.$C87];[.$M87];[.$W87];[.$AG87];[.$AQ87];[.$BA87];[.$BK87];[.$BU87];[.$CE87];[.$CO87];[.$CY87])" office:value-type="float"/>
          <table:table-cell table:formula="of:=MIN([.$D87];[.$N87];[.$X87];[.$AH87];[.$AR87];[.$BB87];[.$BL87];[.$BV87];[.$CF87];[.$CP87];[.$CZ87])" office:value-type="float"/>
          <table:table-cell table:formula="of:=MIN([.$E87];[.$O87];[.$Y87];[.$AI87];[.$AS87];[.$BC87];[.$BM87];[.$BW87];[.$CG87];[.$CQ87];[.$DA87])" office:value-type="float"/>
          <table:table-cell table:formula="of:=MIN([.$F87];[.$P87];[.$Z87];[.$AJ87];[.$AT87];[.$BD87];[.$BN87];[.$BX87];[.$CH87];[.$CR87];[.$DB87])" office:value-type="float"/>
          <table:table-cell table:formula="of:=MIN([.$G87];[.$Q87];[.$AA87];[.$AK87];[.$AU87];[.$BE87];[.$BO87];[.$BY87];[.$CI87];[.$CS87];[.$DC87])" office:value-type="float"/>
          <table:table-cell table:formula="of:=MIN([.$H87];[.$R87];[.$AB87];[.$AL87];[.$AV87];[.$BF87];[.$BP87];[.$BZ87];[.$CJ87];[.$CT87];[.$DD87])" office:value-type="float"/>
          <table:table-cell table:formula="of:=MIN([.$I87];[.$S87];[.$AC87];[.$AM87];[.$AW87];[.$BG87];[.$BQ87];[.$CA87];[.$CK87];[.$CU87];[.$DE87])" office:value-type="float"/>
          <table:table-cell table:formula="of:=MIN([.$J87];[.$T87];[.$AD87];[.$AN87];[.$AX87];[.$BH87];[.$BR87];[.$CB87];[.$CL87];[.$CV87];[.$DF87])" office:value-type="float"/>
          <table:table-cell table:formula="of:=MIN([.$K87];[.$U87];[.$AE87];[.$AO87];[.$AY87];[.$BI87];[.$BS87];[.$CC87];[.$CM87];[.$CW87];[.$DG87])" office:value-type="float"/>
          <table:table-cell table:formula="of:=MEDIAN([.$B87];[.$L87];[.$V87];[.$AF87];[.$AP87];[.$AZ87];[.$BJ87];[.$BT87];[.$CD87];[.$CN87];[.$CX87])" office:value-type="float"/>
          <table:table-cell table:formula="of:=MEDIAN([.$C87];[.$M87];[.$W87];[.$AG87];[.$AQ87];[.$BA87];[.$BK87];[.$BU87];[.$CE87];[.$CO87];[.$CY87])" office:value-type="float"/>
          <table:table-cell table:formula="of:=MEDIAN([.$D87];[.$N87];[.$X87];[.$AH87];[.$AR87];[.$BB87];[.$BL87];[.$BV87];[.$CF87];[.$CP87];[.$CZ87])" office:value-type="float"/>
          <table:table-cell table:formula="of:=MEDIAN([.$E87];[.$O87];[.$Y87];[.$AI87];[.$AS87];[.$BC87];[.$BM87];[.$BW87];[.$CG87];[.$CQ87];[.$DA87])" office:value-type="float"/>
          <table:table-cell table:formula="of:=MEDIAN([.$F87];[.$P87];[.$Z87];[.$AJ87];[.$AT87];[.$BD87];[.$BN87];[.$BX87];[.$CH87];[.$CR87];[.$DB87])" office:value-type="float"/>
          <table:table-cell table:formula="of:=MEDIAN([.$G87];[.$Q87];[.$AA87];[.$AK87];[.$AU87];[.$BE87];[.$BO87];[.$BY87];[.$CI87];[.$CS87];[.$DC87])" office:value-type="float"/>
          <table:table-cell table:formula="of:=MEDIAN([.$H87];[.$R87];[.$AB87];[.$AL87];[.$AV87];[.$BF87];[.$BP87];[.$BZ87];[.$CJ87];[.$CT87];[.$DD87])" office:value-type="float"/>
          <table:table-cell table:formula="of:=MEDIAN([.$I87];[.$S87];[.$AC87];[.$AM87];[.$AW87];[.$BG87];[.$BQ87];[.$CA87];[.$CK87];[.$CU87];[.$DE87])" office:value-type="float"/>
          <table:table-cell table:formula="of:=MEDIAN([.$J87];[.$T87];[.$AD87];[.$AN87];[.$AX87];[.$BH87];[.$BR87];[.$CB87];[.$CL87];[.$CV87];[.$DF87])" office:value-type="float"/>
          <table:table-cell table:formula="of:=MEDIAN([.$K87];[.$U87];[.$AE87];[.$AO87];[.$AY87];[.$BI87];[.$BS87];[.$CC87];[.$CM87];[.$CW87];[.$DG87])" office:value-type="float"/>
          <table:table-cell table:formula="of:=MAX([.$B87];[.$L87];[.$V87];[.$AF87];[.$AP87];[.$AZ87];[.$BJ87];[.$BT87];[.$CD87];[.$CN87];[.$CX87])" office:value-type="float"/>
          <table:table-cell table:formula="of:=MAX([.$C87];[.$M87];[.$W87];[.$AG87];[.$AQ87];[.$BA87];[.$BK87];[.$BU87];[.$CE87];[.$CO87];[.$CY87])" office:value-type="float"/>
          <table:table-cell table:formula="of:=MAX([.$D87];[.$N87];[.$X87];[.$AH87];[.$AR87];[.$BB87];[.$BL87];[.$BV87];[.$CF87];[.$CP87];[.$CZ87])" office:value-type="float"/>
          <table:table-cell table:formula="of:=MAX([.$E87];[.$O87];[.$Y87];[.$AI87];[.$AS87];[.$BC87];[.$BM87];[.$BW87];[.$CG87];[.$CQ87];[.$DA87])" office:value-type="float"/>
          <table:table-cell table:formula="of:=MAX([.$F87];[.$P87];[.$Z87];[.$AJ87];[.$AT87];[.$BD87];[.$BN87];[.$BX87];[.$CH87];[.$CR87];[.$DB87])" office:value-type="float"/>
          <table:table-cell table:formula="of:=MAX([.$G87];[.$Q87];[.$AA87];[.$AK87];[.$AU87];[.$BE87];[.$BO87];[.$BY87];[.$CI87];[.$CS87];[.$DC87])" office:value-type="float"/>
          <table:table-cell table:formula="of:=MAX([.$H87];[.$R87];[.$AB87];[.$AL87];[.$AV87];[.$BF87];[.$BP87];[.$BZ87];[.$CJ87];[.$CT87];[.$DD87])" office:value-type="float"/>
          <table:table-cell table:formula="of:=MAX([.$I87];[.$S87];[.$AC87];[.$AM87];[.$AW87];[.$BG87];[.$BQ87];[.$CA87];[.$CK87];[.$CU87];[.$DE87])" office:value-type="float"/>
          <table:table-cell table:formula="of:=MAX([.$J87];[.$T87];[.$AD87];[.$AN87];[.$AX87];[.$BH87];[.$BR87];[.$CB87];[.$CL87];[.$CV87];[.$DF87])" office:value-type="float"/>
          <table:table-cell table:formula="of:=MAX([.$K87];[.$U87];[.$AE87];[.$AO87];[.$AY87];[.$BI87];[.$BS87];[.$CC87];[.$CM87];[.$CW87];[.$DG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office:value-type="float" office:value="160.428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table:style-name="cellWorst" office:value-type="float" office:value="1859626.0"/>
          <table:table-cell office:value-type="float" office:value="0.0"/>
          <table:table-cell table:style-name="cellWorst" office:value-type="float" office:value="21381.0"/>
          <table:table-cell office:value-type="float" office:value="4.0"/>
          <table:table-cell office:value-type="float" office:value="55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59.779"/>
          <table:table-cell office:value-type="float" office:value="0.0"/>
          <table:table-cell office:value-type="float" office:value="0.0296033155713"/>
          <table:table-cell office:value-type="float" office:value="0.000690744029998"/>
          <table:table-cell office:value-type="float" office:value="0.0"/>
          <table:table-cell table:style-name="cellBest" office:value-type="float" office:value="664710.0"/>
          <table:table-cell office:value-type="float" office:value="0.0"/>
          <table:table-cell office:value-type="float" office:value="20661.0"/>
          <table:table-cell office:value-type="float" office:value="4.0"/>
          <table:table-cell office:value-type="float" office:value="5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L88];[.$V88];[.$AF88];[.$AP88];[.$AZ88];[.$BJ88];[.$BT88];[.$CD88];[.$CN88];[.$CX88])" office:value-type="float"/>
          <table:table-cell table:formula="of:=MIN([.$C88];[.$M88];[.$W88];[.$AG88];[.$AQ88];[.$BA88];[.$BK88];[.$BU88];[.$CE88];[.$CO88];[.$CY88])" office:value-type="float"/>
          <table:table-cell table:formula="of:=MIN([.$D88];[.$N88];[.$X88];[.$AH88];[.$AR88];[.$BB88];[.$BL88];[.$BV88];[.$CF88];[.$CP88];[.$CZ88])" office:value-type="float"/>
          <table:table-cell table:formula="of:=MIN([.$E88];[.$O88];[.$Y88];[.$AI88];[.$AS88];[.$BC88];[.$BM88];[.$BW88];[.$CG88];[.$CQ88];[.$DA88])" office:value-type="float"/>
          <table:table-cell table:formula="of:=MIN([.$F88];[.$P88];[.$Z88];[.$AJ88];[.$AT88];[.$BD88];[.$BN88];[.$BX88];[.$CH88];[.$CR88];[.$DB88])" office:value-type="float"/>
          <table:table-cell table:formula="of:=MIN([.$G88];[.$Q88];[.$AA88];[.$AK88];[.$AU88];[.$BE88];[.$BO88];[.$BY88];[.$CI88];[.$CS88];[.$DC88])" office:value-type="float"/>
          <table:table-cell table:formula="of:=MIN([.$H88];[.$R88];[.$AB88];[.$AL88];[.$AV88];[.$BF88];[.$BP88];[.$BZ88];[.$CJ88];[.$CT88];[.$DD88])" office:value-type="float"/>
          <table:table-cell table:formula="of:=MIN([.$I88];[.$S88];[.$AC88];[.$AM88];[.$AW88];[.$BG88];[.$BQ88];[.$CA88];[.$CK88];[.$CU88];[.$DE88])" office:value-type="float"/>
          <table:table-cell table:formula="of:=MIN([.$J88];[.$T88];[.$AD88];[.$AN88];[.$AX88];[.$BH88];[.$BR88];[.$CB88];[.$CL88];[.$CV88];[.$DF88])" office:value-type="float"/>
          <table:table-cell table:formula="of:=MIN([.$K88];[.$U88];[.$AE88];[.$AO88];[.$AY88];[.$BI88];[.$BS88];[.$CC88];[.$CM88];[.$CW88];[.$DG88])" office:value-type="float"/>
          <table:table-cell table:formula="of:=MEDIAN([.$B88];[.$L88];[.$V88];[.$AF88];[.$AP88];[.$AZ88];[.$BJ88];[.$BT88];[.$CD88];[.$CN88];[.$CX88])" office:value-type="float"/>
          <table:table-cell table:formula="of:=MEDIAN([.$C88];[.$M88];[.$W88];[.$AG88];[.$AQ88];[.$BA88];[.$BK88];[.$BU88];[.$CE88];[.$CO88];[.$CY88])" office:value-type="float"/>
          <table:table-cell table:formula="of:=MEDIAN([.$D88];[.$N88];[.$X88];[.$AH88];[.$AR88];[.$BB88];[.$BL88];[.$BV88];[.$CF88];[.$CP88];[.$CZ88])" office:value-type="float"/>
          <table:table-cell table:formula="of:=MEDIAN([.$E88];[.$O88];[.$Y88];[.$AI88];[.$AS88];[.$BC88];[.$BM88];[.$BW88];[.$CG88];[.$CQ88];[.$DA88])" office:value-type="float"/>
          <table:table-cell table:formula="of:=MEDIAN([.$F88];[.$P88];[.$Z88];[.$AJ88];[.$AT88];[.$BD88];[.$BN88];[.$BX88];[.$CH88];[.$CR88];[.$DB88])" office:value-type="float"/>
          <table:table-cell table:formula="of:=MEDIAN([.$G88];[.$Q88];[.$AA88];[.$AK88];[.$AU88];[.$BE88];[.$BO88];[.$BY88];[.$CI88];[.$CS88];[.$DC88])" office:value-type="float"/>
          <table:table-cell table:formula="of:=MEDIAN([.$H88];[.$R88];[.$AB88];[.$AL88];[.$AV88];[.$BF88];[.$BP88];[.$BZ88];[.$CJ88];[.$CT88];[.$DD88])" office:value-type="float"/>
          <table:table-cell table:formula="of:=MEDIAN([.$I88];[.$S88];[.$AC88];[.$AM88];[.$AW88];[.$BG88];[.$BQ88];[.$CA88];[.$CK88];[.$CU88];[.$DE88])" office:value-type="float"/>
          <table:table-cell table:formula="of:=MEDIAN([.$J88];[.$T88];[.$AD88];[.$AN88];[.$AX88];[.$BH88];[.$BR88];[.$CB88];[.$CL88];[.$CV88];[.$DF88])" office:value-type="float"/>
          <table:table-cell table:formula="of:=MEDIAN([.$K88];[.$U88];[.$AE88];[.$AO88];[.$AY88];[.$BI88];[.$BS88];[.$CC88];[.$CM88];[.$CW88];[.$DG88])" office:value-type="float"/>
          <table:table-cell table:formula="of:=MAX([.$B88];[.$L88];[.$V88];[.$AF88];[.$AP88];[.$AZ88];[.$BJ88];[.$BT88];[.$CD88];[.$CN88];[.$CX88])" office:value-type="float"/>
          <table:table-cell table:formula="of:=MAX([.$C88];[.$M88];[.$W88];[.$AG88];[.$AQ88];[.$BA88];[.$BK88];[.$BU88];[.$CE88];[.$CO88];[.$CY88])" office:value-type="float"/>
          <table:table-cell table:formula="of:=MAX([.$D88];[.$N88];[.$X88];[.$AH88];[.$AR88];[.$BB88];[.$BL88];[.$BV88];[.$CF88];[.$CP88];[.$CZ88])" office:value-type="float"/>
          <table:table-cell table:formula="of:=MAX([.$E88];[.$O88];[.$Y88];[.$AI88];[.$AS88];[.$BC88];[.$BM88];[.$BW88];[.$CG88];[.$CQ88];[.$DA88])" office:value-type="float"/>
          <table:table-cell table:formula="of:=MAX([.$F88];[.$P88];[.$Z88];[.$AJ88];[.$AT88];[.$BD88];[.$BN88];[.$BX88];[.$CH88];[.$CR88];[.$DB88])" office:value-type="float"/>
          <table:table-cell table:formula="of:=MAX([.$G88];[.$Q88];[.$AA88];[.$AK88];[.$AU88];[.$BE88];[.$BO88];[.$BY88];[.$CI88];[.$CS88];[.$DC88])" office:value-type="float"/>
          <table:table-cell table:formula="of:=MAX([.$H88];[.$R88];[.$AB88];[.$AL88];[.$AV88];[.$BF88];[.$BP88];[.$BZ88];[.$CJ88];[.$CT88];[.$DD88])" office:value-type="float"/>
          <table:table-cell table:formula="of:=MAX([.$I88];[.$S88];[.$AC88];[.$AM88];[.$AW88];[.$BG88];[.$BQ88];[.$CA88];[.$CK88];[.$CU88];[.$DE88])" office:value-type="float"/>
          <table:table-cell table:formula="of:=MAX([.$J88];[.$T88];[.$AD88];[.$AN88];[.$AX88];[.$BH88];[.$BR88];[.$CB88];[.$CL88];[.$CV88];[.$DF88])" office:value-type="float"/>
          <table:table-cell table:formula="of:=MAX([.$K88];[.$U88];[.$AE88];[.$AO88];[.$AY88];[.$BI88];[.$BS88];[.$CC88];[.$CM88];[.$CW88];[.$DG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office:value-type="float" office:value="286.999"/>
          <table:table-cell office:value-type="float" office:value="0.0"/>
          <table:table-cell office:value-type="float" office:value="0.0296296296296"/>
          <table:table-cell office:value-type="float" office:value="0.000493827160494"/>
          <table:table-cell office:value-type="float" office:value="0.0"/>
          <table:table-cell office:value-type="float" office:value="1791430.0"/>
          <table:table-cell table:style-name="cellBest" office:value-type="float" office:value="0.0"/>
          <table:table-cell office:value-type="float" office:value="19178.0"/>
          <table:table-cell office:value-type="float" office:value="4.0"/>
          <table:table-cell table:style-name="cellWorst" office:value-type="float" office:value="48.0"/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4.58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table:style-name="cellBest" office:value-type="float" office:value="620461.0"/>
          <table:table-cell table:style-name="cellBest" office:value-type="float" office:value="0.0"/>
          <table:table-cell office:value-type="float" office:value="14451.0"/>
          <table:table-cell office:value-type="float" office:value="4.0"/>
          <table:table-cell table:style-name="cellWorst" office:value-type="float" office:value="48.0"/>
          <table:table-cell office:value-type="float" office:value="298.433"/>
          <table:table-cell office:value-type="float" office:value="0.0"/>
          <table:table-cell office:value-type="float" office:value="0.0592592592593"/>
          <table:table-cell office:value-type="float" office:value="0.00158024691358"/>
          <table:table-cell office:value-type="float" office:value="0.0"/>
          <table:table-cell table:style-name="cellWorst" office:value-type="float" office:value="1825475.0"/>
          <table:table-cell office:value-type="float" office:value="2125.0"/>
          <table:table-cell office:value-type="float" office:value="23204.0"/>
          <table:table-cell office:value-type="float" office:value="4.0"/>
          <table:table-cell office:value-type="float" office:value="43.0"/>
          <table:table-cell office:value-type="float" office:value="299.88"/>
          <table:table-cell office:value-type="float" office:value="0.0"/>
          <table:table-cell office:value-type="float" office:value="0.0592592592593"/>
          <table:table-cell office:value-type="float" office:value="0.00153086419753"/>
          <table:table-cell office:value-type="float" office:value="0.0"/>
          <table:table-cell office:value-type="float" office:value="1823186.0"/>
          <table:table-cell table:style-name="cellWorst" office:value-type="float" office:value="18397.0"/>
          <table:table-cell table:style-name="cellWorst" office:value-type="float" office:value="29790.0"/>
          <table:table-cell office:value-type="float" office:value="4.0"/>
          <table:table-cell office:value-type="float" office:value="43.0"/>
          <table:table-cell office:value-type="float" office:value="275.988"/>
          <table:table-cell office:value-type="float" office:value="0.0"/>
          <table:table-cell office:value-type="float" office:value="0.0296296296296"/>
          <table:table-cell office:value-type="float" office:value="0.00138271604938"/>
          <table:table-cell office:value-type="float" office:value="0.0"/>
          <table:table-cell office:value-type="float" office:value="1813754.0"/>
          <table:table-cell office:value-type="float" office:value="1265.0"/>
          <table:table-cell office:value-type="float" office:value="19441.0"/>
          <table:table-cell office:value-type="float" office:value="4.0"/>
          <table:table-cell office:value-type="float" office:value="43.0"/>
          <table:table-cell office:value-type="float" office:value="280.438"/>
          <table:table-cell office:value-type="float" office:value="0.0"/>
          <table:table-cell office:value-type="float" office:value="0.0296296296296"/>
          <table:table-cell office:value-type="float" office:value="0.00138271604938"/>
          <table:table-cell office:value-type="float" office:value="0.0"/>
          <table:table-cell office:value-type="float" office:value="1813754.0"/>
          <table:table-cell office:value-type="float" office:value="1265.0"/>
          <table:table-cell office:value-type="float" office:value="19441.0"/>
          <table:table-cell office:value-type="float" office:value="4.0"/>
          <table:table-cell office:value-type="float" office:value="43.0"/>
          <table:table-cell office:value-type="float" office:value="334.982"/>
          <table:table-cell office:value-type="float" office:value="0.0"/>
          <table:table-cell office:value-type="float" office:value="0.0888888888889"/>
          <table:table-cell office:value-type="float" office:value="0.00138271604938"/>
          <table:table-cell office:value-type="float" office:value="0.0"/>
          <table:table-cell office:value-type="float" office:value="1820967.0"/>
          <table:table-cell office:value-type="float" office:value="8656.0"/>
          <table:table-cell office:value-type="float" office:value="26041.0"/>
          <table:table-cell office:value-type="float" office:value="4.0"/>
          <table:table-cell office:value-type="float" office:value="43.0"/>
          <table:table-cell office:value-type="float" office:value="347.116"/>
          <table:table-cell office:value-type="float" office:value="0.0"/>
          <table:table-cell office:value-type="float" office:value="0.0888888888889"/>
          <table:table-cell office:value-type="float" office:value="0.00138271604938"/>
          <table:table-cell office:value-type="float" office:value="0.0"/>
          <table:table-cell office:value-type="float" office:value="1820475.0"/>
          <table:table-cell office:value-type="float" office:value="4926.0"/>
          <table:table-cell office:value-type="float" office:value="24364.0"/>
          <table:table-cell office:value-type="float" office:value="4.0"/>
          <table:table-cell office:value-type="float" office:value="43.0"/>
          <table:table-cell office:value-type="float" office:value="600.019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1809742.0"/>
          <table:table-cell office:value-type="float" office:value="7713.0"/>
          <table:table-cell office:value-type="float" office:value="2079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4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1809742.0"/>
          <table:table-cell office:value-type="float" office:value="7713.0"/>
          <table:table-cell office:value-type="float" office:value="20790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L89];[.$V89];[.$AF89];[.$AP89];[.$AZ89];[.$BJ89];[.$BT89];[.$CD89];[.$CN89];[.$CX89])" office:value-type="float"/>
          <table:table-cell table:formula="of:=MIN([.$C89];[.$M89];[.$W89];[.$AG89];[.$AQ89];[.$BA89];[.$BK89];[.$BU89];[.$CE89];[.$CO89];[.$CY89])" office:value-type="float"/>
          <table:table-cell table:formula="of:=MIN([.$D89];[.$N89];[.$X89];[.$AH89];[.$AR89];[.$BB89];[.$BL89];[.$BV89];[.$CF89];[.$CP89];[.$CZ89])" office:value-type="float"/>
          <table:table-cell table:formula="of:=MIN([.$E89];[.$O89];[.$Y89];[.$AI89];[.$AS89];[.$BC89];[.$BM89];[.$BW89];[.$CG89];[.$CQ89];[.$DA89])" office:value-type="float"/>
          <table:table-cell table:formula="of:=MIN([.$F89];[.$P89];[.$Z89];[.$AJ89];[.$AT89];[.$BD89];[.$BN89];[.$BX89];[.$CH89];[.$CR89];[.$DB89])" office:value-type="float"/>
          <table:table-cell table:formula="of:=MIN([.$G89];[.$Q89];[.$AA89];[.$AK89];[.$AU89];[.$BE89];[.$BO89];[.$BY89];[.$CI89];[.$CS89];[.$DC89])" office:value-type="float"/>
          <table:table-cell table:formula="of:=MIN([.$H89];[.$R89];[.$AB89];[.$AL89];[.$AV89];[.$BF89];[.$BP89];[.$BZ89];[.$CJ89];[.$CT89];[.$DD89])" office:value-type="float"/>
          <table:table-cell table:formula="of:=MIN([.$I89];[.$S89];[.$AC89];[.$AM89];[.$AW89];[.$BG89];[.$BQ89];[.$CA89];[.$CK89];[.$CU89];[.$DE89])" office:value-type="float"/>
          <table:table-cell table:formula="of:=MIN([.$J89];[.$T89];[.$AD89];[.$AN89];[.$AX89];[.$BH89];[.$BR89];[.$CB89];[.$CL89];[.$CV89];[.$DF89])" office:value-type="float"/>
          <table:table-cell table:formula="of:=MIN([.$K89];[.$U89];[.$AE89];[.$AO89];[.$AY89];[.$BI89];[.$BS89];[.$CC89];[.$CM89];[.$CW89];[.$DG89])" office:value-type="float"/>
          <table:table-cell table:formula="of:=MEDIAN([.$B89];[.$L89];[.$V89];[.$AF89];[.$AP89];[.$AZ89];[.$BJ89];[.$BT89];[.$CD89];[.$CN89];[.$CX89])" office:value-type="float"/>
          <table:table-cell table:formula="of:=MEDIAN([.$C89];[.$M89];[.$W89];[.$AG89];[.$AQ89];[.$BA89];[.$BK89];[.$BU89];[.$CE89];[.$CO89];[.$CY89])" office:value-type="float"/>
          <table:table-cell table:formula="of:=MEDIAN([.$D89];[.$N89];[.$X89];[.$AH89];[.$AR89];[.$BB89];[.$BL89];[.$BV89];[.$CF89];[.$CP89];[.$CZ89])" office:value-type="float"/>
          <table:table-cell table:formula="of:=MEDIAN([.$E89];[.$O89];[.$Y89];[.$AI89];[.$AS89];[.$BC89];[.$BM89];[.$BW89];[.$CG89];[.$CQ89];[.$DA89])" office:value-type="float"/>
          <table:table-cell table:formula="of:=MEDIAN([.$F89];[.$P89];[.$Z89];[.$AJ89];[.$AT89];[.$BD89];[.$BN89];[.$BX89];[.$CH89];[.$CR89];[.$DB89])" office:value-type="float"/>
          <table:table-cell table:formula="of:=MEDIAN([.$G89];[.$Q89];[.$AA89];[.$AK89];[.$AU89];[.$BE89];[.$BO89];[.$BY89];[.$CI89];[.$CS89];[.$DC89])" office:value-type="float"/>
          <table:table-cell table:formula="of:=MEDIAN([.$H89];[.$R89];[.$AB89];[.$AL89];[.$AV89];[.$BF89];[.$BP89];[.$BZ89];[.$CJ89];[.$CT89];[.$DD89])" office:value-type="float"/>
          <table:table-cell table:formula="of:=MEDIAN([.$I89];[.$S89];[.$AC89];[.$AM89];[.$AW89];[.$BG89];[.$BQ89];[.$CA89];[.$CK89];[.$CU89];[.$DE89])" office:value-type="float"/>
          <table:table-cell table:formula="of:=MEDIAN([.$J89];[.$T89];[.$AD89];[.$AN89];[.$AX89];[.$BH89];[.$BR89];[.$CB89];[.$CL89];[.$CV89];[.$DF89])" office:value-type="float"/>
          <table:table-cell table:formula="of:=MEDIAN([.$K89];[.$U89];[.$AE89];[.$AO89];[.$AY89];[.$BI89];[.$BS89];[.$CC89];[.$CM89];[.$CW89];[.$DG89])" office:value-type="float"/>
          <table:table-cell table:formula="of:=MAX([.$B89];[.$L89];[.$V89];[.$AF89];[.$AP89];[.$AZ89];[.$BJ89];[.$BT89];[.$CD89];[.$CN89];[.$CX89])" office:value-type="float"/>
          <table:table-cell table:formula="of:=MAX([.$C89];[.$M89];[.$W89];[.$AG89];[.$AQ89];[.$BA89];[.$BK89];[.$BU89];[.$CE89];[.$CO89];[.$CY89])" office:value-type="float"/>
          <table:table-cell table:formula="of:=MAX([.$D89];[.$N89];[.$X89];[.$AH89];[.$AR89];[.$BB89];[.$BL89];[.$BV89];[.$CF89];[.$CP89];[.$CZ89])" office:value-type="float"/>
          <table:table-cell table:formula="of:=MAX([.$E89];[.$O89];[.$Y89];[.$AI89];[.$AS89];[.$BC89];[.$BM89];[.$BW89];[.$CG89];[.$CQ89];[.$DA89])" office:value-type="float"/>
          <table:table-cell table:formula="of:=MAX([.$F89];[.$P89];[.$Z89];[.$AJ89];[.$AT89];[.$BD89];[.$BN89];[.$BX89];[.$CH89];[.$CR89];[.$DB89])" office:value-type="float"/>
          <table:table-cell table:formula="of:=MAX([.$G89];[.$Q89];[.$AA89];[.$AK89];[.$AU89];[.$BE89];[.$BO89];[.$BY89];[.$CI89];[.$CS89];[.$DC89])" office:value-type="float"/>
          <table:table-cell table:formula="of:=MAX([.$H89];[.$R89];[.$AB89];[.$AL89];[.$AV89];[.$BF89];[.$BP89];[.$BZ89];[.$CJ89];[.$CT89];[.$DD89])" office:value-type="float"/>
          <table:table-cell table:formula="of:=MAX([.$I89];[.$S89];[.$AC89];[.$AM89];[.$AW89];[.$BG89];[.$BQ89];[.$CA89];[.$CK89];[.$CU89];[.$DE89])" office:value-type="float"/>
          <table:table-cell table:formula="of:=MAX([.$J89];[.$T89];[.$AD89];[.$AN89];[.$AX89];[.$BH89];[.$BR89];[.$CB89];[.$CL89];[.$CV89];[.$DF89])" office:value-type="float"/>
          <table:table-cell table:formula="of:=MAX([.$K89];[.$U89];[.$AE89];[.$AO89];[.$AY89];[.$BI89];[.$BS89];[.$CC89];[.$CM89];[.$CW89];[.$DG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43.3184"/>
          <table:table-cell office:value-type="float" office:value="0.0"/>
          <table:table-cell office:value-type="float" office:value="0.0296515937732"/>
          <table:table-cell office:value-type="float" office:value="0.000494193229553"/>
          <table:table-cell office:value-type="float" office:value="0.0"/>
          <table:table-cell office:value-type="float" office:value="1658847.0"/>
          <table:table-cell table:style-name="cellBest" office:value-type="float" office:value="0.0"/>
          <table:table-cell office:value-type="float" office:value="2069.0"/>
          <table:table-cell office:value-type="float" office:value="4.0"/>
          <table:table-cell office:value-type="float" office:value="53.0"/>
          <table:table-cell table:style-name="cellWorst"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7.7346"/>
          <table:table-cell office:value-type="float" office:value="0.0"/>
          <table:table-cell office:value-type="float" office:value="0.0889547813195"/>
          <table:table-cell office:value-type="float" office:value="0.00108722510502"/>
          <table:table-cell office:value-type="float" office:value="0.0"/>
          <table:table-cell table:style-name="cellBest" office:value-type="float" office:value="563109.0"/>
          <table:table-cell table:style-name="cellBest" office:value-type="float" office:value="0.0"/>
          <table:table-cell table:style-name="cellWorst" office:value-type="float" office:value="4742.0"/>
          <table:table-cell office:value-type="float" office:value="4.0"/>
          <table:table-cell office:value-type="float" office:value="53.0"/>
          <table:table-cell office:value-type="float" office:value="44.1491"/>
          <table:table-cell office:value-type="float" office:value="0.0"/>
          <table:table-cell office:value-type="float" office:value="0.0593031875463"/>
          <table:table-cell office:value-type="float" office:value="0.00108722510502"/>
          <table:table-cell office:value-type="float" office:value="0.0"/>
          <table:table-cell office:value-type="float" office:value="1756464.0"/>
          <table:table-cell office:value-type="float" office:value="357.0"/>
          <table:table-cell office:value-type="float" office:value="2160.0"/>
          <table:table-cell office:value-type="float" office:value="4.0"/>
          <table:table-cell office:value-type="float" office:value="53.0"/>
          <table:table-cell office:value-type="float" office:value="41.9544"/>
          <table:table-cell office:value-type="float" office:value="0.0"/>
          <table:table-cell office:value-type="float" office:value="0.0593031875463"/>
          <table:table-cell office:value-type="float" office:value="0.000988386459106"/>
          <table:table-cell office:value-type="float" office:value="0.0"/>
          <table:table-cell office:value-type="float" office:value="1755800.0"/>
          <table:table-cell table:style-name="cellWorst" office:value-type="float" office:value="1255.0"/>
          <table:table-cell office:value-type="float" office:value="2491.0"/>
          <table:table-cell office:value-type="float" office:value="4.0"/>
          <table:table-cell office:value-type="float" office:value="53.0"/>
          <table:table-cell table:style-name="cellBest" office:value-type="float" office:value="38.6647"/>
          <table:table-cell office:value-type="float" office:value="0.0"/>
          <table:table-cell office:value-type="float" office:value="0.0593031875463"/>
          <table:table-cell office:value-type="float" office:value="0.00103780578206"/>
          <table:table-cell office:value-type="float" office:value="0.0"/>
          <table:table-cell office:value-type="float" office:value="1756551.0"/>
          <table:table-cell office:value-type="float" office:value="330.0"/>
          <table:table-cell office:value-type="float" office:value="2161.0"/>
          <table:table-cell office:value-type="float" office:value="4.0"/>
          <table:table-cell office:value-type="float" office:value="53.0"/>
          <table:table-cell office:value-type="float" office:value="39.0398"/>
          <table:table-cell office:value-type="float" office:value="0.0"/>
          <table:table-cell office:value-type="float" office:value="0.0593031875463"/>
          <table:table-cell office:value-type="float" office:value="0.00103780578206"/>
          <table:table-cell office:value-type="float" office:value="0.0"/>
          <table:table-cell office:value-type="float" office:value="1756551.0"/>
          <table:table-cell office:value-type="float" office:value="330.0"/>
          <table:table-cell office:value-type="float" office:value="2161.0"/>
          <table:table-cell office:value-type="float" office:value="4.0"/>
          <table:table-cell office:value-type="float" office:value="53.0"/>
          <table:table-cell office:value-type="float" office:value="41.7744"/>
          <table:table-cell office:value-type="float" office:value="0.0"/>
          <table:table-cell office:value-type="float" office:value="0.0296515937732"/>
          <table:table-cell office:value-type="float" office:value="0.000691870521374"/>
          <table:table-cell office:value-type="float" office:value="0.0"/>
          <table:table-cell office:value-type="float" office:value="1756364.0"/>
          <table:table-cell office:value-type="float" office:value="317.0"/>
          <table:table-cell office:value-type="float" office:value="2322.0"/>
          <table:table-cell office:value-type="float" office:value="4.0"/>
          <table:table-cell office:value-type="float" office:value="53.0"/>
          <table:table-cell office:value-type="float" office:value="58.5358"/>
          <table:table-cell office:value-type="float" office:value="0.0"/>
          <table:table-cell office:value-type="float" office:value="0.0889547813195"/>
          <table:table-cell office:value-type="float" office:value="0.000988386459106"/>
          <table:table-cell office:value-type="float" office:value="0.0"/>
          <table:table-cell table:style-name="cellWorst" office:value-type="float" office:value="1756649.0"/>
          <table:table-cell office:value-type="float" office:value="839.0"/>
          <table:table-cell office:value-type="float" office:value="2772.0"/>
          <table:table-cell office:value-type="float" office:value="4.0"/>
          <table:table-cell office:value-type="float" office:value="53.0"/>
          <table:table-cell office:value-type="float" office:value="600.019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1752246.0"/>
          <table:table-cell office:value-type="float" office:value="524.0"/>
          <table:table-cell office:value-type="float" office:value="183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1752246.0"/>
          <table:table-cell office:value-type="float" office:value="524.0"/>
          <table:table-cell office:value-type="float" office:value="1833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L90];[.$V90];[.$AF90];[.$AP90];[.$AZ90];[.$BJ90];[.$BT90];[.$CD90];[.$CN90];[.$CX90])" office:value-type="float"/>
          <table:table-cell table:formula="of:=MIN([.$C90];[.$M90];[.$W90];[.$AG90];[.$AQ90];[.$BA90];[.$BK90];[.$BU90];[.$CE90];[.$CO90];[.$CY90])" office:value-type="float"/>
          <table:table-cell table:formula="of:=MIN([.$D90];[.$N90];[.$X90];[.$AH90];[.$AR90];[.$BB90];[.$BL90];[.$BV90];[.$CF90];[.$CP90];[.$CZ90])" office:value-type="float"/>
          <table:table-cell table:formula="of:=MIN([.$E90];[.$O90];[.$Y90];[.$AI90];[.$AS90];[.$BC90];[.$BM90];[.$BW90];[.$CG90];[.$CQ90];[.$DA90])" office:value-type="float"/>
          <table:table-cell table:formula="of:=MIN([.$F90];[.$P90];[.$Z90];[.$AJ90];[.$AT90];[.$BD90];[.$BN90];[.$BX90];[.$CH90];[.$CR90];[.$DB90])" office:value-type="float"/>
          <table:table-cell table:formula="of:=MIN([.$G90];[.$Q90];[.$AA90];[.$AK90];[.$AU90];[.$BE90];[.$BO90];[.$BY90];[.$CI90];[.$CS90];[.$DC90])" office:value-type="float"/>
          <table:table-cell table:formula="of:=MIN([.$H90];[.$R90];[.$AB90];[.$AL90];[.$AV90];[.$BF90];[.$BP90];[.$BZ90];[.$CJ90];[.$CT90];[.$DD90])" office:value-type="float"/>
          <table:table-cell table:formula="of:=MIN([.$I90];[.$S90];[.$AC90];[.$AM90];[.$AW90];[.$BG90];[.$BQ90];[.$CA90];[.$CK90];[.$CU90];[.$DE90])" office:value-type="float"/>
          <table:table-cell table:formula="of:=MIN([.$J90];[.$T90];[.$AD90];[.$AN90];[.$AX90];[.$BH90];[.$BR90];[.$CB90];[.$CL90];[.$CV90];[.$DF90])" office:value-type="float"/>
          <table:table-cell table:formula="of:=MIN([.$K90];[.$U90];[.$AE90];[.$AO90];[.$AY90];[.$BI90];[.$BS90];[.$CC90];[.$CM90];[.$CW90];[.$DG90])" office:value-type="float"/>
          <table:table-cell table:formula="of:=MEDIAN([.$B90];[.$L90];[.$V90];[.$AF90];[.$AP90];[.$AZ90];[.$BJ90];[.$BT90];[.$CD90];[.$CN90];[.$CX90])" office:value-type="float"/>
          <table:table-cell table:formula="of:=MEDIAN([.$C90];[.$M90];[.$W90];[.$AG90];[.$AQ90];[.$BA90];[.$BK90];[.$BU90];[.$CE90];[.$CO90];[.$CY90])" office:value-type="float"/>
          <table:table-cell table:formula="of:=MEDIAN([.$D90];[.$N90];[.$X90];[.$AH90];[.$AR90];[.$BB90];[.$BL90];[.$BV90];[.$CF90];[.$CP90];[.$CZ90])" office:value-type="float"/>
          <table:table-cell table:formula="of:=MEDIAN([.$E90];[.$O90];[.$Y90];[.$AI90];[.$AS90];[.$BC90];[.$BM90];[.$BW90];[.$CG90];[.$CQ90];[.$DA90])" office:value-type="float"/>
          <table:table-cell table:formula="of:=MEDIAN([.$F90];[.$P90];[.$Z90];[.$AJ90];[.$AT90];[.$BD90];[.$BN90];[.$BX90];[.$CH90];[.$CR90];[.$DB90])" office:value-type="float"/>
          <table:table-cell table:formula="of:=MEDIAN([.$G90];[.$Q90];[.$AA90];[.$AK90];[.$AU90];[.$BE90];[.$BO90];[.$BY90];[.$CI90];[.$CS90];[.$DC90])" office:value-type="float"/>
          <table:table-cell table:formula="of:=MEDIAN([.$H90];[.$R90];[.$AB90];[.$AL90];[.$AV90];[.$BF90];[.$BP90];[.$BZ90];[.$CJ90];[.$CT90];[.$DD90])" office:value-type="float"/>
          <table:table-cell table:formula="of:=MEDIAN([.$I90];[.$S90];[.$AC90];[.$AM90];[.$AW90];[.$BG90];[.$BQ90];[.$CA90];[.$CK90];[.$CU90];[.$DE90])" office:value-type="float"/>
          <table:table-cell table:formula="of:=MEDIAN([.$J90];[.$T90];[.$AD90];[.$AN90];[.$AX90];[.$BH90];[.$BR90];[.$CB90];[.$CL90];[.$CV90];[.$DF90])" office:value-type="float"/>
          <table:table-cell table:formula="of:=MEDIAN([.$K90];[.$U90];[.$AE90];[.$AO90];[.$AY90];[.$BI90];[.$BS90];[.$CC90];[.$CM90];[.$CW90];[.$DG90])" office:value-type="float"/>
          <table:table-cell table:formula="of:=MAX([.$B90];[.$L90];[.$V90];[.$AF90];[.$AP90];[.$AZ90];[.$BJ90];[.$BT90];[.$CD90];[.$CN90];[.$CX90])" office:value-type="float"/>
          <table:table-cell table:formula="of:=MAX([.$C90];[.$M90];[.$W90];[.$AG90];[.$AQ90];[.$BA90];[.$BK90];[.$BU90];[.$CE90];[.$CO90];[.$CY90])" office:value-type="float"/>
          <table:table-cell table:formula="of:=MAX([.$D90];[.$N90];[.$X90];[.$AH90];[.$AR90];[.$BB90];[.$BL90];[.$BV90];[.$CF90];[.$CP90];[.$CZ90])" office:value-type="float"/>
          <table:table-cell table:formula="of:=MAX([.$E90];[.$O90];[.$Y90];[.$AI90];[.$AS90];[.$BC90];[.$BM90];[.$BW90];[.$CG90];[.$CQ90];[.$DA90])" office:value-type="float"/>
          <table:table-cell table:formula="of:=MAX([.$F90];[.$P90];[.$Z90];[.$AJ90];[.$AT90];[.$BD90];[.$BN90];[.$BX90];[.$CH90];[.$CR90];[.$DB90])" office:value-type="float"/>
          <table:table-cell table:formula="of:=MAX([.$G90];[.$Q90];[.$AA90];[.$AK90];[.$AU90];[.$BE90];[.$BO90];[.$BY90];[.$CI90];[.$CS90];[.$DC90])" office:value-type="float"/>
          <table:table-cell table:formula="of:=MAX([.$H90];[.$R90];[.$AB90];[.$AL90];[.$AV90];[.$BF90];[.$BP90];[.$BZ90];[.$CJ90];[.$CT90];[.$DD90])" office:value-type="float"/>
          <table:table-cell table:formula="of:=MAX([.$I90];[.$S90];[.$AC90];[.$AM90];[.$AW90];[.$BG90];[.$BQ90];[.$CA90];[.$CK90];[.$CU90];[.$DE90])" office:value-type="float"/>
          <table:table-cell table:formula="of:=MAX([.$J90];[.$T90];[.$AD90];[.$AN90];[.$AX90];[.$BH90];[.$BR90];[.$CB90];[.$CL90];[.$CV90];[.$DF90])" office:value-type="float"/>
          <table:table-cell table:formula="of:=MAX([.$K90];[.$U90];[.$AE90];[.$AO90];[.$AY90];[.$BI90];[.$BS90];[.$CC90];[.$CM90];[.$CW90];[.$DG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Best" office:value-type="float" office:value="118.668"/>
          <table:table-cell office:value-type="float" office:value="0.0"/>
          <table:table-cell office:value-type="float" office:value="0.0296076980015"/>
          <table:table-cell office:value-type="float" office:value="0.000394769306686"/>
          <table:table-cell office:value-type="float" office:value="0.0"/>
          <table:table-cell table:style-name="cellWorst" office:value-type="float" office:value="2213613.0"/>
          <table:table-cell table:style-name="cellBest" office:value-type="float" office:value="0.0"/>
          <table:table-cell office:value-type="float" office:value="9022.0"/>
          <table:table-cell office:value-type="float" office:value="4.0"/>
          <table:table-cell table:style-name="cellBest" office:value-type="float" office:value="7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2.282"/>
          <table:table-cell office:value-type="float" office:value="0.0"/>
          <table:table-cell office:value-type="float" office:value="0.059215396003"/>
          <table:table-cell office:value-type="float" office:value="0.00113496175672"/>
          <table:table-cell office:value-type="float" office:value="0.0"/>
          <table:table-cell table:style-name="cellBest" office:value-type="float" office:value="1250793.0"/>
          <table:table-cell table:style-name="cellBest" office:value-type="float" office:value="0.0"/>
          <table:table-cell office:value-type="float" office:value="10999.0"/>
          <table:table-cell office:value-type="float" office:value="4.0"/>
          <table:table-cell office:value-type="float" office:value="79.0"/>
          <table:table-cell office:value-type="float" office:value="148.564"/>
          <table:table-cell office:value-type="float" office:value="0.0"/>
          <table:table-cell office:value-type="float" office:value="0.0888230940044"/>
          <table:table-cell office:value-type="float" office:value="0.0013816925734"/>
          <table:table-cell office:value-type="float" office:value="0.0"/>
          <table:table-cell office:value-type="float" office:value="2191517.0"/>
          <table:table-cell office:value-type="float" office:value="1061.0"/>
          <table:table-cell office:value-type="float" office:value="8281.0"/>
          <table:table-cell office:value-type="float" office:value="4.0"/>
          <table:table-cell office:value-type="float" office:value="77.0"/>
          <table:table-cell office:value-type="float" office:value="159.956"/>
          <table:table-cell office:value-type="float" office:value="0.0"/>
          <table:table-cell office:value-type="float" office:value="0.0296076980015"/>
          <table:table-cell office:value-type="float" office:value="0.00128300024673"/>
          <table:table-cell office:value-type="float" office:value="0.0"/>
          <table:table-cell office:value-type="float" office:value="2188116.0"/>
          <table:table-cell table:style-name="cellWorst" office:value-type="float" office:value="8866.0"/>
          <table:table-cell table:style-name="cellWorst" office:value-type="float" office:value="11286.0"/>
          <table:table-cell office:value-type="float" office:value="4.0"/>
          <table:table-cell office:value-type="float" office:value="77.0"/>
          <table:table-cell office:value-type="float" office:value="158.001"/>
          <table:table-cell office:value-type="float" office:value="0.0"/>
          <table:table-cell office:value-type="float" office:value="0.0888230940044"/>
          <table:table-cell office:value-type="float" office:value="0.00128300024673"/>
          <table:table-cell office:value-type="float" office:value="0.0"/>
          <table:table-cell office:value-type="float" office:value="2191544.0"/>
          <table:table-cell office:value-type="float" office:value="1408.0"/>
          <table:table-cell office:value-type="float" office:value="8524.0"/>
          <table:table-cell office:value-type="float" office:value="4.0"/>
          <table:table-cell office:value-type="float" office:value="77.0"/>
          <table:table-cell office:value-type="float" office:value="146.021"/>
          <table:table-cell office:value-type="float" office:value="0.0"/>
          <table:table-cell office:value-type="float" office:value="0.0888230940044"/>
          <table:table-cell office:value-type="float" office:value="0.00128300024673"/>
          <table:table-cell office:value-type="float" office:value="0.0"/>
          <table:table-cell office:value-type="float" office:value="2191544.0"/>
          <table:table-cell office:value-type="float" office:value="1408.0"/>
          <table:table-cell office:value-type="float" office:value="8524.0"/>
          <table:table-cell office:value-type="float" office:value="4.0"/>
          <table:table-cell office:value-type="float" office:value="77.0"/>
          <table:table-cell office:value-type="float" office:value="168.618"/>
          <table:table-cell office:value-type="float" office:value="0.0"/>
          <table:table-cell office:value-type="float" office:value="0.0888230940044"/>
          <table:table-cell office:value-type="float" office:value="0.00118430792006"/>
          <table:table-cell office:value-type="float" office:value="0.0"/>
          <table:table-cell office:value-type="float" office:value="2192984.0"/>
          <table:table-cell office:value-type="float" office:value="2286.0"/>
          <table:table-cell office:value-type="float" office:value="11010.0"/>
          <table:table-cell office:value-type="float" office:value="4.0"/>
          <table:table-cell office:value-type="float" office:value="77.0"/>
          <table:table-cell office:value-type="float" office:value="226.692"/>
          <table:table-cell office:value-type="float" office:value="0.0"/>
          <table:table-cell office:value-type="float" office:value="0.0888230940044"/>
          <table:table-cell office:value-type="float" office:value="0.0012336540834"/>
          <table:table-cell office:value-type="float" office:value="0.0"/>
          <table:table-cell office:value-type="float" office:value="2192801.0"/>
          <table:table-cell office:value-type="float" office:value="1119.0"/>
          <table:table-cell office:value-type="float" office:value="10705.0"/>
          <table:table-cell office:value-type="float" office:value="4.0"/>
          <table:table-cell office:value-type="float" office:value="77.0"/>
          <table:table-cell office:value-type="float" office:value="600.019"/>
          <table:table-cell office:value-type="float" office:value="1.0"/>
          <table:table-cell office:value-type="float" office:value="0.148038490007"/>
          <table:table-cell office:value-type="float" office:value="0.00148038490007"/>
          <table:table-cell office:value-type="float" office:value="0.0"/>
          <table:table-cell office:value-type="float" office:value="2179374.0"/>
          <table:table-cell office:value-type="float" office:value="2840.0"/>
          <table:table-cell office:value-type="float" office:value="6094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3"/>
          <table:table-cell office:value-type="float" office:value="1.0"/>
          <table:table-cell office:value-type="float" office:value="0.148038490007"/>
          <table:table-cell office:value-type="float" office:value="0.00148038490007"/>
          <table:table-cell office:value-type="float" office:value="0.0"/>
          <table:table-cell office:value-type="float" office:value="2179374.0"/>
          <table:table-cell office:value-type="float" office:value="2840.0"/>
          <table:table-cell office:value-type="float" office:value="6094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L91];[.$V91];[.$AF91];[.$AP91];[.$AZ91];[.$BJ91];[.$BT91];[.$CD91];[.$CN91];[.$CX91])" office:value-type="float"/>
          <table:table-cell table:formula="of:=MIN([.$C91];[.$M91];[.$W91];[.$AG91];[.$AQ91];[.$BA91];[.$BK91];[.$BU91];[.$CE91];[.$CO91];[.$CY91])" office:value-type="float"/>
          <table:table-cell table:formula="of:=MIN([.$D91];[.$N91];[.$X91];[.$AH91];[.$AR91];[.$BB91];[.$BL91];[.$BV91];[.$CF91];[.$CP91];[.$CZ91])" office:value-type="float"/>
          <table:table-cell table:formula="of:=MIN([.$E91];[.$O91];[.$Y91];[.$AI91];[.$AS91];[.$BC91];[.$BM91];[.$BW91];[.$CG91];[.$CQ91];[.$DA91])" office:value-type="float"/>
          <table:table-cell table:formula="of:=MIN([.$F91];[.$P91];[.$Z91];[.$AJ91];[.$AT91];[.$BD91];[.$BN91];[.$BX91];[.$CH91];[.$CR91];[.$DB91])" office:value-type="float"/>
          <table:table-cell table:formula="of:=MIN([.$G91];[.$Q91];[.$AA91];[.$AK91];[.$AU91];[.$BE91];[.$BO91];[.$BY91];[.$CI91];[.$CS91];[.$DC91])" office:value-type="float"/>
          <table:table-cell table:formula="of:=MIN([.$H91];[.$R91];[.$AB91];[.$AL91];[.$AV91];[.$BF91];[.$BP91];[.$BZ91];[.$CJ91];[.$CT91];[.$DD91])" office:value-type="float"/>
          <table:table-cell table:formula="of:=MIN([.$I91];[.$S91];[.$AC91];[.$AM91];[.$AW91];[.$BG91];[.$BQ91];[.$CA91];[.$CK91];[.$CU91];[.$DE91])" office:value-type="float"/>
          <table:table-cell table:formula="of:=MIN([.$J91];[.$T91];[.$AD91];[.$AN91];[.$AX91];[.$BH91];[.$BR91];[.$CB91];[.$CL91];[.$CV91];[.$DF91])" office:value-type="float"/>
          <table:table-cell table:formula="of:=MIN([.$K91];[.$U91];[.$AE91];[.$AO91];[.$AY91];[.$BI91];[.$BS91];[.$CC91];[.$CM91];[.$CW91];[.$DG91])" office:value-type="float"/>
          <table:table-cell table:formula="of:=MEDIAN([.$B91];[.$L91];[.$V91];[.$AF91];[.$AP91];[.$AZ91];[.$BJ91];[.$BT91];[.$CD91];[.$CN91];[.$CX91])" office:value-type="float"/>
          <table:table-cell table:formula="of:=MEDIAN([.$C91];[.$M91];[.$W91];[.$AG91];[.$AQ91];[.$BA91];[.$BK91];[.$BU91];[.$CE91];[.$CO91];[.$CY91])" office:value-type="float"/>
          <table:table-cell table:formula="of:=MEDIAN([.$D91];[.$N91];[.$X91];[.$AH91];[.$AR91];[.$BB91];[.$BL91];[.$BV91];[.$CF91];[.$CP91];[.$CZ91])" office:value-type="float"/>
          <table:table-cell table:formula="of:=MEDIAN([.$E91];[.$O91];[.$Y91];[.$AI91];[.$AS91];[.$BC91];[.$BM91];[.$BW91];[.$CG91];[.$CQ91];[.$DA91])" office:value-type="float"/>
          <table:table-cell table:formula="of:=MEDIAN([.$F91];[.$P91];[.$Z91];[.$AJ91];[.$AT91];[.$BD91];[.$BN91];[.$BX91];[.$CH91];[.$CR91];[.$DB91])" office:value-type="float"/>
          <table:table-cell table:formula="of:=MEDIAN([.$G91];[.$Q91];[.$AA91];[.$AK91];[.$AU91];[.$BE91];[.$BO91];[.$BY91];[.$CI91];[.$CS91];[.$DC91])" office:value-type="float"/>
          <table:table-cell table:formula="of:=MEDIAN([.$H91];[.$R91];[.$AB91];[.$AL91];[.$AV91];[.$BF91];[.$BP91];[.$BZ91];[.$CJ91];[.$CT91];[.$DD91])" office:value-type="float"/>
          <table:table-cell table:formula="of:=MEDIAN([.$I91];[.$S91];[.$AC91];[.$AM91];[.$AW91];[.$BG91];[.$BQ91];[.$CA91];[.$CK91];[.$CU91];[.$DE91])" office:value-type="float"/>
          <table:table-cell table:formula="of:=MEDIAN([.$J91];[.$T91];[.$AD91];[.$AN91];[.$AX91];[.$BH91];[.$BR91];[.$CB91];[.$CL91];[.$CV91];[.$DF91])" office:value-type="float"/>
          <table:table-cell table:formula="of:=MEDIAN([.$K91];[.$U91];[.$AE91];[.$AO91];[.$AY91];[.$BI91];[.$BS91];[.$CC91];[.$CM91];[.$CW91];[.$DG91])" office:value-type="float"/>
          <table:table-cell table:formula="of:=MAX([.$B91];[.$L91];[.$V91];[.$AF91];[.$AP91];[.$AZ91];[.$BJ91];[.$BT91];[.$CD91];[.$CN91];[.$CX91])" office:value-type="float"/>
          <table:table-cell table:formula="of:=MAX([.$C91];[.$M91];[.$W91];[.$AG91];[.$AQ91];[.$BA91];[.$BK91];[.$BU91];[.$CE91];[.$CO91];[.$CY91])" office:value-type="float"/>
          <table:table-cell table:formula="of:=MAX([.$D91];[.$N91];[.$X91];[.$AH91];[.$AR91];[.$BB91];[.$BL91];[.$BV91];[.$CF91];[.$CP91];[.$CZ91])" office:value-type="float"/>
          <table:table-cell table:formula="of:=MAX([.$E91];[.$O91];[.$Y91];[.$AI91];[.$AS91];[.$BC91];[.$BM91];[.$BW91];[.$CG91];[.$CQ91];[.$DA91])" office:value-type="float"/>
          <table:table-cell table:formula="of:=MAX([.$F91];[.$P91];[.$Z91];[.$AJ91];[.$AT91];[.$BD91];[.$BN91];[.$BX91];[.$CH91];[.$CR91];[.$DB91])" office:value-type="float"/>
          <table:table-cell table:formula="of:=MAX([.$G91];[.$Q91];[.$AA91];[.$AK91];[.$AU91];[.$BE91];[.$BO91];[.$BY91];[.$CI91];[.$CS91];[.$DC91])" office:value-type="float"/>
          <table:table-cell table:formula="of:=MAX([.$H91];[.$R91];[.$AB91];[.$AL91];[.$AV91];[.$BF91];[.$BP91];[.$BZ91];[.$CJ91];[.$CT91];[.$DD91])" office:value-type="float"/>
          <table:table-cell table:formula="of:=MAX([.$I91];[.$S91];[.$AC91];[.$AM91];[.$AW91];[.$BG91];[.$BQ91];[.$CA91];[.$CK91];[.$CU91];[.$DE91])" office:value-type="float"/>
          <table:table-cell table:formula="of:=MAX([.$J91];[.$T91];[.$AD91];[.$AN91];[.$AX91];[.$BH91];[.$BR91];[.$CB91];[.$CL91];[.$CV91];[.$DF91])" office:value-type="float"/>
          <table:table-cell table:formula="of:=MAX([.$K91];[.$U91];[.$AE91];[.$AO91];[.$AY91];[.$BI91];[.$BS91];[.$CC91];[.$CM91];[.$CW91];[.$DG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31.8891"/>
          <table:table-cell office:value-type="float" office:value="0.0"/>
          <table:table-cell office:value-type="float" office:value="0.0296033155713"/>
          <table:table-cell office:value-type="float" office:value="0.00044404973357"/>
          <table:table-cell office:value-type="float" office:value="0.0"/>
          <table:table-cell table:style-name="cellWorst" office:value-type="float" office:value="1877403.0"/>
          <table:table-cell table:style-name="cellBest" office:value-type="float" office:value="0.0"/>
          <table:table-cell office:value-type="float" office:value="1363.0"/>
          <table:table-cell office:value-type="float" office:value="4.0"/>
          <table:table-cell office:value-type="float" office:value="54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.7185"/>
          <table:table-cell office:value-type="float" office:value="0.0"/>
          <table:table-cell office:value-type="float" office:value="0.0296033155713"/>
          <table:table-cell office:value-type="float" office:value="0.000641405170712"/>
          <table:table-cell office:value-type="float" office:value="0.0"/>
          <table:table-cell table:style-name="cellBest" office:value-type="float" office:value="623146.0"/>
          <table:table-cell table:style-name="cellBest" office:value-type="float" office:value="0.0"/>
          <table:table-cell table:style-name="cellWorst" office:value-type="float" office:value="2533.0"/>
          <table:table-cell office:value-type="float" office:value="4.0"/>
          <table:table-cell office:value-type="float" office:value="55.0"/>
          <table:table-cell office:value-type="float" office:value="38.3755"/>
          <table:table-cell office:value-type="float" office:value="0.0"/>
          <table:table-cell office:value-type="float" office:value="0.0296033155713"/>
          <table:table-cell office:value-type="float" office:value="0.000789421748569"/>
          <table:table-cell office:value-type="float" office:value="0.0"/>
          <table:table-cell office:value-type="float" office:value="1833890.0"/>
          <table:table-cell office:value-type="float" office:value="73.0"/>
          <table:table-cell office:value-type="float" office:value="1610.0"/>
          <table:table-cell office:value-type="float" office:value="4.0"/>
          <table:table-cell office:value-type="float" office:value="55.0"/>
          <table:table-cell office:value-type="float" office:value="42.6178"/>
          <table:table-cell office:value-type="float" office:value="0.0"/>
          <table:table-cell office:value-type="float" office:value="0.0296033155713"/>
          <table:table-cell office:value-type="float" office:value="0.000690744029998"/>
          <table:table-cell office:value-type="float" office:value="0.0"/>
          <table:table-cell office:value-type="float" office:value="1833740.0"/>
          <table:table-cell table:style-name="cellWorst" office:value-type="float" office:value="237.0"/>
          <table:table-cell office:value-type="float" office:value="1692.0"/>
          <table:table-cell office:value-type="float" office:value="4.0"/>
          <table:table-cell office:value-type="float" office:value="55.0"/>
          <table:table-cell office:value-type="float" office:value="43.3583"/>
          <table:table-cell office:value-type="float" office:value="0.0"/>
          <table:table-cell office:value-type="float" office:value="0.0592066311427"/>
          <table:table-cell office:value-type="float" office:value="0.000789421748569"/>
          <table:table-cell office:value-type="float" office:value="0.0"/>
          <table:table-cell office:value-type="float" office:value="1834020.0"/>
          <table:table-cell office:value-type="float" office:value="222.0"/>
          <table:table-cell office:value-type="float" office:value="1621.0"/>
          <table:table-cell office:value-type="float" office:value="4.0"/>
          <table:table-cell office:value-type="float" office:value="55.0"/>
          <table:table-cell office:value-type="float" office:value="39.8262"/>
          <table:table-cell office:value-type="float" office:value="0.0"/>
          <table:table-cell office:value-type="float" office:value="0.0592066311427"/>
          <table:table-cell office:value-type="float" office:value="0.000789421748569"/>
          <table:table-cell office:value-type="float" office:value="0.0"/>
          <table:table-cell office:value-type="float" office:value="1834020.0"/>
          <table:table-cell office:value-type="float" office:value="222.0"/>
          <table:table-cell office:value-type="float" office:value="1621.0"/>
          <table:table-cell office:value-type="float" office:value="4.0"/>
          <table:table-cell office:value-type="float" office:value="55.0"/>
          <table:table-cell office:value-type="float" office:value="44.1819"/>
          <table:table-cell office:value-type="float" office:value="0.0"/>
          <table:table-cell office:value-type="float" office:value="0.0296033155713"/>
          <table:table-cell office:value-type="float" office:value="0.000641405170712"/>
          <table:table-cell office:value-type="float" office:value="0.0"/>
          <table:table-cell office:value-type="float" office:value="1833826.0"/>
          <table:table-cell office:value-type="float" office:value="229.0"/>
          <table:table-cell office:value-type="float" office:value="1717.0"/>
          <table:table-cell office:value-type="float" office:value="4.0"/>
          <table:table-cell office:value-type="float" office:value="55.0"/>
          <table:table-cell office:value-type="float" office:value="47.2077"/>
          <table:table-cell office:value-type="float" office:value="0.0"/>
          <table:table-cell office:value-type="float" office:value="0.0296033155713"/>
          <table:table-cell office:value-type="float" office:value="0.000641405170712"/>
          <table:table-cell office:value-type="float" office:value="0.0"/>
          <table:table-cell office:value-type="float" office:value="1833829.0"/>
          <table:table-cell office:value-type="float" office:value="204.0"/>
          <table:table-cell office:value-type="float" office:value="1710.0"/>
          <table:table-cell office:value-type="float" office:value="4.0"/>
          <table:table-cell office:value-type="float" office:value="55.0"/>
          <table:table-cell table:style-name="cellWorst" office:value-type="float" office:value="600.02"/>
          <table:table-cell office:value-type="float" office:value="1.0"/>
          <table:table-cell office:value-type="float" office:value="0.088809946714"/>
          <table:table-cell office:value-type="float" office:value="0.00088809946714"/>
          <table:table-cell office:value-type="float" office:value="0.0"/>
          <table:table-cell office:value-type="float" office:value="1831048.0"/>
          <table:table-cell office:value-type="float" office:value="123.0"/>
          <table:table-cell office:value-type="float" office:value="159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88809946714"/>
          <table:table-cell office:value-type="float" office:value="0.00088809946714"/>
          <table:table-cell office:value-type="float" office:value="0.0"/>
          <table:table-cell office:value-type="float" office:value="1831048.0"/>
          <table:table-cell office:value-type="float" office:value="123.0"/>
          <table:table-cell office:value-type="float" office:value="1591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L92];[.$V92];[.$AF92];[.$AP92];[.$AZ92];[.$BJ92];[.$BT92];[.$CD92];[.$CN92];[.$CX92])" office:value-type="float"/>
          <table:table-cell table:formula="of:=MIN([.$C92];[.$M92];[.$W92];[.$AG92];[.$AQ92];[.$BA92];[.$BK92];[.$BU92];[.$CE92];[.$CO92];[.$CY92])" office:value-type="float"/>
          <table:table-cell table:formula="of:=MIN([.$D92];[.$N92];[.$X92];[.$AH92];[.$AR92];[.$BB92];[.$BL92];[.$BV92];[.$CF92];[.$CP92];[.$CZ92])" office:value-type="float"/>
          <table:table-cell table:formula="of:=MIN([.$E92];[.$O92];[.$Y92];[.$AI92];[.$AS92];[.$BC92];[.$BM92];[.$BW92];[.$CG92];[.$CQ92];[.$DA92])" office:value-type="float"/>
          <table:table-cell table:formula="of:=MIN([.$F92];[.$P92];[.$Z92];[.$AJ92];[.$AT92];[.$BD92];[.$BN92];[.$BX92];[.$CH92];[.$CR92];[.$DB92])" office:value-type="float"/>
          <table:table-cell table:formula="of:=MIN([.$G92];[.$Q92];[.$AA92];[.$AK92];[.$AU92];[.$BE92];[.$BO92];[.$BY92];[.$CI92];[.$CS92];[.$DC92])" office:value-type="float"/>
          <table:table-cell table:formula="of:=MIN([.$H92];[.$R92];[.$AB92];[.$AL92];[.$AV92];[.$BF92];[.$BP92];[.$BZ92];[.$CJ92];[.$CT92];[.$DD92])" office:value-type="float"/>
          <table:table-cell table:formula="of:=MIN([.$I92];[.$S92];[.$AC92];[.$AM92];[.$AW92];[.$BG92];[.$BQ92];[.$CA92];[.$CK92];[.$CU92];[.$DE92])" office:value-type="float"/>
          <table:table-cell table:formula="of:=MIN([.$J92];[.$T92];[.$AD92];[.$AN92];[.$AX92];[.$BH92];[.$BR92];[.$CB92];[.$CL92];[.$CV92];[.$DF92])" office:value-type="float"/>
          <table:table-cell table:formula="of:=MIN([.$K92];[.$U92];[.$AE92];[.$AO92];[.$AY92];[.$BI92];[.$BS92];[.$CC92];[.$CM92];[.$CW92];[.$DG92])" office:value-type="float"/>
          <table:table-cell table:formula="of:=MEDIAN([.$B92];[.$L92];[.$V92];[.$AF92];[.$AP92];[.$AZ92];[.$BJ92];[.$BT92];[.$CD92];[.$CN92];[.$CX92])" office:value-type="float"/>
          <table:table-cell table:formula="of:=MEDIAN([.$C92];[.$M92];[.$W92];[.$AG92];[.$AQ92];[.$BA92];[.$BK92];[.$BU92];[.$CE92];[.$CO92];[.$CY92])" office:value-type="float"/>
          <table:table-cell table:formula="of:=MEDIAN([.$D92];[.$N92];[.$X92];[.$AH92];[.$AR92];[.$BB92];[.$BL92];[.$BV92];[.$CF92];[.$CP92];[.$CZ92])" office:value-type="float"/>
          <table:table-cell table:formula="of:=MEDIAN([.$E92];[.$O92];[.$Y92];[.$AI92];[.$AS92];[.$BC92];[.$BM92];[.$BW92];[.$CG92];[.$CQ92];[.$DA92])" office:value-type="float"/>
          <table:table-cell table:formula="of:=MEDIAN([.$F92];[.$P92];[.$Z92];[.$AJ92];[.$AT92];[.$BD92];[.$BN92];[.$BX92];[.$CH92];[.$CR92];[.$DB92])" office:value-type="float"/>
          <table:table-cell table:formula="of:=MEDIAN([.$G92];[.$Q92];[.$AA92];[.$AK92];[.$AU92];[.$BE92];[.$BO92];[.$BY92];[.$CI92];[.$CS92];[.$DC92])" office:value-type="float"/>
          <table:table-cell table:formula="of:=MEDIAN([.$H92];[.$R92];[.$AB92];[.$AL92];[.$AV92];[.$BF92];[.$BP92];[.$BZ92];[.$CJ92];[.$CT92];[.$DD92])" office:value-type="float"/>
          <table:table-cell table:formula="of:=MEDIAN([.$I92];[.$S92];[.$AC92];[.$AM92];[.$AW92];[.$BG92];[.$BQ92];[.$CA92];[.$CK92];[.$CU92];[.$DE92])" office:value-type="float"/>
          <table:table-cell table:formula="of:=MEDIAN([.$J92];[.$T92];[.$AD92];[.$AN92];[.$AX92];[.$BH92];[.$BR92];[.$CB92];[.$CL92];[.$CV92];[.$DF92])" office:value-type="float"/>
          <table:table-cell table:formula="of:=MEDIAN([.$K92];[.$U92];[.$AE92];[.$AO92];[.$AY92];[.$BI92];[.$BS92];[.$CC92];[.$CM92];[.$CW92];[.$DG92])" office:value-type="float"/>
          <table:table-cell table:formula="of:=MAX([.$B92];[.$L92];[.$V92];[.$AF92];[.$AP92];[.$AZ92];[.$BJ92];[.$BT92];[.$CD92];[.$CN92];[.$CX92])" office:value-type="float"/>
          <table:table-cell table:formula="of:=MAX([.$C92];[.$M92];[.$W92];[.$AG92];[.$AQ92];[.$BA92];[.$BK92];[.$BU92];[.$CE92];[.$CO92];[.$CY92])" office:value-type="float"/>
          <table:table-cell table:formula="of:=MAX([.$D92];[.$N92];[.$X92];[.$AH92];[.$AR92];[.$BB92];[.$BL92];[.$BV92];[.$CF92];[.$CP92];[.$CZ92])" office:value-type="float"/>
          <table:table-cell table:formula="of:=MAX([.$E92];[.$O92];[.$Y92];[.$AI92];[.$AS92];[.$BC92];[.$BM92];[.$BW92];[.$CG92];[.$CQ92];[.$DA92])" office:value-type="float"/>
          <table:table-cell table:formula="of:=MAX([.$F92];[.$P92];[.$Z92];[.$AJ92];[.$AT92];[.$BD92];[.$BN92];[.$BX92];[.$CH92];[.$CR92];[.$DB92])" office:value-type="float"/>
          <table:table-cell table:formula="of:=MAX([.$G92];[.$Q92];[.$AA92];[.$AK92];[.$AU92];[.$BE92];[.$BO92];[.$BY92];[.$CI92];[.$CS92];[.$DC92])" office:value-type="float"/>
          <table:table-cell table:formula="of:=MAX([.$H92];[.$R92];[.$AB92];[.$AL92];[.$AV92];[.$BF92];[.$BP92];[.$BZ92];[.$CJ92];[.$CT92];[.$DD92])" office:value-type="float"/>
          <table:table-cell table:formula="of:=MAX([.$I92];[.$S92];[.$AC92];[.$AM92];[.$AW92];[.$BG92];[.$BQ92];[.$CA92];[.$CK92];[.$CU92];[.$DE92])" office:value-type="float"/>
          <table:table-cell table:formula="of:=MAX([.$J92];[.$T92];[.$AD92];[.$AN92];[.$AX92];[.$BH92];[.$BR92];[.$CB92];[.$CL92];[.$CV92];[.$DF92])" office:value-type="float"/>
          <table:table-cell table:formula="of:=MAX([.$K92];[.$U92];[.$AE92];[.$AO92];[.$AY92];[.$BI92];[.$BS92];[.$CC92];[.$CM92];[.$CW92];[.$DG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112.466"/>
          <table:table-cell office:value-type="float" office:value="0.0"/>
          <table:table-cell office:value-type="float" office:value="0.0296208530806"/>
          <table:table-cell office:value-type="float" office:value="0.000394944707741"/>
          <table:table-cell office:value-type="float" office:value="0.0"/>
          <table:table-cell office:value-type="float" office:value="1742032.0"/>
          <table:table-cell table:style-name="cellBest" office:value-type="float" office:value="0.0"/>
          <table:table-cell office:value-type="float" office:value="10625.0"/>
          <table:table-cell office:value-type="float" office:value="4.0"/>
          <table:table-cell office:value-type="float" office:value="48.0"/>
          <table:table-cell table:style-name="cellWorst"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1.193"/>
          <table:table-cell office:value-type="float" office:value="0.0"/>
          <table:table-cell office:value-type="float" office:value="0.0296208530806"/>
          <table:table-cell office:value-type="float" office:value="0.000740521327014"/>
          <table:table-cell office:value-type="float" office:value="0.0"/>
          <table:table-cell table:style-name="cellBest" office:value-type="float" office:value="482273.0"/>
          <table:table-cell table:style-name="cellBest" office:value-type="float" office:value="0.0"/>
          <table:table-cell office:value-type="float" office:value="9965.0"/>
          <table:table-cell office:value-type="float" office:value="4.0"/>
          <table:table-cell office:value-type="float" office:value="48.0"/>
          <table:table-cell office:value-type="float" office:value="75.4501"/>
          <table:table-cell office:value-type="float" office:value="0.0"/>
          <table:table-cell office:value-type="float" office:value="0.0296208530806"/>
          <table:table-cell office:value-type="float" office:value="0.0015304107425"/>
          <table:table-cell office:value-type="float" office:value="0.0"/>
          <table:table-cell office:value-type="float" office:value="1818371.0"/>
          <table:table-cell office:value-type="float" office:value="1536.0"/>
          <table:table-cell office:value-type="float" office:value="6895.0"/>
          <table:table-cell office:value-type="float" office:value="4.0"/>
          <table:table-cell office:value-type="float" office:value="47.0"/>
          <table:table-cell office:value-type="float" office:value="85.3306"/>
          <table:table-cell office:value-type="float" office:value="0.0"/>
          <table:table-cell office:value-type="float" office:value="0.0592417061611"/>
          <table:table-cell office:value-type="float" office:value="0.00138230647709"/>
          <table:table-cell office:value-type="float" office:value="0.0"/>
          <table:table-cell table:style-name="cellWorst" office:value-type="float" office:value="1826779.0"/>
          <table:table-cell table:style-name="cellWorst" office:value-type="float" office:value="13932.0"/>
          <table:table-cell table:style-name="cellWorst" office:value-type="float" office:value="14706.0"/>
          <table:table-cell office:value-type="float" office:value="4.0"/>
          <table:table-cell office:value-type="float" office:value="47.0"/>
          <table:table-cell office:value-type="float" office:value="74.1629"/>
          <table:table-cell office:value-type="float" office:value="0.0"/>
          <table:table-cell office:value-type="float" office:value="0.118483412322"/>
          <table:table-cell office:value-type="float" office:value="0.0015304107425"/>
          <table:table-cell office:value-type="float" office:value="0.0"/>
          <table:table-cell office:value-type="float" office:value="1818716.0"/>
          <table:table-cell office:value-type="float" office:value="852.0"/>
          <table:table-cell office:value-type="float" office:value="6571.0"/>
          <table:table-cell office:value-type="float" office:value="4.0"/>
          <table:table-cell office:value-type="float" office:value="47.0"/>
          <table:table-cell table:style-name="cellBest" office:value-type="float" office:value="73.1721"/>
          <table:table-cell office:value-type="float" office:value="0.0"/>
          <table:table-cell office:value-type="float" office:value="0.118483412322"/>
          <table:table-cell office:value-type="float" office:value="0.0015304107425"/>
          <table:table-cell office:value-type="float" office:value="0.0"/>
          <table:table-cell office:value-type="float" office:value="1818716.0"/>
          <table:table-cell office:value-type="float" office:value="852.0"/>
          <table:table-cell office:value-type="float" office:value="6571.0"/>
          <table:table-cell office:value-type="float" office:value="4.0"/>
          <table:table-cell office:value-type="float" office:value="47.0"/>
          <table:table-cell office:value-type="float" office:value="80.0533"/>
          <table:table-cell office:value-type="float" office:value="0.0"/>
          <table:table-cell office:value-type="float" office:value="0.0592417061611"/>
          <table:table-cell office:value-type="float" office:value="0.0015304107425"/>
          <table:table-cell office:value-type="float" office:value="0.0"/>
          <table:table-cell office:value-type="float" office:value="1825248.0"/>
          <table:table-cell office:value-type="float" office:value="7024.0"/>
          <table:table-cell office:value-type="float" office:value="12066.0"/>
          <table:table-cell office:value-type="float" office:value="4.0"/>
          <table:table-cell office:value-type="float" office:value="47.0"/>
          <table:table-cell office:value-type="float" office:value="114.647"/>
          <table:table-cell office:value-type="float" office:value="0.0"/>
          <table:table-cell office:value-type="float" office:value="0.0888625592417"/>
          <table:table-cell office:value-type="float" office:value="0.00138230647709"/>
          <table:table-cell office:value-type="float" office:value="0.0"/>
          <table:table-cell office:value-type="float" office:value="1822116.0"/>
          <table:table-cell office:value-type="float" office:value="5378.0"/>
          <table:table-cell office:value-type="float" office:value="9877.0"/>
          <table:table-cell office:value-type="float" office:value="4.0"/>
          <table:table-cell office:value-type="float" office:value="47.0"/>
          <table:table-cell office:value-type="float" office:value="600.02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815931.0"/>
          <table:table-cell office:value-type="float" office:value="5794.0"/>
          <table:table-cell office:value-type="float" office:value="785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815931.0"/>
          <table:table-cell office:value-type="float" office:value="5794.0"/>
          <table:table-cell office:value-type="float" office:value="7853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L93];[.$V93];[.$AF93];[.$AP93];[.$AZ93];[.$BJ93];[.$BT93];[.$CD93];[.$CN93];[.$CX93])" office:value-type="float"/>
          <table:table-cell table:formula="of:=MIN([.$C93];[.$M93];[.$W93];[.$AG93];[.$AQ93];[.$BA93];[.$BK93];[.$BU93];[.$CE93];[.$CO93];[.$CY93])" office:value-type="float"/>
          <table:table-cell table:formula="of:=MIN([.$D93];[.$N93];[.$X93];[.$AH93];[.$AR93];[.$BB93];[.$BL93];[.$BV93];[.$CF93];[.$CP93];[.$CZ93])" office:value-type="float"/>
          <table:table-cell table:formula="of:=MIN([.$E93];[.$O93];[.$Y93];[.$AI93];[.$AS93];[.$BC93];[.$BM93];[.$BW93];[.$CG93];[.$CQ93];[.$DA93])" office:value-type="float"/>
          <table:table-cell table:formula="of:=MIN([.$F93];[.$P93];[.$Z93];[.$AJ93];[.$AT93];[.$BD93];[.$BN93];[.$BX93];[.$CH93];[.$CR93];[.$DB93])" office:value-type="float"/>
          <table:table-cell table:formula="of:=MIN([.$G93];[.$Q93];[.$AA93];[.$AK93];[.$AU93];[.$BE93];[.$BO93];[.$BY93];[.$CI93];[.$CS93];[.$DC93])" office:value-type="float"/>
          <table:table-cell table:formula="of:=MIN([.$H93];[.$R93];[.$AB93];[.$AL93];[.$AV93];[.$BF93];[.$BP93];[.$BZ93];[.$CJ93];[.$CT93];[.$DD93])" office:value-type="float"/>
          <table:table-cell table:formula="of:=MIN([.$I93];[.$S93];[.$AC93];[.$AM93];[.$AW93];[.$BG93];[.$BQ93];[.$CA93];[.$CK93];[.$CU93];[.$DE93])" office:value-type="float"/>
          <table:table-cell table:formula="of:=MIN([.$J93];[.$T93];[.$AD93];[.$AN93];[.$AX93];[.$BH93];[.$BR93];[.$CB93];[.$CL93];[.$CV93];[.$DF93])" office:value-type="float"/>
          <table:table-cell table:formula="of:=MIN([.$K93];[.$U93];[.$AE93];[.$AO93];[.$AY93];[.$BI93];[.$BS93];[.$CC93];[.$CM93];[.$CW93];[.$DG93])" office:value-type="float"/>
          <table:table-cell table:formula="of:=MEDIAN([.$B93];[.$L93];[.$V93];[.$AF93];[.$AP93];[.$AZ93];[.$BJ93];[.$BT93];[.$CD93];[.$CN93];[.$CX93])" office:value-type="float"/>
          <table:table-cell table:formula="of:=MEDIAN([.$C93];[.$M93];[.$W93];[.$AG93];[.$AQ93];[.$BA93];[.$BK93];[.$BU93];[.$CE93];[.$CO93];[.$CY93])" office:value-type="float"/>
          <table:table-cell table:formula="of:=MEDIAN([.$D93];[.$N93];[.$X93];[.$AH93];[.$AR93];[.$BB93];[.$BL93];[.$BV93];[.$CF93];[.$CP93];[.$CZ93])" office:value-type="float"/>
          <table:table-cell table:formula="of:=MEDIAN([.$E93];[.$O93];[.$Y93];[.$AI93];[.$AS93];[.$BC93];[.$BM93];[.$BW93];[.$CG93];[.$CQ93];[.$DA93])" office:value-type="float"/>
          <table:table-cell table:formula="of:=MEDIAN([.$F93];[.$P93];[.$Z93];[.$AJ93];[.$AT93];[.$BD93];[.$BN93];[.$BX93];[.$CH93];[.$CR93];[.$DB93])" office:value-type="float"/>
          <table:table-cell table:formula="of:=MEDIAN([.$G93];[.$Q93];[.$AA93];[.$AK93];[.$AU93];[.$BE93];[.$BO93];[.$BY93];[.$CI93];[.$CS93];[.$DC93])" office:value-type="float"/>
          <table:table-cell table:formula="of:=MEDIAN([.$H93];[.$R93];[.$AB93];[.$AL93];[.$AV93];[.$BF93];[.$BP93];[.$BZ93];[.$CJ93];[.$CT93];[.$DD93])" office:value-type="float"/>
          <table:table-cell table:formula="of:=MEDIAN([.$I93];[.$S93];[.$AC93];[.$AM93];[.$AW93];[.$BG93];[.$BQ93];[.$CA93];[.$CK93];[.$CU93];[.$DE93])" office:value-type="float"/>
          <table:table-cell table:formula="of:=MEDIAN([.$J93];[.$T93];[.$AD93];[.$AN93];[.$AX93];[.$BH93];[.$BR93];[.$CB93];[.$CL93];[.$CV93];[.$DF93])" office:value-type="float"/>
          <table:table-cell table:formula="of:=MEDIAN([.$K93];[.$U93];[.$AE93];[.$AO93];[.$AY93];[.$BI93];[.$BS93];[.$CC93];[.$CM93];[.$CW93];[.$DG93])" office:value-type="float"/>
          <table:table-cell table:formula="of:=MAX([.$B93];[.$L93];[.$V93];[.$AF93];[.$AP93];[.$AZ93];[.$BJ93];[.$BT93];[.$CD93];[.$CN93];[.$CX93])" office:value-type="float"/>
          <table:table-cell table:formula="of:=MAX([.$C93];[.$M93];[.$W93];[.$AG93];[.$AQ93];[.$BA93];[.$BK93];[.$BU93];[.$CE93];[.$CO93];[.$CY93])" office:value-type="float"/>
          <table:table-cell table:formula="of:=MAX([.$D93];[.$N93];[.$X93];[.$AH93];[.$AR93];[.$BB93];[.$BL93];[.$BV93];[.$CF93];[.$CP93];[.$CZ93])" office:value-type="float"/>
          <table:table-cell table:formula="of:=MAX([.$E93];[.$O93];[.$Y93];[.$AI93];[.$AS93];[.$BC93];[.$BM93];[.$BW93];[.$CG93];[.$CQ93];[.$DA93])" office:value-type="float"/>
          <table:table-cell table:formula="of:=MAX([.$F93];[.$P93];[.$Z93];[.$AJ93];[.$AT93];[.$BD93];[.$BN93];[.$BX93];[.$CH93];[.$CR93];[.$DB93])" office:value-type="float"/>
          <table:table-cell table:formula="of:=MAX([.$G93];[.$Q93];[.$AA93];[.$AK93];[.$AU93];[.$BE93];[.$BO93];[.$BY93];[.$CI93];[.$CS93];[.$DC93])" office:value-type="float"/>
          <table:table-cell table:formula="of:=MAX([.$H93];[.$R93];[.$AB93];[.$AL93];[.$AV93];[.$BF93];[.$BP93];[.$BZ93];[.$CJ93];[.$CT93];[.$DD93])" office:value-type="float"/>
          <table:table-cell table:formula="of:=MAX([.$I93];[.$S93];[.$AC93];[.$AM93];[.$AW93];[.$BG93];[.$BQ93];[.$CA93];[.$CK93];[.$CU93];[.$DE93])" office:value-type="float"/>
          <table:table-cell table:formula="of:=MAX([.$J93];[.$T93];[.$AD93];[.$AN93];[.$AX93];[.$BH93];[.$BR93];[.$CB93];[.$CL93];[.$CV93];[.$DF93])" office:value-type="float"/>
          <table:table-cell table:formula="of:=MAX([.$K93];[.$U93];[.$AE93];[.$AO93];[.$AY93];[.$BI93];[.$BS93];[.$CC93];[.$CM93];[.$CW93];[.$DG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office:value-type="float" office:value="50.882"/>
          <table:table-cell office:value-type="float" office:value="0.0"/>
          <table:table-cell office:value-type="float" office:value="0.0296296296296"/>
          <table:table-cell office:value-type="float" office:value="0.000493827160494"/>
          <table:table-cell office:value-type="float" office:value="0.0"/>
          <table:table-cell office:value-type="float" office:value="1963032.0"/>
          <table:table-cell table:style-name="cellBest" office:value-type="float" office:value="0.0"/>
          <table:table-cell office:value-type="float" office:value="2497.0"/>
          <table:table-cell office:value-type="float" office:value="4.0"/>
          <table:table-cell office:value-type="float" office:value="59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.8842"/>
          <table:table-cell office:value-type="float" office:value="0.0"/>
          <table:table-cell office:value-type="float" office:value="0.0592592592593"/>
          <table:table-cell office:value-type="float" office:value="0.000888888888889"/>
          <table:table-cell office:value-type="float" office:value="0.0"/>
          <table:table-cell table:style-name="cellBest" office:value-type="float" office:value="640105.0"/>
          <table:table-cell table:style-name="cellBest" office:value-type="float" office:value="0.0"/>
          <table:table-cell table:style-name="cellWorst" office:value-type="float" office:value="3670.0"/>
          <table:table-cell office:value-type="float" office:value="4.0"/>
          <table:table-cell office:value-type="float" office:value="59.0"/>
          <table:table-cell office:value-type="float" office:value="42.718"/>
          <table:table-cell office:value-type="float" office:value="0.0"/>
          <table:table-cell office:value-type="float" office:value="0.0592592592593"/>
          <table:table-cell office:value-type="float" office:value="0.00108641975309"/>
          <table:table-cell office:value-type="float" office:value="0.0"/>
          <table:table-cell office:value-type="float" office:value="1984105.0"/>
          <table:table-cell office:value-type="float" office:value="250.0"/>
          <table:table-cell office:value-type="float" office:value="2225.0"/>
          <table:table-cell office:value-type="float" office:value="4.0"/>
          <table:table-cell office:value-type="float" office:value="58.0"/>
          <table:table-cell office:value-type="float" office:value="45.5278"/>
          <table:table-cell office:value-type="float" office:value="0.0"/>
          <table:table-cell office:value-type="float" office:value="0.0592592592593"/>
          <table:table-cell office:value-type="float" office:value="0.000987654320988"/>
          <table:table-cell office:value-type="float" office:value="0.0"/>
          <table:table-cell office:value-type="float" office:value="1983183.0"/>
          <table:table-cell table:style-name="cellWorst" office:value-type="float" office:value="1422.0"/>
          <table:table-cell office:value-type="float" office:value="2567.0"/>
          <table:table-cell office:value-type="float" office:value="4.0"/>
          <table:table-cell office:value-type="float" office:value="58.0"/>
          <table:table-cell table:style-name="cellBest" office:value-type="float" office:value="42.5369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table:style-name="cellWorst" office:value-type="float" office:value="1984555.0"/>
          <table:table-cell office:value-type="float" office:value="463.0"/>
          <table:table-cell office:value-type="float" office:value="2324.0"/>
          <table:table-cell office:value-type="float" office:value="4.0"/>
          <table:table-cell office:value-type="float" office:value="58.0"/>
          <table:table-cell office:value-type="float" office:value="42.8267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table:style-name="cellWorst" office:value-type="float" office:value="1984555.0"/>
          <table:table-cell office:value-type="float" office:value="463.0"/>
          <table:table-cell office:value-type="float" office:value="2324.0"/>
          <table:table-cell office:value-type="float" office:value="4.0"/>
          <table:table-cell office:value-type="float" office:value="58.0"/>
          <table:table-cell office:value-type="float" office:value="51.262"/>
          <table:table-cell office:value-type="float" office:value="0.0"/>
          <table:table-cell office:value-type="float" office:value="0.0592592592593"/>
          <table:table-cell office:value-type="float" office:value="0.000938271604938"/>
          <table:table-cell office:value-type="float" office:value="0.0"/>
          <table:table-cell office:value-type="float" office:value="1984430.0"/>
          <table:table-cell office:value-type="float" office:value="646.0"/>
          <table:table-cell office:value-type="float" office:value="2596.0"/>
          <table:table-cell office:value-type="float" office:value="4.0"/>
          <table:table-cell office:value-type="float" office:value="58.0"/>
          <table:table-cell office:value-type="float" office:value="58.2307"/>
          <table:table-cell office:value-type="float" office:value="0.0"/>
          <table:table-cell office:value-type="float" office:value="0.0296296296296"/>
          <table:table-cell office:value-type="float" office:value="0.00103703703704"/>
          <table:table-cell office:value-type="float" office:value="0.0"/>
          <table:table-cell office:value-type="float" office:value="1983885.0"/>
          <table:table-cell office:value-type="float" office:value="530.0"/>
          <table:table-cell office:value-type="float" office:value="2434.0"/>
          <table:table-cell office:value-type="float" office:value="4.0"/>
          <table:table-cell office:value-type="float" office:value="58.0"/>
          <table:table-cell office:value-type="float" office:value="600.019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1979749.0"/>
          <table:table-cell office:value-type="float" office:value="565.0"/>
          <table:table-cell office:value-type="float" office:value="1813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118518518519"/>
          <table:table-cell office:value-type="float" office:value="0.00118518518519"/>
          <table:table-cell office:value-type="float" office:value="0.0"/>
          <table:table-cell office:value-type="float" office:value="1979749.0"/>
          <table:table-cell office:value-type="float" office:value="565.0"/>
          <table:table-cell office:value-type="float" office:value="1813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L94];[.$V94];[.$AF94];[.$AP94];[.$AZ94];[.$BJ94];[.$BT94];[.$CD94];[.$CN94];[.$CX94])" office:value-type="float"/>
          <table:table-cell table:formula="of:=MIN([.$C94];[.$M94];[.$W94];[.$AG94];[.$AQ94];[.$BA94];[.$BK94];[.$BU94];[.$CE94];[.$CO94];[.$CY94])" office:value-type="float"/>
          <table:table-cell table:formula="of:=MIN([.$D94];[.$N94];[.$X94];[.$AH94];[.$AR94];[.$BB94];[.$BL94];[.$BV94];[.$CF94];[.$CP94];[.$CZ94])" office:value-type="float"/>
          <table:table-cell table:formula="of:=MIN([.$E94];[.$O94];[.$Y94];[.$AI94];[.$AS94];[.$BC94];[.$BM94];[.$BW94];[.$CG94];[.$CQ94];[.$DA94])" office:value-type="float"/>
          <table:table-cell table:formula="of:=MIN([.$F94];[.$P94];[.$Z94];[.$AJ94];[.$AT94];[.$BD94];[.$BN94];[.$BX94];[.$CH94];[.$CR94];[.$DB94])" office:value-type="float"/>
          <table:table-cell table:formula="of:=MIN([.$G94];[.$Q94];[.$AA94];[.$AK94];[.$AU94];[.$BE94];[.$BO94];[.$BY94];[.$CI94];[.$CS94];[.$DC94])" office:value-type="float"/>
          <table:table-cell table:formula="of:=MIN([.$H94];[.$R94];[.$AB94];[.$AL94];[.$AV94];[.$BF94];[.$BP94];[.$BZ94];[.$CJ94];[.$CT94];[.$DD94])" office:value-type="float"/>
          <table:table-cell table:formula="of:=MIN([.$I94];[.$S94];[.$AC94];[.$AM94];[.$AW94];[.$BG94];[.$BQ94];[.$CA94];[.$CK94];[.$CU94];[.$DE94])" office:value-type="float"/>
          <table:table-cell table:formula="of:=MIN([.$J94];[.$T94];[.$AD94];[.$AN94];[.$AX94];[.$BH94];[.$BR94];[.$CB94];[.$CL94];[.$CV94];[.$DF94])" office:value-type="float"/>
          <table:table-cell table:formula="of:=MIN([.$K94];[.$U94];[.$AE94];[.$AO94];[.$AY94];[.$BI94];[.$BS94];[.$CC94];[.$CM94];[.$CW94];[.$DG94])" office:value-type="float"/>
          <table:table-cell table:formula="of:=MEDIAN([.$B94];[.$L94];[.$V94];[.$AF94];[.$AP94];[.$AZ94];[.$BJ94];[.$BT94];[.$CD94];[.$CN94];[.$CX94])" office:value-type="float"/>
          <table:table-cell table:formula="of:=MEDIAN([.$C94];[.$M94];[.$W94];[.$AG94];[.$AQ94];[.$BA94];[.$BK94];[.$BU94];[.$CE94];[.$CO94];[.$CY94])" office:value-type="float"/>
          <table:table-cell table:formula="of:=MEDIAN([.$D94];[.$N94];[.$X94];[.$AH94];[.$AR94];[.$BB94];[.$BL94];[.$BV94];[.$CF94];[.$CP94];[.$CZ94])" office:value-type="float"/>
          <table:table-cell table:formula="of:=MEDIAN([.$E94];[.$O94];[.$Y94];[.$AI94];[.$AS94];[.$BC94];[.$BM94];[.$BW94];[.$CG94];[.$CQ94];[.$DA94])" office:value-type="float"/>
          <table:table-cell table:formula="of:=MEDIAN([.$F94];[.$P94];[.$Z94];[.$AJ94];[.$AT94];[.$BD94];[.$BN94];[.$BX94];[.$CH94];[.$CR94];[.$DB94])" office:value-type="float"/>
          <table:table-cell table:formula="of:=MEDIAN([.$G94];[.$Q94];[.$AA94];[.$AK94];[.$AU94];[.$BE94];[.$BO94];[.$BY94];[.$CI94];[.$CS94];[.$DC94])" office:value-type="float"/>
          <table:table-cell table:formula="of:=MEDIAN([.$H94];[.$R94];[.$AB94];[.$AL94];[.$AV94];[.$BF94];[.$BP94];[.$BZ94];[.$CJ94];[.$CT94];[.$DD94])" office:value-type="float"/>
          <table:table-cell table:formula="of:=MEDIAN([.$I94];[.$S94];[.$AC94];[.$AM94];[.$AW94];[.$BG94];[.$BQ94];[.$CA94];[.$CK94];[.$CU94];[.$DE94])" office:value-type="float"/>
          <table:table-cell table:formula="of:=MEDIAN([.$J94];[.$T94];[.$AD94];[.$AN94];[.$AX94];[.$BH94];[.$BR94];[.$CB94];[.$CL94];[.$CV94];[.$DF94])" office:value-type="float"/>
          <table:table-cell table:formula="of:=MEDIAN([.$K94];[.$U94];[.$AE94];[.$AO94];[.$AY94];[.$BI94];[.$BS94];[.$CC94];[.$CM94];[.$CW94];[.$DG94])" office:value-type="float"/>
          <table:table-cell table:formula="of:=MAX([.$B94];[.$L94];[.$V94];[.$AF94];[.$AP94];[.$AZ94];[.$BJ94];[.$BT94];[.$CD94];[.$CN94];[.$CX94])" office:value-type="float"/>
          <table:table-cell table:formula="of:=MAX([.$C94];[.$M94];[.$W94];[.$AG94];[.$AQ94];[.$BA94];[.$BK94];[.$BU94];[.$CE94];[.$CO94];[.$CY94])" office:value-type="float"/>
          <table:table-cell table:formula="of:=MAX([.$D94];[.$N94];[.$X94];[.$AH94];[.$AR94];[.$BB94];[.$BL94];[.$BV94];[.$CF94];[.$CP94];[.$CZ94])" office:value-type="float"/>
          <table:table-cell table:formula="of:=MAX([.$E94];[.$O94];[.$Y94];[.$AI94];[.$AS94];[.$BC94];[.$BM94];[.$BW94];[.$CG94];[.$CQ94];[.$DA94])" office:value-type="float"/>
          <table:table-cell table:formula="of:=MAX([.$F94];[.$P94];[.$Z94];[.$AJ94];[.$AT94];[.$BD94];[.$BN94];[.$BX94];[.$CH94];[.$CR94];[.$DB94])" office:value-type="float"/>
          <table:table-cell table:formula="of:=MAX([.$G94];[.$Q94];[.$AA94];[.$AK94];[.$AU94];[.$BE94];[.$BO94];[.$BY94];[.$CI94];[.$CS94];[.$DC94])" office:value-type="float"/>
          <table:table-cell table:formula="of:=MAX([.$H94];[.$R94];[.$AB94];[.$AL94];[.$AV94];[.$BF94];[.$BP94];[.$BZ94];[.$CJ94];[.$CT94];[.$DD94])" office:value-type="float"/>
          <table:table-cell table:formula="of:=MAX([.$I94];[.$S94];[.$AC94];[.$AM94];[.$AW94];[.$BG94];[.$BQ94];[.$CA94];[.$CK94];[.$CU94];[.$DE94])" office:value-type="float"/>
          <table:table-cell table:formula="of:=MAX([.$J94];[.$T94];[.$AD94];[.$AN94];[.$AX94];[.$BH94];[.$BR94];[.$CB94];[.$CL94];[.$CV94];[.$DF94])" office:value-type="float"/>
          <table:table-cell table:formula="of:=MAX([.$K94];[.$U94];[.$AE94];[.$AO94];[.$AY94];[.$BI94];[.$BS94];[.$CC94];[.$CM94];[.$CW94];[.$DG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office:value-type="float" office:value="488.662"/>
          <table:table-cell office:value-type="float" office:value="0.0"/>
          <table:table-cell office:value-type="float" office:value="0.0296076980015"/>
          <table:table-cell office:value-type="float" office:value="0.000493461633358"/>
          <table:table-cell office:value-type="float" office:value="0.0"/>
          <table:table-cell table:style-name="cellWorst" office:value-type="float" office:value="1818271.0"/>
          <table:table-cell office:value-type="float" office:value="0.0"/>
          <table:table-cell office:value-type="float" office:value="73557.0"/>
          <table:table-cell office:value-type="float" office:value="4.0"/>
          <table:table-cell office:value-type="float" office:value="45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71.1"/>
          <table:table-cell office:value-type="float" office:value="0.0"/>
          <table:table-cell office:value-type="float" office:value="0.0888230940044"/>
          <table:table-cell office:value-type="float" office:value="0.00108561559339"/>
          <table:table-cell office:value-type="float" office:value="0.0"/>
          <table:table-cell table:style-name="cellBest" office:value-type="float" office:value="600708.0"/>
          <table:table-cell office:value-type="float" office:value="0.0"/>
          <table:table-cell table:style-name="cellWorst" office:value-type="float" office:value="79493.0"/>
          <table:table-cell office:value-type="float" office:value="4.0"/>
          <table:table-cell office:value-type="float" office:value="4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6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L95];[.$V95];[.$AF95];[.$AP95];[.$AZ95];[.$BJ95];[.$BT95];[.$CD95];[.$CN95];[.$CX95])" office:value-type="float"/>
          <table:table-cell table:formula="of:=MIN([.$C95];[.$M95];[.$W95];[.$AG95];[.$AQ95];[.$BA95];[.$BK95];[.$BU95];[.$CE95];[.$CO95];[.$CY95])" office:value-type="float"/>
          <table:table-cell table:formula="of:=MIN([.$D95];[.$N95];[.$X95];[.$AH95];[.$AR95];[.$BB95];[.$BL95];[.$BV95];[.$CF95];[.$CP95];[.$CZ95])" office:value-type="float"/>
          <table:table-cell table:formula="of:=MIN([.$E95];[.$O95];[.$Y95];[.$AI95];[.$AS95];[.$BC95];[.$BM95];[.$BW95];[.$CG95];[.$CQ95];[.$DA95])" office:value-type="float"/>
          <table:table-cell table:formula="of:=MIN([.$F95];[.$P95];[.$Z95];[.$AJ95];[.$AT95];[.$BD95];[.$BN95];[.$BX95];[.$CH95];[.$CR95];[.$DB95])" office:value-type="float"/>
          <table:table-cell table:formula="of:=MIN([.$G95];[.$Q95];[.$AA95];[.$AK95];[.$AU95];[.$BE95];[.$BO95];[.$BY95];[.$CI95];[.$CS95];[.$DC95])" office:value-type="float"/>
          <table:table-cell table:formula="of:=MIN([.$H95];[.$R95];[.$AB95];[.$AL95];[.$AV95];[.$BF95];[.$BP95];[.$BZ95];[.$CJ95];[.$CT95];[.$DD95])" office:value-type="float"/>
          <table:table-cell table:formula="of:=MIN([.$I95];[.$S95];[.$AC95];[.$AM95];[.$AW95];[.$BG95];[.$BQ95];[.$CA95];[.$CK95];[.$CU95];[.$DE95])" office:value-type="float"/>
          <table:table-cell table:formula="of:=MIN([.$J95];[.$T95];[.$AD95];[.$AN95];[.$AX95];[.$BH95];[.$BR95];[.$CB95];[.$CL95];[.$CV95];[.$DF95])" office:value-type="float"/>
          <table:table-cell table:formula="of:=MIN([.$K95];[.$U95];[.$AE95];[.$AO95];[.$AY95];[.$BI95];[.$BS95];[.$CC95];[.$CM95];[.$CW95];[.$DG95])" office:value-type="float"/>
          <table:table-cell table:formula="of:=MEDIAN([.$B95];[.$L95];[.$V95];[.$AF95];[.$AP95];[.$AZ95];[.$BJ95];[.$BT95];[.$CD95];[.$CN95];[.$CX95])" office:value-type="float"/>
          <table:table-cell table:formula="of:=MEDIAN([.$C95];[.$M95];[.$W95];[.$AG95];[.$AQ95];[.$BA95];[.$BK95];[.$BU95];[.$CE95];[.$CO95];[.$CY95])" office:value-type="float"/>
          <table:table-cell table:formula="of:=MEDIAN([.$D95];[.$N95];[.$X95];[.$AH95];[.$AR95];[.$BB95];[.$BL95];[.$BV95];[.$CF95];[.$CP95];[.$CZ95])" office:value-type="float"/>
          <table:table-cell table:formula="of:=MEDIAN([.$E95];[.$O95];[.$Y95];[.$AI95];[.$AS95];[.$BC95];[.$BM95];[.$BW95];[.$CG95];[.$CQ95];[.$DA95])" office:value-type="float"/>
          <table:table-cell table:formula="of:=MEDIAN([.$F95];[.$P95];[.$Z95];[.$AJ95];[.$AT95];[.$BD95];[.$BN95];[.$BX95];[.$CH95];[.$CR95];[.$DB95])" office:value-type="float"/>
          <table:table-cell table:formula="of:=MEDIAN([.$G95];[.$Q95];[.$AA95];[.$AK95];[.$AU95];[.$BE95];[.$BO95];[.$BY95];[.$CI95];[.$CS95];[.$DC95])" office:value-type="float"/>
          <table:table-cell table:formula="of:=MEDIAN([.$H95];[.$R95];[.$AB95];[.$AL95];[.$AV95];[.$BF95];[.$BP95];[.$BZ95];[.$CJ95];[.$CT95];[.$DD95])" office:value-type="float"/>
          <table:table-cell table:formula="of:=MEDIAN([.$I95];[.$S95];[.$AC95];[.$AM95];[.$AW95];[.$BG95];[.$BQ95];[.$CA95];[.$CK95];[.$CU95];[.$DE95])" office:value-type="float"/>
          <table:table-cell table:formula="of:=MEDIAN([.$J95];[.$T95];[.$AD95];[.$AN95];[.$AX95];[.$BH95];[.$BR95];[.$CB95];[.$CL95];[.$CV95];[.$DF95])" office:value-type="float"/>
          <table:table-cell table:formula="of:=MEDIAN([.$K95];[.$U95];[.$AE95];[.$AO95];[.$AY95];[.$BI95];[.$BS95];[.$CC95];[.$CM95];[.$CW95];[.$DG95])" office:value-type="float"/>
          <table:table-cell table:formula="of:=MAX([.$B95];[.$L95];[.$V95];[.$AF95];[.$AP95];[.$AZ95];[.$BJ95];[.$BT95];[.$CD95];[.$CN95];[.$CX95])" office:value-type="float"/>
          <table:table-cell table:formula="of:=MAX([.$C95];[.$M95];[.$W95];[.$AG95];[.$AQ95];[.$BA95];[.$BK95];[.$BU95];[.$CE95];[.$CO95];[.$CY95])" office:value-type="float"/>
          <table:table-cell table:formula="of:=MAX([.$D95];[.$N95];[.$X95];[.$AH95];[.$AR95];[.$BB95];[.$BL95];[.$BV95];[.$CF95];[.$CP95];[.$CZ95])" office:value-type="float"/>
          <table:table-cell table:formula="of:=MAX([.$E95];[.$O95];[.$Y95];[.$AI95];[.$AS95];[.$BC95];[.$BM95];[.$BW95];[.$CG95];[.$CQ95];[.$DA95])" office:value-type="float"/>
          <table:table-cell table:formula="of:=MAX([.$F95];[.$P95];[.$Z95];[.$AJ95];[.$AT95];[.$BD95];[.$BN95];[.$BX95];[.$CH95];[.$CR95];[.$DB95])" office:value-type="float"/>
          <table:table-cell table:formula="of:=MAX([.$G95];[.$Q95];[.$AA95];[.$AK95];[.$AU95];[.$BE95];[.$BO95];[.$BY95];[.$CI95];[.$CS95];[.$DC95])" office:value-type="float"/>
          <table:table-cell table:formula="of:=MAX([.$H95];[.$R95];[.$AB95];[.$AL95];[.$AV95];[.$BF95];[.$BP95];[.$BZ95];[.$CJ95];[.$CT95];[.$DD95])" office:value-type="float"/>
          <table:table-cell table:formula="of:=MAX([.$I95];[.$S95];[.$AC95];[.$AM95];[.$AW95];[.$BG95];[.$BQ95];[.$CA95];[.$CK95];[.$CU95];[.$DE95])" office:value-type="float"/>
          <table:table-cell table:formula="of:=MAX([.$J95];[.$T95];[.$AD95];[.$AN95];[.$AX95];[.$BH95];[.$BR95];[.$CB95];[.$CL95];[.$CV95];[.$DF95])" office:value-type="float"/>
          <table:table-cell table:formula="of:=MAX([.$K95];[.$U95];[.$AE95];[.$AO95];[.$AY95];[.$BI95];[.$BS95];[.$CC95];[.$CM95];[.$CW95];[.$DG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office:value-type="float" office:value="40.3233"/>
          <table:table-cell office:value-type="float" office:value="0.0"/>
          <table:table-cell office:value-type="float" office:value="0.0296252407051"/>
          <table:table-cell office:value-type="float" office:value="0.000395003209401"/>
          <table:table-cell office:value-type="float" office:value="0.0"/>
          <table:table-cell table:style-name="cellWorst" office:value-type="float" office:value="2098577.0"/>
          <table:table-cell table:style-name="cellBest" office:value-type="float" office:value="0.0"/>
          <table:table-cell office:value-type="float" office:value="1256.0"/>
          <table:table-cell office:value-type="float" office:value="4.0"/>
          <table:table-cell office:value-type="float" office:value="63.0"/>
          <table:table-cell table:style-name="cellWorst"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.7271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table:style-name="cellBest" office:value-type="float" office:value="923556.0"/>
          <table:table-cell table:style-name="cellBest" office:value-type="float" office:value="0.0"/>
          <table:table-cell office:value-type="float" office:value="2941.0"/>
          <table:table-cell office:value-type="float" office:value="4.0"/>
          <table:table-cell table:style-name="cellWorst" office:value-type="float" office:value="65.0"/>
          <table:table-cell office:value-type="float" office:value="35.1747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2043637.0"/>
          <table:table-cell office:value-type="float" office:value="24.0"/>
          <table:table-cell office:value-type="float" office:value="1068.0"/>
          <table:table-cell office:value-type="float" office:value="4.0"/>
          <table:table-cell office:value-type="float" office:value="60.0"/>
          <table:table-cell office:value-type="float" office:value="35.2335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office:value-type="float" office:value="2043619.0"/>
          <table:table-cell office:value-type="float" office:value="52.0"/>
          <table:table-cell office:value-type="float" office:value="1072.0"/>
          <table:table-cell office:value-type="float" office:value="4.0"/>
          <table:table-cell office:value-type="float" office:value="60.0"/>
          <table:table-cell table:style-name="cellBest" office:value-type="float" office:value="33.7059"/>
          <table:table-cell office:value-type="float" office:value="0.0"/>
          <table:table-cell office:value-type="float" office:value="0.0296252407051"/>
          <table:table-cell office:value-type="float" office:value="0.000493754011751"/>
          <table:table-cell office:value-type="float" office:value="0.0"/>
          <table:table-cell office:value-type="float" office:value="2043667.0"/>
          <table:table-cell office:value-type="float" office:value="76.0"/>
          <table:table-cell office:value-type="float" office:value="1075.0"/>
          <table:table-cell office:value-type="float" office:value="4.0"/>
          <table:table-cell office:value-type="float" office:value="60.0"/>
          <table:table-cell office:value-type="float" office:value="38.1307"/>
          <table:table-cell office:value-type="float" office:value="0.0"/>
          <table:table-cell office:value-type="float" office:value="0.0296252407051"/>
          <table:table-cell office:value-type="float" office:value="0.000493754011751"/>
          <table:table-cell office:value-type="float" office:value="0.0"/>
          <table:table-cell office:value-type="float" office:value="2043667.0"/>
          <table:table-cell office:value-type="float" office:value="76.0"/>
          <table:table-cell office:value-type="float" office:value="1075.0"/>
          <table:table-cell office:value-type="float" office:value="4.0"/>
          <table:table-cell office:value-type="float" office:value="60.0"/>
          <table:table-cell office:value-type="float" office:value="34.7742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office:value-type="float" office:value="2043629.0"/>
          <table:table-cell office:value-type="float" office:value="45.0"/>
          <table:table-cell office:value-type="float" office:value="1073.0"/>
          <table:table-cell office:value-type="float" office:value="4.0"/>
          <table:table-cell office:value-type="float" office:value="60.0"/>
          <table:table-cell office:value-type="float" office:value="42.6023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office:value-type="float" office:value="2043632.0"/>
          <table:table-cell office:value-type="float" office:value="45.0"/>
          <table:table-cell office:value-type="float" office:value="1073.0"/>
          <table:table-cell office:value-type="float" office:value="4.0"/>
          <table:table-cell office:value-type="float" office:value="60.0"/>
          <table:table-cell office:value-type="float" office:value="57.3185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2074310.0"/>
          <table:table-cell office:value-type="float" office:value="30765.0"/>
          <table:table-cell table:style-name="cellWorst" office:value-type="float" office:value="31696.0"/>
          <table:table-cell office:value-type="float" office:value="4.0"/>
          <table:table-cell office:value-type="float" office:value="60.0"/>
          <table:table-cell office:value-type="float" office:value="53.8654"/>
          <table:table-cell office:value-type="float" office:value="0.0"/>
          <table:table-cell office:value-type="float" office:value="0.0296252407051"/>
          <table:table-cell office:value-type="float" office:value="0.000543129412926"/>
          <table:table-cell office:value-type="float" office:value="0.0"/>
          <table:table-cell office:value-type="float" office:value="2074310.0"/>
          <table:table-cell table:style-name="cellWorst" office:value-type="float" office:value="30766.0"/>
          <table:table-cell table:style-name="cellWorst" office:value-type="float" office:value="31696.0"/>
          <table:table-cell office:value-type="float" office:value="4.0"/>
          <table:table-cell office:value-type="float" office:value="60.0"/>
          <table:table-cell table:formula="of:=MIN([.$B96];[.$L96];[.$V96];[.$AF96];[.$AP96];[.$AZ96];[.$BJ96];[.$BT96];[.$CD96];[.$CN96];[.$CX96])" office:value-type="float"/>
          <table:table-cell table:formula="of:=MIN([.$C96];[.$M96];[.$W96];[.$AG96];[.$AQ96];[.$BA96];[.$BK96];[.$BU96];[.$CE96];[.$CO96];[.$CY96])" office:value-type="float"/>
          <table:table-cell table:formula="of:=MIN([.$D96];[.$N96];[.$X96];[.$AH96];[.$AR96];[.$BB96];[.$BL96];[.$BV96];[.$CF96];[.$CP96];[.$CZ96])" office:value-type="float"/>
          <table:table-cell table:formula="of:=MIN([.$E96];[.$O96];[.$Y96];[.$AI96];[.$AS96];[.$BC96];[.$BM96];[.$BW96];[.$CG96];[.$CQ96];[.$DA96])" office:value-type="float"/>
          <table:table-cell table:formula="of:=MIN([.$F96];[.$P96];[.$Z96];[.$AJ96];[.$AT96];[.$BD96];[.$BN96];[.$BX96];[.$CH96];[.$CR96];[.$DB96])" office:value-type="float"/>
          <table:table-cell table:formula="of:=MIN([.$G96];[.$Q96];[.$AA96];[.$AK96];[.$AU96];[.$BE96];[.$BO96];[.$BY96];[.$CI96];[.$CS96];[.$DC96])" office:value-type="float"/>
          <table:table-cell table:formula="of:=MIN([.$H96];[.$R96];[.$AB96];[.$AL96];[.$AV96];[.$BF96];[.$BP96];[.$BZ96];[.$CJ96];[.$CT96];[.$DD96])" office:value-type="float"/>
          <table:table-cell table:formula="of:=MIN([.$I96];[.$S96];[.$AC96];[.$AM96];[.$AW96];[.$BG96];[.$BQ96];[.$CA96];[.$CK96];[.$CU96];[.$DE96])" office:value-type="float"/>
          <table:table-cell table:formula="of:=MIN([.$J96];[.$T96];[.$AD96];[.$AN96];[.$AX96];[.$BH96];[.$BR96];[.$CB96];[.$CL96];[.$CV96];[.$DF96])" office:value-type="float"/>
          <table:table-cell table:formula="of:=MIN([.$K96];[.$U96];[.$AE96];[.$AO96];[.$AY96];[.$BI96];[.$BS96];[.$CC96];[.$CM96];[.$CW96];[.$DG96])" office:value-type="float"/>
          <table:table-cell table:formula="of:=MEDIAN([.$B96];[.$L96];[.$V96];[.$AF96];[.$AP96];[.$AZ96];[.$BJ96];[.$BT96];[.$CD96];[.$CN96];[.$CX96])" office:value-type="float"/>
          <table:table-cell table:formula="of:=MEDIAN([.$C96];[.$M96];[.$W96];[.$AG96];[.$AQ96];[.$BA96];[.$BK96];[.$BU96];[.$CE96];[.$CO96];[.$CY96])" office:value-type="float"/>
          <table:table-cell table:formula="of:=MEDIAN([.$D96];[.$N96];[.$X96];[.$AH96];[.$AR96];[.$BB96];[.$BL96];[.$BV96];[.$CF96];[.$CP96];[.$CZ96])" office:value-type="float"/>
          <table:table-cell table:formula="of:=MEDIAN([.$E96];[.$O96];[.$Y96];[.$AI96];[.$AS96];[.$BC96];[.$BM96];[.$BW96];[.$CG96];[.$CQ96];[.$DA96])" office:value-type="float"/>
          <table:table-cell table:formula="of:=MEDIAN([.$F96];[.$P96];[.$Z96];[.$AJ96];[.$AT96];[.$BD96];[.$BN96];[.$BX96];[.$CH96];[.$CR96];[.$DB96])" office:value-type="float"/>
          <table:table-cell table:formula="of:=MEDIAN([.$G96];[.$Q96];[.$AA96];[.$AK96];[.$AU96];[.$BE96];[.$BO96];[.$BY96];[.$CI96];[.$CS96];[.$DC96])" office:value-type="float"/>
          <table:table-cell table:formula="of:=MEDIAN([.$H96];[.$R96];[.$AB96];[.$AL96];[.$AV96];[.$BF96];[.$BP96];[.$BZ96];[.$CJ96];[.$CT96];[.$DD96])" office:value-type="float"/>
          <table:table-cell table:formula="of:=MEDIAN([.$I96];[.$S96];[.$AC96];[.$AM96];[.$AW96];[.$BG96];[.$BQ96];[.$CA96];[.$CK96];[.$CU96];[.$DE96])" office:value-type="float"/>
          <table:table-cell table:formula="of:=MEDIAN([.$J96];[.$T96];[.$AD96];[.$AN96];[.$AX96];[.$BH96];[.$BR96];[.$CB96];[.$CL96];[.$CV96];[.$DF96])" office:value-type="float"/>
          <table:table-cell table:formula="of:=MEDIAN([.$K96];[.$U96];[.$AE96];[.$AO96];[.$AY96];[.$BI96];[.$BS96];[.$CC96];[.$CM96];[.$CW96];[.$DG96])" office:value-type="float"/>
          <table:table-cell table:formula="of:=MAX([.$B96];[.$L96];[.$V96];[.$AF96];[.$AP96];[.$AZ96];[.$BJ96];[.$BT96];[.$CD96];[.$CN96];[.$CX96])" office:value-type="float"/>
          <table:table-cell table:formula="of:=MAX([.$C96];[.$M96];[.$W96];[.$AG96];[.$AQ96];[.$BA96];[.$BK96];[.$BU96];[.$CE96];[.$CO96];[.$CY96])" office:value-type="float"/>
          <table:table-cell table:formula="of:=MAX([.$D96];[.$N96];[.$X96];[.$AH96];[.$AR96];[.$BB96];[.$BL96];[.$BV96];[.$CF96];[.$CP96];[.$CZ96])" office:value-type="float"/>
          <table:table-cell table:formula="of:=MAX([.$E96];[.$O96];[.$Y96];[.$AI96];[.$AS96];[.$BC96];[.$BM96];[.$BW96];[.$CG96];[.$CQ96];[.$DA96])" office:value-type="float"/>
          <table:table-cell table:formula="of:=MAX([.$F96];[.$P96];[.$Z96];[.$AJ96];[.$AT96];[.$BD96];[.$BN96];[.$BX96];[.$CH96];[.$CR96];[.$DB96])" office:value-type="float"/>
          <table:table-cell table:formula="of:=MAX([.$G96];[.$Q96];[.$AA96];[.$AK96];[.$AU96];[.$BE96];[.$BO96];[.$BY96];[.$CI96];[.$CS96];[.$DC96])" office:value-type="float"/>
          <table:table-cell table:formula="of:=MAX([.$H96];[.$R96];[.$AB96];[.$AL96];[.$AV96];[.$BF96];[.$BP96];[.$BZ96];[.$CJ96];[.$CT96];[.$DD96])" office:value-type="float"/>
          <table:table-cell table:formula="of:=MAX([.$I96];[.$S96];[.$AC96];[.$AM96];[.$AW96];[.$BG96];[.$BQ96];[.$CA96];[.$CK96];[.$CU96];[.$DE96])" office:value-type="float"/>
          <table:table-cell table:formula="of:=MAX([.$J96];[.$T96];[.$AD96];[.$AN96];[.$AX96];[.$BH96];[.$BR96];[.$CB96];[.$CL96];[.$CV96];[.$DF96])" office:value-type="float"/>
          <table:table-cell table:formula="of:=MAX([.$K96];[.$U96];[.$AE96];[.$AO96];[.$AY96];[.$BI96];[.$BS96];[.$CC96];[.$CM96];[.$CW96];[.$DG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L97];[.$V97];[.$AF97];[.$AP97];[.$AZ97];[.$BJ97];[.$BT97];[.$CD97];[.$CN97];[.$CX97])" office:value-type="float"/>
          <table:table-cell table:formula="of:=MIN([.$C97];[.$M97];[.$W97];[.$AG97];[.$AQ97];[.$BA97];[.$BK97];[.$BU97];[.$CE97];[.$CO97];[.$CY97])" office:value-type="float"/>
          <table:table-cell table:formula="of:=MIN([.$D97];[.$N97];[.$X97];[.$AH97];[.$AR97];[.$BB97];[.$BL97];[.$BV97];[.$CF97];[.$CP97];[.$CZ97])" office:value-type="float"/>
          <table:table-cell table:formula="of:=MIN([.$E97];[.$O97];[.$Y97];[.$AI97];[.$AS97];[.$BC97];[.$BM97];[.$BW97];[.$CG97];[.$CQ97];[.$DA97])" office:value-type="float"/>
          <table:table-cell table:formula="of:=MIN([.$F97];[.$P97];[.$Z97];[.$AJ97];[.$AT97];[.$BD97];[.$BN97];[.$BX97];[.$CH97];[.$CR97];[.$DB97])" office:value-type="float"/>
          <table:table-cell table:formula="of:=MIN([.$G97];[.$Q97];[.$AA97];[.$AK97];[.$AU97];[.$BE97];[.$BO97];[.$BY97];[.$CI97];[.$CS97];[.$DC97])" office:value-type="float"/>
          <table:table-cell table:formula="of:=MIN([.$H97];[.$R97];[.$AB97];[.$AL97];[.$AV97];[.$BF97];[.$BP97];[.$BZ97];[.$CJ97];[.$CT97];[.$DD97])" office:value-type="float"/>
          <table:table-cell table:formula="of:=MIN([.$I97];[.$S97];[.$AC97];[.$AM97];[.$AW97];[.$BG97];[.$BQ97];[.$CA97];[.$CK97];[.$CU97];[.$DE97])" office:value-type="float"/>
          <table:table-cell table:formula="of:=MIN([.$J97];[.$T97];[.$AD97];[.$AN97];[.$AX97];[.$BH97];[.$BR97];[.$CB97];[.$CL97];[.$CV97];[.$DF97])" office:value-type="float"/>
          <table:table-cell table:formula="of:=MIN([.$K97];[.$U97];[.$AE97];[.$AO97];[.$AY97];[.$BI97];[.$BS97];[.$CC97];[.$CM97];[.$CW97];[.$DG97])" office:value-type="float"/>
          <table:table-cell table:formula="of:=MEDIAN([.$B97];[.$L97];[.$V97];[.$AF97];[.$AP97];[.$AZ97];[.$BJ97];[.$BT97];[.$CD97];[.$CN97];[.$CX97])" office:value-type="float"/>
          <table:table-cell table:formula="of:=MEDIAN([.$C97];[.$M97];[.$W97];[.$AG97];[.$AQ97];[.$BA97];[.$BK97];[.$BU97];[.$CE97];[.$CO97];[.$CY97])" office:value-type="float"/>
          <table:table-cell table:formula="of:=MEDIAN([.$D97];[.$N97];[.$X97];[.$AH97];[.$AR97];[.$BB97];[.$BL97];[.$BV97];[.$CF97];[.$CP97];[.$CZ97])" office:value-type="float"/>
          <table:table-cell table:formula="of:=MEDIAN([.$E97];[.$O97];[.$Y97];[.$AI97];[.$AS97];[.$BC97];[.$BM97];[.$BW97];[.$CG97];[.$CQ97];[.$DA97])" office:value-type="float"/>
          <table:table-cell table:formula="of:=MEDIAN([.$F97];[.$P97];[.$Z97];[.$AJ97];[.$AT97];[.$BD97];[.$BN97];[.$BX97];[.$CH97];[.$CR97];[.$DB97])" office:value-type="float"/>
          <table:table-cell table:formula="of:=MEDIAN([.$G97];[.$Q97];[.$AA97];[.$AK97];[.$AU97];[.$BE97];[.$BO97];[.$BY97];[.$CI97];[.$CS97];[.$DC97])" office:value-type="float"/>
          <table:table-cell table:formula="of:=MEDIAN([.$H97];[.$R97];[.$AB97];[.$AL97];[.$AV97];[.$BF97];[.$BP97];[.$BZ97];[.$CJ97];[.$CT97];[.$DD97])" office:value-type="float"/>
          <table:table-cell table:formula="of:=MEDIAN([.$I97];[.$S97];[.$AC97];[.$AM97];[.$AW97];[.$BG97];[.$BQ97];[.$CA97];[.$CK97];[.$CU97];[.$DE97])" office:value-type="float"/>
          <table:table-cell table:formula="of:=MEDIAN([.$J97];[.$T97];[.$AD97];[.$AN97];[.$AX97];[.$BH97];[.$BR97];[.$CB97];[.$CL97];[.$CV97];[.$DF97])" office:value-type="float"/>
          <table:table-cell table:formula="of:=MEDIAN([.$K97];[.$U97];[.$AE97];[.$AO97];[.$AY97];[.$BI97];[.$BS97];[.$CC97];[.$CM97];[.$CW97];[.$DG97])" office:value-type="float"/>
          <table:table-cell table:formula="of:=MAX([.$B97];[.$L97];[.$V97];[.$AF97];[.$AP97];[.$AZ97];[.$BJ97];[.$BT97];[.$CD97];[.$CN97];[.$CX97])" office:value-type="float"/>
          <table:table-cell table:formula="of:=MAX([.$C97];[.$M97];[.$W97];[.$AG97];[.$AQ97];[.$BA97];[.$BK97];[.$BU97];[.$CE97];[.$CO97];[.$CY97])" office:value-type="float"/>
          <table:table-cell table:formula="of:=MAX([.$D97];[.$N97];[.$X97];[.$AH97];[.$AR97];[.$BB97];[.$BL97];[.$BV97];[.$CF97];[.$CP97];[.$CZ97])" office:value-type="float"/>
          <table:table-cell table:formula="of:=MAX([.$E97];[.$O97];[.$Y97];[.$AI97];[.$AS97];[.$BC97];[.$BM97];[.$BW97];[.$CG97];[.$CQ97];[.$DA97])" office:value-type="float"/>
          <table:table-cell table:formula="of:=MAX([.$F97];[.$P97];[.$Z97];[.$AJ97];[.$AT97];[.$BD97];[.$BN97];[.$BX97];[.$CH97];[.$CR97];[.$DB97])" office:value-type="float"/>
          <table:table-cell table:formula="of:=MAX([.$G97];[.$Q97];[.$AA97];[.$AK97];[.$AU97];[.$BE97];[.$BO97];[.$BY97];[.$CI97];[.$CS97];[.$DC97])" office:value-type="float"/>
          <table:table-cell table:formula="of:=MAX([.$H97];[.$R97];[.$AB97];[.$AL97];[.$AV97];[.$BF97];[.$BP97];[.$BZ97];[.$CJ97];[.$CT97];[.$DD97])" office:value-type="float"/>
          <table:table-cell table:formula="of:=MAX([.$I97];[.$S97];[.$AC97];[.$AM97];[.$AW97];[.$BG97];[.$BQ97];[.$CA97];[.$CK97];[.$CU97];[.$DE97])" office:value-type="float"/>
          <table:table-cell table:formula="of:=MAX([.$J97];[.$T97];[.$AD97];[.$AN97];[.$AX97];[.$BH97];[.$BR97];[.$CB97];[.$CL97];[.$CV97];[.$DF97])" office:value-type="float"/>
          <table:table-cell table:formula="of:=MAX([.$K97];[.$U97];[.$AE97];[.$AO97];[.$AY97];[.$BI97];[.$BS97];[.$CC97];[.$CM97];[.$CW97];[.$DG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table:style-name="cellBest" office:value-type="float" office:value="38.1373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table:style-name="cellWorst" office:value-type="float" office:value="2049270.0"/>
          <table:table-cell table:style-name="cellBest" office:value-type="float" office:value="0.0"/>
          <table:table-cell office:value-type="float" office:value="1478.0"/>
          <table:table-cell office:value-type="float" office:value="4.0"/>
          <table:table-cell office:value-type="float" office:value="59.0"/>
          <table:table-cell table:style-name="cellWorst"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6.3059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table:style-name="cellBest" office:value-type="float" office:value="697553.0"/>
          <table:table-cell table:style-name="cellBest" office:value-type="float" office:value="0.0"/>
          <table:table-cell office:value-type="float" office:value="3247.0"/>
          <table:table-cell office:value-type="float" office:value="4.0"/>
          <table:table-cell office:value-type="float" office:value="60.0"/>
          <table:table-cell office:value-type="float" office:value="158.281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908205.0"/>
          <table:table-cell office:value-type="float" office:value="26.0"/>
          <table:table-cell office:value-type="float" office:value="7390.0"/>
          <table:table-cell office:value-type="float" office:value="4.0"/>
          <table:table-cell office:value-type="float" office:value="60.0"/>
          <table:table-cell office:value-type="float" office:value="161.113"/>
          <table:table-cell office:value-type="float" office:value="0.0"/>
          <table:table-cell office:value-type="float" office:value="0.0296033155713"/>
          <table:table-cell office:value-type="float" office:value="0.00044404973357"/>
          <table:table-cell office:value-type="float" office:value="0.0"/>
          <table:table-cell office:value-type="float" office:value="1908138.0"/>
          <table:table-cell office:value-type="float" office:value="54.0"/>
          <table:table-cell office:value-type="float" office:value="7386.0"/>
          <table:table-cell office:value-type="float" office:value="4.0"/>
          <table:table-cell office:value-type="float" office:value="60.0"/>
          <table:table-cell office:value-type="float" office:value="164.843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908209.0"/>
          <table:table-cell office:value-type="float" office:value="69.0"/>
          <table:table-cell office:value-type="float" office:value="7389.0"/>
          <table:table-cell office:value-type="float" office:value="4.0"/>
          <table:table-cell office:value-type="float" office:value="60.0"/>
          <table:table-cell office:value-type="float" office:value="146.955"/>
          <table:table-cell office:value-type="float" office:value="0.0"/>
          <table:table-cell office:value-type="float" office:value="0.0296033155713"/>
          <table:table-cell office:value-type="float" office:value="0.000493388592856"/>
          <table:table-cell office:value-type="float" office:value="0.0"/>
          <table:table-cell office:value-type="float" office:value="1908209.0"/>
          <table:table-cell office:value-type="float" office:value="69.0"/>
          <table:table-cell office:value-type="float" office:value="7389.0"/>
          <table:table-cell office:value-type="float" office:value="4.0"/>
          <table:table-cell office:value-type="float" office:value="60.0"/>
          <table:table-cell office:value-type="float" office:value="147.713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1908186.0"/>
          <table:table-cell office:value-type="float" office:value="44.0"/>
          <table:table-cell office:value-type="float" office:value="7408.0"/>
          <table:table-cell office:value-type="float" office:value="4.0"/>
          <table:table-cell office:value-type="float" office:value="60.0"/>
          <table:table-cell office:value-type="float" office:value="148.076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1908176.0"/>
          <table:table-cell office:value-type="float" office:value="44.0"/>
          <table:table-cell office:value-type="float" office:value="7408.0"/>
          <table:table-cell office:value-type="float" office:value="4.0"/>
          <table:table-cell office:value-type="float" office:value="60.0"/>
          <table:table-cell office:value-type="float" office:value="600.02"/>
          <table:table-cell office:value-type="float" office:value="1.0"/>
          <table:table-cell office:value-type="float" office:value="0.0592066311427"/>
          <table:table-cell office:value-type="float" office:value="0.000592066311427"/>
          <table:table-cell office:value-type="float" office:value="0.0"/>
          <table:table-cell office:value-type="float" office:value="1913492.0"/>
          <table:table-cell office:value-type="float" office:value="6745.0"/>
          <table:table-cell table:style-name="cellWorst" office:value-type="float" office:value="140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066311427"/>
          <table:table-cell office:value-type="float" office:value="0.000592066311427"/>
          <table:table-cell office:value-type="float" office:value="0.0"/>
          <table:table-cell office:value-type="float" office:value="1913492.0"/>
          <table:table-cell table:style-name="cellWorst" office:value-type="float" office:value="6746.0"/>
          <table:table-cell table:style-name="cellWorst" office:value-type="float" office:value="14083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L98];[.$V98];[.$AF98];[.$AP98];[.$AZ98];[.$BJ98];[.$BT98];[.$CD98];[.$CN98];[.$CX98])" office:value-type="float"/>
          <table:table-cell table:formula="of:=MIN([.$C98];[.$M98];[.$W98];[.$AG98];[.$AQ98];[.$BA98];[.$BK98];[.$BU98];[.$CE98];[.$CO98];[.$CY98])" office:value-type="float"/>
          <table:table-cell table:formula="of:=MIN([.$D98];[.$N98];[.$X98];[.$AH98];[.$AR98];[.$BB98];[.$BL98];[.$BV98];[.$CF98];[.$CP98];[.$CZ98])" office:value-type="float"/>
          <table:table-cell table:formula="of:=MIN([.$E98];[.$O98];[.$Y98];[.$AI98];[.$AS98];[.$BC98];[.$BM98];[.$BW98];[.$CG98];[.$CQ98];[.$DA98])" office:value-type="float"/>
          <table:table-cell table:formula="of:=MIN([.$F98];[.$P98];[.$Z98];[.$AJ98];[.$AT98];[.$BD98];[.$BN98];[.$BX98];[.$CH98];[.$CR98];[.$DB98])" office:value-type="float"/>
          <table:table-cell table:formula="of:=MIN([.$G98];[.$Q98];[.$AA98];[.$AK98];[.$AU98];[.$BE98];[.$BO98];[.$BY98];[.$CI98];[.$CS98];[.$DC98])" office:value-type="float"/>
          <table:table-cell table:formula="of:=MIN([.$H98];[.$R98];[.$AB98];[.$AL98];[.$AV98];[.$BF98];[.$BP98];[.$BZ98];[.$CJ98];[.$CT98];[.$DD98])" office:value-type="float"/>
          <table:table-cell table:formula="of:=MIN([.$I98];[.$S98];[.$AC98];[.$AM98];[.$AW98];[.$BG98];[.$BQ98];[.$CA98];[.$CK98];[.$CU98];[.$DE98])" office:value-type="float"/>
          <table:table-cell table:formula="of:=MIN([.$J98];[.$T98];[.$AD98];[.$AN98];[.$AX98];[.$BH98];[.$BR98];[.$CB98];[.$CL98];[.$CV98];[.$DF98])" office:value-type="float"/>
          <table:table-cell table:formula="of:=MIN([.$K98];[.$U98];[.$AE98];[.$AO98];[.$AY98];[.$BI98];[.$BS98];[.$CC98];[.$CM98];[.$CW98];[.$DG98])" office:value-type="float"/>
          <table:table-cell table:formula="of:=MEDIAN([.$B98];[.$L98];[.$V98];[.$AF98];[.$AP98];[.$AZ98];[.$BJ98];[.$BT98];[.$CD98];[.$CN98];[.$CX98])" office:value-type="float"/>
          <table:table-cell table:formula="of:=MEDIAN([.$C98];[.$M98];[.$W98];[.$AG98];[.$AQ98];[.$BA98];[.$BK98];[.$BU98];[.$CE98];[.$CO98];[.$CY98])" office:value-type="float"/>
          <table:table-cell table:formula="of:=MEDIAN([.$D98];[.$N98];[.$X98];[.$AH98];[.$AR98];[.$BB98];[.$BL98];[.$BV98];[.$CF98];[.$CP98];[.$CZ98])" office:value-type="float"/>
          <table:table-cell table:formula="of:=MEDIAN([.$E98];[.$O98];[.$Y98];[.$AI98];[.$AS98];[.$BC98];[.$BM98];[.$BW98];[.$CG98];[.$CQ98];[.$DA98])" office:value-type="float"/>
          <table:table-cell table:formula="of:=MEDIAN([.$F98];[.$P98];[.$Z98];[.$AJ98];[.$AT98];[.$BD98];[.$BN98];[.$BX98];[.$CH98];[.$CR98];[.$DB98])" office:value-type="float"/>
          <table:table-cell table:formula="of:=MEDIAN([.$G98];[.$Q98];[.$AA98];[.$AK98];[.$AU98];[.$BE98];[.$BO98];[.$BY98];[.$CI98];[.$CS98];[.$DC98])" office:value-type="float"/>
          <table:table-cell table:formula="of:=MEDIAN([.$H98];[.$R98];[.$AB98];[.$AL98];[.$AV98];[.$BF98];[.$BP98];[.$BZ98];[.$CJ98];[.$CT98];[.$DD98])" office:value-type="float"/>
          <table:table-cell table:formula="of:=MEDIAN([.$I98];[.$S98];[.$AC98];[.$AM98];[.$AW98];[.$BG98];[.$BQ98];[.$CA98];[.$CK98];[.$CU98];[.$DE98])" office:value-type="float"/>
          <table:table-cell table:formula="of:=MEDIAN([.$J98];[.$T98];[.$AD98];[.$AN98];[.$AX98];[.$BH98];[.$BR98];[.$CB98];[.$CL98];[.$CV98];[.$DF98])" office:value-type="float"/>
          <table:table-cell table:formula="of:=MEDIAN([.$K98];[.$U98];[.$AE98];[.$AO98];[.$AY98];[.$BI98];[.$BS98];[.$CC98];[.$CM98];[.$CW98];[.$DG98])" office:value-type="float"/>
          <table:table-cell table:formula="of:=MAX([.$B98];[.$L98];[.$V98];[.$AF98];[.$AP98];[.$AZ98];[.$BJ98];[.$BT98];[.$CD98];[.$CN98];[.$CX98])" office:value-type="float"/>
          <table:table-cell table:formula="of:=MAX([.$C98];[.$M98];[.$W98];[.$AG98];[.$AQ98];[.$BA98];[.$BK98];[.$BU98];[.$CE98];[.$CO98];[.$CY98])" office:value-type="float"/>
          <table:table-cell table:formula="of:=MAX([.$D98];[.$N98];[.$X98];[.$AH98];[.$AR98];[.$BB98];[.$BL98];[.$BV98];[.$CF98];[.$CP98];[.$CZ98])" office:value-type="float"/>
          <table:table-cell table:formula="of:=MAX([.$E98];[.$O98];[.$Y98];[.$AI98];[.$AS98];[.$BC98];[.$BM98];[.$BW98];[.$CG98];[.$CQ98];[.$DA98])" office:value-type="float"/>
          <table:table-cell table:formula="of:=MAX([.$F98];[.$P98];[.$Z98];[.$AJ98];[.$AT98];[.$BD98];[.$BN98];[.$BX98];[.$CH98];[.$CR98];[.$DB98])" office:value-type="float"/>
          <table:table-cell table:formula="of:=MAX([.$G98];[.$Q98];[.$AA98];[.$AK98];[.$AU98];[.$BE98];[.$BO98];[.$BY98];[.$CI98];[.$CS98];[.$DC98])" office:value-type="float"/>
          <table:table-cell table:formula="of:=MAX([.$H98];[.$R98];[.$AB98];[.$AL98];[.$AV98];[.$BF98];[.$BP98];[.$BZ98];[.$CJ98];[.$CT98];[.$DD98])" office:value-type="float"/>
          <table:table-cell table:formula="of:=MAX([.$I98];[.$S98];[.$AC98];[.$AM98];[.$AW98];[.$BG98];[.$BQ98];[.$CA98];[.$CK98];[.$CU98];[.$DE98])" office:value-type="float"/>
          <table:table-cell table:formula="of:=MAX([.$J98];[.$T98];[.$AD98];[.$AN98];[.$AX98];[.$BH98];[.$BR98];[.$CB98];[.$CL98];[.$CV98];[.$DF98])" office:value-type="float"/>
          <table:table-cell table:formula="of:=MAX([.$K98];[.$U98];[.$AE98];[.$AO98];[.$AY98];[.$BI98];[.$BS98];[.$CC98];[.$CM98];[.$CW98];[.$DG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87.7952"/>
          <table:table-cell office:value-type="float" office:value="0.0"/>
          <table:table-cell office:value-type="float" office:value="0.0296384113811"/>
          <table:table-cell office:value-type="float" office:value="0.000493973523019"/>
          <table:table-cell office:value-type="float" office:value="0.0"/>
          <table:table-cell office:value-type="float" office:value="1603686.0"/>
          <table:table-cell table:style-name="cellBest" office:value-type="float" office:value="0.0"/>
          <table:table-cell office:value-type="float" office:value="13584.0"/>
          <table:table-cell office:value-type="float" office:value="4.0"/>
          <table:table-cell office:value-type="float" office:value="41.0"/>
          <table:table-cell table:style-name="cellWorst"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4.468"/>
          <table:table-cell office:value-type="float" office:value="0.0"/>
          <table:table-cell office:value-type="float" office:value="0.0592768227623"/>
          <table:table-cell office:value-type="float" office:value="0.00128433115985"/>
          <table:table-cell office:value-type="float" office:value="0.0"/>
          <table:table-cell table:style-name="cellBest" office:value-type="float" office:value="521748.0"/>
          <table:table-cell table:style-name="cellBest" office:value-type="float" office:value="0.0"/>
          <table:table-cell office:value-type="float" office:value="17344.0"/>
          <table:table-cell office:value-type="float" office:value="4.0"/>
          <table:table-cell office:value-type="float" office:value="41.0"/>
          <table:table-cell office:value-type="float" office:value="111.296"/>
          <table:table-cell office:value-type="float" office:value="0.0"/>
          <table:table-cell office:value-type="float" office:value="0.0592768227623"/>
          <table:table-cell office:value-type="float" office:value="0.00158071527366"/>
          <table:table-cell office:value-type="float" office:value="0.0"/>
          <table:table-cell office:value-type="float" office:value="1660349.0"/>
          <table:table-cell office:value-type="float" office:value="2061.0"/>
          <table:table-cell office:value-type="float" office:value="13293.0"/>
          <table:table-cell office:value-type="float" office:value="4.0"/>
          <table:table-cell office:value-type="float" office:value="40.0"/>
          <table:table-cell office:value-type="float" office:value="129.015"/>
          <table:table-cell office:value-type="float" office:value="0.0"/>
          <table:table-cell office:value-type="float" office:value="0.0889152341434"/>
          <table:table-cell office:value-type="float" office:value="0.00143252321676"/>
          <table:table-cell office:value-type="float" office:value="0.0"/>
          <table:table-cell table:style-name="cellWorst" office:value-type="float" office:value="1666437.0"/>
          <table:table-cell table:style-name="cellWorst" office:value-type="float" office:value="24275.0"/>
          <table:table-cell table:style-name="cellWorst" office:value-type="float" office:value="26798.0"/>
          <table:table-cell office:value-type="float" office:value="4.0"/>
          <table:table-cell office:value-type="float" office:value="40.0"/>
          <table:table-cell office:value-type="float" office:value="137.12"/>
          <table:table-cell office:value-type="float" office:value="0.0"/>
          <table:table-cell office:value-type="float" office:value="0.0889152341434"/>
          <table:table-cell office:value-type="float" office:value="0.00158071527366"/>
          <table:table-cell office:value-type="float" office:value="0.0"/>
          <table:table-cell office:value-type="float" office:value="1661211.0"/>
          <table:table-cell office:value-type="float" office:value="1970.0"/>
          <table:table-cell office:value-type="float" office:value="13180.0"/>
          <table:table-cell office:value-type="float" office:value="4.0"/>
          <table:table-cell office:value-type="float" office:value="40.0"/>
          <table:table-cell office:value-type="float" office:value="107.988"/>
          <table:table-cell office:value-type="float" office:value="0.0"/>
          <table:table-cell office:value-type="float" office:value="0.0889152341434"/>
          <table:table-cell office:value-type="float" office:value="0.00158071527366"/>
          <table:table-cell office:value-type="float" office:value="0.0"/>
          <table:table-cell office:value-type="float" office:value="1661211.0"/>
          <table:table-cell office:value-type="float" office:value="1970.0"/>
          <table:table-cell office:value-type="float" office:value="13180.0"/>
          <table:table-cell office:value-type="float" office:value="4.0"/>
          <table:table-cell office:value-type="float" office:value="40.0"/>
          <table:table-cell office:value-type="float" office:value="117.668"/>
          <table:table-cell office:value-type="float" office:value="0.0"/>
          <table:table-cell office:value-type="float" office:value="0.0889152341434"/>
          <table:table-cell office:value-type="float" office:value="0.00148192056906"/>
          <table:table-cell office:value-type="float" office:value="0.0"/>
          <table:table-cell office:value-type="float" office:value="1663089.0"/>
          <table:table-cell office:value-type="float" office:value="1448.0"/>
          <table:table-cell office:value-type="float" office:value="15741.0"/>
          <table:table-cell office:value-type="float" office:value="4.0"/>
          <table:table-cell office:value-type="float" office:value="40.0"/>
          <table:table-cell office:value-type="float" office:value="200.756"/>
          <table:table-cell office:value-type="float" office:value="0.0"/>
          <table:table-cell office:value-type="float" office:value="0.0592768227623"/>
          <table:table-cell office:value-type="float" office:value="0.00138312586445"/>
          <table:table-cell office:value-type="float" office:value="0.0"/>
          <table:table-cell office:value-type="float" office:value="1663696.0"/>
          <table:table-cell office:value-type="float" office:value="2235.0"/>
          <table:table-cell office:value-type="float" office:value="17085.0"/>
          <table:table-cell office:value-type="float" office:value="4.0"/>
          <table:table-cell office:value-type="float" office:value="40.0"/>
          <table:table-cell office:value-type="float" office:value="600.019"/>
          <table:table-cell office:value-type="float" office:value="1.0"/>
          <table:table-cell office:value-type="float" office:value="0.177830468287"/>
          <table:table-cell office:value-type="float" office:value="0.00177830468287"/>
          <table:table-cell office:value-type="float" office:value="0.0"/>
          <table:table-cell office:value-type="float" office:value="1647797.0"/>
          <table:table-cell office:value-type="float" office:value="8569.0"/>
          <table:table-cell office:value-type="float" office:value="1276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830468287"/>
          <table:table-cell office:value-type="float" office:value="0.00177830468287"/>
          <table:table-cell office:value-type="float" office:value="0.0"/>
          <table:table-cell office:value-type="float" office:value="1647797.0"/>
          <table:table-cell office:value-type="float" office:value="8569.0"/>
          <table:table-cell office:value-type="float" office:value="12766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L99];[.$V99];[.$AF99];[.$AP99];[.$AZ99];[.$BJ99];[.$BT99];[.$CD99];[.$CN99];[.$CX99])" office:value-type="float"/>
          <table:table-cell table:formula="of:=MIN([.$C99];[.$M99];[.$W99];[.$AG99];[.$AQ99];[.$BA99];[.$BK99];[.$BU99];[.$CE99];[.$CO99];[.$CY99])" office:value-type="float"/>
          <table:table-cell table:formula="of:=MIN([.$D99];[.$N99];[.$X99];[.$AH99];[.$AR99];[.$BB99];[.$BL99];[.$BV99];[.$CF99];[.$CP99];[.$CZ99])" office:value-type="float"/>
          <table:table-cell table:formula="of:=MIN([.$E99];[.$O99];[.$Y99];[.$AI99];[.$AS99];[.$BC99];[.$BM99];[.$BW99];[.$CG99];[.$CQ99];[.$DA99])" office:value-type="float"/>
          <table:table-cell table:formula="of:=MIN([.$F99];[.$P99];[.$Z99];[.$AJ99];[.$AT99];[.$BD99];[.$BN99];[.$BX99];[.$CH99];[.$CR99];[.$DB99])" office:value-type="float"/>
          <table:table-cell table:formula="of:=MIN([.$G99];[.$Q99];[.$AA99];[.$AK99];[.$AU99];[.$BE99];[.$BO99];[.$BY99];[.$CI99];[.$CS99];[.$DC99])" office:value-type="float"/>
          <table:table-cell table:formula="of:=MIN([.$H99];[.$R99];[.$AB99];[.$AL99];[.$AV99];[.$BF99];[.$BP99];[.$BZ99];[.$CJ99];[.$CT99];[.$DD99])" office:value-type="float"/>
          <table:table-cell table:formula="of:=MIN([.$I99];[.$S99];[.$AC99];[.$AM99];[.$AW99];[.$BG99];[.$BQ99];[.$CA99];[.$CK99];[.$CU99];[.$DE99])" office:value-type="float"/>
          <table:table-cell table:formula="of:=MIN([.$J99];[.$T99];[.$AD99];[.$AN99];[.$AX99];[.$BH99];[.$BR99];[.$CB99];[.$CL99];[.$CV99];[.$DF99])" office:value-type="float"/>
          <table:table-cell table:formula="of:=MIN([.$K99];[.$U99];[.$AE99];[.$AO99];[.$AY99];[.$BI99];[.$BS99];[.$CC99];[.$CM99];[.$CW99];[.$DG99])" office:value-type="float"/>
          <table:table-cell table:formula="of:=MEDIAN([.$B99];[.$L99];[.$V99];[.$AF99];[.$AP99];[.$AZ99];[.$BJ99];[.$BT99];[.$CD99];[.$CN99];[.$CX99])" office:value-type="float"/>
          <table:table-cell table:formula="of:=MEDIAN([.$C99];[.$M99];[.$W99];[.$AG99];[.$AQ99];[.$BA99];[.$BK99];[.$BU99];[.$CE99];[.$CO99];[.$CY99])" office:value-type="float"/>
          <table:table-cell table:formula="of:=MEDIAN([.$D99];[.$N99];[.$X99];[.$AH99];[.$AR99];[.$BB99];[.$BL99];[.$BV99];[.$CF99];[.$CP99];[.$CZ99])" office:value-type="float"/>
          <table:table-cell table:formula="of:=MEDIAN([.$E99];[.$O99];[.$Y99];[.$AI99];[.$AS99];[.$BC99];[.$BM99];[.$BW99];[.$CG99];[.$CQ99];[.$DA99])" office:value-type="float"/>
          <table:table-cell table:formula="of:=MEDIAN([.$F99];[.$P99];[.$Z99];[.$AJ99];[.$AT99];[.$BD99];[.$BN99];[.$BX99];[.$CH99];[.$CR99];[.$DB99])" office:value-type="float"/>
          <table:table-cell table:formula="of:=MEDIAN([.$G99];[.$Q99];[.$AA99];[.$AK99];[.$AU99];[.$BE99];[.$BO99];[.$BY99];[.$CI99];[.$CS99];[.$DC99])" office:value-type="float"/>
          <table:table-cell table:formula="of:=MEDIAN([.$H99];[.$R99];[.$AB99];[.$AL99];[.$AV99];[.$BF99];[.$BP99];[.$BZ99];[.$CJ99];[.$CT99];[.$DD99])" office:value-type="float"/>
          <table:table-cell table:formula="of:=MEDIAN([.$I99];[.$S99];[.$AC99];[.$AM99];[.$AW99];[.$BG99];[.$BQ99];[.$CA99];[.$CK99];[.$CU99];[.$DE99])" office:value-type="float"/>
          <table:table-cell table:formula="of:=MEDIAN([.$J99];[.$T99];[.$AD99];[.$AN99];[.$AX99];[.$BH99];[.$BR99];[.$CB99];[.$CL99];[.$CV99];[.$DF99])" office:value-type="float"/>
          <table:table-cell table:formula="of:=MEDIAN([.$K99];[.$U99];[.$AE99];[.$AO99];[.$AY99];[.$BI99];[.$BS99];[.$CC99];[.$CM99];[.$CW99];[.$DG99])" office:value-type="float"/>
          <table:table-cell table:formula="of:=MAX([.$B99];[.$L99];[.$V99];[.$AF99];[.$AP99];[.$AZ99];[.$BJ99];[.$BT99];[.$CD99];[.$CN99];[.$CX99])" office:value-type="float"/>
          <table:table-cell table:formula="of:=MAX([.$C99];[.$M99];[.$W99];[.$AG99];[.$AQ99];[.$BA99];[.$BK99];[.$BU99];[.$CE99];[.$CO99];[.$CY99])" office:value-type="float"/>
          <table:table-cell table:formula="of:=MAX([.$D99];[.$N99];[.$X99];[.$AH99];[.$AR99];[.$BB99];[.$BL99];[.$BV99];[.$CF99];[.$CP99];[.$CZ99])" office:value-type="float"/>
          <table:table-cell table:formula="of:=MAX([.$E99];[.$O99];[.$Y99];[.$AI99];[.$AS99];[.$BC99];[.$BM99];[.$BW99];[.$CG99];[.$CQ99];[.$DA99])" office:value-type="float"/>
          <table:table-cell table:formula="of:=MAX([.$F99];[.$P99];[.$Z99];[.$AJ99];[.$AT99];[.$BD99];[.$BN99];[.$BX99];[.$CH99];[.$CR99];[.$DB99])" office:value-type="float"/>
          <table:table-cell table:formula="of:=MAX([.$G99];[.$Q99];[.$AA99];[.$AK99];[.$AU99];[.$BE99];[.$BO99];[.$BY99];[.$CI99];[.$CS99];[.$DC99])" office:value-type="float"/>
          <table:table-cell table:formula="of:=MAX([.$H99];[.$R99];[.$AB99];[.$AL99];[.$AV99];[.$BF99];[.$BP99];[.$BZ99];[.$CJ99];[.$CT99];[.$DD99])" office:value-type="float"/>
          <table:table-cell table:formula="of:=MAX([.$I99];[.$S99];[.$AC99];[.$AM99];[.$AW99];[.$BG99];[.$BQ99];[.$CA99];[.$CK99];[.$CU99];[.$DE99])" office:value-type="float"/>
          <table:table-cell table:formula="of:=MAX([.$J99];[.$T99];[.$AD99];[.$AN99];[.$AX99];[.$BH99];[.$BR99];[.$CB99];[.$CL99];[.$CV99];[.$DF99])" office:value-type="float"/>
          <table:table-cell table:formula="of:=MAX([.$K99];[.$U99];[.$AE99];[.$AO99];[.$AY99];[.$BI99];[.$BS99];[.$CC99];[.$CM99];[.$CW99];[.$DG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office:value-type="float" office:value="227.34"/>
          <table:table-cell office:value-type="float" office:value="0.0"/>
          <table:table-cell office:value-type="float" office:value="0.0296515937732"/>
          <table:table-cell office:value-type="float" office:value="0.000395354583642"/>
          <table:table-cell office:value-type="float" office:value="0.0"/>
          <table:table-cell table:style-name="cellWorst" office:value-type="float" office:value="1236054.0"/>
          <table:table-cell table:style-name="cellBest" office:value-type="float" office:value="0.0"/>
          <table:table-cell office:value-type="float" office:value="33422.0"/>
          <table:table-cell office:value-type="float" office:value="4.0"/>
          <table:table-cell office:value-type="float" office:value="38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9.017"/>
          <table:table-cell office:value-type="float" office:value="0.0"/>
          <table:table-cell office:value-type="float" office:value="0.0593031875463"/>
          <table:table-cell office:value-type="float" office:value="0.000988386459106"/>
          <table:table-cell office:value-type="float" office:value="0.0"/>
          <table:table-cell table:style-name="cellBest" office:value-type="float" office:value="396407.0"/>
          <table:table-cell table:style-name="cellBest" office:value-type="float" office:value="0.0"/>
          <table:table-cell office:value-type="float" office:value="24214.0"/>
          <table:table-cell office:value-type="float" office:value="4.0"/>
          <table:table-cell office:value-type="float" office:value="38.0"/>
          <table:table-cell office:value-type="float" office:value="121.381"/>
          <table:table-cell office:value-type="float" office:value="0.0"/>
          <table:table-cell office:value-type="float" office:value="0.0296515937732"/>
          <table:table-cell office:value-type="float" office:value="0.00153199901161"/>
          <table:table-cell office:value-type="float" office:value="0.0"/>
          <table:table-cell office:value-type="float" office:value="1017941.0"/>
          <table:table-cell office:value-type="float" office:value="2825.0"/>
          <table:table-cell office:value-type="float" office:value="17578.0"/>
          <table:table-cell office:value-type="float" office:value="4.0"/>
          <table:table-cell office:value-type="float" office:value="38.0"/>
          <table:table-cell office:value-type="float" office:value="152.303"/>
          <table:table-cell office:value-type="float" office:value="0.0"/>
          <table:table-cell office:value-type="float" office:value="0.0889547813195"/>
          <table:table-cell office:value-type="float" office:value="0.0014331603657"/>
          <table:table-cell office:value-type="float" office:value="0.0"/>
          <table:table-cell office:value-type="float" office:value="1022887.0"/>
          <table:table-cell table:style-name="cellWorst" office:value-type="float" office:value="27921.0"/>
          <table:table-cell office:value-type="float" office:value="29868.0"/>
          <table:table-cell office:value-type="float" office:value="4.0"/>
          <table:table-cell office:value-type="float" office:value="38.0"/>
          <table:table-cell table:style-name="cellBest" office:value-type="float" office:value="115.058"/>
          <table:table-cell office:value-type="float" office:value="0.0"/>
          <table:table-cell office:value-type="float" office:value="0.118606375093"/>
          <table:table-cell office:value-type="float" office:value="0.00148257968866"/>
          <table:table-cell office:value-type="float" office:value="0.0"/>
          <table:table-cell office:value-type="float" office:value="1020374.0"/>
          <table:table-cell office:value-type="float" office:value="3918.0"/>
          <table:table-cell office:value-type="float" office:value="18336.0"/>
          <table:table-cell office:value-type="float" office:value="4.0"/>
          <table:table-cell office:value-type="float" office:value="38.0"/>
          <table:table-cell office:value-type="float" office:value="120.442"/>
          <table:table-cell office:value-type="float" office:value="0.0"/>
          <table:table-cell office:value-type="float" office:value="0.118606375093"/>
          <table:table-cell office:value-type="float" office:value="0.00148257968866"/>
          <table:table-cell office:value-type="float" office:value="0.0"/>
          <table:table-cell office:value-type="float" office:value="1020374.0"/>
          <table:table-cell office:value-type="float" office:value="3918.0"/>
          <table:table-cell office:value-type="float" office:value="18336.0"/>
          <table:table-cell office:value-type="float" office:value="4.0"/>
          <table:table-cell office:value-type="float" office:value="38.0"/>
          <table:table-cell office:value-type="float" office:value="155.699"/>
          <table:table-cell office:value-type="float" office:value="0.0"/>
          <table:table-cell office:value-type="float" office:value="0.0889547813195"/>
          <table:table-cell office:value-type="float" office:value="0.00148257968866"/>
          <table:table-cell office:value-type="float" office:value="0.0"/>
          <table:table-cell office:value-type="float" office:value="1041824.0"/>
          <table:table-cell office:value-type="float" office:value="24777.0"/>
          <table:table-cell table:style-name="cellWorst" office:value-type="float" office:value="40300.0"/>
          <table:table-cell office:value-type="float" office:value="4.0"/>
          <table:table-cell office:value-type="float" office:value="38.0"/>
          <table:table-cell office:value-type="float" office:value="297.015"/>
          <table:table-cell office:value-type="float" office:value="0.0"/>
          <table:table-cell office:value-type="float" office:value="0.118606375093"/>
          <table:table-cell office:value-type="float" office:value="0.00138374104275"/>
          <table:table-cell office:value-type="float" office:value="0.0"/>
          <table:table-cell office:value-type="float" office:value="1029028.0"/>
          <table:table-cell office:value-type="float" office:value="6582.0"/>
          <table:table-cell office:value-type="float" office:value="27106.0"/>
          <table:table-cell office:value-type="float" office:value="4.0"/>
          <table:table-cell office:value-type="float" office:value="38.0"/>
          <table:table-cell table:style-name="cellWorst" office:value-type="float" office:value="600.02"/>
          <table:table-cell office:value-type="float" office:value="1.0"/>
          <table:table-cell office:value-type="float" office:value="0.177909562639"/>
          <table:table-cell office:value-type="float" office:value="0.00177909562639"/>
          <table:table-cell office:value-type="float" office:value="0.0"/>
          <table:table-cell office:value-type="float" office:value="1002082.0"/>
          <table:table-cell office:value-type="float" office:value="9890.0"/>
          <table:table-cell office:value-type="float" office:value="144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77909562639"/>
          <table:table-cell office:value-type="float" office:value="0.00177909562639"/>
          <table:table-cell office:value-type="float" office:value="0.0"/>
          <table:table-cell office:value-type="float" office:value="1002082.0"/>
          <table:table-cell office:value-type="float" office:value="9890.0"/>
          <table:table-cell office:value-type="float" office:value="14423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L100];[.$V100];[.$AF100];[.$AP100];[.$AZ100];[.$BJ100];[.$BT100];[.$CD100];[.$CN100];[.$CX100])" office:value-type="float"/>
          <table:table-cell table:formula="of:=MIN([.$C100];[.$M100];[.$W100];[.$AG100];[.$AQ100];[.$BA100];[.$BK100];[.$BU100];[.$CE100];[.$CO100];[.$CY100])" office:value-type="float"/>
          <table:table-cell table:formula="of:=MIN([.$D100];[.$N100];[.$X100];[.$AH100];[.$AR100];[.$BB100];[.$BL100];[.$BV100];[.$CF100];[.$CP100];[.$CZ100])" office:value-type="float"/>
          <table:table-cell table:formula="of:=MIN([.$E100];[.$O100];[.$Y100];[.$AI100];[.$AS100];[.$BC100];[.$BM100];[.$BW100];[.$CG100];[.$CQ100];[.$DA100])" office:value-type="float"/>
          <table:table-cell table:formula="of:=MIN([.$F100];[.$P100];[.$Z100];[.$AJ100];[.$AT100];[.$BD100];[.$BN100];[.$BX100];[.$CH100];[.$CR100];[.$DB100])" office:value-type="float"/>
          <table:table-cell table:formula="of:=MIN([.$G100];[.$Q100];[.$AA100];[.$AK100];[.$AU100];[.$BE100];[.$BO100];[.$BY100];[.$CI100];[.$CS100];[.$DC100])" office:value-type="float"/>
          <table:table-cell table:formula="of:=MIN([.$H100];[.$R100];[.$AB100];[.$AL100];[.$AV100];[.$BF100];[.$BP100];[.$BZ100];[.$CJ100];[.$CT100];[.$DD100])" office:value-type="float"/>
          <table:table-cell table:formula="of:=MIN([.$I100];[.$S100];[.$AC100];[.$AM100];[.$AW100];[.$BG100];[.$BQ100];[.$CA100];[.$CK100];[.$CU100];[.$DE100])" office:value-type="float"/>
          <table:table-cell table:formula="of:=MIN([.$J100];[.$T100];[.$AD100];[.$AN100];[.$AX100];[.$BH100];[.$BR100];[.$CB100];[.$CL100];[.$CV100];[.$DF100])" office:value-type="float"/>
          <table:table-cell table:formula="of:=MIN([.$K100];[.$U100];[.$AE100];[.$AO100];[.$AY100];[.$BI100];[.$BS100];[.$CC100];[.$CM100];[.$CW100];[.$DG100])" office:value-type="float"/>
          <table:table-cell table:formula="of:=MEDIAN([.$B100];[.$L100];[.$V100];[.$AF100];[.$AP100];[.$AZ100];[.$BJ100];[.$BT100];[.$CD100];[.$CN100];[.$CX100])" office:value-type="float"/>
          <table:table-cell table:formula="of:=MEDIAN([.$C100];[.$M100];[.$W100];[.$AG100];[.$AQ100];[.$BA100];[.$BK100];[.$BU100];[.$CE100];[.$CO100];[.$CY100])" office:value-type="float"/>
          <table:table-cell table:formula="of:=MEDIAN([.$D100];[.$N100];[.$X100];[.$AH100];[.$AR100];[.$BB100];[.$BL100];[.$BV100];[.$CF100];[.$CP100];[.$CZ100])" office:value-type="float"/>
          <table:table-cell table:formula="of:=MEDIAN([.$E100];[.$O100];[.$Y100];[.$AI100];[.$AS100];[.$BC100];[.$BM100];[.$BW100];[.$CG100];[.$CQ100];[.$DA100])" office:value-type="float"/>
          <table:table-cell table:formula="of:=MEDIAN([.$F100];[.$P100];[.$Z100];[.$AJ100];[.$AT100];[.$BD100];[.$BN100];[.$BX100];[.$CH100];[.$CR100];[.$DB100])" office:value-type="float"/>
          <table:table-cell table:formula="of:=MEDIAN([.$G100];[.$Q100];[.$AA100];[.$AK100];[.$AU100];[.$BE100];[.$BO100];[.$BY100];[.$CI100];[.$CS100];[.$DC100])" office:value-type="float"/>
          <table:table-cell table:formula="of:=MEDIAN([.$H100];[.$R100];[.$AB100];[.$AL100];[.$AV100];[.$BF100];[.$BP100];[.$BZ100];[.$CJ100];[.$CT100];[.$DD100])" office:value-type="float"/>
          <table:table-cell table:formula="of:=MEDIAN([.$I100];[.$S100];[.$AC100];[.$AM100];[.$AW100];[.$BG100];[.$BQ100];[.$CA100];[.$CK100];[.$CU100];[.$DE100])" office:value-type="float"/>
          <table:table-cell table:formula="of:=MEDIAN([.$J100];[.$T100];[.$AD100];[.$AN100];[.$AX100];[.$BH100];[.$BR100];[.$CB100];[.$CL100];[.$CV100];[.$DF100])" office:value-type="float"/>
          <table:table-cell table:formula="of:=MEDIAN([.$K100];[.$U100];[.$AE100];[.$AO100];[.$AY100];[.$BI100];[.$BS100];[.$CC100];[.$CM100];[.$CW100];[.$DG100])" office:value-type="float"/>
          <table:table-cell table:formula="of:=MAX([.$B100];[.$L100];[.$V100];[.$AF100];[.$AP100];[.$AZ100];[.$BJ100];[.$BT100];[.$CD100];[.$CN100];[.$CX100])" office:value-type="float"/>
          <table:table-cell table:formula="of:=MAX([.$C100];[.$M100];[.$W100];[.$AG100];[.$AQ100];[.$BA100];[.$BK100];[.$BU100];[.$CE100];[.$CO100];[.$CY100])" office:value-type="float"/>
          <table:table-cell table:formula="of:=MAX([.$D100];[.$N100];[.$X100];[.$AH100];[.$AR100];[.$BB100];[.$BL100];[.$BV100];[.$CF100];[.$CP100];[.$CZ100])" office:value-type="float"/>
          <table:table-cell table:formula="of:=MAX([.$E100];[.$O100];[.$Y100];[.$AI100];[.$AS100];[.$BC100];[.$BM100];[.$BW100];[.$CG100];[.$CQ100];[.$DA100])" office:value-type="float"/>
          <table:table-cell table:formula="of:=MAX([.$F100];[.$P100];[.$Z100];[.$AJ100];[.$AT100];[.$BD100];[.$BN100];[.$BX100];[.$CH100];[.$CR100];[.$DB100])" office:value-type="float"/>
          <table:table-cell table:formula="of:=MAX([.$G100];[.$Q100];[.$AA100];[.$AK100];[.$AU100];[.$BE100];[.$BO100];[.$BY100];[.$CI100];[.$CS100];[.$DC100])" office:value-type="float"/>
          <table:table-cell table:formula="of:=MAX([.$H100];[.$R100];[.$AB100];[.$AL100];[.$AV100];[.$BF100];[.$BP100];[.$BZ100];[.$CJ100];[.$CT100];[.$DD100])" office:value-type="float"/>
          <table:table-cell table:formula="of:=MAX([.$I100];[.$S100];[.$AC100];[.$AM100];[.$AW100];[.$BG100];[.$BQ100];[.$CA100];[.$CK100];[.$CU100];[.$DE100])" office:value-type="float"/>
          <table:table-cell table:formula="of:=MAX([.$J100];[.$T100];[.$AD100];[.$AN100];[.$AX100];[.$BH100];[.$BR100];[.$CB100];[.$CL100];[.$CV100];[.$DF100])" office:value-type="float"/>
          <table:table-cell table:formula="of:=MAX([.$K100];[.$U100];[.$AE100];[.$AO100];[.$AY100];[.$BI100];[.$BS100];[.$CC100];[.$CM100];[.$CW100];[.$DG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46.8559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table:style-name="cellWorst" office:value-type="float" office:value="1492113.0"/>
          <table:table-cell table:style-name="cellBest" office:value-type="float" office:value="0.0"/>
          <table:table-cell office:value-type="float" office:value="3004.0"/>
          <table:table-cell office:value-type="float" office:value="4.0"/>
          <table:table-cell office:value-type="float" office:value="47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.4911"/>
          <table:table-cell office:value-type="float" office:value="0.0"/>
          <table:table-cell office:value-type="float" office:value="0.0296164667555"/>
          <table:table-cell office:value-type="float" office:value="0.00083913322474"/>
          <table:table-cell office:value-type="float" office:value="0.0"/>
          <table:table-cell table:style-name="cellBest" office:value-type="float" office:value="446936.0"/>
          <table:table-cell table:style-name="cellBest" office:value-type="float" office:value="0.0"/>
          <table:table-cell table:style-name="cellWorst" office:value-type="float" office:value="5502.0"/>
          <table:table-cell office:value-type="float" office:value="4.0"/>
          <table:table-cell office:value-type="float" office:value="47.0"/>
          <table:table-cell office:value-type="float" office:value="38.2881"/>
          <table:table-cell office:value-type="float" office:value="0.0"/>
          <table:table-cell office:value-type="float" office:value="0.0296164667555"/>
          <table:table-cell office:value-type="float" office:value="0.00103657633644"/>
          <table:table-cell office:value-type="float" office:value="0.0"/>
          <table:table-cell office:value-type="float" office:value="1427149.0"/>
          <table:table-cell office:value-type="float" office:value="396.0"/>
          <table:table-cell office:value-type="float" office:value="2604.0"/>
          <table:table-cell office:value-type="float" office:value="4.0"/>
          <table:table-cell office:value-type="float" office:value="47.0"/>
          <table:table-cell office:value-type="float" office:value="40.0931"/>
          <table:table-cell office:value-type="float" office:value="0.0"/>
          <table:table-cell office:value-type="float" office:value="0.0296164667555"/>
          <table:table-cell office:value-type="float" office:value="0.000937854780591"/>
          <table:table-cell office:value-type="float" office:value="0.0"/>
          <table:table-cell office:value-type="float" office:value="1427123.0"/>
          <table:table-cell table:style-name="cellWorst" office:value-type="float" office:value="2694.0"/>
          <table:table-cell office:value-type="float" office:value="3645.0"/>
          <table:table-cell office:value-type="float" office:value="4.0"/>
          <table:table-cell office:value-type="float" office:value="47.0"/>
          <table:table-cell table:style-name="cellBest" office:value-type="float" office:value="37.6578"/>
          <table:table-cell office:value-type="float" office:value="0.0"/>
          <table:table-cell office:value-type="float" office:value="0.0296164667555"/>
          <table:table-cell office:value-type="float" office:value="0.000987215558517"/>
          <table:table-cell office:value-type="float" office:value="0.0"/>
          <table:table-cell office:value-type="float" office:value="1426922.0"/>
          <table:table-cell office:value-type="float" office:value="398.0"/>
          <table:table-cell office:value-type="float" office:value="2311.0"/>
          <table:table-cell office:value-type="float" office:value="4.0"/>
          <table:table-cell office:value-type="float" office:value="47.0"/>
          <table:table-cell office:value-type="float" office:value="38.4615"/>
          <table:table-cell office:value-type="float" office:value="0.0"/>
          <table:table-cell office:value-type="float" office:value="0.0296164667555"/>
          <table:table-cell office:value-type="float" office:value="0.000987215558517"/>
          <table:table-cell office:value-type="float" office:value="0.0"/>
          <table:table-cell office:value-type="float" office:value="1426922.0"/>
          <table:table-cell office:value-type="float" office:value="398.0"/>
          <table:table-cell office:value-type="float" office:value="2311.0"/>
          <table:table-cell office:value-type="float" office:value="4.0"/>
          <table:table-cell office:value-type="float" office:value="47.0"/>
          <table:table-cell office:value-type="float" office:value="38.808"/>
          <table:table-cell office:value-type="float" office:value="0.0"/>
          <table:table-cell office:value-type="float" office:value="0.059232933511"/>
          <table:table-cell office:value-type="float" office:value="0.000987215558517"/>
          <table:table-cell office:value-type="float" office:value="0.0"/>
          <table:table-cell office:value-type="float" office:value="1427202.0"/>
          <table:table-cell office:value-type="float" office:value="1619.0"/>
          <table:table-cell office:value-type="float" office:value="3361.0"/>
          <table:table-cell office:value-type="float" office:value="4.0"/>
          <table:table-cell office:value-type="float" office:value="47.0"/>
          <table:table-cell office:value-type="float" office:value="66.4988"/>
          <table:table-cell office:value-type="float" office:value="0.0"/>
          <table:table-cell office:value-type="float" office:value="0.059232933511"/>
          <table:table-cell office:value-type="float" office:value="0.000987215558517"/>
          <table:table-cell office:value-type="float" office:value="0.0"/>
          <table:table-cell office:value-type="float" office:value="1427841.0"/>
          <table:table-cell office:value-type="float" office:value="1764.0"/>
          <table:table-cell office:value-type="float" office:value="3736.0"/>
          <table:table-cell office:value-type="float" office:value="4.0"/>
          <table:table-cell office:value-type="float" office:value="47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465867022"/>
          <table:table-cell office:value-type="float" office:value="0.00118465867022"/>
          <table:table-cell office:value-type="float" office:value="0.0"/>
          <table:table-cell office:value-type="float" office:value="1422631.0"/>
          <table:table-cell office:value-type="float" office:value="777.0"/>
          <table:table-cell office:value-type="float" office:value="2069.0"/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L101];[.$V101];[.$AF101];[.$AP101];[.$AZ101];[.$BJ101];[.$BT101];[.$CD101];[.$CN101];[.$CX101])" office:value-type="float"/>
          <table:table-cell table:formula="of:=MIN([.$C101];[.$M101];[.$W101];[.$AG101];[.$AQ101];[.$BA101];[.$BK101];[.$BU101];[.$CE101];[.$CO101];[.$CY101])" office:value-type="float"/>
          <table:table-cell table:formula="of:=MIN([.$D101];[.$N101];[.$X101];[.$AH101];[.$AR101];[.$BB101];[.$BL101];[.$BV101];[.$CF101];[.$CP101];[.$CZ101])" office:value-type="float"/>
          <table:table-cell table:formula="of:=MIN([.$E101];[.$O101];[.$Y101];[.$AI101];[.$AS101];[.$BC101];[.$BM101];[.$BW101];[.$CG101];[.$CQ101];[.$DA101])" office:value-type="float"/>
          <table:table-cell table:formula="of:=MIN([.$F101];[.$P101];[.$Z101];[.$AJ101];[.$AT101];[.$BD101];[.$BN101];[.$BX101];[.$CH101];[.$CR101];[.$DB101])" office:value-type="float"/>
          <table:table-cell table:formula="of:=MIN([.$G101];[.$Q101];[.$AA101];[.$AK101];[.$AU101];[.$BE101];[.$BO101];[.$BY101];[.$CI101];[.$CS101];[.$DC101])" office:value-type="float"/>
          <table:table-cell table:formula="of:=MIN([.$H101];[.$R101];[.$AB101];[.$AL101];[.$AV101];[.$BF101];[.$BP101];[.$BZ101];[.$CJ101];[.$CT101];[.$DD101])" office:value-type="float"/>
          <table:table-cell table:formula="of:=MIN([.$I101];[.$S101];[.$AC101];[.$AM101];[.$AW101];[.$BG101];[.$BQ101];[.$CA101];[.$CK101];[.$CU101];[.$DE101])" office:value-type="float"/>
          <table:table-cell table:formula="of:=MIN([.$J101];[.$T101];[.$AD101];[.$AN101];[.$AX101];[.$BH101];[.$BR101];[.$CB101];[.$CL101];[.$CV101];[.$DF101])" office:value-type="float"/>
          <table:table-cell table:formula="of:=MIN([.$K101];[.$U101];[.$AE101];[.$AO101];[.$AY101];[.$BI101];[.$BS101];[.$CC101];[.$CM101];[.$CW101];[.$DG101])" office:value-type="float"/>
          <table:table-cell table:formula="of:=MEDIAN([.$B101];[.$L101];[.$V101];[.$AF101];[.$AP101];[.$AZ101];[.$BJ101];[.$BT101];[.$CD101];[.$CN101];[.$CX101])" office:value-type="float"/>
          <table:table-cell table:formula="of:=MEDIAN([.$C101];[.$M101];[.$W101];[.$AG101];[.$AQ101];[.$BA101];[.$BK101];[.$BU101];[.$CE101];[.$CO101];[.$CY101])" office:value-type="float"/>
          <table:table-cell table:formula="of:=MEDIAN([.$D101];[.$N101];[.$X101];[.$AH101];[.$AR101];[.$BB101];[.$BL101];[.$BV101];[.$CF101];[.$CP101];[.$CZ101])" office:value-type="float"/>
          <table:table-cell table:formula="of:=MEDIAN([.$E101];[.$O101];[.$Y101];[.$AI101];[.$AS101];[.$BC101];[.$BM101];[.$BW101];[.$CG101];[.$CQ101];[.$DA101])" office:value-type="float"/>
          <table:table-cell table:formula="of:=MEDIAN([.$F101];[.$P101];[.$Z101];[.$AJ101];[.$AT101];[.$BD101];[.$BN101];[.$BX101];[.$CH101];[.$CR101];[.$DB101])" office:value-type="float"/>
          <table:table-cell table:formula="of:=MEDIAN([.$G101];[.$Q101];[.$AA101];[.$AK101];[.$AU101];[.$BE101];[.$BO101];[.$BY101];[.$CI101];[.$CS101];[.$DC101])" office:value-type="float"/>
          <table:table-cell table:formula="of:=MEDIAN([.$H101];[.$R101];[.$AB101];[.$AL101];[.$AV101];[.$BF101];[.$BP101];[.$BZ101];[.$CJ101];[.$CT101];[.$DD101])" office:value-type="float"/>
          <table:table-cell table:formula="of:=MEDIAN([.$I101];[.$S101];[.$AC101];[.$AM101];[.$AW101];[.$BG101];[.$BQ101];[.$CA101];[.$CK101];[.$CU101];[.$DE101])" office:value-type="float"/>
          <table:table-cell table:formula="of:=MEDIAN([.$J101];[.$T101];[.$AD101];[.$AN101];[.$AX101];[.$BH101];[.$BR101];[.$CB101];[.$CL101];[.$CV101];[.$DF101])" office:value-type="float"/>
          <table:table-cell table:formula="of:=MEDIAN([.$K101];[.$U101];[.$AE101];[.$AO101];[.$AY101];[.$BI101];[.$BS101];[.$CC101];[.$CM101];[.$CW101];[.$DG101])" office:value-type="float"/>
          <table:table-cell table:formula="of:=MAX([.$B101];[.$L101];[.$V101];[.$AF101];[.$AP101];[.$AZ101];[.$BJ101];[.$BT101];[.$CD101];[.$CN101];[.$CX101])" office:value-type="float"/>
          <table:table-cell table:formula="of:=MAX([.$C101];[.$M101];[.$W101];[.$AG101];[.$AQ101];[.$BA101];[.$BK101];[.$BU101];[.$CE101];[.$CO101];[.$CY101])" office:value-type="float"/>
          <table:table-cell table:formula="of:=MAX([.$D101];[.$N101];[.$X101];[.$AH101];[.$AR101];[.$BB101];[.$BL101];[.$BV101];[.$CF101];[.$CP101];[.$CZ101])" office:value-type="float"/>
          <table:table-cell table:formula="of:=MAX([.$E101];[.$O101];[.$Y101];[.$AI101];[.$AS101];[.$BC101];[.$BM101];[.$BW101];[.$CG101];[.$CQ101];[.$DA101])" office:value-type="float"/>
          <table:table-cell table:formula="of:=MAX([.$F101];[.$P101];[.$Z101];[.$AJ101];[.$AT101];[.$BD101];[.$BN101];[.$BX101];[.$CH101];[.$CR101];[.$DB101])" office:value-type="float"/>
          <table:table-cell table:formula="of:=MAX([.$G101];[.$Q101];[.$AA101];[.$AK101];[.$AU101];[.$BE101];[.$BO101];[.$BY101];[.$CI101];[.$CS101];[.$DC101])" office:value-type="float"/>
          <table:table-cell table:formula="of:=MAX([.$H101];[.$R101];[.$AB101];[.$AL101];[.$AV101];[.$BF101];[.$BP101];[.$BZ101];[.$CJ101];[.$CT101];[.$DD101])" office:value-type="float"/>
          <table:table-cell table:formula="of:=MAX([.$I101];[.$S101];[.$AC101];[.$AM101];[.$AW101];[.$BG101];[.$BQ101];[.$CA101];[.$CK101];[.$CU101];[.$DE101])" office:value-type="float"/>
          <table:table-cell table:formula="of:=MAX([.$J101];[.$T101];[.$AD101];[.$AN101];[.$AX101];[.$BH101];[.$BR101];[.$CB101];[.$CL101];[.$CV101];[.$DF101])" office:value-type="float"/>
          <table:table-cell table:formula="of:=MAX([.$K101];[.$U101];[.$AE101];[.$AO101];[.$AY101];[.$BI101];[.$BS101];[.$CC101];[.$CM101];[.$CW101];[.$DG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table:style-name="cellBest" office:value-type="float" office:value="27.423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Worst" office:value-type="float" office:value="2030415.0"/>
          <table:table-cell table:style-name="cellBest" office:value-type="float" office:value="0.0"/>
          <table:table-cell office:value-type="float" office:value="864.0"/>
          <table:table-cell office:value-type="float" office:value="4.0"/>
          <table:table-cell office:value-type="float" office:value="57.0"/>
          <table:table-cell table:style-name="cellWorst"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.8405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Best" office:value-type="float" office:value="767156.0"/>
          <table:table-cell table:style-name="cellBest" office:value-type="float" office:value="0.0"/>
          <table:table-cell table:style-name="cellWorst" office:value-type="float" office:value="2640.0"/>
          <table:table-cell office:value-type="float" office:value="4.0"/>
          <table:table-cell office:value-type="float" office:value="58.0"/>
          <table:table-cell office:value-type="float" office:value="32.6519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645.0"/>
          <table:table-cell office:value-type="float" office:value="6.0"/>
          <table:table-cell office:value-type="float" office:value="973.0"/>
          <table:table-cell office:value-type="float" office:value="4.0"/>
          <table:table-cell office:value-type="float" office:value="58.0"/>
          <table:table-cell office:value-type="float" office:value="35.8871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553.0"/>
          <table:table-cell office:value-type="float" office:value="12.0"/>
          <table:table-cell office:value-type="float" office:value="982.0"/>
          <table:table-cell office:value-type="float" office:value="4.0"/>
          <table:table-cell office:value-type="float" office:value="58.0"/>
          <table:table-cell office:value-type="float" office:value="31.0044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666.0"/>
          <table:table-cell table:style-name="cellWorst" office:value-type="float" office:value="67.0"/>
          <table:table-cell office:value-type="float" office:value="975.0"/>
          <table:table-cell office:value-type="float" office:value="4.0"/>
          <table:table-cell office:value-type="float" office:value="58.0"/>
          <table:table-cell office:value-type="float" office:value="32.0561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666.0"/>
          <table:table-cell table:style-name="cellWorst" office:value-type="float" office:value="67.0"/>
          <table:table-cell office:value-type="float" office:value="975.0"/>
          <table:table-cell office:value-type="float" office:value="4.0"/>
          <table:table-cell office:value-type="float" office:value="58.0"/>
          <table:table-cell office:value-type="float" office:value="35.291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602.0"/>
          <table:table-cell office:value-type="float" office:value="15.0"/>
          <table:table-cell office:value-type="float" office:value="985.0"/>
          <table:table-cell office:value-type="float" office:value="4.0"/>
          <table:table-cell office:value-type="float" office:value="58.0"/>
          <table:table-cell office:value-type="float" office:value="39.6296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601.0"/>
          <table:table-cell office:value-type="float" office:value="15.0"/>
          <table:table-cell office:value-type="float" office:value="986.0"/>
          <table:table-cell office:value-type="float" office:value="4.0"/>
          <table:table-cell office:value-type="float" office:value="58.0"/>
          <table:table-cell office:value-type="float" office:value="35.268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548.0"/>
          <table:table-cell office:value-type="float" office:value="8.0"/>
          <table:table-cell office:value-type="float" office:value="980.0"/>
          <table:table-cell office:value-type="float" office:value="4.0"/>
          <table:table-cell office:value-type="float" office:value="58.0"/>
          <table:table-cell office:value-type="float" office:value="32.838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977548.0"/>
          <table:table-cell office:value-type="float" office:value="8.0"/>
          <table:table-cell office:value-type="float" office:value="980.0"/>
          <table:table-cell office:value-type="float" office:value="4.0"/>
          <table:table-cell office:value-type="float" office:value="58.0"/>
          <table:table-cell table:formula="of:=MIN([.$B102];[.$L102];[.$V102];[.$AF102];[.$AP102];[.$AZ102];[.$BJ102];[.$BT102];[.$CD102];[.$CN102];[.$CX102])" office:value-type="float"/>
          <table:table-cell table:formula="of:=MIN([.$C102];[.$M102];[.$W102];[.$AG102];[.$AQ102];[.$BA102];[.$BK102];[.$BU102];[.$CE102];[.$CO102];[.$CY102])" office:value-type="float"/>
          <table:table-cell table:formula="of:=MIN([.$D102];[.$N102];[.$X102];[.$AH102];[.$AR102];[.$BB102];[.$BL102];[.$BV102];[.$CF102];[.$CP102];[.$CZ102])" office:value-type="float"/>
          <table:table-cell table:formula="of:=MIN([.$E102];[.$O102];[.$Y102];[.$AI102];[.$AS102];[.$BC102];[.$BM102];[.$BW102];[.$CG102];[.$CQ102];[.$DA102])" office:value-type="float"/>
          <table:table-cell table:formula="of:=MIN([.$F102];[.$P102];[.$Z102];[.$AJ102];[.$AT102];[.$BD102];[.$BN102];[.$BX102];[.$CH102];[.$CR102];[.$DB102])" office:value-type="float"/>
          <table:table-cell table:formula="of:=MIN([.$G102];[.$Q102];[.$AA102];[.$AK102];[.$AU102];[.$BE102];[.$BO102];[.$BY102];[.$CI102];[.$CS102];[.$DC102])" office:value-type="float"/>
          <table:table-cell table:formula="of:=MIN([.$H102];[.$R102];[.$AB102];[.$AL102];[.$AV102];[.$BF102];[.$BP102];[.$BZ102];[.$CJ102];[.$CT102];[.$DD102])" office:value-type="float"/>
          <table:table-cell table:formula="of:=MIN([.$I102];[.$S102];[.$AC102];[.$AM102];[.$AW102];[.$BG102];[.$BQ102];[.$CA102];[.$CK102];[.$CU102];[.$DE102])" office:value-type="float"/>
          <table:table-cell table:formula="of:=MIN([.$J102];[.$T102];[.$AD102];[.$AN102];[.$AX102];[.$BH102];[.$BR102];[.$CB102];[.$CL102];[.$CV102];[.$DF102])" office:value-type="float"/>
          <table:table-cell table:formula="of:=MIN([.$K102];[.$U102];[.$AE102];[.$AO102];[.$AY102];[.$BI102];[.$BS102];[.$CC102];[.$CM102];[.$CW102];[.$DG102])" office:value-type="float"/>
          <table:table-cell table:formula="of:=MEDIAN([.$B102];[.$L102];[.$V102];[.$AF102];[.$AP102];[.$AZ102];[.$BJ102];[.$BT102];[.$CD102];[.$CN102];[.$CX102])" office:value-type="float"/>
          <table:table-cell table:formula="of:=MEDIAN([.$C102];[.$M102];[.$W102];[.$AG102];[.$AQ102];[.$BA102];[.$BK102];[.$BU102];[.$CE102];[.$CO102];[.$CY102])" office:value-type="float"/>
          <table:table-cell table:formula="of:=MEDIAN([.$D102];[.$N102];[.$X102];[.$AH102];[.$AR102];[.$BB102];[.$BL102];[.$BV102];[.$CF102];[.$CP102];[.$CZ102])" office:value-type="float"/>
          <table:table-cell table:formula="of:=MEDIAN([.$E102];[.$O102];[.$Y102];[.$AI102];[.$AS102];[.$BC102];[.$BM102];[.$BW102];[.$CG102];[.$CQ102];[.$DA102])" office:value-type="float"/>
          <table:table-cell table:formula="of:=MEDIAN([.$F102];[.$P102];[.$Z102];[.$AJ102];[.$AT102];[.$BD102];[.$BN102];[.$BX102];[.$CH102];[.$CR102];[.$DB102])" office:value-type="float"/>
          <table:table-cell table:formula="of:=MEDIAN([.$G102];[.$Q102];[.$AA102];[.$AK102];[.$AU102];[.$BE102];[.$BO102];[.$BY102];[.$CI102];[.$CS102];[.$DC102])" office:value-type="float"/>
          <table:table-cell table:formula="of:=MEDIAN([.$H102];[.$R102];[.$AB102];[.$AL102];[.$AV102];[.$BF102];[.$BP102];[.$BZ102];[.$CJ102];[.$CT102];[.$DD102])" office:value-type="float"/>
          <table:table-cell table:formula="of:=MEDIAN([.$I102];[.$S102];[.$AC102];[.$AM102];[.$AW102];[.$BG102];[.$BQ102];[.$CA102];[.$CK102];[.$CU102];[.$DE102])" office:value-type="float"/>
          <table:table-cell table:formula="of:=MEDIAN([.$J102];[.$T102];[.$AD102];[.$AN102];[.$AX102];[.$BH102];[.$BR102];[.$CB102];[.$CL102];[.$CV102];[.$DF102])" office:value-type="float"/>
          <table:table-cell table:formula="of:=MEDIAN([.$K102];[.$U102];[.$AE102];[.$AO102];[.$AY102];[.$BI102];[.$BS102];[.$CC102];[.$CM102];[.$CW102];[.$DG102])" office:value-type="float"/>
          <table:table-cell table:formula="of:=MAX([.$B102];[.$L102];[.$V102];[.$AF102];[.$AP102];[.$AZ102];[.$BJ102];[.$BT102];[.$CD102];[.$CN102];[.$CX102])" office:value-type="float"/>
          <table:table-cell table:formula="of:=MAX([.$C102];[.$M102];[.$W102];[.$AG102];[.$AQ102];[.$BA102];[.$BK102];[.$BU102];[.$CE102];[.$CO102];[.$CY102])" office:value-type="float"/>
          <table:table-cell table:formula="of:=MAX([.$D102];[.$N102];[.$X102];[.$AH102];[.$AR102];[.$BB102];[.$BL102];[.$BV102];[.$CF102];[.$CP102];[.$CZ102])" office:value-type="float"/>
          <table:table-cell table:formula="of:=MAX([.$E102];[.$O102];[.$Y102];[.$AI102];[.$AS102];[.$BC102];[.$BM102];[.$BW102];[.$CG102];[.$CQ102];[.$DA102])" office:value-type="float"/>
          <table:table-cell table:formula="of:=MAX([.$F102];[.$P102];[.$Z102];[.$AJ102];[.$AT102];[.$BD102];[.$BN102];[.$BX102];[.$CH102];[.$CR102];[.$DB102])" office:value-type="float"/>
          <table:table-cell table:formula="of:=MAX([.$G102];[.$Q102];[.$AA102];[.$AK102];[.$AU102];[.$BE102];[.$BO102];[.$BY102];[.$CI102];[.$CS102];[.$DC102])" office:value-type="float"/>
          <table:table-cell table:formula="of:=MAX([.$H102];[.$R102];[.$AB102];[.$AL102];[.$AV102];[.$BF102];[.$BP102];[.$BZ102];[.$CJ102];[.$CT102];[.$DD102])" office:value-type="float"/>
          <table:table-cell table:formula="of:=MAX([.$I102];[.$S102];[.$AC102];[.$AM102];[.$AW102];[.$BG102];[.$BQ102];[.$CA102];[.$CK102];[.$CU102];[.$DE102])" office:value-type="float"/>
          <table:table-cell table:formula="of:=MAX([.$J102];[.$T102];[.$AD102];[.$AN102];[.$AX102];[.$BH102];[.$BR102];[.$CB102];[.$CL102];[.$CV102];[.$DF102])" office:value-type="float"/>
          <table:table-cell table:formula="of:=MAX([.$K102];[.$U102];[.$AE102];[.$AO102];[.$AY102];[.$BI102];[.$BS102];[.$CC102];[.$CM102];[.$CW102];[.$DG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79.1613"/>
          <table:table-cell office:value-type="float" office:value="0.0"/>
          <table:table-cell office:value-type="float" office:value="0.0295857988166"/>
          <table:table-cell office:value-type="float" office:value="0.000295857988166"/>
          <table:table-cell office:value-type="float" office:value="0.0"/>
          <table:table-cell table:style-name="cellWorst" office:value-type="float" office:value="1896275.0"/>
          <table:table-cell table:style-name="cellBest" office:value-type="float" office:value="0.0"/>
          <table:table-cell office:value-type="float" office:value="6270.0"/>
          <table:table-cell office:value-type="float" office:value="4.0"/>
          <table:table-cell table:style-name="cellBest" office:value-type="float" office:value="51.0"/>
          <table:table-cell table:style-name="cellWorst"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.141"/>
          <table:table-cell office:value-type="float" office:value="0.0"/>
          <table:table-cell office:value-type="float" office:value="0.0591715976331"/>
          <table:table-cell office:value-type="float" office:value="0.00103550295858"/>
          <table:table-cell office:value-type="float" office:value="0.0"/>
          <table:table-cell table:style-name="cellBest" office:value-type="float" office:value="685474.0"/>
          <table:table-cell table:style-name="cellBest" office:value-type="float" office:value="0.0"/>
          <table:table-cell table:style-name="cellWorst" office:value-type="float" office:value="9723.0"/>
          <table:table-cell office:value-type="float" office:value="4.0"/>
          <table:table-cell office:value-type="float" office:value="55.0"/>
          <table:table-cell office:value-type="float" office:value="70.551"/>
          <table:table-cell office:value-type="float" office:value="0.0"/>
          <table:table-cell office:value-type="float" office:value="0.0295857988166"/>
          <table:table-cell office:value-type="float" office:value="0.00128205128205"/>
          <table:table-cell office:value-type="float" office:value="0.0"/>
          <table:table-cell office:value-type="float" office:value="1885901.0"/>
          <table:table-cell office:value-type="float" office:value="1110.0"/>
          <table:table-cell office:value-type="float" office:value="5835.0"/>
          <table:table-cell office:value-type="float" office:value="4.0"/>
          <table:table-cell office:value-type="float" office:value="55.0"/>
          <table:table-cell office:value-type="float" office:value="74.834"/>
          <table:table-cell office:value-type="float" office:value="0.0"/>
          <table:table-cell office:value-type="float" office:value="0.0295857988166"/>
          <table:table-cell office:value-type="float" office:value="0.00123274161736"/>
          <table:table-cell office:value-type="float" office:value="0.0"/>
          <table:table-cell office:value-type="float" office:value="1885997.0"/>
          <table:table-cell table:style-name="cellWorst" office:value-type="float" office:value="8018.0"/>
          <table:table-cell office:value-type="float" office:value="9220.0"/>
          <table:table-cell office:value-type="float" office:value="4.0"/>
          <table:table-cell office:value-type="float" office:value="55.0"/>
          <table:table-cell office:value-type="float" office:value="81.6882"/>
          <table:table-cell office:value-type="float" office:value="0.0"/>
          <table:table-cell office:value-type="float" office:value="0.0887573964497"/>
          <table:table-cell office:value-type="float" office:value="0.00128205128205"/>
          <table:table-cell office:value-type="float" office:value="0.0"/>
          <table:table-cell office:value-type="float" office:value="1885227.0"/>
          <table:table-cell office:value-type="float" office:value="907.0"/>
          <table:table-cell office:value-type="float" office:value="5335.0"/>
          <table:table-cell office:value-type="float" office:value="4.0"/>
          <table:table-cell office:value-type="float" office:value="55.0"/>
          <table:table-cell table:style-name="cellBest" office:value-type="float" office:value="70.2629"/>
          <table:table-cell office:value-type="float" office:value="0.0"/>
          <table:table-cell office:value-type="float" office:value="0.0887573964497"/>
          <table:table-cell office:value-type="float" office:value="0.00128205128205"/>
          <table:table-cell office:value-type="float" office:value="0.0"/>
          <table:table-cell office:value-type="float" office:value="1885227.0"/>
          <table:table-cell office:value-type="float" office:value="907.0"/>
          <table:table-cell office:value-type="float" office:value="5335.0"/>
          <table:table-cell office:value-type="float" office:value="4.0"/>
          <table:table-cell office:value-type="float" office:value="55.0"/>
          <table:table-cell office:value-type="float" office:value="80.2296"/>
          <table:table-cell office:value-type="float" office:value="0.0"/>
          <table:table-cell office:value-type="float" office:value="0.0591715976331"/>
          <table:table-cell office:value-type="float" office:value="0.00128205128205"/>
          <table:table-cell office:value-type="float" office:value="0.0"/>
          <table:table-cell office:value-type="float" office:value="1885631.0"/>
          <table:table-cell office:value-type="float" office:value="3524.0"/>
          <table:table-cell office:value-type="float" office:value="7261.0"/>
          <table:table-cell office:value-type="float" office:value="4.0"/>
          <table:table-cell office:value-type="float" office:value="55.0"/>
          <table:table-cell office:value-type="float" office:value="108.974"/>
          <table:table-cell office:value-type="float" office:value="0.0"/>
          <table:table-cell office:value-type="float" office:value="0.0295857988166"/>
          <table:table-cell office:value-type="float" office:value="0.00123274161736"/>
          <table:table-cell office:value-type="float" office:value="0.0"/>
          <table:table-cell office:value-type="float" office:value="1886161.0"/>
          <table:table-cell office:value-type="float" office:value="3594.0"/>
          <table:table-cell office:value-type="float" office:value="7452.0"/>
          <table:table-cell office:value-type="float" office:value="4.0"/>
          <table:table-cell office:value-type="float" office:value="55.0"/>
          <table:table-cell office:value-type="float" office:value="600.019"/>
          <table:table-cell office:value-type="float" office:value="1.0"/>
          <table:table-cell office:value-type="float" office:value="0.147928994083"/>
          <table:table-cell office:value-type="float" office:value="0.00147928994083"/>
          <table:table-cell office:value-type="float" office:value="0.0"/>
          <table:table-cell office:value-type="float" office:value="1879018.0"/>
          <table:table-cell office:value-type="float" office:value="3693.0"/>
          <table:table-cell office:value-type="float" office:value="555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7928994083"/>
          <table:table-cell office:value-type="float" office:value="0.00147928994083"/>
          <table:table-cell office:value-type="float" office:value="0.0"/>
          <table:table-cell office:value-type="float" office:value="1879018.0"/>
          <table:table-cell office:value-type="float" office:value="3693.0"/>
          <table:table-cell office:value-type="float" office:value="5557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L103];[.$V103];[.$AF103];[.$AP103];[.$AZ103];[.$BJ103];[.$BT103];[.$CD103];[.$CN103];[.$CX103])" office:value-type="float"/>
          <table:table-cell table:formula="of:=MIN([.$C103];[.$M103];[.$W103];[.$AG103];[.$AQ103];[.$BA103];[.$BK103];[.$BU103];[.$CE103];[.$CO103];[.$CY103])" office:value-type="float"/>
          <table:table-cell table:formula="of:=MIN([.$D103];[.$N103];[.$X103];[.$AH103];[.$AR103];[.$BB103];[.$BL103];[.$BV103];[.$CF103];[.$CP103];[.$CZ103])" office:value-type="float"/>
          <table:table-cell table:formula="of:=MIN([.$E103];[.$O103];[.$Y103];[.$AI103];[.$AS103];[.$BC103];[.$BM103];[.$BW103];[.$CG103];[.$CQ103];[.$DA103])" office:value-type="float"/>
          <table:table-cell table:formula="of:=MIN([.$F103];[.$P103];[.$Z103];[.$AJ103];[.$AT103];[.$BD103];[.$BN103];[.$BX103];[.$CH103];[.$CR103];[.$DB103])" office:value-type="float"/>
          <table:table-cell table:formula="of:=MIN([.$G103];[.$Q103];[.$AA103];[.$AK103];[.$AU103];[.$BE103];[.$BO103];[.$BY103];[.$CI103];[.$CS103];[.$DC103])" office:value-type="float"/>
          <table:table-cell table:formula="of:=MIN([.$H103];[.$R103];[.$AB103];[.$AL103];[.$AV103];[.$BF103];[.$BP103];[.$BZ103];[.$CJ103];[.$CT103];[.$DD103])" office:value-type="float"/>
          <table:table-cell table:formula="of:=MIN([.$I103];[.$S103];[.$AC103];[.$AM103];[.$AW103];[.$BG103];[.$BQ103];[.$CA103];[.$CK103];[.$CU103];[.$DE103])" office:value-type="float"/>
          <table:table-cell table:formula="of:=MIN([.$J103];[.$T103];[.$AD103];[.$AN103];[.$AX103];[.$BH103];[.$BR103];[.$CB103];[.$CL103];[.$CV103];[.$DF103])" office:value-type="float"/>
          <table:table-cell table:formula="of:=MIN([.$K103];[.$U103];[.$AE103];[.$AO103];[.$AY103];[.$BI103];[.$BS103];[.$CC103];[.$CM103];[.$CW103];[.$DG103])" office:value-type="float"/>
          <table:table-cell table:formula="of:=MEDIAN([.$B103];[.$L103];[.$V103];[.$AF103];[.$AP103];[.$AZ103];[.$BJ103];[.$BT103];[.$CD103];[.$CN103];[.$CX103])" office:value-type="float"/>
          <table:table-cell table:formula="of:=MEDIAN([.$C103];[.$M103];[.$W103];[.$AG103];[.$AQ103];[.$BA103];[.$BK103];[.$BU103];[.$CE103];[.$CO103];[.$CY103])" office:value-type="float"/>
          <table:table-cell table:formula="of:=MEDIAN([.$D103];[.$N103];[.$X103];[.$AH103];[.$AR103];[.$BB103];[.$BL103];[.$BV103];[.$CF103];[.$CP103];[.$CZ103])" office:value-type="float"/>
          <table:table-cell table:formula="of:=MEDIAN([.$E103];[.$O103];[.$Y103];[.$AI103];[.$AS103];[.$BC103];[.$BM103];[.$BW103];[.$CG103];[.$CQ103];[.$DA103])" office:value-type="float"/>
          <table:table-cell table:formula="of:=MEDIAN([.$F103];[.$P103];[.$Z103];[.$AJ103];[.$AT103];[.$BD103];[.$BN103];[.$BX103];[.$CH103];[.$CR103];[.$DB103])" office:value-type="float"/>
          <table:table-cell table:formula="of:=MEDIAN([.$G103];[.$Q103];[.$AA103];[.$AK103];[.$AU103];[.$BE103];[.$BO103];[.$BY103];[.$CI103];[.$CS103];[.$DC103])" office:value-type="float"/>
          <table:table-cell table:formula="of:=MEDIAN([.$H103];[.$R103];[.$AB103];[.$AL103];[.$AV103];[.$BF103];[.$BP103];[.$BZ103];[.$CJ103];[.$CT103];[.$DD103])" office:value-type="float"/>
          <table:table-cell table:formula="of:=MEDIAN([.$I103];[.$S103];[.$AC103];[.$AM103];[.$AW103];[.$BG103];[.$BQ103];[.$CA103];[.$CK103];[.$CU103];[.$DE103])" office:value-type="float"/>
          <table:table-cell table:formula="of:=MEDIAN([.$J103];[.$T103];[.$AD103];[.$AN103];[.$AX103];[.$BH103];[.$BR103];[.$CB103];[.$CL103];[.$CV103];[.$DF103])" office:value-type="float"/>
          <table:table-cell table:formula="of:=MEDIAN([.$K103];[.$U103];[.$AE103];[.$AO103];[.$AY103];[.$BI103];[.$BS103];[.$CC103];[.$CM103];[.$CW103];[.$DG103])" office:value-type="float"/>
          <table:table-cell table:formula="of:=MAX([.$B103];[.$L103];[.$V103];[.$AF103];[.$AP103];[.$AZ103];[.$BJ103];[.$BT103];[.$CD103];[.$CN103];[.$CX103])" office:value-type="float"/>
          <table:table-cell table:formula="of:=MAX([.$C103];[.$M103];[.$W103];[.$AG103];[.$AQ103];[.$BA103];[.$BK103];[.$BU103];[.$CE103];[.$CO103];[.$CY103])" office:value-type="float"/>
          <table:table-cell table:formula="of:=MAX([.$D103];[.$N103];[.$X103];[.$AH103];[.$AR103];[.$BB103];[.$BL103];[.$BV103];[.$CF103];[.$CP103];[.$CZ103])" office:value-type="float"/>
          <table:table-cell table:formula="of:=MAX([.$E103];[.$O103];[.$Y103];[.$AI103];[.$AS103];[.$BC103];[.$BM103];[.$BW103];[.$CG103];[.$CQ103];[.$DA103])" office:value-type="float"/>
          <table:table-cell table:formula="of:=MAX([.$F103];[.$P103];[.$Z103];[.$AJ103];[.$AT103];[.$BD103];[.$BN103];[.$BX103];[.$CH103];[.$CR103];[.$DB103])" office:value-type="float"/>
          <table:table-cell table:formula="of:=MAX([.$G103];[.$Q103];[.$AA103];[.$AK103];[.$AU103];[.$BE103];[.$BO103];[.$BY103];[.$CI103];[.$CS103];[.$DC103])" office:value-type="float"/>
          <table:table-cell table:formula="of:=MAX([.$H103];[.$R103];[.$AB103];[.$AL103];[.$AV103];[.$BF103];[.$BP103];[.$BZ103];[.$CJ103];[.$CT103];[.$DD103])" office:value-type="float"/>
          <table:table-cell table:formula="of:=MAX([.$I103];[.$S103];[.$AC103];[.$AM103];[.$AW103];[.$BG103];[.$BQ103];[.$CA103];[.$CK103];[.$CU103];[.$DE103])" office:value-type="float"/>
          <table:table-cell table:formula="of:=MAX([.$J103];[.$T103];[.$AD103];[.$AN103];[.$AX103];[.$BH103];[.$BR103];[.$CB103];[.$CL103];[.$CV103];[.$DF103])" office:value-type="float"/>
          <table:table-cell table:formula="of:=MAX([.$K103];[.$U103];[.$AE103];[.$AO103];[.$AY103];[.$BI103];[.$BS103];[.$CC103];[.$CM103];[.$CW103];[.$DG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29.3869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03622.0"/>
          <table:table-cell table:style-name="cellBest" office:value-type="float" office:value="0.0"/>
          <table:table-cell office:value-type="float" office:value="1148.0"/>
          <table:table-cell office:value-type="float" office:value="3.0"/>
          <table:table-cell office:value-type="float" office:value="52.0"/>
          <table:table-cell table:style-name="cellWorst"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.824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table:style-name="cellBest" office:value-type="float" office:value="579107.0"/>
          <table:table-cell table:style-name="cellBest" office:value-type="float" office:value="0.0"/>
          <table:table-cell table:style-name="cellWorst" office:value-type="float" office:value="2894.0"/>
          <table:table-cell office:value-type="float" office:value="3.0"/>
          <table:table-cell office:value-type="float" office:value="53.0"/>
          <table:table-cell office:value-type="float" office:value="28.9282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8.0"/>
          <table:table-cell office:value-type="float" office:value="3.0"/>
          <table:table-cell office:value-type="float" office:value="1026.0"/>
          <table:table-cell office:value-type="float" office:value="3.0"/>
          <table:table-cell office:value-type="float" office:value="53.0"/>
          <table:table-cell office:value-type="float" office:value="31.5325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5.0"/>
          <table:table-cell office:value-type="float" office:value="4.0"/>
          <table:table-cell office:value-type="float" office:value="1027.0"/>
          <table:table-cell office:value-type="float" office:value="3.0"/>
          <table:table-cell office:value-type="float" office:value="53.0"/>
          <table:table-cell office:value-type="float" office:value="31.642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8.0"/>
          <table:table-cell office:value-type="float" office:value="5.0"/>
          <table:table-cell office:value-type="float" office:value="1026.0"/>
          <table:table-cell office:value-type="float" office:value="3.0"/>
          <table:table-cell office:value-type="float" office:value="53.0"/>
          <table:table-cell table:style-name="cellBest" office:value-type="float" office:value="28.7297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8.0"/>
          <table:table-cell office:value-type="float" office:value="5.0"/>
          <table:table-cell office:value-type="float" office:value="1026.0"/>
          <table:table-cell office:value-type="float" office:value="3.0"/>
          <table:table-cell office:value-type="float" office:value="53.0"/>
          <table:table-cell office:value-type="float" office:value="29.7387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9.0"/>
          <table:table-cell office:value-type="float" office:value="6.0"/>
          <table:table-cell office:value-type="float" office:value="1030.0"/>
          <table:table-cell office:value-type="float" office:value="3.0"/>
          <table:table-cell office:value-type="float" office:value="53.0"/>
          <table:table-cell office:value-type="float" office:value="35.3921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table:style-name="cellWorst" office:value-type="float" office:value="1791301.0"/>
          <table:table-cell office:value-type="float" office:value="6.0"/>
          <table:table-cell office:value-type="float" office:value="1030.0"/>
          <table:table-cell office:value-type="float" office:value="3.0"/>
          <table:table-cell office:value-type="float" office:value="53.0"/>
          <table:table-cell office:value-type="float" office:value="33.8349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5.0"/>
          <table:table-cell office:value-type="float" office:value="4.0"/>
          <table:table-cell office:value-type="float" office:value="1027.0"/>
          <table:table-cell office:value-type="float" office:value="3.0"/>
          <table:table-cell office:value-type="float" office:value="53.0"/>
          <table:table-cell office:value-type="float" office:value="39.1942"/>
          <table:table-cell office:value-type="float" office:value="0.0"/>
          <table:table-cell office:value-type="float" office:value="0.0296471983398"/>
          <table:table-cell office:value-type="float" office:value="0.000296471983398"/>
          <table:table-cell office:value-type="float" office:value="0.0"/>
          <table:table-cell office:value-type="float" office:value="1791295.0"/>
          <table:table-cell office:value-type="float" office:value="4.0"/>
          <table:table-cell office:value-type="float" office:value="1027.0"/>
          <table:table-cell office:value-type="float" office:value="3.0"/>
          <table:table-cell office:value-type="float" office:value="53.0"/>
          <table:table-cell table:formula="of:=MIN([.$B104];[.$L104];[.$V104];[.$AF104];[.$AP104];[.$AZ104];[.$BJ104];[.$BT104];[.$CD104];[.$CN104];[.$CX104])" office:value-type="float"/>
          <table:table-cell table:formula="of:=MIN([.$C104];[.$M104];[.$W104];[.$AG104];[.$AQ104];[.$BA104];[.$BK104];[.$BU104];[.$CE104];[.$CO104];[.$CY104])" office:value-type="float"/>
          <table:table-cell table:formula="of:=MIN([.$D104];[.$N104];[.$X104];[.$AH104];[.$AR104];[.$BB104];[.$BL104];[.$BV104];[.$CF104];[.$CP104];[.$CZ104])" office:value-type="float"/>
          <table:table-cell table:formula="of:=MIN([.$E104];[.$O104];[.$Y104];[.$AI104];[.$AS104];[.$BC104];[.$BM104];[.$BW104];[.$CG104];[.$CQ104];[.$DA104])" office:value-type="float"/>
          <table:table-cell table:formula="of:=MIN([.$F104];[.$P104];[.$Z104];[.$AJ104];[.$AT104];[.$BD104];[.$BN104];[.$BX104];[.$CH104];[.$CR104];[.$DB104])" office:value-type="float"/>
          <table:table-cell table:formula="of:=MIN([.$G104];[.$Q104];[.$AA104];[.$AK104];[.$AU104];[.$BE104];[.$BO104];[.$BY104];[.$CI104];[.$CS104];[.$DC104])" office:value-type="float"/>
          <table:table-cell table:formula="of:=MIN([.$H104];[.$R104];[.$AB104];[.$AL104];[.$AV104];[.$BF104];[.$BP104];[.$BZ104];[.$CJ104];[.$CT104];[.$DD104])" office:value-type="float"/>
          <table:table-cell table:formula="of:=MIN([.$I104];[.$S104];[.$AC104];[.$AM104];[.$AW104];[.$BG104];[.$BQ104];[.$CA104];[.$CK104];[.$CU104];[.$DE104])" office:value-type="float"/>
          <table:table-cell table:formula="of:=MIN([.$J104];[.$T104];[.$AD104];[.$AN104];[.$AX104];[.$BH104];[.$BR104];[.$CB104];[.$CL104];[.$CV104];[.$DF104])" office:value-type="float"/>
          <table:table-cell table:formula="of:=MIN([.$K104];[.$U104];[.$AE104];[.$AO104];[.$AY104];[.$BI104];[.$BS104];[.$CC104];[.$CM104];[.$CW104];[.$DG104])" office:value-type="float"/>
          <table:table-cell table:formula="of:=MEDIAN([.$B104];[.$L104];[.$V104];[.$AF104];[.$AP104];[.$AZ104];[.$BJ104];[.$BT104];[.$CD104];[.$CN104];[.$CX104])" office:value-type="float"/>
          <table:table-cell table:formula="of:=MEDIAN([.$C104];[.$M104];[.$W104];[.$AG104];[.$AQ104];[.$BA104];[.$BK104];[.$BU104];[.$CE104];[.$CO104];[.$CY104])" office:value-type="float"/>
          <table:table-cell table:formula="of:=MEDIAN([.$D104];[.$N104];[.$X104];[.$AH104];[.$AR104];[.$BB104];[.$BL104];[.$BV104];[.$CF104];[.$CP104];[.$CZ104])" office:value-type="float"/>
          <table:table-cell table:formula="of:=MEDIAN([.$E104];[.$O104];[.$Y104];[.$AI104];[.$AS104];[.$BC104];[.$BM104];[.$BW104];[.$CG104];[.$CQ104];[.$DA104])" office:value-type="float"/>
          <table:table-cell table:formula="of:=MEDIAN([.$F104];[.$P104];[.$Z104];[.$AJ104];[.$AT104];[.$BD104];[.$BN104];[.$BX104];[.$CH104];[.$CR104];[.$DB104])" office:value-type="float"/>
          <table:table-cell table:formula="of:=MEDIAN([.$G104];[.$Q104];[.$AA104];[.$AK104];[.$AU104];[.$BE104];[.$BO104];[.$BY104];[.$CI104];[.$CS104];[.$DC104])" office:value-type="float"/>
          <table:table-cell table:formula="of:=MEDIAN([.$H104];[.$R104];[.$AB104];[.$AL104];[.$AV104];[.$BF104];[.$BP104];[.$BZ104];[.$CJ104];[.$CT104];[.$DD104])" office:value-type="float"/>
          <table:table-cell table:formula="of:=MEDIAN([.$I104];[.$S104];[.$AC104];[.$AM104];[.$AW104];[.$BG104];[.$BQ104];[.$CA104];[.$CK104];[.$CU104];[.$DE104])" office:value-type="float"/>
          <table:table-cell table:formula="of:=MEDIAN([.$J104];[.$T104];[.$AD104];[.$AN104];[.$AX104];[.$BH104];[.$BR104];[.$CB104];[.$CL104];[.$CV104];[.$DF104])" office:value-type="float"/>
          <table:table-cell table:formula="of:=MEDIAN([.$K104];[.$U104];[.$AE104];[.$AO104];[.$AY104];[.$BI104];[.$BS104];[.$CC104];[.$CM104];[.$CW104];[.$DG104])" office:value-type="float"/>
          <table:table-cell table:formula="of:=MAX([.$B104];[.$L104];[.$V104];[.$AF104];[.$AP104];[.$AZ104];[.$BJ104];[.$BT104];[.$CD104];[.$CN104];[.$CX104])" office:value-type="float"/>
          <table:table-cell table:formula="of:=MAX([.$C104];[.$M104];[.$W104];[.$AG104];[.$AQ104];[.$BA104];[.$BK104];[.$BU104];[.$CE104];[.$CO104];[.$CY104])" office:value-type="float"/>
          <table:table-cell table:formula="of:=MAX([.$D104];[.$N104];[.$X104];[.$AH104];[.$AR104];[.$BB104];[.$BL104];[.$BV104];[.$CF104];[.$CP104];[.$CZ104])" office:value-type="float"/>
          <table:table-cell table:formula="of:=MAX([.$E104];[.$O104];[.$Y104];[.$AI104];[.$AS104];[.$BC104];[.$BM104];[.$BW104];[.$CG104];[.$CQ104];[.$DA104])" office:value-type="float"/>
          <table:table-cell table:formula="of:=MAX([.$F104];[.$P104];[.$Z104];[.$AJ104];[.$AT104];[.$BD104];[.$BN104];[.$BX104];[.$CH104];[.$CR104];[.$DB104])" office:value-type="float"/>
          <table:table-cell table:formula="of:=MAX([.$G104];[.$Q104];[.$AA104];[.$AK104];[.$AU104];[.$BE104];[.$BO104];[.$BY104];[.$CI104];[.$CS104];[.$DC104])" office:value-type="float"/>
          <table:table-cell table:formula="of:=MAX([.$H104];[.$R104];[.$AB104];[.$AL104];[.$AV104];[.$BF104];[.$BP104];[.$BZ104];[.$CJ104];[.$CT104];[.$DD104])" office:value-type="float"/>
          <table:table-cell table:formula="of:=MAX([.$I104];[.$S104];[.$AC104];[.$AM104];[.$AW104];[.$BG104];[.$BQ104];[.$CA104];[.$CK104];[.$CU104];[.$DE104])" office:value-type="float"/>
          <table:table-cell table:formula="of:=MAX([.$J104];[.$T104];[.$AD104];[.$AN104];[.$AX104];[.$BH104];[.$BR104];[.$CB104];[.$CL104];[.$CV104];[.$DF104])" office:value-type="float"/>
          <table:table-cell table:formula="of:=MAX([.$K104];[.$U104];[.$AE104];[.$AO104];[.$AY104];[.$BI104];[.$BS104];[.$CC104];[.$CM104];[.$CW104];[.$DG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table:style-name="cellWorst" office:value-type="float" office:value="2029398.0"/>
          <table:table-cell table:style-name="cellWorst" office:value-type="float" office:value="116090.0"/>
          <table:table-cell table:style-name="cellWorst" office:value-type="float" office:value="12258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L105];[.$V105];[.$AF105];[.$AP105];[.$AZ105];[.$BJ105];[.$BT105];[.$CD105];[.$CN105];[.$CX105])" office:value-type="float"/>
          <table:table-cell table:formula="of:=MIN([.$C105];[.$M105];[.$W105];[.$AG105];[.$AQ105];[.$BA105];[.$BK105];[.$BU105];[.$CE105];[.$CO105];[.$CY105])" office:value-type="float"/>
          <table:table-cell table:formula="of:=MIN([.$D105];[.$N105];[.$X105];[.$AH105];[.$AR105];[.$BB105];[.$BL105];[.$BV105];[.$CF105];[.$CP105];[.$CZ105])" office:value-type="float"/>
          <table:table-cell table:formula="of:=MIN([.$E105];[.$O105];[.$Y105];[.$AI105];[.$AS105];[.$BC105];[.$BM105];[.$BW105];[.$CG105];[.$CQ105];[.$DA105])" office:value-type="float"/>
          <table:table-cell table:formula="of:=MIN([.$F105];[.$P105];[.$Z105];[.$AJ105];[.$AT105];[.$BD105];[.$BN105];[.$BX105];[.$CH105];[.$CR105];[.$DB105])" office:value-type="float"/>
          <table:table-cell table:formula="of:=MIN([.$G105];[.$Q105];[.$AA105];[.$AK105];[.$AU105];[.$BE105];[.$BO105];[.$BY105];[.$CI105];[.$CS105];[.$DC105])" office:value-type="float"/>
          <table:table-cell table:formula="of:=MIN([.$H105];[.$R105];[.$AB105];[.$AL105];[.$AV105];[.$BF105];[.$BP105];[.$BZ105];[.$CJ105];[.$CT105];[.$DD105])" office:value-type="float"/>
          <table:table-cell table:formula="of:=MIN([.$I105];[.$S105];[.$AC105];[.$AM105];[.$AW105];[.$BG105];[.$BQ105];[.$CA105];[.$CK105];[.$CU105];[.$DE105])" office:value-type="float"/>
          <table:table-cell table:formula="of:=MIN([.$J105];[.$T105];[.$AD105];[.$AN105];[.$AX105];[.$BH105];[.$BR105];[.$CB105];[.$CL105];[.$CV105];[.$DF105])" office:value-type="float"/>
          <table:table-cell table:formula="of:=MIN([.$K105];[.$U105];[.$AE105];[.$AO105];[.$AY105];[.$BI105];[.$BS105];[.$CC105];[.$CM105];[.$CW105];[.$DG105])" office:value-type="float"/>
          <table:table-cell table:formula="of:=MEDIAN([.$B105];[.$L105];[.$V105];[.$AF105];[.$AP105];[.$AZ105];[.$BJ105];[.$BT105];[.$CD105];[.$CN105];[.$CX105])" office:value-type="float"/>
          <table:table-cell table:formula="of:=MEDIAN([.$C105];[.$M105];[.$W105];[.$AG105];[.$AQ105];[.$BA105];[.$BK105];[.$BU105];[.$CE105];[.$CO105];[.$CY105])" office:value-type="float"/>
          <table:table-cell table:formula="of:=MEDIAN([.$D105];[.$N105];[.$X105];[.$AH105];[.$AR105];[.$BB105];[.$BL105];[.$BV105];[.$CF105];[.$CP105];[.$CZ105])" office:value-type="float"/>
          <table:table-cell table:formula="of:=MEDIAN([.$E105];[.$O105];[.$Y105];[.$AI105];[.$AS105];[.$BC105];[.$BM105];[.$BW105];[.$CG105];[.$CQ105];[.$DA105])" office:value-type="float"/>
          <table:table-cell table:formula="of:=MEDIAN([.$F105];[.$P105];[.$Z105];[.$AJ105];[.$AT105];[.$BD105];[.$BN105];[.$BX105];[.$CH105];[.$CR105];[.$DB105])" office:value-type="float"/>
          <table:table-cell table:formula="of:=MEDIAN([.$G105];[.$Q105];[.$AA105];[.$AK105];[.$AU105];[.$BE105];[.$BO105];[.$BY105];[.$CI105];[.$CS105];[.$DC105])" office:value-type="float"/>
          <table:table-cell table:formula="of:=MEDIAN([.$H105];[.$R105];[.$AB105];[.$AL105];[.$AV105];[.$BF105];[.$BP105];[.$BZ105];[.$CJ105];[.$CT105];[.$DD105])" office:value-type="float"/>
          <table:table-cell table:formula="of:=MEDIAN([.$I105];[.$S105];[.$AC105];[.$AM105];[.$AW105];[.$BG105];[.$BQ105];[.$CA105];[.$CK105];[.$CU105];[.$DE105])" office:value-type="float"/>
          <table:table-cell table:formula="of:=MEDIAN([.$J105];[.$T105];[.$AD105];[.$AN105];[.$AX105];[.$BH105];[.$BR105];[.$CB105];[.$CL105];[.$CV105];[.$DF105])" office:value-type="float"/>
          <table:table-cell table:formula="of:=MEDIAN([.$K105];[.$U105];[.$AE105];[.$AO105];[.$AY105];[.$BI105];[.$BS105];[.$CC105];[.$CM105];[.$CW105];[.$DG105])" office:value-type="float"/>
          <table:table-cell table:formula="of:=MAX([.$B105];[.$L105];[.$V105];[.$AF105];[.$AP105];[.$AZ105];[.$BJ105];[.$BT105];[.$CD105];[.$CN105];[.$CX105])" office:value-type="float"/>
          <table:table-cell table:formula="of:=MAX([.$C105];[.$M105];[.$W105];[.$AG105];[.$AQ105];[.$BA105];[.$BK105];[.$BU105];[.$CE105];[.$CO105];[.$CY105])" office:value-type="float"/>
          <table:table-cell table:formula="of:=MAX([.$D105];[.$N105];[.$X105];[.$AH105];[.$AR105];[.$BB105];[.$BL105];[.$BV105];[.$CF105];[.$CP105];[.$CZ105])" office:value-type="float"/>
          <table:table-cell table:formula="of:=MAX([.$E105];[.$O105];[.$Y105];[.$AI105];[.$AS105];[.$BC105];[.$BM105];[.$BW105];[.$CG105];[.$CQ105];[.$DA105])" office:value-type="float"/>
          <table:table-cell table:formula="of:=MAX([.$F105];[.$P105];[.$Z105];[.$AJ105];[.$AT105];[.$BD105];[.$BN105];[.$BX105];[.$CH105];[.$CR105];[.$DB105])" office:value-type="float"/>
          <table:table-cell table:formula="of:=MAX([.$G105];[.$Q105];[.$AA105];[.$AK105];[.$AU105];[.$BE105];[.$BO105];[.$BY105];[.$CI105];[.$CS105];[.$DC105])" office:value-type="float"/>
          <table:table-cell table:formula="of:=MAX([.$H105];[.$R105];[.$AB105];[.$AL105];[.$AV105];[.$BF105];[.$BP105];[.$BZ105];[.$CJ105];[.$CT105];[.$DD105])" office:value-type="float"/>
          <table:table-cell table:formula="of:=MAX([.$I105];[.$S105];[.$AC105];[.$AM105];[.$AW105];[.$BG105];[.$BQ105];[.$CA105];[.$CK105];[.$CU105];[.$DE105])" office:value-type="float"/>
          <table:table-cell table:formula="of:=MAX([.$J105];[.$T105];[.$AD105];[.$AN105];[.$AX105];[.$BH105];[.$BR105];[.$CB105];[.$CL105];[.$CV105];[.$DF105])" office:value-type="float"/>
          <table:table-cell table:formula="of:=MAX([.$K105];[.$U105];[.$AE105];[.$AO105];[.$AY105];[.$BI105];[.$BS105];[.$CC105];[.$CM105];[.$CW105];[.$DG10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6];[.$L106];[.$V106];[.$AF106];[.$AP106];[.$AZ106];[.$BJ106];[.$BT106];[.$CD106];[.$CN106];[.$CX106])" office:value-type="float"/>
          <table:table-cell table:formula="of:=MIN([.$C106];[.$M106];[.$W106];[.$AG106];[.$AQ106];[.$BA106];[.$BK106];[.$BU106];[.$CE106];[.$CO106];[.$CY106])" office:value-type="float"/>
          <table:table-cell table:formula="of:=MIN([.$D106];[.$N106];[.$X106];[.$AH106];[.$AR106];[.$BB106];[.$BL106];[.$BV106];[.$CF106];[.$CP106];[.$CZ106])" office:value-type="float"/>
          <table:table-cell table:formula="of:=MIN([.$E106];[.$O106];[.$Y106];[.$AI106];[.$AS106];[.$BC106];[.$BM106];[.$BW106];[.$CG106];[.$CQ106];[.$DA106])" office:value-type="float"/>
          <table:table-cell table:formula="of:=MIN([.$F106];[.$P106];[.$Z106];[.$AJ106];[.$AT106];[.$BD106];[.$BN106];[.$BX106];[.$CH106];[.$CR106];[.$DB106])" office:value-type="float"/>
          <table:table-cell table:formula="of:=MIN([.$G106];[.$Q106];[.$AA106];[.$AK106];[.$AU106];[.$BE106];[.$BO106];[.$BY106];[.$CI106];[.$CS106];[.$DC106])" office:value-type="float"/>
          <table:table-cell table:formula="of:=MIN([.$H106];[.$R106];[.$AB106];[.$AL106];[.$AV106];[.$BF106];[.$BP106];[.$BZ106];[.$CJ106];[.$CT106];[.$DD106])" office:value-type="float"/>
          <table:table-cell table:formula="of:=MIN([.$I106];[.$S106];[.$AC106];[.$AM106];[.$AW106];[.$BG106];[.$BQ106];[.$CA106];[.$CK106];[.$CU106];[.$DE106])" office:value-type="float"/>
          <table:table-cell table:formula="of:=MIN([.$J106];[.$T106];[.$AD106];[.$AN106];[.$AX106];[.$BH106];[.$BR106];[.$CB106];[.$CL106];[.$CV106];[.$DF106])" office:value-type="float"/>
          <table:table-cell table:formula="of:=MIN([.$K106];[.$U106];[.$AE106];[.$AO106];[.$AY106];[.$BI106];[.$BS106];[.$CC106];[.$CM106];[.$CW106];[.$DG106])" office:value-type="float"/>
          <table:table-cell table:formula="of:=MEDIAN([.$B106];[.$L106];[.$V106];[.$AF106];[.$AP106];[.$AZ106];[.$BJ106];[.$BT106];[.$CD106];[.$CN106];[.$CX106])" office:value-type="float"/>
          <table:table-cell table:formula="of:=MEDIAN([.$C106];[.$M106];[.$W106];[.$AG106];[.$AQ106];[.$BA106];[.$BK106];[.$BU106];[.$CE106];[.$CO106];[.$CY106])" office:value-type="float"/>
          <table:table-cell table:formula="of:=MEDIAN([.$D106];[.$N106];[.$X106];[.$AH106];[.$AR106];[.$BB106];[.$BL106];[.$BV106];[.$CF106];[.$CP106];[.$CZ106])" office:value-type="float"/>
          <table:table-cell table:formula="of:=MEDIAN([.$E106];[.$O106];[.$Y106];[.$AI106];[.$AS106];[.$BC106];[.$BM106];[.$BW106];[.$CG106];[.$CQ106];[.$DA106])" office:value-type="float"/>
          <table:table-cell table:formula="of:=MEDIAN([.$F106];[.$P106];[.$Z106];[.$AJ106];[.$AT106];[.$BD106];[.$BN106];[.$BX106];[.$CH106];[.$CR106];[.$DB106])" office:value-type="float"/>
          <table:table-cell table:formula="of:=MEDIAN([.$G106];[.$Q106];[.$AA106];[.$AK106];[.$AU106];[.$BE106];[.$BO106];[.$BY106];[.$CI106];[.$CS106];[.$DC106])" office:value-type="float"/>
          <table:table-cell table:formula="of:=MEDIAN([.$H106];[.$R106];[.$AB106];[.$AL106];[.$AV106];[.$BF106];[.$BP106];[.$BZ106];[.$CJ106];[.$CT106];[.$DD106])" office:value-type="float"/>
          <table:table-cell table:formula="of:=MEDIAN([.$I106];[.$S106];[.$AC106];[.$AM106];[.$AW106];[.$BG106];[.$BQ106];[.$CA106];[.$CK106];[.$CU106];[.$DE106])" office:value-type="float"/>
          <table:table-cell table:formula="of:=MEDIAN([.$J106];[.$T106];[.$AD106];[.$AN106];[.$AX106];[.$BH106];[.$BR106];[.$CB106];[.$CL106];[.$CV106];[.$DF106])" office:value-type="float"/>
          <table:table-cell table:formula="of:=MEDIAN([.$K106];[.$U106];[.$AE106];[.$AO106];[.$AY106];[.$BI106];[.$BS106];[.$CC106];[.$CM106];[.$CW106];[.$DG106])" office:value-type="float"/>
          <table:table-cell table:formula="of:=MAX([.$B106];[.$L106];[.$V106];[.$AF106];[.$AP106];[.$AZ106];[.$BJ106];[.$BT106];[.$CD106];[.$CN106];[.$CX106])" office:value-type="float"/>
          <table:table-cell table:formula="of:=MAX([.$C106];[.$M106];[.$W106];[.$AG106];[.$AQ106];[.$BA106];[.$BK106];[.$BU106];[.$CE106];[.$CO106];[.$CY106])" office:value-type="float"/>
          <table:table-cell table:formula="of:=MAX([.$D106];[.$N106];[.$X106];[.$AH106];[.$AR106];[.$BB106];[.$BL106];[.$BV106];[.$CF106];[.$CP106];[.$CZ106])" office:value-type="float"/>
          <table:table-cell table:formula="of:=MAX([.$E106];[.$O106];[.$Y106];[.$AI106];[.$AS106];[.$BC106];[.$BM106];[.$BW106];[.$CG106];[.$CQ106];[.$DA106])" office:value-type="float"/>
          <table:table-cell table:formula="of:=MAX([.$F106];[.$P106];[.$Z106];[.$AJ106];[.$AT106];[.$BD106];[.$BN106];[.$BX106];[.$CH106];[.$CR106];[.$DB106])" office:value-type="float"/>
          <table:table-cell table:formula="of:=MAX([.$G106];[.$Q106];[.$AA106];[.$AK106];[.$AU106];[.$BE106];[.$BO106];[.$BY106];[.$CI106];[.$CS106];[.$DC106])" office:value-type="float"/>
          <table:table-cell table:formula="of:=MAX([.$H106];[.$R106];[.$AB106];[.$AL106];[.$AV106];[.$BF106];[.$BP106];[.$BZ106];[.$CJ106];[.$CT106];[.$DD106])" office:value-type="float"/>
          <table:table-cell table:formula="of:=MAX([.$I106];[.$S106];[.$AC106];[.$AM106];[.$AW106];[.$BG106];[.$BQ106];[.$CA106];[.$CK106];[.$CU106];[.$DE106])" office:value-type="float"/>
          <table:table-cell table:formula="of:=MAX([.$J106];[.$T106];[.$AD106];[.$AN106];[.$AX106];[.$BH106];[.$BR106];[.$CB106];[.$CL106];[.$CV106];[.$DF106])" office:value-type="float"/>
          <table:table-cell table:formula="of:=MAX([.$K106];[.$U106];[.$AE106];[.$AO106];[.$AY106];[.$BI106];[.$BS106];[.$CC106];[.$CM106];[.$CW106];[.$DG10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7];[.$L107];[.$V107];[.$AF107];[.$AP107];[.$AZ107];[.$BJ107];[.$BT107];[.$CD107];[.$CN107];[.$CX107])" office:value-type="float"/>
          <table:table-cell table:formula="of:=MIN([.$C107];[.$M107];[.$W107];[.$AG107];[.$AQ107];[.$BA107];[.$BK107];[.$BU107];[.$CE107];[.$CO107];[.$CY107])" office:value-type="float"/>
          <table:table-cell table:formula="of:=MIN([.$D107];[.$N107];[.$X107];[.$AH107];[.$AR107];[.$BB107];[.$BL107];[.$BV107];[.$CF107];[.$CP107];[.$CZ107])" office:value-type="float"/>
          <table:table-cell table:formula="of:=MIN([.$E107];[.$O107];[.$Y107];[.$AI107];[.$AS107];[.$BC107];[.$BM107];[.$BW107];[.$CG107];[.$CQ107];[.$DA107])" office:value-type="float"/>
          <table:table-cell table:formula="of:=MIN([.$F107];[.$P107];[.$Z107];[.$AJ107];[.$AT107];[.$BD107];[.$BN107];[.$BX107];[.$CH107];[.$CR107];[.$DB107])" office:value-type="float"/>
          <table:table-cell table:formula="of:=MIN([.$G107];[.$Q107];[.$AA107];[.$AK107];[.$AU107];[.$BE107];[.$BO107];[.$BY107];[.$CI107];[.$CS107];[.$DC107])" office:value-type="float"/>
          <table:table-cell table:formula="of:=MIN([.$H107];[.$R107];[.$AB107];[.$AL107];[.$AV107];[.$BF107];[.$BP107];[.$BZ107];[.$CJ107];[.$CT107];[.$DD107])" office:value-type="float"/>
          <table:table-cell table:formula="of:=MIN([.$I107];[.$S107];[.$AC107];[.$AM107];[.$AW107];[.$BG107];[.$BQ107];[.$CA107];[.$CK107];[.$CU107];[.$DE107])" office:value-type="float"/>
          <table:table-cell table:formula="of:=MIN([.$J107];[.$T107];[.$AD107];[.$AN107];[.$AX107];[.$BH107];[.$BR107];[.$CB107];[.$CL107];[.$CV107];[.$DF107])" office:value-type="float"/>
          <table:table-cell table:formula="of:=MIN([.$K107];[.$U107];[.$AE107];[.$AO107];[.$AY107];[.$BI107];[.$BS107];[.$CC107];[.$CM107];[.$CW107];[.$DG107])" office:value-type="float"/>
          <table:table-cell table:formula="of:=MEDIAN([.$B107];[.$L107];[.$V107];[.$AF107];[.$AP107];[.$AZ107];[.$BJ107];[.$BT107];[.$CD107];[.$CN107];[.$CX107])" office:value-type="float"/>
          <table:table-cell table:formula="of:=MEDIAN([.$C107];[.$M107];[.$W107];[.$AG107];[.$AQ107];[.$BA107];[.$BK107];[.$BU107];[.$CE107];[.$CO107];[.$CY107])" office:value-type="float"/>
          <table:table-cell table:formula="of:=MEDIAN([.$D107];[.$N107];[.$X107];[.$AH107];[.$AR107];[.$BB107];[.$BL107];[.$BV107];[.$CF107];[.$CP107];[.$CZ107])" office:value-type="float"/>
          <table:table-cell table:formula="of:=MEDIAN([.$E107];[.$O107];[.$Y107];[.$AI107];[.$AS107];[.$BC107];[.$BM107];[.$BW107];[.$CG107];[.$CQ107];[.$DA107])" office:value-type="float"/>
          <table:table-cell table:formula="of:=MEDIAN([.$F107];[.$P107];[.$Z107];[.$AJ107];[.$AT107];[.$BD107];[.$BN107];[.$BX107];[.$CH107];[.$CR107];[.$DB107])" office:value-type="float"/>
          <table:table-cell table:formula="of:=MEDIAN([.$G107];[.$Q107];[.$AA107];[.$AK107];[.$AU107];[.$BE107];[.$BO107];[.$BY107];[.$CI107];[.$CS107];[.$DC107])" office:value-type="float"/>
          <table:table-cell table:formula="of:=MEDIAN([.$H107];[.$R107];[.$AB107];[.$AL107];[.$AV107];[.$BF107];[.$BP107];[.$BZ107];[.$CJ107];[.$CT107];[.$DD107])" office:value-type="float"/>
          <table:table-cell table:formula="of:=MEDIAN([.$I107];[.$S107];[.$AC107];[.$AM107];[.$AW107];[.$BG107];[.$BQ107];[.$CA107];[.$CK107];[.$CU107];[.$DE107])" office:value-type="float"/>
          <table:table-cell table:formula="of:=MEDIAN([.$J107];[.$T107];[.$AD107];[.$AN107];[.$AX107];[.$BH107];[.$BR107];[.$CB107];[.$CL107];[.$CV107];[.$DF107])" office:value-type="float"/>
          <table:table-cell table:formula="of:=MEDIAN([.$K107];[.$U107];[.$AE107];[.$AO107];[.$AY107];[.$BI107];[.$BS107];[.$CC107];[.$CM107];[.$CW107];[.$DG107])" office:value-type="float"/>
          <table:table-cell table:formula="of:=MAX([.$B107];[.$L107];[.$V107];[.$AF107];[.$AP107];[.$AZ107];[.$BJ107];[.$BT107];[.$CD107];[.$CN107];[.$CX107])" office:value-type="float"/>
          <table:table-cell table:formula="of:=MAX([.$C107];[.$M107];[.$W107];[.$AG107];[.$AQ107];[.$BA107];[.$BK107];[.$BU107];[.$CE107];[.$CO107];[.$CY107])" office:value-type="float"/>
          <table:table-cell table:formula="of:=MAX([.$D107];[.$N107];[.$X107];[.$AH107];[.$AR107];[.$BB107];[.$BL107];[.$BV107];[.$CF107];[.$CP107];[.$CZ107])" office:value-type="float"/>
          <table:table-cell table:formula="of:=MAX([.$E107];[.$O107];[.$Y107];[.$AI107];[.$AS107];[.$BC107];[.$BM107];[.$BW107];[.$CG107];[.$CQ107];[.$DA107])" office:value-type="float"/>
          <table:table-cell table:formula="of:=MAX([.$F107];[.$P107];[.$Z107];[.$AJ107];[.$AT107];[.$BD107];[.$BN107];[.$BX107];[.$CH107];[.$CR107];[.$DB107])" office:value-type="float"/>
          <table:table-cell table:formula="of:=MAX([.$G107];[.$Q107];[.$AA107];[.$AK107];[.$AU107];[.$BE107];[.$BO107];[.$BY107];[.$CI107];[.$CS107];[.$DC107])" office:value-type="float"/>
          <table:table-cell table:formula="of:=MAX([.$H107];[.$R107];[.$AB107];[.$AL107];[.$AV107];[.$BF107];[.$BP107];[.$BZ107];[.$CJ107];[.$CT107];[.$DD107])" office:value-type="float"/>
          <table:table-cell table:formula="of:=MAX([.$I107];[.$S107];[.$AC107];[.$AM107];[.$AW107];[.$BG107];[.$BQ107];[.$CA107];[.$CK107];[.$CU107];[.$DE107])" office:value-type="float"/>
          <table:table-cell table:formula="of:=MAX([.$J107];[.$T107];[.$AD107];[.$AN107];[.$AX107];[.$BH107];[.$BR107];[.$CB107];[.$CL107];[.$CV107];[.$DF107])" office:value-type="float"/>
          <table:table-cell table:formula="of:=MAX([.$K107];[.$U107];[.$AE107];[.$AO107];[.$AY107];[.$BI107];[.$BS107];[.$CC107];[.$CM107];[.$CW107];[.$DG10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L108];[.$V108];[.$AF108];[.$AP108];[.$AZ108];[.$BJ108];[.$BT108];[.$CD108];[.$CN108];[.$CX108])" office:value-type="float"/>
          <table:table-cell table:formula="of:=MIN([.$C108];[.$M108];[.$W108];[.$AG108];[.$AQ108];[.$BA108];[.$BK108];[.$BU108];[.$CE108];[.$CO108];[.$CY108])" office:value-type="float"/>
          <table:table-cell table:formula="of:=MIN([.$D108];[.$N108];[.$X108];[.$AH108];[.$AR108];[.$BB108];[.$BL108];[.$BV108];[.$CF108];[.$CP108];[.$CZ108])" office:value-type="float"/>
          <table:table-cell table:formula="of:=MIN([.$E108];[.$O108];[.$Y108];[.$AI108];[.$AS108];[.$BC108];[.$BM108];[.$BW108];[.$CG108];[.$CQ108];[.$DA108])" office:value-type="float"/>
          <table:table-cell table:formula="of:=MIN([.$F108];[.$P108];[.$Z108];[.$AJ108];[.$AT108];[.$BD108];[.$BN108];[.$BX108];[.$CH108];[.$CR108];[.$DB108])" office:value-type="float"/>
          <table:table-cell table:formula="of:=MIN([.$G108];[.$Q108];[.$AA108];[.$AK108];[.$AU108];[.$BE108];[.$BO108];[.$BY108];[.$CI108];[.$CS108];[.$DC108])" office:value-type="float"/>
          <table:table-cell table:formula="of:=MIN([.$H108];[.$R108];[.$AB108];[.$AL108];[.$AV108];[.$BF108];[.$BP108];[.$BZ108];[.$CJ108];[.$CT108];[.$DD108])" office:value-type="float"/>
          <table:table-cell table:formula="of:=MIN([.$I108];[.$S108];[.$AC108];[.$AM108];[.$AW108];[.$BG108];[.$BQ108];[.$CA108];[.$CK108];[.$CU108];[.$DE108])" office:value-type="float"/>
          <table:table-cell table:formula="of:=MIN([.$J108];[.$T108];[.$AD108];[.$AN108];[.$AX108];[.$BH108];[.$BR108];[.$CB108];[.$CL108];[.$CV108];[.$DF108])" office:value-type="float"/>
          <table:table-cell table:formula="of:=MIN([.$K108];[.$U108];[.$AE108];[.$AO108];[.$AY108];[.$BI108];[.$BS108];[.$CC108];[.$CM108];[.$CW108];[.$DG108])" office:value-type="float"/>
          <table:table-cell table:formula="of:=MEDIAN([.$B108];[.$L108];[.$V108];[.$AF108];[.$AP108];[.$AZ108];[.$BJ108];[.$BT108];[.$CD108];[.$CN108];[.$CX108])" office:value-type="float"/>
          <table:table-cell table:formula="of:=MEDIAN([.$C108];[.$M108];[.$W108];[.$AG108];[.$AQ108];[.$BA108];[.$BK108];[.$BU108];[.$CE108];[.$CO108];[.$CY108])" office:value-type="float"/>
          <table:table-cell table:formula="of:=MEDIAN([.$D108];[.$N108];[.$X108];[.$AH108];[.$AR108];[.$BB108];[.$BL108];[.$BV108];[.$CF108];[.$CP108];[.$CZ108])" office:value-type="float"/>
          <table:table-cell table:formula="of:=MEDIAN([.$E108];[.$O108];[.$Y108];[.$AI108];[.$AS108];[.$BC108];[.$BM108];[.$BW108];[.$CG108];[.$CQ108];[.$DA108])" office:value-type="float"/>
          <table:table-cell table:formula="of:=MEDIAN([.$F108];[.$P108];[.$Z108];[.$AJ108];[.$AT108];[.$BD108];[.$BN108];[.$BX108];[.$CH108];[.$CR108];[.$DB108])" office:value-type="float"/>
          <table:table-cell table:formula="of:=MEDIAN([.$G108];[.$Q108];[.$AA108];[.$AK108];[.$AU108];[.$BE108];[.$BO108];[.$BY108];[.$CI108];[.$CS108];[.$DC108])" office:value-type="float"/>
          <table:table-cell table:formula="of:=MEDIAN([.$H108];[.$R108];[.$AB108];[.$AL108];[.$AV108];[.$BF108];[.$BP108];[.$BZ108];[.$CJ108];[.$CT108];[.$DD108])" office:value-type="float"/>
          <table:table-cell table:formula="of:=MEDIAN([.$I108];[.$S108];[.$AC108];[.$AM108];[.$AW108];[.$BG108];[.$BQ108];[.$CA108];[.$CK108];[.$CU108];[.$DE108])" office:value-type="float"/>
          <table:table-cell table:formula="of:=MEDIAN([.$J108];[.$T108];[.$AD108];[.$AN108];[.$AX108];[.$BH108];[.$BR108];[.$CB108];[.$CL108];[.$CV108];[.$DF108])" office:value-type="float"/>
          <table:table-cell table:formula="of:=MEDIAN([.$K108];[.$U108];[.$AE108];[.$AO108];[.$AY108];[.$BI108];[.$BS108];[.$CC108];[.$CM108];[.$CW108];[.$DG108])" office:value-type="float"/>
          <table:table-cell table:formula="of:=MAX([.$B108];[.$L108];[.$V108];[.$AF108];[.$AP108];[.$AZ108];[.$BJ108];[.$BT108];[.$CD108];[.$CN108];[.$CX108])" office:value-type="float"/>
          <table:table-cell table:formula="of:=MAX([.$C108];[.$M108];[.$W108];[.$AG108];[.$AQ108];[.$BA108];[.$BK108];[.$BU108];[.$CE108];[.$CO108];[.$CY108])" office:value-type="float"/>
          <table:table-cell table:formula="of:=MAX([.$D108];[.$N108];[.$X108];[.$AH108];[.$AR108];[.$BB108];[.$BL108];[.$BV108];[.$CF108];[.$CP108];[.$CZ108])" office:value-type="float"/>
          <table:table-cell table:formula="of:=MAX([.$E108];[.$O108];[.$Y108];[.$AI108];[.$AS108];[.$BC108];[.$BM108];[.$BW108];[.$CG108];[.$CQ108];[.$DA108])" office:value-type="float"/>
          <table:table-cell table:formula="of:=MAX([.$F108];[.$P108];[.$Z108];[.$AJ108];[.$AT108];[.$BD108];[.$BN108];[.$BX108];[.$CH108];[.$CR108];[.$DB108])" office:value-type="float"/>
          <table:table-cell table:formula="of:=MAX([.$G108];[.$Q108];[.$AA108];[.$AK108];[.$AU108];[.$BE108];[.$BO108];[.$BY108];[.$CI108];[.$CS108];[.$DC108])" office:value-type="float"/>
          <table:table-cell table:formula="of:=MAX([.$H108];[.$R108];[.$AB108];[.$AL108];[.$AV108];[.$BF108];[.$BP108];[.$BZ108];[.$CJ108];[.$CT108];[.$DD108])" office:value-type="float"/>
          <table:table-cell table:formula="of:=MAX([.$I108];[.$S108];[.$AC108];[.$AM108];[.$AW108];[.$BG108];[.$BQ108];[.$CA108];[.$CK108];[.$CU108];[.$DE108])" office:value-type="float"/>
          <table:table-cell table:formula="of:=MAX([.$J108];[.$T108];[.$AD108];[.$AN108];[.$AX108];[.$BH108];[.$BR108];[.$CB108];[.$CL108];[.$CV108];[.$DF108])" office:value-type="float"/>
          <table:table-cell table:formula="of:=MAX([.$K108];[.$U108];[.$AE108];[.$AO108];[.$AY108];[.$BI108];[.$BS108];[.$CC108];[.$CM108];[.$CW108];[.$DG10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9];[.$L109];[.$V109];[.$AF109];[.$AP109];[.$AZ109];[.$BJ109];[.$BT109];[.$CD109];[.$CN109];[.$CX109])" office:value-type="float"/>
          <table:table-cell table:formula="of:=MIN([.$C109];[.$M109];[.$W109];[.$AG109];[.$AQ109];[.$BA109];[.$BK109];[.$BU109];[.$CE109];[.$CO109];[.$CY109])" office:value-type="float"/>
          <table:table-cell table:formula="of:=MIN([.$D109];[.$N109];[.$X109];[.$AH109];[.$AR109];[.$BB109];[.$BL109];[.$BV109];[.$CF109];[.$CP109];[.$CZ109])" office:value-type="float"/>
          <table:table-cell table:formula="of:=MIN([.$E109];[.$O109];[.$Y109];[.$AI109];[.$AS109];[.$BC109];[.$BM109];[.$BW109];[.$CG109];[.$CQ109];[.$DA109])" office:value-type="float"/>
          <table:table-cell table:formula="of:=MIN([.$F109];[.$P109];[.$Z109];[.$AJ109];[.$AT109];[.$BD109];[.$BN109];[.$BX109];[.$CH109];[.$CR109];[.$DB109])" office:value-type="float"/>
          <table:table-cell table:formula="of:=MIN([.$G109];[.$Q109];[.$AA109];[.$AK109];[.$AU109];[.$BE109];[.$BO109];[.$BY109];[.$CI109];[.$CS109];[.$DC109])" office:value-type="float"/>
          <table:table-cell table:formula="of:=MIN([.$H109];[.$R109];[.$AB109];[.$AL109];[.$AV109];[.$BF109];[.$BP109];[.$BZ109];[.$CJ109];[.$CT109];[.$DD109])" office:value-type="float"/>
          <table:table-cell table:formula="of:=MIN([.$I109];[.$S109];[.$AC109];[.$AM109];[.$AW109];[.$BG109];[.$BQ109];[.$CA109];[.$CK109];[.$CU109];[.$DE109])" office:value-type="float"/>
          <table:table-cell table:formula="of:=MIN([.$J109];[.$T109];[.$AD109];[.$AN109];[.$AX109];[.$BH109];[.$BR109];[.$CB109];[.$CL109];[.$CV109];[.$DF109])" office:value-type="float"/>
          <table:table-cell table:formula="of:=MIN([.$K109];[.$U109];[.$AE109];[.$AO109];[.$AY109];[.$BI109];[.$BS109];[.$CC109];[.$CM109];[.$CW109];[.$DG109])" office:value-type="float"/>
          <table:table-cell table:formula="of:=MEDIAN([.$B109];[.$L109];[.$V109];[.$AF109];[.$AP109];[.$AZ109];[.$BJ109];[.$BT109];[.$CD109];[.$CN109];[.$CX109])" office:value-type="float"/>
          <table:table-cell table:formula="of:=MEDIAN([.$C109];[.$M109];[.$W109];[.$AG109];[.$AQ109];[.$BA109];[.$BK109];[.$BU109];[.$CE109];[.$CO109];[.$CY109])" office:value-type="float"/>
          <table:table-cell table:formula="of:=MEDIAN([.$D109];[.$N109];[.$X109];[.$AH109];[.$AR109];[.$BB109];[.$BL109];[.$BV109];[.$CF109];[.$CP109];[.$CZ109])" office:value-type="float"/>
          <table:table-cell table:formula="of:=MEDIAN([.$E109];[.$O109];[.$Y109];[.$AI109];[.$AS109];[.$BC109];[.$BM109];[.$BW109];[.$CG109];[.$CQ109];[.$DA109])" office:value-type="float"/>
          <table:table-cell table:formula="of:=MEDIAN([.$F109];[.$P109];[.$Z109];[.$AJ109];[.$AT109];[.$BD109];[.$BN109];[.$BX109];[.$CH109];[.$CR109];[.$DB109])" office:value-type="float"/>
          <table:table-cell table:formula="of:=MEDIAN([.$G109];[.$Q109];[.$AA109];[.$AK109];[.$AU109];[.$BE109];[.$BO109];[.$BY109];[.$CI109];[.$CS109];[.$DC109])" office:value-type="float"/>
          <table:table-cell table:formula="of:=MEDIAN([.$H109];[.$R109];[.$AB109];[.$AL109];[.$AV109];[.$BF109];[.$BP109];[.$BZ109];[.$CJ109];[.$CT109];[.$DD109])" office:value-type="float"/>
          <table:table-cell table:formula="of:=MEDIAN([.$I109];[.$S109];[.$AC109];[.$AM109];[.$AW109];[.$BG109];[.$BQ109];[.$CA109];[.$CK109];[.$CU109];[.$DE109])" office:value-type="float"/>
          <table:table-cell table:formula="of:=MEDIAN([.$J109];[.$T109];[.$AD109];[.$AN109];[.$AX109];[.$BH109];[.$BR109];[.$CB109];[.$CL109];[.$CV109];[.$DF109])" office:value-type="float"/>
          <table:table-cell table:formula="of:=MEDIAN([.$K109];[.$U109];[.$AE109];[.$AO109];[.$AY109];[.$BI109];[.$BS109];[.$CC109];[.$CM109];[.$CW109];[.$DG109])" office:value-type="float"/>
          <table:table-cell table:formula="of:=MAX([.$B109];[.$L109];[.$V109];[.$AF109];[.$AP109];[.$AZ109];[.$BJ109];[.$BT109];[.$CD109];[.$CN109];[.$CX109])" office:value-type="float"/>
          <table:table-cell table:formula="of:=MAX([.$C109];[.$M109];[.$W109];[.$AG109];[.$AQ109];[.$BA109];[.$BK109];[.$BU109];[.$CE109];[.$CO109];[.$CY109])" office:value-type="float"/>
          <table:table-cell table:formula="of:=MAX([.$D109];[.$N109];[.$X109];[.$AH109];[.$AR109];[.$BB109];[.$BL109];[.$BV109];[.$CF109];[.$CP109];[.$CZ109])" office:value-type="float"/>
          <table:table-cell table:formula="of:=MAX([.$E109];[.$O109];[.$Y109];[.$AI109];[.$AS109];[.$BC109];[.$BM109];[.$BW109];[.$CG109];[.$CQ109];[.$DA109])" office:value-type="float"/>
          <table:table-cell table:formula="of:=MAX([.$F109];[.$P109];[.$Z109];[.$AJ109];[.$AT109];[.$BD109];[.$BN109];[.$BX109];[.$CH109];[.$CR109];[.$DB109])" office:value-type="float"/>
          <table:table-cell table:formula="of:=MAX([.$G109];[.$Q109];[.$AA109];[.$AK109];[.$AU109];[.$BE109];[.$BO109];[.$BY109];[.$CI109];[.$CS109];[.$DC109])" office:value-type="float"/>
          <table:table-cell table:formula="of:=MAX([.$H109];[.$R109];[.$AB109];[.$AL109];[.$AV109];[.$BF109];[.$BP109];[.$BZ109];[.$CJ109];[.$CT109];[.$DD109])" office:value-type="float"/>
          <table:table-cell table:formula="of:=MAX([.$I109];[.$S109];[.$AC109];[.$AM109];[.$AW109];[.$BG109];[.$BQ109];[.$CA109];[.$CK109];[.$CU109];[.$DE109])" office:value-type="float"/>
          <table:table-cell table:formula="of:=MAX([.$J109];[.$T109];[.$AD109];[.$AN109];[.$AX109];[.$BH109];[.$BR109];[.$CB109];[.$CL109];[.$CV109];[.$DF109])" office:value-type="float"/>
          <table:table-cell table:formula="of:=MAX([.$K109];[.$U109];[.$AE109];[.$AO109];[.$AY109];[.$BI109];[.$BS109];[.$CC109];[.$CM109];[.$CW109];[.$DG10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0];[.$L110];[.$V110];[.$AF110];[.$AP110];[.$AZ110];[.$BJ110];[.$BT110];[.$CD110];[.$CN110];[.$CX110])" office:value-type="float"/>
          <table:table-cell table:formula="of:=MIN([.$C110];[.$M110];[.$W110];[.$AG110];[.$AQ110];[.$BA110];[.$BK110];[.$BU110];[.$CE110];[.$CO110];[.$CY110])" office:value-type="float"/>
          <table:table-cell table:formula="of:=MIN([.$D110];[.$N110];[.$X110];[.$AH110];[.$AR110];[.$BB110];[.$BL110];[.$BV110];[.$CF110];[.$CP110];[.$CZ110])" office:value-type="float"/>
          <table:table-cell table:formula="of:=MIN([.$E110];[.$O110];[.$Y110];[.$AI110];[.$AS110];[.$BC110];[.$BM110];[.$BW110];[.$CG110];[.$CQ110];[.$DA110])" office:value-type="float"/>
          <table:table-cell table:formula="of:=MIN([.$F110];[.$P110];[.$Z110];[.$AJ110];[.$AT110];[.$BD110];[.$BN110];[.$BX110];[.$CH110];[.$CR110];[.$DB110])" office:value-type="float"/>
          <table:table-cell table:formula="of:=MIN([.$G110];[.$Q110];[.$AA110];[.$AK110];[.$AU110];[.$BE110];[.$BO110];[.$BY110];[.$CI110];[.$CS110];[.$DC110])" office:value-type="float"/>
          <table:table-cell table:formula="of:=MIN([.$H110];[.$R110];[.$AB110];[.$AL110];[.$AV110];[.$BF110];[.$BP110];[.$BZ110];[.$CJ110];[.$CT110];[.$DD110])" office:value-type="float"/>
          <table:table-cell table:formula="of:=MIN([.$I110];[.$S110];[.$AC110];[.$AM110];[.$AW110];[.$BG110];[.$BQ110];[.$CA110];[.$CK110];[.$CU110];[.$DE110])" office:value-type="float"/>
          <table:table-cell table:formula="of:=MIN([.$J110];[.$T110];[.$AD110];[.$AN110];[.$AX110];[.$BH110];[.$BR110];[.$CB110];[.$CL110];[.$CV110];[.$DF110])" office:value-type="float"/>
          <table:table-cell table:formula="of:=MIN([.$K110];[.$U110];[.$AE110];[.$AO110];[.$AY110];[.$BI110];[.$BS110];[.$CC110];[.$CM110];[.$CW110];[.$DG110])" office:value-type="float"/>
          <table:table-cell table:formula="of:=MEDIAN([.$B110];[.$L110];[.$V110];[.$AF110];[.$AP110];[.$AZ110];[.$BJ110];[.$BT110];[.$CD110];[.$CN110];[.$CX110])" office:value-type="float"/>
          <table:table-cell table:formula="of:=MEDIAN([.$C110];[.$M110];[.$W110];[.$AG110];[.$AQ110];[.$BA110];[.$BK110];[.$BU110];[.$CE110];[.$CO110];[.$CY110])" office:value-type="float"/>
          <table:table-cell table:formula="of:=MEDIAN([.$D110];[.$N110];[.$X110];[.$AH110];[.$AR110];[.$BB110];[.$BL110];[.$BV110];[.$CF110];[.$CP110];[.$CZ110])" office:value-type="float"/>
          <table:table-cell table:formula="of:=MEDIAN([.$E110];[.$O110];[.$Y110];[.$AI110];[.$AS110];[.$BC110];[.$BM110];[.$BW110];[.$CG110];[.$CQ110];[.$DA110])" office:value-type="float"/>
          <table:table-cell table:formula="of:=MEDIAN([.$F110];[.$P110];[.$Z110];[.$AJ110];[.$AT110];[.$BD110];[.$BN110];[.$BX110];[.$CH110];[.$CR110];[.$DB110])" office:value-type="float"/>
          <table:table-cell table:formula="of:=MEDIAN([.$G110];[.$Q110];[.$AA110];[.$AK110];[.$AU110];[.$BE110];[.$BO110];[.$BY110];[.$CI110];[.$CS110];[.$DC110])" office:value-type="float"/>
          <table:table-cell table:formula="of:=MEDIAN([.$H110];[.$R110];[.$AB110];[.$AL110];[.$AV110];[.$BF110];[.$BP110];[.$BZ110];[.$CJ110];[.$CT110];[.$DD110])" office:value-type="float"/>
          <table:table-cell table:formula="of:=MEDIAN([.$I110];[.$S110];[.$AC110];[.$AM110];[.$AW110];[.$BG110];[.$BQ110];[.$CA110];[.$CK110];[.$CU110];[.$DE110])" office:value-type="float"/>
          <table:table-cell table:formula="of:=MEDIAN([.$J110];[.$T110];[.$AD110];[.$AN110];[.$AX110];[.$BH110];[.$BR110];[.$CB110];[.$CL110];[.$CV110];[.$DF110])" office:value-type="float"/>
          <table:table-cell table:formula="of:=MEDIAN([.$K110];[.$U110];[.$AE110];[.$AO110];[.$AY110];[.$BI110];[.$BS110];[.$CC110];[.$CM110];[.$CW110];[.$DG110])" office:value-type="float"/>
          <table:table-cell table:formula="of:=MAX([.$B110];[.$L110];[.$V110];[.$AF110];[.$AP110];[.$AZ110];[.$BJ110];[.$BT110];[.$CD110];[.$CN110];[.$CX110])" office:value-type="float"/>
          <table:table-cell table:formula="of:=MAX([.$C110];[.$M110];[.$W110];[.$AG110];[.$AQ110];[.$BA110];[.$BK110];[.$BU110];[.$CE110];[.$CO110];[.$CY110])" office:value-type="float"/>
          <table:table-cell table:formula="of:=MAX([.$D110];[.$N110];[.$X110];[.$AH110];[.$AR110];[.$BB110];[.$BL110];[.$BV110];[.$CF110];[.$CP110];[.$CZ110])" office:value-type="float"/>
          <table:table-cell table:formula="of:=MAX([.$E110];[.$O110];[.$Y110];[.$AI110];[.$AS110];[.$BC110];[.$BM110];[.$BW110];[.$CG110];[.$CQ110];[.$DA110])" office:value-type="float"/>
          <table:table-cell table:formula="of:=MAX([.$F110];[.$P110];[.$Z110];[.$AJ110];[.$AT110];[.$BD110];[.$BN110];[.$BX110];[.$CH110];[.$CR110];[.$DB110])" office:value-type="float"/>
          <table:table-cell table:formula="of:=MAX([.$G110];[.$Q110];[.$AA110];[.$AK110];[.$AU110];[.$BE110];[.$BO110];[.$BY110];[.$CI110];[.$CS110];[.$DC110])" office:value-type="float"/>
          <table:table-cell table:formula="of:=MAX([.$H110];[.$R110];[.$AB110];[.$AL110];[.$AV110];[.$BF110];[.$BP110];[.$BZ110];[.$CJ110];[.$CT110];[.$DD110])" office:value-type="float"/>
          <table:table-cell table:formula="of:=MAX([.$I110];[.$S110];[.$AC110];[.$AM110];[.$AW110];[.$BG110];[.$BQ110];[.$CA110];[.$CK110];[.$CU110];[.$DE110])" office:value-type="float"/>
          <table:table-cell table:formula="of:=MAX([.$J110];[.$T110];[.$AD110];[.$AN110];[.$AX110];[.$BH110];[.$BR110];[.$CB110];[.$CL110];[.$CV110];[.$DF110])" office:value-type="float"/>
          <table:table-cell table:formula="of:=MAX([.$K110];[.$U110];[.$AE110];[.$AO110];[.$AY110];[.$BI110];[.$BS110];[.$CC110];[.$CM110];[.$CW110];[.$DG11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1];[.$L111];[.$V111];[.$AF111];[.$AP111];[.$AZ111];[.$BJ111];[.$BT111];[.$CD111];[.$CN111];[.$CX111])" office:value-type="float"/>
          <table:table-cell table:formula="of:=MIN([.$C111];[.$M111];[.$W111];[.$AG111];[.$AQ111];[.$BA111];[.$BK111];[.$BU111];[.$CE111];[.$CO111];[.$CY111])" office:value-type="float"/>
          <table:table-cell table:formula="of:=MIN([.$D111];[.$N111];[.$X111];[.$AH111];[.$AR111];[.$BB111];[.$BL111];[.$BV111];[.$CF111];[.$CP111];[.$CZ111])" office:value-type="float"/>
          <table:table-cell table:formula="of:=MIN([.$E111];[.$O111];[.$Y111];[.$AI111];[.$AS111];[.$BC111];[.$BM111];[.$BW111];[.$CG111];[.$CQ111];[.$DA111])" office:value-type="float"/>
          <table:table-cell table:formula="of:=MIN([.$F111];[.$P111];[.$Z111];[.$AJ111];[.$AT111];[.$BD111];[.$BN111];[.$BX111];[.$CH111];[.$CR111];[.$DB111])" office:value-type="float"/>
          <table:table-cell table:formula="of:=MIN([.$G111];[.$Q111];[.$AA111];[.$AK111];[.$AU111];[.$BE111];[.$BO111];[.$BY111];[.$CI111];[.$CS111];[.$DC111])" office:value-type="float"/>
          <table:table-cell table:formula="of:=MIN([.$H111];[.$R111];[.$AB111];[.$AL111];[.$AV111];[.$BF111];[.$BP111];[.$BZ111];[.$CJ111];[.$CT111];[.$DD111])" office:value-type="float"/>
          <table:table-cell table:formula="of:=MIN([.$I111];[.$S111];[.$AC111];[.$AM111];[.$AW111];[.$BG111];[.$BQ111];[.$CA111];[.$CK111];[.$CU111];[.$DE111])" office:value-type="float"/>
          <table:table-cell table:formula="of:=MIN([.$J111];[.$T111];[.$AD111];[.$AN111];[.$AX111];[.$BH111];[.$BR111];[.$CB111];[.$CL111];[.$CV111];[.$DF111])" office:value-type="float"/>
          <table:table-cell table:formula="of:=MIN([.$K111];[.$U111];[.$AE111];[.$AO111];[.$AY111];[.$BI111];[.$BS111];[.$CC111];[.$CM111];[.$CW111];[.$DG111])" office:value-type="float"/>
          <table:table-cell table:formula="of:=MEDIAN([.$B111];[.$L111];[.$V111];[.$AF111];[.$AP111];[.$AZ111];[.$BJ111];[.$BT111];[.$CD111];[.$CN111];[.$CX111])" office:value-type="float"/>
          <table:table-cell table:formula="of:=MEDIAN([.$C111];[.$M111];[.$W111];[.$AG111];[.$AQ111];[.$BA111];[.$BK111];[.$BU111];[.$CE111];[.$CO111];[.$CY111])" office:value-type="float"/>
          <table:table-cell table:formula="of:=MEDIAN([.$D111];[.$N111];[.$X111];[.$AH111];[.$AR111];[.$BB111];[.$BL111];[.$BV111];[.$CF111];[.$CP111];[.$CZ111])" office:value-type="float"/>
          <table:table-cell table:formula="of:=MEDIAN([.$E111];[.$O111];[.$Y111];[.$AI111];[.$AS111];[.$BC111];[.$BM111];[.$BW111];[.$CG111];[.$CQ111];[.$DA111])" office:value-type="float"/>
          <table:table-cell table:formula="of:=MEDIAN([.$F111];[.$P111];[.$Z111];[.$AJ111];[.$AT111];[.$BD111];[.$BN111];[.$BX111];[.$CH111];[.$CR111];[.$DB111])" office:value-type="float"/>
          <table:table-cell table:formula="of:=MEDIAN([.$G111];[.$Q111];[.$AA111];[.$AK111];[.$AU111];[.$BE111];[.$BO111];[.$BY111];[.$CI111];[.$CS111];[.$DC111])" office:value-type="float"/>
          <table:table-cell table:formula="of:=MEDIAN([.$H111];[.$R111];[.$AB111];[.$AL111];[.$AV111];[.$BF111];[.$BP111];[.$BZ111];[.$CJ111];[.$CT111];[.$DD111])" office:value-type="float"/>
          <table:table-cell table:formula="of:=MEDIAN([.$I111];[.$S111];[.$AC111];[.$AM111];[.$AW111];[.$BG111];[.$BQ111];[.$CA111];[.$CK111];[.$CU111];[.$DE111])" office:value-type="float"/>
          <table:table-cell table:formula="of:=MEDIAN([.$J111];[.$T111];[.$AD111];[.$AN111];[.$AX111];[.$BH111];[.$BR111];[.$CB111];[.$CL111];[.$CV111];[.$DF111])" office:value-type="float"/>
          <table:table-cell table:formula="of:=MEDIAN([.$K111];[.$U111];[.$AE111];[.$AO111];[.$AY111];[.$BI111];[.$BS111];[.$CC111];[.$CM111];[.$CW111];[.$DG111])" office:value-type="float"/>
          <table:table-cell table:formula="of:=MAX([.$B111];[.$L111];[.$V111];[.$AF111];[.$AP111];[.$AZ111];[.$BJ111];[.$BT111];[.$CD111];[.$CN111];[.$CX111])" office:value-type="float"/>
          <table:table-cell table:formula="of:=MAX([.$C111];[.$M111];[.$W111];[.$AG111];[.$AQ111];[.$BA111];[.$BK111];[.$BU111];[.$CE111];[.$CO111];[.$CY111])" office:value-type="float"/>
          <table:table-cell table:formula="of:=MAX([.$D111];[.$N111];[.$X111];[.$AH111];[.$AR111];[.$BB111];[.$BL111];[.$BV111];[.$CF111];[.$CP111];[.$CZ111])" office:value-type="float"/>
          <table:table-cell table:formula="of:=MAX([.$E111];[.$O111];[.$Y111];[.$AI111];[.$AS111];[.$BC111];[.$BM111];[.$BW111];[.$CG111];[.$CQ111];[.$DA111])" office:value-type="float"/>
          <table:table-cell table:formula="of:=MAX([.$F111];[.$P111];[.$Z111];[.$AJ111];[.$AT111];[.$BD111];[.$BN111];[.$BX111];[.$CH111];[.$CR111];[.$DB111])" office:value-type="float"/>
          <table:table-cell table:formula="of:=MAX([.$G111];[.$Q111];[.$AA111];[.$AK111];[.$AU111];[.$BE111];[.$BO111];[.$BY111];[.$CI111];[.$CS111];[.$DC111])" office:value-type="float"/>
          <table:table-cell table:formula="of:=MAX([.$H111];[.$R111];[.$AB111];[.$AL111];[.$AV111];[.$BF111];[.$BP111];[.$BZ111];[.$CJ111];[.$CT111];[.$DD111])" office:value-type="float"/>
          <table:table-cell table:formula="of:=MAX([.$I111];[.$S111];[.$AC111];[.$AM111];[.$AW111];[.$BG111];[.$BQ111];[.$CA111];[.$CK111];[.$CU111];[.$DE111])" office:value-type="float"/>
          <table:table-cell table:formula="of:=MAX([.$J111];[.$T111];[.$AD111];[.$AN111];[.$AX111];[.$BH111];[.$BR111];[.$CB111];[.$CL111];[.$CV111];[.$DF111])" office:value-type="float"/>
          <table:table-cell table:formula="of:=MAX([.$K111];[.$U111];[.$AE111];[.$AO111];[.$AY111];[.$BI111];[.$BS111];[.$CC111];[.$CM111];[.$CW111];[.$DG11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2];[.$L112];[.$V112];[.$AF112];[.$AP112];[.$AZ112];[.$BJ112];[.$BT112];[.$CD112];[.$CN112];[.$CX112])" office:value-type="float"/>
          <table:table-cell table:formula="of:=MIN([.$C112];[.$M112];[.$W112];[.$AG112];[.$AQ112];[.$BA112];[.$BK112];[.$BU112];[.$CE112];[.$CO112];[.$CY112])" office:value-type="float"/>
          <table:table-cell table:formula="of:=MIN([.$D112];[.$N112];[.$X112];[.$AH112];[.$AR112];[.$BB112];[.$BL112];[.$BV112];[.$CF112];[.$CP112];[.$CZ112])" office:value-type="float"/>
          <table:table-cell table:formula="of:=MIN([.$E112];[.$O112];[.$Y112];[.$AI112];[.$AS112];[.$BC112];[.$BM112];[.$BW112];[.$CG112];[.$CQ112];[.$DA112])" office:value-type="float"/>
          <table:table-cell table:formula="of:=MIN([.$F112];[.$P112];[.$Z112];[.$AJ112];[.$AT112];[.$BD112];[.$BN112];[.$BX112];[.$CH112];[.$CR112];[.$DB112])" office:value-type="float"/>
          <table:table-cell table:formula="of:=MIN([.$G112];[.$Q112];[.$AA112];[.$AK112];[.$AU112];[.$BE112];[.$BO112];[.$BY112];[.$CI112];[.$CS112];[.$DC112])" office:value-type="float"/>
          <table:table-cell table:formula="of:=MIN([.$H112];[.$R112];[.$AB112];[.$AL112];[.$AV112];[.$BF112];[.$BP112];[.$BZ112];[.$CJ112];[.$CT112];[.$DD112])" office:value-type="float"/>
          <table:table-cell table:formula="of:=MIN([.$I112];[.$S112];[.$AC112];[.$AM112];[.$AW112];[.$BG112];[.$BQ112];[.$CA112];[.$CK112];[.$CU112];[.$DE112])" office:value-type="float"/>
          <table:table-cell table:formula="of:=MIN([.$J112];[.$T112];[.$AD112];[.$AN112];[.$AX112];[.$BH112];[.$BR112];[.$CB112];[.$CL112];[.$CV112];[.$DF112])" office:value-type="float"/>
          <table:table-cell table:formula="of:=MIN([.$K112];[.$U112];[.$AE112];[.$AO112];[.$AY112];[.$BI112];[.$BS112];[.$CC112];[.$CM112];[.$CW112];[.$DG112])" office:value-type="float"/>
          <table:table-cell table:formula="of:=MEDIAN([.$B112];[.$L112];[.$V112];[.$AF112];[.$AP112];[.$AZ112];[.$BJ112];[.$BT112];[.$CD112];[.$CN112];[.$CX112])" office:value-type="float"/>
          <table:table-cell table:formula="of:=MEDIAN([.$C112];[.$M112];[.$W112];[.$AG112];[.$AQ112];[.$BA112];[.$BK112];[.$BU112];[.$CE112];[.$CO112];[.$CY112])" office:value-type="float"/>
          <table:table-cell table:formula="of:=MEDIAN([.$D112];[.$N112];[.$X112];[.$AH112];[.$AR112];[.$BB112];[.$BL112];[.$BV112];[.$CF112];[.$CP112];[.$CZ112])" office:value-type="float"/>
          <table:table-cell table:formula="of:=MEDIAN([.$E112];[.$O112];[.$Y112];[.$AI112];[.$AS112];[.$BC112];[.$BM112];[.$BW112];[.$CG112];[.$CQ112];[.$DA112])" office:value-type="float"/>
          <table:table-cell table:formula="of:=MEDIAN([.$F112];[.$P112];[.$Z112];[.$AJ112];[.$AT112];[.$BD112];[.$BN112];[.$BX112];[.$CH112];[.$CR112];[.$DB112])" office:value-type="float"/>
          <table:table-cell table:formula="of:=MEDIAN([.$G112];[.$Q112];[.$AA112];[.$AK112];[.$AU112];[.$BE112];[.$BO112];[.$BY112];[.$CI112];[.$CS112];[.$DC112])" office:value-type="float"/>
          <table:table-cell table:formula="of:=MEDIAN([.$H112];[.$R112];[.$AB112];[.$AL112];[.$AV112];[.$BF112];[.$BP112];[.$BZ112];[.$CJ112];[.$CT112];[.$DD112])" office:value-type="float"/>
          <table:table-cell table:formula="of:=MEDIAN([.$I112];[.$S112];[.$AC112];[.$AM112];[.$AW112];[.$BG112];[.$BQ112];[.$CA112];[.$CK112];[.$CU112];[.$DE112])" office:value-type="float"/>
          <table:table-cell table:formula="of:=MEDIAN([.$J112];[.$T112];[.$AD112];[.$AN112];[.$AX112];[.$BH112];[.$BR112];[.$CB112];[.$CL112];[.$CV112];[.$DF112])" office:value-type="float"/>
          <table:table-cell table:formula="of:=MEDIAN([.$K112];[.$U112];[.$AE112];[.$AO112];[.$AY112];[.$BI112];[.$BS112];[.$CC112];[.$CM112];[.$CW112];[.$DG112])" office:value-type="float"/>
          <table:table-cell table:formula="of:=MAX([.$B112];[.$L112];[.$V112];[.$AF112];[.$AP112];[.$AZ112];[.$BJ112];[.$BT112];[.$CD112];[.$CN112];[.$CX112])" office:value-type="float"/>
          <table:table-cell table:formula="of:=MAX([.$C112];[.$M112];[.$W112];[.$AG112];[.$AQ112];[.$BA112];[.$BK112];[.$BU112];[.$CE112];[.$CO112];[.$CY112])" office:value-type="float"/>
          <table:table-cell table:formula="of:=MAX([.$D112];[.$N112];[.$X112];[.$AH112];[.$AR112];[.$BB112];[.$BL112];[.$BV112];[.$CF112];[.$CP112];[.$CZ112])" office:value-type="float"/>
          <table:table-cell table:formula="of:=MAX([.$E112];[.$O112];[.$Y112];[.$AI112];[.$AS112];[.$BC112];[.$BM112];[.$BW112];[.$CG112];[.$CQ112];[.$DA112])" office:value-type="float"/>
          <table:table-cell table:formula="of:=MAX([.$F112];[.$P112];[.$Z112];[.$AJ112];[.$AT112];[.$BD112];[.$BN112];[.$BX112];[.$CH112];[.$CR112];[.$DB112])" office:value-type="float"/>
          <table:table-cell table:formula="of:=MAX([.$G112];[.$Q112];[.$AA112];[.$AK112];[.$AU112];[.$BE112];[.$BO112];[.$BY112];[.$CI112];[.$CS112];[.$DC112])" office:value-type="float"/>
          <table:table-cell table:formula="of:=MAX([.$H112];[.$R112];[.$AB112];[.$AL112];[.$AV112];[.$BF112];[.$BP112];[.$BZ112];[.$CJ112];[.$CT112];[.$DD112])" office:value-type="float"/>
          <table:table-cell table:formula="of:=MAX([.$I112];[.$S112];[.$AC112];[.$AM112];[.$AW112];[.$BG112];[.$BQ112];[.$CA112];[.$CK112];[.$CU112];[.$DE112])" office:value-type="float"/>
          <table:table-cell table:formula="of:=MAX([.$J112];[.$T112];[.$AD112];[.$AN112];[.$AX112];[.$BH112];[.$BR112];[.$CB112];[.$CL112];[.$CV112];[.$DF112])" office:value-type="float"/>
          <table:table-cell table:formula="of:=MAX([.$K112];[.$U112];[.$AE112];[.$AO112];[.$AY112];[.$BI112];[.$BS112];[.$CC112];[.$CM112];[.$CW112];[.$DG11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42.653"/>
          <table:table-cell office:value-type="float" office:value="0.0"/>
          <table:table-cell office:value-type="float" office:value="0.119832234871"/>
          <table:table-cell office:value-type="float" office:value="0.00119832234871"/>
          <table:table-cell office:value-type="float" office:value="0.0"/>
          <table:table-cell office:value-type="float" office:value="564504.0"/>
          <table:table-cell office:value-type="float" office:value="0.0"/>
          <table:table-cell table:style-name="cellWorst" office:value-type="float" office:value="1421.0"/>
          <table:table-cell office:value-type="float" office:value="4.0"/>
          <table:table-cell office:value-type="float" office:value="66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3];[.$L113];[.$V113];[.$AF113];[.$AP113];[.$AZ113];[.$BJ113];[.$BT113];[.$CD113];[.$CN113];[.$CX113])" office:value-type="float"/>
          <table:table-cell table:formula="of:=MIN([.$C113];[.$M113];[.$W113];[.$AG113];[.$AQ113];[.$BA113];[.$BK113];[.$BU113];[.$CE113];[.$CO113];[.$CY113])" office:value-type="float"/>
          <table:table-cell table:formula="of:=MIN([.$D113];[.$N113];[.$X113];[.$AH113];[.$AR113];[.$BB113];[.$BL113];[.$BV113];[.$CF113];[.$CP113];[.$CZ113])" office:value-type="float"/>
          <table:table-cell table:formula="of:=MIN([.$E113];[.$O113];[.$Y113];[.$AI113];[.$AS113];[.$BC113];[.$BM113];[.$BW113];[.$CG113];[.$CQ113];[.$DA113])" office:value-type="float"/>
          <table:table-cell table:formula="of:=MIN([.$F113];[.$P113];[.$Z113];[.$AJ113];[.$AT113];[.$BD113];[.$BN113];[.$BX113];[.$CH113];[.$CR113];[.$DB113])" office:value-type="float"/>
          <table:table-cell table:formula="of:=MIN([.$G113];[.$Q113];[.$AA113];[.$AK113];[.$AU113];[.$BE113];[.$BO113];[.$BY113];[.$CI113];[.$CS113];[.$DC113])" office:value-type="float"/>
          <table:table-cell table:formula="of:=MIN([.$H113];[.$R113];[.$AB113];[.$AL113];[.$AV113];[.$BF113];[.$BP113];[.$BZ113];[.$CJ113];[.$CT113];[.$DD113])" office:value-type="float"/>
          <table:table-cell table:formula="of:=MIN([.$I113];[.$S113];[.$AC113];[.$AM113];[.$AW113];[.$BG113];[.$BQ113];[.$CA113];[.$CK113];[.$CU113];[.$DE113])" office:value-type="float"/>
          <table:table-cell table:formula="of:=MIN([.$J113];[.$T113];[.$AD113];[.$AN113];[.$AX113];[.$BH113];[.$BR113];[.$CB113];[.$CL113];[.$CV113];[.$DF113])" office:value-type="float"/>
          <table:table-cell table:formula="of:=MIN([.$K113];[.$U113];[.$AE113];[.$AO113];[.$AY113];[.$BI113];[.$BS113];[.$CC113];[.$CM113];[.$CW113];[.$DG113])" office:value-type="float"/>
          <table:table-cell table:formula="of:=MEDIAN([.$B113];[.$L113];[.$V113];[.$AF113];[.$AP113];[.$AZ113];[.$BJ113];[.$BT113];[.$CD113];[.$CN113];[.$CX113])" office:value-type="float"/>
          <table:table-cell table:formula="of:=MEDIAN([.$C113];[.$M113];[.$W113];[.$AG113];[.$AQ113];[.$BA113];[.$BK113];[.$BU113];[.$CE113];[.$CO113];[.$CY113])" office:value-type="float"/>
          <table:table-cell table:formula="of:=MEDIAN([.$D113];[.$N113];[.$X113];[.$AH113];[.$AR113];[.$BB113];[.$BL113];[.$BV113];[.$CF113];[.$CP113];[.$CZ113])" office:value-type="float"/>
          <table:table-cell table:formula="of:=MEDIAN([.$E113];[.$O113];[.$Y113];[.$AI113];[.$AS113];[.$BC113];[.$BM113];[.$BW113];[.$CG113];[.$CQ113];[.$DA113])" office:value-type="float"/>
          <table:table-cell table:formula="of:=MEDIAN([.$F113];[.$P113];[.$Z113];[.$AJ113];[.$AT113];[.$BD113];[.$BN113];[.$BX113];[.$CH113];[.$CR113];[.$DB113])" office:value-type="float"/>
          <table:table-cell table:formula="of:=MEDIAN([.$G113];[.$Q113];[.$AA113];[.$AK113];[.$AU113];[.$BE113];[.$BO113];[.$BY113];[.$CI113];[.$CS113];[.$DC113])" office:value-type="float"/>
          <table:table-cell table:formula="of:=MEDIAN([.$H113];[.$R113];[.$AB113];[.$AL113];[.$AV113];[.$BF113];[.$BP113];[.$BZ113];[.$CJ113];[.$CT113];[.$DD113])" office:value-type="float"/>
          <table:table-cell table:formula="of:=MEDIAN([.$I113];[.$S113];[.$AC113];[.$AM113];[.$AW113];[.$BG113];[.$BQ113];[.$CA113];[.$CK113];[.$CU113];[.$DE113])" office:value-type="float"/>
          <table:table-cell table:formula="of:=MEDIAN([.$J113];[.$T113];[.$AD113];[.$AN113];[.$AX113];[.$BH113];[.$BR113];[.$CB113];[.$CL113];[.$CV113];[.$DF113])" office:value-type="float"/>
          <table:table-cell table:formula="of:=MEDIAN([.$K113];[.$U113];[.$AE113];[.$AO113];[.$AY113];[.$BI113];[.$BS113];[.$CC113];[.$CM113];[.$CW113];[.$DG113])" office:value-type="float"/>
          <table:table-cell table:formula="of:=MAX([.$B113];[.$L113];[.$V113];[.$AF113];[.$AP113];[.$AZ113];[.$BJ113];[.$BT113];[.$CD113];[.$CN113];[.$CX113])" office:value-type="float"/>
          <table:table-cell table:formula="of:=MAX([.$C113];[.$M113];[.$W113];[.$AG113];[.$AQ113];[.$BA113];[.$BK113];[.$BU113];[.$CE113];[.$CO113];[.$CY113])" office:value-type="float"/>
          <table:table-cell table:formula="of:=MAX([.$D113];[.$N113];[.$X113];[.$AH113];[.$AR113];[.$BB113];[.$BL113];[.$BV113];[.$CF113];[.$CP113];[.$CZ113])" office:value-type="float"/>
          <table:table-cell table:formula="of:=MAX([.$E113];[.$O113];[.$Y113];[.$AI113];[.$AS113];[.$BC113];[.$BM113];[.$BW113];[.$CG113];[.$CQ113];[.$DA113])" office:value-type="float"/>
          <table:table-cell table:formula="of:=MAX([.$F113];[.$P113];[.$Z113];[.$AJ113];[.$AT113];[.$BD113];[.$BN113];[.$BX113];[.$CH113];[.$CR113];[.$DB113])" office:value-type="float"/>
          <table:table-cell table:formula="of:=MAX([.$G113];[.$Q113];[.$AA113];[.$AK113];[.$AU113];[.$BE113];[.$BO113];[.$BY113];[.$CI113];[.$CS113];[.$DC113])" office:value-type="float"/>
          <table:table-cell table:formula="of:=MAX([.$H113];[.$R113];[.$AB113];[.$AL113];[.$AV113];[.$BF113];[.$BP113];[.$BZ113];[.$CJ113];[.$CT113];[.$DD113])" office:value-type="float"/>
          <table:table-cell table:formula="of:=MAX([.$I113];[.$S113];[.$AC113];[.$AM113];[.$AW113];[.$BG113];[.$BQ113];[.$CA113];[.$CK113];[.$CU113];[.$DE113])" office:value-type="float"/>
          <table:table-cell table:formula="of:=MAX([.$J113];[.$T113];[.$AD113];[.$AN113];[.$AX113];[.$BH113];[.$BR113];[.$CB113];[.$CL113];[.$CV113];[.$DF113])" office:value-type="float"/>
          <table:table-cell table:formula="of:=MAX([.$K113];[.$U113];[.$AE113];[.$AO113];[.$AY113];[.$BI113];[.$BS113];[.$CC113];[.$CM113];[.$CW113];[.$DG11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4];[.$L114];[.$V114];[.$AF114];[.$AP114];[.$AZ114];[.$BJ114];[.$BT114];[.$CD114];[.$CN114];[.$CX114])" office:value-type="float"/>
          <table:table-cell table:formula="of:=MIN([.$C114];[.$M114];[.$W114];[.$AG114];[.$AQ114];[.$BA114];[.$BK114];[.$BU114];[.$CE114];[.$CO114];[.$CY114])" office:value-type="float"/>
          <table:table-cell table:formula="of:=MIN([.$D114];[.$N114];[.$X114];[.$AH114];[.$AR114];[.$BB114];[.$BL114];[.$BV114];[.$CF114];[.$CP114];[.$CZ114])" office:value-type="float"/>
          <table:table-cell table:formula="of:=MIN([.$E114];[.$O114];[.$Y114];[.$AI114];[.$AS114];[.$BC114];[.$BM114];[.$BW114];[.$CG114];[.$CQ114];[.$DA114])" office:value-type="float"/>
          <table:table-cell table:formula="of:=MIN([.$F114];[.$P114];[.$Z114];[.$AJ114];[.$AT114];[.$BD114];[.$BN114];[.$BX114];[.$CH114];[.$CR114];[.$DB114])" office:value-type="float"/>
          <table:table-cell table:formula="of:=MIN([.$G114];[.$Q114];[.$AA114];[.$AK114];[.$AU114];[.$BE114];[.$BO114];[.$BY114];[.$CI114];[.$CS114];[.$DC114])" office:value-type="float"/>
          <table:table-cell table:formula="of:=MIN([.$H114];[.$R114];[.$AB114];[.$AL114];[.$AV114];[.$BF114];[.$BP114];[.$BZ114];[.$CJ114];[.$CT114];[.$DD114])" office:value-type="float"/>
          <table:table-cell table:formula="of:=MIN([.$I114];[.$S114];[.$AC114];[.$AM114];[.$AW114];[.$BG114];[.$BQ114];[.$CA114];[.$CK114];[.$CU114];[.$DE114])" office:value-type="float"/>
          <table:table-cell table:formula="of:=MIN([.$J114];[.$T114];[.$AD114];[.$AN114];[.$AX114];[.$BH114];[.$BR114];[.$CB114];[.$CL114];[.$CV114];[.$DF114])" office:value-type="float"/>
          <table:table-cell table:formula="of:=MIN([.$K114];[.$U114];[.$AE114];[.$AO114];[.$AY114];[.$BI114];[.$BS114];[.$CC114];[.$CM114];[.$CW114];[.$DG114])" office:value-type="float"/>
          <table:table-cell table:formula="of:=MEDIAN([.$B114];[.$L114];[.$V114];[.$AF114];[.$AP114];[.$AZ114];[.$BJ114];[.$BT114];[.$CD114];[.$CN114];[.$CX114])" office:value-type="float"/>
          <table:table-cell table:formula="of:=MEDIAN([.$C114];[.$M114];[.$W114];[.$AG114];[.$AQ114];[.$BA114];[.$BK114];[.$BU114];[.$CE114];[.$CO114];[.$CY114])" office:value-type="float"/>
          <table:table-cell table:formula="of:=MEDIAN([.$D114];[.$N114];[.$X114];[.$AH114];[.$AR114];[.$BB114];[.$BL114];[.$BV114];[.$CF114];[.$CP114];[.$CZ114])" office:value-type="float"/>
          <table:table-cell table:formula="of:=MEDIAN([.$E114];[.$O114];[.$Y114];[.$AI114];[.$AS114];[.$BC114];[.$BM114];[.$BW114];[.$CG114];[.$CQ114];[.$DA114])" office:value-type="float"/>
          <table:table-cell table:formula="of:=MEDIAN([.$F114];[.$P114];[.$Z114];[.$AJ114];[.$AT114];[.$BD114];[.$BN114];[.$BX114];[.$CH114];[.$CR114];[.$DB114])" office:value-type="float"/>
          <table:table-cell table:formula="of:=MEDIAN([.$G114];[.$Q114];[.$AA114];[.$AK114];[.$AU114];[.$BE114];[.$BO114];[.$BY114];[.$CI114];[.$CS114];[.$DC114])" office:value-type="float"/>
          <table:table-cell table:formula="of:=MEDIAN([.$H114];[.$R114];[.$AB114];[.$AL114];[.$AV114];[.$BF114];[.$BP114];[.$BZ114];[.$CJ114];[.$CT114];[.$DD114])" office:value-type="float"/>
          <table:table-cell table:formula="of:=MEDIAN([.$I114];[.$S114];[.$AC114];[.$AM114];[.$AW114];[.$BG114];[.$BQ114];[.$CA114];[.$CK114];[.$CU114];[.$DE114])" office:value-type="float"/>
          <table:table-cell table:formula="of:=MEDIAN([.$J114];[.$T114];[.$AD114];[.$AN114];[.$AX114];[.$BH114];[.$BR114];[.$CB114];[.$CL114];[.$CV114];[.$DF114])" office:value-type="float"/>
          <table:table-cell table:formula="of:=MEDIAN([.$K114];[.$U114];[.$AE114];[.$AO114];[.$AY114];[.$BI114];[.$BS114];[.$CC114];[.$CM114];[.$CW114];[.$DG114])" office:value-type="float"/>
          <table:table-cell table:formula="of:=MAX([.$B114];[.$L114];[.$V114];[.$AF114];[.$AP114];[.$AZ114];[.$BJ114];[.$BT114];[.$CD114];[.$CN114];[.$CX114])" office:value-type="float"/>
          <table:table-cell table:formula="of:=MAX([.$C114];[.$M114];[.$W114];[.$AG114];[.$AQ114];[.$BA114];[.$BK114];[.$BU114];[.$CE114];[.$CO114];[.$CY114])" office:value-type="float"/>
          <table:table-cell table:formula="of:=MAX([.$D114];[.$N114];[.$X114];[.$AH114];[.$AR114];[.$BB114];[.$BL114];[.$BV114];[.$CF114];[.$CP114];[.$CZ114])" office:value-type="float"/>
          <table:table-cell table:formula="of:=MAX([.$E114];[.$O114];[.$Y114];[.$AI114];[.$AS114];[.$BC114];[.$BM114];[.$BW114];[.$CG114];[.$CQ114];[.$DA114])" office:value-type="float"/>
          <table:table-cell table:formula="of:=MAX([.$F114];[.$P114];[.$Z114];[.$AJ114];[.$AT114];[.$BD114];[.$BN114];[.$BX114];[.$CH114];[.$CR114];[.$DB114])" office:value-type="float"/>
          <table:table-cell table:formula="of:=MAX([.$G114];[.$Q114];[.$AA114];[.$AK114];[.$AU114];[.$BE114];[.$BO114];[.$BY114];[.$CI114];[.$CS114];[.$DC114])" office:value-type="float"/>
          <table:table-cell table:formula="of:=MAX([.$H114];[.$R114];[.$AB114];[.$AL114];[.$AV114];[.$BF114];[.$BP114];[.$BZ114];[.$CJ114];[.$CT114];[.$DD114])" office:value-type="float"/>
          <table:table-cell table:formula="of:=MAX([.$I114];[.$S114];[.$AC114];[.$AM114];[.$AW114];[.$BG114];[.$BQ114];[.$CA114];[.$CK114];[.$CU114];[.$DE114])" office:value-type="float"/>
          <table:table-cell table:formula="of:=MAX([.$J114];[.$T114];[.$AD114];[.$AN114];[.$AX114];[.$BH114];[.$BR114];[.$CB114];[.$CL114];[.$CV114];[.$DF114])" office:value-type="float"/>
          <table:table-cell table:formula="of:=MAX([.$K114];[.$U114];[.$AE114];[.$AO114];[.$AY114];[.$BI114];[.$BS114];[.$CC114];[.$CM114];[.$CW114];[.$DG11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5];[.$L115];[.$V115];[.$AF115];[.$AP115];[.$AZ115];[.$BJ115];[.$BT115];[.$CD115];[.$CN115];[.$CX115])" office:value-type="float"/>
          <table:table-cell table:formula="of:=MIN([.$C115];[.$M115];[.$W115];[.$AG115];[.$AQ115];[.$BA115];[.$BK115];[.$BU115];[.$CE115];[.$CO115];[.$CY115])" office:value-type="float"/>
          <table:table-cell table:formula="of:=MIN([.$D115];[.$N115];[.$X115];[.$AH115];[.$AR115];[.$BB115];[.$BL115];[.$BV115];[.$CF115];[.$CP115];[.$CZ115])" office:value-type="float"/>
          <table:table-cell table:formula="of:=MIN([.$E115];[.$O115];[.$Y115];[.$AI115];[.$AS115];[.$BC115];[.$BM115];[.$BW115];[.$CG115];[.$CQ115];[.$DA115])" office:value-type="float"/>
          <table:table-cell table:formula="of:=MIN([.$F115];[.$P115];[.$Z115];[.$AJ115];[.$AT115];[.$BD115];[.$BN115];[.$BX115];[.$CH115];[.$CR115];[.$DB115])" office:value-type="float"/>
          <table:table-cell table:formula="of:=MIN([.$G115];[.$Q115];[.$AA115];[.$AK115];[.$AU115];[.$BE115];[.$BO115];[.$BY115];[.$CI115];[.$CS115];[.$DC115])" office:value-type="float"/>
          <table:table-cell table:formula="of:=MIN([.$H115];[.$R115];[.$AB115];[.$AL115];[.$AV115];[.$BF115];[.$BP115];[.$BZ115];[.$CJ115];[.$CT115];[.$DD115])" office:value-type="float"/>
          <table:table-cell table:formula="of:=MIN([.$I115];[.$S115];[.$AC115];[.$AM115];[.$AW115];[.$BG115];[.$BQ115];[.$CA115];[.$CK115];[.$CU115];[.$DE115])" office:value-type="float"/>
          <table:table-cell table:formula="of:=MIN([.$J115];[.$T115];[.$AD115];[.$AN115];[.$AX115];[.$BH115];[.$BR115];[.$CB115];[.$CL115];[.$CV115];[.$DF115])" office:value-type="float"/>
          <table:table-cell table:formula="of:=MIN([.$K115];[.$U115];[.$AE115];[.$AO115];[.$AY115];[.$BI115];[.$BS115];[.$CC115];[.$CM115];[.$CW115];[.$DG115])" office:value-type="float"/>
          <table:table-cell table:formula="of:=MEDIAN([.$B115];[.$L115];[.$V115];[.$AF115];[.$AP115];[.$AZ115];[.$BJ115];[.$BT115];[.$CD115];[.$CN115];[.$CX115])" office:value-type="float"/>
          <table:table-cell table:formula="of:=MEDIAN([.$C115];[.$M115];[.$W115];[.$AG115];[.$AQ115];[.$BA115];[.$BK115];[.$BU115];[.$CE115];[.$CO115];[.$CY115])" office:value-type="float"/>
          <table:table-cell table:formula="of:=MEDIAN([.$D115];[.$N115];[.$X115];[.$AH115];[.$AR115];[.$BB115];[.$BL115];[.$BV115];[.$CF115];[.$CP115];[.$CZ115])" office:value-type="float"/>
          <table:table-cell table:formula="of:=MEDIAN([.$E115];[.$O115];[.$Y115];[.$AI115];[.$AS115];[.$BC115];[.$BM115];[.$BW115];[.$CG115];[.$CQ115];[.$DA115])" office:value-type="float"/>
          <table:table-cell table:formula="of:=MEDIAN([.$F115];[.$P115];[.$Z115];[.$AJ115];[.$AT115];[.$BD115];[.$BN115];[.$BX115];[.$CH115];[.$CR115];[.$DB115])" office:value-type="float"/>
          <table:table-cell table:formula="of:=MEDIAN([.$G115];[.$Q115];[.$AA115];[.$AK115];[.$AU115];[.$BE115];[.$BO115];[.$BY115];[.$CI115];[.$CS115];[.$DC115])" office:value-type="float"/>
          <table:table-cell table:formula="of:=MEDIAN([.$H115];[.$R115];[.$AB115];[.$AL115];[.$AV115];[.$BF115];[.$BP115];[.$BZ115];[.$CJ115];[.$CT115];[.$DD115])" office:value-type="float"/>
          <table:table-cell table:formula="of:=MEDIAN([.$I115];[.$S115];[.$AC115];[.$AM115];[.$AW115];[.$BG115];[.$BQ115];[.$CA115];[.$CK115];[.$CU115];[.$DE115])" office:value-type="float"/>
          <table:table-cell table:formula="of:=MEDIAN([.$J115];[.$T115];[.$AD115];[.$AN115];[.$AX115];[.$BH115];[.$BR115];[.$CB115];[.$CL115];[.$CV115];[.$DF115])" office:value-type="float"/>
          <table:table-cell table:formula="of:=MEDIAN([.$K115];[.$U115];[.$AE115];[.$AO115];[.$AY115];[.$BI115];[.$BS115];[.$CC115];[.$CM115];[.$CW115];[.$DG115])" office:value-type="float"/>
          <table:table-cell table:formula="of:=MAX([.$B115];[.$L115];[.$V115];[.$AF115];[.$AP115];[.$AZ115];[.$BJ115];[.$BT115];[.$CD115];[.$CN115];[.$CX115])" office:value-type="float"/>
          <table:table-cell table:formula="of:=MAX([.$C115];[.$M115];[.$W115];[.$AG115];[.$AQ115];[.$BA115];[.$BK115];[.$BU115];[.$CE115];[.$CO115];[.$CY115])" office:value-type="float"/>
          <table:table-cell table:formula="of:=MAX([.$D115];[.$N115];[.$X115];[.$AH115];[.$AR115];[.$BB115];[.$BL115];[.$BV115];[.$CF115];[.$CP115];[.$CZ115])" office:value-type="float"/>
          <table:table-cell table:formula="of:=MAX([.$E115];[.$O115];[.$Y115];[.$AI115];[.$AS115];[.$BC115];[.$BM115];[.$BW115];[.$CG115];[.$CQ115];[.$DA115])" office:value-type="float"/>
          <table:table-cell table:formula="of:=MAX([.$F115];[.$P115];[.$Z115];[.$AJ115];[.$AT115];[.$BD115];[.$BN115];[.$BX115];[.$CH115];[.$CR115];[.$DB115])" office:value-type="float"/>
          <table:table-cell table:formula="of:=MAX([.$G115];[.$Q115];[.$AA115];[.$AK115];[.$AU115];[.$BE115];[.$BO115];[.$BY115];[.$CI115];[.$CS115];[.$DC115])" office:value-type="float"/>
          <table:table-cell table:formula="of:=MAX([.$H115];[.$R115];[.$AB115];[.$AL115];[.$AV115];[.$BF115];[.$BP115];[.$BZ115];[.$CJ115];[.$CT115];[.$DD115])" office:value-type="float"/>
          <table:table-cell table:formula="of:=MAX([.$I115];[.$S115];[.$AC115];[.$AM115];[.$AW115];[.$BG115];[.$BQ115];[.$CA115];[.$CK115];[.$CU115];[.$DE115])" office:value-type="float"/>
          <table:table-cell table:formula="of:=MAX([.$J115];[.$T115];[.$AD115];[.$AN115];[.$AX115];[.$BH115];[.$BR115];[.$CB115];[.$CL115];[.$CV115];[.$DF115])" office:value-type="float"/>
          <table:table-cell table:formula="of:=MAX([.$K115];[.$U115];[.$AE115];[.$AO115];[.$AY115];[.$BI115];[.$BS115];[.$CC115];[.$CM115];[.$CW115];[.$DG11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6];[.$L116];[.$V116];[.$AF116];[.$AP116];[.$AZ116];[.$BJ116];[.$BT116];[.$CD116];[.$CN116];[.$CX116])" office:value-type="float"/>
          <table:table-cell table:formula="of:=MIN([.$C116];[.$M116];[.$W116];[.$AG116];[.$AQ116];[.$BA116];[.$BK116];[.$BU116];[.$CE116];[.$CO116];[.$CY116])" office:value-type="float"/>
          <table:table-cell table:formula="of:=MIN([.$D116];[.$N116];[.$X116];[.$AH116];[.$AR116];[.$BB116];[.$BL116];[.$BV116];[.$CF116];[.$CP116];[.$CZ116])" office:value-type="float"/>
          <table:table-cell table:formula="of:=MIN([.$E116];[.$O116];[.$Y116];[.$AI116];[.$AS116];[.$BC116];[.$BM116];[.$BW116];[.$CG116];[.$CQ116];[.$DA116])" office:value-type="float"/>
          <table:table-cell table:formula="of:=MIN([.$F116];[.$P116];[.$Z116];[.$AJ116];[.$AT116];[.$BD116];[.$BN116];[.$BX116];[.$CH116];[.$CR116];[.$DB116])" office:value-type="float"/>
          <table:table-cell table:formula="of:=MIN([.$G116];[.$Q116];[.$AA116];[.$AK116];[.$AU116];[.$BE116];[.$BO116];[.$BY116];[.$CI116];[.$CS116];[.$DC116])" office:value-type="float"/>
          <table:table-cell table:formula="of:=MIN([.$H116];[.$R116];[.$AB116];[.$AL116];[.$AV116];[.$BF116];[.$BP116];[.$BZ116];[.$CJ116];[.$CT116];[.$DD116])" office:value-type="float"/>
          <table:table-cell table:formula="of:=MIN([.$I116];[.$S116];[.$AC116];[.$AM116];[.$AW116];[.$BG116];[.$BQ116];[.$CA116];[.$CK116];[.$CU116];[.$DE116])" office:value-type="float"/>
          <table:table-cell table:formula="of:=MIN([.$J116];[.$T116];[.$AD116];[.$AN116];[.$AX116];[.$BH116];[.$BR116];[.$CB116];[.$CL116];[.$CV116];[.$DF116])" office:value-type="float"/>
          <table:table-cell table:formula="of:=MIN([.$K116];[.$U116];[.$AE116];[.$AO116];[.$AY116];[.$BI116];[.$BS116];[.$CC116];[.$CM116];[.$CW116];[.$DG116])" office:value-type="float"/>
          <table:table-cell table:formula="of:=MEDIAN([.$B116];[.$L116];[.$V116];[.$AF116];[.$AP116];[.$AZ116];[.$BJ116];[.$BT116];[.$CD116];[.$CN116];[.$CX116])" office:value-type="float"/>
          <table:table-cell table:formula="of:=MEDIAN([.$C116];[.$M116];[.$W116];[.$AG116];[.$AQ116];[.$BA116];[.$BK116];[.$BU116];[.$CE116];[.$CO116];[.$CY116])" office:value-type="float"/>
          <table:table-cell table:formula="of:=MEDIAN([.$D116];[.$N116];[.$X116];[.$AH116];[.$AR116];[.$BB116];[.$BL116];[.$BV116];[.$CF116];[.$CP116];[.$CZ116])" office:value-type="float"/>
          <table:table-cell table:formula="of:=MEDIAN([.$E116];[.$O116];[.$Y116];[.$AI116];[.$AS116];[.$BC116];[.$BM116];[.$BW116];[.$CG116];[.$CQ116];[.$DA116])" office:value-type="float"/>
          <table:table-cell table:formula="of:=MEDIAN([.$F116];[.$P116];[.$Z116];[.$AJ116];[.$AT116];[.$BD116];[.$BN116];[.$BX116];[.$CH116];[.$CR116];[.$DB116])" office:value-type="float"/>
          <table:table-cell table:formula="of:=MEDIAN([.$G116];[.$Q116];[.$AA116];[.$AK116];[.$AU116];[.$BE116];[.$BO116];[.$BY116];[.$CI116];[.$CS116];[.$DC116])" office:value-type="float"/>
          <table:table-cell table:formula="of:=MEDIAN([.$H116];[.$R116];[.$AB116];[.$AL116];[.$AV116];[.$BF116];[.$BP116];[.$BZ116];[.$CJ116];[.$CT116];[.$DD116])" office:value-type="float"/>
          <table:table-cell table:formula="of:=MEDIAN([.$I116];[.$S116];[.$AC116];[.$AM116];[.$AW116];[.$BG116];[.$BQ116];[.$CA116];[.$CK116];[.$CU116];[.$DE116])" office:value-type="float"/>
          <table:table-cell table:formula="of:=MEDIAN([.$J116];[.$T116];[.$AD116];[.$AN116];[.$AX116];[.$BH116];[.$BR116];[.$CB116];[.$CL116];[.$CV116];[.$DF116])" office:value-type="float"/>
          <table:table-cell table:formula="of:=MEDIAN([.$K116];[.$U116];[.$AE116];[.$AO116];[.$AY116];[.$BI116];[.$BS116];[.$CC116];[.$CM116];[.$CW116];[.$DG116])" office:value-type="float"/>
          <table:table-cell table:formula="of:=MAX([.$B116];[.$L116];[.$V116];[.$AF116];[.$AP116];[.$AZ116];[.$BJ116];[.$BT116];[.$CD116];[.$CN116];[.$CX116])" office:value-type="float"/>
          <table:table-cell table:formula="of:=MAX([.$C116];[.$M116];[.$W116];[.$AG116];[.$AQ116];[.$BA116];[.$BK116];[.$BU116];[.$CE116];[.$CO116];[.$CY116])" office:value-type="float"/>
          <table:table-cell table:formula="of:=MAX([.$D116];[.$N116];[.$X116];[.$AH116];[.$AR116];[.$BB116];[.$BL116];[.$BV116];[.$CF116];[.$CP116];[.$CZ116])" office:value-type="float"/>
          <table:table-cell table:formula="of:=MAX([.$E116];[.$O116];[.$Y116];[.$AI116];[.$AS116];[.$BC116];[.$BM116];[.$BW116];[.$CG116];[.$CQ116];[.$DA116])" office:value-type="float"/>
          <table:table-cell table:formula="of:=MAX([.$F116];[.$P116];[.$Z116];[.$AJ116];[.$AT116];[.$BD116];[.$BN116];[.$BX116];[.$CH116];[.$CR116];[.$DB116])" office:value-type="float"/>
          <table:table-cell table:formula="of:=MAX([.$G116];[.$Q116];[.$AA116];[.$AK116];[.$AU116];[.$BE116];[.$BO116];[.$BY116];[.$CI116];[.$CS116];[.$DC116])" office:value-type="float"/>
          <table:table-cell table:formula="of:=MAX([.$H116];[.$R116];[.$AB116];[.$AL116];[.$AV116];[.$BF116];[.$BP116];[.$BZ116];[.$CJ116];[.$CT116];[.$DD116])" office:value-type="float"/>
          <table:table-cell table:formula="of:=MAX([.$I116];[.$S116];[.$AC116];[.$AM116];[.$AW116];[.$BG116];[.$BQ116];[.$CA116];[.$CK116];[.$CU116];[.$DE116])" office:value-type="float"/>
          <table:table-cell table:formula="of:=MAX([.$J116];[.$T116];[.$AD116];[.$AN116];[.$AX116];[.$BH116];[.$BR116];[.$CB116];[.$CL116];[.$CV116];[.$DF116])" office:value-type="float"/>
          <table:table-cell table:formula="of:=MAX([.$K116];[.$U116];[.$AE116];[.$AO116];[.$AY116];[.$BI116];[.$BS116];[.$CC116];[.$CM116];[.$CW116];[.$DG11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7];[.$L117];[.$V117];[.$AF117];[.$AP117];[.$AZ117];[.$BJ117];[.$BT117];[.$CD117];[.$CN117];[.$CX117])" office:value-type="float"/>
          <table:table-cell table:formula="of:=MIN([.$C117];[.$M117];[.$W117];[.$AG117];[.$AQ117];[.$BA117];[.$BK117];[.$BU117];[.$CE117];[.$CO117];[.$CY117])" office:value-type="float"/>
          <table:table-cell table:formula="of:=MIN([.$D117];[.$N117];[.$X117];[.$AH117];[.$AR117];[.$BB117];[.$BL117];[.$BV117];[.$CF117];[.$CP117];[.$CZ117])" office:value-type="float"/>
          <table:table-cell table:formula="of:=MIN([.$E117];[.$O117];[.$Y117];[.$AI117];[.$AS117];[.$BC117];[.$BM117];[.$BW117];[.$CG117];[.$CQ117];[.$DA117])" office:value-type="float"/>
          <table:table-cell table:formula="of:=MIN([.$F117];[.$P117];[.$Z117];[.$AJ117];[.$AT117];[.$BD117];[.$BN117];[.$BX117];[.$CH117];[.$CR117];[.$DB117])" office:value-type="float"/>
          <table:table-cell table:formula="of:=MIN([.$G117];[.$Q117];[.$AA117];[.$AK117];[.$AU117];[.$BE117];[.$BO117];[.$BY117];[.$CI117];[.$CS117];[.$DC117])" office:value-type="float"/>
          <table:table-cell table:formula="of:=MIN([.$H117];[.$R117];[.$AB117];[.$AL117];[.$AV117];[.$BF117];[.$BP117];[.$BZ117];[.$CJ117];[.$CT117];[.$DD117])" office:value-type="float"/>
          <table:table-cell table:formula="of:=MIN([.$I117];[.$S117];[.$AC117];[.$AM117];[.$AW117];[.$BG117];[.$BQ117];[.$CA117];[.$CK117];[.$CU117];[.$DE117])" office:value-type="float"/>
          <table:table-cell table:formula="of:=MIN([.$J117];[.$T117];[.$AD117];[.$AN117];[.$AX117];[.$BH117];[.$BR117];[.$CB117];[.$CL117];[.$CV117];[.$DF117])" office:value-type="float"/>
          <table:table-cell table:formula="of:=MIN([.$K117];[.$U117];[.$AE117];[.$AO117];[.$AY117];[.$BI117];[.$BS117];[.$CC117];[.$CM117];[.$CW117];[.$DG117])" office:value-type="float"/>
          <table:table-cell table:formula="of:=MEDIAN([.$B117];[.$L117];[.$V117];[.$AF117];[.$AP117];[.$AZ117];[.$BJ117];[.$BT117];[.$CD117];[.$CN117];[.$CX117])" office:value-type="float"/>
          <table:table-cell table:formula="of:=MEDIAN([.$C117];[.$M117];[.$W117];[.$AG117];[.$AQ117];[.$BA117];[.$BK117];[.$BU117];[.$CE117];[.$CO117];[.$CY117])" office:value-type="float"/>
          <table:table-cell table:formula="of:=MEDIAN([.$D117];[.$N117];[.$X117];[.$AH117];[.$AR117];[.$BB117];[.$BL117];[.$BV117];[.$CF117];[.$CP117];[.$CZ117])" office:value-type="float"/>
          <table:table-cell table:formula="of:=MEDIAN([.$E117];[.$O117];[.$Y117];[.$AI117];[.$AS117];[.$BC117];[.$BM117];[.$BW117];[.$CG117];[.$CQ117];[.$DA117])" office:value-type="float"/>
          <table:table-cell table:formula="of:=MEDIAN([.$F117];[.$P117];[.$Z117];[.$AJ117];[.$AT117];[.$BD117];[.$BN117];[.$BX117];[.$CH117];[.$CR117];[.$DB117])" office:value-type="float"/>
          <table:table-cell table:formula="of:=MEDIAN([.$G117];[.$Q117];[.$AA117];[.$AK117];[.$AU117];[.$BE117];[.$BO117];[.$BY117];[.$CI117];[.$CS117];[.$DC117])" office:value-type="float"/>
          <table:table-cell table:formula="of:=MEDIAN([.$H117];[.$R117];[.$AB117];[.$AL117];[.$AV117];[.$BF117];[.$BP117];[.$BZ117];[.$CJ117];[.$CT117];[.$DD117])" office:value-type="float"/>
          <table:table-cell table:formula="of:=MEDIAN([.$I117];[.$S117];[.$AC117];[.$AM117];[.$AW117];[.$BG117];[.$BQ117];[.$CA117];[.$CK117];[.$CU117];[.$DE117])" office:value-type="float"/>
          <table:table-cell table:formula="of:=MEDIAN([.$J117];[.$T117];[.$AD117];[.$AN117];[.$AX117];[.$BH117];[.$BR117];[.$CB117];[.$CL117];[.$CV117];[.$DF117])" office:value-type="float"/>
          <table:table-cell table:formula="of:=MEDIAN([.$K117];[.$U117];[.$AE117];[.$AO117];[.$AY117];[.$BI117];[.$BS117];[.$CC117];[.$CM117];[.$CW117];[.$DG117])" office:value-type="float"/>
          <table:table-cell table:formula="of:=MAX([.$B117];[.$L117];[.$V117];[.$AF117];[.$AP117];[.$AZ117];[.$BJ117];[.$BT117];[.$CD117];[.$CN117];[.$CX117])" office:value-type="float"/>
          <table:table-cell table:formula="of:=MAX([.$C117];[.$M117];[.$W117];[.$AG117];[.$AQ117];[.$BA117];[.$BK117];[.$BU117];[.$CE117];[.$CO117];[.$CY117])" office:value-type="float"/>
          <table:table-cell table:formula="of:=MAX([.$D117];[.$N117];[.$X117];[.$AH117];[.$AR117];[.$BB117];[.$BL117];[.$BV117];[.$CF117];[.$CP117];[.$CZ117])" office:value-type="float"/>
          <table:table-cell table:formula="of:=MAX([.$E117];[.$O117];[.$Y117];[.$AI117];[.$AS117];[.$BC117];[.$BM117];[.$BW117];[.$CG117];[.$CQ117];[.$DA117])" office:value-type="float"/>
          <table:table-cell table:formula="of:=MAX([.$F117];[.$P117];[.$Z117];[.$AJ117];[.$AT117];[.$BD117];[.$BN117];[.$BX117];[.$CH117];[.$CR117];[.$DB117])" office:value-type="float"/>
          <table:table-cell table:formula="of:=MAX([.$G117];[.$Q117];[.$AA117];[.$AK117];[.$AU117];[.$BE117];[.$BO117];[.$BY117];[.$CI117];[.$CS117];[.$DC117])" office:value-type="float"/>
          <table:table-cell table:formula="of:=MAX([.$H117];[.$R117];[.$AB117];[.$AL117];[.$AV117];[.$BF117];[.$BP117];[.$BZ117];[.$CJ117];[.$CT117];[.$DD117])" office:value-type="float"/>
          <table:table-cell table:formula="of:=MAX([.$I117];[.$S117];[.$AC117];[.$AM117];[.$AW117];[.$BG117];[.$BQ117];[.$CA117];[.$CK117];[.$CU117];[.$DE117])" office:value-type="float"/>
          <table:table-cell table:formula="of:=MAX([.$J117];[.$T117];[.$AD117];[.$AN117];[.$AX117];[.$BH117];[.$BR117];[.$CB117];[.$CL117];[.$CV117];[.$DF117])" office:value-type="float"/>
          <table:table-cell table:formula="of:=MAX([.$K117];[.$U117];[.$AE117];[.$AO117];[.$AY117];[.$BI117];[.$BS117];[.$CC117];[.$CM117];[.$CW117];[.$DG11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8];[.$L118];[.$V118];[.$AF118];[.$AP118];[.$AZ118];[.$BJ118];[.$BT118];[.$CD118];[.$CN118];[.$CX118])" office:value-type="float"/>
          <table:table-cell table:formula="of:=MIN([.$C118];[.$M118];[.$W118];[.$AG118];[.$AQ118];[.$BA118];[.$BK118];[.$BU118];[.$CE118];[.$CO118];[.$CY118])" office:value-type="float"/>
          <table:table-cell table:formula="of:=MIN([.$D118];[.$N118];[.$X118];[.$AH118];[.$AR118];[.$BB118];[.$BL118];[.$BV118];[.$CF118];[.$CP118];[.$CZ118])" office:value-type="float"/>
          <table:table-cell table:formula="of:=MIN([.$E118];[.$O118];[.$Y118];[.$AI118];[.$AS118];[.$BC118];[.$BM118];[.$BW118];[.$CG118];[.$CQ118];[.$DA118])" office:value-type="float"/>
          <table:table-cell table:formula="of:=MIN([.$F118];[.$P118];[.$Z118];[.$AJ118];[.$AT118];[.$BD118];[.$BN118];[.$BX118];[.$CH118];[.$CR118];[.$DB118])" office:value-type="float"/>
          <table:table-cell table:formula="of:=MIN([.$G118];[.$Q118];[.$AA118];[.$AK118];[.$AU118];[.$BE118];[.$BO118];[.$BY118];[.$CI118];[.$CS118];[.$DC118])" office:value-type="float"/>
          <table:table-cell table:formula="of:=MIN([.$H118];[.$R118];[.$AB118];[.$AL118];[.$AV118];[.$BF118];[.$BP118];[.$BZ118];[.$CJ118];[.$CT118];[.$DD118])" office:value-type="float"/>
          <table:table-cell table:formula="of:=MIN([.$I118];[.$S118];[.$AC118];[.$AM118];[.$AW118];[.$BG118];[.$BQ118];[.$CA118];[.$CK118];[.$CU118];[.$DE118])" office:value-type="float"/>
          <table:table-cell table:formula="of:=MIN([.$J118];[.$T118];[.$AD118];[.$AN118];[.$AX118];[.$BH118];[.$BR118];[.$CB118];[.$CL118];[.$CV118];[.$DF118])" office:value-type="float"/>
          <table:table-cell table:formula="of:=MIN([.$K118];[.$U118];[.$AE118];[.$AO118];[.$AY118];[.$BI118];[.$BS118];[.$CC118];[.$CM118];[.$CW118];[.$DG118])" office:value-type="float"/>
          <table:table-cell table:formula="of:=MEDIAN([.$B118];[.$L118];[.$V118];[.$AF118];[.$AP118];[.$AZ118];[.$BJ118];[.$BT118];[.$CD118];[.$CN118];[.$CX118])" office:value-type="float"/>
          <table:table-cell table:formula="of:=MEDIAN([.$C118];[.$M118];[.$W118];[.$AG118];[.$AQ118];[.$BA118];[.$BK118];[.$BU118];[.$CE118];[.$CO118];[.$CY118])" office:value-type="float"/>
          <table:table-cell table:formula="of:=MEDIAN([.$D118];[.$N118];[.$X118];[.$AH118];[.$AR118];[.$BB118];[.$BL118];[.$BV118];[.$CF118];[.$CP118];[.$CZ118])" office:value-type="float"/>
          <table:table-cell table:formula="of:=MEDIAN([.$E118];[.$O118];[.$Y118];[.$AI118];[.$AS118];[.$BC118];[.$BM118];[.$BW118];[.$CG118];[.$CQ118];[.$DA118])" office:value-type="float"/>
          <table:table-cell table:formula="of:=MEDIAN([.$F118];[.$P118];[.$Z118];[.$AJ118];[.$AT118];[.$BD118];[.$BN118];[.$BX118];[.$CH118];[.$CR118];[.$DB118])" office:value-type="float"/>
          <table:table-cell table:formula="of:=MEDIAN([.$G118];[.$Q118];[.$AA118];[.$AK118];[.$AU118];[.$BE118];[.$BO118];[.$BY118];[.$CI118];[.$CS118];[.$DC118])" office:value-type="float"/>
          <table:table-cell table:formula="of:=MEDIAN([.$H118];[.$R118];[.$AB118];[.$AL118];[.$AV118];[.$BF118];[.$BP118];[.$BZ118];[.$CJ118];[.$CT118];[.$DD118])" office:value-type="float"/>
          <table:table-cell table:formula="of:=MEDIAN([.$I118];[.$S118];[.$AC118];[.$AM118];[.$AW118];[.$BG118];[.$BQ118];[.$CA118];[.$CK118];[.$CU118];[.$DE118])" office:value-type="float"/>
          <table:table-cell table:formula="of:=MEDIAN([.$J118];[.$T118];[.$AD118];[.$AN118];[.$AX118];[.$BH118];[.$BR118];[.$CB118];[.$CL118];[.$CV118];[.$DF118])" office:value-type="float"/>
          <table:table-cell table:formula="of:=MEDIAN([.$K118];[.$U118];[.$AE118];[.$AO118];[.$AY118];[.$BI118];[.$BS118];[.$CC118];[.$CM118];[.$CW118];[.$DG118])" office:value-type="float"/>
          <table:table-cell table:formula="of:=MAX([.$B118];[.$L118];[.$V118];[.$AF118];[.$AP118];[.$AZ118];[.$BJ118];[.$BT118];[.$CD118];[.$CN118];[.$CX118])" office:value-type="float"/>
          <table:table-cell table:formula="of:=MAX([.$C118];[.$M118];[.$W118];[.$AG118];[.$AQ118];[.$BA118];[.$BK118];[.$BU118];[.$CE118];[.$CO118];[.$CY118])" office:value-type="float"/>
          <table:table-cell table:formula="of:=MAX([.$D118];[.$N118];[.$X118];[.$AH118];[.$AR118];[.$BB118];[.$BL118];[.$BV118];[.$CF118];[.$CP118];[.$CZ118])" office:value-type="float"/>
          <table:table-cell table:formula="of:=MAX([.$E118];[.$O118];[.$Y118];[.$AI118];[.$AS118];[.$BC118];[.$BM118];[.$BW118];[.$CG118];[.$CQ118];[.$DA118])" office:value-type="float"/>
          <table:table-cell table:formula="of:=MAX([.$F118];[.$P118];[.$Z118];[.$AJ118];[.$AT118];[.$BD118];[.$BN118];[.$BX118];[.$CH118];[.$CR118];[.$DB118])" office:value-type="float"/>
          <table:table-cell table:formula="of:=MAX([.$G118];[.$Q118];[.$AA118];[.$AK118];[.$AU118];[.$BE118];[.$BO118];[.$BY118];[.$CI118];[.$CS118];[.$DC118])" office:value-type="float"/>
          <table:table-cell table:formula="of:=MAX([.$H118];[.$R118];[.$AB118];[.$AL118];[.$AV118];[.$BF118];[.$BP118];[.$BZ118];[.$CJ118];[.$CT118];[.$DD118])" office:value-type="float"/>
          <table:table-cell table:formula="of:=MAX([.$I118];[.$S118];[.$AC118];[.$AM118];[.$AW118];[.$BG118];[.$BQ118];[.$CA118];[.$CK118];[.$CU118];[.$DE118])" office:value-type="float"/>
          <table:table-cell table:formula="of:=MAX([.$J118];[.$T118];[.$AD118];[.$AN118];[.$AX118];[.$BH118];[.$BR118];[.$CB118];[.$CL118];[.$CV118];[.$DF118])" office:value-type="float"/>
          <table:table-cell table:formula="of:=MAX([.$K118];[.$U118];[.$AE118];[.$AO118];[.$AY118];[.$BI118];[.$BS118];[.$CC118];[.$CM118];[.$CW118];[.$DG11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9];[.$L119];[.$V119];[.$AF119];[.$AP119];[.$AZ119];[.$BJ119];[.$BT119];[.$CD119];[.$CN119];[.$CX119])" office:value-type="float"/>
          <table:table-cell table:formula="of:=MIN([.$C119];[.$M119];[.$W119];[.$AG119];[.$AQ119];[.$BA119];[.$BK119];[.$BU119];[.$CE119];[.$CO119];[.$CY119])" office:value-type="float"/>
          <table:table-cell table:formula="of:=MIN([.$D119];[.$N119];[.$X119];[.$AH119];[.$AR119];[.$BB119];[.$BL119];[.$BV119];[.$CF119];[.$CP119];[.$CZ119])" office:value-type="float"/>
          <table:table-cell table:formula="of:=MIN([.$E119];[.$O119];[.$Y119];[.$AI119];[.$AS119];[.$BC119];[.$BM119];[.$BW119];[.$CG119];[.$CQ119];[.$DA119])" office:value-type="float"/>
          <table:table-cell table:formula="of:=MIN([.$F119];[.$P119];[.$Z119];[.$AJ119];[.$AT119];[.$BD119];[.$BN119];[.$BX119];[.$CH119];[.$CR119];[.$DB119])" office:value-type="float"/>
          <table:table-cell table:formula="of:=MIN([.$G119];[.$Q119];[.$AA119];[.$AK119];[.$AU119];[.$BE119];[.$BO119];[.$BY119];[.$CI119];[.$CS119];[.$DC119])" office:value-type="float"/>
          <table:table-cell table:formula="of:=MIN([.$H119];[.$R119];[.$AB119];[.$AL119];[.$AV119];[.$BF119];[.$BP119];[.$BZ119];[.$CJ119];[.$CT119];[.$DD119])" office:value-type="float"/>
          <table:table-cell table:formula="of:=MIN([.$I119];[.$S119];[.$AC119];[.$AM119];[.$AW119];[.$BG119];[.$BQ119];[.$CA119];[.$CK119];[.$CU119];[.$DE119])" office:value-type="float"/>
          <table:table-cell table:formula="of:=MIN([.$J119];[.$T119];[.$AD119];[.$AN119];[.$AX119];[.$BH119];[.$BR119];[.$CB119];[.$CL119];[.$CV119];[.$DF119])" office:value-type="float"/>
          <table:table-cell table:formula="of:=MIN([.$K119];[.$U119];[.$AE119];[.$AO119];[.$AY119];[.$BI119];[.$BS119];[.$CC119];[.$CM119];[.$CW119];[.$DG119])" office:value-type="float"/>
          <table:table-cell table:formula="of:=MEDIAN([.$B119];[.$L119];[.$V119];[.$AF119];[.$AP119];[.$AZ119];[.$BJ119];[.$BT119];[.$CD119];[.$CN119];[.$CX119])" office:value-type="float"/>
          <table:table-cell table:formula="of:=MEDIAN([.$C119];[.$M119];[.$W119];[.$AG119];[.$AQ119];[.$BA119];[.$BK119];[.$BU119];[.$CE119];[.$CO119];[.$CY119])" office:value-type="float"/>
          <table:table-cell table:formula="of:=MEDIAN([.$D119];[.$N119];[.$X119];[.$AH119];[.$AR119];[.$BB119];[.$BL119];[.$BV119];[.$CF119];[.$CP119];[.$CZ119])" office:value-type="float"/>
          <table:table-cell table:formula="of:=MEDIAN([.$E119];[.$O119];[.$Y119];[.$AI119];[.$AS119];[.$BC119];[.$BM119];[.$BW119];[.$CG119];[.$CQ119];[.$DA119])" office:value-type="float"/>
          <table:table-cell table:formula="of:=MEDIAN([.$F119];[.$P119];[.$Z119];[.$AJ119];[.$AT119];[.$BD119];[.$BN119];[.$BX119];[.$CH119];[.$CR119];[.$DB119])" office:value-type="float"/>
          <table:table-cell table:formula="of:=MEDIAN([.$G119];[.$Q119];[.$AA119];[.$AK119];[.$AU119];[.$BE119];[.$BO119];[.$BY119];[.$CI119];[.$CS119];[.$DC119])" office:value-type="float"/>
          <table:table-cell table:formula="of:=MEDIAN([.$H119];[.$R119];[.$AB119];[.$AL119];[.$AV119];[.$BF119];[.$BP119];[.$BZ119];[.$CJ119];[.$CT119];[.$DD119])" office:value-type="float"/>
          <table:table-cell table:formula="of:=MEDIAN([.$I119];[.$S119];[.$AC119];[.$AM119];[.$AW119];[.$BG119];[.$BQ119];[.$CA119];[.$CK119];[.$CU119];[.$DE119])" office:value-type="float"/>
          <table:table-cell table:formula="of:=MEDIAN([.$J119];[.$T119];[.$AD119];[.$AN119];[.$AX119];[.$BH119];[.$BR119];[.$CB119];[.$CL119];[.$CV119];[.$DF119])" office:value-type="float"/>
          <table:table-cell table:formula="of:=MEDIAN([.$K119];[.$U119];[.$AE119];[.$AO119];[.$AY119];[.$BI119];[.$BS119];[.$CC119];[.$CM119];[.$CW119];[.$DG119])" office:value-type="float"/>
          <table:table-cell table:formula="of:=MAX([.$B119];[.$L119];[.$V119];[.$AF119];[.$AP119];[.$AZ119];[.$BJ119];[.$BT119];[.$CD119];[.$CN119];[.$CX119])" office:value-type="float"/>
          <table:table-cell table:formula="of:=MAX([.$C119];[.$M119];[.$W119];[.$AG119];[.$AQ119];[.$BA119];[.$BK119];[.$BU119];[.$CE119];[.$CO119];[.$CY119])" office:value-type="float"/>
          <table:table-cell table:formula="of:=MAX([.$D119];[.$N119];[.$X119];[.$AH119];[.$AR119];[.$BB119];[.$BL119];[.$BV119];[.$CF119];[.$CP119];[.$CZ119])" office:value-type="float"/>
          <table:table-cell table:formula="of:=MAX([.$E119];[.$O119];[.$Y119];[.$AI119];[.$AS119];[.$BC119];[.$BM119];[.$BW119];[.$CG119];[.$CQ119];[.$DA119])" office:value-type="float"/>
          <table:table-cell table:formula="of:=MAX([.$F119];[.$P119];[.$Z119];[.$AJ119];[.$AT119];[.$BD119];[.$BN119];[.$BX119];[.$CH119];[.$CR119];[.$DB119])" office:value-type="float"/>
          <table:table-cell table:formula="of:=MAX([.$G119];[.$Q119];[.$AA119];[.$AK119];[.$AU119];[.$BE119];[.$BO119];[.$BY119];[.$CI119];[.$CS119];[.$DC119])" office:value-type="float"/>
          <table:table-cell table:formula="of:=MAX([.$H119];[.$R119];[.$AB119];[.$AL119];[.$AV119];[.$BF119];[.$BP119];[.$BZ119];[.$CJ119];[.$CT119];[.$DD119])" office:value-type="float"/>
          <table:table-cell table:formula="of:=MAX([.$I119];[.$S119];[.$AC119];[.$AM119];[.$AW119];[.$BG119];[.$BQ119];[.$CA119];[.$CK119];[.$CU119];[.$DE119])" office:value-type="float"/>
          <table:table-cell table:formula="of:=MAX([.$J119];[.$T119];[.$AD119];[.$AN119];[.$AX119];[.$BH119];[.$BR119];[.$CB119];[.$CL119];[.$CV119];[.$DF119])" office:value-type="float"/>
          <table:table-cell table:formula="of:=MAX([.$K119];[.$U119];[.$AE119];[.$AO119];[.$AY119];[.$BI119];[.$BS119];[.$CC119];[.$CM119];[.$CW119];[.$DG11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table:style-name="cellBest" office:value-type="float" office:value="553.805"/>
          <table:table-cell office:value-type="float" office:value="0.0"/>
          <table:table-cell office:value-type="float" office:value="0.119832234871"/>
          <table:table-cell office:value-type="float" office:value="0.00159776313162"/>
          <table:table-cell office:value-type="float" office:value="0.0"/>
          <table:table-cell office:value-type="float" office:value="622164.0"/>
          <table:table-cell office:value-type="float" office:value="0.0"/>
          <table:table-cell table:style-name="cellWorst" office:value-type="float" office:value="2623.0"/>
          <table:table-cell office:value-type="float" office:value="4.0"/>
          <table:table-cell office:value-type="float" office:value="62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L120];[.$V120];[.$AF120];[.$AP120];[.$AZ120];[.$BJ120];[.$BT120];[.$CD120];[.$CN120];[.$CX120])" office:value-type="float"/>
          <table:table-cell table:formula="of:=MIN([.$C120];[.$M120];[.$W120];[.$AG120];[.$AQ120];[.$BA120];[.$BK120];[.$BU120];[.$CE120];[.$CO120];[.$CY120])" office:value-type="float"/>
          <table:table-cell table:formula="of:=MIN([.$D120];[.$N120];[.$X120];[.$AH120];[.$AR120];[.$BB120];[.$BL120];[.$BV120];[.$CF120];[.$CP120];[.$CZ120])" office:value-type="float"/>
          <table:table-cell table:formula="of:=MIN([.$E120];[.$O120];[.$Y120];[.$AI120];[.$AS120];[.$BC120];[.$BM120];[.$BW120];[.$CG120];[.$CQ120];[.$DA120])" office:value-type="float"/>
          <table:table-cell table:formula="of:=MIN([.$F120];[.$P120];[.$Z120];[.$AJ120];[.$AT120];[.$BD120];[.$BN120];[.$BX120];[.$CH120];[.$CR120];[.$DB120])" office:value-type="float"/>
          <table:table-cell table:formula="of:=MIN([.$G120];[.$Q120];[.$AA120];[.$AK120];[.$AU120];[.$BE120];[.$BO120];[.$BY120];[.$CI120];[.$CS120];[.$DC120])" office:value-type="float"/>
          <table:table-cell table:formula="of:=MIN([.$H120];[.$R120];[.$AB120];[.$AL120];[.$AV120];[.$BF120];[.$BP120];[.$BZ120];[.$CJ120];[.$CT120];[.$DD120])" office:value-type="float"/>
          <table:table-cell table:formula="of:=MIN([.$I120];[.$S120];[.$AC120];[.$AM120];[.$AW120];[.$BG120];[.$BQ120];[.$CA120];[.$CK120];[.$CU120];[.$DE120])" office:value-type="float"/>
          <table:table-cell table:formula="of:=MIN([.$J120];[.$T120];[.$AD120];[.$AN120];[.$AX120];[.$BH120];[.$BR120];[.$CB120];[.$CL120];[.$CV120];[.$DF120])" office:value-type="float"/>
          <table:table-cell table:formula="of:=MIN([.$K120];[.$U120];[.$AE120];[.$AO120];[.$AY120];[.$BI120];[.$BS120];[.$CC120];[.$CM120];[.$CW120];[.$DG120])" office:value-type="float"/>
          <table:table-cell table:formula="of:=MEDIAN([.$B120];[.$L120];[.$V120];[.$AF120];[.$AP120];[.$AZ120];[.$BJ120];[.$BT120];[.$CD120];[.$CN120];[.$CX120])" office:value-type="float"/>
          <table:table-cell table:formula="of:=MEDIAN([.$C120];[.$M120];[.$W120];[.$AG120];[.$AQ120];[.$BA120];[.$BK120];[.$BU120];[.$CE120];[.$CO120];[.$CY120])" office:value-type="float"/>
          <table:table-cell table:formula="of:=MEDIAN([.$D120];[.$N120];[.$X120];[.$AH120];[.$AR120];[.$BB120];[.$BL120];[.$BV120];[.$CF120];[.$CP120];[.$CZ120])" office:value-type="float"/>
          <table:table-cell table:formula="of:=MEDIAN([.$E120];[.$O120];[.$Y120];[.$AI120];[.$AS120];[.$BC120];[.$BM120];[.$BW120];[.$CG120];[.$CQ120];[.$DA120])" office:value-type="float"/>
          <table:table-cell table:formula="of:=MEDIAN([.$F120];[.$P120];[.$Z120];[.$AJ120];[.$AT120];[.$BD120];[.$BN120];[.$BX120];[.$CH120];[.$CR120];[.$DB120])" office:value-type="float"/>
          <table:table-cell table:formula="of:=MEDIAN([.$G120];[.$Q120];[.$AA120];[.$AK120];[.$AU120];[.$BE120];[.$BO120];[.$BY120];[.$CI120];[.$CS120];[.$DC120])" office:value-type="float"/>
          <table:table-cell table:formula="of:=MEDIAN([.$H120];[.$R120];[.$AB120];[.$AL120];[.$AV120];[.$BF120];[.$BP120];[.$BZ120];[.$CJ120];[.$CT120];[.$DD120])" office:value-type="float"/>
          <table:table-cell table:formula="of:=MEDIAN([.$I120];[.$S120];[.$AC120];[.$AM120];[.$AW120];[.$BG120];[.$BQ120];[.$CA120];[.$CK120];[.$CU120];[.$DE120])" office:value-type="float"/>
          <table:table-cell table:formula="of:=MEDIAN([.$J120];[.$T120];[.$AD120];[.$AN120];[.$AX120];[.$BH120];[.$BR120];[.$CB120];[.$CL120];[.$CV120];[.$DF120])" office:value-type="float"/>
          <table:table-cell table:formula="of:=MEDIAN([.$K120];[.$U120];[.$AE120];[.$AO120];[.$AY120];[.$BI120];[.$BS120];[.$CC120];[.$CM120];[.$CW120];[.$DG120])" office:value-type="float"/>
          <table:table-cell table:formula="of:=MAX([.$B120];[.$L120];[.$V120];[.$AF120];[.$AP120];[.$AZ120];[.$BJ120];[.$BT120];[.$CD120];[.$CN120];[.$CX120])" office:value-type="float"/>
          <table:table-cell table:formula="of:=MAX([.$C120];[.$M120];[.$W120];[.$AG120];[.$AQ120];[.$BA120];[.$BK120];[.$BU120];[.$CE120];[.$CO120];[.$CY120])" office:value-type="float"/>
          <table:table-cell table:formula="of:=MAX([.$D120];[.$N120];[.$X120];[.$AH120];[.$AR120];[.$BB120];[.$BL120];[.$BV120];[.$CF120];[.$CP120];[.$CZ120])" office:value-type="float"/>
          <table:table-cell table:formula="of:=MAX([.$E120];[.$O120];[.$Y120];[.$AI120];[.$AS120];[.$BC120];[.$BM120];[.$BW120];[.$CG120];[.$CQ120];[.$DA120])" office:value-type="float"/>
          <table:table-cell table:formula="of:=MAX([.$F120];[.$P120];[.$Z120];[.$AJ120];[.$AT120];[.$BD120];[.$BN120];[.$BX120];[.$CH120];[.$CR120];[.$DB120])" office:value-type="float"/>
          <table:table-cell table:formula="of:=MAX([.$G120];[.$Q120];[.$AA120];[.$AK120];[.$AU120];[.$BE120];[.$BO120];[.$BY120];[.$CI120];[.$CS120];[.$DC120])" office:value-type="float"/>
          <table:table-cell table:formula="of:=MAX([.$H120];[.$R120];[.$AB120];[.$AL120];[.$AV120];[.$BF120];[.$BP120];[.$BZ120];[.$CJ120];[.$CT120];[.$DD120])" office:value-type="float"/>
          <table:table-cell table:formula="of:=MAX([.$I120];[.$S120];[.$AC120];[.$AM120];[.$AW120];[.$BG120];[.$BQ120];[.$CA120];[.$CK120];[.$CU120];[.$DE120])" office:value-type="float"/>
          <table:table-cell table:formula="of:=MAX([.$J120];[.$T120];[.$AD120];[.$AN120];[.$AX120];[.$BH120];[.$BR120];[.$CB120];[.$CL120];[.$CV120];[.$DF120])" office:value-type="float"/>
          <table:table-cell table:formula="of:=MAX([.$K120];[.$U120];[.$AE120];[.$AO120];[.$AY120];[.$BI120];[.$BS120];[.$CC120];[.$CM120];[.$CW120];[.$DG12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1];[.$L121];[.$V121];[.$AF121];[.$AP121];[.$AZ121];[.$BJ121];[.$BT121];[.$CD121];[.$CN121];[.$CX121])" office:value-type="float"/>
          <table:table-cell table:formula="of:=MIN([.$C121];[.$M121];[.$W121];[.$AG121];[.$AQ121];[.$BA121];[.$BK121];[.$BU121];[.$CE121];[.$CO121];[.$CY121])" office:value-type="float"/>
          <table:table-cell table:formula="of:=MIN([.$D121];[.$N121];[.$X121];[.$AH121];[.$AR121];[.$BB121];[.$BL121];[.$BV121];[.$CF121];[.$CP121];[.$CZ121])" office:value-type="float"/>
          <table:table-cell table:formula="of:=MIN([.$E121];[.$O121];[.$Y121];[.$AI121];[.$AS121];[.$BC121];[.$BM121];[.$BW121];[.$CG121];[.$CQ121];[.$DA121])" office:value-type="float"/>
          <table:table-cell table:formula="of:=MIN([.$F121];[.$P121];[.$Z121];[.$AJ121];[.$AT121];[.$BD121];[.$BN121];[.$BX121];[.$CH121];[.$CR121];[.$DB121])" office:value-type="float"/>
          <table:table-cell table:formula="of:=MIN([.$G121];[.$Q121];[.$AA121];[.$AK121];[.$AU121];[.$BE121];[.$BO121];[.$BY121];[.$CI121];[.$CS121];[.$DC121])" office:value-type="float"/>
          <table:table-cell table:formula="of:=MIN([.$H121];[.$R121];[.$AB121];[.$AL121];[.$AV121];[.$BF121];[.$BP121];[.$BZ121];[.$CJ121];[.$CT121];[.$DD121])" office:value-type="float"/>
          <table:table-cell table:formula="of:=MIN([.$I121];[.$S121];[.$AC121];[.$AM121];[.$AW121];[.$BG121];[.$BQ121];[.$CA121];[.$CK121];[.$CU121];[.$DE121])" office:value-type="float"/>
          <table:table-cell table:formula="of:=MIN([.$J121];[.$T121];[.$AD121];[.$AN121];[.$AX121];[.$BH121];[.$BR121];[.$CB121];[.$CL121];[.$CV121];[.$DF121])" office:value-type="float"/>
          <table:table-cell table:formula="of:=MIN([.$K121];[.$U121];[.$AE121];[.$AO121];[.$AY121];[.$BI121];[.$BS121];[.$CC121];[.$CM121];[.$CW121];[.$DG121])" office:value-type="float"/>
          <table:table-cell table:formula="of:=MEDIAN([.$B121];[.$L121];[.$V121];[.$AF121];[.$AP121];[.$AZ121];[.$BJ121];[.$BT121];[.$CD121];[.$CN121];[.$CX121])" office:value-type="float"/>
          <table:table-cell table:formula="of:=MEDIAN([.$C121];[.$M121];[.$W121];[.$AG121];[.$AQ121];[.$BA121];[.$BK121];[.$BU121];[.$CE121];[.$CO121];[.$CY121])" office:value-type="float"/>
          <table:table-cell table:formula="of:=MEDIAN([.$D121];[.$N121];[.$X121];[.$AH121];[.$AR121];[.$BB121];[.$BL121];[.$BV121];[.$CF121];[.$CP121];[.$CZ121])" office:value-type="float"/>
          <table:table-cell table:formula="of:=MEDIAN([.$E121];[.$O121];[.$Y121];[.$AI121];[.$AS121];[.$BC121];[.$BM121];[.$BW121];[.$CG121];[.$CQ121];[.$DA121])" office:value-type="float"/>
          <table:table-cell table:formula="of:=MEDIAN([.$F121];[.$P121];[.$Z121];[.$AJ121];[.$AT121];[.$BD121];[.$BN121];[.$BX121];[.$CH121];[.$CR121];[.$DB121])" office:value-type="float"/>
          <table:table-cell table:formula="of:=MEDIAN([.$G121];[.$Q121];[.$AA121];[.$AK121];[.$AU121];[.$BE121];[.$BO121];[.$BY121];[.$CI121];[.$CS121];[.$DC121])" office:value-type="float"/>
          <table:table-cell table:formula="of:=MEDIAN([.$H121];[.$R121];[.$AB121];[.$AL121];[.$AV121];[.$BF121];[.$BP121];[.$BZ121];[.$CJ121];[.$CT121];[.$DD121])" office:value-type="float"/>
          <table:table-cell table:formula="of:=MEDIAN([.$I121];[.$S121];[.$AC121];[.$AM121];[.$AW121];[.$BG121];[.$BQ121];[.$CA121];[.$CK121];[.$CU121];[.$DE121])" office:value-type="float"/>
          <table:table-cell table:formula="of:=MEDIAN([.$J121];[.$T121];[.$AD121];[.$AN121];[.$AX121];[.$BH121];[.$BR121];[.$CB121];[.$CL121];[.$CV121];[.$DF121])" office:value-type="float"/>
          <table:table-cell table:formula="of:=MEDIAN([.$K121];[.$U121];[.$AE121];[.$AO121];[.$AY121];[.$BI121];[.$BS121];[.$CC121];[.$CM121];[.$CW121];[.$DG121])" office:value-type="float"/>
          <table:table-cell table:formula="of:=MAX([.$B121];[.$L121];[.$V121];[.$AF121];[.$AP121];[.$AZ121];[.$BJ121];[.$BT121];[.$CD121];[.$CN121];[.$CX121])" office:value-type="float"/>
          <table:table-cell table:formula="of:=MAX([.$C121];[.$M121];[.$W121];[.$AG121];[.$AQ121];[.$BA121];[.$BK121];[.$BU121];[.$CE121];[.$CO121];[.$CY121])" office:value-type="float"/>
          <table:table-cell table:formula="of:=MAX([.$D121];[.$N121];[.$X121];[.$AH121];[.$AR121];[.$BB121];[.$BL121];[.$BV121];[.$CF121];[.$CP121];[.$CZ121])" office:value-type="float"/>
          <table:table-cell table:formula="of:=MAX([.$E121];[.$O121];[.$Y121];[.$AI121];[.$AS121];[.$BC121];[.$BM121];[.$BW121];[.$CG121];[.$CQ121];[.$DA121])" office:value-type="float"/>
          <table:table-cell table:formula="of:=MAX([.$F121];[.$P121];[.$Z121];[.$AJ121];[.$AT121];[.$BD121];[.$BN121];[.$BX121];[.$CH121];[.$CR121];[.$DB121])" office:value-type="float"/>
          <table:table-cell table:formula="of:=MAX([.$G121];[.$Q121];[.$AA121];[.$AK121];[.$AU121];[.$BE121];[.$BO121];[.$BY121];[.$CI121];[.$CS121];[.$DC121])" office:value-type="float"/>
          <table:table-cell table:formula="of:=MAX([.$H121];[.$R121];[.$AB121];[.$AL121];[.$AV121];[.$BF121];[.$BP121];[.$BZ121];[.$CJ121];[.$CT121];[.$DD121])" office:value-type="float"/>
          <table:table-cell table:formula="of:=MAX([.$I121];[.$S121];[.$AC121];[.$AM121];[.$AW121];[.$BG121];[.$BQ121];[.$CA121];[.$CK121];[.$CU121];[.$DE121])" office:value-type="float"/>
          <table:table-cell table:formula="of:=MAX([.$J121];[.$T121];[.$AD121];[.$AN121];[.$AX121];[.$BH121];[.$BR121];[.$CB121];[.$CL121];[.$CV121];[.$DF121])" office:value-type="float"/>
          <table:table-cell table:formula="of:=MAX([.$K121];[.$U121];[.$AE121];[.$AO121];[.$AY121];[.$BI121];[.$BS121];[.$CC121];[.$CM121];[.$CW121];[.$DG12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2];[.$L122];[.$V122];[.$AF122];[.$AP122];[.$AZ122];[.$BJ122];[.$BT122];[.$CD122];[.$CN122];[.$CX122])" office:value-type="float"/>
          <table:table-cell table:formula="of:=MIN([.$C122];[.$M122];[.$W122];[.$AG122];[.$AQ122];[.$BA122];[.$BK122];[.$BU122];[.$CE122];[.$CO122];[.$CY122])" office:value-type="float"/>
          <table:table-cell table:formula="of:=MIN([.$D122];[.$N122];[.$X122];[.$AH122];[.$AR122];[.$BB122];[.$BL122];[.$BV122];[.$CF122];[.$CP122];[.$CZ122])" office:value-type="float"/>
          <table:table-cell table:formula="of:=MIN([.$E122];[.$O122];[.$Y122];[.$AI122];[.$AS122];[.$BC122];[.$BM122];[.$BW122];[.$CG122];[.$CQ122];[.$DA122])" office:value-type="float"/>
          <table:table-cell table:formula="of:=MIN([.$F122];[.$P122];[.$Z122];[.$AJ122];[.$AT122];[.$BD122];[.$BN122];[.$BX122];[.$CH122];[.$CR122];[.$DB122])" office:value-type="float"/>
          <table:table-cell table:formula="of:=MIN([.$G122];[.$Q122];[.$AA122];[.$AK122];[.$AU122];[.$BE122];[.$BO122];[.$BY122];[.$CI122];[.$CS122];[.$DC122])" office:value-type="float"/>
          <table:table-cell table:formula="of:=MIN([.$H122];[.$R122];[.$AB122];[.$AL122];[.$AV122];[.$BF122];[.$BP122];[.$BZ122];[.$CJ122];[.$CT122];[.$DD122])" office:value-type="float"/>
          <table:table-cell table:formula="of:=MIN([.$I122];[.$S122];[.$AC122];[.$AM122];[.$AW122];[.$BG122];[.$BQ122];[.$CA122];[.$CK122];[.$CU122];[.$DE122])" office:value-type="float"/>
          <table:table-cell table:formula="of:=MIN([.$J122];[.$T122];[.$AD122];[.$AN122];[.$AX122];[.$BH122];[.$BR122];[.$CB122];[.$CL122];[.$CV122];[.$DF122])" office:value-type="float"/>
          <table:table-cell table:formula="of:=MIN([.$K122];[.$U122];[.$AE122];[.$AO122];[.$AY122];[.$BI122];[.$BS122];[.$CC122];[.$CM122];[.$CW122];[.$DG122])" office:value-type="float"/>
          <table:table-cell table:formula="of:=MEDIAN([.$B122];[.$L122];[.$V122];[.$AF122];[.$AP122];[.$AZ122];[.$BJ122];[.$BT122];[.$CD122];[.$CN122];[.$CX122])" office:value-type="float"/>
          <table:table-cell table:formula="of:=MEDIAN([.$C122];[.$M122];[.$W122];[.$AG122];[.$AQ122];[.$BA122];[.$BK122];[.$BU122];[.$CE122];[.$CO122];[.$CY122])" office:value-type="float"/>
          <table:table-cell table:formula="of:=MEDIAN([.$D122];[.$N122];[.$X122];[.$AH122];[.$AR122];[.$BB122];[.$BL122];[.$BV122];[.$CF122];[.$CP122];[.$CZ122])" office:value-type="float"/>
          <table:table-cell table:formula="of:=MEDIAN([.$E122];[.$O122];[.$Y122];[.$AI122];[.$AS122];[.$BC122];[.$BM122];[.$BW122];[.$CG122];[.$CQ122];[.$DA122])" office:value-type="float"/>
          <table:table-cell table:formula="of:=MEDIAN([.$F122];[.$P122];[.$Z122];[.$AJ122];[.$AT122];[.$BD122];[.$BN122];[.$BX122];[.$CH122];[.$CR122];[.$DB122])" office:value-type="float"/>
          <table:table-cell table:formula="of:=MEDIAN([.$G122];[.$Q122];[.$AA122];[.$AK122];[.$AU122];[.$BE122];[.$BO122];[.$BY122];[.$CI122];[.$CS122];[.$DC122])" office:value-type="float"/>
          <table:table-cell table:formula="of:=MEDIAN([.$H122];[.$R122];[.$AB122];[.$AL122];[.$AV122];[.$BF122];[.$BP122];[.$BZ122];[.$CJ122];[.$CT122];[.$DD122])" office:value-type="float"/>
          <table:table-cell table:formula="of:=MEDIAN([.$I122];[.$S122];[.$AC122];[.$AM122];[.$AW122];[.$BG122];[.$BQ122];[.$CA122];[.$CK122];[.$CU122];[.$DE122])" office:value-type="float"/>
          <table:table-cell table:formula="of:=MEDIAN([.$J122];[.$T122];[.$AD122];[.$AN122];[.$AX122];[.$BH122];[.$BR122];[.$CB122];[.$CL122];[.$CV122];[.$DF122])" office:value-type="float"/>
          <table:table-cell table:formula="of:=MEDIAN([.$K122];[.$U122];[.$AE122];[.$AO122];[.$AY122];[.$BI122];[.$BS122];[.$CC122];[.$CM122];[.$CW122];[.$DG122])" office:value-type="float"/>
          <table:table-cell table:formula="of:=MAX([.$B122];[.$L122];[.$V122];[.$AF122];[.$AP122];[.$AZ122];[.$BJ122];[.$BT122];[.$CD122];[.$CN122];[.$CX122])" office:value-type="float"/>
          <table:table-cell table:formula="of:=MAX([.$C122];[.$M122];[.$W122];[.$AG122];[.$AQ122];[.$BA122];[.$BK122];[.$BU122];[.$CE122];[.$CO122];[.$CY122])" office:value-type="float"/>
          <table:table-cell table:formula="of:=MAX([.$D122];[.$N122];[.$X122];[.$AH122];[.$AR122];[.$BB122];[.$BL122];[.$BV122];[.$CF122];[.$CP122];[.$CZ122])" office:value-type="float"/>
          <table:table-cell table:formula="of:=MAX([.$E122];[.$O122];[.$Y122];[.$AI122];[.$AS122];[.$BC122];[.$BM122];[.$BW122];[.$CG122];[.$CQ122];[.$DA122])" office:value-type="float"/>
          <table:table-cell table:formula="of:=MAX([.$F122];[.$P122];[.$Z122];[.$AJ122];[.$AT122];[.$BD122];[.$BN122];[.$BX122];[.$CH122];[.$CR122];[.$DB122])" office:value-type="float"/>
          <table:table-cell table:formula="of:=MAX([.$G122];[.$Q122];[.$AA122];[.$AK122];[.$AU122];[.$BE122];[.$BO122];[.$BY122];[.$CI122];[.$CS122];[.$DC122])" office:value-type="float"/>
          <table:table-cell table:formula="of:=MAX([.$H122];[.$R122];[.$AB122];[.$AL122];[.$AV122];[.$BF122];[.$BP122];[.$BZ122];[.$CJ122];[.$CT122];[.$DD122])" office:value-type="float"/>
          <table:table-cell table:formula="of:=MAX([.$I122];[.$S122];[.$AC122];[.$AM122];[.$AW122];[.$BG122];[.$BQ122];[.$CA122];[.$CK122];[.$CU122];[.$DE122])" office:value-type="float"/>
          <table:table-cell table:formula="of:=MAX([.$J122];[.$T122];[.$AD122];[.$AN122];[.$AX122];[.$BH122];[.$BR122];[.$CB122];[.$CL122];[.$CV122];[.$DF122])" office:value-type="float"/>
          <table:table-cell table:formula="of:=MAX([.$K122];[.$U122];[.$AE122];[.$AO122];[.$AY122];[.$BI122];[.$BS122];[.$CC122];[.$CM122];[.$CW122];[.$DG12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3];[.$L123];[.$V123];[.$AF123];[.$AP123];[.$AZ123];[.$BJ123];[.$BT123];[.$CD123];[.$CN123];[.$CX123])" office:value-type="float"/>
          <table:table-cell table:formula="of:=MIN([.$C123];[.$M123];[.$W123];[.$AG123];[.$AQ123];[.$BA123];[.$BK123];[.$BU123];[.$CE123];[.$CO123];[.$CY123])" office:value-type="float"/>
          <table:table-cell table:formula="of:=MIN([.$D123];[.$N123];[.$X123];[.$AH123];[.$AR123];[.$BB123];[.$BL123];[.$BV123];[.$CF123];[.$CP123];[.$CZ123])" office:value-type="float"/>
          <table:table-cell table:formula="of:=MIN([.$E123];[.$O123];[.$Y123];[.$AI123];[.$AS123];[.$BC123];[.$BM123];[.$BW123];[.$CG123];[.$CQ123];[.$DA123])" office:value-type="float"/>
          <table:table-cell table:formula="of:=MIN([.$F123];[.$P123];[.$Z123];[.$AJ123];[.$AT123];[.$BD123];[.$BN123];[.$BX123];[.$CH123];[.$CR123];[.$DB123])" office:value-type="float"/>
          <table:table-cell table:formula="of:=MIN([.$G123];[.$Q123];[.$AA123];[.$AK123];[.$AU123];[.$BE123];[.$BO123];[.$BY123];[.$CI123];[.$CS123];[.$DC123])" office:value-type="float"/>
          <table:table-cell table:formula="of:=MIN([.$H123];[.$R123];[.$AB123];[.$AL123];[.$AV123];[.$BF123];[.$BP123];[.$BZ123];[.$CJ123];[.$CT123];[.$DD123])" office:value-type="float"/>
          <table:table-cell table:formula="of:=MIN([.$I123];[.$S123];[.$AC123];[.$AM123];[.$AW123];[.$BG123];[.$BQ123];[.$CA123];[.$CK123];[.$CU123];[.$DE123])" office:value-type="float"/>
          <table:table-cell table:formula="of:=MIN([.$J123];[.$T123];[.$AD123];[.$AN123];[.$AX123];[.$BH123];[.$BR123];[.$CB123];[.$CL123];[.$CV123];[.$DF123])" office:value-type="float"/>
          <table:table-cell table:formula="of:=MIN([.$K123];[.$U123];[.$AE123];[.$AO123];[.$AY123];[.$BI123];[.$BS123];[.$CC123];[.$CM123];[.$CW123];[.$DG123])" office:value-type="float"/>
          <table:table-cell table:formula="of:=MEDIAN([.$B123];[.$L123];[.$V123];[.$AF123];[.$AP123];[.$AZ123];[.$BJ123];[.$BT123];[.$CD123];[.$CN123];[.$CX123])" office:value-type="float"/>
          <table:table-cell table:formula="of:=MEDIAN([.$C123];[.$M123];[.$W123];[.$AG123];[.$AQ123];[.$BA123];[.$BK123];[.$BU123];[.$CE123];[.$CO123];[.$CY123])" office:value-type="float"/>
          <table:table-cell table:formula="of:=MEDIAN([.$D123];[.$N123];[.$X123];[.$AH123];[.$AR123];[.$BB123];[.$BL123];[.$BV123];[.$CF123];[.$CP123];[.$CZ123])" office:value-type="float"/>
          <table:table-cell table:formula="of:=MEDIAN([.$E123];[.$O123];[.$Y123];[.$AI123];[.$AS123];[.$BC123];[.$BM123];[.$BW123];[.$CG123];[.$CQ123];[.$DA123])" office:value-type="float"/>
          <table:table-cell table:formula="of:=MEDIAN([.$F123];[.$P123];[.$Z123];[.$AJ123];[.$AT123];[.$BD123];[.$BN123];[.$BX123];[.$CH123];[.$CR123];[.$DB123])" office:value-type="float"/>
          <table:table-cell table:formula="of:=MEDIAN([.$G123];[.$Q123];[.$AA123];[.$AK123];[.$AU123];[.$BE123];[.$BO123];[.$BY123];[.$CI123];[.$CS123];[.$DC123])" office:value-type="float"/>
          <table:table-cell table:formula="of:=MEDIAN([.$H123];[.$R123];[.$AB123];[.$AL123];[.$AV123];[.$BF123];[.$BP123];[.$BZ123];[.$CJ123];[.$CT123];[.$DD123])" office:value-type="float"/>
          <table:table-cell table:formula="of:=MEDIAN([.$I123];[.$S123];[.$AC123];[.$AM123];[.$AW123];[.$BG123];[.$BQ123];[.$CA123];[.$CK123];[.$CU123];[.$DE123])" office:value-type="float"/>
          <table:table-cell table:formula="of:=MEDIAN([.$J123];[.$T123];[.$AD123];[.$AN123];[.$AX123];[.$BH123];[.$BR123];[.$CB123];[.$CL123];[.$CV123];[.$DF123])" office:value-type="float"/>
          <table:table-cell table:formula="of:=MEDIAN([.$K123];[.$U123];[.$AE123];[.$AO123];[.$AY123];[.$BI123];[.$BS123];[.$CC123];[.$CM123];[.$CW123];[.$DG123])" office:value-type="float"/>
          <table:table-cell table:formula="of:=MAX([.$B123];[.$L123];[.$V123];[.$AF123];[.$AP123];[.$AZ123];[.$BJ123];[.$BT123];[.$CD123];[.$CN123];[.$CX123])" office:value-type="float"/>
          <table:table-cell table:formula="of:=MAX([.$C123];[.$M123];[.$W123];[.$AG123];[.$AQ123];[.$BA123];[.$BK123];[.$BU123];[.$CE123];[.$CO123];[.$CY123])" office:value-type="float"/>
          <table:table-cell table:formula="of:=MAX([.$D123];[.$N123];[.$X123];[.$AH123];[.$AR123];[.$BB123];[.$BL123];[.$BV123];[.$CF123];[.$CP123];[.$CZ123])" office:value-type="float"/>
          <table:table-cell table:formula="of:=MAX([.$E123];[.$O123];[.$Y123];[.$AI123];[.$AS123];[.$BC123];[.$BM123];[.$BW123];[.$CG123];[.$CQ123];[.$DA123])" office:value-type="float"/>
          <table:table-cell table:formula="of:=MAX([.$F123];[.$P123];[.$Z123];[.$AJ123];[.$AT123];[.$BD123];[.$BN123];[.$BX123];[.$CH123];[.$CR123];[.$DB123])" office:value-type="float"/>
          <table:table-cell table:formula="of:=MAX([.$G123];[.$Q123];[.$AA123];[.$AK123];[.$AU123];[.$BE123];[.$BO123];[.$BY123];[.$CI123];[.$CS123];[.$DC123])" office:value-type="float"/>
          <table:table-cell table:formula="of:=MAX([.$H123];[.$R123];[.$AB123];[.$AL123];[.$AV123];[.$BF123];[.$BP123];[.$BZ123];[.$CJ123];[.$CT123];[.$DD123])" office:value-type="float"/>
          <table:table-cell table:formula="of:=MAX([.$I123];[.$S123];[.$AC123];[.$AM123];[.$AW123];[.$BG123];[.$BQ123];[.$CA123];[.$CK123];[.$CU123];[.$DE123])" office:value-type="float"/>
          <table:table-cell table:formula="of:=MAX([.$J123];[.$T123];[.$AD123];[.$AN123];[.$AX123];[.$BH123];[.$BR123];[.$CB123];[.$CL123];[.$CV123];[.$DF123])" office:value-type="float"/>
          <table:table-cell table:formula="of:=MAX([.$K123];[.$U123];[.$AE123];[.$AO123];[.$AY123];[.$BI123];[.$BS123];[.$CC123];[.$CM123];[.$CW123];[.$DG12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4];[.$L124];[.$V124];[.$AF124];[.$AP124];[.$AZ124];[.$BJ124];[.$BT124];[.$CD124];[.$CN124];[.$CX124])" office:value-type="float"/>
          <table:table-cell table:formula="of:=MIN([.$C124];[.$M124];[.$W124];[.$AG124];[.$AQ124];[.$BA124];[.$BK124];[.$BU124];[.$CE124];[.$CO124];[.$CY124])" office:value-type="float"/>
          <table:table-cell table:formula="of:=MIN([.$D124];[.$N124];[.$X124];[.$AH124];[.$AR124];[.$BB124];[.$BL124];[.$BV124];[.$CF124];[.$CP124];[.$CZ124])" office:value-type="float"/>
          <table:table-cell table:formula="of:=MIN([.$E124];[.$O124];[.$Y124];[.$AI124];[.$AS124];[.$BC124];[.$BM124];[.$BW124];[.$CG124];[.$CQ124];[.$DA124])" office:value-type="float"/>
          <table:table-cell table:formula="of:=MIN([.$F124];[.$P124];[.$Z124];[.$AJ124];[.$AT124];[.$BD124];[.$BN124];[.$BX124];[.$CH124];[.$CR124];[.$DB124])" office:value-type="float"/>
          <table:table-cell table:formula="of:=MIN([.$G124];[.$Q124];[.$AA124];[.$AK124];[.$AU124];[.$BE124];[.$BO124];[.$BY124];[.$CI124];[.$CS124];[.$DC124])" office:value-type="float"/>
          <table:table-cell table:formula="of:=MIN([.$H124];[.$R124];[.$AB124];[.$AL124];[.$AV124];[.$BF124];[.$BP124];[.$BZ124];[.$CJ124];[.$CT124];[.$DD124])" office:value-type="float"/>
          <table:table-cell table:formula="of:=MIN([.$I124];[.$S124];[.$AC124];[.$AM124];[.$AW124];[.$BG124];[.$BQ124];[.$CA124];[.$CK124];[.$CU124];[.$DE124])" office:value-type="float"/>
          <table:table-cell table:formula="of:=MIN([.$J124];[.$T124];[.$AD124];[.$AN124];[.$AX124];[.$BH124];[.$BR124];[.$CB124];[.$CL124];[.$CV124];[.$DF124])" office:value-type="float"/>
          <table:table-cell table:formula="of:=MIN([.$K124];[.$U124];[.$AE124];[.$AO124];[.$AY124];[.$BI124];[.$BS124];[.$CC124];[.$CM124];[.$CW124];[.$DG124])" office:value-type="float"/>
          <table:table-cell table:formula="of:=MEDIAN([.$B124];[.$L124];[.$V124];[.$AF124];[.$AP124];[.$AZ124];[.$BJ124];[.$BT124];[.$CD124];[.$CN124];[.$CX124])" office:value-type="float"/>
          <table:table-cell table:formula="of:=MEDIAN([.$C124];[.$M124];[.$W124];[.$AG124];[.$AQ124];[.$BA124];[.$BK124];[.$BU124];[.$CE124];[.$CO124];[.$CY124])" office:value-type="float"/>
          <table:table-cell table:formula="of:=MEDIAN([.$D124];[.$N124];[.$X124];[.$AH124];[.$AR124];[.$BB124];[.$BL124];[.$BV124];[.$CF124];[.$CP124];[.$CZ124])" office:value-type="float"/>
          <table:table-cell table:formula="of:=MEDIAN([.$E124];[.$O124];[.$Y124];[.$AI124];[.$AS124];[.$BC124];[.$BM124];[.$BW124];[.$CG124];[.$CQ124];[.$DA124])" office:value-type="float"/>
          <table:table-cell table:formula="of:=MEDIAN([.$F124];[.$P124];[.$Z124];[.$AJ124];[.$AT124];[.$BD124];[.$BN124];[.$BX124];[.$CH124];[.$CR124];[.$DB124])" office:value-type="float"/>
          <table:table-cell table:formula="of:=MEDIAN([.$G124];[.$Q124];[.$AA124];[.$AK124];[.$AU124];[.$BE124];[.$BO124];[.$BY124];[.$CI124];[.$CS124];[.$DC124])" office:value-type="float"/>
          <table:table-cell table:formula="of:=MEDIAN([.$H124];[.$R124];[.$AB124];[.$AL124];[.$AV124];[.$BF124];[.$BP124];[.$BZ124];[.$CJ124];[.$CT124];[.$DD124])" office:value-type="float"/>
          <table:table-cell table:formula="of:=MEDIAN([.$I124];[.$S124];[.$AC124];[.$AM124];[.$AW124];[.$BG124];[.$BQ124];[.$CA124];[.$CK124];[.$CU124];[.$DE124])" office:value-type="float"/>
          <table:table-cell table:formula="of:=MEDIAN([.$J124];[.$T124];[.$AD124];[.$AN124];[.$AX124];[.$BH124];[.$BR124];[.$CB124];[.$CL124];[.$CV124];[.$DF124])" office:value-type="float"/>
          <table:table-cell table:formula="of:=MEDIAN([.$K124];[.$U124];[.$AE124];[.$AO124];[.$AY124];[.$BI124];[.$BS124];[.$CC124];[.$CM124];[.$CW124];[.$DG124])" office:value-type="float"/>
          <table:table-cell table:formula="of:=MAX([.$B124];[.$L124];[.$V124];[.$AF124];[.$AP124];[.$AZ124];[.$BJ124];[.$BT124];[.$CD124];[.$CN124];[.$CX124])" office:value-type="float"/>
          <table:table-cell table:formula="of:=MAX([.$C124];[.$M124];[.$W124];[.$AG124];[.$AQ124];[.$BA124];[.$BK124];[.$BU124];[.$CE124];[.$CO124];[.$CY124])" office:value-type="float"/>
          <table:table-cell table:formula="of:=MAX([.$D124];[.$N124];[.$X124];[.$AH124];[.$AR124];[.$BB124];[.$BL124];[.$BV124];[.$CF124];[.$CP124];[.$CZ124])" office:value-type="float"/>
          <table:table-cell table:formula="of:=MAX([.$E124];[.$O124];[.$Y124];[.$AI124];[.$AS124];[.$BC124];[.$BM124];[.$BW124];[.$CG124];[.$CQ124];[.$DA124])" office:value-type="float"/>
          <table:table-cell table:formula="of:=MAX([.$F124];[.$P124];[.$Z124];[.$AJ124];[.$AT124];[.$BD124];[.$BN124];[.$BX124];[.$CH124];[.$CR124];[.$DB124])" office:value-type="float"/>
          <table:table-cell table:formula="of:=MAX([.$G124];[.$Q124];[.$AA124];[.$AK124];[.$AU124];[.$BE124];[.$BO124];[.$BY124];[.$CI124];[.$CS124];[.$DC124])" office:value-type="float"/>
          <table:table-cell table:formula="of:=MAX([.$H124];[.$R124];[.$AB124];[.$AL124];[.$AV124];[.$BF124];[.$BP124];[.$BZ124];[.$CJ124];[.$CT124];[.$DD124])" office:value-type="float"/>
          <table:table-cell table:formula="of:=MAX([.$I124];[.$S124];[.$AC124];[.$AM124];[.$AW124];[.$BG124];[.$BQ124];[.$CA124];[.$CK124];[.$CU124];[.$DE124])" office:value-type="float"/>
          <table:table-cell table:formula="of:=MAX([.$J124];[.$T124];[.$AD124];[.$AN124];[.$AX124];[.$BH124];[.$BR124];[.$CB124];[.$CL124];[.$CV124];[.$DF124])" office:value-type="float"/>
          <table:table-cell table:formula="of:=MAX([.$K124];[.$U124];[.$AE124];[.$AO124];[.$AY124];[.$BI124];[.$BS124];[.$CC124];[.$CM124];[.$CW124];[.$DG12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5];[.$L125];[.$V125];[.$AF125];[.$AP125];[.$AZ125];[.$BJ125];[.$BT125];[.$CD125];[.$CN125];[.$CX125])" office:value-type="float"/>
          <table:table-cell table:formula="of:=MIN([.$C125];[.$M125];[.$W125];[.$AG125];[.$AQ125];[.$BA125];[.$BK125];[.$BU125];[.$CE125];[.$CO125];[.$CY125])" office:value-type="float"/>
          <table:table-cell table:formula="of:=MIN([.$D125];[.$N125];[.$X125];[.$AH125];[.$AR125];[.$BB125];[.$BL125];[.$BV125];[.$CF125];[.$CP125];[.$CZ125])" office:value-type="float"/>
          <table:table-cell table:formula="of:=MIN([.$E125];[.$O125];[.$Y125];[.$AI125];[.$AS125];[.$BC125];[.$BM125];[.$BW125];[.$CG125];[.$CQ125];[.$DA125])" office:value-type="float"/>
          <table:table-cell table:formula="of:=MIN([.$F125];[.$P125];[.$Z125];[.$AJ125];[.$AT125];[.$BD125];[.$BN125];[.$BX125];[.$CH125];[.$CR125];[.$DB125])" office:value-type="float"/>
          <table:table-cell table:formula="of:=MIN([.$G125];[.$Q125];[.$AA125];[.$AK125];[.$AU125];[.$BE125];[.$BO125];[.$BY125];[.$CI125];[.$CS125];[.$DC125])" office:value-type="float"/>
          <table:table-cell table:formula="of:=MIN([.$H125];[.$R125];[.$AB125];[.$AL125];[.$AV125];[.$BF125];[.$BP125];[.$BZ125];[.$CJ125];[.$CT125];[.$DD125])" office:value-type="float"/>
          <table:table-cell table:formula="of:=MIN([.$I125];[.$S125];[.$AC125];[.$AM125];[.$AW125];[.$BG125];[.$BQ125];[.$CA125];[.$CK125];[.$CU125];[.$DE125])" office:value-type="float"/>
          <table:table-cell table:formula="of:=MIN([.$J125];[.$T125];[.$AD125];[.$AN125];[.$AX125];[.$BH125];[.$BR125];[.$CB125];[.$CL125];[.$CV125];[.$DF125])" office:value-type="float"/>
          <table:table-cell table:formula="of:=MIN([.$K125];[.$U125];[.$AE125];[.$AO125];[.$AY125];[.$BI125];[.$BS125];[.$CC125];[.$CM125];[.$CW125];[.$DG125])" office:value-type="float"/>
          <table:table-cell table:formula="of:=MEDIAN([.$B125];[.$L125];[.$V125];[.$AF125];[.$AP125];[.$AZ125];[.$BJ125];[.$BT125];[.$CD125];[.$CN125];[.$CX125])" office:value-type="float"/>
          <table:table-cell table:formula="of:=MEDIAN([.$C125];[.$M125];[.$W125];[.$AG125];[.$AQ125];[.$BA125];[.$BK125];[.$BU125];[.$CE125];[.$CO125];[.$CY125])" office:value-type="float"/>
          <table:table-cell table:formula="of:=MEDIAN([.$D125];[.$N125];[.$X125];[.$AH125];[.$AR125];[.$BB125];[.$BL125];[.$BV125];[.$CF125];[.$CP125];[.$CZ125])" office:value-type="float"/>
          <table:table-cell table:formula="of:=MEDIAN([.$E125];[.$O125];[.$Y125];[.$AI125];[.$AS125];[.$BC125];[.$BM125];[.$BW125];[.$CG125];[.$CQ125];[.$DA125])" office:value-type="float"/>
          <table:table-cell table:formula="of:=MEDIAN([.$F125];[.$P125];[.$Z125];[.$AJ125];[.$AT125];[.$BD125];[.$BN125];[.$BX125];[.$CH125];[.$CR125];[.$DB125])" office:value-type="float"/>
          <table:table-cell table:formula="of:=MEDIAN([.$G125];[.$Q125];[.$AA125];[.$AK125];[.$AU125];[.$BE125];[.$BO125];[.$BY125];[.$CI125];[.$CS125];[.$DC125])" office:value-type="float"/>
          <table:table-cell table:formula="of:=MEDIAN([.$H125];[.$R125];[.$AB125];[.$AL125];[.$AV125];[.$BF125];[.$BP125];[.$BZ125];[.$CJ125];[.$CT125];[.$DD125])" office:value-type="float"/>
          <table:table-cell table:formula="of:=MEDIAN([.$I125];[.$S125];[.$AC125];[.$AM125];[.$AW125];[.$BG125];[.$BQ125];[.$CA125];[.$CK125];[.$CU125];[.$DE125])" office:value-type="float"/>
          <table:table-cell table:formula="of:=MEDIAN([.$J125];[.$T125];[.$AD125];[.$AN125];[.$AX125];[.$BH125];[.$BR125];[.$CB125];[.$CL125];[.$CV125];[.$DF125])" office:value-type="float"/>
          <table:table-cell table:formula="of:=MEDIAN([.$K125];[.$U125];[.$AE125];[.$AO125];[.$AY125];[.$BI125];[.$BS125];[.$CC125];[.$CM125];[.$CW125];[.$DG125])" office:value-type="float"/>
          <table:table-cell table:formula="of:=MAX([.$B125];[.$L125];[.$V125];[.$AF125];[.$AP125];[.$AZ125];[.$BJ125];[.$BT125];[.$CD125];[.$CN125];[.$CX125])" office:value-type="float"/>
          <table:table-cell table:formula="of:=MAX([.$C125];[.$M125];[.$W125];[.$AG125];[.$AQ125];[.$BA125];[.$BK125];[.$BU125];[.$CE125];[.$CO125];[.$CY125])" office:value-type="float"/>
          <table:table-cell table:formula="of:=MAX([.$D125];[.$N125];[.$X125];[.$AH125];[.$AR125];[.$BB125];[.$BL125];[.$BV125];[.$CF125];[.$CP125];[.$CZ125])" office:value-type="float"/>
          <table:table-cell table:formula="of:=MAX([.$E125];[.$O125];[.$Y125];[.$AI125];[.$AS125];[.$BC125];[.$BM125];[.$BW125];[.$CG125];[.$CQ125];[.$DA125])" office:value-type="float"/>
          <table:table-cell table:formula="of:=MAX([.$F125];[.$P125];[.$Z125];[.$AJ125];[.$AT125];[.$BD125];[.$BN125];[.$BX125];[.$CH125];[.$CR125];[.$DB125])" office:value-type="float"/>
          <table:table-cell table:formula="of:=MAX([.$G125];[.$Q125];[.$AA125];[.$AK125];[.$AU125];[.$BE125];[.$BO125];[.$BY125];[.$CI125];[.$CS125];[.$DC125])" office:value-type="float"/>
          <table:table-cell table:formula="of:=MAX([.$H125];[.$R125];[.$AB125];[.$AL125];[.$AV125];[.$BF125];[.$BP125];[.$BZ125];[.$CJ125];[.$CT125];[.$DD125])" office:value-type="float"/>
          <table:table-cell table:formula="of:=MAX([.$I125];[.$S125];[.$AC125];[.$AM125];[.$AW125];[.$BG125];[.$BQ125];[.$CA125];[.$CK125];[.$CU125];[.$DE125])" office:value-type="float"/>
          <table:table-cell table:formula="of:=MAX([.$J125];[.$T125];[.$AD125];[.$AN125];[.$AX125];[.$BH125];[.$BR125];[.$CB125];[.$CL125];[.$CV125];[.$DF125])" office:value-type="float"/>
          <table:table-cell table:formula="of:=MAX([.$K125];[.$U125];[.$AE125];[.$AO125];[.$AY125];[.$BI125];[.$BS125];[.$CC125];[.$CM125];[.$CW125];[.$DG12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6];[.$L126];[.$V126];[.$AF126];[.$AP126];[.$AZ126];[.$BJ126];[.$BT126];[.$CD126];[.$CN126];[.$CX126])" office:value-type="float"/>
          <table:table-cell table:formula="of:=MIN([.$C126];[.$M126];[.$W126];[.$AG126];[.$AQ126];[.$BA126];[.$BK126];[.$BU126];[.$CE126];[.$CO126];[.$CY126])" office:value-type="float"/>
          <table:table-cell table:formula="of:=MIN([.$D126];[.$N126];[.$X126];[.$AH126];[.$AR126];[.$BB126];[.$BL126];[.$BV126];[.$CF126];[.$CP126];[.$CZ126])" office:value-type="float"/>
          <table:table-cell table:formula="of:=MIN([.$E126];[.$O126];[.$Y126];[.$AI126];[.$AS126];[.$BC126];[.$BM126];[.$BW126];[.$CG126];[.$CQ126];[.$DA126])" office:value-type="float"/>
          <table:table-cell table:formula="of:=MIN([.$F126];[.$P126];[.$Z126];[.$AJ126];[.$AT126];[.$BD126];[.$BN126];[.$BX126];[.$CH126];[.$CR126];[.$DB126])" office:value-type="float"/>
          <table:table-cell table:formula="of:=MIN([.$G126];[.$Q126];[.$AA126];[.$AK126];[.$AU126];[.$BE126];[.$BO126];[.$BY126];[.$CI126];[.$CS126];[.$DC126])" office:value-type="float"/>
          <table:table-cell table:formula="of:=MIN([.$H126];[.$R126];[.$AB126];[.$AL126];[.$AV126];[.$BF126];[.$BP126];[.$BZ126];[.$CJ126];[.$CT126];[.$DD126])" office:value-type="float"/>
          <table:table-cell table:formula="of:=MIN([.$I126];[.$S126];[.$AC126];[.$AM126];[.$AW126];[.$BG126];[.$BQ126];[.$CA126];[.$CK126];[.$CU126];[.$DE126])" office:value-type="float"/>
          <table:table-cell table:formula="of:=MIN([.$J126];[.$T126];[.$AD126];[.$AN126];[.$AX126];[.$BH126];[.$BR126];[.$CB126];[.$CL126];[.$CV126];[.$DF126])" office:value-type="float"/>
          <table:table-cell table:formula="of:=MIN([.$K126];[.$U126];[.$AE126];[.$AO126];[.$AY126];[.$BI126];[.$BS126];[.$CC126];[.$CM126];[.$CW126];[.$DG126])" office:value-type="float"/>
          <table:table-cell table:formula="of:=MEDIAN([.$B126];[.$L126];[.$V126];[.$AF126];[.$AP126];[.$AZ126];[.$BJ126];[.$BT126];[.$CD126];[.$CN126];[.$CX126])" office:value-type="float"/>
          <table:table-cell table:formula="of:=MEDIAN([.$C126];[.$M126];[.$W126];[.$AG126];[.$AQ126];[.$BA126];[.$BK126];[.$BU126];[.$CE126];[.$CO126];[.$CY126])" office:value-type="float"/>
          <table:table-cell table:formula="of:=MEDIAN([.$D126];[.$N126];[.$X126];[.$AH126];[.$AR126];[.$BB126];[.$BL126];[.$BV126];[.$CF126];[.$CP126];[.$CZ126])" office:value-type="float"/>
          <table:table-cell table:formula="of:=MEDIAN([.$E126];[.$O126];[.$Y126];[.$AI126];[.$AS126];[.$BC126];[.$BM126];[.$BW126];[.$CG126];[.$CQ126];[.$DA126])" office:value-type="float"/>
          <table:table-cell table:formula="of:=MEDIAN([.$F126];[.$P126];[.$Z126];[.$AJ126];[.$AT126];[.$BD126];[.$BN126];[.$BX126];[.$CH126];[.$CR126];[.$DB126])" office:value-type="float"/>
          <table:table-cell table:formula="of:=MEDIAN([.$G126];[.$Q126];[.$AA126];[.$AK126];[.$AU126];[.$BE126];[.$BO126];[.$BY126];[.$CI126];[.$CS126];[.$DC126])" office:value-type="float"/>
          <table:table-cell table:formula="of:=MEDIAN([.$H126];[.$R126];[.$AB126];[.$AL126];[.$AV126];[.$BF126];[.$BP126];[.$BZ126];[.$CJ126];[.$CT126];[.$DD126])" office:value-type="float"/>
          <table:table-cell table:formula="of:=MEDIAN([.$I126];[.$S126];[.$AC126];[.$AM126];[.$AW126];[.$BG126];[.$BQ126];[.$CA126];[.$CK126];[.$CU126];[.$DE126])" office:value-type="float"/>
          <table:table-cell table:formula="of:=MEDIAN([.$J126];[.$T126];[.$AD126];[.$AN126];[.$AX126];[.$BH126];[.$BR126];[.$CB126];[.$CL126];[.$CV126];[.$DF126])" office:value-type="float"/>
          <table:table-cell table:formula="of:=MEDIAN([.$K126];[.$U126];[.$AE126];[.$AO126];[.$AY126];[.$BI126];[.$BS126];[.$CC126];[.$CM126];[.$CW126];[.$DG126])" office:value-type="float"/>
          <table:table-cell table:formula="of:=MAX([.$B126];[.$L126];[.$V126];[.$AF126];[.$AP126];[.$AZ126];[.$BJ126];[.$BT126];[.$CD126];[.$CN126];[.$CX126])" office:value-type="float"/>
          <table:table-cell table:formula="of:=MAX([.$C126];[.$M126];[.$W126];[.$AG126];[.$AQ126];[.$BA126];[.$BK126];[.$BU126];[.$CE126];[.$CO126];[.$CY126])" office:value-type="float"/>
          <table:table-cell table:formula="of:=MAX([.$D126];[.$N126];[.$X126];[.$AH126];[.$AR126];[.$BB126];[.$BL126];[.$BV126];[.$CF126];[.$CP126];[.$CZ126])" office:value-type="float"/>
          <table:table-cell table:formula="of:=MAX([.$E126];[.$O126];[.$Y126];[.$AI126];[.$AS126];[.$BC126];[.$BM126];[.$BW126];[.$CG126];[.$CQ126];[.$DA126])" office:value-type="float"/>
          <table:table-cell table:formula="of:=MAX([.$F126];[.$P126];[.$Z126];[.$AJ126];[.$AT126];[.$BD126];[.$BN126];[.$BX126];[.$CH126];[.$CR126];[.$DB126])" office:value-type="float"/>
          <table:table-cell table:formula="of:=MAX([.$G126];[.$Q126];[.$AA126];[.$AK126];[.$AU126];[.$BE126];[.$BO126];[.$BY126];[.$CI126];[.$CS126];[.$DC126])" office:value-type="float"/>
          <table:table-cell table:formula="of:=MAX([.$H126];[.$R126];[.$AB126];[.$AL126];[.$AV126];[.$BF126];[.$BP126];[.$BZ126];[.$CJ126];[.$CT126];[.$DD126])" office:value-type="float"/>
          <table:table-cell table:formula="of:=MAX([.$I126];[.$S126];[.$AC126];[.$AM126];[.$AW126];[.$BG126];[.$BQ126];[.$CA126];[.$CK126];[.$CU126];[.$DE126])" office:value-type="float"/>
          <table:table-cell table:formula="of:=MAX([.$J126];[.$T126];[.$AD126];[.$AN126];[.$AX126];[.$BH126];[.$BR126];[.$CB126];[.$CL126];[.$CV126];[.$DF126])" office:value-type="float"/>
          <table:table-cell table:formula="of:=MAX([.$K126];[.$U126];[.$AE126];[.$AO126];[.$AY126];[.$BI126];[.$BS126];[.$CC126];[.$CM126];[.$CW126];[.$DG12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7];[.$L127];[.$V127];[.$AF127];[.$AP127];[.$AZ127];[.$BJ127];[.$BT127];[.$CD127];[.$CN127];[.$CX127])" office:value-type="float"/>
          <table:table-cell table:formula="of:=MIN([.$C127];[.$M127];[.$W127];[.$AG127];[.$AQ127];[.$BA127];[.$BK127];[.$BU127];[.$CE127];[.$CO127];[.$CY127])" office:value-type="float"/>
          <table:table-cell table:formula="of:=MIN([.$D127];[.$N127];[.$X127];[.$AH127];[.$AR127];[.$BB127];[.$BL127];[.$BV127];[.$CF127];[.$CP127];[.$CZ127])" office:value-type="float"/>
          <table:table-cell table:formula="of:=MIN([.$E127];[.$O127];[.$Y127];[.$AI127];[.$AS127];[.$BC127];[.$BM127];[.$BW127];[.$CG127];[.$CQ127];[.$DA127])" office:value-type="float"/>
          <table:table-cell table:formula="of:=MIN([.$F127];[.$P127];[.$Z127];[.$AJ127];[.$AT127];[.$BD127];[.$BN127];[.$BX127];[.$CH127];[.$CR127];[.$DB127])" office:value-type="float"/>
          <table:table-cell table:formula="of:=MIN([.$G127];[.$Q127];[.$AA127];[.$AK127];[.$AU127];[.$BE127];[.$BO127];[.$BY127];[.$CI127];[.$CS127];[.$DC127])" office:value-type="float"/>
          <table:table-cell table:formula="of:=MIN([.$H127];[.$R127];[.$AB127];[.$AL127];[.$AV127];[.$BF127];[.$BP127];[.$BZ127];[.$CJ127];[.$CT127];[.$DD127])" office:value-type="float"/>
          <table:table-cell table:formula="of:=MIN([.$I127];[.$S127];[.$AC127];[.$AM127];[.$AW127];[.$BG127];[.$BQ127];[.$CA127];[.$CK127];[.$CU127];[.$DE127])" office:value-type="float"/>
          <table:table-cell table:formula="of:=MIN([.$J127];[.$T127];[.$AD127];[.$AN127];[.$AX127];[.$BH127];[.$BR127];[.$CB127];[.$CL127];[.$CV127];[.$DF127])" office:value-type="float"/>
          <table:table-cell table:formula="of:=MIN([.$K127];[.$U127];[.$AE127];[.$AO127];[.$AY127];[.$BI127];[.$BS127];[.$CC127];[.$CM127];[.$CW127];[.$DG127])" office:value-type="float"/>
          <table:table-cell table:formula="of:=MEDIAN([.$B127];[.$L127];[.$V127];[.$AF127];[.$AP127];[.$AZ127];[.$BJ127];[.$BT127];[.$CD127];[.$CN127];[.$CX127])" office:value-type="float"/>
          <table:table-cell table:formula="of:=MEDIAN([.$C127];[.$M127];[.$W127];[.$AG127];[.$AQ127];[.$BA127];[.$BK127];[.$BU127];[.$CE127];[.$CO127];[.$CY127])" office:value-type="float"/>
          <table:table-cell table:formula="of:=MEDIAN([.$D127];[.$N127];[.$X127];[.$AH127];[.$AR127];[.$BB127];[.$BL127];[.$BV127];[.$CF127];[.$CP127];[.$CZ127])" office:value-type="float"/>
          <table:table-cell table:formula="of:=MEDIAN([.$E127];[.$O127];[.$Y127];[.$AI127];[.$AS127];[.$BC127];[.$BM127];[.$BW127];[.$CG127];[.$CQ127];[.$DA127])" office:value-type="float"/>
          <table:table-cell table:formula="of:=MEDIAN([.$F127];[.$P127];[.$Z127];[.$AJ127];[.$AT127];[.$BD127];[.$BN127];[.$BX127];[.$CH127];[.$CR127];[.$DB127])" office:value-type="float"/>
          <table:table-cell table:formula="of:=MEDIAN([.$G127];[.$Q127];[.$AA127];[.$AK127];[.$AU127];[.$BE127];[.$BO127];[.$BY127];[.$CI127];[.$CS127];[.$DC127])" office:value-type="float"/>
          <table:table-cell table:formula="of:=MEDIAN([.$H127];[.$R127];[.$AB127];[.$AL127];[.$AV127];[.$BF127];[.$BP127];[.$BZ127];[.$CJ127];[.$CT127];[.$DD127])" office:value-type="float"/>
          <table:table-cell table:formula="of:=MEDIAN([.$I127];[.$S127];[.$AC127];[.$AM127];[.$AW127];[.$BG127];[.$BQ127];[.$CA127];[.$CK127];[.$CU127];[.$DE127])" office:value-type="float"/>
          <table:table-cell table:formula="of:=MEDIAN([.$J127];[.$T127];[.$AD127];[.$AN127];[.$AX127];[.$BH127];[.$BR127];[.$CB127];[.$CL127];[.$CV127];[.$DF127])" office:value-type="float"/>
          <table:table-cell table:formula="of:=MEDIAN([.$K127];[.$U127];[.$AE127];[.$AO127];[.$AY127];[.$BI127];[.$BS127];[.$CC127];[.$CM127];[.$CW127];[.$DG127])" office:value-type="float"/>
          <table:table-cell table:formula="of:=MAX([.$B127];[.$L127];[.$V127];[.$AF127];[.$AP127];[.$AZ127];[.$BJ127];[.$BT127];[.$CD127];[.$CN127];[.$CX127])" office:value-type="float"/>
          <table:table-cell table:formula="of:=MAX([.$C127];[.$M127];[.$W127];[.$AG127];[.$AQ127];[.$BA127];[.$BK127];[.$BU127];[.$CE127];[.$CO127];[.$CY127])" office:value-type="float"/>
          <table:table-cell table:formula="of:=MAX([.$D127];[.$N127];[.$X127];[.$AH127];[.$AR127];[.$BB127];[.$BL127];[.$BV127];[.$CF127];[.$CP127];[.$CZ127])" office:value-type="float"/>
          <table:table-cell table:formula="of:=MAX([.$E127];[.$O127];[.$Y127];[.$AI127];[.$AS127];[.$BC127];[.$BM127];[.$BW127];[.$CG127];[.$CQ127];[.$DA127])" office:value-type="float"/>
          <table:table-cell table:formula="of:=MAX([.$F127];[.$P127];[.$Z127];[.$AJ127];[.$AT127];[.$BD127];[.$BN127];[.$BX127];[.$CH127];[.$CR127];[.$DB127])" office:value-type="float"/>
          <table:table-cell table:formula="of:=MAX([.$G127];[.$Q127];[.$AA127];[.$AK127];[.$AU127];[.$BE127];[.$BO127];[.$BY127];[.$CI127];[.$CS127];[.$DC127])" office:value-type="float"/>
          <table:table-cell table:formula="of:=MAX([.$H127];[.$R127];[.$AB127];[.$AL127];[.$AV127];[.$BF127];[.$BP127];[.$BZ127];[.$CJ127];[.$CT127];[.$DD127])" office:value-type="float"/>
          <table:table-cell table:formula="of:=MAX([.$I127];[.$S127];[.$AC127];[.$AM127];[.$AW127];[.$BG127];[.$BQ127];[.$CA127];[.$CK127];[.$CU127];[.$DE127])" office:value-type="float"/>
          <table:table-cell table:formula="of:=MAX([.$J127];[.$T127];[.$AD127];[.$AN127];[.$AX127];[.$BH127];[.$BR127];[.$CB127];[.$CL127];[.$CV127];[.$DF127])" office:value-type="float"/>
          <table:table-cell table:formula="of:=MAX([.$K127];[.$U127];[.$AE127];[.$AO127];[.$AY127];[.$BI127];[.$BS127];[.$CC127];[.$CM127];[.$CW127];[.$DG12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8];[.$L128];[.$V128];[.$AF128];[.$AP128];[.$AZ128];[.$BJ128];[.$BT128];[.$CD128];[.$CN128];[.$CX128])" office:value-type="float"/>
          <table:table-cell table:formula="of:=MIN([.$C128];[.$M128];[.$W128];[.$AG128];[.$AQ128];[.$BA128];[.$BK128];[.$BU128];[.$CE128];[.$CO128];[.$CY128])" office:value-type="float"/>
          <table:table-cell table:formula="of:=MIN([.$D128];[.$N128];[.$X128];[.$AH128];[.$AR128];[.$BB128];[.$BL128];[.$BV128];[.$CF128];[.$CP128];[.$CZ128])" office:value-type="float"/>
          <table:table-cell table:formula="of:=MIN([.$E128];[.$O128];[.$Y128];[.$AI128];[.$AS128];[.$BC128];[.$BM128];[.$BW128];[.$CG128];[.$CQ128];[.$DA128])" office:value-type="float"/>
          <table:table-cell table:formula="of:=MIN([.$F128];[.$P128];[.$Z128];[.$AJ128];[.$AT128];[.$BD128];[.$BN128];[.$BX128];[.$CH128];[.$CR128];[.$DB128])" office:value-type="float"/>
          <table:table-cell table:formula="of:=MIN([.$G128];[.$Q128];[.$AA128];[.$AK128];[.$AU128];[.$BE128];[.$BO128];[.$BY128];[.$CI128];[.$CS128];[.$DC128])" office:value-type="float"/>
          <table:table-cell table:formula="of:=MIN([.$H128];[.$R128];[.$AB128];[.$AL128];[.$AV128];[.$BF128];[.$BP128];[.$BZ128];[.$CJ128];[.$CT128];[.$DD128])" office:value-type="float"/>
          <table:table-cell table:formula="of:=MIN([.$I128];[.$S128];[.$AC128];[.$AM128];[.$AW128];[.$BG128];[.$BQ128];[.$CA128];[.$CK128];[.$CU128];[.$DE128])" office:value-type="float"/>
          <table:table-cell table:formula="of:=MIN([.$J128];[.$T128];[.$AD128];[.$AN128];[.$AX128];[.$BH128];[.$BR128];[.$CB128];[.$CL128];[.$CV128];[.$DF128])" office:value-type="float"/>
          <table:table-cell table:formula="of:=MIN([.$K128];[.$U128];[.$AE128];[.$AO128];[.$AY128];[.$BI128];[.$BS128];[.$CC128];[.$CM128];[.$CW128];[.$DG128])" office:value-type="float"/>
          <table:table-cell table:formula="of:=MEDIAN([.$B128];[.$L128];[.$V128];[.$AF128];[.$AP128];[.$AZ128];[.$BJ128];[.$BT128];[.$CD128];[.$CN128];[.$CX128])" office:value-type="float"/>
          <table:table-cell table:formula="of:=MEDIAN([.$C128];[.$M128];[.$W128];[.$AG128];[.$AQ128];[.$BA128];[.$BK128];[.$BU128];[.$CE128];[.$CO128];[.$CY128])" office:value-type="float"/>
          <table:table-cell table:formula="of:=MEDIAN([.$D128];[.$N128];[.$X128];[.$AH128];[.$AR128];[.$BB128];[.$BL128];[.$BV128];[.$CF128];[.$CP128];[.$CZ128])" office:value-type="float"/>
          <table:table-cell table:formula="of:=MEDIAN([.$E128];[.$O128];[.$Y128];[.$AI128];[.$AS128];[.$BC128];[.$BM128];[.$BW128];[.$CG128];[.$CQ128];[.$DA128])" office:value-type="float"/>
          <table:table-cell table:formula="of:=MEDIAN([.$F128];[.$P128];[.$Z128];[.$AJ128];[.$AT128];[.$BD128];[.$BN128];[.$BX128];[.$CH128];[.$CR128];[.$DB128])" office:value-type="float"/>
          <table:table-cell table:formula="of:=MEDIAN([.$G128];[.$Q128];[.$AA128];[.$AK128];[.$AU128];[.$BE128];[.$BO128];[.$BY128];[.$CI128];[.$CS128];[.$DC128])" office:value-type="float"/>
          <table:table-cell table:formula="of:=MEDIAN([.$H128];[.$R128];[.$AB128];[.$AL128];[.$AV128];[.$BF128];[.$BP128];[.$BZ128];[.$CJ128];[.$CT128];[.$DD128])" office:value-type="float"/>
          <table:table-cell table:formula="of:=MEDIAN([.$I128];[.$S128];[.$AC128];[.$AM128];[.$AW128];[.$BG128];[.$BQ128];[.$CA128];[.$CK128];[.$CU128];[.$DE128])" office:value-type="float"/>
          <table:table-cell table:formula="of:=MEDIAN([.$J128];[.$T128];[.$AD128];[.$AN128];[.$AX128];[.$BH128];[.$BR128];[.$CB128];[.$CL128];[.$CV128];[.$DF128])" office:value-type="float"/>
          <table:table-cell table:formula="of:=MEDIAN([.$K128];[.$U128];[.$AE128];[.$AO128];[.$AY128];[.$BI128];[.$BS128];[.$CC128];[.$CM128];[.$CW128];[.$DG128])" office:value-type="float"/>
          <table:table-cell table:formula="of:=MAX([.$B128];[.$L128];[.$V128];[.$AF128];[.$AP128];[.$AZ128];[.$BJ128];[.$BT128];[.$CD128];[.$CN128];[.$CX128])" office:value-type="float"/>
          <table:table-cell table:formula="of:=MAX([.$C128];[.$M128];[.$W128];[.$AG128];[.$AQ128];[.$BA128];[.$BK128];[.$BU128];[.$CE128];[.$CO128];[.$CY128])" office:value-type="float"/>
          <table:table-cell table:formula="of:=MAX([.$D128];[.$N128];[.$X128];[.$AH128];[.$AR128];[.$BB128];[.$BL128];[.$BV128];[.$CF128];[.$CP128];[.$CZ128])" office:value-type="float"/>
          <table:table-cell table:formula="of:=MAX([.$E128];[.$O128];[.$Y128];[.$AI128];[.$AS128];[.$BC128];[.$BM128];[.$BW128];[.$CG128];[.$CQ128];[.$DA128])" office:value-type="float"/>
          <table:table-cell table:formula="of:=MAX([.$F128];[.$P128];[.$Z128];[.$AJ128];[.$AT128];[.$BD128];[.$BN128];[.$BX128];[.$CH128];[.$CR128];[.$DB128])" office:value-type="float"/>
          <table:table-cell table:formula="of:=MAX([.$G128];[.$Q128];[.$AA128];[.$AK128];[.$AU128];[.$BE128];[.$BO128];[.$BY128];[.$CI128];[.$CS128];[.$DC128])" office:value-type="float"/>
          <table:table-cell table:formula="of:=MAX([.$H128];[.$R128];[.$AB128];[.$AL128];[.$AV128];[.$BF128];[.$BP128];[.$BZ128];[.$CJ128];[.$CT128];[.$DD128])" office:value-type="float"/>
          <table:table-cell table:formula="of:=MAX([.$I128];[.$S128];[.$AC128];[.$AM128];[.$AW128];[.$BG128];[.$BQ128];[.$CA128];[.$CK128];[.$CU128];[.$DE128])" office:value-type="float"/>
          <table:table-cell table:formula="of:=MAX([.$J128];[.$T128];[.$AD128];[.$AN128];[.$AX128];[.$BH128];[.$BR128];[.$CB128];[.$CL128];[.$CV128];[.$DF128])" office:value-type="float"/>
          <table:table-cell table:formula="of:=MAX([.$K128];[.$U128];[.$AE128];[.$AO128];[.$AY128];[.$BI128];[.$BS128];[.$CC128];[.$CM128];[.$CW128];[.$DG12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9];[.$L129];[.$V129];[.$AF129];[.$AP129];[.$AZ129];[.$BJ129];[.$BT129];[.$CD129];[.$CN129];[.$CX129])" office:value-type="float"/>
          <table:table-cell table:formula="of:=MIN([.$C129];[.$M129];[.$W129];[.$AG129];[.$AQ129];[.$BA129];[.$BK129];[.$BU129];[.$CE129];[.$CO129];[.$CY129])" office:value-type="float"/>
          <table:table-cell table:formula="of:=MIN([.$D129];[.$N129];[.$X129];[.$AH129];[.$AR129];[.$BB129];[.$BL129];[.$BV129];[.$CF129];[.$CP129];[.$CZ129])" office:value-type="float"/>
          <table:table-cell table:formula="of:=MIN([.$E129];[.$O129];[.$Y129];[.$AI129];[.$AS129];[.$BC129];[.$BM129];[.$BW129];[.$CG129];[.$CQ129];[.$DA129])" office:value-type="float"/>
          <table:table-cell table:formula="of:=MIN([.$F129];[.$P129];[.$Z129];[.$AJ129];[.$AT129];[.$BD129];[.$BN129];[.$BX129];[.$CH129];[.$CR129];[.$DB129])" office:value-type="float"/>
          <table:table-cell table:formula="of:=MIN([.$G129];[.$Q129];[.$AA129];[.$AK129];[.$AU129];[.$BE129];[.$BO129];[.$BY129];[.$CI129];[.$CS129];[.$DC129])" office:value-type="float"/>
          <table:table-cell table:formula="of:=MIN([.$H129];[.$R129];[.$AB129];[.$AL129];[.$AV129];[.$BF129];[.$BP129];[.$BZ129];[.$CJ129];[.$CT129];[.$DD129])" office:value-type="float"/>
          <table:table-cell table:formula="of:=MIN([.$I129];[.$S129];[.$AC129];[.$AM129];[.$AW129];[.$BG129];[.$BQ129];[.$CA129];[.$CK129];[.$CU129];[.$DE129])" office:value-type="float"/>
          <table:table-cell table:formula="of:=MIN([.$J129];[.$T129];[.$AD129];[.$AN129];[.$AX129];[.$BH129];[.$BR129];[.$CB129];[.$CL129];[.$CV129];[.$DF129])" office:value-type="float"/>
          <table:table-cell table:formula="of:=MIN([.$K129];[.$U129];[.$AE129];[.$AO129];[.$AY129];[.$BI129];[.$BS129];[.$CC129];[.$CM129];[.$CW129];[.$DG129])" office:value-type="float"/>
          <table:table-cell table:formula="of:=MEDIAN([.$B129];[.$L129];[.$V129];[.$AF129];[.$AP129];[.$AZ129];[.$BJ129];[.$BT129];[.$CD129];[.$CN129];[.$CX129])" office:value-type="float"/>
          <table:table-cell table:formula="of:=MEDIAN([.$C129];[.$M129];[.$W129];[.$AG129];[.$AQ129];[.$BA129];[.$BK129];[.$BU129];[.$CE129];[.$CO129];[.$CY129])" office:value-type="float"/>
          <table:table-cell table:formula="of:=MEDIAN([.$D129];[.$N129];[.$X129];[.$AH129];[.$AR129];[.$BB129];[.$BL129];[.$BV129];[.$CF129];[.$CP129];[.$CZ129])" office:value-type="float"/>
          <table:table-cell table:formula="of:=MEDIAN([.$E129];[.$O129];[.$Y129];[.$AI129];[.$AS129];[.$BC129];[.$BM129];[.$BW129];[.$CG129];[.$CQ129];[.$DA129])" office:value-type="float"/>
          <table:table-cell table:formula="of:=MEDIAN([.$F129];[.$P129];[.$Z129];[.$AJ129];[.$AT129];[.$BD129];[.$BN129];[.$BX129];[.$CH129];[.$CR129];[.$DB129])" office:value-type="float"/>
          <table:table-cell table:formula="of:=MEDIAN([.$G129];[.$Q129];[.$AA129];[.$AK129];[.$AU129];[.$BE129];[.$BO129];[.$BY129];[.$CI129];[.$CS129];[.$DC129])" office:value-type="float"/>
          <table:table-cell table:formula="of:=MEDIAN([.$H129];[.$R129];[.$AB129];[.$AL129];[.$AV129];[.$BF129];[.$BP129];[.$BZ129];[.$CJ129];[.$CT129];[.$DD129])" office:value-type="float"/>
          <table:table-cell table:formula="of:=MEDIAN([.$I129];[.$S129];[.$AC129];[.$AM129];[.$AW129];[.$BG129];[.$BQ129];[.$CA129];[.$CK129];[.$CU129];[.$DE129])" office:value-type="float"/>
          <table:table-cell table:formula="of:=MEDIAN([.$J129];[.$T129];[.$AD129];[.$AN129];[.$AX129];[.$BH129];[.$BR129];[.$CB129];[.$CL129];[.$CV129];[.$DF129])" office:value-type="float"/>
          <table:table-cell table:formula="of:=MEDIAN([.$K129];[.$U129];[.$AE129];[.$AO129];[.$AY129];[.$BI129];[.$BS129];[.$CC129];[.$CM129];[.$CW129];[.$DG129])" office:value-type="float"/>
          <table:table-cell table:formula="of:=MAX([.$B129];[.$L129];[.$V129];[.$AF129];[.$AP129];[.$AZ129];[.$BJ129];[.$BT129];[.$CD129];[.$CN129];[.$CX129])" office:value-type="float"/>
          <table:table-cell table:formula="of:=MAX([.$C129];[.$M129];[.$W129];[.$AG129];[.$AQ129];[.$BA129];[.$BK129];[.$BU129];[.$CE129];[.$CO129];[.$CY129])" office:value-type="float"/>
          <table:table-cell table:formula="of:=MAX([.$D129];[.$N129];[.$X129];[.$AH129];[.$AR129];[.$BB129];[.$BL129];[.$BV129];[.$CF129];[.$CP129];[.$CZ129])" office:value-type="float"/>
          <table:table-cell table:formula="of:=MAX([.$E129];[.$O129];[.$Y129];[.$AI129];[.$AS129];[.$BC129];[.$BM129];[.$BW129];[.$CG129];[.$CQ129];[.$DA129])" office:value-type="float"/>
          <table:table-cell table:formula="of:=MAX([.$F129];[.$P129];[.$Z129];[.$AJ129];[.$AT129];[.$BD129];[.$BN129];[.$BX129];[.$CH129];[.$CR129];[.$DB129])" office:value-type="float"/>
          <table:table-cell table:formula="of:=MAX([.$G129];[.$Q129];[.$AA129];[.$AK129];[.$AU129];[.$BE129];[.$BO129];[.$BY129];[.$CI129];[.$CS129];[.$DC129])" office:value-type="float"/>
          <table:table-cell table:formula="of:=MAX([.$H129];[.$R129];[.$AB129];[.$AL129];[.$AV129];[.$BF129];[.$BP129];[.$BZ129];[.$CJ129];[.$CT129];[.$DD129])" office:value-type="float"/>
          <table:table-cell table:formula="of:=MAX([.$I129];[.$S129];[.$AC129];[.$AM129];[.$AW129];[.$BG129];[.$BQ129];[.$CA129];[.$CK129];[.$CU129];[.$DE129])" office:value-type="float"/>
          <table:table-cell table:formula="of:=MAX([.$J129];[.$T129];[.$AD129];[.$AN129];[.$AX129];[.$BH129];[.$BR129];[.$CB129];[.$CL129];[.$CV129];[.$DF129])" office:value-type="float"/>
          <table:table-cell table:formula="of:=MAX([.$K129];[.$U129];[.$AE129];[.$AO129];[.$AY129];[.$BI129];[.$BS129];[.$CC129];[.$CM129];[.$CW129];[.$DG12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0];[.$L130];[.$V130];[.$AF130];[.$AP130];[.$AZ130];[.$BJ130];[.$BT130];[.$CD130];[.$CN130];[.$CX130])" office:value-type="float"/>
          <table:table-cell table:formula="of:=MIN([.$C130];[.$M130];[.$W130];[.$AG130];[.$AQ130];[.$BA130];[.$BK130];[.$BU130];[.$CE130];[.$CO130];[.$CY130])" office:value-type="float"/>
          <table:table-cell table:formula="of:=MIN([.$D130];[.$N130];[.$X130];[.$AH130];[.$AR130];[.$BB130];[.$BL130];[.$BV130];[.$CF130];[.$CP130];[.$CZ130])" office:value-type="float"/>
          <table:table-cell table:formula="of:=MIN([.$E130];[.$O130];[.$Y130];[.$AI130];[.$AS130];[.$BC130];[.$BM130];[.$BW130];[.$CG130];[.$CQ130];[.$DA130])" office:value-type="float"/>
          <table:table-cell table:formula="of:=MIN([.$F130];[.$P130];[.$Z130];[.$AJ130];[.$AT130];[.$BD130];[.$BN130];[.$BX130];[.$CH130];[.$CR130];[.$DB130])" office:value-type="float"/>
          <table:table-cell table:formula="of:=MIN([.$G130];[.$Q130];[.$AA130];[.$AK130];[.$AU130];[.$BE130];[.$BO130];[.$BY130];[.$CI130];[.$CS130];[.$DC130])" office:value-type="float"/>
          <table:table-cell table:formula="of:=MIN([.$H130];[.$R130];[.$AB130];[.$AL130];[.$AV130];[.$BF130];[.$BP130];[.$BZ130];[.$CJ130];[.$CT130];[.$DD130])" office:value-type="float"/>
          <table:table-cell table:formula="of:=MIN([.$I130];[.$S130];[.$AC130];[.$AM130];[.$AW130];[.$BG130];[.$BQ130];[.$CA130];[.$CK130];[.$CU130];[.$DE130])" office:value-type="float"/>
          <table:table-cell table:formula="of:=MIN([.$J130];[.$T130];[.$AD130];[.$AN130];[.$AX130];[.$BH130];[.$BR130];[.$CB130];[.$CL130];[.$CV130];[.$DF130])" office:value-type="float"/>
          <table:table-cell table:formula="of:=MIN([.$K130];[.$U130];[.$AE130];[.$AO130];[.$AY130];[.$BI130];[.$BS130];[.$CC130];[.$CM130];[.$CW130];[.$DG130])" office:value-type="float"/>
          <table:table-cell table:formula="of:=MEDIAN([.$B130];[.$L130];[.$V130];[.$AF130];[.$AP130];[.$AZ130];[.$BJ130];[.$BT130];[.$CD130];[.$CN130];[.$CX130])" office:value-type="float"/>
          <table:table-cell table:formula="of:=MEDIAN([.$C130];[.$M130];[.$W130];[.$AG130];[.$AQ130];[.$BA130];[.$BK130];[.$BU130];[.$CE130];[.$CO130];[.$CY130])" office:value-type="float"/>
          <table:table-cell table:formula="of:=MEDIAN([.$D130];[.$N130];[.$X130];[.$AH130];[.$AR130];[.$BB130];[.$BL130];[.$BV130];[.$CF130];[.$CP130];[.$CZ130])" office:value-type="float"/>
          <table:table-cell table:formula="of:=MEDIAN([.$E130];[.$O130];[.$Y130];[.$AI130];[.$AS130];[.$BC130];[.$BM130];[.$BW130];[.$CG130];[.$CQ130];[.$DA130])" office:value-type="float"/>
          <table:table-cell table:formula="of:=MEDIAN([.$F130];[.$P130];[.$Z130];[.$AJ130];[.$AT130];[.$BD130];[.$BN130];[.$BX130];[.$CH130];[.$CR130];[.$DB130])" office:value-type="float"/>
          <table:table-cell table:formula="of:=MEDIAN([.$G130];[.$Q130];[.$AA130];[.$AK130];[.$AU130];[.$BE130];[.$BO130];[.$BY130];[.$CI130];[.$CS130];[.$DC130])" office:value-type="float"/>
          <table:table-cell table:formula="of:=MEDIAN([.$H130];[.$R130];[.$AB130];[.$AL130];[.$AV130];[.$BF130];[.$BP130];[.$BZ130];[.$CJ130];[.$CT130];[.$DD130])" office:value-type="float"/>
          <table:table-cell table:formula="of:=MEDIAN([.$I130];[.$S130];[.$AC130];[.$AM130];[.$AW130];[.$BG130];[.$BQ130];[.$CA130];[.$CK130];[.$CU130];[.$DE130])" office:value-type="float"/>
          <table:table-cell table:formula="of:=MEDIAN([.$J130];[.$T130];[.$AD130];[.$AN130];[.$AX130];[.$BH130];[.$BR130];[.$CB130];[.$CL130];[.$CV130];[.$DF130])" office:value-type="float"/>
          <table:table-cell table:formula="of:=MEDIAN([.$K130];[.$U130];[.$AE130];[.$AO130];[.$AY130];[.$BI130];[.$BS130];[.$CC130];[.$CM130];[.$CW130];[.$DG130])" office:value-type="float"/>
          <table:table-cell table:formula="of:=MAX([.$B130];[.$L130];[.$V130];[.$AF130];[.$AP130];[.$AZ130];[.$BJ130];[.$BT130];[.$CD130];[.$CN130];[.$CX130])" office:value-type="float"/>
          <table:table-cell table:formula="of:=MAX([.$C130];[.$M130];[.$W130];[.$AG130];[.$AQ130];[.$BA130];[.$BK130];[.$BU130];[.$CE130];[.$CO130];[.$CY130])" office:value-type="float"/>
          <table:table-cell table:formula="of:=MAX([.$D130];[.$N130];[.$X130];[.$AH130];[.$AR130];[.$BB130];[.$BL130];[.$BV130];[.$CF130];[.$CP130];[.$CZ130])" office:value-type="float"/>
          <table:table-cell table:formula="of:=MAX([.$E130];[.$O130];[.$Y130];[.$AI130];[.$AS130];[.$BC130];[.$BM130];[.$BW130];[.$CG130];[.$CQ130];[.$DA130])" office:value-type="float"/>
          <table:table-cell table:formula="of:=MAX([.$F130];[.$P130];[.$Z130];[.$AJ130];[.$AT130];[.$BD130];[.$BN130];[.$BX130];[.$CH130];[.$CR130];[.$DB130])" office:value-type="float"/>
          <table:table-cell table:formula="of:=MAX([.$G130];[.$Q130];[.$AA130];[.$AK130];[.$AU130];[.$BE130];[.$BO130];[.$BY130];[.$CI130];[.$CS130];[.$DC130])" office:value-type="float"/>
          <table:table-cell table:formula="of:=MAX([.$H130];[.$R130];[.$AB130];[.$AL130];[.$AV130];[.$BF130];[.$BP130];[.$BZ130];[.$CJ130];[.$CT130];[.$DD130])" office:value-type="float"/>
          <table:table-cell table:formula="of:=MAX([.$I130];[.$S130];[.$AC130];[.$AM130];[.$AW130];[.$BG130];[.$BQ130];[.$CA130];[.$CK130];[.$CU130];[.$DE130])" office:value-type="float"/>
          <table:table-cell table:formula="of:=MAX([.$J130];[.$T130];[.$AD130];[.$AN130];[.$AX130];[.$BH130];[.$BR130];[.$CB130];[.$CL130];[.$CV130];[.$DF130])" office:value-type="float"/>
          <table:table-cell table:formula="of:=MAX([.$K130];[.$U130];[.$AE130];[.$AO130];[.$AY130];[.$BI130];[.$BS130];[.$CC130];[.$CM130];[.$CW130];[.$DG13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1];[.$L131];[.$V131];[.$AF131];[.$AP131];[.$AZ131];[.$BJ131];[.$BT131];[.$CD131];[.$CN131];[.$CX131])" office:value-type="float"/>
          <table:table-cell table:formula="of:=MIN([.$C131];[.$M131];[.$W131];[.$AG131];[.$AQ131];[.$BA131];[.$BK131];[.$BU131];[.$CE131];[.$CO131];[.$CY131])" office:value-type="float"/>
          <table:table-cell table:formula="of:=MIN([.$D131];[.$N131];[.$X131];[.$AH131];[.$AR131];[.$BB131];[.$BL131];[.$BV131];[.$CF131];[.$CP131];[.$CZ131])" office:value-type="float"/>
          <table:table-cell table:formula="of:=MIN([.$E131];[.$O131];[.$Y131];[.$AI131];[.$AS131];[.$BC131];[.$BM131];[.$BW131];[.$CG131];[.$CQ131];[.$DA131])" office:value-type="float"/>
          <table:table-cell table:formula="of:=MIN([.$F131];[.$P131];[.$Z131];[.$AJ131];[.$AT131];[.$BD131];[.$BN131];[.$BX131];[.$CH131];[.$CR131];[.$DB131])" office:value-type="float"/>
          <table:table-cell table:formula="of:=MIN([.$G131];[.$Q131];[.$AA131];[.$AK131];[.$AU131];[.$BE131];[.$BO131];[.$BY131];[.$CI131];[.$CS131];[.$DC131])" office:value-type="float"/>
          <table:table-cell table:formula="of:=MIN([.$H131];[.$R131];[.$AB131];[.$AL131];[.$AV131];[.$BF131];[.$BP131];[.$BZ131];[.$CJ131];[.$CT131];[.$DD131])" office:value-type="float"/>
          <table:table-cell table:formula="of:=MIN([.$I131];[.$S131];[.$AC131];[.$AM131];[.$AW131];[.$BG131];[.$BQ131];[.$CA131];[.$CK131];[.$CU131];[.$DE131])" office:value-type="float"/>
          <table:table-cell table:formula="of:=MIN([.$J131];[.$T131];[.$AD131];[.$AN131];[.$AX131];[.$BH131];[.$BR131];[.$CB131];[.$CL131];[.$CV131];[.$DF131])" office:value-type="float"/>
          <table:table-cell table:formula="of:=MIN([.$K131];[.$U131];[.$AE131];[.$AO131];[.$AY131];[.$BI131];[.$BS131];[.$CC131];[.$CM131];[.$CW131];[.$DG131])" office:value-type="float"/>
          <table:table-cell table:formula="of:=MEDIAN([.$B131];[.$L131];[.$V131];[.$AF131];[.$AP131];[.$AZ131];[.$BJ131];[.$BT131];[.$CD131];[.$CN131];[.$CX131])" office:value-type="float"/>
          <table:table-cell table:formula="of:=MEDIAN([.$C131];[.$M131];[.$W131];[.$AG131];[.$AQ131];[.$BA131];[.$BK131];[.$BU131];[.$CE131];[.$CO131];[.$CY131])" office:value-type="float"/>
          <table:table-cell table:formula="of:=MEDIAN([.$D131];[.$N131];[.$X131];[.$AH131];[.$AR131];[.$BB131];[.$BL131];[.$BV131];[.$CF131];[.$CP131];[.$CZ131])" office:value-type="float"/>
          <table:table-cell table:formula="of:=MEDIAN([.$E131];[.$O131];[.$Y131];[.$AI131];[.$AS131];[.$BC131];[.$BM131];[.$BW131];[.$CG131];[.$CQ131];[.$DA131])" office:value-type="float"/>
          <table:table-cell table:formula="of:=MEDIAN([.$F131];[.$P131];[.$Z131];[.$AJ131];[.$AT131];[.$BD131];[.$BN131];[.$BX131];[.$CH131];[.$CR131];[.$DB131])" office:value-type="float"/>
          <table:table-cell table:formula="of:=MEDIAN([.$G131];[.$Q131];[.$AA131];[.$AK131];[.$AU131];[.$BE131];[.$BO131];[.$BY131];[.$CI131];[.$CS131];[.$DC131])" office:value-type="float"/>
          <table:table-cell table:formula="of:=MEDIAN([.$H131];[.$R131];[.$AB131];[.$AL131];[.$AV131];[.$BF131];[.$BP131];[.$BZ131];[.$CJ131];[.$CT131];[.$DD131])" office:value-type="float"/>
          <table:table-cell table:formula="of:=MEDIAN([.$I131];[.$S131];[.$AC131];[.$AM131];[.$AW131];[.$BG131];[.$BQ131];[.$CA131];[.$CK131];[.$CU131];[.$DE131])" office:value-type="float"/>
          <table:table-cell table:formula="of:=MEDIAN([.$J131];[.$T131];[.$AD131];[.$AN131];[.$AX131];[.$BH131];[.$BR131];[.$CB131];[.$CL131];[.$CV131];[.$DF131])" office:value-type="float"/>
          <table:table-cell table:formula="of:=MEDIAN([.$K131];[.$U131];[.$AE131];[.$AO131];[.$AY131];[.$BI131];[.$BS131];[.$CC131];[.$CM131];[.$CW131];[.$DG131])" office:value-type="float"/>
          <table:table-cell table:formula="of:=MAX([.$B131];[.$L131];[.$V131];[.$AF131];[.$AP131];[.$AZ131];[.$BJ131];[.$BT131];[.$CD131];[.$CN131];[.$CX131])" office:value-type="float"/>
          <table:table-cell table:formula="of:=MAX([.$C131];[.$M131];[.$W131];[.$AG131];[.$AQ131];[.$BA131];[.$BK131];[.$BU131];[.$CE131];[.$CO131];[.$CY131])" office:value-type="float"/>
          <table:table-cell table:formula="of:=MAX([.$D131];[.$N131];[.$X131];[.$AH131];[.$AR131];[.$BB131];[.$BL131];[.$BV131];[.$CF131];[.$CP131];[.$CZ131])" office:value-type="float"/>
          <table:table-cell table:formula="of:=MAX([.$E131];[.$O131];[.$Y131];[.$AI131];[.$AS131];[.$BC131];[.$BM131];[.$BW131];[.$CG131];[.$CQ131];[.$DA131])" office:value-type="float"/>
          <table:table-cell table:formula="of:=MAX([.$F131];[.$P131];[.$Z131];[.$AJ131];[.$AT131];[.$BD131];[.$BN131];[.$BX131];[.$CH131];[.$CR131];[.$DB131])" office:value-type="float"/>
          <table:table-cell table:formula="of:=MAX([.$G131];[.$Q131];[.$AA131];[.$AK131];[.$AU131];[.$BE131];[.$BO131];[.$BY131];[.$CI131];[.$CS131];[.$DC131])" office:value-type="float"/>
          <table:table-cell table:formula="of:=MAX([.$H131];[.$R131];[.$AB131];[.$AL131];[.$AV131];[.$BF131];[.$BP131];[.$BZ131];[.$CJ131];[.$CT131];[.$DD131])" office:value-type="float"/>
          <table:table-cell table:formula="of:=MAX([.$I131];[.$S131];[.$AC131];[.$AM131];[.$AW131];[.$BG131];[.$BQ131];[.$CA131];[.$CK131];[.$CU131];[.$DE131])" office:value-type="float"/>
          <table:table-cell table:formula="of:=MAX([.$J131];[.$T131];[.$AD131];[.$AN131];[.$AX131];[.$BH131];[.$BR131];[.$CB131];[.$CL131];[.$CV131];[.$DF131])" office:value-type="float"/>
          <table:table-cell table:formula="of:=MAX([.$K131];[.$U131];[.$AE131];[.$AO131];[.$AY131];[.$BI131];[.$BS131];[.$CC131];[.$CM131];[.$CW131];[.$DG13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2];[.$L132];[.$V132];[.$AF132];[.$AP132];[.$AZ132];[.$BJ132];[.$BT132];[.$CD132];[.$CN132];[.$CX132])" office:value-type="float"/>
          <table:table-cell table:formula="of:=MIN([.$C132];[.$M132];[.$W132];[.$AG132];[.$AQ132];[.$BA132];[.$BK132];[.$BU132];[.$CE132];[.$CO132];[.$CY132])" office:value-type="float"/>
          <table:table-cell table:formula="of:=MIN([.$D132];[.$N132];[.$X132];[.$AH132];[.$AR132];[.$BB132];[.$BL132];[.$BV132];[.$CF132];[.$CP132];[.$CZ132])" office:value-type="float"/>
          <table:table-cell table:formula="of:=MIN([.$E132];[.$O132];[.$Y132];[.$AI132];[.$AS132];[.$BC132];[.$BM132];[.$BW132];[.$CG132];[.$CQ132];[.$DA132])" office:value-type="float"/>
          <table:table-cell table:formula="of:=MIN([.$F132];[.$P132];[.$Z132];[.$AJ132];[.$AT132];[.$BD132];[.$BN132];[.$BX132];[.$CH132];[.$CR132];[.$DB132])" office:value-type="float"/>
          <table:table-cell table:formula="of:=MIN([.$G132];[.$Q132];[.$AA132];[.$AK132];[.$AU132];[.$BE132];[.$BO132];[.$BY132];[.$CI132];[.$CS132];[.$DC132])" office:value-type="float"/>
          <table:table-cell table:formula="of:=MIN([.$H132];[.$R132];[.$AB132];[.$AL132];[.$AV132];[.$BF132];[.$BP132];[.$BZ132];[.$CJ132];[.$CT132];[.$DD132])" office:value-type="float"/>
          <table:table-cell table:formula="of:=MIN([.$I132];[.$S132];[.$AC132];[.$AM132];[.$AW132];[.$BG132];[.$BQ132];[.$CA132];[.$CK132];[.$CU132];[.$DE132])" office:value-type="float"/>
          <table:table-cell table:formula="of:=MIN([.$J132];[.$T132];[.$AD132];[.$AN132];[.$AX132];[.$BH132];[.$BR132];[.$CB132];[.$CL132];[.$CV132];[.$DF132])" office:value-type="float"/>
          <table:table-cell table:formula="of:=MIN([.$K132];[.$U132];[.$AE132];[.$AO132];[.$AY132];[.$BI132];[.$BS132];[.$CC132];[.$CM132];[.$CW132];[.$DG132])" office:value-type="float"/>
          <table:table-cell table:formula="of:=MEDIAN([.$B132];[.$L132];[.$V132];[.$AF132];[.$AP132];[.$AZ132];[.$BJ132];[.$BT132];[.$CD132];[.$CN132];[.$CX132])" office:value-type="float"/>
          <table:table-cell table:formula="of:=MEDIAN([.$C132];[.$M132];[.$W132];[.$AG132];[.$AQ132];[.$BA132];[.$BK132];[.$BU132];[.$CE132];[.$CO132];[.$CY132])" office:value-type="float"/>
          <table:table-cell table:formula="of:=MEDIAN([.$D132];[.$N132];[.$X132];[.$AH132];[.$AR132];[.$BB132];[.$BL132];[.$BV132];[.$CF132];[.$CP132];[.$CZ132])" office:value-type="float"/>
          <table:table-cell table:formula="of:=MEDIAN([.$E132];[.$O132];[.$Y132];[.$AI132];[.$AS132];[.$BC132];[.$BM132];[.$BW132];[.$CG132];[.$CQ132];[.$DA132])" office:value-type="float"/>
          <table:table-cell table:formula="of:=MEDIAN([.$F132];[.$P132];[.$Z132];[.$AJ132];[.$AT132];[.$BD132];[.$BN132];[.$BX132];[.$CH132];[.$CR132];[.$DB132])" office:value-type="float"/>
          <table:table-cell table:formula="of:=MEDIAN([.$G132];[.$Q132];[.$AA132];[.$AK132];[.$AU132];[.$BE132];[.$BO132];[.$BY132];[.$CI132];[.$CS132];[.$DC132])" office:value-type="float"/>
          <table:table-cell table:formula="of:=MEDIAN([.$H132];[.$R132];[.$AB132];[.$AL132];[.$AV132];[.$BF132];[.$BP132];[.$BZ132];[.$CJ132];[.$CT132];[.$DD132])" office:value-type="float"/>
          <table:table-cell table:formula="of:=MEDIAN([.$I132];[.$S132];[.$AC132];[.$AM132];[.$AW132];[.$BG132];[.$BQ132];[.$CA132];[.$CK132];[.$CU132];[.$DE132])" office:value-type="float"/>
          <table:table-cell table:formula="of:=MEDIAN([.$J132];[.$T132];[.$AD132];[.$AN132];[.$AX132];[.$BH132];[.$BR132];[.$CB132];[.$CL132];[.$CV132];[.$DF132])" office:value-type="float"/>
          <table:table-cell table:formula="of:=MEDIAN([.$K132];[.$U132];[.$AE132];[.$AO132];[.$AY132];[.$BI132];[.$BS132];[.$CC132];[.$CM132];[.$CW132];[.$DG132])" office:value-type="float"/>
          <table:table-cell table:formula="of:=MAX([.$B132];[.$L132];[.$V132];[.$AF132];[.$AP132];[.$AZ132];[.$BJ132];[.$BT132];[.$CD132];[.$CN132];[.$CX132])" office:value-type="float"/>
          <table:table-cell table:formula="of:=MAX([.$C132];[.$M132];[.$W132];[.$AG132];[.$AQ132];[.$BA132];[.$BK132];[.$BU132];[.$CE132];[.$CO132];[.$CY132])" office:value-type="float"/>
          <table:table-cell table:formula="of:=MAX([.$D132];[.$N132];[.$X132];[.$AH132];[.$AR132];[.$BB132];[.$BL132];[.$BV132];[.$CF132];[.$CP132];[.$CZ132])" office:value-type="float"/>
          <table:table-cell table:formula="of:=MAX([.$E132];[.$O132];[.$Y132];[.$AI132];[.$AS132];[.$BC132];[.$BM132];[.$BW132];[.$CG132];[.$CQ132];[.$DA132])" office:value-type="float"/>
          <table:table-cell table:formula="of:=MAX([.$F132];[.$P132];[.$Z132];[.$AJ132];[.$AT132];[.$BD132];[.$BN132];[.$BX132];[.$CH132];[.$CR132];[.$DB132])" office:value-type="float"/>
          <table:table-cell table:formula="of:=MAX([.$G132];[.$Q132];[.$AA132];[.$AK132];[.$AU132];[.$BE132];[.$BO132];[.$BY132];[.$CI132];[.$CS132];[.$DC132])" office:value-type="float"/>
          <table:table-cell table:formula="of:=MAX([.$H132];[.$R132];[.$AB132];[.$AL132];[.$AV132];[.$BF132];[.$BP132];[.$BZ132];[.$CJ132];[.$CT132];[.$DD132])" office:value-type="float"/>
          <table:table-cell table:formula="of:=MAX([.$I132];[.$S132];[.$AC132];[.$AM132];[.$AW132];[.$BG132];[.$BQ132];[.$CA132];[.$CK132];[.$CU132];[.$DE132])" office:value-type="float"/>
          <table:table-cell table:formula="of:=MAX([.$J132];[.$T132];[.$AD132];[.$AN132];[.$AX132];[.$BH132];[.$BR132];[.$CB132];[.$CL132];[.$CV132];[.$DF132])" office:value-type="float"/>
          <table:table-cell table:formula="of:=MAX([.$K132];[.$U132];[.$AE132];[.$AO132];[.$AY132];[.$BI132];[.$BS132];[.$CC132];[.$CM132];[.$CW132];[.$DG13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3];[.$L133];[.$V133];[.$AF133];[.$AP133];[.$AZ133];[.$BJ133];[.$BT133];[.$CD133];[.$CN133];[.$CX133])" office:value-type="float"/>
          <table:table-cell table:formula="of:=MIN([.$C133];[.$M133];[.$W133];[.$AG133];[.$AQ133];[.$BA133];[.$BK133];[.$BU133];[.$CE133];[.$CO133];[.$CY133])" office:value-type="float"/>
          <table:table-cell table:formula="of:=MIN([.$D133];[.$N133];[.$X133];[.$AH133];[.$AR133];[.$BB133];[.$BL133];[.$BV133];[.$CF133];[.$CP133];[.$CZ133])" office:value-type="float"/>
          <table:table-cell table:formula="of:=MIN([.$E133];[.$O133];[.$Y133];[.$AI133];[.$AS133];[.$BC133];[.$BM133];[.$BW133];[.$CG133];[.$CQ133];[.$DA133])" office:value-type="float"/>
          <table:table-cell table:formula="of:=MIN([.$F133];[.$P133];[.$Z133];[.$AJ133];[.$AT133];[.$BD133];[.$BN133];[.$BX133];[.$CH133];[.$CR133];[.$DB133])" office:value-type="float"/>
          <table:table-cell table:formula="of:=MIN([.$G133];[.$Q133];[.$AA133];[.$AK133];[.$AU133];[.$BE133];[.$BO133];[.$BY133];[.$CI133];[.$CS133];[.$DC133])" office:value-type="float"/>
          <table:table-cell table:formula="of:=MIN([.$H133];[.$R133];[.$AB133];[.$AL133];[.$AV133];[.$BF133];[.$BP133];[.$BZ133];[.$CJ133];[.$CT133];[.$DD133])" office:value-type="float"/>
          <table:table-cell table:formula="of:=MIN([.$I133];[.$S133];[.$AC133];[.$AM133];[.$AW133];[.$BG133];[.$BQ133];[.$CA133];[.$CK133];[.$CU133];[.$DE133])" office:value-type="float"/>
          <table:table-cell table:formula="of:=MIN([.$J133];[.$T133];[.$AD133];[.$AN133];[.$AX133];[.$BH133];[.$BR133];[.$CB133];[.$CL133];[.$CV133];[.$DF133])" office:value-type="float"/>
          <table:table-cell table:formula="of:=MIN([.$K133];[.$U133];[.$AE133];[.$AO133];[.$AY133];[.$BI133];[.$BS133];[.$CC133];[.$CM133];[.$CW133];[.$DG133])" office:value-type="float"/>
          <table:table-cell table:formula="of:=MEDIAN([.$B133];[.$L133];[.$V133];[.$AF133];[.$AP133];[.$AZ133];[.$BJ133];[.$BT133];[.$CD133];[.$CN133];[.$CX133])" office:value-type="float"/>
          <table:table-cell table:formula="of:=MEDIAN([.$C133];[.$M133];[.$W133];[.$AG133];[.$AQ133];[.$BA133];[.$BK133];[.$BU133];[.$CE133];[.$CO133];[.$CY133])" office:value-type="float"/>
          <table:table-cell table:formula="of:=MEDIAN([.$D133];[.$N133];[.$X133];[.$AH133];[.$AR133];[.$BB133];[.$BL133];[.$BV133];[.$CF133];[.$CP133];[.$CZ133])" office:value-type="float"/>
          <table:table-cell table:formula="of:=MEDIAN([.$E133];[.$O133];[.$Y133];[.$AI133];[.$AS133];[.$BC133];[.$BM133];[.$BW133];[.$CG133];[.$CQ133];[.$DA133])" office:value-type="float"/>
          <table:table-cell table:formula="of:=MEDIAN([.$F133];[.$P133];[.$Z133];[.$AJ133];[.$AT133];[.$BD133];[.$BN133];[.$BX133];[.$CH133];[.$CR133];[.$DB133])" office:value-type="float"/>
          <table:table-cell table:formula="of:=MEDIAN([.$G133];[.$Q133];[.$AA133];[.$AK133];[.$AU133];[.$BE133];[.$BO133];[.$BY133];[.$CI133];[.$CS133];[.$DC133])" office:value-type="float"/>
          <table:table-cell table:formula="of:=MEDIAN([.$H133];[.$R133];[.$AB133];[.$AL133];[.$AV133];[.$BF133];[.$BP133];[.$BZ133];[.$CJ133];[.$CT133];[.$DD133])" office:value-type="float"/>
          <table:table-cell table:formula="of:=MEDIAN([.$I133];[.$S133];[.$AC133];[.$AM133];[.$AW133];[.$BG133];[.$BQ133];[.$CA133];[.$CK133];[.$CU133];[.$DE133])" office:value-type="float"/>
          <table:table-cell table:formula="of:=MEDIAN([.$J133];[.$T133];[.$AD133];[.$AN133];[.$AX133];[.$BH133];[.$BR133];[.$CB133];[.$CL133];[.$CV133];[.$DF133])" office:value-type="float"/>
          <table:table-cell table:formula="of:=MEDIAN([.$K133];[.$U133];[.$AE133];[.$AO133];[.$AY133];[.$BI133];[.$BS133];[.$CC133];[.$CM133];[.$CW133];[.$DG133])" office:value-type="float"/>
          <table:table-cell table:formula="of:=MAX([.$B133];[.$L133];[.$V133];[.$AF133];[.$AP133];[.$AZ133];[.$BJ133];[.$BT133];[.$CD133];[.$CN133];[.$CX133])" office:value-type="float"/>
          <table:table-cell table:formula="of:=MAX([.$C133];[.$M133];[.$W133];[.$AG133];[.$AQ133];[.$BA133];[.$BK133];[.$BU133];[.$CE133];[.$CO133];[.$CY133])" office:value-type="float"/>
          <table:table-cell table:formula="of:=MAX([.$D133];[.$N133];[.$X133];[.$AH133];[.$AR133];[.$BB133];[.$BL133];[.$BV133];[.$CF133];[.$CP133];[.$CZ133])" office:value-type="float"/>
          <table:table-cell table:formula="of:=MAX([.$E133];[.$O133];[.$Y133];[.$AI133];[.$AS133];[.$BC133];[.$BM133];[.$BW133];[.$CG133];[.$CQ133];[.$DA133])" office:value-type="float"/>
          <table:table-cell table:formula="of:=MAX([.$F133];[.$P133];[.$Z133];[.$AJ133];[.$AT133];[.$BD133];[.$BN133];[.$BX133];[.$CH133];[.$CR133];[.$DB133])" office:value-type="float"/>
          <table:table-cell table:formula="of:=MAX([.$G133];[.$Q133];[.$AA133];[.$AK133];[.$AU133];[.$BE133];[.$BO133];[.$BY133];[.$CI133];[.$CS133];[.$DC133])" office:value-type="float"/>
          <table:table-cell table:formula="of:=MAX([.$H133];[.$R133];[.$AB133];[.$AL133];[.$AV133];[.$BF133];[.$BP133];[.$BZ133];[.$CJ133];[.$CT133];[.$DD133])" office:value-type="float"/>
          <table:table-cell table:formula="of:=MAX([.$I133];[.$S133];[.$AC133];[.$AM133];[.$AW133];[.$BG133];[.$BQ133];[.$CA133];[.$CK133];[.$CU133];[.$DE133])" office:value-type="float"/>
          <table:table-cell table:formula="of:=MAX([.$J133];[.$T133];[.$AD133];[.$AN133];[.$AX133];[.$BH133];[.$BR133];[.$CB133];[.$CL133];[.$CV133];[.$DF133])" office:value-type="float"/>
          <table:table-cell table:formula="of:=MAX([.$K133];[.$U133];[.$AE133];[.$AO133];[.$AY133];[.$BI133];[.$BS133];[.$CC133];[.$CM133];[.$CW133];[.$DG13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4];[.$L134];[.$V134];[.$AF134];[.$AP134];[.$AZ134];[.$BJ134];[.$BT134];[.$CD134];[.$CN134];[.$CX134])" office:value-type="float"/>
          <table:table-cell table:formula="of:=MIN([.$C134];[.$M134];[.$W134];[.$AG134];[.$AQ134];[.$BA134];[.$BK134];[.$BU134];[.$CE134];[.$CO134];[.$CY134])" office:value-type="float"/>
          <table:table-cell table:formula="of:=MIN([.$D134];[.$N134];[.$X134];[.$AH134];[.$AR134];[.$BB134];[.$BL134];[.$BV134];[.$CF134];[.$CP134];[.$CZ134])" office:value-type="float"/>
          <table:table-cell table:formula="of:=MIN([.$E134];[.$O134];[.$Y134];[.$AI134];[.$AS134];[.$BC134];[.$BM134];[.$BW134];[.$CG134];[.$CQ134];[.$DA134])" office:value-type="float"/>
          <table:table-cell table:formula="of:=MIN([.$F134];[.$P134];[.$Z134];[.$AJ134];[.$AT134];[.$BD134];[.$BN134];[.$BX134];[.$CH134];[.$CR134];[.$DB134])" office:value-type="float"/>
          <table:table-cell table:formula="of:=MIN([.$G134];[.$Q134];[.$AA134];[.$AK134];[.$AU134];[.$BE134];[.$BO134];[.$BY134];[.$CI134];[.$CS134];[.$DC134])" office:value-type="float"/>
          <table:table-cell table:formula="of:=MIN([.$H134];[.$R134];[.$AB134];[.$AL134];[.$AV134];[.$BF134];[.$BP134];[.$BZ134];[.$CJ134];[.$CT134];[.$DD134])" office:value-type="float"/>
          <table:table-cell table:formula="of:=MIN([.$I134];[.$S134];[.$AC134];[.$AM134];[.$AW134];[.$BG134];[.$BQ134];[.$CA134];[.$CK134];[.$CU134];[.$DE134])" office:value-type="float"/>
          <table:table-cell table:formula="of:=MIN([.$J134];[.$T134];[.$AD134];[.$AN134];[.$AX134];[.$BH134];[.$BR134];[.$CB134];[.$CL134];[.$CV134];[.$DF134])" office:value-type="float"/>
          <table:table-cell table:formula="of:=MIN([.$K134];[.$U134];[.$AE134];[.$AO134];[.$AY134];[.$BI134];[.$BS134];[.$CC134];[.$CM134];[.$CW134];[.$DG134])" office:value-type="float"/>
          <table:table-cell table:formula="of:=MEDIAN([.$B134];[.$L134];[.$V134];[.$AF134];[.$AP134];[.$AZ134];[.$BJ134];[.$BT134];[.$CD134];[.$CN134];[.$CX134])" office:value-type="float"/>
          <table:table-cell table:formula="of:=MEDIAN([.$C134];[.$M134];[.$W134];[.$AG134];[.$AQ134];[.$BA134];[.$BK134];[.$BU134];[.$CE134];[.$CO134];[.$CY134])" office:value-type="float"/>
          <table:table-cell table:formula="of:=MEDIAN([.$D134];[.$N134];[.$X134];[.$AH134];[.$AR134];[.$BB134];[.$BL134];[.$BV134];[.$CF134];[.$CP134];[.$CZ134])" office:value-type="float"/>
          <table:table-cell table:formula="of:=MEDIAN([.$E134];[.$O134];[.$Y134];[.$AI134];[.$AS134];[.$BC134];[.$BM134];[.$BW134];[.$CG134];[.$CQ134];[.$DA134])" office:value-type="float"/>
          <table:table-cell table:formula="of:=MEDIAN([.$F134];[.$P134];[.$Z134];[.$AJ134];[.$AT134];[.$BD134];[.$BN134];[.$BX134];[.$CH134];[.$CR134];[.$DB134])" office:value-type="float"/>
          <table:table-cell table:formula="of:=MEDIAN([.$G134];[.$Q134];[.$AA134];[.$AK134];[.$AU134];[.$BE134];[.$BO134];[.$BY134];[.$CI134];[.$CS134];[.$DC134])" office:value-type="float"/>
          <table:table-cell table:formula="of:=MEDIAN([.$H134];[.$R134];[.$AB134];[.$AL134];[.$AV134];[.$BF134];[.$BP134];[.$BZ134];[.$CJ134];[.$CT134];[.$DD134])" office:value-type="float"/>
          <table:table-cell table:formula="of:=MEDIAN([.$I134];[.$S134];[.$AC134];[.$AM134];[.$AW134];[.$BG134];[.$BQ134];[.$CA134];[.$CK134];[.$CU134];[.$DE134])" office:value-type="float"/>
          <table:table-cell table:formula="of:=MEDIAN([.$J134];[.$T134];[.$AD134];[.$AN134];[.$AX134];[.$BH134];[.$BR134];[.$CB134];[.$CL134];[.$CV134];[.$DF134])" office:value-type="float"/>
          <table:table-cell table:formula="of:=MEDIAN([.$K134];[.$U134];[.$AE134];[.$AO134];[.$AY134];[.$BI134];[.$BS134];[.$CC134];[.$CM134];[.$CW134];[.$DG134])" office:value-type="float"/>
          <table:table-cell table:formula="of:=MAX([.$B134];[.$L134];[.$V134];[.$AF134];[.$AP134];[.$AZ134];[.$BJ134];[.$BT134];[.$CD134];[.$CN134];[.$CX134])" office:value-type="float"/>
          <table:table-cell table:formula="of:=MAX([.$C134];[.$M134];[.$W134];[.$AG134];[.$AQ134];[.$BA134];[.$BK134];[.$BU134];[.$CE134];[.$CO134];[.$CY134])" office:value-type="float"/>
          <table:table-cell table:formula="of:=MAX([.$D134];[.$N134];[.$X134];[.$AH134];[.$AR134];[.$BB134];[.$BL134];[.$BV134];[.$CF134];[.$CP134];[.$CZ134])" office:value-type="float"/>
          <table:table-cell table:formula="of:=MAX([.$E134];[.$O134];[.$Y134];[.$AI134];[.$AS134];[.$BC134];[.$BM134];[.$BW134];[.$CG134];[.$CQ134];[.$DA134])" office:value-type="float"/>
          <table:table-cell table:formula="of:=MAX([.$F134];[.$P134];[.$Z134];[.$AJ134];[.$AT134];[.$BD134];[.$BN134];[.$BX134];[.$CH134];[.$CR134];[.$DB134])" office:value-type="float"/>
          <table:table-cell table:formula="of:=MAX([.$G134];[.$Q134];[.$AA134];[.$AK134];[.$AU134];[.$BE134];[.$BO134];[.$BY134];[.$CI134];[.$CS134];[.$DC134])" office:value-type="float"/>
          <table:table-cell table:formula="of:=MAX([.$H134];[.$R134];[.$AB134];[.$AL134];[.$AV134];[.$BF134];[.$BP134];[.$BZ134];[.$CJ134];[.$CT134];[.$DD134])" office:value-type="float"/>
          <table:table-cell table:formula="of:=MAX([.$I134];[.$S134];[.$AC134];[.$AM134];[.$AW134];[.$BG134];[.$BQ134];[.$CA134];[.$CK134];[.$CU134];[.$DE134])" office:value-type="float"/>
          <table:table-cell table:formula="of:=MAX([.$J134];[.$T134];[.$AD134];[.$AN134];[.$AX134];[.$BH134];[.$BR134];[.$CB134];[.$CL134];[.$CV134];[.$DF134])" office:value-type="float"/>
          <table:table-cell table:formula="of:=MAX([.$K134];[.$U134];[.$AE134];[.$AO134];[.$AY134];[.$BI134];[.$BS134];[.$CC134];[.$CM134];[.$CW134];[.$DG13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5];[.$L135];[.$V135];[.$AF135];[.$AP135];[.$AZ135];[.$BJ135];[.$BT135];[.$CD135];[.$CN135];[.$CX135])" office:value-type="float"/>
          <table:table-cell table:formula="of:=MIN([.$C135];[.$M135];[.$W135];[.$AG135];[.$AQ135];[.$BA135];[.$BK135];[.$BU135];[.$CE135];[.$CO135];[.$CY135])" office:value-type="float"/>
          <table:table-cell table:formula="of:=MIN([.$D135];[.$N135];[.$X135];[.$AH135];[.$AR135];[.$BB135];[.$BL135];[.$BV135];[.$CF135];[.$CP135];[.$CZ135])" office:value-type="float"/>
          <table:table-cell table:formula="of:=MIN([.$E135];[.$O135];[.$Y135];[.$AI135];[.$AS135];[.$BC135];[.$BM135];[.$BW135];[.$CG135];[.$CQ135];[.$DA135])" office:value-type="float"/>
          <table:table-cell table:formula="of:=MIN([.$F135];[.$P135];[.$Z135];[.$AJ135];[.$AT135];[.$BD135];[.$BN135];[.$BX135];[.$CH135];[.$CR135];[.$DB135])" office:value-type="float"/>
          <table:table-cell table:formula="of:=MIN([.$G135];[.$Q135];[.$AA135];[.$AK135];[.$AU135];[.$BE135];[.$BO135];[.$BY135];[.$CI135];[.$CS135];[.$DC135])" office:value-type="float"/>
          <table:table-cell table:formula="of:=MIN([.$H135];[.$R135];[.$AB135];[.$AL135];[.$AV135];[.$BF135];[.$BP135];[.$BZ135];[.$CJ135];[.$CT135];[.$DD135])" office:value-type="float"/>
          <table:table-cell table:formula="of:=MIN([.$I135];[.$S135];[.$AC135];[.$AM135];[.$AW135];[.$BG135];[.$BQ135];[.$CA135];[.$CK135];[.$CU135];[.$DE135])" office:value-type="float"/>
          <table:table-cell table:formula="of:=MIN([.$J135];[.$T135];[.$AD135];[.$AN135];[.$AX135];[.$BH135];[.$BR135];[.$CB135];[.$CL135];[.$CV135];[.$DF135])" office:value-type="float"/>
          <table:table-cell table:formula="of:=MIN([.$K135];[.$U135];[.$AE135];[.$AO135];[.$AY135];[.$BI135];[.$BS135];[.$CC135];[.$CM135];[.$CW135];[.$DG135])" office:value-type="float"/>
          <table:table-cell table:formula="of:=MEDIAN([.$B135];[.$L135];[.$V135];[.$AF135];[.$AP135];[.$AZ135];[.$BJ135];[.$BT135];[.$CD135];[.$CN135];[.$CX135])" office:value-type="float"/>
          <table:table-cell table:formula="of:=MEDIAN([.$C135];[.$M135];[.$W135];[.$AG135];[.$AQ135];[.$BA135];[.$BK135];[.$BU135];[.$CE135];[.$CO135];[.$CY135])" office:value-type="float"/>
          <table:table-cell table:formula="of:=MEDIAN([.$D135];[.$N135];[.$X135];[.$AH135];[.$AR135];[.$BB135];[.$BL135];[.$BV135];[.$CF135];[.$CP135];[.$CZ135])" office:value-type="float"/>
          <table:table-cell table:formula="of:=MEDIAN([.$E135];[.$O135];[.$Y135];[.$AI135];[.$AS135];[.$BC135];[.$BM135];[.$BW135];[.$CG135];[.$CQ135];[.$DA135])" office:value-type="float"/>
          <table:table-cell table:formula="of:=MEDIAN([.$F135];[.$P135];[.$Z135];[.$AJ135];[.$AT135];[.$BD135];[.$BN135];[.$BX135];[.$CH135];[.$CR135];[.$DB135])" office:value-type="float"/>
          <table:table-cell table:formula="of:=MEDIAN([.$G135];[.$Q135];[.$AA135];[.$AK135];[.$AU135];[.$BE135];[.$BO135];[.$BY135];[.$CI135];[.$CS135];[.$DC135])" office:value-type="float"/>
          <table:table-cell table:formula="of:=MEDIAN([.$H135];[.$R135];[.$AB135];[.$AL135];[.$AV135];[.$BF135];[.$BP135];[.$BZ135];[.$CJ135];[.$CT135];[.$DD135])" office:value-type="float"/>
          <table:table-cell table:formula="of:=MEDIAN([.$I135];[.$S135];[.$AC135];[.$AM135];[.$AW135];[.$BG135];[.$BQ135];[.$CA135];[.$CK135];[.$CU135];[.$DE135])" office:value-type="float"/>
          <table:table-cell table:formula="of:=MEDIAN([.$J135];[.$T135];[.$AD135];[.$AN135];[.$AX135];[.$BH135];[.$BR135];[.$CB135];[.$CL135];[.$CV135];[.$DF135])" office:value-type="float"/>
          <table:table-cell table:formula="of:=MEDIAN([.$K135];[.$U135];[.$AE135];[.$AO135];[.$AY135];[.$BI135];[.$BS135];[.$CC135];[.$CM135];[.$CW135];[.$DG135])" office:value-type="float"/>
          <table:table-cell table:formula="of:=MAX([.$B135];[.$L135];[.$V135];[.$AF135];[.$AP135];[.$AZ135];[.$BJ135];[.$BT135];[.$CD135];[.$CN135];[.$CX135])" office:value-type="float"/>
          <table:table-cell table:formula="of:=MAX([.$C135];[.$M135];[.$W135];[.$AG135];[.$AQ135];[.$BA135];[.$BK135];[.$BU135];[.$CE135];[.$CO135];[.$CY135])" office:value-type="float"/>
          <table:table-cell table:formula="of:=MAX([.$D135];[.$N135];[.$X135];[.$AH135];[.$AR135];[.$BB135];[.$BL135];[.$BV135];[.$CF135];[.$CP135];[.$CZ135])" office:value-type="float"/>
          <table:table-cell table:formula="of:=MAX([.$E135];[.$O135];[.$Y135];[.$AI135];[.$AS135];[.$BC135];[.$BM135];[.$BW135];[.$CG135];[.$CQ135];[.$DA135])" office:value-type="float"/>
          <table:table-cell table:formula="of:=MAX([.$F135];[.$P135];[.$Z135];[.$AJ135];[.$AT135];[.$BD135];[.$BN135];[.$BX135];[.$CH135];[.$CR135];[.$DB135])" office:value-type="float"/>
          <table:table-cell table:formula="of:=MAX([.$G135];[.$Q135];[.$AA135];[.$AK135];[.$AU135];[.$BE135];[.$BO135];[.$BY135];[.$CI135];[.$CS135];[.$DC135])" office:value-type="float"/>
          <table:table-cell table:formula="of:=MAX([.$H135];[.$R135];[.$AB135];[.$AL135];[.$AV135];[.$BF135];[.$BP135];[.$BZ135];[.$CJ135];[.$CT135];[.$DD135])" office:value-type="float"/>
          <table:table-cell table:formula="of:=MAX([.$I135];[.$S135];[.$AC135];[.$AM135];[.$AW135];[.$BG135];[.$BQ135];[.$CA135];[.$CK135];[.$CU135];[.$DE135])" office:value-type="float"/>
          <table:table-cell table:formula="of:=MAX([.$J135];[.$T135];[.$AD135];[.$AN135];[.$AX135];[.$BH135];[.$BR135];[.$CB135];[.$CL135];[.$CV135];[.$DF135])" office:value-type="float"/>
          <table:table-cell table:formula="of:=MAX([.$K135];[.$U135];[.$AE135];[.$AO135];[.$AY135];[.$BI135];[.$BS135];[.$CC135];[.$CM135];[.$CW135];[.$DG135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135])" office:value-type="float"/>
          <table:table-cell table:style-name="cellBest" table:formula="of:=SUM([.C3:.C135])" office:value-type="float"/>
          <table:table-cell table:formula="of:=SUM([.D3:.D135])" office:value-type="float"/>
          <table:table-cell table:formula="of:=SUM([.E3:.E135])" office:value-type="float"/>
          <table:table-cell table:formula="of:=SUM([.F3:.F135])" office:value-type="float"/>
          <table:table-cell table:formula="of:=SUM([.G3:.G135])" office:value-type="float"/>
          <table:table-cell table:style-name="cellBest" table:formula="of:=SUM([.H3:.H135])" office:value-type="float"/>
          <table:table-cell table:formula="of:=SUM([.I3:.I135])" office:value-type="float"/>
          <table:table-cell table:style-name="cellWorst" table:formula="of:=SUM([.J3:.J135])" office:value-type="float"/>
          <table:table-cell table:formula="of:=SUM([.K3:.K135])" office:value-type="float"/>
          <table:table-cell table:style-name="cellWorst" table:formula="of:=SUM([.L3:.L135])" office:value-type="float"/>
          <table:table-cell table:style-name="cellWorst" table:formula="of:=SUM([.M3:.M135])" office:value-type="float"/>
          <table:table-cell table:formula="of:=SUM([.N3:.N135])" office:value-type="float"/>
          <table:table-cell table:formula="of:=SUM([.O3:.O135])" office:value-type="float"/>
          <table:table-cell table:formula="of:=SUM([.P3:.P135])" office:value-type="float"/>
          <table:table-cell table:style-name="cellBest" table:formula="of:=SUM([.Q3:.Q135])" office:value-type="float"/>
          <table:table-cell table:style-name="cellBest" table:formula="of:=SUM([.R3:.R135])" office:value-type="float"/>
          <table:table-cell table:formula="of:=SUM([.S3:.S135])" office:value-type="float"/>
          <table:table-cell table:style-name="cellBest" table:formula="of:=SUM([.T3:.T135])" office:value-type="float"/>
          <table:table-cell table:formula="of:=SUM([.U3:.U135])" office:value-type="float"/>
          <table:table-cell table:formula="of:=SUM([.V3:.V135])" office:value-type="float"/>
          <table:table-cell table:formula="of:=SUM([.W3:.W135])" office:value-type="float"/>
          <table:table-cell table:formula="of:=SUM([.X3:.X135])" office:value-type="float"/>
          <table:table-cell table:formula="of:=SUM([.Y3:.Y135])" office:value-type="float"/>
          <table:table-cell table:formula="of:=SUM([.Z3:.Z135])" office:value-type="float"/>
          <table:table-cell table:formula="of:=SUM([.AA3:.AA135])" office:value-type="float"/>
          <table:table-cell table:style-name="cellBest" table:formula="of:=SUM([.AB3:.AB135])" office:value-type="float"/>
          <table:table-cell table:formula="of:=SUM([.AC3:.AC135])" office:value-type="float"/>
          <table:table-cell table:formula="of:=SUM([.AD3:.AD135])" office:value-type="float"/>
          <table:table-cell table:formula="of:=SUM([.AE3:.AE135])" office:value-type="float"/>
          <table:table-cell table:formula="of:=SUM([.AF3:.AF135])" office:value-type="float"/>
          <table:table-cell table:formula="of:=SUM([.AG3:.AG135])" office:value-type="float"/>
          <table:table-cell table:formula="of:=SUM([.AH3:.AH135])" office:value-type="float"/>
          <table:table-cell table:formula="of:=SUM([.AI3:.AI135])" office:value-type="float"/>
          <table:table-cell table:formula="of:=SUM([.AJ3:.AJ135])" office:value-type="float"/>
          <table:table-cell table:style-name="cellWorst" table:formula="of:=SUM([.AK3:.AK135])" office:value-type="float"/>
          <table:table-cell table:formula="of:=SUM([.AL3:.AL135])" office:value-type="float"/>
          <table:table-cell table:style-name="cellWorst" table:formula="of:=SUM([.AM3:.AM135])" office:value-type="float"/>
          <table:table-cell table:formula="of:=SUM([.AN3:.AN135])" office:value-type="float"/>
          <table:table-cell table:formula="of:=SUM([.AO3:.AO135])" office:value-type="float"/>
          <table:table-cell table:formula="of:=SUM([.AP3:.AP135])" office:value-type="float"/>
          <table:table-cell table:formula="of:=SUM([.AQ3:.AQ135])" office:value-type="float"/>
          <table:table-cell table:formula="of:=SUM([.AR3:.AR135])" office:value-type="float"/>
          <table:table-cell table:formula="of:=SUM([.AS3:.AS135])" office:value-type="float"/>
          <table:table-cell table:formula="of:=SUM([.AT3:.AT135])" office:value-type="float"/>
          <table:table-cell table:formula="of:=SUM([.AU3:.AU135])" office:value-type="float"/>
          <table:table-cell table:formula="of:=SUM([.AV3:.AV135])" office:value-type="float"/>
          <table:table-cell table:formula="of:=SUM([.AW3:.AW135])" office:value-type="float"/>
          <table:table-cell table:formula="of:=SUM([.AX3:.AX135])" office:value-type="float"/>
          <table:table-cell table:style-name="cellWorst" table:formula="of:=SUM([.AY3:.AY135])" office:value-type="float"/>
          <table:table-cell table:formula="of:=SUM([.AZ3:.AZ135])" office:value-type="float"/>
          <table:table-cell table:formula="of:=SUM([.BA3:.BA135])" office:value-type="float"/>
          <table:table-cell table:formula="of:=SUM([.BB3:.BB135])" office:value-type="float"/>
          <table:table-cell table:formula="of:=SUM([.BC3:.BC135])" office:value-type="float"/>
          <table:table-cell table:formula="of:=SUM([.BD3:.BD135])" office:value-type="float"/>
          <table:table-cell table:formula="of:=SUM([.BE3:.BE135])" office:value-type="float"/>
          <table:table-cell table:formula="of:=SUM([.BF3:.BF135])" office:value-type="float"/>
          <table:table-cell table:formula="of:=SUM([.BG3:.BG135])" office:value-type="float"/>
          <table:table-cell table:formula="of:=SUM([.BH3:.BH135])" office:value-type="float"/>
          <table:table-cell table:formula="of:=SUM([.BI3:.BI135])" office:value-type="float"/>
          <table:table-cell table:formula="of:=SUM([.BJ3:.BJ135])" office:value-type="float"/>
          <table:table-cell table:formula="of:=SUM([.BK3:.BK135])" office:value-type="float"/>
          <table:table-cell table:style-name="cellBest" table:formula="of:=SUM([.BL3:.BL135])" office:value-type="float"/>
          <table:table-cell table:formula="of:=SUM([.BM3:.BM135])" office:value-type="float"/>
          <table:table-cell table:formula="of:=SUM([.BN3:.BN135])" office:value-type="float"/>
          <table:table-cell table:formula="of:=SUM([.BO3:.BO135])" office:value-type="float"/>
          <table:table-cell table:style-name="cellWorst" table:formula="of:=SUM([.BP3:.BP135])" office:value-type="float"/>
          <table:table-cell table:formula="of:=SUM([.BQ3:.BQ135])" office:value-type="float"/>
          <table:table-cell table:formula="of:=SUM([.BR3:.BR135])" office:value-type="float"/>
          <table:table-cell table:formula="of:=SUM([.BS3:.BS135])" office:value-type="float"/>
          <table:table-cell table:formula="of:=SUM([.BT3:.BT135])" office:value-type="float"/>
          <table:table-cell table:formula="of:=SUM([.BU3:.BU135])" office:value-type="float"/>
          <table:table-cell table:formula="of:=SUM([.BV3:.BV135])" office:value-type="float"/>
          <table:table-cell table:formula="of:=SUM([.BW3:.BW135])" office:value-type="float"/>
          <table:table-cell table:formula="of:=SUM([.BX3:.BX135])" office:value-type="float"/>
          <table:table-cell table:formula="of:=SUM([.BY3:.BY135])" office:value-type="float"/>
          <table:table-cell table:formula="of:=SUM([.BZ3:.BZ135])" office:value-type="float"/>
          <table:table-cell table:formula="of:=SUM([.CA3:.CA135])" office:value-type="float"/>
          <table:table-cell table:formula="of:=SUM([.CB3:.CB135])" office:value-type="float"/>
          <table:table-cell table:formula="of:=SUM([.CC3:.CC135])" office:value-type="float"/>
          <table:table-cell table:formula="of:=SUM([.CD3:.CD135])" office:value-type="float"/>
          <table:table-cell table:formula="of:=SUM([.CE3:.CE135])" office:value-type="float"/>
          <table:table-cell table:formula="of:=SUM([.CF3:.CF135])" office:value-type="float"/>
          <table:table-cell table:formula="of:=SUM([.CG3:.CG135])" office:value-type="float"/>
          <table:table-cell table:formula="of:=SUM([.CH3:.CH135])" office:value-type="float"/>
          <table:table-cell table:formula="of:=SUM([.CI3:.CI135])" office:value-type="float"/>
          <table:table-cell table:formula="of:=SUM([.CJ3:.CJ135])" office:value-type="float"/>
          <table:table-cell table:style-name="cellBest" table:formula="of:=SUM([.CK3:.CK135])" office:value-type="float"/>
          <table:table-cell table:formula="of:=SUM([.CL3:.CL135])" office:value-type="float"/>
          <table:table-cell table:formula="of:=SUM([.CM3:.CM135])" office:value-type="float"/>
          <table:table-cell table:formula="of:=SUM([.CN3:.CN135])" office:value-type="float"/>
          <table:table-cell table:formula="of:=SUM([.CO3:.CO135])" office:value-type="float"/>
          <table:table-cell table:formula="of:=SUM([.CP3:.CP135])" office:value-type="float"/>
          <table:table-cell table:formula="of:=SUM([.CQ3:.CQ135])" office:value-type="float"/>
          <table:table-cell table:formula="of:=SUM([.CR3:.CR135])" office:value-type="float"/>
          <table:table-cell table:formula="of:=SUM([.CS3:.CS135])" office:value-type="float"/>
          <table:table-cell table:formula="of:=SUM([.CT3:.CT135])" office:value-type="float"/>
          <table:table-cell table:formula="of:=SUM([.CU3:.CU135])" office:value-type="float"/>
          <table:table-cell table:formula="of:=SUM([.CV3:.CV135])" office:value-type="float"/>
          <table:table-cell table:formula="of:=SUM([.CW3:.CW135])" office:value-type="float"/>
          <table:table-cell table:formula="of:=SUM([.CX3:.CX135])" office:value-type="float"/>
          <table:table-cell table:formula="of:=SUM([.CY3:.CY135])" office:value-type="float"/>
          <table:table-cell table:style-name="cellWorst" table:formula="of:=SUM([.CZ3:.CZ135])" office:value-type="float"/>
          <table:table-cell table:formula="of:=SUM([.DA3:.DA135])" office:value-type="float"/>
          <table:table-cell table:formula="of:=SUM([.DB3:.DB135])" office:value-type="float"/>
          <table:table-cell table:formula="of:=SUM([.DC3:.DC135])" office:value-type="float"/>
          <table:table-cell table:formula="of:=SUM([.DD3:.DD135])" office:value-type="float"/>
          <table:table-cell table:formula="of:=SUM([.DE3:.DE135])" office:value-type="float"/>
          <table:table-cell table:formula="of:=SUM([.DF3:.DF135])" office:value-type="float"/>
          <table:table-cell table:style-name="cellBest" table:formula="of:=SUM([.DG3:.DG135])" office:value-type="float"/>
          <table:table-cell table:formula="of:=SUM([.DH3:.DH135])" office:value-type="float"/>
          <table:table-cell table:formula="of:=SUM([.DI3:.DI135])" office:value-type="float"/>
          <table:table-cell table:formula="of:=SUM([.DJ3:.DJ135])" office:value-type="float"/>
          <table:table-cell table:formula="of:=SUM([.DK3:.DK135])" office:value-type="float"/>
          <table:table-cell table:formula="of:=SUM([.DL3:.DL135])" office:value-type="float"/>
          <table:table-cell table:formula="of:=SUM([.DM3:.DM135])" office:value-type="float"/>
          <table:table-cell table:formula="of:=SUM([.DN3:.DN135])" office:value-type="float"/>
          <table:table-cell table:formula="of:=SUM([.DO3:.DO135])" office:value-type="float"/>
          <table:table-cell table:formula="of:=SUM([.DP3:.DP135])" office:value-type="float"/>
          <table:table-cell table:formula="of:=SUM([.DQ3:.DQ135])" office:value-type="float"/>
          <table:table-cell table:formula="of:=SUM([.DR3:.DR135])" office:value-type="float"/>
          <table:table-cell table:formula="of:=SUM([.DS3:.DS135])" office:value-type="float"/>
          <table:table-cell table:formula="of:=SUM([.DT3:.DT135])" office:value-type="float"/>
          <table:table-cell table:formula="of:=SUM([.DU3:.DU135])" office:value-type="float"/>
          <table:table-cell table:formula="of:=SUM([.DV3:.DV135])" office:value-type="float"/>
          <table:table-cell table:formula="of:=SUM([.DW3:.DW135])" office:value-type="float"/>
          <table:table-cell table:formula="of:=SUM([.DX3:.DX135])" office:value-type="float"/>
          <table:table-cell table:formula="of:=SUM([.DY3:.DY135])" office:value-type="float"/>
          <table:table-cell table:formula="of:=SUM([.DZ3:.DZ135])" office:value-type="float"/>
          <table:table-cell table:formula="of:=SUM([.EA3:.EA135])" office:value-type="float"/>
          <table:table-cell table:formula="of:=SUM([.EB3:.EB135])" office:value-type="float"/>
          <table:table-cell table:formula="of:=SUM([.EC3:.EC135])" office:value-type="float"/>
          <table:table-cell table:formula="of:=SUM([.ED3:.ED135])" office:value-type="float"/>
          <table:table-cell table:formula="of:=SUM([.EE3:.EE135])" office:value-type="float"/>
          <table:table-cell table:formula="of:=SUM([.EF3:.EF135])" office:value-type="float"/>
          <table:table-cell table:formula="of:=SUM([.EG3:.EG135])" office:value-type="float"/>
          <table:table-cell table:formula="of:=SUM([.EH3:.EH135])" office:value-type="float"/>
          <table:table-cell table:formula="of:=SUM([.EI3:.EI135])" office:value-type="float"/>
          <table:table-cell table:formula="of:=SUM([.EJ3:.EJ135])" office:value-type="float"/>
          <table:table-cell table:formula="of:=SUM([.EK3:.EK135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135])" office:value-type="float"/>
          <table:table-cell table:formula="of:=AVERAGE([.C3:.C135])" office:value-type="float"/>
          <table:table-cell table:formula="of:=AVERAGE([.D3:.D135])" office:value-type="float"/>
          <table:table-cell table:formula="of:=AVERAGE([.E3:.E135])" office:value-type="float"/>
          <table:table-cell table:formula="of:=AVERAGE([.F3:.F135])" office:value-type="float"/>
          <table:table-cell table:formula="of:=AVERAGE([.G3:.G135])" office:value-type="float"/>
          <table:table-cell table:style-name="cellBest" table:formula="of:=AVERAGE([.H3:.H135])" office:value-type="float"/>
          <table:table-cell table:formula="of:=AVERAGE([.I3:.I135])" office:value-type="float"/>
          <table:table-cell table:formula="of:=AVERAGE([.J3:.J135])" office:value-type="float"/>
          <table:table-cell table:formula="of:=AVERAGE([.K3:.K135])" office:value-type="float"/>
          <table:table-cell table:style-name="cellWorst" table:formula="of:=AVERAGE([.L3:.L135])" office:value-type="float"/>
          <table:table-cell table:formula="of:=AVERAGE([.M3:.M135])" office:value-type="float"/>
          <table:table-cell table:formula="of:=AVERAGE([.N3:.N135])" office:value-type="float"/>
          <table:table-cell table:formula="of:=AVERAGE([.O3:.O135])" office:value-type="float"/>
          <table:table-cell table:formula="of:=AVERAGE([.P3:.P135])" office:value-type="float"/>
          <table:table-cell table:formula="of:=AVERAGE([.Q3:.Q135])" office:value-type="float"/>
          <table:table-cell table:style-name="cellBest" table:formula="of:=AVERAGE([.R3:.R135])" office:value-type="float"/>
          <table:table-cell table:formula="of:=AVERAGE([.S3:.S135])" office:value-type="float"/>
          <table:table-cell table:formula="of:=AVERAGE([.T3:.T135])" office:value-type="float"/>
          <table:table-cell table:formula="of:=AVERAGE([.U3:.U135])" office:value-type="float"/>
          <table:table-cell table:formula="of:=AVERAGE([.V3:.V135])" office:value-type="float"/>
          <table:table-cell table:formula="of:=AVERAGE([.W3:.W135])" office:value-type="float"/>
          <table:table-cell table:formula="of:=AVERAGE([.X3:.X135])" office:value-type="float"/>
          <table:table-cell table:formula="of:=AVERAGE([.Y3:.Y135])" office:value-type="float"/>
          <table:table-cell table:formula="of:=AVERAGE([.Z3:.Z135])" office:value-type="float"/>
          <table:table-cell table:style-name="cellBest" table:formula="of:=AVERAGE([.AA3:.AA135])" office:value-type="float"/>
          <table:table-cell table:style-name="cellBest" table:formula="of:=AVERAGE([.AB3:.AB135])" office:value-type="float"/>
          <table:table-cell table:formula="of:=AVERAGE([.AC3:.AC135])" office:value-type="float"/>
          <table:table-cell table:formula="of:=AVERAGE([.AD3:.AD135])" office:value-type="float"/>
          <table:table-cell table:style-name="cellBest" table:formula="of:=AVERAGE([.AE3:.AE135])" office:value-type="float"/>
          <table:table-cell table:formula="of:=AVERAGE([.AF3:.AF135])" office:value-type="float"/>
          <table:table-cell table:formula="of:=AVERAGE([.AG3:.AG135])" office:value-type="float"/>
          <table:table-cell table:formula="of:=AVERAGE([.AH3:.AH135])" office:value-type="float"/>
          <table:table-cell table:formula="of:=AVERAGE([.AI3:.AI135])" office:value-type="float"/>
          <table:table-cell table:formula="of:=AVERAGE([.AJ3:.AJ135])" office:value-type="float"/>
          <table:table-cell table:style-name="cellWorst" table:formula="of:=AVERAGE([.AK3:.AK135])" office:value-type="float"/>
          <table:table-cell table:formula="of:=AVERAGE([.AL3:.AL135])" office:value-type="float"/>
          <table:table-cell table:style-name="cellWorst" table:formula="of:=AVERAGE([.AM3:.AM135])" office:value-type="float"/>
          <table:table-cell table:formula="of:=AVERAGE([.AN3:.AN135])" office:value-type="float"/>
          <table:table-cell table:formula="of:=AVERAGE([.AO3:.AO135])" office:value-type="float"/>
          <table:table-cell table:formula="of:=AVERAGE([.AP3:.AP135])" office:value-type="float"/>
          <table:table-cell table:formula="of:=AVERAGE([.AQ3:.AQ135])" office:value-type="float"/>
          <table:table-cell table:formula="of:=AVERAGE([.AR3:.AR135])" office:value-type="float"/>
          <table:table-cell table:formula="of:=AVERAGE([.AS3:.AS135])" office:value-type="float"/>
          <table:table-cell table:formula="of:=AVERAGE([.AT3:.AT135])" office:value-type="float"/>
          <table:table-cell table:formula="of:=AVERAGE([.AU3:.AU135])" office:value-type="float"/>
          <table:table-cell table:formula="of:=AVERAGE([.AV3:.AV135])" office:value-type="float"/>
          <table:table-cell table:formula="of:=AVERAGE([.AW3:.AW135])" office:value-type="float"/>
          <table:table-cell table:formula="of:=AVERAGE([.AX3:.AX135])" office:value-type="float"/>
          <table:table-cell table:formula="of:=AVERAGE([.AY3:.AY135])" office:value-type="float"/>
          <table:table-cell table:formula="of:=AVERAGE([.AZ3:.AZ135])" office:value-type="float"/>
          <table:table-cell table:formula="of:=AVERAGE([.BA3:.BA135])" office:value-type="float"/>
          <table:table-cell table:formula="of:=AVERAGE([.BB3:.BB135])" office:value-type="float"/>
          <table:table-cell table:formula="of:=AVERAGE([.BC3:.BC135])" office:value-type="float"/>
          <table:table-cell table:formula="of:=AVERAGE([.BD3:.BD135])" office:value-type="float"/>
          <table:table-cell table:formula="of:=AVERAGE([.BE3:.BE135])" office:value-type="float"/>
          <table:table-cell table:formula="of:=AVERAGE([.BF3:.BF135])" office:value-type="float"/>
          <table:table-cell table:formula="of:=AVERAGE([.BG3:.BG135])" office:value-type="float"/>
          <table:table-cell table:formula="of:=AVERAGE([.BH3:.BH135])" office:value-type="float"/>
          <table:table-cell table:formula="of:=AVERAGE([.BI3:.BI135])" office:value-type="float"/>
          <table:table-cell table:formula="of:=AVERAGE([.BJ3:.BJ135])" office:value-type="float"/>
          <table:table-cell table:formula="of:=AVERAGE([.BK3:.BK135])" office:value-type="float"/>
          <table:table-cell table:formula="of:=AVERAGE([.BL3:.BL135])" office:value-type="float"/>
          <table:table-cell table:formula="of:=AVERAGE([.BM3:.BM135])" office:value-type="float"/>
          <table:table-cell table:formula="of:=AVERAGE([.BN3:.BN135])" office:value-type="float"/>
          <table:table-cell table:formula="of:=AVERAGE([.BO3:.BO135])" office:value-type="float"/>
          <table:table-cell table:style-name="cellWorst" table:formula="of:=AVERAGE([.BP3:.BP135])" office:value-type="float"/>
          <table:table-cell table:formula="of:=AVERAGE([.BQ3:.BQ135])" office:value-type="float"/>
          <table:table-cell table:formula="of:=AVERAGE([.BR3:.BR135])" office:value-type="float"/>
          <table:table-cell table:formula="of:=AVERAGE([.BS3:.BS135])" office:value-type="float"/>
          <table:table-cell table:formula="of:=AVERAGE([.BT3:.BT135])" office:value-type="float"/>
          <table:table-cell table:formula="of:=AVERAGE([.BU3:.BU135])" office:value-type="float"/>
          <table:table-cell table:formula="of:=AVERAGE([.BV3:.BV135])" office:value-type="float"/>
          <table:table-cell table:formula="of:=AVERAGE([.BW3:.BW135])" office:value-type="float"/>
          <table:table-cell table:formula="of:=AVERAGE([.BX3:.BX135])" office:value-type="float"/>
          <table:table-cell table:formula="of:=AVERAGE([.BY3:.BY135])" office:value-type="float"/>
          <table:table-cell table:formula="of:=AVERAGE([.BZ3:.BZ135])" office:value-type="float"/>
          <table:table-cell table:formula="of:=AVERAGE([.CA3:.CA135])" office:value-type="float"/>
          <table:table-cell table:formula="of:=AVERAGE([.CB3:.CB135])" office:value-type="float"/>
          <table:table-cell table:formula="of:=AVERAGE([.CC3:.CC135])" office:value-type="float"/>
          <table:table-cell table:formula="of:=AVERAGE([.CD3:.CD135])" office:value-type="float"/>
          <table:table-cell table:formula="of:=AVERAGE([.CE3:.CE135])" office:value-type="float"/>
          <table:table-cell table:formula="of:=AVERAGE([.CF3:.CF135])" office:value-type="float"/>
          <table:table-cell table:formula="of:=AVERAGE([.CG3:.CG135])" office:value-type="float"/>
          <table:table-cell table:formula="of:=AVERAGE([.CH3:.CH135])" office:value-type="float"/>
          <table:table-cell table:formula="of:=AVERAGE([.CI3:.CI135])" office:value-type="float"/>
          <table:table-cell table:formula="of:=AVERAGE([.CJ3:.CJ135])" office:value-type="float"/>
          <table:table-cell table:style-name="cellBest" table:formula="of:=AVERAGE([.CK3:.CK135])" office:value-type="float"/>
          <table:table-cell table:formula="of:=AVERAGE([.CL3:.CL135])" office:value-type="float"/>
          <table:table-cell table:formula="of:=AVERAGE([.CM3:.CM135])" office:value-type="float"/>
          <table:table-cell table:formula="of:=AVERAGE([.CN3:.CN135])" office:value-type="float"/>
          <table:table-cell table:formula="of:=AVERAGE([.CO3:.CO135])" office:value-type="float"/>
          <table:table-cell table:formula="of:=AVERAGE([.CP3:.CP135])" office:value-type="float"/>
          <table:table-cell table:formula="of:=AVERAGE([.CQ3:.CQ135])" office:value-type="float"/>
          <table:table-cell table:formula="of:=AVERAGE([.CR3:.CR135])" office:value-type="float"/>
          <table:table-cell table:formula="of:=AVERAGE([.CS3:.CS135])" office:value-type="float"/>
          <table:table-cell table:formula="of:=AVERAGE([.CT3:.CT135])" office:value-type="float"/>
          <table:table-cell table:formula="of:=AVERAGE([.CU3:.CU135])" office:value-type="float"/>
          <table:table-cell table:formula="of:=AVERAGE([.CV3:.CV135])" office:value-type="float"/>
          <table:table-cell table:style-name="cellWorst" table:formula="of:=AVERAGE([.CW3:.CW135])" office:value-type="float"/>
          <table:table-cell table:formula="of:=AVERAGE([.CX3:.CX135])" office:value-type="float"/>
          <table:table-cell table:formula="of:=AVERAGE([.CY3:.CY135])" office:value-type="float"/>
          <table:table-cell table:formula="of:=AVERAGE([.CZ3:.CZ135])" office:value-type="float"/>
          <table:table-cell table:formula="of:=AVERAGE([.DA3:.DA135])" office:value-type="float"/>
          <table:table-cell table:formula="of:=AVERAGE([.DB3:.DB135])" office:value-type="float"/>
          <table:table-cell table:formula="of:=AVERAGE([.DC3:.DC135])" office:value-type="float"/>
          <table:table-cell table:formula="of:=AVERAGE([.DD3:.DD135])" office:value-type="float"/>
          <table:table-cell table:formula="of:=AVERAGE([.DE3:.DE135])" office:value-type="float"/>
          <table:table-cell table:formula="of:=AVERAGE([.DF3:.DF135])" office:value-type="float"/>
          <table:table-cell table:formula="of:=AVERAGE([.DG3:.DG135])" office:value-type="float"/>
          <table:table-cell table:formula="of:=AVERAGE([.DH3:.DH135])" office:value-type="float"/>
          <table:table-cell table:formula="of:=AVERAGE([.DI3:.DI135])" office:value-type="float"/>
          <table:table-cell table:formula="of:=AVERAGE([.DJ3:.DJ135])" office:value-type="float"/>
          <table:table-cell table:formula="of:=AVERAGE([.DK3:.DK135])" office:value-type="float"/>
          <table:table-cell table:formula="of:=AVERAGE([.DL3:.DL135])" office:value-type="float"/>
          <table:table-cell table:formula="of:=AVERAGE([.DM3:.DM135])" office:value-type="float"/>
          <table:table-cell table:formula="of:=AVERAGE([.DN3:.DN135])" office:value-type="float"/>
          <table:table-cell table:formula="of:=AVERAGE([.DO3:.DO135])" office:value-type="float"/>
          <table:table-cell table:formula="of:=AVERAGE([.DP3:.DP135])" office:value-type="float"/>
          <table:table-cell table:formula="of:=AVERAGE([.DQ3:.DQ135])" office:value-type="float"/>
          <table:table-cell table:formula="of:=AVERAGE([.DR3:.DR135])" office:value-type="float"/>
          <table:table-cell table:formula="of:=AVERAGE([.DS3:.DS135])" office:value-type="float"/>
          <table:table-cell table:formula="of:=AVERAGE([.DT3:.DT135])" office:value-type="float"/>
          <table:table-cell table:formula="of:=AVERAGE([.DU3:.DU135])" office:value-type="float"/>
          <table:table-cell table:formula="of:=AVERAGE([.DV3:.DV135])" office:value-type="float"/>
          <table:table-cell table:formula="of:=AVERAGE([.DW3:.DW135])" office:value-type="float"/>
          <table:table-cell table:formula="of:=AVERAGE([.DX3:.DX135])" office:value-type="float"/>
          <table:table-cell table:formula="of:=AVERAGE([.DY3:.DY135])" office:value-type="float"/>
          <table:table-cell table:formula="of:=AVERAGE([.DZ3:.DZ135])" office:value-type="float"/>
          <table:table-cell table:formula="of:=AVERAGE([.EA3:.EA135])" office:value-type="float"/>
          <table:table-cell table:formula="of:=AVERAGE([.EB3:.EB135])" office:value-type="float"/>
          <table:table-cell table:formula="of:=AVERAGE([.EC3:.EC135])" office:value-type="float"/>
          <table:table-cell table:formula="of:=AVERAGE([.ED3:.ED135])" office:value-type="float"/>
          <table:table-cell table:formula="of:=AVERAGE([.EE3:.EE135])" office:value-type="float"/>
          <table:table-cell table:formula="of:=AVERAGE([.EF3:.EF135])" office:value-type="float"/>
          <table:table-cell table:formula="of:=AVERAGE([.EG3:.EG135])" office:value-type="float"/>
          <table:table-cell table:formula="of:=AVERAGE([.EH3:.EH135])" office:value-type="float"/>
          <table:table-cell table:formula="of:=AVERAGE([.EI3:.EI135])" office:value-type="float"/>
          <table:table-cell table:formula="of:=AVERAGE([.EJ3:.EJ135])" office:value-type="float"/>
          <table:table-cell table:formula="of:=AVERAGE([.EK3:.EK13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5])" office:value-type="float"/>
          <table:table-cell table:formula="of:=STDEV([.C3:.C135])" office:value-type="float"/>
          <table:table-cell table:formula="of:=STDEV([.D3:.D135])" office:value-type="float"/>
          <table:table-cell table:formula="of:=STDEV([.E3:.E135])" office:value-type="float"/>
          <table:table-cell table:formula="of:=STDEV([.F3:.F135])" office:value-type="float"/>
          <table:table-cell table:formula="of:=STDEV([.G3:.G135])" office:value-type="float"/>
          <table:table-cell table:style-name="cellBest" table:formula="of:=STDEV([.H3:.H135])" office:value-type="float"/>
          <table:table-cell table:formula="of:=STDEV([.I3:.I135])" office:value-type="float"/>
          <table:table-cell table:formula="of:=STDEV([.J3:.J135])" office:value-type="float"/>
          <table:table-cell table:formula="of:=STDEV([.K3:.K135])" office:value-type="float"/>
          <table:table-cell table:formula="of:=STDEV([.L3:.L135])" office:value-type="float"/>
          <table:table-cell table:formula="of:=STDEV([.M3:.M135])" office:value-type="float"/>
          <table:table-cell table:formula="of:=STDEV([.N3:.N135])" office:value-type="float"/>
          <table:table-cell table:formula="of:=STDEV([.O3:.O135])" office:value-type="float"/>
          <table:table-cell table:formula="of:=STDEV([.P3:.P135])" office:value-type="float"/>
          <table:table-cell table:formula="of:=STDEV([.Q3:.Q135])" office:value-type="float"/>
          <table:table-cell table:style-name="cellBest" table:formula="of:=STDEV([.R3:.R135])" office:value-type="float"/>
          <table:table-cell table:formula="of:=STDEV([.S3:.S135])" office:value-type="float"/>
          <table:table-cell table:formula="of:=STDEV([.T3:.T135])" office:value-type="float"/>
          <table:table-cell table:formula="of:=STDEV([.U3:.U135])" office:value-type="float"/>
          <table:table-cell table:formula="of:=STDEV([.V3:.V135])" office:value-type="float"/>
          <table:table-cell table:formula="of:=STDEV([.W3:.W135])" office:value-type="float"/>
          <table:table-cell table:formula="of:=STDEV([.X3:.X135])" office:value-type="float"/>
          <table:table-cell table:formula="of:=STDEV([.Y3:.Y135])" office:value-type="float"/>
          <table:table-cell table:formula="of:=STDEV([.Z3:.Z135])" office:value-type="float"/>
          <table:table-cell table:style-name="cellBest" table:formula="of:=STDEV([.AA3:.AA135])" office:value-type="float"/>
          <table:table-cell table:style-name="cellBest" table:formula="of:=STDEV([.AB3:.AB135])" office:value-type="float"/>
          <table:table-cell table:formula="of:=STDEV([.AC3:.AC135])" office:value-type="float"/>
          <table:table-cell table:formula="of:=STDEV([.AD3:.AD135])" office:value-type="float"/>
          <table:table-cell table:style-name="cellBest" table:formula="of:=STDEV([.AE3:.AE135])" office:value-type="float"/>
          <table:table-cell table:formula="of:=STDEV([.AF3:.AF135])" office:value-type="float"/>
          <table:table-cell table:formula="of:=STDEV([.AG3:.AG135])" office:value-type="float"/>
          <table:table-cell table:formula="of:=STDEV([.AH3:.AH135])" office:value-type="float"/>
          <table:table-cell table:formula="of:=STDEV([.AI3:.AI135])" office:value-type="float"/>
          <table:table-cell table:formula="of:=STDEV([.AJ3:.AJ135])" office:value-type="float"/>
          <table:table-cell table:style-name="cellWorst" table:formula="of:=STDEV([.AK3:.AK135])" office:value-type="float"/>
          <table:table-cell table:formula="of:=STDEV([.AL3:.AL135])" office:value-type="float"/>
          <table:table-cell table:style-name="cellWorst" table:formula="of:=STDEV([.AM3:.AM135])" office:value-type="float"/>
          <table:table-cell table:formula="of:=STDEV([.AN3:.AN135])" office:value-type="float"/>
          <table:table-cell table:formula="of:=STDEV([.AO3:.AO135])" office:value-type="float"/>
          <table:table-cell table:style-name="cellBest" table:formula="of:=STDEV([.AP3:.AP135])" office:value-type="float"/>
          <table:table-cell table:formula="of:=STDEV([.AQ3:.AQ135])" office:value-type="float"/>
          <table:table-cell table:formula="of:=STDEV([.AR3:.AR135])" office:value-type="float"/>
          <table:table-cell table:formula="of:=STDEV([.AS3:.AS135])" office:value-type="float"/>
          <table:table-cell table:formula="of:=STDEV([.AT3:.AT135])" office:value-type="float"/>
          <table:table-cell table:formula="of:=STDEV([.AU3:.AU135])" office:value-type="float"/>
          <table:table-cell table:formula="of:=STDEV([.AV3:.AV135])" office:value-type="float"/>
          <table:table-cell table:formula="of:=STDEV([.AW3:.AW135])" office:value-type="float"/>
          <table:table-cell table:formula="of:=STDEV([.AX3:.AX135])" office:value-type="float"/>
          <table:table-cell table:formula="of:=STDEV([.AY3:.AY135])" office:value-type="float"/>
          <table:table-cell table:style-name="cellWorst" table:formula="of:=STDEV([.AZ3:.AZ135])" office:value-type="float"/>
          <table:table-cell table:formula="of:=STDEV([.BA3:.BA135])" office:value-type="float"/>
          <table:table-cell table:formula="of:=STDEV([.BB3:.BB135])" office:value-type="float"/>
          <table:table-cell table:formula="of:=STDEV([.BC3:.BC135])" office:value-type="float"/>
          <table:table-cell table:formula="of:=STDEV([.BD3:.BD135])" office:value-type="float"/>
          <table:table-cell table:formula="of:=STDEV([.BE3:.BE135])" office:value-type="float"/>
          <table:table-cell table:formula="of:=STDEV([.BF3:.BF135])" office:value-type="float"/>
          <table:table-cell table:formula="of:=STDEV([.BG3:.BG135])" office:value-type="float"/>
          <table:table-cell table:formula="of:=STDEV([.BH3:.BH135])" office:value-type="float"/>
          <table:table-cell table:formula="of:=STDEV([.BI3:.BI135])" office:value-type="float"/>
          <table:table-cell table:formula="of:=STDEV([.BJ3:.BJ135])" office:value-type="float"/>
          <table:table-cell table:formula="of:=STDEV([.BK3:.BK135])" office:value-type="float"/>
          <table:table-cell table:formula="of:=STDEV([.BL3:.BL135])" office:value-type="float"/>
          <table:table-cell table:formula="of:=STDEV([.BM3:.BM135])" office:value-type="float"/>
          <table:table-cell table:formula="of:=STDEV([.BN3:.BN135])" office:value-type="float"/>
          <table:table-cell table:formula="of:=STDEV([.BO3:.BO135])" office:value-type="float"/>
          <table:table-cell table:style-name="cellWorst" table:formula="of:=STDEV([.BP3:.BP135])" office:value-type="float"/>
          <table:table-cell table:formula="of:=STDEV([.BQ3:.BQ135])" office:value-type="float"/>
          <table:table-cell table:formula="of:=STDEV([.BR3:.BR135])" office:value-type="float"/>
          <table:table-cell table:formula="of:=STDEV([.BS3:.BS135])" office:value-type="float"/>
          <table:table-cell table:formula="of:=STDEV([.BT3:.BT135])" office:value-type="float"/>
          <table:table-cell table:formula="of:=STDEV([.BU3:.BU135])" office:value-type="float"/>
          <table:table-cell table:formula="of:=STDEV([.BV3:.BV135])" office:value-type="float"/>
          <table:table-cell table:formula="of:=STDEV([.BW3:.BW135])" office:value-type="float"/>
          <table:table-cell table:formula="of:=STDEV([.BX3:.BX135])" office:value-type="float"/>
          <table:table-cell table:formula="of:=STDEV([.BY3:.BY135])" office:value-type="float"/>
          <table:table-cell table:formula="of:=STDEV([.BZ3:.BZ135])" office:value-type="float"/>
          <table:table-cell table:formula="of:=STDEV([.CA3:.CA135])" office:value-type="float"/>
          <table:table-cell table:formula="of:=STDEV([.CB3:.CB135])" office:value-type="float"/>
          <table:table-cell table:formula="of:=STDEV([.CC3:.CC135])" office:value-type="float"/>
          <table:table-cell table:formula="of:=STDEV([.CD3:.CD135])" office:value-type="float"/>
          <table:table-cell table:formula="of:=STDEV([.CE3:.CE135])" office:value-type="float"/>
          <table:table-cell table:formula="of:=STDEV([.CF3:.CF135])" office:value-type="float"/>
          <table:table-cell table:formula="of:=STDEV([.CG3:.CG135])" office:value-type="float"/>
          <table:table-cell table:formula="of:=STDEV([.CH3:.CH135])" office:value-type="float"/>
          <table:table-cell table:formula="of:=STDEV([.CI3:.CI135])" office:value-type="float"/>
          <table:table-cell table:formula="of:=STDEV([.CJ3:.CJ135])" office:value-type="float"/>
          <table:table-cell table:style-name="cellBest" table:formula="of:=STDEV([.CK3:.CK135])" office:value-type="float"/>
          <table:table-cell table:formula="of:=STDEV([.CL3:.CL135])" office:value-type="float"/>
          <table:table-cell table:formula="of:=STDEV([.CM3:.CM135])" office:value-type="float"/>
          <table:table-cell table:formula="of:=STDEV([.CN3:.CN135])" office:value-type="float"/>
          <table:table-cell table:formula="of:=STDEV([.CO3:.CO135])" office:value-type="float"/>
          <table:table-cell table:formula="of:=STDEV([.CP3:.CP135])" office:value-type="float"/>
          <table:table-cell table:formula="of:=STDEV([.CQ3:.CQ135])" office:value-type="float"/>
          <table:table-cell table:formula="of:=STDEV([.CR3:.CR135])" office:value-type="float"/>
          <table:table-cell table:formula="of:=STDEV([.CS3:.CS135])" office:value-type="float"/>
          <table:table-cell table:formula="of:=STDEV([.CT3:.CT135])" office:value-type="float"/>
          <table:table-cell table:formula="of:=STDEV([.CU3:.CU135])" office:value-type="float"/>
          <table:table-cell table:formula="of:=STDEV([.CV3:.CV135])" office:value-type="float"/>
          <table:table-cell table:style-name="cellWorst" table:formula="of:=STDEV([.CW3:.CW135])" office:value-type="float"/>
          <table:table-cell table:formula="of:=STDEV([.CX3:.CX135])" office:value-type="float"/>
          <table:table-cell table:formula="of:=STDEV([.CY3:.CY135])" office:value-type="float"/>
          <table:table-cell table:formula="of:=STDEV([.CZ3:.CZ135])" office:value-type="float"/>
          <table:table-cell table:formula="of:=STDEV([.DA3:.DA135])" office:value-type="float"/>
          <table:table-cell table:formula="of:=STDEV([.DB3:.DB135])" office:value-type="float"/>
          <table:table-cell table:formula="of:=STDEV([.DC3:.DC135])" office:value-type="float"/>
          <table:table-cell table:formula="of:=STDEV([.DD3:.DD135])" office:value-type="float"/>
          <table:table-cell table:formula="of:=STDEV([.DE3:.DE135])" office:value-type="float"/>
          <table:table-cell table:formula="of:=STDEV([.DF3:.DF135])" office:value-type="float"/>
          <table:table-cell table:formula="of:=STDEV([.DG3:.DG135])" office:value-type="float"/>
          <table:table-cell table:formula="of:=STDEV([.DH3:.DH135])" office:value-type="float"/>
          <table:table-cell table:formula="of:=STDEV([.DI3:.DI135])" office:value-type="float"/>
          <table:table-cell table:formula="of:=STDEV([.DJ3:.DJ135])" office:value-type="float"/>
          <table:table-cell table:formula="of:=STDEV([.DK3:.DK135])" office:value-type="float"/>
          <table:table-cell table:formula="of:=STDEV([.DL3:.DL135])" office:value-type="float"/>
          <table:table-cell table:formula="of:=STDEV([.DM3:.DM135])" office:value-type="float"/>
          <table:table-cell table:formula="of:=STDEV([.DN3:.DN135])" office:value-type="float"/>
          <table:table-cell table:formula="of:=STDEV([.DO3:.DO135])" office:value-type="float"/>
          <table:table-cell table:formula="of:=STDEV([.DP3:.DP135])" office:value-type="float"/>
          <table:table-cell table:formula="of:=STDEV([.DQ3:.DQ135])" office:value-type="float"/>
          <table:table-cell table:formula="of:=STDEV([.DR3:.DR135])" office:value-type="float"/>
          <table:table-cell table:formula="of:=STDEV([.DS3:.DS135])" office:value-type="float"/>
          <table:table-cell table:formula="of:=STDEV([.DT3:.DT135])" office:value-type="float"/>
          <table:table-cell table:formula="of:=STDEV([.DU3:.DU135])" office:value-type="float"/>
          <table:table-cell table:formula="of:=STDEV([.DV3:.DV135])" office:value-type="float"/>
          <table:table-cell table:formula="of:=STDEV([.DW3:.DW135])" office:value-type="float"/>
          <table:table-cell table:formula="of:=STDEV([.DX3:.DX135])" office:value-type="float"/>
          <table:table-cell table:formula="of:=STDEV([.DY3:.DY135])" office:value-type="float"/>
          <table:table-cell table:formula="of:=STDEV([.DZ3:.DZ135])" office:value-type="float"/>
          <table:table-cell table:formula="of:=STDEV([.EA3:.EA135])" office:value-type="float"/>
          <table:table-cell table:formula="of:=STDEV([.EB3:.EB135])" office:value-type="float"/>
          <table:table-cell table:formula="of:=STDEV([.EC3:.EC135])" office:value-type="float"/>
          <table:table-cell table:formula="of:=STDEV([.ED3:.ED135])" office:value-type="float"/>
          <table:table-cell table:formula="of:=STDEV([.EE3:.EE135])" office:value-type="float"/>
          <table:table-cell table:formula="of:=STDEV([.EF3:.EF135])" office:value-type="float"/>
          <table:table-cell table:formula="of:=STDEV([.EG3:.EG135])" office:value-type="float"/>
          <table:table-cell table:formula="of:=STDEV([.EH3:.EH135])" office:value-type="float"/>
          <table:table-cell table:formula="of:=STDEV([.EI3:.EI135])" office:value-type="float"/>
          <table:table-cell table:formula="of:=STDEV([.EJ3:.EJ135])" office:value-type="float"/>
          <table:table-cell table:formula="of:=STDEV([.EK3:.EK135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135]-[.$DH3:.$DH135])^2)^0.5" office:value-type="float"/>
          <table:table-cell table:style-name="cellBest" table:number-matrix-columns-spanned="1" table:number-matrix-rows-spanned="1" table:formula="of:=SUM(([.C3:.C135]-[.$DI3:.$DI135])^2)^0.5" office:value-type="float"/>
          <table:table-cell table:number-matrix-columns-spanned="1" table:number-matrix-rows-spanned="1" table:formula="of:=SUM(([.D3:.D135]-[.$DJ3:.$DJ135])^2)^0.5" office:value-type="float"/>
          <table:table-cell table:number-matrix-columns-spanned="1" table:number-matrix-rows-spanned="1" table:formula="of:=SUM(([.E3:.E135]-[.$DK3:.$DK135])^2)^0.5" office:value-type="float"/>
          <table:table-cell table:number-matrix-columns-spanned="1" table:number-matrix-rows-spanned="1" table:formula="of:=SUM(([.F3:.F135]-[.$DL3:.$DL135])^2)^0.5" office:value-type="float"/>
          <table:table-cell table:number-matrix-columns-spanned="1" table:number-matrix-rows-spanned="1" table:formula="of:=SUM(([.G3:.G135]-[.$DM3:.$DM135])^2)^0.5" office:value-type="float"/>
          <table:table-cell table:style-name="cellBest" table:number-matrix-columns-spanned="1" table:number-matrix-rows-spanned="1" table:formula="of:=SUM(([.H3:.H135]-[.$DN3:.$DN135])^2)^0.5" office:value-type="float"/>
          <table:table-cell table:number-matrix-columns-spanned="1" table:number-matrix-rows-spanned="1" table:formula="of:=SUM(([.I3:.I135]-[.$DO3:.$DO135])^2)^0.5" office:value-type="float"/>
          <table:table-cell table:number-matrix-columns-spanned="1" table:number-matrix-rows-spanned="1" table:formula="of:=SUM(([.J3:.J135]-[.$DP3:.$DP135])^2)^0.5" office:value-type="float"/>
          <table:table-cell table:number-matrix-columns-spanned="1" table:number-matrix-rows-spanned="1" table:formula="of:=SUM(([.K3:.K135]-[.$DQ3:.$DQ135])^2)^0.5" office:value-type="float"/>
          <table:table-cell table:style-name="cellWorst" table:number-matrix-columns-spanned="1" table:number-matrix-rows-spanned="1" table:formula="of:=SUM(([.L3:.L135]-[.$DH3:.$DH135])^2)^0.5" office:value-type="float"/>
          <table:table-cell table:style-name="cellWorst" table:number-matrix-columns-spanned="1" table:number-matrix-rows-spanned="1" table:formula="of:=SUM(([.M3:.M135]-[.$DI3:.$DI135])^2)^0.5" office:value-type="float"/>
          <table:table-cell table:number-matrix-columns-spanned="1" table:number-matrix-rows-spanned="1" table:formula="of:=SUM(([.N3:.N135]-[.$DJ3:.$DJ135])^2)^0.5" office:value-type="float"/>
          <table:table-cell table:number-matrix-columns-spanned="1" table:number-matrix-rows-spanned="1" table:formula="of:=SUM(([.O3:.O135]-[.$DK3:.$DK135])^2)^0.5" office:value-type="float"/>
          <table:table-cell table:number-matrix-columns-spanned="1" table:number-matrix-rows-spanned="1" table:formula="of:=SUM(([.P3:.P135]-[.$DL3:.$DL135])^2)^0.5" office:value-type="float"/>
          <table:table-cell table:number-matrix-columns-spanned="1" table:number-matrix-rows-spanned="1" table:formula="of:=SUM(([.Q3:.Q135]-[.$DM3:.$DM135])^2)^0.5" office:value-type="float"/>
          <table:table-cell table:style-name="cellBest" table:number-matrix-columns-spanned="1" table:number-matrix-rows-spanned="1" table:formula="of:=SUM(([.R3:.R135]-[.$DN3:.$DN135])^2)^0.5" office:value-type="float"/>
          <table:table-cell table:number-matrix-columns-spanned="1" table:number-matrix-rows-spanned="1" table:formula="of:=SUM(([.S3:.S135]-[.$DO3:.$DO135])^2)^0.5" office:value-type="float"/>
          <table:table-cell table:number-matrix-columns-spanned="1" table:number-matrix-rows-spanned="1" table:formula="of:=SUM(([.T3:.T135]-[.$DP3:.$DP135])^2)^0.5" office:value-type="float"/>
          <table:table-cell table:number-matrix-columns-spanned="1" table:number-matrix-rows-spanned="1" table:formula="of:=SUM(([.U3:.U135]-[.$DQ3:.$DQ135])^2)^0.5" office:value-type="float"/>
          <table:table-cell table:number-matrix-columns-spanned="1" table:number-matrix-rows-spanned="1" table:formula="of:=SUM(([.V3:.V135]-[.$DH3:.$DH135])^2)^0.5" office:value-type="float"/>
          <table:table-cell table:number-matrix-columns-spanned="1" table:number-matrix-rows-spanned="1" table:formula="of:=SUM(([.W3:.W135]-[.$DI3:.$DI135])^2)^0.5" office:value-type="float"/>
          <table:table-cell table:number-matrix-columns-spanned="1" table:number-matrix-rows-spanned="1" table:formula="of:=SUM(([.X3:.X135]-[.$DJ3:.$DJ135])^2)^0.5" office:value-type="float"/>
          <table:table-cell table:number-matrix-columns-spanned="1" table:number-matrix-rows-spanned="1" table:formula="of:=SUM(([.Y3:.Y135]-[.$DK3:.$DK135])^2)^0.5" office:value-type="float"/>
          <table:table-cell table:number-matrix-columns-spanned="1" table:number-matrix-rows-spanned="1" table:formula="of:=SUM(([.Z3:.Z135]-[.$DL3:.$DL135])^2)^0.5" office:value-type="float"/>
          <table:table-cell table:style-name="cellBest" table:number-matrix-columns-spanned="1" table:number-matrix-rows-spanned="1" table:formula="of:=SUM(([.AA3:.AA135]-[.$DM3:.$DM135])^2)^0.5" office:value-type="float"/>
          <table:table-cell table:style-name="cellBest" table:number-matrix-columns-spanned="1" table:number-matrix-rows-spanned="1" table:formula="of:=SUM(([.AB3:.AB135]-[.$DN3:.$DN135])^2)^0.5" office:value-type="float"/>
          <table:table-cell table:number-matrix-columns-spanned="1" table:number-matrix-rows-spanned="1" table:formula="of:=SUM(([.AC3:.AC135]-[.$DO3:.$DO135])^2)^0.5" office:value-type="float"/>
          <table:table-cell table:number-matrix-columns-spanned="1" table:number-matrix-rows-spanned="1" table:formula="of:=SUM(([.AD3:.AD135]-[.$DP3:.$DP135])^2)^0.5" office:value-type="float"/>
          <table:table-cell table:style-name="cellBest" table:number-matrix-columns-spanned="1" table:number-matrix-rows-spanned="1" table:formula="of:=SUM(([.AE3:.AE135]-[.$DQ3:.$DQ135])^2)^0.5" office:value-type="float"/>
          <table:table-cell table:number-matrix-columns-spanned="1" table:number-matrix-rows-spanned="1" table:formula="of:=SUM(([.AF3:.AF135]-[.$DH3:.$DH135])^2)^0.5" office:value-type="float"/>
          <table:table-cell table:number-matrix-columns-spanned="1" table:number-matrix-rows-spanned="1" table:formula="of:=SUM(([.AG3:.AG135]-[.$DI3:.$DI135])^2)^0.5" office:value-type="float"/>
          <table:table-cell table:number-matrix-columns-spanned="1" table:number-matrix-rows-spanned="1" table:formula="of:=SUM(([.AH3:.AH135]-[.$DJ3:.$DJ135])^2)^0.5" office:value-type="float"/>
          <table:table-cell table:number-matrix-columns-spanned="1" table:number-matrix-rows-spanned="1" table:formula="of:=SUM(([.AI3:.AI135]-[.$DK3:.$DK135])^2)^0.5" office:value-type="float"/>
          <table:table-cell table:number-matrix-columns-spanned="1" table:number-matrix-rows-spanned="1" table:formula="of:=SUM(([.AJ3:.AJ135]-[.$DL3:.$DL135])^2)^0.5" office:value-type="float"/>
          <table:table-cell table:style-name="cellWorst" table:number-matrix-columns-spanned="1" table:number-matrix-rows-spanned="1" table:formula="of:=SUM(([.AK3:.AK135]-[.$DM3:.$DM135])^2)^0.5" office:value-type="float"/>
          <table:table-cell table:number-matrix-columns-spanned="1" table:number-matrix-rows-spanned="1" table:formula="of:=SUM(([.AL3:.AL135]-[.$DN3:.$DN135])^2)^0.5" office:value-type="float"/>
          <table:table-cell table:style-name="cellWorst" table:number-matrix-columns-spanned="1" table:number-matrix-rows-spanned="1" table:formula="of:=SUM(([.AM3:.AM135]-[.$DO3:.$DO135])^2)^0.5" office:value-type="float"/>
          <table:table-cell table:number-matrix-columns-spanned="1" table:number-matrix-rows-spanned="1" table:formula="of:=SUM(([.AN3:.AN135]-[.$DP3:.$DP135])^2)^0.5" office:value-type="float"/>
          <table:table-cell table:number-matrix-columns-spanned="1" table:number-matrix-rows-spanned="1" table:formula="of:=SUM(([.AO3:.AO135]-[.$DQ3:.$DQ135])^2)^0.5" office:value-type="float"/>
          <table:table-cell table:number-matrix-columns-spanned="1" table:number-matrix-rows-spanned="1" table:formula="of:=SUM(([.AP3:.AP135]-[.$DH3:.$DH135])^2)^0.5" office:value-type="float"/>
          <table:table-cell table:number-matrix-columns-spanned="1" table:number-matrix-rows-spanned="1" table:formula="of:=SUM(([.AQ3:.AQ135]-[.$DI3:.$DI135])^2)^0.5" office:value-type="float"/>
          <table:table-cell table:number-matrix-columns-spanned="1" table:number-matrix-rows-spanned="1" table:formula="of:=SUM(([.AR3:.AR135]-[.$DJ3:.$DJ135])^2)^0.5" office:value-type="float"/>
          <table:table-cell table:number-matrix-columns-spanned="1" table:number-matrix-rows-spanned="1" table:formula="of:=SUM(([.AS3:.AS135]-[.$DK3:.$DK135])^2)^0.5" office:value-type="float"/>
          <table:table-cell table:number-matrix-columns-spanned="1" table:number-matrix-rows-spanned="1" table:formula="of:=SUM(([.AT3:.AT135]-[.$DL3:.$DL135])^2)^0.5" office:value-type="float"/>
          <table:table-cell table:number-matrix-columns-spanned="1" table:number-matrix-rows-spanned="1" table:formula="of:=SUM(([.AU3:.AU135]-[.$DM3:.$DM135])^2)^0.5" office:value-type="float"/>
          <table:table-cell table:number-matrix-columns-spanned="1" table:number-matrix-rows-spanned="1" table:formula="of:=SUM(([.AV3:.AV135]-[.$DN3:.$DN135])^2)^0.5" office:value-type="float"/>
          <table:table-cell table:number-matrix-columns-spanned="1" table:number-matrix-rows-spanned="1" table:formula="of:=SUM(([.AW3:.AW135]-[.$DO3:.$DO135])^2)^0.5" office:value-type="float"/>
          <table:table-cell table:number-matrix-columns-spanned="1" table:number-matrix-rows-spanned="1" table:formula="of:=SUM(([.AX3:.AX135]-[.$DP3:.$DP135])^2)^0.5" office:value-type="float"/>
          <table:table-cell table:style-name="cellWorst" table:number-matrix-columns-spanned="1" table:number-matrix-rows-spanned="1" table:formula="of:=SUM(([.AY3:.AY135]-[.$DQ3:.$DQ135])^2)^0.5" office:value-type="float"/>
          <table:table-cell table:number-matrix-columns-spanned="1" table:number-matrix-rows-spanned="1" table:formula="of:=SUM(([.AZ3:.AZ135]-[.$DH3:.$DH135])^2)^0.5" office:value-type="float"/>
          <table:table-cell table:number-matrix-columns-spanned="1" table:number-matrix-rows-spanned="1" table:formula="of:=SUM(([.BA3:.BA135]-[.$DI3:.$DI135])^2)^0.5" office:value-type="float"/>
          <table:table-cell table:number-matrix-columns-spanned="1" table:number-matrix-rows-spanned="1" table:formula="of:=SUM(([.BB3:.BB135]-[.$DJ3:.$DJ135])^2)^0.5" office:value-type="float"/>
          <table:table-cell table:number-matrix-columns-spanned="1" table:number-matrix-rows-spanned="1" table:formula="of:=SUM(([.BC3:.BC135]-[.$DK3:.$DK135])^2)^0.5" office:value-type="float"/>
          <table:table-cell table:number-matrix-columns-spanned="1" table:number-matrix-rows-spanned="1" table:formula="of:=SUM(([.BD3:.BD135]-[.$DL3:.$DL135])^2)^0.5" office:value-type="float"/>
          <table:table-cell table:number-matrix-columns-spanned="1" table:number-matrix-rows-spanned="1" table:formula="of:=SUM(([.BE3:.BE135]-[.$DM3:.$DM135])^2)^0.5" office:value-type="float"/>
          <table:table-cell table:number-matrix-columns-spanned="1" table:number-matrix-rows-spanned="1" table:formula="of:=SUM(([.BF3:.BF135]-[.$DN3:.$DN135])^2)^0.5" office:value-type="float"/>
          <table:table-cell table:number-matrix-columns-spanned="1" table:number-matrix-rows-spanned="1" table:formula="of:=SUM(([.BG3:.BG135]-[.$DO3:.$DO135])^2)^0.5" office:value-type="float"/>
          <table:table-cell table:number-matrix-columns-spanned="1" table:number-matrix-rows-spanned="1" table:formula="of:=SUM(([.BH3:.BH135]-[.$DP3:.$DP135])^2)^0.5" office:value-type="float"/>
          <table:table-cell table:number-matrix-columns-spanned="1" table:number-matrix-rows-spanned="1" table:formula="of:=SUM(([.BI3:.BI135]-[.$DQ3:.$DQ135])^2)^0.5" office:value-type="float"/>
          <table:table-cell table:number-matrix-columns-spanned="1" table:number-matrix-rows-spanned="1" table:formula="of:=SUM(([.BJ3:.BJ135]-[.$DH3:.$DH135])^2)^0.5" office:value-type="float"/>
          <table:table-cell table:number-matrix-columns-spanned="1" table:number-matrix-rows-spanned="1" table:formula="of:=SUM(([.BK3:.BK135]-[.$DI3:.$DI135])^2)^0.5" office:value-type="float"/>
          <table:table-cell table:style-name="cellBest" table:number-matrix-columns-spanned="1" table:number-matrix-rows-spanned="1" table:formula="of:=SUM(([.BL3:.BL135]-[.$DJ3:.$DJ135])^2)^0.5" office:value-type="float"/>
          <table:table-cell table:number-matrix-columns-spanned="1" table:number-matrix-rows-spanned="1" table:formula="of:=SUM(([.BM3:.BM135]-[.$DK3:.$DK135])^2)^0.5" office:value-type="float"/>
          <table:table-cell table:number-matrix-columns-spanned="1" table:number-matrix-rows-spanned="1" table:formula="of:=SUM(([.BN3:.BN135]-[.$DL3:.$DL135])^2)^0.5" office:value-type="float"/>
          <table:table-cell table:number-matrix-columns-spanned="1" table:number-matrix-rows-spanned="1" table:formula="of:=SUM(([.BO3:.BO135]-[.$DM3:.$DM135])^2)^0.5" office:value-type="float"/>
          <table:table-cell table:style-name="cellWorst" table:number-matrix-columns-spanned="1" table:number-matrix-rows-spanned="1" table:formula="of:=SUM(([.BP3:.BP135]-[.$DN3:.$DN135])^2)^0.5" office:value-type="float"/>
          <table:table-cell table:number-matrix-columns-spanned="1" table:number-matrix-rows-spanned="1" table:formula="of:=SUM(([.BQ3:.BQ135]-[.$DO3:.$DO135])^2)^0.5" office:value-type="float"/>
          <table:table-cell table:number-matrix-columns-spanned="1" table:number-matrix-rows-spanned="1" table:formula="of:=SUM(([.BR3:.BR135]-[.$DP3:.$DP135])^2)^0.5" office:value-type="float"/>
          <table:table-cell table:number-matrix-columns-spanned="1" table:number-matrix-rows-spanned="1" table:formula="of:=SUM(([.BS3:.BS135]-[.$DQ3:.$DQ135])^2)^0.5" office:value-type="float"/>
          <table:table-cell table:number-matrix-columns-spanned="1" table:number-matrix-rows-spanned="1" table:formula="of:=SUM(([.BT3:.BT135]-[.$DH3:.$DH135])^2)^0.5" office:value-type="float"/>
          <table:table-cell table:number-matrix-columns-spanned="1" table:number-matrix-rows-spanned="1" table:formula="of:=SUM(([.BU3:.BU135]-[.$DI3:.$DI135])^2)^0.5" office:value-type="float"/>
          <table:table-cell table:number-matrix-columns-spanned="1" table:number-matrix-rows-spanned="1" table:formula="of:=SUM(([.BV3:.BV135]-[.$DJ3:.$DJ135])^2)^0.5" office:value-type="float"/>
          <table:table-cell table:number-matrix-columns-spanned="1" table:number-matrix-rows-spanned="1" table:formula="of:=SUM(([.BW3:.BW135]-[.$DK3:.$DK135])^2)^0.5" office:value-type="float"/>
          <table:table-cell table:number-matrix-columns-spanned="1" table:number-matrix-rows-spanned="1" table:formula="of:=SUM(([.BX3:.BX135]-[.$DL3:.$DL135])^2)^0.5" office:value-type="float"/>
          <table:table-cell table:number-matrix-columns-spanned="1" table:number-matrix-rows-spanned="1" table:formula="of:=SUM(([.BY3:.BY135]-[.$DM3:.$DM135])^2)^0.5" office:value-type="float"/>
          <table:table-cell table:number-matrix-columns-spanned="1" table:number-matrix-rows-spanned="1" table:formula="of:=SUM(([.BZ3:.BZ135]-[.$DN3:.$DN135])^2)^0.5" office:value-type="float"/>
          <table:table-cell table:number-matrix-columns-spanned="1" table:number-matrix-rows-spanned="1" table:formula="of:=SUM(([.CA3:.CA135]-[.$DO3:.$DO135])^2)^0.5" office:value-type="float"/>
          <table:table-cell table:number-matrix-columns-spanned="1" table:number-matrix-rows-spanned="1" table:formula="of:=SUM(([.CB3:.CB135]-[.$DP3:.$DP135])^2)^0.5" office:value-type="float"/>
          <table:table-cell table:number-matrix-columns-spanned="1" table:number-matrix-rows-spanned="1" table:formula="of:=SUM(([.CC3:.CC135]-[.$DQ3:.$DQ135])^2)^0.5" office:value-type="float"/>
          <table:table-cell table:number-matrix-columns-spanned="1" table:number-matrix-rows-spanned="1" table:formula="of:=SUM(([.CD3:.CD135]-[.$DH3:.$DH135])^2)^0.5" office:value-type="float"/>
          <table:table-cell table:number-matrix-columns-spanned="1" table:number-matrix-rows-spanned="1" table:formula="of:=SUM(([.CE3:.CE135]-[.$DI3:.$DI135])^2)^0.5" office:value-type="float"/>
          <table:table-cell table:number-matrix-columns-spanned="1" table:number-matrix-rows-spanned="1" table:formula="of:=SUM(([.CF3:.CF135]-[.$DJ3:.$DJ135])^2)^0.5" office:value-type="float"/>
          <table:table-cell table:number-matrix-columns-spanned="1" table:number-matrix-rows-spanned="1" table:formula="of:=SUM(([.CG3:.CG135]-[.$DK3:.$DK135])^2)^0.5" office:value-type="float"/>
          <table:table-cell table:number-matrix-columns-spanned="1" table:number-matrix-rows-spanned="1" table:formula="of:=SUM(([.CH3:.CH135]-[.$DL3:.$DL135])^2)^0.5" office:value-type="float"/>
          <table:table-cell table:number-matrix-columns-spanned="1" table:number-matrix-rows-spanned="1" table:formula="of:=SUM(([.CI3:.CI135]-[.$DM3:.$DM135])^2)^0.5" office:value-type="float"/>
          <table:table-cell table:number-matrix-columns-spanned="1" table:number-matrix-rows-spanned="1" table:formula="of:=SUM(([.CJ3:.CJ135]-[.$DN3:.$DN135])^2)^0.5" office:value-type="float"/>
          <table:table-cell table:style-name="cellBest" table:number-matrix-columns-spanned="1" table:number-matrix-rows-spanned="1" table:formula="of:=SUM(([.CK3:.CK135]-[.$DO3:.$DO135])^2)^0.5" office:value-type="float"/>
          <table:table-cell table:number-matrix-columns-spanned="1" table:number-matrix-rows-spanned="1" table:formula="of:=SUM(([.CL3:.CL135]-[.$DP3:.$DP135])^2)^0.5" office:value-type="float"/>
          <table:table-cell table:number-matrix-columns-spanned="1" table:number-matrix-rows-spanned="1" table:formula="of:=SUM(([.CM3:.CM135]-[.$DQ3:.$DQ135])^2)^0.5" office:value-type="float"/>
          <table:table-cell table:number-matrix-columns-spanned="1" table:number-matrix-rows-spanned="1" table:formula="of:=SUM(([.CN3:.CN135]-[.$DH3:.$DH135])^2)^0.5" office:value-type="float"/>
          <table:table-cell table:number-matrix-columns-spanned="1" table:number-matrix-rows-spanned="1" table:formula="of:=SUM(([.CO3:.CO135]-[.$DI3:.$DI135])^2)^0.5" office:value-type="float"/>
          <table:table-cell table:number-matrix-columns-spanned="1" table:number-matrix-rows-spanned="1" table:formula="of:=SUM(([.CP3:.CP135]-[.$DJ3:.$DJ135])^2)^0.5" office:value-type="float"/>
          <table:table-cell table:number-matrix-columns-spanned="1" table:number-matrix-rows-spanned="1" table:formula="of:=SUM(([.CQ3:.CQ135]-[.$DK3:.$DK135])^2)^0.5" office:value-type="float"/>
          <table:table-cell table:number-matrix-columns-spanned="1" table:number-matrix-rows-spanned="1" table:formula="of:=SUM(([.CR3:.CR135]-[.$DL3:.$DL135])^2)^0.5" office:value-type="float"/>
          <table:table-cell table:number-matrix-columns-spanned="1" table:number-matrix-rows-spanned="1" table:formula="of:=SUM(([.CS3:.CS135]-[.$DM3:.$DM135])^2)^0.5" office:value-type="float"/>
          <table:table-cell table:number-matrix-columns-spanned="1" table:number-matrix-rows-spanned="1" table:formula="of:=SUM(([.CT3:.CT135]-[.$DN3:.$DN135])^2)^0.5" office:value-type="float"/>
          <table:table-cell table:number-matrix-columns-spanned="1" table:number-matrix-rows-spanned="1" table:formula="of:=SUM(([.CU3:.CU135]-[.$DO3:.$DO135])^2)^0.5" office:value-type="float"/>
          <table:table-cell table:number-matrix-columns-spanned="1" table:number-matrix-rows-spanned="1" table:formula="of:=SUM(([.CV3:.CV135]-[.$DP3:.$DP135])^2)^0.5" office:value-type="float"/>
          <table:table-cell table:number-matrix-columns-spanned="1" table:number-matrix-rows-spanned="1" table:formula="of:=SUM(([.CW3:.CW135]-[.$DQ3:.$DQ135])^2)^0.5" office:value-type="float"/>
          <table:table-cell table:number-matrix-columns-spanned="1" table:number-matrix-rows-spanned="1" table:formula="of:=SUM(([.CX3:.CX135]-[.$DH3:.$DH135])^2)^0.5" office:value-type="float"/>
          <table:table-cell table:number-matrix-columns-spanned="1" table:number-matrix-rows-spanned="1" table:formula="of:=SUM(([.CY3:.CY135]-[.$DI3:.$DI135])^2)^0.5" office:value-type="float"/>
          <table:table-cell table:style-name="cellWorst" table:number-matrix-columns-spanned="1" table:number-matrix-rows-spanned="1" table:formula="of:=SUM(([.CZ3:.CZ135]-[.$DJ3:.$DJ135])^2)^0.5" office:value-type="float"/>
          <table:table-cell table:number-matrix-columns-spanned="1" table:number-matrix-rows-spanned="1" table:formula="of:=SUM(([.DA3:.DA135]-[.$DK3:.$DK135])^2)^0.5" office:value-type="float"/>
          <table:table-cell table:number-matrix-columns-spanned="1" table:number-matrix-rows-spanned="1" table:formula="of:=SUM(([.DB3:.DB135]-[.$DL3:.$DL135])^2)^0.5" office:value-type="float"/>
          <table:table-cell table:number-matrix-columns-spanned="1" table:number-matrix-rows-spanned="1" table:formula="of:=SUM(([.DC3:.DC135]-[.$DM3:.$DM135])^2)^0.5" office:value-type="float"/>
          <table:table-cell table:number-matrix-columns-spanned="1" table:number-matrix-rows-spanned="1" table:formula="of:=SUM(([.DD3:.DD135]-[.$DN3:.$DN135])^2)^0.5" office:value-type="float"/>
          <table:table-cell table:number-matrix-columns-spanned="1" table:number-matrix-rows-spanned="1" table:formula="of:=SUM(([.DE3:.DE135]-[.$DO3:.$DO135])^2)^0.5" office:value-type="float"/>
          <table:table-cell table:number-matrix-columns-spanned="1" table:number-matrix-rows-spanned="1" table:formula="of:=SUM(([.DF3:.DF135]-[.$DP3:.$DP135])^2)^0.5" office:value-type="float"/>
          <table:table-cell table:number-matrix-columns-spanned="1" table:number-matrix-rows-spanned="1" table:formula="of:=SUM(([.DG3:.DG135]-[.$DQ3:.$DQ135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35]=[.$DH3:.$DH135])" office:value-type="float"/>
          <table:table-cell table:style-name="cellBest" table:number-matrix-columns-spanned="1" table:number-matrix-rows-spanned="1" table:formula="of:=SUM([.C3:.C135]=[.$DI3:.$DI135])" office:value-type="float"/>
          <table:table-cell table:style-name="cellBest" table:number-matrix-columns-spanned="1" table:number-matrix-rows-spanned="1" table:formula="of:=SUM([.D3:.D135]=[.$DJ3:.$DJ135])" office:value-type="float"/>
          <table:table-cell table:style-name="cellBest" table:number-matrix-columns-spanned="1" table:number-matrix-rows-spanned="1" table:formula="of:=SUM([.E3:.E135]=[.$DK3:.$DK135])" office:value-type="float"/>
          <table:table-cell table:number-matrix-columns-spanned="1" table:number-matrix-rows-spanned="1" table:formula="of:=SUM([.F3:.F135]=[.$DL3:.$DL135])" office:value-type="float"/>
          <table:table-cell table:number-matrix-columns-spanned="1" table:number-matrix-rows-spanned="1" table:formula="of:=SUM([.G3:.G135]=[.$DM3:.$DM135])" office:value-type="float"/>
          <table:table-cell table:style-name="cellBest" table:number-matrix-columns-spanned="1" table:number-matrix-rows-spanned="1" table:formula="of:=SUM([.H3:.H135]=[.$DN3:.$DN135])" office:value-type="float"/>
          <table:table-cell table:style-name="cellWorst" table:number-matrix-columns-spanned="1" table:number-matrix-rows-spanned="1" table:formula="of:=SUM([.I3:.I135]=[.$DO3:.$DO135])" office:value-type="float"/>
          <table:table-cell table:style-name="cellBest" table:number-matrix-columns-spanned="1" table:number-matrix-rows-spanned="1" table:formula="of:=SUM([.J3:.J135]=[.$DP3:.$DP135])" office:value-type="float"/>
          <table:table-cell table:style-name="cellBest" table:number-matrix-columns-spanned="1" table:number-matrix-rows-spanned="1" table:formula="of:=SUM([.K3:.K135]=[.$DQ3:.$DQ135])" office:value-type="float"/>
          <table:table-cell table:number-matrix-columns-spanned="1" table:number-matrix-rows-spanned="1" table:formula="of:=SUM([.L3:.L135]=[.$DH3:.$DH135])" office:value-type="float"/>
          <table:table-cell table:style-name="cellWorst" table:number-matrix-columns-spanned="1" table:number-matrix-rows-spanned="1" table:formula="of:=SUM([.M3:.M135]=[.$DI3:.$DI135])" office:value-type="float"/>
          <table:table-cell table:number-matrix-columns-spanned="1" table:number-matrix-rows-spanned="1" table:formula="of:=SUM([.N3:.N135]=[.$DJ3:.$DJ135])" office:value-type="float"/>
          <table:table-cell table:number-matrix-columns-spanned="1" table:number-matrix-rows-spanned="1" table:formula="of:=SUM([.O3:.O135]=[.$DK3:.$DK135])" office:value-type="float"/>
          <table:table-cell table:number-matrix-columns-spanned="1" table:number-matrix-rows-spanned="1" table:formula="of:=SUM([.P3:.P135]=[.$DL3:.$DL135])" office:value-type="float"/>
          <table:table-cell table:number-matrix-columns-spanned="1" table:number-matrix-rows-spanned="1" table:formula="of:=SUM([.Q3:.Q135]=[.$DM3:.$DM135])" office:value-type="float"/>
          <table:table-cell table:number-matrix-columns-spanned="1" table:number-matrix-rows-spanned="1" table:formula="of:=SUM([.R3:.R135]=[.$DN3:.$DN135])" office:value-type="float"/>
          <table:table-cell table:style-name="cellBest" table:number-matrix-columns-spanned="1" table:number-matrix-rows-spanned="1" table:formula="of:=SUM([.S3:.S135]=[.$DO3:.$DO135])" office:value-type="float"/>
          <table:table-cell table:style-name="cellWorst" table:number-matrix-columns-spanned="1" table:number-matrix-rows-spanned="1" table:formula="of:=SUM([.T3:.T135]=[.$DP3:.$DP135])" office:value-type="float"/>
          <table:table-cell table:style-name="cellWorst" table:number-matrix-columns-spanned="1" table:number-matrix-rows-spanned="1" table:formula="of:=SUM([.U3:.U135]=[.$DQ3:.$DQ135])" office:value-type="float"/>
          <table:table-cell table:number-matrix-columns-spanned="1" table:number-matrix-rows-spanned="1" table:formula="of:=SUM([.V3:.V135]=[.$DH3:.$DH135])" office:value-type="float"/>
          <table:table-cell table:number-matrix-columns-spanned="1" table:number-matrix-rows-spanned="1" table:formula="of:=SUM([.W3:.W135]=[.$DI3:.$DI135])" office:value-type="float"/>
          <table:table-cell table:number-matrix-columns-spanned="1" table:number-matrix-rows-spanned="1" table:formula="of:=SUM([.X3:.X135]=[.$DJ3:.$DJ135])" office:value-type="float"/>
          <table:table-cell table:number-matrix-columns-spanned="1" table:number-matrix-rows-spanned="1" table:formula="of:=SUM([.Y3:.Y135]=[.$DK3:.$DK135])" office:value-type="float"/>
          <table:table-cell table:number-matrix-columns-spanned="1" table:number-matrix-rows-spanned="1" table:formula="of:=SUM([.Z3:.Z135]=[.$DL3:.$DL135])" office:value-type="float"/>
          <table:table-cell table:style-name="cellBest" table:number-matrix-columns-spanned="1" table:number-matrix-rows-spanned="1" table:formula="of:=SUM([.AA3:.AA135]=[.$DM3:.$DM135])" office:value-type="float"/>
          <table:table-cell table:number-matrix-columns-spanned="1" table:number-matrix-rows-spanned="1" table:formula="of:=SUM([.AB3:.AB135]=[.$DN3:.$DN135])" office:value-type="float"/>
          <table:table-cell table:number-matrix-columns-spanned="1" table:number-matrix-rows-spanned="1" table:formula="of:=SUM([.AC3:.AC135]=[.$DO3:.$DO135])" office:value-type="float"/>
          <table:table-cell table:number-matrix-columns-spanned="1" table:number-matrix-rows-spanned="1" table:formula="of:=SUM([.AD3:.AD135]=[.$DP3:.$DP135])" office:value-type="float"/>
          <table:table-cell table:number-matrix-columns-spanned="1" table:number-matrix-rows-spanned="1" table:formula="of:=SUM([.AE3:.AE135]=[.$DQ3:.$DQ135])" office:value-type="float"/>
          <table:table-cell table:number-matrix-columns-spanned="1" table:number-matrix-rows-spanned="1" table:formula="of:=SUM([.AF3:.AF135]=[.$DH3:.$DH135])" office:value-type="float"/>
          <table:table-cell table:number-matrix-columns-spanned="1" table:number-matrix-rows-spanned="1" table:formula="of:=SUM([.AG3:.AG135]=[.$DI3:.$DI135])" office:value-type="float"/>
          <table:table-cell table:number-matrix-columns-spanned="1" table:number-matrix-rows-spanned="1" table:formula="of:=SUM([.AH3:.AH135]=[.$DJ3:.$DJ135])" office:value-type="float"/>
          <table:table-cell table:number-matrix-columns-spanned="1" table:number-matrix-rows-spanned="1" table:formula="of:=SUM([.AI3:.AI135]=[.$DK3:.$DK135])" office:value-type="float"/>
          <table:table-cell table:number-matrix-columns-spanned="1" table:number-matrix-rows-spanned="1" table:formula="of:=SUM([.AJ3:.AJ135]=[.$DL3:.$DL135])" office:value-type="float"/>
          <table:table-cell table:number-matrix-columns-spanned="1" table:number-matrix-rows-spanned="1" table:formula="of:=SUM([.AK3:.AK135]=[.$DM3:.$DM135])" office:value-type="float"/>
          <table:table-cell table:number-matrix-columns-spanned="1" table:number-matrix-rows-spanned="1" table:formula="of:=SUM([.AL3:.AL135]=[.$DN3:.$DN135])" office:value-type="float"/>
          <table:table-cell table:number-matrix-columns-spanned="1" table:number-matrix-rows-spanned="1" table:formula="of:=SUM([.AM3:.AM135]=[.$DO3:.$DO135])" office:value-type="float"/>
          <table:table-cell table:number-matrix-columns-spanned="1" table:number-matrix-rows-spanned="1" table:formula="of:=SUM([.AN3:.AN135]=[.$DP3:.$DP135])" office:value-type="float"/>
          <table:table-cell table:number-matrix-columns-spanned="1" table:number-matrix-rows-spanned="1" table:formula="of:=SUM([.AO3:.AO135]=[.$DQ3:.$DQ135])" office:value-type="float"/>
          <table:table-cell table:style-name="cellWorst" table:number-matrix-columns-spanned="1" table:number-matrix-rows-spanned="1" table:formula="of:=SUM([.AP3:.AP135]=[.$DH3:.$DH135])" office:value-type="float"/>
          <table:table-cell table:number-matrix-columns-spanned="1" table:number-matrix-rows-spanned="1" table:formula="of:=SUM([.AQ3:.AQ135]=[.$DI3:.$DI135])" office:value-type="float"/>
          <table:table-cell table:number-matrix-columns-spanned="1" table:number-matrix-rows-spanned="1" table:formula="of:=SUM([.AR3:.AR135]=[.$DJ3:.$DJ135])" office:value-type="float"/>
          <table:table-cell table:number-matrix-columns-spanned="1" table:number-matrix-rows-spanned="1" table:formula="of:=SUM([.AS3:.AS135]=[.$DK3:.$DK135])" office:value-type="float"/>
          <table:table-cell table:number-matrix-columns-spanned="1" table:number-matrix-rows-spanned="1" table:formula="of:=SUM([.AT3:.AT135]=[.$DL3:.$DL135])" office:value-type="float"/>
          <table:table-cell table:number-matrix-columns-spanned="1" table:number-matrix-rows-spanned="1" table:formula="of:=SUM([.AU3:.AU135]=[.$DM3:.$DM135])" office:value-type="float"/>
          <table:table-cell table:number-matrix-columns-spanned="1" table:number-matrix-rows-spanned="1" table:formula="of:=SUM([.AV3:.AV135]=[.$DN3:.$DN135])" office:value-type="float"/>
          <table:table-cell table:number-matrix-columns-spanned="1" table:number-matrix-rows-spanned="1" table:formula="of:=SUM([.AW3:.AW135]=[.$DO3:.$DO135])" office:value-type="float"/>
          <table:table-cell table:number-matrix-columns-spanned="1" table:number-matrix-rows-spanned="1" table:formula="of:=SUM([.AX3:.AX135]=[.$DP3:.$DP135])" office:value-type="float"/>
          <table:table-cell table:number-matrix-columns-spanned="1" table:number-matrix-rows-spanned="1" table:formula="of:=SUM([.AY3:.AY135]=[.$DQ3:.$DQ135])" office:value-type="float"/>
          <table:table-cell table:number-matrix-columns-spanned="1" table:number-matrix-rows-spanned="1" table:formula="of:=SUM([.AZ3:.AZ135]=[.$DH3:.$DH135])" office:value-type="float"/>
          <table:table-cell table:number-matrix-columns-spanned="1" table:number-matrix-rows-spanned="1" table:formula="of:=SUM([.BA3:.BA135]=[.$DI3:.$DI135])" office:value-type="float"/>
          <table:table-cell table:number-matrix-columns-spanned="1" table:number-matrix-rows-spanned="1" table:formula="of:=SUM([.BB3:.BB135]=[.$DJ3:.$DJ135])" office:value-type="float"/>
          <table:table-cell table:number-matrix-columns-spanned="1" table:number-matrix-rows-spanned="1" table:formula="of:=SUM([.BC3:.BC135]=[.$DK3:.$DK135])" office:value-type="float"/>
          <table:table-cell table:number-matrix-columns-spanned="1" table:number-matrix-rows-spanned="1" table:formula="of:=SUM([.BD3:.BD135]=[.$DL3:.$DL135])" office:value-type="float"/>
          <table:table-cell table:number-matrix-columns-spanned="1" table:number-matrix-rows-spanned="1" table:formula="of:=SUM([.BE3:.BE135]=[.$DM3:.$DM135])" office:value-type="float"/>
          <table:table-cell table:number-matrix-columns-spanned="1" table:number-matrix-rows-spanned="1" table:formula="of:=SUM([.BF3:.BF135]=[.$DN3:.$DN135])" office:value-type="float"/>
          <table:table-cell table:number-matrix-columns-spanned="1" table:number-matrix-rows-spanned="1" table:formula="of:=SUM([.BG3:.BG135]=[.$DO3:.$DO135])" office:value-type="float"/>
          <table:table-cell table:number-matrix-columns-spanned="1" table:number-matrix-rows-spanned="1" table:formula="of:=SUM([.BH3:.BH135]=[.$DP3:.$DP135])" office:value-type="float"/>
          <table:table-cell table:number-matrix-columns-spanned="1" table:number-matrix-rows-spanned="1" table:formula="of:=SUM([.BI3:.BI135]=[.$DQ3:.$DQ135])" office:value-type="float"/>
          <table:table-cell table:number-matrix-columns-spanned="1" table:number-matrix-rows-spanned="1" table:formula="of:=SUM([.BJ3:.BJ135]=[.$DH3:.$DH135])" office:value-type="float"/>
          <table:table-cell table:number-matrix-columns-spanned="1" table:number-matrix-rows-spanned="1" table:formula="of:=SUM([.BK3:.BK135]=[.$DI3:.$DI135])" office:value-type="float"/>
          <table:table-cell table:number-matrix-columns-spanned="1" table:number-matrix-rows-spanned="1" table:formula="of:=SUM([.BL3:.BL135]=[.$DJ3:.$DJ135])" office:value-type="float"/>
          <table:table-cell table:number-matrix-columns-spanned="1" table:number-matrix-rows-spanned="1" table:formula="of:=SUM([.BM3:.BM135]=[.$DK3:.$DK135])" office:value-type="float"/>
          <table:table-cell table:number-matrix-columns-spanned="1" table:number-matrix-rows-spanned="1" table:formula="of:=SUM([.BN3:.BN135]=[.$DL3:.$DL135])" office:value-type="float"/>
          <table:table-cell table:number-matrix-columns-spanned="1" table:number-matrix-rows-spanned="1" table:formula="of:=SUM([.BO3:.BO135]=[.$DM3:.$DM135])" office:value-type="float"/>
          <table:table-cell table:number-matrix-columns-spanned="1" table:number-matrix-rows-spanned="1" table:formula="of:=SUM([.BP3:.BP135]=[.$DN3:.$DN135])" office:value-type="float"/>
          <table:table-cell table:number-matrix-columns-spanned="1" table:number-matrix-rows-spanned="1" table:formula="of:=SUM([.BQ3:.BQ135]=[.$DO3:.$DO135])" office:value-type="float"/>
          <table:table-cell table:number-matrix-columns-spanned="1" table:number-matrix-rows-spanned="1" table:formula="of:=SUM([.BR3:.BR135]=[.$DP3:.$DP135])" office:value-type="float"/>
          <table:table-cell table:number-matrix-columns-spanned="1" table:number-matrix-rows-spanned="1" table:formula="of:=SUM([.BS3:.BS135]=[.$DQ3:.$DQ135])" office:value-type="float"/>
          <table:table-cell table:style-name="cellWorst" table:number-matrix-columns-spanned="1" table:number-matrix-rows-spanned="1" table:formula="of:=SUM([.BT3:.BT135]=[.$DH3:.$DH135])" office:value-type="float"/>
          <table:table-cell table:number-matrix-columns-spanned="1" table:number-matrix-rows-spanned="1" table:formula="of:=SUM([.BU3:.BU135]=[.$DI3:.$DI135])" office:value-type="float"/>
          <table:table-cell table:number-matrix-columns-spanned="1" table:number-matrix-rows-spanned="1" table:formula="of:=SUM([.BV3:.BV135]=[.$DJ3:.$DJ135])" office:value-type="float"/>
          <table:table-cell table:number-matrix-columns-spanned="1" table:number-matrix-rows-spanned="1" table:formula="of:=SUM([.BW3:.BW135]=[.$DK3:.$DK135])" office:value-type="float"/>
          <table:table-cell table:number-matrix-columns-spanned="1" table:number-matrix-rows-spanned="1" table:formula="of:=SUM([.BX3:.BX135]=[.$DL3:.$DL135])" office:value-type="float"/>
          <table:table-cell table:style-name="cellWorst" table:number-matrix-columns-spanned="1" table:number-matrix-rows-spanned="1" table:formula="of:=SUM([.BY3:.BY135]=[.$DM3:.$DM135])" office:value-type="float"/>
          <table:table-cell table:style-name="cellWorst" table:number-matrix-columns-spanned="1" table:number-matrix-rows-spanned="1" table:formula="of:=SUM([.BZ3:.BZ135]=[.$DN3:.$DN135])" office:value-type="float"/>
          <table:table-cell table:number-matrix-columns-spanned="1" table:number-matrix-rows-spanned="1" table:formula="of:=SUM([.CA3:.CA135]=[.$DO3:.$DO135])" office:value-type="float"/>
          <table:table-cell table:number-matrix-columns-spanned="1" table:number-matrix-rows-spanned="1" table:formula="of:=SUM([.CB3:.CB135]=[.$DP3:.$DP135])" office:value-type="float"/>
          <table:table-cell table:number-matrix-columns-spanned="1" table:number-matrix-rows-spanned="1" table:formula="of:=SUM([.CC3:.CC135]=[.$DQ3:.$DQ135])" office:value-type="float"/>
          <table:table-cell table:number-matrix-columns-spanned="1" table:number-matrix-rows-spanned="1" table:formula="of:=SUM([.CD3:.CD135]=[.$DH3:.$DH135])" office:value-type="float"/>
          <table:table-cell table:number-matrix-columns-spanned="1" table:number-matrix-rows-spanned="1" table:formula="of:=SUM([.CE3:.CE135]=[.$DI3:.$DI135])" office:value-type="float"/>
          <table:table-cell table:number-matrix-columns-spanned="1" table:number-matrix-rows-spanned="1" table:formula="of:=SUM([.CF3:.CF135]=[.$DJ3:.$DJ135])" office:value-type="float"/>
          <table:table-cell table:number-matrix-columns-spanned="1" table:number-matrix-rows-spanned="1" table:formula="of:=SUM([.CG3:.CG135]=[.$DK3:.$DK135])" office:value-type="float"/>
          <table:table-cell table:number-matrix-columns-spanned="1" table:number-matrix-rows-spanned="1" table:formula="of:=SUM([.CH3:.CH135]=[.$DL3:.$DL135])" office:value-type="float"/>
          <table:table-cell table:number-matrix-columns-spanned="1" table:number-matrix-rows-spanned="1" table:formula="of:=SUM([.CI3:.CI135]=[.$DM3:.$DM135])" office:value-type="float"/>
          <table:table-cell table:number-matrix-columns-spanned="1" table:number-matrix-rows-spanned="1" table:formula="of:=SUM([.CJ3:.CJ135]=[.$DN3:.$DN135])" office:value-type="float"/>
          <table:table-cell table:number-matrix-columns-spanned="1" table:number-matrix-rows-spanned="1" table:formula="of:=SUM([.CK3:.CK135]=[.$DO3:.$DO135])" office:value-type="float"/>
          <table:table-cell table:number-matrix-columns-spanned="1" table:number-matrix-rows-spanned="1" table:formula="of:=SUM([.CL3:.CL135]=[.$DP3:.$DP135])" office:value-type="float"/>
          <table:table-cell table:number-matrix-columns-spanned="1" table:number-matrix-rows-spanned="1" table:formula="of:=SUM([.CM3:.CM135]=[.$DQ3:.$DQ135])" office:value-type="float"/>
          <table:table-cell table:style-name="cellWorst" table:number-matrix-columns-spanned="1" table:number-matrix-rows-spanned="1" table:formula="of:=SUM([.CN3:.CN135]=[.$DH3:.$DH135])" office:value-type="float"/>
          <table:table-cell table:number-matrix-columns-spanned="1" table:number-matrix-rows-spanned="1" table:formula="of:=SUM([.CO3:.CO135]=[.$DI3:.$DI135])" office:value-type="float"/>
          <table:table-cell table:style-name="cellWorst" table:number-matrix-columns-spanned="1" table:number-matrix-rows-spanned="1" table:formula="of:=SUM([.CP3:.CP135]=[.$DJ3:.$DJ135])" office:value-type="float"/>
          <table:table-cell table:style-name="cellWorst" table:number-matrix-columns-spanned="1" table:number-matrix-rows-spanned="1" table:formula="of:=SUM([.CQ3:.CQ135]=[.$DK3:.$DK135])" office:value-type="float"/>
          <table:table-cell table:number-matrix-columns-spanned="1" table:number-matrix-rows-spanned="1" table:formula="of:=SUM([.CR3:.CR135]=[.$DL3:.$DL135])" office:value-type="float"/>
          <table:table-cell table:number-matrix-columns-spanned="1" table:number-matrix-rows-spanned="1" table:formula="of:=SUM([.CS3:.CS135]=[.$DM3:.$DM135])" office:value-type="float"/>
          <table:table-cell table:number-matrix-columns-spanned="1" table:number-matrix-rows-spanned="1" table:formula="of:=SUM([.CT3:.CT135]=[.$DN3:.$DN135])" office:value-type="float"/>
          <table:table-cell table:number-matrix-columns-spanned="1" table:number-matrix-rows-spanned="1" table:formula="of:=SUM([.CU3:.CU135]=[.$DO3:.$DO135])" office:value-type="float"/>
          <table:table-cell table:number-matrix-columns-spanned="1" table:number-matrix-rows-spanned="1" table:formula="of:=SUM([.CV3:.CV135]=[.$DP3:.$DP135])" office:value-type="float"/>
          <table:table-cell table:number-matrix-columns-spanned="1" table:number-matrix-rows-spanned="1" table:formula="of:=SUM([.CW3:.CW135]=[.$DQ3:.$DQ135])" office:value-type="float"/>
          <table:table-cell table:number-matrix-columns-spanned="1" table:number-matrix-rows-spanned="1" table:formula="of:=SUM([.CX3:.CX135]=[.$DH3:.$DH135])" office:value-type="float"/>
          <table:table-cell table:number-matrix-columns-spanned="1" table:number-matrix-rows-spanned="1" table:formula="of:=SUM([.CY3:.CY135]=[.$DI3:.$DI135])" office:value-type="float"/>
          <table:table-cell table:style-name="cellWorst" table:number-matrix-columns-spanned="1" table:number-matrix-rows-spanned="1" table:formula="of:=SUM([.CZ3:.CZ135]=[.$DJ3:.$DJ135])" office:value-type="float"/>
          <table:table-cell table:number-matrix-columns-spanned="1" table:number-matrix-rows-spanned="1" table:formula="of:=SUM([.DA3:.DA135]=[.$DK3:.$DK135])" office:value-type="float"/>
          <table:table-cell table:number-matrix-columns-spanned="1" table:number-matrix-rows-spanned="1" table:formula="of:=SUM([.DB3:.DB135]=[.$DL3:.$DL135])" office:value-type="float"/>
          <table:table-cell table:number-matrix-columns-spanned="1" table:number-matrix-rows-spanned="1" table:formula="of:=SUM([.DC3:.DC135]=[.$DM3:.$DM135])" office:value-type="float"/>
          <table:table-cell table:number-matrix-columns-spanned="1" table:number-matrix-rows-spanned="1" table:formula="of:=SUM([.DD3:.DD135]=[.$DN3:.$DN135])" office:value-type="float"/>
          <table:table-cell table:number-matrix-columns-spanned="1" table:number-matrix-rows-spanned="1" table:formula="of:=SUM([.DE3:.DE135]=[.$DO3:.$DO135])" office:value-type="float"/>
          <table:table-cell table:number-matrix-columns-spanned="1" table:number-matrix-rows-spanned="1" table:formula="of:=SUM([.DF3:.DF135]=[.$DP3:.$DP135])" office:value-type="float"/>
          <table:table-cell table:number-matrix-columns-spanned="1" table:number-matrix-rows-spanned="1" table:formula="of:=SUM([.DG3:.DG135]=[.$DQ3:.$DQ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35]&lt;[.$DR3:.$DR135])" office:value-type="float"/>
          <table:table-cell table:style-name="cellBest" table:number-matrix-columns-spanned="1" table:number-matrix-rows-spanned="1" table:formula="of:=SUM([.C3:.C135]&lt;[.$DS3:.$DS135])" office:value-type="float"/>
          <table:table-cell table:style-name="cellBest" table:number-matrix-columns-spanned="1" table:number-matrix-rows-spanned="1" table:formula="of:=SUM([.D3:.D135]&lt;[.$DT3:.$DT135])" office:value-type="float"/>
          <table:table-cell table:style-name="cellBest" table:number-matrix-columns-spanned="1" table:number-matrix-rows-spanned="1" table:formula="of:=SUM([.E3:.E135]&lt;[.$DU3:.$DU135])" office:value-type="float"/>
          <table:table-cell table:number-matrix-columns-spanned="1" table:number-matrix-rows-spanned="1" table:formula="of:=SUM([.F3:.F135]&lt;[.$DV3:.$DV135])" office:value-type="float"/>
          <table:table-cell table:number-matrix-columns-spanned="1" table:number-matrix-rows-spanned="1" table:formula="of:=SUM([.G3:.G135]&lt;[.$DW3:.$DW135])" office:value-type="float"/>
          <table:table-cell table:style-name="cellBest" table:number-matrix-columns-spanned="1" table:number-matrix-rows-spanned="1" table:formula="of:=SUM([.H3:.H135]&lt;[.$DX3:.$DX135])" office:value-type="float"/>
          <table:table-cell table:number-matrix-columns-spanned="1" table:number-matrix-rows-spanned="1" table:formula="of:=SUM([.I3:.I135]&lt;[.$DY3:.$DY135])" office:value-type="float"/>
          <table:table-cell table:number-matrix-columns-spanned="1" table:number-matrix-rows-spanned="1" table:formula="of:=SUM([.J3:.J135]&lt;[.$DZ3:.$DZ135])" office:value-type="float"/>
          <table:table-cell table:style-name="cellBest" table:number-matrix-columns-spanned="1" table:number-matrix-rows-spanned="1" table:formula="of:=SUM([.K3:.K135]&lt;[.$EA3:.$EA135])" office:value-type="float"/>
          <table:table-cell table:number-matrix-columns-spanned="1" table:number-matrix-rows-spanned="1" table:formula="of:=SUM([.L3:.L135]&lt;[.$DR3:.$DR135])" office:value-type="float"/>
          <table:table-cell table:number-matrix-columns-spanned="1" table:number-matrix-rows-spanned="1" table:formula="of:=SUM([.M3:.M135]&lt;[.$DS3:.$DS135])" office:value-type="float"/>
          <table:table-cell table:number-matrix-columns-spanned="1" table:number-matrix-rows-spanned="1" table:formula="of:=SUM([.N3:.N135]&lt;[.$DT3:.$DT135])" office:value-type="float"/>
          <table:table-cell table:number-matrix-columns-spanned="1" table:number-matrix-rows-spanned="1" table:formula="of:=SUM([.O3:.O135]&lt;[.$DU3:.$DU135])" office:value-type="float"/>
          <table:table-cell table:number-matrix-columns-spanned="1" table:number-matrix-rows-spanned="1" table:formula="of:=SUM([.P3:.P135]&lt;[.$DV3:.$DV135])" office:value-type="float"/>
          <table:table-cell table:style-name="cellWorst" table:number-matrix-columns-spanned="1" table:number-matrix-rows-spanned="1" table:formula="of:=SUM([.Q3:.Q135]&lt;[.$DW3:.$DW135])" office:value-type="float"/>
          <table:table-cell table:number-matrix-columns-spanned="1" table:number-matrix-rows-spanned="1" table:formula="of:=SUM([.R3:.R135]&lt;[.$DX3:.$DX135])" office:value-type="float"/>
          <table:table-cell table:style-name="cellBest" table:number-matrix-columns-spanned="1" table:number-matrix-rows-spanned="1" table:formula="of:=SUM([.S3:.S135]&lt;[.$DY3:.$DY135])" office:value-type="float"/>
          <table:table-cell table:number-matrix-columns-spanned="1" table:number-matrix-rows-spanned="1" table:formula="of:=SUM([.T3:.T135]&lt;[.$DZ3:.$DZ135])" office:value-type="float"/>
          <table:table-cell table:number-matrix-columns-spanned="1" table:number-matrix-rows-spanned="1" table:formula="of:=SUM([.U3:.U135]&lt;[.$EA3:.$EA135])" office:value-type="float"/>
          <table:table-cell table:number-matrix-columns-spanned="1" table:number-matrix-rows-spanned="1" table:formula="of:=SUM([.V3:.V135]&lt;[.$DR3:.$DR135])" office:value-type="float"/>
          <table:table-cell table:number-matrix-columns-spanned="1" table:number-matrix-rows-spanned="1" table:formula="of:=SUM([.W3:.W135]&lt;[.$DS3:.$DS135])" office:value-type="float"/>
          <table:table-cell table:number-matrix-columns-spanned="1" table:number-matrix-rows-spanned="1" table:formula="of:=SUM([.X3:.X135]&lt;[.$DT3:.$DT135])" office:value-type="float"/>
          <table:table-cell table:number-matrix-columns-spanned="1" table:number-matrix-rows-spanned="1" table:formula="of:=SUM([.Y3:.Y135]&lt;[.$DU3:.$DU135])" office:value-type="float"/>
          <table:table-cell table:number-matrix-columns-spanned="1" table:number-matrix-rows-spanned="1" table:formula="of:=SUM([.Z3:.Z135]&lt;[.$DV3:.$DV135])" office:value-type="float"/>
          <table:table-cell table:style-name="cellBest" table:number-matrix-columns-spanned="1" table:number-matrix-rows-spanned="1" table:formula="of:=SUM([.AA3:.AA135]&lt;[.$DW3:.$DW135])" office:value-type="float"/>
          <table:table-cell table:style-name="cellBest" table:number-matrix-columns-spanned="1" table:number-matrix-rows-spanned="1" table:formula="of:=SUM([.AB3:.AB135]&lt;[.$DX3:.$DX135])" office:value-type="float"/>
          <table:table-cell table:number-matrix-columns-spanned="1" table:number-matrix-rows-spanned="1" table:formula="of:=SUM([.AC3:.AC135]&lt;[.$DY3:.$DY135])" office:value-type="float"/>
          <table:table-cell table:number-matrix-columns-spanned="1" table:number-matrix-rows-spanned="1" table:formula="of:=SUM([.AD3:.AD135]&lt;[.$DZ3:.$DZ135])" office:value-type="float"/>
          <table:table-cell table:number-matrix-columns-spanned="1" table:number-matrix-rows-spanned="1" table:formula="of:=SUM([.AE3:.AE135]&lt;[.$EA3:.$EA135])" office:value-type="float"/>
          <table:table-cell table:number-matrix-columns-spanned="1" table:number-matrix-rows-spanned="1" table:formula="of:=SUM([.AF3:.AF135]&lt;[.$DR3:.$DR135])" office:value-type="float"/>
          <table:table-cell table:number-matrix-columns-spanned="1" table:number-matrix-rows-spanned="1" table:formula="of:=SUM([.AG3:.AG135]&lt;[.$DS3:.$DS135])" office:value-type="float"/>
          <table:table-cell table:number-matrix-columns-spanned="1" table:number-matrix-rows-spanned="1" table:formula="of:=SUM([.AH3:.AH135]&lt;[.$DT3:.$DT135])" office:value-type="float"/>
          <table:table-cell table:number-matrix-columns-spanned="1" table:number-matrix-rows-spanned="1" table:formula="of:=SUM([.AI3:.AI135]&lt;[.$DU3:.$DU135])" office:value-type="float"/>
          <table:table-cell table:number-matrix-columns-spanned="1" table:number-matrix-rows-spanned="1" table:formula="of:=SUM([.AJ3:.AJ135]&lt;[.$DV3:.$DV135])" office:value-type="float"/>
          <table:table-cell table:number-matrix-columns-spanned="1" table:number-matrix-rows-spanned="1" table:formula="of:=SUM([.AK3:.AK135]&lt;[.$DW3:.$DW135])" office:value-type="float"/>
          <table:table-cell table:number-matrix-columns-spanned="1" table:number-matrix-rows-spanned="1" table:formula="of:=SUM([.AL3:.AL135]&lt;[.$DX3:.$DX135])" office:value-type="float"/>
          <table:table-cell table:number-matrix-columns-spanned="1" table:number-matrix-rows-spanned="1" table:formula="of:=SUM([.AM3:.AM135]&lt;[.$DY3:.$DY135])" office:value-type="float"/>
          <table:table-cell table:number-matrix-columns-spanned="1" table:number-matrix-rows-spanned="1" table:formula="of:=SUM([.AN3:.AN135]&lt;[.$DZ3:.$DZ135])" office:value-type="float"/>
          <table:table-cell table:number-matrix-columns-spanned="1" table:number-matrix-rows-spanned="1" table:formula="of:=SUM([.AO3:.AO135]&lt;[.$EA3:.$EA135])" office:value-type="float"/>
          <table:table-cell table:number-matrix-columns-spanned="1" table:number-matrix-rows-spanned="1" table:formula="of:=SUM([.AP3:.AP135]&lt;[.$DR3:.$DR135])" office:value-type="float"/>
          <table:table-cell table:number-matrix-columns-spanned="1" table:number-matrix-rows-spanned="1" table:formula="of:=SUM([.AQ3:.AQ135]&lt;[.$DS3:.$DS135])" office:value-type="float"/>
          <table:table-cell table:number-matrix-columns-spanned="1" table:number-matrix-rows-spanned="1" table:formula="of:=SUM([.AR3:.AR135]&lt;[.$DT3:.$DT135])" office:value-type="float"/>
          <table:table-cell table:number-matrix-columns-spanned="1" table:number-matrix-rows-spanned="1" table:formula="of:=SUM([.AS3:.AS135]&lt;[.$DU3:.$DU135])" office:value-type="float"/>
          <table:table-cell table:number-matrix-columns-spanned="1" table:number-matrix-rows-spanned="1" table:formula="of:=SUM([.AT3:.AT135]&lt;[.$DV3:.$DV135])" office:value-type="float"/>
          <table:table-cell table:number-matrix-columns-spanned="1" table:number-matrix-rows-spanned="1" table:formula="of:=SUM([.AU3:.AU135]&lt;[.$DW3:.$DW135])" office:value-type="float"/>
          <table:table-cell table:style-name="cellWorst" table:number-matrix-columns-spanned="1" table:number-matrix-rows-spanned="1" table:formula="of:=SUM([.AV3:.AV135]&lt;[.$DX3:.$DX135])" office:value-type="float"/>
          <table:table-cell table:style-name="cellWorst" table:number-matrix-columns-spanned="1" table:number-matrix-rows-spanned="1" table:formula="of:=SUM([.AW3:.AW135]&lt;[.$DY3:.$DY135])" office:value-type="float"/>
          <table:table-cell table:number-matrix-columns-spanned="1" table:number-matrix-rows-spanned="1" table:formula="of:=SUM([.AX3:.AX135]&lt;[.$DZ3:.$DZ135])" office:value-type="float"/>
          <table:table-cell table:number-matrix-columns-spanned="1" table:number-matrix-rows-spanned="1" table:formula="of:=SUM([.AY3:.AY135]&lt;[.$EA3:.$EA135])" office:value-type="float"/>
          <table:table-cell table:number-matrix-columns-spanned="1" table:number-matrix-rows-spanned="1" table:formula="of:=SUM([.AZ3:.AZ135]&lt;[.$DR3:.$DR135])" office:value-type="float"/>
          <table:table-cell table:number-matrix-columns-spanned="1" table:number-matrix-rows-spanned="1" table:formula="of:=SUM([.BA3:.BA135]&lt;[.$DS3:.$DS135])" office:value-type="float"/>
          <table:table-cell table:number-matrix-columns-spanned="1" table:number-matrix-rows-spanned="1" table:formula="of:=SUM([.BB3:.BB135]&lt;[.$DT3:.$DT135])" office:value-type="float"/>
          <table:table-cell table:number-matrix-columns-spanned="1" table:number-matrix-rows-spanned="1" table:formula="of:=SUM([.BC3:.BC135]&lt;[.$DU3:.$DU135])" office:value-type="float"/>
          <table:table-cell table:number-matrix-columns-spanned="1" table:number-matrix-rows-spanned="1" table:formula="of:=SUM([.BD3:.BD135]&lt;[.$DV3:.$DV135])" office:value-type="float"/>
          <table:table-cell table:number-matrix-columns-spanned="1" table:number-matrix-rows-spanned="1" table:formula="of:=SUM([.BE3:.BE135]&lt;[.$DW3:.$DW135])" office:value-type="float"/>
          <table:table-cell table:number-matrix-columns-spanned="1" table:number-matrix-rows-spanned="1" table:formula="of:=SUM([.BF3:.BF135]&lt;[.$DX3:.$DX135])" office:value-type="float"/>
          <table:table-cell table:number-matrix-columns-spanned="1" table:number-matrix-rows-spanned="1" table:formula="of:=SUM([.BG3:.BG135]&lt;[.$DY3:.$DY135])" office:value-type="float"/>
          <table:table-cell table:number-matrix-columns-spanned="1" table:number-matrix-rows-spanned="1" table:formula="of:=SUM([.BH3:.BH135]&lt;[.$DZ3:.$DZ135])" office:value-type="float"/>
          <table:table-cell table:number-matrix-columns-spanned="1" table:number-matrix-rows-spanned="1" table:formula="of:=SUM([.BI3:.BI135]&lt;[.$EA3:.$EA135])" office:value-type="float"/>
          <table:table-cell table:number-matrix-columns-spanned="1" table:number-matrix-rows-spanned="1" table:formula="of:=SUM([.BJ3:.BJ135]&lt;[.$DR3:.$DR135])" office:value-type="float"/>
          <table:table-cell table:number-matrix-columns-spanned="1" table:number-matrix-rows-spanned="1" table:formula="of:=SUM([.BK3:.BK135]&lt;[.$DS3:.$DS135])" office:value-type="float"/>
          <table:table-cell table:number-matrix-columns-spanned="1" table:number-matrix-rows-spanned="1" table:formula="of:=SUM([.BL3:.BL135]&lt;[.$DT3:.$DT135])" office:value-type="float"/>
          <table:table-cell table:number-matrix-columns-spanned="1" table:number-matrix-rows-spanned="1" table:formula="of:=SUM([.BM3:.BM135]&lt;[.$DU3:.$DU135])" office:value-type="float"/>
          <table:table-cell table:number-matrix-columns-spanned="1" table:number-matrix-rows-spanned="1" table:formula="of:=SUM([.BN3:.BN135]&lt;[.$DV3:.$DV135])" office:value-type="float"/>
          <table:table-cell table:number-matrix-columns-spanned="1" table:number-matrix-rows-spanned="1" table:formula="of:=SUM([.BO3:.BO135]&lt;[.$DW3:.$DW135])" office:value-type="float"/>
          <table:table-cell table:number-matrix-columns-spanned="1" table:number-matrix-rows-spanned="1" table:formula="of:=SUM([.BP3:.BP135]&lt;[.$DX3:.$DX135])" office:value-type="float"/>
          <table:table-cell table:number-matrix-columns-spanned="1" table:number-matrix-rows-spanned="1" table:formula="of:=SUM([.BQ3:.BQ135]&lt;[.$DY3:.$DY135])" office:value-type="float"/>
          <table:table-cell table:number-matrix-columns-spanned="1" table:number-matrix-rows-spanned="1" table:formula="of:=SUM([.BR3:.BR135]&lt;[.$DZ3:.$DZ135])" office:value-type="float"/>
          <table:table-cell table:number-matrix-columns-spanned="1" table:number-matrix-rows-spanned="1" table:formula="of:=SUM([.BS3:.BS135]&lt;[.$EA3:.$EA135])" office:value-type="float"/>
          <table:table-cell table:number-matrix-columns-spanned="1" table:number-matrix-rows-spanned="1" table:formula="of:=SUM([.BT3:.BT135]&lt;[.$DR3:.$DR135])" office:value-type="float"/>
          <table:table-cell table:number-matrix-columns-spanned="1" table:number-matrix-rows-spanned="1" table:formula="of:=SUM([.BU3:.BU135]&lt;[.$DS3:.$DS135])" office:value-type="float"/>
          <table:table-cell table:number-matrix-columns-spanned="1" table:number-matrix-rows-spanned="1" table:formula="of:=SUM([.BV3:.BV135]&lt;[.$DT3:.$DT135])" office:value-type="float"/>
          <table:table-cell table:number-matrix-columns-spanned="1" table:number-matrix-rows-spanned="1" table:formula="of:=SUM([.BW3:.BW135]&lt;[.$DU3:.$DU135])" office:value-type="float"/>
          <table:table-cell table:number-matrix-columns-spanned="1" table:number-matrix-rows-spanned="1" table:formula="of:=SUM([.BX3:.BX135]&lt;[.$DV3:.$DV135])" office:value-type="float"/>
          <table:table-cell table:number-matrix-columns-spanned="1" table:number-matrix-rows-spanned="1" table:formula="of:=SUM([.BY3:.BY135]&lt;[.$DW3:.$DW135])" office:value-type="float"/>
          <table:table-cell table:number-matrix-columns-spanned="1" table:number-matrix-rows-spanned="1" table:formula="of:=SUM([.BZ3:.BZ135]&lt;[.$DX3:.$DX135])" office:value-type="float"/>
          <table:table-cell table:number-matrix-columns-spanned="1" table:number-matrix-rows-spanned="1" table:formula="of:=SUM([.CA3:.CA135]&lt;[.$DY3:.$DY135])" office:value-type="float"/>
          <table:table-cell table:number-matrix-columns-spanned="1" table:number-matrix-rows-spanned="1" table:formula="of:=SUM([.CB3:.CB135]&lt;[.$DZ3:.$DZ135])" office:value-type="float"/>
          <table:table-cell table:number-matrix-columns-spanned="1" table:number-matrix-rows-spanned="1" table:formula="of:=SUM([.CC3:.CC135]&lt;[.$EA3:.$EA135])" office:value-type="float"/>
          <table:table-cell table:number-matrix-columns-spanned="1" table:number-matrix-rows-spanned="1" table:formula="of:=SUM([.CD3:.CD135]&lt;[.$DR3:.$DR135])" office:value-type="float"/>
          <table:table-cell table:number-matrix-columns-spanned="1" table:number-matrix-rows-spanned="1" table:formula="of:=SUM([.CE3:.CE135]&lt;[.$DS3:.$DS135])" office:value-type="float"/>
          <table:table-cell table:number-matrix-columns-spanned="1" table:number-matrix-rows-spanned="1" table:formula="of:=SUM([.CF3:.CF135]&lt;[.$DT3:.$DT135])" office:value-type="float"/>
          <table:table-cell table:number-matrix-columns-spanned="1" table:number-matrix-rows-spanned="1" table:formula="of:=SUM([.CG3:.CG135]&lt;[.$DU3:.$DU135])" office:value-type="float"/>
          <table:table-cell table:number-matrix-columns-spanned="1" table:number-matrix-rows-spanned="1" table:formula="of:=SUM([.CH3:.CH135]&lt;[.$DV3:.$DV135])" office:value-type="float"/>
          <table:table-cell table:number-matrix-columns-spanned="1" table:number-matrix-rows-spanned="1" table:formula="of:=SUM([.CI3:.CI135]&lt;[.$DW3:.$DW135])" office:value-type="float"/>
          <table:table-cell table:number-matrix-columns-spanned="1" table:number-matrix-rows-spanned="1" table:formula="of:=SUM([.CJ3:.CJ135]&lt;[.$DX3:.$DX135])" office:value-type="float"/>
          <table:table-cell table:number-matrix-columns-spanned="1" table:number-matrix-rows-spanned="1" table:formula="of:=SUM([.CK3:.CK135]&lt;[.$DY3:.$DY135])" office:value-type="float"/>
          <table:table-cell table:number-matrix-columns-spanned="1" table:number-matrix-rows-spanned="1" table:formula="of:=SUM([.CL3:.CL135]&lt;[.$DZ3:.$DZ135])" office:value-type="float"/>
          <table:table-cell table:number-matrix-columns-spanned="1" table:number-matrix-rows-spanned="1" table:formula="of:=SUM([.CM3:.CM135]&lt;[.$EA3:.$EA135])" office:value-type="float"/>
          <table:table-cell table:style-name="cellWorst" table:number-matrix-columns-spanned="1" table:number-matrix-rows-spanned="1" table:formula="of:=SUM([.CN3:.CN135]&lt;[.$DR3:.$DR135])" office:value-type="float"/>
          <table:table-cell table:number-matrix-columns-spanned="1" table:number-matrix-rows-spanned="1" table:formula="of:=SUM([.CO3:.CO135]&lt;[.$DS3:.$DS135])" office:value-type="float"/>
          <table:table-cell table:style-name="cellWorst" table:number-matrix-columns-spanned="1" table:number-matrix-rows-spanned="1" table:formula="of:=SUM([.CP3:.CP135]&lt;[.$DT3:.$DT135])" office:value-type="float"/>
          <table:table-cell table:style-name="cellWorst" table:number-matrix-columns-spanned="1" table:number-matrix-rows-spanned="1" table:formula="of:=SUM([.CQ3:.CQ135]&lt;[.$DU3:.$DU135])" office:value-type="float"/>
          <table:table-cell table:number-matrix-columns-spanned="1" table:number-matrix-rows-spanned="1" table:formula="of:=SUM([.CR3:.CR135]&lt;[.$DV3:.$DV135])" office:value-type="float"/>
          <table:table-cell table:number-matrix-columns-spanned="1" table:number-matrix-rows-spanned="1" table:formula="of:=SUM([.CS3:.CS135]&lt;[.$DW3:.$DW135])" office:value-type="float"/>
          <table:table-cell table:number-matrix-columns-spanned="1" table:number-matrix-rows-spanned="1" table:formula="of:=SUM([.CT3:.CT135]&lt;[.$DX3:.$DX135])" office:value-type="float"/>
          <table:table-cell table:number-matrix-columns-spanned="1" table:number-matrix-rows-spanned="1" table:formula="of:=SUM([.CU3:.CU135]&lt;[.$DY3:.$DY135])" office:value-type="float"/>
          <table:table-cell table:number-matrix-columns-spanned="1" table:number-matrix-rows-spanned="1" table:formula="of:=SUM([.CV3:.CV135]&lt;[.$DZ3:.$DZ135])" office:value-type="float"/>
          <table:table-cell table:number-matrix-columns-spanned="1" table:number-matrix-rows-spanned="1" table:formula="of:=SUM([.CW3:.CW135]&lt;[.$EA3:.$EA135])" office:value-type="float"/>
          <table:table-cell table:number-matrix-columns-spanned="1" table:number-matrix-rows-spanned="1" table:formula="of:=SUM([.CX3:.CX135]&lt;[.$DR3:.$DR135])" office:value-type="float"/>
          <table:table-cell table:number-matrix-columns-spanned="1" table:number-matrix-rows-spanned="1" table:formula="of:=SUM([.CY3:.CY135]&lt;[.$DS3:.$DS135])" office:value-type="float"/>
          <table:table-cell table:style-name="cellWorst" table:number-matrix-columns-spanned="1" table:number-matrix-rows-spanned="1" table:formula="of:=SUM([.CZ3:.CZ135]&lt;[.$DT3:.$DT135])" office:value-type="float"/>
          <table:table-cell table:number-matrix-columns-spanned="1" table:number-matrix-rows-spanned="1" table:formula="of:=SUM([.DA3:.DA135]&lt;[.$DU3:.$DU135])" office:value-type="float"/>
          <table:table-cell table:number-matrix-columns-spanned="1" table:number-matrix-rows-spanned="1" table:formula="of:=SUM([.DB3:.DB135]&lt;[.$DV3:.$DV135])" office:value-type="float"/>
          <table:table-cell table:number-matrix-columns-spanned="1" table:number-matrix-rows-spanned="1" table:formula="of:=SUM([.DC3:.DC135]&lt;[.$DW3:.$DW135])" office:value-type="float"/>
          <table:table-cell table:number-matrix-columns-spanned="1" table:number-matrix-rows-spanned="1" table:formula="of:=SUM([.DD3:.DD135]&lt;[.$DX3:.$DX135])" office:value-type="float"/>
          <table:table-cell table:number-matrix-columns-spanned="1" table:number-matrix-rows-spanned="1" table:formula="of:=SUM([.DE3:.DE135]&lt;[.$DY3:.$DY135])" office:value-type="float"/>
          <table:table-cell table:number-matrix-columns-spanned="1" table:number-matrix-rows-spanned="1" table:formula="of:=SUM([.DF3:.DF135]&lt;[.$DZ3:.$DZ135])" office:value-type="float"/>
          <table:table-cell table:number-matrix-columns-spanned="1" table:number-matrix-rows-spanned="1" table:formula="of:=SUM([.DG3:.DG135]&l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35]&gt;[.$DR3:.$DR135])" office:value-type="float"/>
          <table:table-cell table:number-matrix-columns-spanned="1" table:number-matrix-rows-spanned="1" table:formula="of:=SUM([.C3:.C135]&gt;[.$DS3:.$DS135])" office:value-type="float"/>
          <table:table-cell table:style-name="cellBest" table:number-matrix-columns-spanned="1" table:number-matrix-rows-spanned="1" table:formula="of:=SUM([.D3:.D135]&gt;[.$DT3:.$DT135])" office:value-type="float"/>
          <table:table-cell table:style-name="cellBest" table:number-matrix-columns-spanned="1" table:number-matrix-rows-spanned="1" table:formula="of:=SUM([.E3:.E135]&gt;[.$DU3:.$DU135])" office:value-type="float"/>
          <table:table-cell table:number-matrix-columns-spanned="1" table:number-matrix-rows-spanned="1" table:formula="of:=SUM([.F3:.F135]&gt;[.$DV3:.$DV135])" office:value-type="float"/>
          <table:table-cell table:number-matrix-columns-spanned="1" table:number-matrix-rows-spanned="1" table:formula="of:=SUM([.G3:.G135]&gt;[.$DW3:.$DW135])" office:value-type="float"/>
          <table:table-cell table:style-name="cellBest" table:number-matrix-columns-spanned="1" table:number-matrix-rows-spanned="1" table:formula="of:=SUM([.H3:.H135]&gt;[.$DX3:.$DX135])" office:value-type="float"/>
          <table:table-cell table:number-matrix-columns-spanned="1" table:number-matrix-rows-spanned="1" table:formula="of:=SUM([.I3:.I135]&gt;[.$DY3:.$DY135])" office:value-type="float"/>
          <table:table-cell table:number-matrix-columns-spanned="1" table:number-matrix-rows-spanned="1" table:formula="of:=SUM([.J3:.J135]&gt;[.$DZ3:.$DZ135])" office:value-type="float"/>
          <table:table-cell table:number-matrix-columns-spanned="1" table:number-matrix-rows-spanned="1" table:formula="of:=SUM([.K3:.K135]&gt;[.$EA3:.$EA135])" office:value-type="float"/>
          <table:table-cell table:number-matrix-columns-spanned="1" table:number-matrix-rows-spanned="1" table:formula="of:=SUM([.L3:.L135]&gt;[.$DR3:.$DR135])" office:value-type="float"/>
          <table:table-cell table:style-name="cellWorst" table:number-matrix-columns-spanned="1" table:number-matrix-rows-spanned="1" table:formula="of:=SUM([.M3:.M135]&gt;[.$DS3:.$DS135])" office:value-type="float"/>
          <table:table-cell table:number-matrix-columns-spanned="1" table:number-matrix-rows-spanned="1" table:formula="of:=SUM([.N3:.N135]&gt;[.$DT3:.$DT135])" office:value-type="float"/>
          <table:table-cell table:number-matrix-columns-spanned="1" table:number-matrix-rows-spanned="1" table:formula="of:=SUM([.O3:.O135]&gt;[.$DU3:.$DU135])" office:value-type="float"/>
          <table:table-cell table:number-matrix-columns-spanned="1" table:number-matrix-rows-spanned="1" table:formula="of:=SUM([.P3:.P135]&gt;[.$DV3:.$DV135])" office:value-type="float"/>
          <table:table-cell table:style-name="cellBest" table:number-matrix-columns-spanned="1" table:number-matrix-rows-spanned="1" table:formula="of:=SUM([.Q3:.Q135]&gt;[.$DW3:.$DW135])" office:value-type="float"/>
          <table:table-cell table:style-name="cellBest" table:number-matrix-columns-spanned="1" table:number-matrix-rows-spanned="1" table:formula="of:=SUM([.R3:.R135]&gt;[.$DX3:.$DX135])" office:value-type="float"/>
          <table:table-cell table:style-name="cellBest" table:number-matrix-columns-spanned="1" table:number-matrix-rows-spanned="1" table:formula="of:=SUM([.S3:.S135]&gt;[.$DY3:.$DY135])" office:value-type="float"/>
          <table:table-cell table:number-matrix-columns-spanned="1" table:number-matrix-rows-spanned="1" table:formula="of:=SUM([.T3:.T135]&gt;[.$DZ3:.$DZ135])" office:value-type="float"/>
          <table:table-cell table:number-matrix-columns-spanned="1" table:number-matrix-rows-spanned="1" table:formula="of:=SUM([.U3:.U135]&gt;[.$EA3:.$EA135])" office:value-type="float"/>
          <table:table-cell table:number-matrix-columns-spanned="1" table:number-matrix-rows-spanned="1" table:formula="of:=SUM([.V3:.V135]&gt;[.$DR3:.$DR135])" office:value-type="float"/>
          <table:table-cell table:number-matrix-columns-spanned="1" table:number-matrix-rows-spanned="1" table:formula="of:=SUM([.W3:.W135]&gt;[.$DS3:.$DS135])" office:value-type="float"/>
          <table:table-cell table:number-matrix-columns-spanned="1" table:number-matrix-rows-spanned="1" table:formula="of:=SUM([.X3:.X135]&gt;[.$DT3:.$DT135])" office:value-type="float"/>
          <table:table-cell table:number-matrix-columns-spanned="1" table:number-matrix-rows-spanned="1" table:formula="of:=SUM([.Y3:.Y135]&gt;[.$DU3:.$DU135])" office:value-type="float"/>
          <table:table-cell table:number-matrix-columns-spanned="1" table:number-matrix-rows-spanned="1" table:formula="of:=SUM([.Z3:.Z135]&gt;[.$DV3:.$DV135])" office:value-type="float"/>
          <table:table-cell table:number-matrix-columns-spanned="1" table:number-matrix-rows-spanned="1" table:formula="of:=SUM([.AA3:.AA135]&gt;[.$DW3:.$DW135])" office:value-type="float"/>
          <table:table-cell table:style-name="cellBest" table:number-matrix-columns-spanned="1" table:number-matrix-rows-spanned="1" table:formula="of:=SUM([.AB3:.AB135]&gt;[.$DX3:.$DX135])" office:value-type="float"/>
          <table:table-cell table:number-matrix-columns-spanned="1" table:number-matrix-rows-spanned="1" table:formula="of:=SUM([.AC3:.AC135]&gt;[.$DY3:.$DY135])" office:value-type="float"/>
          <table:table-cell table:number-matrix-columns-spanned="1" table:number-matrix-rows-spanned="1" table:formula="of:=SUM([.AD3:.AD135]&gt;[.$DZ3:.$DZ135])" office:value-type="float"/>
          <table:table-cell table:style-name="cellWorst" table:number-matrix-columns-spanned="1" table:number-matrix-rows-spanned="1" table:formula="of:=SUM([.AE3:.AE135]&gt;[.$EA3:.$EA135])" office:value-type="float"/>
          <table:table-cell table:number-matrix-columns-spanned="1" table:number-matrix-rows-spanned="1" table:formula="of:=SUM([.AF3:.AF135]&gt;[.$DR3:.$DR135])" office:value-type="float"/>
          <table:table-cell table:number-matrix-columns-spanned="1" table:number-matrix-rows-spanned="1" table:formula="of:=SUM([.AG3:.AG135]&gt;[.$DS3:.$DS135])" office:value-type="float"/>
          <table:table-cell table:number-matrix-columns-spanned="1" table:number-matrix-rows-spanned="1" table:formula="of:=SUM([.AH3:.AH135]&gt;[.$DT3:.$DT135])" office:value-type="float"/>
          <table:table-cell table:number-matrix-columns-spanned="1" table:number-matrix-rows-spanned="1" table:formula="of:=SUM([.AI3:.AI135]&gt;[.$DU3:.$DU135])" office:value-type="float"/>
          <table:table-cell table:number-matrix-columns-spanned="1" table:number-matrix-rows-spanned="1" table:formula="of:=SUM([.AJ3:.AJ135]&gt;[.$DV3:.$DV135])" office:value-type="float"/>
          <table:table-cell table:style-name="cellWorst" table:number-matrix-columns-spanned="1" table:number-matrix-rows-spanned="1" table:formula="of:=SUM([.AK3:.AK135]&gt;[.$DW3:.$DW135])" office:value-type="float"/>
          <table:table-cell table:number-matrix-columns-spanned="1" table:number-matrix-rows-spanned="1" table:formula="of:=SUM([.AL3:.AL135]&gt;[.$DX3:.$DX135])" office:value-type="float"/>
          <table:table-cell table:number-matrix-columns-spanned="1" table:number-matrix-rows-spanned="1" table:formula="of:=SUM([.AM3:.AM135]&gt;[.$DY3:.$DY135])" office:value-type="float"/>
          <table:table-cell table:number-matrix-columns-spanned="1" table:number-matrix-rows-spanned="1" table:formula="of:=SUM([.AN3:.AN135]&gt;[.$DZ3:.$DZ135])" office:value-type="float"/>
          <table:table-cell table:number-matrix-columns-spanned="1" table:number-matrix-rows-spanned="1" table:formula="of:=SUM([.AO3:.AO135]&gt;[.$EA3:.$EA135])" office:value-type="float"/>
          <table:table-cell table:number-matrix-columns-spanned="1" table:number-matrix-rows-spanned="1" table:formula="of:=SUM([.AP3:.AP135]&gt;[.$DR3:.$DR135])" office:value-type="float"/>
          <table:table-cell table:style-name="cellBest" table:number-matrix-columns-spanned="1" table:number-matrix-rows-spanned="1" table:formula="of:=SUM([.AQ3:.AQ135]&gt;[.$DS3:.$DS135])" office:value-type="float"/>
          <table:table-cell table:number-matrix-columns-spanned="1" table:number-matrix-rows-spanned="1" table:formula="of:=SUM([.AR3:.AR135]&gt;[.$DT3:.$DT135])" office:value-type="float"/>
          <table:table-cell table:number-matrix-columns-spanned="1" table:number-matrix-rows-spanned="1" table:formula="of:=SUM([.AS3:.AS135]&gt;[.$DU3:.$DU135])" office:value-type="float"/>
          <table:table-cell table:number-matrix-columns-spanned="1" table:number-matrix-rows-spanned="1" table:formula="of:=SUM([.AT3:.AT135]&gt;[.$DV3:.$DV135])" office:value-type="float"/>
          <table:table-cell table:number-matrix-columns-spanned="1" table:number-matrix-rows-spanned="1" table:formula="of:=SUM([.AU3:.AU135]&gt;[.$DW3:.$DW135])" office:value-type="float"/>
          <table:table-cell table:style-name="cellWorst" table:number-matrix-columns-spanned="1" table:number-matrix-rows-spanned="1" table:formula="of:=SUM([.AV3:.AV135]&gt;[.$DX3:.$DX135])" office:value-type="float"/>
          <table:table-cell table:style-name="cellWorst" table:number-matrix-columns-spanned="1" table:number-matrix-rows-spanned="1" table:formula="of:=SUM([.AW3:.AW135]&gt;[.$DY3:.$DY135])" office:value-type="float"/>
          <table:table-cell table:number-matrix-columns-spanned="1" table:number-matrix-rows-spanned="1" table:formula="of:=SUM([.AX3:.AX135]&gt;[.$DZ3:.$DZ135])" office:value-type="float"/>
          <table:table-cell table:number-matrix-columns-spanned="1" table:number-matrix-rows-spanned="1" table:formula="of:=SUM([.AY3:.AY135]&gt;[.$EA3:.$EA135])" office:value-type="float"/>
          <table:table-cell table:number-matrix-columns-spanned="1" table:number-matrix-rows-spanned="1" table:formula="of:=SUM([.AZ3:.AZ135]&gt;[.$DR3:.$DR135])" office:value-type="float"/>
          <table:table-cell table:number-matrix-columns-spanned="1" table:number-matrix-rows-spanned="1" table:formula="of:=SUM([.BA3:.BA135]&gt;[.$DS3:.$DS135])" office:value-type="float"/>
          <table:table-cell table:number-matrix-columns-spanned="1" table:number-matrix-rows-spanned="1" table:formula="of:=SUM([.BB3:.BB135]&gt;[.$DT3:.$DT135])" office:value-type="float"/>
          <table:table-cell table:number-matrix-columns-spanned="1" table:number-matrix-rows-spanned="1" table:formula="of:=SUM([.BC3:.BC135]&gt;[.$DU3:.$DU135])" office:value-type="float"/>
          <table:table-cell table:number-matrix-columns-spanned="1" table:number-matrix-rows-spanned="1" table:formula="of:=SUM([.BD3:.BD135]&gt;[.$DV3:.$DV135])" office:value-type="float"/>
          <table:table-cell table:number-matrix-columns-spanned="1" table:number-matrix-rows-spanned="1" table:formula="of:=SUM([.BE3:.BE135]&gt;[.$DW3:.$DW135])" office:value-type="float"/>
          <table:table-cell table:number-matrix-columns-spanned="1" table:number-matrix-rows-spanned="1" table:formula="of:=SUM([.BF3:.BF135]&gt;[.$DX3:.$DX135])" office:value-type="float"/>
          <table:table-cell table:number-matrix-columns-spanned="1" table:number-matrix-rows-spanned="1" table:formula="of:=SUM([.BG3:.BG135]&gt;[.$DY3:.$DY135])" office:value-type="float"/>
          <table:table-cell table:number-matrix-columns-spanned="1" table:number-matrix-rows-spanned="1" table:formula="of:=SUM([.BH3:.BH135]&gt;[.$DZ3:.$DZ135])" office:value-type="float"/>
          <table:table-cell table:number-matrix-columns-spanned="1" table:number-matrix-rows-spanned="1" table:formula="of:=SUM([.BI3:.BI135]&gt;[.$EA3:.$EA135])" office:value-type="float"/>
          <table:table-cell table:number-matrix-columns-spanned="1" table:number-matrix-rows-spanned="1" table:formula="of:=SUM([.BJ3:.BJ135]&gt;[.$DR3:.$DR135])" office:value-type="float"/>
          <table:table-cell table:number-matrix-columns-spanned="1" table:number-matrix-rows-spanned="1" table:formula="of:=SUM([.BK3:.BK135]&gt;[.$DS3:.$DS135])" office:value-type="float"/>
          <table:table-cell table:number-matrix-columns-spanned="1" table:number-matrix-rows-spanned="1" table:formula="of:=SUM([.BL3:.BL135]&gt;[.$DT3:.$DT135])" office:value-type="float"/>
          <table:table-cell table:number-matrix-columns-spanned="1" table:number-matrix-rows-spanned="1" table:formula="of:=SUM([.BM3:.BM135]&gt;[.$DU3:.$DU135])" office:value-type="float"/>
          <table:table-cell table:number-matrix-columns-spanned="1" table:number-matrix-rows-spanned="1" table:formula="of:=SUM([.BN3:.BN135]&gt;[.$DV3:.$DV135])" office:value-type="float"/>
          <table:table-cell table:number-matrix-columns-spanned="1" table:number-matrix-rows-spanned="1" table:formula="of:=SUM([.BO3:.BO135]&gt;[.$DW3:.$DW135])" office:value-type="float"/>
          <table:table-cell table:number-matrix-columns-spanned="1" table:number-matrix-rows-spanned="1" table:formula="of:=SUM([.BP3:.BP135]&gt;[.$DX3:.$DX135])" office:value-type="float"/>
          <table:table-cell table:number-matrix-columns-spanned="1" table:number-matrix-rows-spanned="1" table:formula="of:=SUM([.BQ3:.BQ135]&gt;[.$DY3:.$DY135])" office:value-type="float"/>
          <table:table-cell table:number-matrix-columns-spanned="1" table:number-matrix-rows-spanned="1" table:formula="of:=SUM([.BR3:.BR135]&gt;[.$DZ3:.$DZ135])" office:value-type="float"/>
          <table:table-cell table:number-matrix-columns-spanned="1" table:number-matrix-rows-spanned="1" table:formula="of:=SUM([.BS3:.BS135]&gt;[.$EA3:.$EA135])" office:value-type="float"/>
          <table:table-cell table:number-matrix-columns-spanned="1" table:number-matrix-rows-spanned="1" table:formula="of:=SUM([.BT3:.BT135]&gt;[.$DR3:.$DR135])" office:value-type="float"/>
          <table:table-cell table:number-matrix-columns-spanned="1" table:number-matrix-rows-spanned="1" table:formula="of:=SUM([.BU3:.BU135]&gt;[.$DS3:.$DS135])" office:value-type="float"/>
          <table:table-cell table:number-matrix-columns-spanned="1" table:number-matrix-rows-spanned="1" table:formula="of:=SUM([.BV3:.BV135]&gt;[.$DT3:.$DT135])" office:value-type="float"/>
          <table:table-cell table:number-matrix-columns-spanned="1" table:number-matrix-rows-spanned="1" table:formula="of:=SUM([.BW3:.BW135]&gt;[.$DU3:.$DU135])" office:value-type="float"/>
          <table:table-cell table:number-matrix-columns-spanned="1" table:number-matrix-rows-spanned="1" table:formula="of:=SUM([.BX3:.BX135]&gt;[.$DV3:.$DV135])" office:value-type="float"/>
          <table:table-cell table:number-matrix-columns-spanned="1" table:number-matrix-rows-spanned="1" table:formula="of:=SUM([.BY3:.BY135]&gt;[.$DW3:.$DW135])" office:value-type="float"/>
          <table:table-cell table:number-matrix-columns-spanned="1" table:number-matrix-rows-spanned="1" table:formula="of:=SUM([.BZ3:.BZ135]&gt;[.$DX3:.$DX135])" office:value-type="float"/>
          <table:table-cell table:number-matrix-columns-spanned="1" table:number-matrix-rows-spanned="1" table:formula="of:=SUM([.CA3:.CA135]&gt;[.$DY3:.$DY135])" office:value-type="float"/>
          <table:table-cell table:number-matrix-columns-spanned="1" table:number-matrix-rows-spanned="1" table:formula="of:=SUM([.CB3:.CB135]&gt;[.$DZ3:.$DZ135])" office:value-type="float"/>
          <table:table-cell table:number-matrix-columns-spanned="1" table:number-matrix-rows-spanned="1" table:formula="of:=SUM([.CC3:.CC135]&gt;[.$EA3:.$EA135])" office:value-type="float"/>
          <table:table-cell table:number-matrix-columns-spanned="1" table:number-matrix-rows-spanned="1" table:formula="of:=SUM([.CD3:.CD135]&gt;[.$DR3:.$DR135])" office:value-type="float"/>
          <table:table-cell table:number-matrix-columns-spanned="1" table:number-matrix-rows-spanned="1" table:formula="of:=SUM([.CE3:.CE135]&gt;[.$DS3:.$DS135])" office:value-type="float"/>
          <table:table-cell table:number-matrix-columns-spanned="1" table:number-matrix-rows-spanned="1" table:formula="of:=SUM([.CF3:.CF135]&gt;[.$DT3:.$DT135])" office:value-type="float"/>
          <table:table-cell table:number-matrix-columns-spanned="1" table:number-matrix-rows-spanned="1" table:formula="of:=SUM([.CG3:.CG135]&gt;[.$DU3:.$DU135])" office:value-type="float"/>
          <table:table-cell table:number-matrix-columns-spanned="1" table:number-matrix-rows-spanned="1" table:formula="of:=SUM([.CH3:.CH135]&gt;[.$DV3:.$DV135])" office:value-type="float"/>
          <table:table-cell table:number-matrix-columns-spanned="1" table:number-matrix-rows-spanned="1" table:formula="of:=SUM([.CI3:.CI135]&gt;[.$DW3:.$DW135])" office:value-type="float"/>
          <table:table-cell table:number-matrix-columns-spanned="1" table:number-matrix-rows-spanned="1" table:formula="of:=SUM([.CJ3:.CJ135]&gt;[.$DX3:.$DX135])" office:value-type="float"/>
          <table:table-cell table:number-matrix-columns-spanned="1" table:number-matrix-rows-spanned="1" table:formula="of:=SUM([.CK3:.CK135]&gt;[.$DY3:.$DY135])" office:value-type="float"/>
          <table:table-cell table:number-matrix-columns-spanned="1" table:number-matrix-rows-spanned="1" table:formula="of:=SUM([.CL3:.CL135]&gt;[.$DZ3:.$DZ135])" office:value-type="float"/>
          <table:table-cell table:number-matrix-columns-spanned="1" table:number-matrix-rows-spanned="1" table:formula="of:=SUM([.CM3:.CM135]&gt;[.$EA3:.$EA135])" office:value-type="float"/>
          <table:table-cell table:number-matrix-columns-spanned="1" table:number-matrix-rows-spanned="1" table:formula="of:=SUM([.CN3:.CN135]&gt;[.$DR3:.$DR135])" office:value-type="float"/>
          <table:table-cell table:number-matrix-columns-spanned="1" table:number-matrix-rows-spanned="1" table:formula="of:=SUM([.CO3:.CO135]&gt;[.$DS3:.$DS135])" office:value-type="float"/>
          <table:table-cell table:number-matrix-columns-spanned="1" table:number-matrix-rows-spanned="1" table:formula="of:=SUM([.CP3:.CP135]&gt;[.$DT3:.$DT135])" office:value-type="float"/>
          <table:table-cell table:style-name="cellWorst" table:number-matrix-columns-spanned="1" table:number-matrix-rows-spanned="1" table:formula="of:=SUM([.CQ3:.CQ135]&gt;[.$DU3:.$DU135])" office:value-type="float"/>
          <table:table-cell table:number-matrix-columns-spanned="1" table:number-matrix-rows-spanned="1" table:formula="of:=SUM([.CR3:.CR135]&gt;[.$DV3:.$DV135])" office:value-type="float"/>
          <table:table-cell table:number-matrix-columns-spanned="1" table:number-matrix-rows-spanned="1" table:formula="of:=SUM([.CS3:.CS135]&gt;[.$DW3:.$DW135])" office:value-type="float"/>
          <table:table-cell table:number-matrix-columns-spanned="1" table:number-matrix-rows-spanned="1" table:formula="of:=SUM([.CT3:.CT135]&gt;[.$DX3:.$DX135])" office:value-type="float"/>
          <table:table-cell table:number-matrix-columns-spanned="1" table:number-matrix-rows-spanned="1" table:formula="of:=SUM([.CU3:.CU135]&gt;[.$DY3:.$DY135])" office:value-type="float"/>
          <table:table-cell table:number-matrix-columns-spanned="1" table:number-matrix-rows-spanned="1" table:formula="of:=SUM([.CV3:.CV135]&gt;[.$DZ3:.$DZ135])" office:value-type="float"/>
          <table:table-cell table:number-matrix-columns-spanned="1" table:number-matrix-rows-spanned="1" table:formula="of:=SUM([.CW3:.CW135]&gt;[.$EA3:.$EA135])" office:value-type="float"/>
          <table:table-cell table:style-name="cellWorst" table:number-matrix-columns-spanned="1" table:number-matrix-rows-spanned="1" table:formula="of:=SUM([.CX3:.CX135]&gt;[.$DR3:.$DR135])" office:value-type="float"/>
          <table:table-cell table:number-matrix-columns-spanned="1" table:number-matrix-rows-spanned="1" table:formula="of:=SUM([.CY3:.CY135]&gt;[.$DS3:.$DS135])" office:value-type="float"/>
          <table:table-cell table:style-name="cellWorst" table:number-matrix-columns-spanned="1" table:number-matrix-rows-spanned="1" table:formula="of:=SUM([.CZ3:.CZ135]&gt;[.$DT3:.$DT135])" office:value-type="float"/>
          <table:table-cell table:number-matrix-columns-spanned="1" table:number-matrix-rows-spanned="1" table:formula="of:=SUM([.DA3:.DA135]&gt;[.$DU3:.$DU135])" office:value-type="float"/>
          <table:table-cell table:number-matrix-columns-spanned="1" table:number-matrix-rows-spanned="1" table:formula="of:=SUM([.DB3:.DB135]&gt;[.$DV3:.$DV135])" office:value-type="float"/>
          <table:table-cell table:number-matrix-columns-spanned="1" table:number-matrix-rows-spanned="1" table:formula="of:=SUM([.DC3:.DC135]&gt;[.$DW3:.$DW135])" office:value-type="float"/>
          <table:table-cell table:number-matrix-columns-spanned="1" table:number-matrix-rows-spanned="1" table:formula="of:=SUM([.DD3:.DD135]&gt;[.$DX3:.$DX135])" office:value-type="float"/>
          <table:table-cell table:number-matrix-columns-spanned="1" table:number-matrix-rows-spanned="1" table:formula="of:=SUM([.DE3:.DE135]&gt;[.$DY3:.$DY135])" office:value-type="float"/>
          <table:table-cell table:number-matrix-columns-spanned="1" table:number-matrix-rows-spanned="1" table:formula="of:=SUM([.DF3:.DF135]&gt;[.$DZ3:.$DZ135])" office:value-type="float"/>
          <table:table-cell table:number-matrix-columns-spanned="1" table:number-matrix-rows-spanned="1" table:formula="of:=SUM([.DG3:.DG135]&g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35]=[.$EB3:.$EB135])" office:value-type="float"/>
          <table:table-cell table:style-name="cellBest" table:number-matrix-columns-spanned="1" table:number-matrix-rows-spanned="1" table:formula="of:=SUM([.C3:.C135]=[.$EC3:.$EC135])" office:value-type="float"/>
          <table:table-cell table:number-matrix-columns-spanned="1" table:number-matrix-rows-spanned="1" table:formula="of:=SUM([.D3:.D135]=[.$ED3:.$ED135])" office:value-type="float"/>
          <table:table-cell table:number-matrix-columns-spanned="1" table:number-matrix-rows-spanned="1" table:formula="of:=SUM([.E3:.E135]=[.$EE3:.$EE135])" office:value-type="float"/>
          <table:table-cell table:number-matrix-columns-spanned="1" table:number-matrix-rows-spanned="1" table:formula="of:=SUM([.F3:.F135]=[.$EF3:.$EF135])" office:value-type="float"/>
          <table:table-cell table:style-name="cellWorst" table:number-matrix-columns-spanned="1" table:number-matrix-rows-spanned="1" table:formula="of:=SUM([.G3:.G135]=[.$EG3:.$EG135])" office:value-type="float"/>
          <table:table-cell table:number-matrix-columns-spanned="1" table:number-matrix-rows-spanned="1" table:formula="of:=SUM([.H3:.H135]=[.$EH3:.$EH135])" office:value-type="float"/>
          <table:table-cell table:number-matrix-columns-spanned="1" table:number-matrix-rows-spanned="1" table:formula="of:=SUM([.I3:.I135]=[.$EI3:.$EI135])" office:value-type="float"/>
          <table:table-cell table:style-name="cellWorst" table:number-matrix-columns-spanned="1" table:number-matrix-rows-spanned="1" table:formula="of:=SUM([.J3:.J135]=[.$EJ3:.$EJ135])" office:value-type="float"/>
          <table:table-cell table:number-matrix-columns-spanned="1" table:number-matrix-rows-spanned="1" table:formula="of:=SUM([.K3:.K135]=[.$EK3:.$EK135])" office:value-type="float"/>
          <table:table-cell table:style-name="cellWorst" table:number-matrix-columns-spanned="1" table:number-matrix-rows-spanned="1" table:formula="of:=SUM([.L3:.L135]=[.$EB3:.$EB135])" office:value-type="float"/>
          <table:table-cell table:style-name="cellWorst" table:number-matrix-columns-spanned="1" table:number-matrix-rows-spanned="1" table:formula="of:=SUM([.M3:.M135]=[.$EC3:.$EC135])" office:value-type="float"/>
          <table:table-cell table:style-name="cellBest" table:number-matrix-columns-spanned="1" table:number-matrix-rows-spanned="1" table:formula="of:=SUM([.N3:.N135]=[.$ED3:.$ED135])" office:value-type="float"/>
          <table:table-cell table:number-matrix-columns-spanned="1" table:number-matrix-rows-spanned="1" table:formula="of:=SUM([.O3:.O135]=[.$EE3:.$EE135])" office:value-type="float"/>
          <table:table-cell table:number-matrix-columns-spanned="1" table:number-matrix-rows-spanned="1" table:formula="of:=SUM([.P3:.P135]=[.$EF3:.$EF135])" office:value-type="float"/>
          <table:table-cell table:number-matrix-columns-spanned="1" table:number-matrix-rows-spanned="1" table:formula="of:=SUM([.Q3:.Q135]=[.$EG3:.$EG135])" office:value-type="float"/>
          <table:table-cell table:number-matrix-columns-spanned="1" table:number-matrix-rows-spanned="1" table:formula="of:=SUM([.R3:.R135]=[.$EH3:.$EH135])" office:value-type="float"/>
          <table:table-cell table:number-matrix-columns-spanned="1" table:number-matrix-rows-spanned="1" table:formula="of:=SUM([.S3:.S135]=[.$EI3:.$EI135])" office:value-type="float"/>
          <table:table-cell table:style-name="cellBest" table:number-matrix-columns-spanned="1" table:number-matrix-rows-spanned="1" table:formula="of:=SUM([.T3:.T135]=[.$EJ3:.$EJ135])" office:value-type="float"/>
          <table:table-cell table:style-name="cellBest" table:number-matrix-columns-spanned="1" table:number-matrix-rows-spanned="1" table:formula="of:=SUM([.U3:.U135]=[.$EK3:.$EK135])" office:value-type="float"/>
          <table:table-cell table:number-matrix-columns-spanned="1" table:number-matrix-rows-spanned="1" table:formula="of:=SUM([.V3:.V135]=[.$EB3:.$EB135])" office:value-type="float"/>
          <table:table-cell table:number-matrix-columns-spanned="1" table:number-matrix-rows-spanned="1" table:formula="of:=SUM([.W3:.W135]=[.$EC3:.$EC135])" office:value-type="float"/>
          <table:table-cell table:number-matrix-columns-spanned="1" table:number-matrix-rows-spanned="1" table:formula="of:=SUM([.X3:.X135]=[.$ED3:.$ED135])" office:value-type="float"/>
          <table:table-cell table:style-name="cellBest" table:number-matrix-columns-spanned="1" table:number-matrix-rows-spanned="1" table:formula="of:=SUM([.Y3:.Y135]=[.$EE3:.$EE135])" office:value-type="float"/>
          <table:table-cell table:number-matrix-columns-spanned="1" table:number-matrix-rows-spanned="1" table:formula="of:=SUM([.Z3:.Z135]=[.$EF3:.$EF135])" office:value-type="float"/>
          <table:table-cell table:number-matrix-columns-spanned="1" table:number-matrix-rows-spanned="1" table:formula="of:=SUM([.AA3:.AA135]=[.$EG3:.$EG135])" office:value-type="float"/>
          <table:table-cell table:style-name="cellBest" table:number-matrix-columns-spanned="1" table:number-matrix-rows-spanned="1" table:formula="of:=SUM([.AB3:.AB135]=[.$EH3:.$EH135])" office:value-type="float"/>
          <table:table-cell table:style-name="cellWorst" table:number-matrix-columns-spanned="1" table:number-matrix-rows-spanned="1" table:formula="of:=SUM([.AC3:.AC135]=[.$EI3:.$EI135])" office:value-type="float"/>
          <table:table-cell table:number-matrix-columns-spanned="1" table:number-matrix-rows-spanned="1" table:formula="of:=SUM([.AD3:.AD135]=[.$EJ3:.$EJ135])" office:value-type="float"/>
          <table:table-cell table:style-name="cellWorst" table:number-matrix-columns-spanned="1" table:number-matrix-rows-spanned="1" table:formula="of:=SUM([.AE3:.AE135]=[.$EK3:.$EK135])" office:value-type="float"/>
          <table:table-cell table:number-matrix-columns-spanned="1" table:number-matrix-rows-spanned="1" table:formula="of:=SUM([.AF3:.AF135]=[.$EB3:.$EB135])" office:value-type="float"/>
          <table:table-cell table:number-matrix-columns-spanned="1" table:number-matrix-rows-spanned="1" table:formula="of:=SUM([.AG3:.AG135]=[.$EC3:.$EC135])" office:value-type="float"/>
          <table:table-cell table:number-matrix-columns-spanned="1" table:number-matrix-rows-spanned="1" table:formula="of:=SUM([.AH3:.AH135]=[.$ED3:.$ED135])" office:value-type="float"/>
          <table:table-cell table:number-matrix-columns-spanned="1" table:number-matrix-rows-spanned="1" table:formula="of:=SUM([.AI3:.AI135]=[.$EE3:.$EE135])" office:value-type="float"/>
          <table:table-cell table:number-matrix-columns-spanned="1" table:number-matrix-rows-spanned="1" table:formula="of:=SUM([.AJ3:.AJ135]=[.$EF3:.$EF135])" office:value-type="float"/>
          <table:table-cell table:number-matrix-columns-spanned="1" table:number-matrix-rows-spanned="1" table:formula="of:=SUM([.AK3:.AK135]=[.$EG3:.$EG135])" office:value-type="float"/>
          <table:table-cell table:number-matrix-columns-spanned="1" table:number-matrix-rows-spanned="1" table:formula="of:=SUM([.AL3:.AL135]=[.$EH3:.$EH135])" office:value-type="float"/>
          <table:table-cell table:number-matrix-columns-spanned="1" table:number-matrix-rows-spanned="1" table:formula="of:=SUM([.AM3:.AM135]=[.$EI3:.$EI135])" office:value-type="float"/>
          <table:table-cell table:number-matrix-columns-spanned="1" table:number-matrix-rows-spanned="1" table:formula="of:=SUM([.AN3:.AN135]=[.$EJ3:.$EJ135])" office:value-type="float"/>
          <table:table-cell table:number-matrix-columns-spanned="1" table:number-matrix-rows-spanned="1" table:formula="of:=SUM([.AO3:.AO135]=[.$EK3:.$EK135])" office:value-type="float"/>
          <table:table-cell table:number-matrix-columns-spanned="1" table:number-matrix-rows-spanned="1" table:formula="of:=SUM([.AP3:.AP135]=[.$EB3:.$EB135])" office:value-type="float"/>
          <table:table-cell table:number-matrix-columns-spanned="1" table:number-matrix-rows-spanned="1" table:formula="of:=SUM([.AQ3:.AQ135]=[.$EC3:.$EC135])" office:value-type="float"/>
          <table:table-cell table:number-matrix-columns-spanned="1" table:number-matrix-rows-spanned="1" table:formula="of:=SUM([.AR3:.AR135]=[.$ED3:.$ED135])" office:value-type="float"/>
          <table:table-cell table:number-matrix-columns-spanned="1" table:number-matrix-rows-spanned="1" table:formula="of:=SUM([.AS3:.AS135]=[.$EE3:.$EE135])" office:value-type="float"/>
          <table:table-cell table:number-matrix-columns-spanned="1" table:number-matrix-rows-spanned="1" table:formula="of:=SUM([.AT3:.AT135]=[.$EF3:.$EF135])" office:value-type="float"/>
          <table:table-cell table:number-matrix-columns-spanned="1" table:number-matrix-rows-spanned="1" table:formula="of:=SUM([.AU3:.AU135]=[.$EG3:.$EG135])" office:value-type="float"/>
          <table:table-cell table:style-name="cellWorst" table:number-matrix-columns-spanned="1" table:number-matrix-rows-spanned="1" table:formula="of:=SUM([.AV3:.AV135]=[.$EH3:.$EH135])" office:value-type="float"/>
          <table:table-cell table:number-matrix-columns-spanned="1" table:number-matrix-rows-spanned="1" table:formula="of:=SUM([.AW3:.AW135]=[.$EI3:.$EI135])" office:value-type="float"/>
          <table:table-cell table:number-matrix-columns-spanned="1" table:number-matrix-rows-spanned="1" table:formula="of:=SUM([.AX3:.AX135]=[.$EJ3:.$EJ135])" office:value-type="float"/>
          <table:table-cell table:number-matrix-columns-spanned="1" table:number-matrix-rows-spanned="1" table:formula="of:=SUM([.AY3:.AY135]=[.$EK3:.$EK135])" office:value-type="float"/>
          <table:table-cell table:number-matrix-columns-spanned="1" table:number-matrix-rows-spanned="1" table:formula="of:=SUM([.AZ3:.AZ135]=[.$EB3:.$EB135])" office:value-type="float"/>
          <table:table-cell table:number-matrix-columns-spanned="1" table:number-matrix-rows-spanned="1" table:formula="of:=SUM([.BA3:.BA135]=[.$EC3:.$EC135])" office:value-type="float"/>
          <table:table-cell table:number-matrix-columns-spanned="1" table:number-matrix-rows-spanned="1" table:formula="of:=SUM([.BB3:.BB135]=[.$ED3:.$ED135])" office:value-type="float"/>
          <table:table-cell table:number-matrix-columns-spanned="1" table:number-matrix-rows-spanned="1" table:formula="of:=SUM([.BC3:.BC135]=[.$EE3:.$EE135])" office:value-type="float"/>
          <table:table-cell table:number-matrix-columns-spanned="1" table:number-matrix-rows-spanned="1" table:formula="of:=SUM([.BD3:.BD135]=[.$EF3:.$EF135])" office:value-type="float"/>
          <table:table-cell table:number-matrix-columns-spanned="1" table:number-matrix-rows-spanned="1" table:formula="of:=SUM([.BE3:.BE135]=[.$EG3:.$EG135])" office:value-type="float"/>
          <table:table-cell table:number-matrix-columns-spanned="1" table:number-matrix-rows-spanned="1" table:formula="of:=SUM([.BF3:.BF135]=[.$EH3:.$EH135])" office:value-type="float"/>
          <table:table-cell table:number-matrix-columns-spanned="1" table:number-matrix-rows-spanned="1" table:formula="of:=SUM([.BG3:.BG135]=[.$EI3:.$EI135])" office:value-type="float"/>
          <table:table-cell table:number-matrix-columns-spanned="1" table:number-matrix-rows-spanned="1" table:formula="of:=SUM([.BH3:.BH135]=[.$EJ3:.$EJ135])" office:value-type="float"/>
          <table:table-cell table:number-matrix-columns-spanned="1" table:number-matrix-rows-spanned="1" table:formula="of:=SUM([.BI3:.BI135]=[.$EK3:.$EK135])" office:value-type="float"/>
          <table:table-cell table:number-matrix-columns-spanned="1" table:number-matrix-rows-spanned="1" table:formula="of:=SUM([.BJ3:.BJ135]=[.$EB3:.$EB135])" office:value-type="float"/>
          <table:table-cell table:number-matrix-columns-spanned="1" table:number-matrix-rows-spanned="1" table:formula="of:=SUM([.BK3:.BK135]=[.$EC3:.$EC135])" office:value-type="float"/>
          <table:table-cell table:number-matrix-columns-spanned="1" table:number-matrix-rows-spanned="1" table:formula="of:=SUM([.BL3:.BL135]=[.$ED3:.$ED135])" office:value-type="float"/>
          <table:table-cell table:number-matrix-columns-spanned="1" table:number-matrix-rows-spanned="1" table:formula="of:=SUM([.BM3:.BM135]=[.$EE3:.$EE135])" office:value-type="float"/>
          <table:table-cell table:number-matrix-columns-spanned="1" table:number-matrix-rows-spanned="1" table:formula="of:=SUM([.BN3:.BN135]=[.$EF3:.$EF135])" office:value-type="float"/>
          <table:table-cell table:number-matrix-columns-spanned="1" table:number-matrix-rows-spanned="1" table:formula="of:=SUM([.BO3:.BO135]=[.$EG3:.$EG135])" office:value-type="float"/>
          <table:table-cell table:number-matrix-columns-spanned="1" table:number-matrix-rows-spanned="1" table:formula="of:=SUM([.BP3:.BP135]=[.$EH3:.$EH135])" office:value-type="float"/>
          <table:table-cell table:number-matrix-columns-spanned="1" table:number-matrix-rows-spanned="1" table:formula="of:=SUM([.BQ3:.BQ135]=[.$EI3:.$EI135])" office:value-type="float"/>
          <table:table-cell table:number-matrix-columns-spanned="1" table:number-matrix-rows-spanned="1" table:formula="of:=SUM([.BR3:.BR135]=[.$EJ3:.$EJ135])" office:value-type="float"/>
          <table:table-cell table:number-matrix-columns-spanned="1" table:number-matrix-rows-spanned="1" table:formula="of:=SUM([.BS3:.BS135]=[.$EK3:.$EK135])" office:value-type="float"/>
          <table:table-cell table:number-matrix-columns-spanned="1" table:number-matrix-rows-spanned="1" table:formula="of:=SUM([.BT3:.BT135]=[.$EB3:.$EB135])" office:value-type="float"/>
          <table:table-cell table:number-matrix-columns-spanned="1" table:number-matrix-rows-spanned="1" table:formula="of:=SUM([.BU3:.BU135]=[.$EC3:.$EC135])" office:value-type="float"/>
          <table:table-cell table:number-matrix-columns-spanned="1" table:number-matrix-rows-spanned="1" table:formula="of:=SUM([.BV3:.BV135]=[.$ED3:.$ED135])" office:value-type="float"/>
          <table:table-cell table:number-matrix-columns-spanned="1" table:number-matrix-rows-spanned="1" table:formula="of:=SUM([.BW3:.BW135]=[.$EE3:.$EE135])" office:value-type="float"/>
          <table:table-cell table:number-matrix-columns-spanned="1" table:number-matrix-rows-spanned="1" table:formula="of:=SUM([.BX3:.BX135]=[.$EF3:.$EF135])" office:value-type="float"/>
          <table:table-cell table:style-name="cellBest" table:number-matrix-columns-spanned="1" table:number-matrix-rows-spanned="1" table:formula="of:=SUM([.BY3:.BY135]=[.$EG3:.$EG135])" office:value-type="float"/>
          <table:table-cell table:number-matrix-columns-spanned="1" table:number-matrix-rows-spanned="1" table:formula="of:=SUM([.BZ3:.BZ135]=[.$EH3:.$EH135])" office:value-type="float"/>
          <table:table-cell table:style-name="cellBest" table:number-matrix-columns-spanned="1" table:number-matrix-rows-spanned="1" table:formula="of:=SUM([.CA3:.CA135]=[.$EI3:.$EI135])" office:value-type="float"/>
          <table:table-cell table:number-matrix-columns-spanned="1" table:number-matrix-rows-spanned="1" table:formula="of:=SUM([.CB3:.CB135]=[.$EJ3:.$EJ135])" office:value-type="float"/>
          <table:table-cell table:number-matrix-columns-spanned="1" table:number-matrix-rows-spanned="1" table:formula="of:=SUM([.CC3:.CC135]=[.$EK3:.$EK135])" office:value-type="float"/>
          <table:table-cell table:number-matrix-columns-spanned="1" table:number-matrix-rows-spanned="1" table:formula="of:=SUM([.CD3:.CD135]=[.$EB3:.$EB135])" office:value-type="float"/>
          <table:table-cell table:number-matrix-columns-spanned="1" table:number-matrix-rows-spanned="1" table:formula="of:=SUM([.CE3:.CE135]=[.$EC3:.$EC135])" office:value-type="float"/>
          <table:table-cell table:number-matrix-columns-spanned="1" table:number-matrix-rows-spanned="1" table:formula="of:=SUM([.CF3:.CF135]=[.$ED3:.$ED135])" office:value-type="float"/>
          <table:table-cell table:style-name="cellBest" table:number-matrix-columns-spanned="1" table:number-matrix-rows-spanned="1" table:formula="of:=SUM([.CG3:.CG135]=[.$EE3:.$EE135])" office:value-type="float"/>
          <table:table-cell table:number-matrix-columns-spanned="1" table:number-matrix-rows-spanned="1" table:formula="of:=SUM([.CH3:.CH135]=[.$EF3:.$EF135])" office:value-type="float"/>
          <table:table-cell table:number-matrix-columns-spanned="1" table:number-matrix-rows-spanned="1" table:formula="of:=SUM([.CI3:.CI135]=[.$EG3:.$EG135])" office:value-type="float"/>
          <table:table-cell table:number-matrix-columns-spanned="1" table:number-matrix-rows-spanned="1" table:formula="of:=SUM([.CJ3:.CJ135]=[.$EH3:.$EH135])" office:value-type="float"/>
          <table:table-cell table:style-name="cellBest" table:number-matrix-columns-spanned="1" table:number-matrix-rows-spanned="1" table:formula="of:=SUM([.CK3:.CK135]=[.$EI3:.$EI135])" office:value-type="float"/>
          <table:table-cell table:number-matrix-columns-spanned="1" table:number-matrix-rows-spanned="1" table:formula="of:=SUM([.CL3:.CL135]=[.$EJ3:.$EJ135])" office:value-type="float"/>
          <table:table-cell table:number-matrix-columns-spanned="1" table:number-matrix-rows-spanned="1" table:formula="of:=SUM([.CM3:.CM135]=[.$EK3:.$EK135])" office:value-type="float"/>
          <table:table-cell table:number-matrix-columns-spanned="1" table:number-matrix-rows-spanned="1" table:formula="of:=SUM([.CN3:.CN135]=[.$EB3:.$EB135])" office:value-type="float"/>
          <table:table-cell table:number-matrix-columns-spanned="1" table:number-matrix-rows-spanned="1" table:formula="of:=SUM([.CO3:.CO135]=[.$EC3:.$EC135])" office:value-type="float"/>
          <table:table-cell table:number-matrix-columns-spanned="1" table:number-matrix-rows-spanned="1" table:formula="of:=SUM([.CP3:.CP135]=[.$ED3:.$ED135])" office:value-type="float"/>
          <table:table-cell table:number-matrix-columns-spanned="1" table:number-matrix-rows-spanned="1" table:formula="of:=SUM([.CQ3:.CQ135]=[.$EE3:.$EE135])" office:value-type="float"/>
          <table:table-cell table:number-matrix-columns-spanned="1" table:number-matrix-rows-spanned="1" table:formula="of:=SUM([.CR3:.CR135]=[.$EF3:.$EF135])" office:value-type="float"/>
          <table:table-cell table:number-matrix-columns-spanned="1" table:number-matrix-rows-spanned="1" table:formula="of:=SUM([.CS3:.CS135]=[.$EG3:.$EG135])" office:value-type="float"/>
          <table:table-cell table:number-matrix-columns-spanned="1" table:number-matrix-rows-spanned="1" table:formula="of:=SUM([.CT3:.CT135]=[.$EH3:.$EH135])" office:value-type="float"/>
          <table:table-cell table:number-matrix-columns-spanned="1" table:number-matrix-rows-spanned="1" table:formula="of:=SUM([.CU3:.CU135]=[.$EI3:.$EI135])" office:value-type="float"/>
          <table:table-cell table:number-matrix-columns-spanned="1" table:number-matrix-rows-spanned="1" table:formula="of:=SUM([.CV3:.CV135]=[.$EJ3:.$EJ135])" office:value-type="float"/>
          <table:table-cell table:number-matrix-columns-spanned="1" table:number-matrix-rows-spanned="1" table:formula="of:=SUM([.CW3:.CW135]=[.$EK3:.$EK135])" office:value-type="float"/>
          <table:table-cell table:number-matrix-columns-spanned="1" table:number-matrix-rows-spanned="1" table:formula="of:=SUM([.CX3:.CX135]=[.$EB3:.$EB135])" office:value-type="float"/>
          <table:table-cell table:number-matrix-columns-spanned="1" table:number-matrix-rows-spanned="1" table:formula="of:=SUM([.CY3:.CY135]=[.$EC3:.$EC135])" office:value-type="float"/>
          <table:table-cell table:style-name="cellWorst" table:number-matrix-columns-spanned="1" table:number-matrix-rows-spanned="1" table:formula="of:=SUM([.CZ3:.CZ135]=[.$ED3:.$ED135])" office:value-type="float"/>
          <table:table-cell table:style-name="cellWorst" table:number-matrix-columns-spanned="1" table:number-matrix-rows-spanned="1" table:formula="of:=SUM([.DA3:.DA135]=[.$EE3:.$EE135])" office:value-type="float"/>
          <table:table-cell table:number-matrix-columns-spanned="1" table:number-matrix-rows-spanned="1" table:formula="of:=SUM([.DB3:.DB135]=[.$EF3:.$EF135])" office:value-type="float"/>
          <table:table-cell table:number-matrix-columns-spanned="1" table:number-matrix-rows-spanned="1" table:formula="of:=SUM([.DC3:.DC135]=[.$EG3:.$EG135])" office:value-type="float"/>
          <table:table-cell table:number-matrix-columns-spanned="1" table:number-matrix-rows-spanned="1" table:formula="of:=SUM([.DD3:.DD135]=[.$EH3:.$EH135])" office:value-type="float"/>
          <table:table-cell table:number-matrix-columns-spanned="1" table:number-matrix-rows-spanned="1" table:formula="of:=SUM([.DE3:.DE135]=[.$EI3:.$EI135])" office:value-type="float"/>
          <table:table-cell table:number-matrix-columns-spanned="1" table:number-matrix-rows-spanned="1" table:formula="of:=SUM([.DF3:.DF135]=[.$EJ3:.$EJ135])" office:value-type="float"/>
          <table:table-cell table:number-matrix-columns-spanned="1" table:number-matrix-rows-spanned="1" table:formula="of:=SUM([.DG3:.DG135]=[.$EK3:.$EK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font-face-decl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12-11T14:56:28.888916</meta:creation-date>
    <dc:date>2015-12-11T14:56:29.420195</dc:date>
    <meta:generator>http://pypi.python.org/pypi/ezodf/0.1.0$Python2.7.3 (default, Mar 13 2014, 11:03:55) 
[GCC 4.7.2]</meta:generator>
    <meta:document-statistic/>
    <meta:editing-cycles>2</meta:editing-cycles>
  </office:meta>
</office:document-meta>
</file>